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COO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emical Name</text:p>
          </table:table-cell>
          <table:table-cell office:value-type="string" calcext:value-type="string">
            <text:p>Ordered Freq (GHz) (rest frame, redshifted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.44062040, 94.44062040</text:p>
          </table:table-cell>
          <table:table-cell office:value-type="string" calcext:value-type="string">
            <text:p>21(2,19)-22(1,22)</text:p>
          </table:table-cell>
          <table:table-cell office:value-type="float" office:value="-7.3785" calcext:value-type="float">
            <text:p>-7.3785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.76041750, 94.76041750</text:p>
          </table:table-cell>
          <table:table-cell office:value-type="string" calcext:value-type="string">
            <text:p>26(3,24)-25(4,21)</text:p>
          </table:table-cell>
          <table:table-cell office:value-type="float" office:value="-6.5529" calcext:value-type="float">
            <text:p>-6.5529</text:p>
          </table:table-cell>
          <table:table-cell/>
          <table:table-cell office:value-type="float" office:value="280.3395" calcext:value-type="float">
            <text:p>280.3395</text:p>
          </table:table-cell>
          <table:table-cell office:value-type="float" office:value="403.3437" calcext:value-type="float">
            <text:p>403.3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.90765420, 94.90765420</text:p>
          </table:table-cell>
          <table:table-cell office:value-type="string" calcext:value-type="string">
            <text:p>7(2,5)-8(0,8)</text:p>
          </table:table-cell>
          <table:table-cell office:value-type="float" office:value="-7.1296" calcext:value-type="float">
            <text:p>-7.1296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5.76527920, 95.76527920</text:p>
          </table:table-cell>
          <table:table-cell office:value-type="string" calcext:value-type="string">
            <text:p>9(3,7)-10(2,8)</text:p>
          </table:table-cell>
          <table:table-cell office:value-type="float" office:value="-6.4855" calcext:value-type="float">
            <text:p>-6.4855</text:p>
          </table:table-cell>
          <table:table-cell/>
          <table:table-cell office:value-type="float" office:value="50.4715" calcext:value-type="float">
            <text:p>50.4715</text:p>
          </table:table-cell>
          <table:table-cell office:value-type="float" office:value="72.6168" calcext:value-type="float">
            <text:p>72.61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7.36100640, 97.36100640</text:p>
          </table:table-cell>
          <table:table-cell office:value-type="string" calcext:value-type="string">
            <text:p>21(2,19)-22(0,22)</text:p>
          </table:table-cell>
          <table:table-cell office:value-type="float" office:value="-7.3111" calcext:value-type="float">
            <text:p>-7.3111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8.77612120, 98.77612120</text:p>
          </table:table-cell>
          <table:table-cell office:value-type="string" calcext:value-type="string">
            <text:p>11(1,10)-10(2,9)</text:p>
          </table:table-cell>
          <table:table-cell office:value-type="float" office:value="-6.1682" calcext:value-type="float">
            <text:p>-6.1682</text:p>
          </table:table-cell>
          <table:table-cell/>
          <table:table-cell office:value-type="float" office:value="49.9937" calcext:value-type="float">
            <text:p>49.9937</text:p>
          </table:table-cell>
          <table:table-cell office:value-type="float" office:value="71.9294" calcext:value-type="float">
            <text:p>71.92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9.38600410, 99.38600410</text:p>
          </table:table-cell>
          <table:table-cell office:value-type="string" calcext:value-type="string">
            <text:p>4(2,2)-5(1,5)</text:p>
          </table:table-cell>
          <table:table-cell office:value-type="float" office:value="-6.7868" calcext:value-type="float">
            <text:p>-6.7868</text:p>
          </table:table-cell>
          <table:table-cell/>
          <table:table-cell office:value-type="float" office:value="13.037" calcext:value-type="float">
            <text:p>13.037</text:p>
          </table:table-cell>
          <table:table-cell office:value-type="float" office:value="18.7572" calcext:value-type="float">
            <text:p>18.7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9.85870370, 99.85870370</text:p>
          </table:table-cell>
          <table:table-cell office:value-type="string" calcext:value-type="string">
            <text:p>15(3,12)-16(1,15)</text:p>
          </table:table-cell>
          <table:table-cell office:value-type="float" office:value="-6.9351" calcext:value-type="float">
            <text:p>-6.9351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0.47115890, 100.47115890</text:p>
          </table:table-cell>
          <table:table-cell office:value-type="string" calcext:value-type="string">
            <text:p>8(1,7)-8(0,8)</text:p>
          </table:table-cell>
          <table:table-cell office:value-type="float" office:value="-5.7121" calcext:value-type="float">
            <text:p>-5.7121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0.81207100, 100.81207100</text:p>
          </table:table-cell>
          <table:table-cell office:value-type="string" calcext:value-type="string">
            <text:p>3(2,2)-4(1,3)</text:p>
          </table:table-cell>
          <table:table-cell office:value-type="float" office:value="-6.8984" calcext:value-type="float">
            <text:p>-6.8984</text:p>
          </table:table-cell>
          <table:table-cell/>
          <table:table-cell office:value-type="float" office:value="9.9768" calcext:value-type="float">
            <text:p>9.9768</text:p>
          </table:table-cell>
          <table:table-cell office:value-type="float" office:value="14.3543" calcext:value-type="float">
            <text:p>14.35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1.86542150, 101.86542150</text:p>
          </table:table-cell>
          <table:table-cell office:value-type="string" calcext:value-type="string">
            <text:p>15(4,11)-16(3,14)</text:p>
          </table:table-cell>
          <table:table-cell office:value-type="float" office:value="-6.3543" calcext:value-type="float">
            <text:p>-6.3543</text:p>
          </table:table-cell>
          <table:table-cell/>
          <table:table-cell office:value-type="float" office:value="122.0836" calcext:value-type="float">
            <text:p>122.0836</text:p>
          </table:table-cell>
          <table:table-cell office:value-type="float" office:value="175.6501" calcext:value-type="float">
            <text:p>175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4.87346500, 104.87346500</text:p>
          </table:table-cell>
          <table:table-cell office:value-type="string" calcext:value-type="string">
            <text:p>7(0,7)-6(1,6)</text:p>
          </table:table-cell>
          <table:table-cell office:value-type="float" office:value="-5.9192" calcext:value-type="float">
            <text:p>-5.9192</text:p>
          </table:table-cell>
          <table:table-cell office:value-type="float" office:value="0.12" calcext:value-type="float">
            <text:p>0.12</text:p>
          </table:table-cell>
          <table:table-cell office:value-type="float" office:value="17.3624" calcext:value-type="float">
            <text:p>17.3624</text:p>
          </table:table-cell>
          <table:table-cell office:value-type="float" office:value="24.9805" calcext:value-type="float">
            <text:p>24.98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7.05262110, 107.05262110</text:p>
          </table:table-cell>
          <table:table-cell office:value-type="string" calcext:value-type="string">
            <text:p>11(1,10)-11(1,11)</text:p>
          </table:table-cell>
          <table:table-cell office:value-type="float" office:value="-5.6111" calcext:value-type="float">
            <text:p>-5.6111</text:p>
          </table:table-cell>
          <table:table-cell/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7.63835000, 107.63835000</text:p>
          </table:table-cell>
          <table:table-cell office:value-type="string" calcext:value-type="string">
            <text:p>18(2,16)-18(2,17)</text:p>
          </table:table-cell>
          <table:table-cell office:value-type="float" office:value="-5.497" calcext:value-type="float">
            <text:p>-5.497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8.12672020, 108.12672020</text:p>
          </table:table-cell>
          <table:table-cell office:value-type="string" calcext:value-type="string">
            <text:p>5(1,5)-4(1,4)</text:p>
          </table:table-cell>
          <table:table-cell office:value-type="float" office:value="-4.095" calcext:value-type="float">
            <text:p>-4.095</text:p>
          </table:table-cell>
          <table:table-cell office:value-type="float" office:value="0.06" calcext:value-type="float">
            <text:p>0.06</text:p>
          </table:table-cell>
          <table:table-cell office:value-type="float" office:value="9.4303" calcext:value-type="float">
            <text:p>9.4303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8.30981660, 108.30981660</text:p>
          </table:table-cell>
          <table:table-cell office:value-type="string" calcext:value-type="string">
            <text:p>27(3,25)-26(4,22)</text:p>
          </table:table-cell>
          <table:table-cell office:value-type="float" office:value="-6.4798" calcext:value-type="float">
            <text:p>-6.4798</text:p>
          </table:table-cell>
          <table:table-cell/>
          <table:table-cell office:value-type="float" office:value="300.0909" calcext:value-type="float">
            <text:p>300.0909</text:p>
          </table:table-cell>
          <table:table-cell office:value-type="float" office:value="431.7614" calcext:value-type="float">
            <text:p>431.76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8.75940480, 108.75940480</text:p>
          </table:table-cell>
          <table:table-cell office:value-type="string" calcext:value-type="string">
            <text:p>2(1,2)-1(0,1)</text:p>
          </table:table-cell>
          <table:table-cell office:value-type="float" office:value="-6.2396" calcext:value-type="float">
            <text:p>-6.2396</text:p>
          </table:table-cell>
          <table:table-cell/>
          <table:table-cell office:value-type="float" office:value="0.7496" calcext:value-type="float">
            <text:p>0.7496</text:p>
          </table:table-cell>
          <table:table-cell office:value-type="float" office:value="1.0785" calcext:value-type="float">
            <text:p>1.07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08.85477960, 108.85477960</text:p>
          </table:table-cell>
          <table:table-cell office:value-type="string" calcext:value-type="string">
            <text:p>26(6,21)-27(5,22)</text:p>
          </table:table-cell>
          <table:table-cell office:value-type="float" office:value="-6.5058" calcext:value-type="float">
            <text:p>-6.5058</text:p>
          </table:table-cell>
          <table:table-cell/>
          <table:table-cell office:value-type="float" office:value="339.5351" calcext:value-type="float">
            <text:p>339.5351</text:p>
          </table:table-cell>
          <table:table-cell office:value-type="float" office:value="488.5125" calcext:value-type="float">
            <text:p>488.5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0.34008620, 110.34008620</text:p>
          </table:table-cell>
          <table:table-cell office:value-type="string" calcext:value-type="string">
            <text:p>9(1,8)-9(0,9)</text:p>
          </table:table-cell>
          <table:table-cell office:value-type="float" office:value="-5.6246" calcext:value-type="float">
            <text:p>-5.6246</text:p>
          </table:table-cell>
          <table:table-cell/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0.41358880, 110.41358880</text:p>
          </table:table-cell>
          <table:table-cell office:value-type="string" calcext:value-type="string">
            <text:p>9(3,6)-10(2,9)</text:p>
          </table:table-cell>
          <table:table-cell office:value-type="float" office:value="-6.3755" calcext:value-type="float">
            <text:p>-6.3755</text:p>
          </table:table-cell>
          <table:table-cell office:value-type="float" office:value="0.04" calcext:value-type="float">
            <text:p>0.04</text:p>
          </table:table-cell>
          <table:table-cell office:value-type="float" office:value="49.9937" calcext:value-type="float">
            <text:p>49.9937</text:p>
          </table:table-cell>
          <table:table-cell office:value-type="float" office:value="71.9294" calcext:value-type="float">
            <text:p>71.92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0.42779080, 110.42779080</text:p>
          </table:table-cell>
          <table:table-cell office:value-type="string" calcext:value-type="string">
            <text:p>26(3,23)-26(3,24)</text:p>
          </table:table-cell>
          <table:table-cell office:value-type="float" office:value="-5.617" calcext:value-type="float">
            <text:p>-5.617</text:p>
          </table:table-cell>
          <table:table-cell/>
          <table:table-cell office:value-type="float" office:value="283.5003" calcext:value-type="float">
            <text:p>283.5003</text:p>
          </table:table-cell>
          <table:table-cell office:value-type="float" office:value="407.8913" calcext:value-type="float">
            <text:p>407.8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0.64075330, 110.64075330</text:p>
          </table:table-cell>
          <table:table-cell office:value-type="string" calcext:value-type="string">
            <text:p>26(6,20)-27(5,23)</text:p>
          </table:table-cell>
          <table:table-cell office:value-type="float" office:value="-6.4919" calcext:value-type="float">
            <text:p>-6.4919</text:p>
          </table:table-cell>
          <table:table-cell/>
          <table:table-cell office:value-type="float" office:value="339.4773" calcext:value-type="float">
            <text:p>339.4773</text:p>
          </table:table-cell>
          <table:table-cell office:value-type="float" office:value="488.4293" calcext:value-type="float">
            <text:p>488.42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1.74678450, 111.74678450</text:p>
          </table:table-cell>
          <table:table-cell office:value-type="string" calcext:value-type="string">
            <text:p>5(0,5)-4(0,4)</text:p>
          </table:table-cell>
          <table:table-cell office:value-type="float" office:value="-4.0451" calcext:value-type="float">
            <text:p>-4.0451</text:p>
          </table:table-cell>
          <table:table-cell office:value-type="float" office:value="0.1" calcext:value-type="float">
            <text:p>0.1</text:p>
          </table:table-cell>
          <table:table-cell office:value-type="float" office:value="7.4803" calcext:value-type="float">
            <text:p>7.4803</text:p>
          </table:table-cell>
          <table:table-cell office:value-type="float" office:value="10.7624" calcext:value-type="float">
            <text:p>10.7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2.09574950, 112.09574950</text:p>
          </table:table-cell>
          <table:table-cell office:value-type="string" calcext:value-type="string">
            <text:p>23(3,20)-22(4,19)</text:p>
          </table:table-cell>
          <table:table-cell office:value-type="float" office:value="-6.2691" calcext:value-type="float">
            <text:p>-6.2691</text:p>
          </table:table-cell>
          <table:table-cell/>
          <table:table-cell office:value-type="float" office:value="225.6253" calcext:value-type="float">
            <text:p>225.6253</text:p>
          </table:table-cell>
          <table:table-cell office:value-type="float" office:value="324.6226" calcext:value-type="float">
            <text:p>324.62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2.28714470, 112.28714470</text:p>
          </table:table-cell>
          <table:table-cell office:value-type="string" calcext:value-type="string">
            <text:p>5(2,4)-4(2,3)</text:p>
          </table:table-cell>
          <table:table-cell office:value-type="float" office:value="-4.1347" calcext:value-type="float">
            <text:p>-4.1347</text:p>
          </table:table-cell>
          <table:table-cell/>
          <table:table-cell office:value-type="float" office:value="16.337" calcext:value-type="float">
            <text:p>16.337</text:p>
          </table:table-cell>
          <table:table-cell office:value-type="float" office:value="23.5052" calcext:value-type="float">
            <text:p>23.5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2.43229210, 112.43229210</text:p>
          </table:table-cell>
          <table:table-cell office:value-type="string" calcext:value-type="string">
            <text:p>5(4,2)-4(4,1)</text:p>
          </table:table-cell>
          <table:table-cell office:value-type="float" office:value="-4.5567" calcext:value-type="float">
            <text:p>-4.5567</text:p>
          </table:table-cell>
          <table:table-cell office:value-type="float" office:value="0.06" calcext:value-type="float">
            <text:p>0.06</text:p>
          </table:table-cell>
          <table:table-cell office:value-type="float" office:value="42.8546" calcext:value-type="float">
            <text:p>42.8546</text:p>
          </table:table-cell>
          <table:table-cell office:value-type="float" office:value="61.6579" calcext:value-type="float">
            <text:p>61.6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2.43231910, 112.43231910</text:p>
          </table:table-cell>
          <table:table-cell office:value-type="string" calcext:value-type="string">
            <text:p>5(4,1)-4(4,0)</text:p>
          </table:table-cell>
          <table:table-cell office:value-type="float" office:value="-4.5567" calcext:value-type="float">
            <text:p>-4.5567</text:p>
          </table:table-cell>
          <table:table-cell office:value-type="float" office:value="0.06" calcext:value-type="float">
            <text:p>0.06</text:p>
          </table:table-cell>
          <table:table-cell office:value-type="float" office:value="42.8546" calcext:value-type="float">
            <text:p>42.8546</text:p>
          </table:table-cell>
          <table:table-cell office:value-type="float" office:value="61.6579" calcext:value-type="float">
            <text:p>61.6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2.45962140, 112.45962140</text:p>
          </table:table-cell>
          <table:table-cell office:value-type="string" calcext:value-type="string">
            <text:p>5(3,3)-4(3,2)</text:p>
          </table:table-cell>
          <table:table-cell office:value-type="float" office:value="-4.2744" calcext:value-type="float">
            <text:p>-4.2744</text:p>
          </table:table-cell>
          <table:table-cell office:value-type="string" calcext:value-type="string">
            <text:p><text:s/>0.06b</text:p>
          </table:table-cell>
          <table:table-cell office:value-type="float" office:value="27.3908" calcext:value-type="float">
            <text:p>27.3908</text:p>
          </table:table-cell>
          <table:table-cell office:value-type="float" office:value="39.409" calcext:value-type="float">
            <text:p>39.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2.46700740, 112.46700740</text:p>
          </table:table-cell>
          <table:table-cell office:value-type="string" calcext:value-type="string">
            <text:p>5(3,2)-4(3,1)</text:p>
          </table:table-cell>
          <table:table-cell office:value-type="float" office:value="-4.2744" calcext:value-type="float">
            <text:p>-4.2744</text:p>
          </table:table-cell>
          <table:table-cell office:value-type="string" calcext:value-type="string">
            <text:p><text:s text:c="2"/>b</text:p>
          </table:table-cell>
          <table:table-cell office:value-type="float" office:value="27.3908" calcext:value-type="float">
            <text:p>27.3908</text:p>
          </table:table-cell>
          <table:table-cell office:value-type="float" office:value="39.409" calcext:value-type="float">
            <text:p>39.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2.89144350, 112.89144350</text:p>
          </table:table-cell>
          <table:table-cell office:value-type="string" calcext:value-type="string">
            <text:p>5(2,3)-4(2,2)</text:p>
          </table:table-cell>
          <table:table-cell office:value-type="float" office:value="-4.1301" calcext:value-type="float">
            <text:p>-4.1301</text:p>
          </table:table-cell>
          <table:table-cell office:value-type="float" office:value="0.06" calcext:value-type="float">
            <text:p>0.06</text:p>
          </table:table-cell>
          <table:table-cell office:value-type="float" office:value="16.3522" calcext:value-type="float">
            <text:p>16.3522</text:p>
          </table:table-cell>
          <table:table-cell office:value-type="float" office:value="23.527" calcext:value-type="float">
            <text:p>23.5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3.39128930, 113.39128930</text:p>
          </table:table-cell>
          <table:table-cell office:value-type="string" calcext:value-type="string">
            <text:p>23(4,19)-24(2,22)</text:p>
          </table:table-cell>
          <table:table-cell office:value-type="float" office:value="-6.9619" calcext:value-type="float">
            <text:p>-6.9619</text:p>
          </table:table-cell>
          <table:table-cell/>
          <table:table-cell office:value-type="float" office:value="239.41" calcext:value-type="float">
            <text:p>239.41</text:p>
          </table:table-cell>
          <table:table-cell office:value-type="float" office:value="344.4556" calcext:value-type="float">
            <text:p>344.45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3.46992520, 113.46992520</text:p>
          </table:table-cell>
          <table:table-cell office:value-type="string" calcext:value-type="string">
            <text:p>6(2,4)-7(0,7)</text:p>
          </table:table-cell>
          <table:table-cell office:value-type="float" office:value="-7.1349" calcext:value-type="float">
            <text:p>-7.1349</text:p>
          </table:table-cell>
          <table:table-cell/>
          <table:table-cell office:value-type="float" office:value="20.8606" calcext:value-type="float">
            <text:p>20.8606</text:p>
          </table:table-cell>
          <table:table-cell office:value-type="float" office:value="30.0136" calcext:value-type="float">
            <text:p>30.01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3.78060190, 113.78060190</text:p>
          </table:table-cell>
          <table:table-cell office:value-type="string" calcext:value-type="string">
            <text:p>20(5,16)-21(4,17)</text:p>
          </table:table-cell>
          <table:table-cell office:value-type="float" office:value="-6.3143" calcext:value-type="float">
            <text:p>-6.3143</text:p>
          </table:table-cell>
          <table:table-cell/>
          <table:table-cell office:value-type="float" office:value="209.1585" calcext:value-type="float">
            <text:p>209.1585</text:p>
          </table:table-cell>
          <table:table-cell office:value-type="float" office:value="300.9307" calcext:value-type="float">
            <text:p>300.93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4.19863150, 114.19863150</text:p>
          </table:table-cell>
          <table:table-cell office:value-type="string" calcext:value-type="string">
            <text:p>17(2,15)-16(3,14)</text:p>
          </table:table-cell>
          <table:table-cell office:value-type="float" office:value="-6.1222" calcext:value-type="float">
            <text:p>-6.1222</text:p>
          </table:table-cell>
          <table:table-cell/>
          <table:table-cell office:value-type="float" office:value="122.0836" calcext:value-type="float">
            <text:p>122.0836</text:p>
          </table:table-cell>
          <table:table-cell office:value-type="float" office:value="175.6501" calcext:value-type="float">
            <text:p>175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4.64513030, 114.64513030</text:p>
          </table:table-cell>
          <table:table-cell office:value-type="string" calcext:value-type="string">
            <text:p>22(2,20)-23(1,23)</text:p>
          </table:table-cell>
          <table:table-cell office:value-type="float" office:value="-7.2956" calcext:value-type="float">
            <text:p>-7.2956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6.31148940, 116.31148940</text:p>
          </table:table-cell>
          <table:table-cell office:value-type="string" calcext:value-type="string">
            <text:p>5(1,4)-4(1,3)</text:p>
          </table:table-cell>
          <table:table-cell office:value-type="float" office:value="-4.033" calcext:value-type="float">
            <text:p>-4.033</text:p>
          </table:table-cell>
          <table:table-cell/>
          <table:table-cell office:value-type="float" office:value="9.9768" calcext:value-type="float">
            <text:p>9.9768</text:p>
          </table:table-cell>
          <table:table-cell office:value-type="float" office:value="14.3543" calcext:value-type="float">
            <text:p>14.35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6.94071500, 116.94071500</text:p>
          </table:table-cell>
          <table:table-cell office:value-type="string" calcext:value-type="string">
            <text:p>22(2,20)-23(0,23)</text:p>
          </table:table-cell>
          <table:table-cell office:value-type="float" office:value="-7.2346" calcext:value-type="float">
            <text:p>-7.2346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7.29835500, 117.29835500</text:p>
          </table:table-cell>
          <table:table-cell office:value-type="string" calcext:value-type="string">
            <text:p>20(5,15)-21(4,18)</text:p>
          </table:table-cell>
          <table:table-cell office:value-type="float" office:value="-6.2885" calcext:value-type="float">
            <text:p>-6.2885</text:p>
          </table:table-cell>
          <table:table-cell/>
          <table:table-cell office:value-type="float" office:value="209.0443" calcext:value-type="float">
            <text:p>209.0443</text:p>
          </table:table-cell>
          <table:table-cell office:value-type="float" office:value="300.7664" calcext:value-type="float">
            <text:p>300.7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7.34809470, 117.34809470</text:p>
          </table:table-cell>
          <table:table-cell office:value-type="string" calcext:value-type="string">
            <text:p>3(2,1)-4(1,4)</text:p>
          </table:table-cell>
          <table:table-cell office:value-type="float" office:value="-6.8206" calcext:value-type="float">
            <text:p>-6.8206</text:p>
          </table:table-cell>
          <table:table-cell/>
          <table:table-cell office:value-type="float" office:value="9.4303" calcext:value-type="float">
            <text:p>9.4303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8.00965150, 118.00965150</text:p>
          </table:table-cell>
          <table:table-cell office:value-type="string" calcext:value-type="string">
            <text:p>14(4,11)-15(3,12)</text:p>
          </table:table-cell>
          <table:table-cell office:value-type="float" office:value="-6.2403" calcext:value-type="float">
            <text:p>-6.2403</text:p>
          </table:table-cell>
          <table:table-cell/>
          <table:table-cell office:value-type="float" office:value="110.2575" calcext:value-type="float">
            <text:p>110.2575</text:p>
          </table:table-cell>
          <table:table-cell office:value-type="float" office:value="158.635" calcext:value-type="float">
            <text:p>158.6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19.96755080, 119.96755080</text:p>
          </table:table-cell>
          <table:table-cell office:value-type="string" calcext:value-type="string">
            <text:p>28(3,26)-27(4,23)</text:p>
          </table:table-cell>
          <table:table-cell office:value-type="float" office:value="-6.4399" calcext:value-type="float">
            <text:p>-6.4399</text:p>
          </table:table-cell>
          <table:table-cell/>
          <table:table-cell office:value-type="float" office:value="320.6335" calcext:value-type="float">
            <text:p>320.6335</text:p>
          </table:table-cell>
          <table:table-cell office:value-type="float" office:value="461.3174" calcext:value-type="float">
            <text:p>461.31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1.65521970, 121.65521970</text:p>
          </table:table-cell>
          <table:table-cell office:value-type="string" calcext:value-type="string">
            <text:p>8(3,6)-9(2,7)</text:p>
          </table:table-cell>
          <table:table-cell office:value-type="float" office:value="-6.3405" calcext:value-type="float">
            <text:p>-6.3405</text:p>
          </table:table-cell>
          <table:table-cell/>
          <table:table-cell office:value-type="float" office:value="42.8481" calcext:value-type="float">
            <text:p>42.8481</text:p>
          </table:table-cell>
          <table:table-cell office:value-type="float" office:value="61.6485" calcext:value-type="float">
            <text:p>61.6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1.80772670, 121.80772670</text:p>
          </table:table-cell>
          <table:table-cell office:value-type="string" calcext:value-type="string">
            <text:p>10(1,9)-10(0,10)</text:p>
          </table:table-cell>
          <table:table-cell office:value-type="float" office:value="-5.542" calcext:value-type="float">
            <text:p>-5.542</text:p>
          </table:table-cell>
          <table:table-cell/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4.38005420, 124.38005420</text:p>
          </table:table-cell>
          <table:table-cell office:value-type="string" calcext:value-type="string">
            <text:p>14(4,10)-15(3,13)</text:p>
          </table:table-cell>
          <table:table-cell office:value-type="float" office:value="-6.1971" calcext:value-type="float">
            <text:p>-6.1971</text:p>
          </table:table-cell>
          <table:table-cell/>
          <table:table-cell office:value-type="float" office:value="110.0498" calcext:value-type="float">
            <text:p>110.0498</text:p>
          </table:table-cell>
          <table:table-cell office:value-type="float" office:value="158.3362" calcext:value-type="float">
            <text:p>158.33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5.55671800, 125.55671800</text:p>
          </table:table-cell>
          <table:table-cell office:value-type="string" calcext:value-type="string">
            <text:p>14(3,11)-15(1,14)</text:p>
          </table:table-cell>
          <table:table-cell office:value-type="float" office:value="-6.8181" calcext:value-type="float">
            <text:p>-6.8181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6.00689080, 126.00689080</text:p>
          </table:table-cell>
          <table:table-cell office:value-type="string" calcext:value-type="string">
            <text:p>12(1,11)-12(1,12)</text:p>
          </table:table-cell>
          <table:table-cell office:value-type="float" office:value="-5.518" calcext:value-type="float">
            <text:p>-5.518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6.49578060, 126.49578060</text:p>
          </table:table-cell>
          <table:table-cell office:value-type="string" calcext:value-type="string">
            <text:p>2(2,1)-3(1,2)</text:p>
          </table:table-cell>
          <table:table-cell office:value-type="float" office:value="-7.0559" calcext:value-type="float">
            <text:p>-7.0559</text:p>
          </table:table-cell>
          <table:table-cell/>
          <table:table-cell office:value-type="float" office:value="6.8714" calcext:value-type="float">
            <text:p>6.8714</text:p>
          </table:table-cell>
          <table:table-cell office:value-type="float" office:value="9.8864" calcext:value-type="float">
            <text:p>9.8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6.80944100, 126.80944100</text:p>
          </table:table-cell>
          <table:table-cell office:value-type="string" calcext:value-type="string">
            <text:p>19(2,17)-19(2,18)</text:p>
          </table:table-cell>
          <table:table-cell office:value-type="float" office:value="-5.4139" calcext:value-type="float">
            <text:p>-5.4139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8.78394020, 128.78394020</text:p>
          </table:table-cell>
          <table:table-cell office:value-type="string" calcext:value-type="string">
            <text:p>3(1,3)-2(0,2)</text:p>
          </table:table-cell>
          <table:table-cell office:value-type="float" office:value="-5.969" calcext:value-type="float">
            <text:p>-5.969</text:p>
          </table:table-cell>
          <table:table-cell/>
          <table:table-cell office:value-type="float" office:value="2.2477" calcext:value-type="float">
            <text:p>2.2477</text:p>
          </table:table-cell>
          <table:table-cell office:value-type="float" office:value="3.2339" calcext:value-type="float">
            <text:p>3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9.51420060, 129.51420060</text:p>
          </table:table-cell>
          <table:table-cell office:value-type="string" calcext:value-type="string">
            <text:p>29(3,27)-28(4,24)</text:p>
          </table:table-cell>
          <table:table-cell office:value-type="float" office:value="-6.4284" calcext:value-type="float">
            <text:p>-6.4284</text:p>
          </table:table-cell>
          <table:table-cell/>
          <table:table-cell office:value-type="float" office:value="341.9718" calcext:value-type="float">
            <text:p>341.9718</text:p>
          </table:table-cell>
          <table:table-cell office:value-type="float" office:value="492.0183" calcext:value-type="float">
            <text:p>492.0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29.59942510, 129.59942510</text:p>
          </table:table-cell>
          <table:table-cell office:value-type="string" calcext:value-type="string">
            <text:p>12(1,11)-11(2,10)</text:p>
          </table:table-cell>
          <table:table-cell office:value-type="float" office:value="-5.8823" calcext:value-type="float">
            <text:p>-5.8823</text:p>
          </table:table-cell>
          <table:table-cell/>
          <table:table-cell office:value-type="float" office:value="58.2029" calcext:value-type="float">
            <text:p>58.2029</text:p>
          </table:table-cell>
          <table:table-cell office:value-type="float" office:value="83.7405" calcext:value-type="float">
            <text:p>83.74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-HCOOH</text:p>
          </table:table-cell>
          <table:table-cell table:style-name="ce1" office:value-type="string" calcext:value-type="string">
            <text:p>Formic Acid</text:p>
          </table:table-cell>
          <table:table-cell table:style-name="ce1" office:value-type="string" calcext:value-type="string">
            <text:p>129.67181630, 129.67181630</text:p>
          </table:table-cell>
          <table:table-cell table:style-name="ce1" office:value-type="string" calcext:value-type="string">
            <text:p>6(1,6)-5(1,5)</text:p>
          </table:table-cell>
          <table:table-cell table:style-name="ce1" office:value-type="float" office:value="-3.8608" calcext:value-type="float">
            <text:p>-3.8608</text:p>
          </table:table-cell>
          <table:table-cell table:style-name="ce1"/>
          <table:table-cell table:style-name="ce1" office:value-type="float" office:value="13.037" calcext:value-type="float">
            <text:p>13.037</text:p>
          </table:table-cell>
          <table:table-cell table:style-name="ce1" office:value-type="float" office:value="18.7572" calcext:value-type="float">
            <text:p>18.7572</text:p>
          </table:table-cell>
          <table:table-cell table:style-name="ce1" office:value-type="string" calcext:value-type="string">
            <text:p>CDM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0.16879970, 130.16879970</text:p>
          </table:table-cell>
          <table:table-cell office:value-type="string" calcext:value-type="string">
            <text:p>27(3,24)-27(3,25)</text:p>
          </table:table-cell>
          <table:table-cell office:value-type="float" office:value="-5.5444" calcext:value-type="float">
            <text:p>-5.5444</text:p>
          </table:table-cell>
          <table:table-cell/>
          <table:table-cell office:value-type="float" office:value="303.7037" calcext:value-type="float">
            <text:p>303.7037</text:p>
          </table:table-cell>
          <table:table-cell office:value-type="float" office:value="436.9594" calcext:value-type="float">
            <text:p>436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0.98001880, 130.98001880</text:p>
          </table:table-cell>
          <table:table-cell office:value-type="string" calcext:value-type="string">
            <text:p>8(0,8)-7(1,7)</text:p>
          </table:table-cell>
          <table:table-cell office:value-type="float" office:value="-5.6533" calcext:value-type="float">
            <text:p>-5.6533</text:p>
          </table:table-cell>
          <table:table-cell/>
          <table:table-cell office:value-type="float" office:value="22.4051" calcext:value-type="float">
            <text:p>22.4051</text:p>
          </table:table-cell>
          <table:table-cell office:value-type="float" office:value="32.2358" calcext:value-type="float">
            <text:p>32.2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1.51394720, 131.51394720</text:p>
          </table:table-cell>
          <table:table-cell office:value-type="string" calcext:value-type="string">
            <text:p>8(3,5)-9(2,8)</text:p>
          </table:table-cell>
          <table:table-cell office:value-type="float" office:value="-6.2816" calcext:value-type="float">
            <text:p>-6.2816</text:p>
          </table:table-cell>
          <table:table-cell/>
          <table:table-cell office:value-type="float" office:value="42.5246" calcext:value-type="float">
            <text:p>42.5246</text:p>
          </table:table-cell>
          <table:table-cell office:value-type="float" office:value="61.1831" calcext:value-type="float">
            <text:p>61.18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3.15987290, 133.15987290</text:p>
          </table:table-cell>
          <table:table-cell office:value-type="string" calcext:value-type="string">
            <text:p>25(6,20)-26(5,21)</text:p>
          </table:table-cell>
          <table:table-cell office:value-type="float" office:value="-6.3121" calcext:value-type="float">
            <text:p>-6.3121</text:p>
          </table:table-cell>
          <table:table-cell/>
          <table:table-cell office:value-type="float" office:value="319.1648" calcext:value-type="float">
            <text:p>319.1648</text:p>
          </table:table-cell>
          <table:table-cell office:value-type="float" office:value="459.2043" calcext:value-type="float">
            <text:p>459.2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3.35001710, 133.35001710</text:p>
          </table:table-cell>
          <table:table-cell office:value-type="string" calcext:value-type="string">
            <text:p>5(2,3)-6(0,6)</text:p>
          </table:table-cell>
          <table:table-cell office:value-type="float" office:value="-7.2017" calcext:value-type="float">
            <text:p>-7.2017</text:p>
          </table:table-cell>
          <table:table-cell/>
          <table:table-cell office:value-type="float" office:value="15.6697" calcext:value-type="float">
            <text:p>15.6697</text:p>
          </table:table-cell>
          <table:table-cell office:value-type="float" office:value="22.5451" calcext:value-type="float">
            <text:p>22.54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3.76718730, 133.76718730</text:p>
          </table:table-cell>
          <table:table-cell office:value-type="string" calcext:value-type="string">
            <text:p>6(0,6)-5(0,5)</text:p>
          </table:table-cell>
          <table:table-cell office:value-type="float" office:value="-3.8183" calcext:value-type="float">
            <text:p>-3.8183</text:p>
          </table:table-cell>
          <table:table-cell/>
          <table:table-cell office:value-type="float" office:value="11.2078" calcext:value-type="float">
            <text:p>11.2078</text:p>
          </table:table-cell>
          <table:table-cell office:value-type="float" office:value="16.1254" calcext:value-type="float">
            <text:p>16.1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39817400, 134.39817400</text:p>
          </table:table-cell>
          <table:table-cell office:value-type="string" calcext:value-type="string">
            <text:p>25(6,19)-26(5,22)</text:p>
          </table:table-cell>
          <table:table-cell office:value-type="float" office:value="-6.3042" calcext:value-type="float">
            <text:p>-6.3042</text:p>
          </table:table-cell>
          <table:table-cell/>
          <table:table-cell office:value-type="float" office:value="319.1245" calcext:value-type="float">
            <text:p>319.1245</text:p>
          </table:table-cell>
          <table:table-cell office:value-type="float" office:value="459.1463" calcext:value-type="float">
            <text:p>459.14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68637350, 134.68637350</text:p>
          </table:table-cell>
          <table:table-cell office:value-type="string" calcext:value-type="string">
            <text:p>6(2,5)-5(2,4)</text:p>
          </table:table-cell>
          <table:table-cell office:value-type="float" office:value="-3.8815" calcext:value-type="float">
            <text:p>-3.8815</text:p>
          </table:table-cell>
          <table:table-cell/>
          <table:table-cell office:value-type="float" office:value="20.0825" calcext:value-type="float">
            <text:p>20.0825</text:p>
          </table:table-cell>
          <table:table-cell office:value-type="float" office:value="28.8941" calcext:value-type="float">
            <text:p>28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92024410, 134.92024410</text:p>
          </table:table-cell>
          <table:table-cell office:value-type="string" calcext:value-type="string">
            <text:p>6(5,2)-5(5,1)</text:p>
          </table:table-cell>
          <table:table-cell office:value-type="float" office:value="-4.4404" calcext:value-type="float">
            <text:p>-4.4404</text:p>
          </table:table-cell>
          <table:table-cell/>
          <table:table-cell office:value-type="float" office:value="66.4795" calcext:value-type="float">
            <text:p>66.4795</text:p>
          </table:table-cell>
          <table:table-cell office:value-type="float" office:value="95.6486" calcext:value-type="float">
            <text:p>95.64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92024440, 134.92024440</text:p>
          </table:table-cell>
          <table:table-cell office:value-type="string" calcext:value-type="string">
            <text:p>6(5,1)-5(5,0)</text:p>
          </table:table-cell>
          <table:table-cell office:value-type="float" office:value="-4.4404" calcext:value-type="float">
            <text:p>-4.4404</text:p>
          </table:table-cell>
          <table:table-cell/>
          <table:table-cell office:value-type="float" office:value="66.4795" calcext:value-type="float">
            <text:p>66.4795</text:p>
          </table:table-cell>
          <table:table-cell office:value-type="float" office:value="95.6486" calcext:value-type="float">
            <text:p>95.64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93838530, 134.93838530</text:p>
          </table:table-cell>
          <table:table-cell office:value-type="string" calcext:value-type="string">
            <text:p>6(4,3)-5(4,2)</text:p>
          </table:table-cell>
          <table:table-cell office:value-type="float" office:value="-4.1392" calcext:value-type="float">
            <text:p>-4.1392</text:p>
          </table:table-cell>
          <table:table-cell/>
          <table:table-cell office:value-type="float" office:value="46.605" calcext:value-type="float">
            <text:p>46.605</text:p>
          </table:table-cell>
          <table:table-cell office:value-type="float" office:value="67.0538" calcext:value-type="float">
            <text:p>67.05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93850700, 134.93850700</text:p>
          </table:table-cell>
          <table:table-cell office:value-type="string" calcext:value-type="string">
            <text:p>6(4,2)-5(4,1)</text:p>
          </table:table-cell>
          <table:table-cell office:value-type="float" office:value="-4.1392" calcext:value-type="float">
            <text:p>-4.1392</text:p>
          </table:table-cell>
          <table:table-cell/>
          <table:table-cell office:value-type="float" office:value="46.605" calcext:value-type="float">
            <text:p>46.605</text:p>
          </table:table-cell>
          <table:table-cell office:value-type="float" office:value="67.0538" calcext:value-type="float">
            <text:p>67.05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94119730, 134.94119730</text:p>
          </table:table-cell>
          <table:table-cell office:value-type="string" calcext:value-type="string">
            <text:p>11(1,10)-11(0,11)</text:p>
          </table:table-cell>
          <table:table-cell office:value-type="float" office:value="-5.4644" calcext:value-type="float">
            <text:p>-5.4644</text:p>
          </table:table-cell>
          <table:table-cell/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4.98536980, 134.98536980</text:p>
          </table:table-cell>
          <table:table-cell office:value-type="string" calcext:value-type="string">
            <text:p>6(3,4)-5(3,3)</text:p>
          </table:table-cell>
          <table:table-cell office:value-type="float" office:value="-3.9764" calcext:value-type="float">
            <text:p>-3.9764</text:p>
          </table:table-cell>
          <table:table-cell/>
          <table:table-cell office:value-type="float" office:value="31.142" calcext:value-type="float">
            <text:p>31.142</text:p>
          </table:table-cell>
          <table:table-cell office:value-type="float" office:value="44.8061" calcext:value-type="float">
            <text:p>44.8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5.00504410, 135.00504410</text:p>
          </table:table-cell>
          <table:table-cell office:value-type="string" calcext:value-type="string">
            <text:p>6(3,3)-5(3,2)</text:p>
          </table:table-cell>
          <table:table-cell office:value-type="float" office:value="-3.9763" calcext:value-type="float">
            <text:p>-3.9763</text:p>
          </table:table-cell>
          <table:table-cell/>
          <table:table-cell office:value-type="float" office:value="31.1423" calcext:value-type="float">
            <text:p>31.1423</text:p>
          </table:table-cell>
          <table:table-cell office:value-type="float" office:value="44.8066" calcext:value-type="float">
            <text:p>44.8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5.73775890, 135.73775890</text:p>
          </table:table-cell>
          <table:table-cell office:value-type="string" calcext:value-type="string">
            <text:p>6(2,4)-5(2,3)</text:p>
          </table:table-cell>
          <table:table-cell office:value-type="float" office:value="-3.8749" calcext:value-type="float">
            <text:p>-3.8749</text:p>
          </table:table-cell>
          <table:table-cell office:value-type="float" office:value="0.015" calcext:value-type="float">
            <text:p>0.015</text:p>
          </table:table-cell>
          <table:table-cell office:value-type="float" office:value="20.1178" calcext:value-type="float">
            <text:p>20.1178</text:p>
          </table:table-cell>
          <table:table-cell office:value-type="float" office:value="28.9449" calcext:value-type="float">
            <text:p>28.94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6.35817550, 136.35817550</text:p>
          </table:table-cell>
          <table:table-cell office:value-type="string" calcext:value-type="string">
            <text:p>2(2,0)-3(1,3)</text:p>
          </table:table-cell>
          <table:table-cell office:value-type="float" office:value="-7.0229" calcext:value-type="float">
            <text:p>-7.0229</text:p>
          </table:table-cell>
          <table:table-cell/>
          <table:table-cell office:value-type="float" office:value="6.5434" calcext:value-type="float">
            <text:p>6.5434</text:p>
          </table:table-cell>
          <table:table-cell office:value-type="float" office:value="9.4144" calcext:value-type="float">
            <text:p>9.4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6.56597940, 136.56597940</text:p>
          </table:table-cell>
          <table:table-cell office:value-type="string" calcext:value-type="string">
            <text:p>23(2,21)-24(1,24)</text:p>
          </table:table-cell>
          <table:table-cell office:value-type="float" office:value="-7.2278" calcext:value-type="float">
            <text:p>-7.2278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8.24035540, 138.24035540</text:p>
          </table:table-cell>
          <table:table-cell office:value-type="string" calcext:value-type="string">
            <text:p>19(5,15)-20(4,16)</text:p>
          </table:table-cell>
          <table:table-cell office:value-type="float" office:value="-6.1437" calcext:value-type="float">
            <text:p>-6.1437</text:p>
          </table:table-cell>
          <table:table-cell/>
          <table:table-cell office:value-type="float" office:value="193.2999" calcext:value-type="float">
            <text:p>193.2999</text:p>
          </table:table-cell>
          <table:table-cell office:value-type="float" office:value="278.1138" calcext:value-type="float">
            <text:p>278.1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8.36434290, 138.36434290</text:p>
          </table:table-cell>
          <table:table-cell office:value-type="string" calcext:value-type="string">
            <text:p>23(2,21)-24(0,24)</text:p>
          </table:table-cell>
          <table:table-cell office:value-type="float" office:value="-7.1709" calcext:value-type="float">
            <text:p>-7.1709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9.48169910, 139.48169910</text:p>
          </table:table-cell>
          <table:table-cell office:value-type="string" calcext:value-type="string">
            <text:p>6(1,5)-5(1,4)</text:p>
          </table:table-cell>
          <table:table-cell office:value-type="float" office:value="-3.7995" calcext:value-type="float">
            <text:p>-3.7995</text:p>
          </table:table-cell>
          <table:table-cell/>
          <table:table-cell office:value-type="float" office:value="13.8565" calcext:value-type="float">
            <text:p>13.8565</text:p>
          </table:table-cell>
          <table:table-cell office:value-type="float" office:value="19.9363" calcext:value-type="float">
            <text:p>19.93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0.65121990, 140.65121990</text:p>
          </table:table-cell>
          <table:table-cell office:value-type="string" calcext:value-type="string">
            <text:p>19(5,14)-20(4,17)</text:p>
          </table:table-cell>
          <table:table-cell office:value-type="float" office:value="-6.1292" calcext:value-type="float">
            <text:p>-6.1292</text:p>
          </table:table-cell>
          <table:table-cell/>
          <table:table-cell office:value-type="float" office:value="193.2214" calcext:value-type="float">
            <text:p>193.2214</text:p>
          </table:table-cell>
          <table:table-cell office:value-type="float" office:value="278.0009" calcext:value-type="float">
            <text:p>278.00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2.74402170, 142.74402170</text:p>
          </table:table-cell>
          <table:table-cell office:value-type="string" calcext:value-type="string">
            <text:p>13(4,10)-14(3,11)</text:p>
          </table:table-cell>
          <table:table-cell office:value-type="float" office:value="-6.099" calcext:value-type="float">
            <text:p>-6.099</text:p>
          </table:table-cell>
          <table:table-cell/>
          <table:table-cell office:value-type="float" office:value="98.9086" calcext:value-type="float">
            <text:p>98.9086</text:p>
          </table:table-cell>
          <table:table-cell office:value-type="float" office:value="142.3066" calcext:value-type="float">
            <text:p>142.3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5.82996490, 145.82996490</text:p>
          </table:table-cell>
          <table:table-cell office:value-type="string" calcext:value-type="string">
            <text:p>22(4,18)-23(2,21)</text:p>
          </table:table-cell>
          <table:table-cell office:value-type="float" office:value="-6.7889" calcext:value-type="float">
            <text:p>-6.7889</text:p>
          </table:table-cell>
          <table:table-cell/>
          <table:table-cell office:value-type="float" office:value="220.9238" calcext:value-type="float">
            <text:p>220.9238</text:p>
          </table:table-cell>
          <table:table-cell office:value-type="float" office:value="317.8582" calcext:value-type="float">
            <text:p>317.8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6.16252160, 146.16252160</text:p>
          </table:table-cell>
          <table:table-cell office:value-type="string" calcext:value-type="string">
            <text:p>24(3,21)-23(4,20)</text:p>
          </table:table-cell>
          <table:table-cell office:value-type="float" office:value="-6.0504" calcext:value-type="float">
            <text:p>-6.0504</text:p>
          </table:table-cell>
          <table:table-cell/>
          <table:table-cell office:value-type="float" office:value="242.9643" calcext:value-type="float">
            <text:p>242.9643</text:p>
          </table:table-cell>
          <table:table-cell office:value-type="float" office:value="349.5694" calcext:value-type="float">
            <text:p>349.56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6.26133600, 146.26133600</text:p>
          </table:table-cell>
          <table:table-cell office:value-type="string" calcext:value-type="string">
            <text:p>13(1,12)-13(1,13)</text:p>
          </table:table-cell>
          <table:table-cell office:value-type="float" office:value="-5.4342" calcext:value-type="float">
            <text:p>-5.4342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6.69992730, 146.69992730</text:p>
          </table:table-cell>
          <table:table-cell office:value-type="string" calcext:value-type="string">
            <text:p>7(3,5)-8(2,6)</text:p>
          </table:table-cell>
          <table:table-cell office:value-type="float" office:value="-6.258" calcext:value-type="float">
            <text:p>-6.258</text:p>
          </table:table-cell>
          <table:table-cell/>
          <table:table-cell office:value-type="float" office:value="36.0058" calcext:value-type="float">
            <text:p>36.0058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7.02265110, 147.02265110</text:p>
          </table:table-cell>
          <table:table-cell office:value-type="string" calcext:value-type="string">
            <text:p>13(4,9)-14(3,12)</text:p>
          </table:table-cell>
          <table:table-cell office:value-type="float" office:value="-6.0749" calcext:value-type="float">
            <text:p>-6.0749</text:p>
          </table:table-cell>
          <table:table-cell/>
          <table:table-cell office:value-type="float" office:value="98.7686" calcext:value-type="float">
            <text:p>98.7686</text:p>
          </table:table-cell>
          <table:table-cell office:value-type="float" office:value="142.1052" calcext:value-type="float">
            <text:p>142.1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7.51468140, 147.51468140</text:p>
          </table:table-cell>
          <table:table-cell office:value-type="string" calcext:value-type="string">
            <text:p>20(2,18)-20(2,19)</text:p>
          </table:table-cell>
          <table:table-cell office:value-type="float" office:value="-5.3407" calcext:value-type="float">
            <text:p>-5.3407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8.03899970, 148.03899970</text:p>
          </table:table-cell>
          <table:table-cell office:value-type="string" calcext:value-type="string">
            <text:p>4(1,4)-3(0,3)</text:p>
          </table:table-cell>
          <table:table-cell office:value-type="float" office:value="-5.7511" calcext:value-type="float">
            <text:p>-5.7511</text:p>
          </table:table-cell>
          <table:table-cell/>
          <table:table-cell office:value-type="float" office:value="4.4922" calcext:value-type="float">
            <text:p>4.4922</text:p>
          </table:table-cell>
          <table:table-cell office:value-type="float" office:value="6.4632" calcext:value-type="float">
            <text:p>6.4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8.12086930, 148.12086930</text:p>
          </table:table-cell>
          <table:table-cell office:value-type="string" calcext:value-type="string">
            <text:p>18(2,16)-17(3,15)</text:p>
          </table:table-cell>
          <table:table-cell office:value-type="float" office:value="-5.882" calcext:value-type="float">
            <text:p>-5.882</text:p>
          </table:table-cell>
          <table:table-cell/>
          <table:table-cell office:value-type="float" office:value="134.8691" calcext:value-type="float">
            <text:p>134.8691</text:p>
          </table:table-cell>
          <table:table-cell office:value-type="float" office:value="194.0454" calcext:value-type="float">
            <text:p>194.04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49.76699400, 149.76699400</text:p>
          </table:table-cell>
          <table:table-cell office:value-type="string" calcext:value-type="string">
            <text:p>12(1,11)-12(0,12)</text:p>
          </table:table-cell>
          <table:table-cell office:value-type="float" office:value="-5.392" calcext:value-type="float">
            <text:p>-5.392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1.17624750, 151.17624750</text:p>
          </table:table-cell>
          <table:table-cell office:value-type="string" calcext:value-type="string">
            <text:p>7(1,7)-6(1,6)</text:p>
          </table:table-cell>
          <table:table-cell office:value-type="float" office:value="-3.6671" calcext:value-type="float">
            <text:p>-3.6671</text:p>
          </table:table-cell>
          <table:table-cell/>
          <table:table-cell office:value-type="float" office:value="17.3624" calcext:value-type="float">
            <text:p>17.3624</text:p>
          </table:table-cell>
          <table:table-cell office:value-type="float" office:value="24.9805" calcext:value-type="float">
            <text:p>24.98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1.67402990, 151.67402990</text:p>
          </table:table-cell>
          <table:table-cell office:value-type="string" calcext:value-type="string">
            <text:p>28(3,25)-28(3,26)</text:p>
          </table:table-cell>
          <table:table-cell office:value-type="float" office:value="-5.4819" calcext:value-type="float">
            <text:p>-5.4819</text:p>
          </table:table-cell>
          <table:table-cell/>
          <table:table-cell office:value-type="float" office:value="324.6352" calcext:value-type="float">
            <text:p>324.6352</text:p>
          </table:table-cell>
          <table:table-cell office:value-type="float" office:value="467.075" calcext:value-type="float">
            <text:p>467.0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2.43177120, 152.43177120</text:p>
          </table:table-cell>
          <table:table-cell office:value-type="string" calcext:value-type="string">
            <text:p>13(3,10)-14(1,13)</text:p>
          </table:table-cell>
          <table:table-cell office:value-type="float" office:value="-6.7445" calcext:value-type="float">
            <text:p>-6.7445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3.01628780, 153.01628780</text:p>
          </table:table-cell>
          <table:table-cell office:value-type="string" calcext:value-type="string">
            <text:p>7(3,4)-8(2,7)</text:p>
          </table:table-cell>
          <table:table-cell office:value-type="float" office:value="-6.2268" calcext:value-type="float">
            <text:p>-6.2268</text:p>
          </table:table-cell>
          <table:table-cell/>
          <table:table-cell office:value-type="float" office:value="35.7975" calcext:value-type="float">
            <text:p>35.7975</text:p>
          </table:table-cell>
          <table:table-cell office:value-type="float" office:value="51.5043" calcext:value-type="float">
            <text:p>51.5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4.22576100, 154.22576100</text:p>
          </table:table-cell>
          <table:table-cell office:value-type="string" calcext:value-type="string">
            <text:p>4(2,2)-5(0,5)</text:p>
          </table:table-cell>
          <table:table-cell office:value-type="float" office:value="-7.3449" calcext:value-type="float">
            <text:p>-7.3449</text:p>
          </table:table-cell>
          <table:table-cell/>
          <table:table-cell office:value-type="float" office:value="11.2078" calcext:value-type="float">
            <text:p>11.2078</text:p>
          </table:table-cell>
          <table:table-cell office:value-type="float" office:value="16.1254" calcext:value-type="float">
            <text:p>16.1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5.61785080, 155.61785080</text:p>
          </table:table-cell>
          <table:table-cell office:value-type="string" calcext:value-type="string">
            <text:p>7(0,7)-6(0,6)</text:p>
          </table:table-cell>
          <table:table-cell office:value-type="float" office:value="-3.6302" calcext:value-type="float">
            <text:p>-3.6302</text:p>
          </table:table-cell>
          <table:table-cell office:value-type="float" office:value="0.04" calcext:value-type="float">
            <text:p>0.04</text:p>
          </table:table-cell>
          <table:table-cell office:value-type="float" office:value="15.6697" calcext:value-type="float">
            <text:p>15.6697</text:p>
          </table:table-cell>
          <table:table-cell office:value-type="float" office:value="22.5451" calcext:value-type="float">
            <text:p>22.54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05394670, 157.05394670</text:p>
          </table:table-cell>
          <table:table-cell office:value-type="string" calcext:value-type="string">
            <text:p>7(2,6)-6(2,5)</text:p>
          </table:table-cell>
          <table:table-cell office:value-type="float" office:value="-3.6771" calcext:value-type="float">
            <text:p>-3.6771</text:p>
          </table:table-cell>
          <table:table-cell/>
          <table:table-cell office:value-type="float" office:value="24.5751" calcext:value-type="float">
            <text:p>24.5751</text:p>
          </table:table-cell>
          <table:table-cell office:value-type="float" office:value="35.3579" calcext:value-type="float">
            <text:p>35.3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09928160, 157.09928160</text:p>
          </table:table-cell>
          <table:table-cell office:value-type="string" calcext:value-type="string">
            <text:p>9(0,9)-8(1,8)</text:p>
          </table:table-cell>
          <table:table-cell office:value-type="float" office:value="-5.4329" calcext:value-type="float">
            <text:p>-5.4329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21456330, 157.21456330</text:p>
          </table:table-cell>
          <table:table-cell office:value-type="string" calcext:value-type="string">
            <text:p>24(6,19)-25(5,20)</text:p>
          </table:table-cell>
          <table:table-cell office:value-type="float" office:value="-6.1522" calcext:value-type="float">
            <text:p>-6.1522</text:p>
          </table:table-cell>
          <table:table-cell/>
          <table:table-cell office:value-type="float" office:value="299.5595" calcext:value-type="float">
            <text:p>299.5595</text:p>
          </table:table-cell>
          <table:table-cell office:value-type="float" office:value="430.9968" calcext:value-type="float">
            <text:p>430.9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41282860, 157.41282860</text:p>
          </table:table-cell>
          <table:table-cell office:value-type="string" calcext:value-type="string">
            <text:p>7(6,1)-6(6,0)</text:p>
          </table:table-cell>
          <table:table-cell office:value-type="float" office:value="-4.3616" calcext:value-type="float">
            <text:p>-4.3616</text:p>
          </table:table-cell>
          <table:table-cell/>
          <table:table-cell office:value-type="float" office:value="95.2592" calcext:value-type="float">
            <text:p>95.2592</text:p>
          </table:table-cell>
          <table:table-cell office:value-type="float" office:value="137.056" calcext:value-type="float">
            <text:p>137.0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41282860, 157.41282860</text:p>
          </table:table-cell>
          <table:table-cell office:value-type="string" calcext:value-type="string">
            <text:p>7(6,1)-6(6,0)</text:p>
          </table:table-cell>
          <table:table-cell office:value-type="float" office:value="-4.3616" calcext:value-type="float">
            <text:p>-4.3616</text:p>
          </table:table-cell>
          <table:table-cell/>
          <table:table-cell office:value-type="float" office:value="95.2592" calcext:value-type="float">
            <text:p>95.2592</text:p>
          </table:table-cell>
          <table:table-cell office:value-type="float" office:value="137.056" calcext:value-type="float">
            <text:p>137.0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42255850, 157.42255850</text:p>
          </table:table-cell>
          <table:table-cell office:value-type="string" calcext:value-type="string">
            <text:p>7(5,3)-6(5,2)</text:p>
          </table:table-cell>
          <table:table-cell office:value-type="float" office:value="-4.0447" calcext:value-type="float">
            <text:p>-4.0447</text:p>
          </table:table-cell>
          <table:table-cell/>
          <table:table-cell office:value-type="float" office:value="70.98" calcext:value-type="float">
            <text:p>70.98</text:p>
          </table:table-cell>
          <table:table-cell office:value-type="float" office:value="102.1238" calcext:value-type="float">
            <text:p>102.12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42256010, 157.42256010</text:p>
          </table:table-cell>
          <table:table-cell office:value-type="string" calcext:value-type="string">
            <text:p>7(5,2)-6(5,1)</text:p>
          </table:table-cell>
          <table:table-cell office:value-type="float" office:value="-4.0447" calcext:value-type="float">
            <text:p>-4.0447</text:p>
          </table:table-cell>
          <table:table-cell/>
          <table:table-cell office:value-type="float" office:value="70.98" calcext:value-type="float">
            <text:p>70.98</text:p>
          </table:table-cell>
          <table:table-cell office:value-type="float" office:value="102.1238" calcext:value-type="float">
            <text:p>102.12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45511640, 157.45511640</text:p>
          </table:table-cell>
          <table:table-cell office:value-type="string" calcext:value-type="string">
            <text:p>7(4,4)-6(4,3)</text:p>
          </table:table-cell>
          <table:table-cell office:value-type="float" office:value="-3.8648" calcext:value-type="float">
            <text:p>-3.8648</text:p>
          </table:table-cell>
          <table:table-cell/>
          <table:table-cell office:value-type="float" office:value="51.106" calcext:value-type="float">
            <text:p>51.106</text:p>
          </table:table-cell>
          <table:table-cell office:value-type="float" office:value="73.5297" calcext:value-type="float">
            <text:p>73.52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45552170, 157.45552170</text:p>
          </table:table-cell>
          <table:table-cell office:value-type="string" calcext:value-type="string">
            <text:p>7(4,3)-6(4,2)</text:p>
          </table:table-cell>
          <table:table-cell office:value-type="float" office:value="-3.8648" calcext:value-type="float">
            <text:p>-3.8648</text:p>
          </table:table-cell>
          <table:table-cell/>
          <table:table-cell office:value-type="float" office:value="51.1061" calcext:value-type="float">
            <text:p>51.1061</text:p>
          </table:table-cell>
          <table:table-cell office:value-type="float" office:value="73.5299" calcext:value-type="float">
            <text:p>73.52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52648220, 157.52648220</text:p>
          </table:table-cell>
          <table:table-cell office:value-type="string" calcext:value-type="string">
            <text:p>7(3,5)-6(3,4)</text:p>
          </table:table-cell>
          <table:table-cell office:value-type="float" office:value="-3.7487" calcext:value-type="float">
            <text:p>-3.7487</text:p>
          </table:table-cell>
          <table:table-cell/>
          <table:table-cell office:value-type="float" office:value="35.6446" calcext:value-type="float">
            <text:p>35.6446</text:p>
          </table:table-cell>
          <table:table-cell office:value-type="float" office:value="51.2843" calcext:value-type="float">
            <text:p>51.28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57067490, 157.57067490</text:p>
          </table:table-cell>
          <table:table-cell office:value-type="string" calcext:value-type="string">
            <text:p>7(3,4)-6(3,3)</text:p>
          </table:table-cell>
          <table:table-cell office:value-type="float" office:value="-3.7484" calcext:value-type="float">
            <text:p>-3.7484</text:p>
          </table:table-cell>
          <table:table-cell/>
          <table:table-cell office:value-type="float" office:value="35.6456" calcext:value-type="float">
            <text:p>35.6456</text:p>
          </table:table-cell>
          <table:table-cell office:value-type="float" office:value="51.2858" calcext:value-type="float">
            <text:p>51.2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8.05968960, 158.05968960</text:p>
          </table:table-cell>
          <table:table-cell office:value-type="string" calcext:value-type="string">
            <text:p>24(6,18)-25(5,21)</text:p>
          </table:table-cell>
          <table:table-cell office:value-type="float" office:value="-6.1477" calcext:value-type="float">
            <text:p>-6.1477</text:p>
          </table:table-cell>
          <table:table-cell/>
          <table:table-cell office:value-type="float" office:value="299.5319" calcext:value-type="float">
            <text:p>299.5319</text:p>
          </table:table-cell>
          <table:table-cell office:value-type="float" office:value="430.9571" calcext:value-type="float">
            <text:p>430.95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8.72053030, 158.72053030</text:p>
          </table:table-cell>
          <table:table-cell office:value-type="string" calcext:value-type="string">
            <text:p>7(2,5)-6(2,4)</text:p>
          </table:table-cell>
          <table:table-cell office:value-type="float" office:value="-3.6682" calcext:value-type="float">
            <text:p>-3.6682</text:p>
          </table:table-cell>
          <table:table-cell/>
          <table:table-cell office:value-type="float" office:value="24.6455" calcext:value-type="float">
            <text:p>24.6455</text:p>
          </table:table-cell>
          <table:table-cell office:value-type="float" office:value="35.4592" calcext:value-type="float">
            <text:p>35.4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0.00837280, 160.00837280</text:p>
          </table:table-cell>
          <table:table-cell office:value-type="string" calcext:value-type="string">
            <text:p>24(2,22)-25(1,25)</text:p>
          </table:table-cell>
          <table:table-cell office:value-type="float" office:value="-7.1728" calcext:value-type="float">
            <text:p>-7.1728</text:p>
          </table:table-cell>
          <table:table-cell/>
          <table:table-cell office:value-type="float" office:value="234.0727" calcext:value-type="float">
            <text:p>234.0727</text:p>
          </table:table-cell>
          <table:table-cell office:value-type="float" office:value="336.7765" calcext:value-type="float">
            <text:p>336.77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0.79583150, 160.79583150</text:p>
          </table:table-cell>
          <table:table-cell office:value-type="string" calcext:value-type="string">
            <text:p>13(1,12)-12(2,11)</text:p>
          </table:table-cell>
          <table:table-cell office:value-type="float" office:value="-5.6503" calcext:value-type="float">
            <text:p>-5.6503</text:p>
          </table:table-cell>
          <table:table-cell/>
          <table:table-cell office:value-type="float" office:value="67.1504" calcext:value-type="float">
            <text:p>67.1504</text:p>
          </table:table-cell>
          <table:table-cell office:value-type="float" office:value="96.6139" calcext:value-type="float">
            <text:p>96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1.41292960, 161.41292960</text:p>
          </table:table-cell>
          <table:table-cell office:value-type="string" calcext:value-type="string">
            <text:p>24(2,22)-25(0,25)</text:p>
          </table:table-cell>
          <table:table-cell office:value-type="float" office:value="-7.1186" calcext:value-type="float">
            <text:p>-7.1186</text:p>
          </table:table-cell>
          <table:table-cell/>
          <table:table-cell office:value-type="float" office:value="234.0259" calcext:value-type="float">
            <text:p>234.0259</text:p>
          </table:table-cell>
          <table:table-cell office:value-type="float" office:value="336.7091" calcext:value-type="float">
            <text:p>336.70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2.34379200, 162.34379200</text:p>
          </table:table-cell>
          <table:table-cell office:value-type="string" calcext:value-type="string">
            <text:p>18(5,14)-19(4,15)</text:p>
          </table:table-cell>
          <table:table-cell office:value-type="float" office:value="-6.0071" calcext:value-type="float">
            <text:p>-6.0071</text:p>
          </table:table-cell>
          <table:table-cell/>
          <table:table-cell office:value-type="float" office:value="178.2095" calcext:value-type="float">
            <text:p>178.2095</text:p>
          </table:table-cell>
          <table:table-cell office:value-type="float" office:value="256.4022" calcext:value-type="float">
            <text:p>256.40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2.59845200, 162.59845200</text:p>
          </table:table-cell>
          <table:table-cell office:value-type="string" calcext:value-type="string">
            <text:p>7(1,6)-6(1,5)</text:p>
          </table:table-cell>
          <table:table-cell office:value-type="float" office:value="-3.6066" calcext:value-type="float">
            <text:p>-3.6066</text:p>
          </table:table-cell>
          <table:table-cell/>
          <table:table-cell office:value-type="float" office:value="18.5092" calcext:value-type="float">
            <text:p>18.5092</text:p>
          </table:table-cell>
          <table:table-cell office:value-type="float" office:value="26.6305" calcext:value-type="float">
            <text:p>26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3.96155170, 163.96155170</text:p>
          </table:table-cell>
          <table:table-cell office:value-type="string" calcext:value-type="string">
            <text:p>18(5,13)-19(4,16)</text:p>
          </table:table-cell>
          <table:table-cell office:value-type="float" office:value="-5.9988" calcext:value-type="float">
            <text:p>-5.9988</text:p>
          </table:table-cell>
          <table:table-cell/>
          <table:table-cell office:value-type="float" office:value="178.1566" calcext:value-type="float">
            <text:p>178.1566</text:p>
          </table:table-cell>
          <table:table-cell office:value-type="float" office:value="256.3261" calcext:value-type="float">
            <text:p>256.32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6.26388670, 166.26388670</text:p>
          </table:table-cell>
          <table:table-cell office:value-type="string" calcext:value-type="string">
            <text:p>13(1,12)-13(0,13)</text:p>
          </table:table-cell>
          <table:table-cell office:value-type="float" office:value="-5.3247" calcext:value-type="float">
            <text:p>-5.3247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6.33695710, 166.33695710</text:p>
          </table:table-cell>
          <table:table-cell office:value-type="string" calcext:value-type="string">
            <text:p>13(2,11)-13(1,12)</text:p>
          </table:table-cell>
          <table:table-cell office:value-type="float" office:value="-5.1704" calcext:value-type="float">
            <text:p>-5.1704</text:p>
          </table:table-cell>
          <table:table-cell/>
          <table:table-cell office:value-type="float" office:value="72.514" calcext:value-type="float">
            <text:p>72.514</text:p>
          </table:table-cell>
          <table:table-cell office:value-type="float" office:value="104.3309" calcext:value-type="float">
            <text:p>104.33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6.39927760, 166.39927760</text:p>
          </table:table-cell>
          <table:table-cell office:value-type="string" calcext:value-type="string">
            <text:p>12(2,10)-12(1,11)</text:p>
          </table:table-cell>
          <table:table-cell office:value-type="float" office:value="-5.1939" calcext:value-type="float">
            <text:p>-5.1939</text:p>
          </table:table-cell>
          <table:table-cell/>
          <table:table-cell office:value-type="float" office:value="62.5258" calcext:value-type="float">
            <text:p>62.5258</text:p>
          </table:table-cell>
          <table:table-cell office:value-type="float" office:value="89.9602" calcext:value-type="float">
            <text:p>89.96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6.58654130, 166.58654130</text:p>
          </table:table-cell>
          <table:table-cell office:value-type="string" calcext:value-type="string">
            <text:p>5(1,5)-4(0,4)</text:p>
          </table:table-cell>
          <table:table-cell office:value-type="float" office:value="-5.5686" calcext:value-type="float">
            <text:p>-5.5686</text:p>
          </table:table-cell>
          <table:table-cell/>
          <table:table-cell office:value-type="float" office:value="7.4803" calcext:value-type="float">
            <text:p>7.4803</text:p>
          </table:table-cell>
          <table:table-cell office:value-type="float" office:value="10.7624" calcext:value-type="float">
            <text:p>10.7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6.95680090, 166.95680090</text:p>
          </table:table-cell>
          <table:table-cell office:value-type="string" calcext:value-type="string">
            <text:p>12(4,9)-13(3,10)</text:p>
          </table:table-cell>
          <table:table-cell office:value-type="float" office:value="-5.9944" calcext:value-type="float">
            <text:p>-5.9944</text:p>
          </table:table-cell>
          <table:table-cell/>
          <table:table-cell office:value-type="float" office:value="88.3321" calcext:value-type="float">
            <text:p>88.3321</text:p>
          </table:table-cell>
          <table:table-cell office:value-type="float" office:value="127.0895" calcext:value-type="float">
            <text:p>127.08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7.61310720, 167.61310720</text:p>
          </table:table-cell>
          <table:table-cell office:value-type="string" calcext:value-type="string">
            <text:p>14(2,12)-14(1,13)</text:p>
          </table:table-cell>
          <table:table-cell office:value-type="float" office:value="-5.148" calcext:value-type="float">
            <text:p>-5.148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7.62773270, 167.62773270</text:p>
          </table:table-cell>
          <table:table-cell office:value-type="string" calcext:value-type="string">
            <text:p>11(2,9)-11(1,10)</text:p>
          </table:table-cell>
          <table:table-cell office:value-type="float" office:value="-5.2196" calcext:value-type="float">
            <text:p>-5.2196</text:p>
          </table:table-cell>
          <table:table-cell/>
          <table:table-cell office:value-type="float" office:value="53.2885" calcext:value-type="float">
            <text:p>53.2885</text:p>
          </table:table-cell>
          <table:table-cell office:value-type="float" office:value="76.6698" calcext:value-type="float">
            <text:p>76.66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7.70435260, 167.70435260</text:p>
          </table:table-cell>
          <table:table-cell office:value-type="string" calcext:value-type="string">
            <text:p>14(1,13)-14(1,14)</text:p>
          </table:table-cell>
          <table:table-cell office:value-type="float" office:value="-5.3584" calcext:value-type="float">
            <text:p>-5.3584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9.66109830, 169.66109830</text:p>
          </table:table-cell>
          <table:table-cell office:value-type="string" calcext:value-type="string">
            <text:p>21(2,19)-21(2,20)</text:p>
          </table:table-cell>
          <table:table-cell office:value-type="float" office:value="-5.2762" calcext:value-type="float">
            <text:p>-5.2762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9.74098890, 169.74098890</text:p>
          </table:table-cell>
          <table:table-cell office:value-type="string" calcext:value-type="string">
            <text:p>12(4,8)-13(3,11)</text:p>
          </table:table-cell>
          <table:table-cell office:value-type="float" office:value="-5.981" calcext:value-type="float">
            <text:p>-5.981</text:p>
          </table:table-cell>
          <table:table-cell/>
          <table:table-cell office:value-type="float" office:value="88.2407" calcext:value-type="float">
            <text:p>88.2407</text:p>
          </table:table-cell>
          <table:table-cell office:value-type="float" office:value="126.958" calcext:value-type="float">
            <text:p>126.9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9.82890010, 169.82890010</text:p>
          </table:table-cell>
          <table:table-cell office:value-type="string" calcext:value-type="string">
            <text:p>10(2,8)-10(1,9)</text:p>
          </table:table-cell>
          <table:table-cell office:value-type="float" office:value="-5.2486" calcext:value-type="float">
            <text:p>-5.2486</text:p>
          </table:table-cell>
          <table:table-cell/>
          <table:table-cell office:value-type="float" office:value="44.8066" calcext:value-type="float">
            <text:p>44.8066</text:p>
          </table:table-cell>
          <table:table-cell office:value-type="float" office:value="64.4663" calcext:value-type="float">
            <text:p>64.46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0.37963150, 170.37963150</text:p>
          </table:table-cell>
          <table:table-cell office:value-type="string" calcext:value-type="string">
            <text:p>15(2,13)-15(1,14)</text:p>
          </table:table-cell>
          <table:table-cell office:value-type="float" office:value="-5.1259" calcext:value-type="float">
            <text:p>-5.1259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1.02353620, 171.02353620</text:p>
          </table:table-cell>
          <table:table-cell office:value-type="string" calcext:value-type="string">
            <text:p>6(3,4)-7(2,5)</text:p>
          </table:table-cell>
          <table:table-cell office:value-type="float" office:value="-6.2296" calcext:value-type="float">
            <text:p>-6.2296</text:p>
          </table:table-cell>
          <table:table-cell/>
          <table:table-cell office:value-type="float" office:value="29.9399" calcext:value-type="float">
            <text:p>29.9399</text:p>
          </table:table-cell>
          <table:table-cell office:value-type="float" office:value="43.0766" calcext:value-type="float">
            <text:p>43.0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2.63573000, 172.63573000</text:p>
          </table:table-cell>
          <table:table-cell office:value-type="string" calcext:value-type="string">
            <text:p>8(1,8)-7(1,7)</text:p>
          </table:table-cell>
          <table:table-cell office:value-type="float" office:value="-3.5029" calcext:value-type="float">
            <text:p>-3.5029</text:p>
          </table:table-cell>
          <table:table-cell/>
          <table:table-cell office:value-type="float" office:value="22.4051" calcext:value-type="float">
            <text:p>22.4051</text:p>
          </table:table-cell>
          <table:table-cell office:value-type="float" office:value="32.2358" calcext:value-type="float">
            <text:p>32.2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2.79042850, 172.79042850</text:p>
          </table:table-cell>
          <table:table-cell office:value-type="string" calcext:value-type="string">
            <text:p>9(2,7)-9(1,8)</text:p>
          </table:table-cell>
          <table:table-cell office:value-type="float" office:value="-5.2822" calcext:value-type="float">
            <text:p>-5.2822</text:p>
          </table:table-cell>
          <table:table-cell/>
          <table:table-cell office:value-type="float" office:value="37.0844" calcext:value-type="float">
            <text:p>37.0844</text:p>
          </table:table-cell>
          <table:table-cell office:value-type="float" office:value="53.3559" calcext:value-type="float">
            <text:p>53.35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4.76998050, 174.76998050</text:p>
          </table:table-cell>
          <table:table-cell office:value-type="string" calcext:value-type="string">
            <text:p>16(2,14)-16(1,15)</text:p>
          </table:table-cell>
          <table:table-cell office:value-type="float" office:value="-5.1037" calcext:value-type="float">
            <text:p>-5.1037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4.83031220, 174.83031220</text:p>
          </table:table-cell>
          <table:table-cell office:value-type="string" calcext:value-type="string">
            <text:p>6(3,3)-7(2,6)</text:p>
          </table:table-cell>
          <table:table-cell office:value-type="float" office:value="-6.2136" calcext:value-type="float">
            <text:p>-6.2136</text:p>
          </table:table-cell>
          <table:table-cell/>
          <table:table-cell office:value-type="float" office:value="29.8139" calcext:value-type="float">
            <text:p>29.8139</text:p>
          </table:table-cell>
          <table:table-cell office:value-type="float" office:value="42.8953" calcext:value-type="float">
            <text:p>42.89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4.85794980, 174.85794980</text:p>
          </table:table-cell>
          <table:table-cell office:value-type="string" calcext:value-type="string">
            <text:p>29(3,26)-29(3,27)</text:p>
          </table:table-cell>
          <table:table-cell office:value-type="float" office:value="-5.4283" calcext:value-type="float">
            <text:p>-5.4283</text:p>
          </table:table-cell>
          <table:table-cell/>
          <table:table-cell office:value-type="float" office:value="346.2919" calcext:value-type="float">
            <text:p>346.2919</text:p>
          </table:table-cell>
          <table:table-cell office:value-type="float" office:value="498.2339" calcext:value-type="float">
            <text:p>498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5.80791580, 175.80791580</text:p>
          </table:table-cell>
          <table:table-cell office:value-type="string" calcext:value-type="string">
            <text:p>3(2,1)-4(0,4)</text:p>
          </table:table-cell>
          <table:table-cell office:value-type="float" office:value="-7.5983" calcext:value-type="float">
            <text:p>-7.5983</text:p>
          </table:table-cell>
          <table:table-cell/>
          <table:table-cell office:value-type="float" office:value="7.4803" calcext:value-type="float">
            <text:p>7.4803</text:p>
          </table:table-cell>
          <table:table-cell office:value-type="float" office:value="10.7624" calcext:value-type="float">
            <text:p>10.7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6.28665100, 176.28665100</text:p>
          </table:table-cell>
          <table:table-cell office:value-type="string" calcext:value-type="string">
            <text:p>8(2,6)-8(1,7)</text:p>
          </table:table-cell>
          <table:table-cell office:value-type="float" office:value="-5.322" calcext:value-type="float">
            <text:p>-5.322</text:p>
          </table:table-cell>
          <table:table-cell/>
          <table:table-cell office:value-type="float" office:value="30.1255" calcext:value-type="float">
            <text:p>30.1255</text:p>
          </table:table-cell>
          <table:table-cell office:value-type="float" office:value="43.3436" calcext:value-type="float">
            <text:p>43.3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7.28280130, 177.28280130</text:p>
          </table:table-cell>
          <table:table-cell office:value-type="string" calcext:value-type="string">
            <text:p>8(0,8)-7(0,7)</text:p>
          </table:table-cell>
          <table:table-cell office:value-type="float" office:value="-3.4708" calcext:value-type="float">
            <text:p>-3.4708</text:p>
          </table:table-cell>
          <table:table-cell/>
          <table:table-cell office:value-type="float" office:value="20.8606" calcext:value-type="float">
            <text:p>20.8606</text:p>
          </table:table-cell>
          <table:table-cell office:value-type="float" office:value="30.0136" calcext:value-type="float">
            <text:p>30.01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13441880, 179.13441880</text:p>
          </table:table-cell>
          <table:table-cell office:value-type="string" calcext:value-type="string">
            <text:p>21(4,17)-22(2,20)</text:p>
          </table:table-cell>
          <table:table-cell office:value-type="float" office:value="-6.6615" calcext:value-type="float">
            <text:p>-6.6615</text:p>
          </table:table-cell>
          <table:table-cell/>
          <table:table-cell office:value-type="float" office:value="203.1832" calcext:value-type="float">
            <text:p>203.1832</text:p>
          </table:table-cell>
          <table:table-cell office:value-type="float" office:value="292.3336" calcext:value-type="float">
            <text:p>292.3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38469930, 179.38469930</text:p>
          </table:table-cell>
          <table:table-cell office:value-type="string" calcext:value-type="string">
            <text:p>8(2,7)-7(2,6)</text:p>
          </table:table-cell>
          <table:table-cell office:value-type="float" office:value="-3.5064" calcext:value-type="float">
            <text:p>-3.5064</text:p>
          </table:table-cell>
          <table:table-cell/>
          <table:table-cell office:value-type="float" office:value="29.8139" calcext:value-type="float">
            <text:p>29.8139</text:p>
          </table:table-cell>
          <table:table-cell office:value-type="float" office:value="42.8953" calcext:value-type="float">
            <text:p>42.89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1046670, 179.91046670</text:p>
          </table:table-cell>
          <table:table-cell office:value-type="string" calcext:value-type="string">
            <text:p>8(7,2)-7(7,1)</text:p>
          </table:table-cell>
          <table:table-cell office:value-type="float" office:value="-4.3128" calcext:value-type="float">
            <text:p>-4.3128</text:p>
          </table:table-cell>
          <table:table-cell/>
          <table:table-cell office:value-type="float" office:value="129.1866" calcext:value-type="float">
            <text:p>129.1866</text:p>
          </table:table-cell>
          <table:table-cell office:value-type="float" office:value="185.8696" calcext:value-type="float">
            <text:p>185.8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1046670, 179.91046670</text:p>
          </table:table-cell>
          <table:table-cell office:value-type="string" calcext:value-type="string">
            <text:p>8(7,2)-7(7,1)</text:p>
          </table:table-cell>
          <table:table-cell office:value-type="float" office:value="-4.3128" calcext:value-type="float">
            <text:p>-4.3128</text:p>
          </table:table-cell>
          <table:table-cell/>
          <table:table-cell office:value-type="float" office:value="129.1866" calcext:value-type="float">
            <text:p>129.1866</text:p>
          </table:table-cell>
          <table:table-cell office:value-type="float" office:value="185.8696" calcext:value-type="float">
            <text:p>185.8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1299730, 179.91299730</text:p>
          </table:table-cell>
          <table:table-cell office:value-type="string" calcext:value-type="string">
            <text:p>8(6,3)-7(6,2)</text:p>
          </table:table-cell>
          <table:table-cell office:value-type="float" office:value="-3.982" calcext:value-type="float">
            <text:p>-3.982</text:p>
          </table:table-cell>
          <table:table-cell/>
          <table:table-cell office:value-type="float" office:value="100.5099" calcext:value-type="float">
            <text:p>100.5099</text:p>
          </table:table-cell>
          <table:table-cell office:value-type="float" office:value="144.6105" calcext:value-type="float">
            <text:p>144.6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1299740, 179.91299740</text:p>
          </table:table-cell>
          <table:table-cell office:value-type="string" calcext:value-type="string">
            <text:p>8(6,2)-7(6,1)</text:p>
          </table:table-cell>
          <table:table-cell office:value-type="float" office:value="-3.982" calcext:value-type="float">
            <text:p>-3.982</text:p>
          </table:table-cell>
          <table:table-cell/>
          <table:table-cell office:value-type="float" office:value="100.5099" calcext:value-type="float">
            <text:p>100.5099</text:p>
          </table:table-cell>
          <table:table-cell office:value-type="float" office:value="144.6105" calcext:value-type="float">
            <text:p>144.6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3206760, 179.93206760</text:p>
          </table:table-cell>
          <table:table-cell office:value-type="string" calcext:value-type="string">
            <text:p>8(5,4)-7(5,3)</text:p>
          </table:table-cell>
          <table:table-cell office:value-type="float" office:value="-3.7875" calcext:value-type="float">
            <text:p>-3.7875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3207400, 179.93207400</text:p>
          </table:table-cell>
          <table:table-cell office:value-type="string" calcext:value-type="string">
            <text:p>8(5,3)-7(5,2)</text:p>
          </table:table-cell>
          <table:table-cell office:value-type="float" office:value="-3.7875" calcext:value-type="float">
            <text:p>-3.7875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8416170, 179.98416170</text:p>
          </table:table-cell>
          <table:table-cell office:value-type="string" calcext:value-type="string">
            <text:p>8(4,5)-7(4,4)</text:p>
          </table:table-cell>
          <table:table-cell office:value-type="float" office:value="-3.6556" calcext:value-type="float">
            <text:p>-3.6556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8527520, 179.98527520</text:p>
          </table:table-cell>
          <table:table-cell office:value-type="string" calcext:value-type="string">
            <text:p>8(4,4)-7(4,3)</text:p>
          </table:table-cell>
          <table:table-cell office:value-type="float" office:value="-3.6556" calcext:value-type="float">
            <text:p>-3.6556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0.08304860, 180.08304860</text:p>
          </table:table-cell>
          <table:table-cell office:value-type="string" calcext:value-type="string">
            <text:p>8(3,6)-7(3,5)</text:p>
          </table:table-cell>
          <table:table-cell office:value-type="float" office:value="-3.5639" calcext:value-type="float">
            <text:p>-3.5639</text:p>
          </table:table-cell>
          <table:table-cell/>
          <table:table-cell office:value-type="float" office:value="40.8991" calcext:value-type="float">
            <text:p>40.8991</text:p>
          </table:table-cell>
          <table:table-cell office:value-type="float" office:value="58.8443" calcext:value-type="float">
            <text:p>58.8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0.08663180, 180.08663180</text:p>
          </table:table-cell>
          <table:table-cell office:value-type="string" calcext:value-type="string">
            <text:p>7(2,5)-7(1,6)</text:p>
          </table:table-cell>
          <table:table-cell office:value-type="float" office:value="-5.37" calcext:value-type="float">
            <text:p>-5.37</text:p>
          </table:table-cell>
          <table:table-cell/>
          <table:table-cell office:value-type="float" office:value="23.9329" calcext:value-type="float">
            <text:p>23.9329</text:p>
          </table:table-cell>
          <table:table-cell office:value-type="float" office:value="34.4339" calcext:value-type="float">
            <text:p>34.4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0.17121550, 180.17121550</text:p>
          </table:table-cell>
          <table:table-cell office:value-type="string" calcext:value-type="string">
            <text:p>8(3,5)-7(3,4)</text:p>
          </table:table-cell>
          <table:table-cell office:value-type="float" office:value="-3.5634" calcext:value-type="float">
            <text:p>-3.5634</text:p>
          </table:table-cell>
          <table:table-cell/>
          <table:table-cell office:value-type="float" office:value="40.9016" calcext:value-type="float">
            <text:p>40.9016</text:p>
          </table:table-cell>
          <table:table-cell office:value-type="float" office:value="58.8479" calcext:value-type="float">
            <text:p>58.8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0.17213480, 180.17213480</text:p>
          </table:table-cell>
          <table:table-cell office:value-type="string" calcext:value-type="string">
            <text:p>12(3,9)-13(1,12)</text:p>
          </table:table-cell>
          <table:table-cell office:value-type="float" office:value="-6.7072" calcext:value-type="float">
            <text:p>-6.7072</text:p>
          </table:table-cell>
          <table:table-cell/>
          <table:table-cell office:value-type="float" office:value="72.514" calcext:value-type="float">
            <text:p>72.514</text:p>
          </table:table-cell>
          <table:table-cell office:value-type="float" office:value="104.3309" calcext:value-type="float">
            <text:p>104.33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0.90066480, 180.90066480</text:p>
          </table:table-cell>
          <table:table-cell office:value-type="string" calcext:value-type="string">
            <text:p>17(2,15)-17(1,16)</text:p>
          </table:table-cell>
          <table:table-cell office:value-type="float" office:value="-5.081" calcext:value-type="float">
            <text:p>-5.081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1.05387680, 181.05387680</text:p>
          </table:table-cell>
          <table:table-cell office:value-type="string" calcext:value-type="string">
            <text:p>23(6,18)-24(5,19)</text:p>
          </table:table-cell>
          <table:table-cell office:value-type="float" office:value="-6.0173" calcext:value-type="float">
            <text:p>-6.0173</text:p>
          </table:table-cell>
          <table:table-cell/>
          <table:table-cell office:value-type="float" office:value="280.7176" calcext:value-type="float">
            <text:p>280.7176</text:p>
          </table:table-cell>
          <table:table-cell office:value-type="float" office:value="403.8877" calcext:value-type="float">
            <text:p>403.88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1.46443510, 181.46443510</text:p>
          </table:table-cell>
          <table:table-cell office:value-type="string" calcext:value-type="string">
            <text:p>25(3,22)-24(4,21)</text:p>
          </table:table-cell>
          <table:table-cell office:value-type="float" office:value="-5.8758" calcext:value-type="float">
            <text:p>-5.8758</text:p>
          </table:table-cell>
          <table:table-cell/>
          <table:table-cell office:value-type="float" office:value="261.0608" calcext:value-type="float">
            <text:p>261.0608</text:p>
          </table:table-cell>
          <table:table-cell office:value-type="float" office:value="375.6061" calcext:value-type="float">
            <text:p>375.6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1.62099060, 181.62099060</text:p>
          </table:table-cell>
          <table:table-cell office:value-type="string" calcext:value-type="string">
            <text:p>23(6,17)-24(5,20)</text:p>
          </table:table-cell>
          <table:table-cell office:value-type="float" office:value="-6.0147" calcext:value-type="float">
            <text:p>-6.0147</text:p>
          </table:table-cell>
          <table:table-cell/>
          <table:table-cell office:value-type="float" office:value="280.6991" calcext:value-type="float">
            <text:p>280.6991</text:p>
          </table:table-cell>
          <table:table-cell office:value-type="float" office:value="403.8611" calcext:value-type="float">
            <text:p>403.86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1.85009110, 181.85009110</text:p>
          </table:table-cell>
          <table:table-cell office:value-type="string" calcext:value-type="string">
            <text:p>8(2,6)-7(2,5)</text:p>
          </table:table-cell>
          <table:table-cell office:value-type="float" office:value="-3.4949" calcext:value-type="float">
            <text:p>-3.4949</text:p>
          </table:table-cell>
          <table:table-cell/>
          <table:table-cell office:value-type="float" office:value="29.9399" calcext:value-type="float">
            <text:p>29.9399</text:p>
          </table:table-cell>
          <table:table-cell office:value-type="float" office:value="43.0766" calcext:value-type="float">
            <text:p>43.0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2.80218570, 182.80218570</text:p>
          </table:table-cell>
          <table:table-cell office:value-type="string" calcext:value-type="string">
            <text:p>19(2,17)-18(3,16)</text:p>
          </table:table-cell>
          <table:table-cell office:value-type="float" office:value="-5.6868" calcext:value-type="float">
            <text:p>-5.6868</text:p>
          </table:table-cell>
          <table:table-cell/>
          <table:table-cell office:value-type="float" office:value="148.4051" calcext:value-type="float">
            <text:p>148.4051</text:p>
          </table:table-cell>
          <table:table-cell office:value-type="float" office:value="213.5206" calcext:value-type="float">
            <text:p>213.5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3.09026510, 183.09026510</text:p>
          </table:table-cell>
          <table:table-cell office:value-type="string" calcext:value-type="string">
            <text:p>10(0,10)-9(1,9)</text:p>
          </table:table-cell>
          <table:table-cell office:value-type="float" office:value="-5.2463" calcext:value-type="float">
            <text:p>-5.2463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3.96455350, 183.96455350</text:p>
          </table:table-cell>
          <table:table-cell office:value-type="string" calcext:value-type="string">
            <text:p>6(2,4)-6(1,5)</text:p>
          </table:table-cell>
          <table:table-cell office:value-type="float" office:value="-5.4287" calcext:value-type="float">
            <text:p>-5.4287</text:p>
          </table:table-cell>
          <table:table-cell/>
          <table:table-cell office:value-type="float" office:value="18.5092" calcext:value-type="float">
            <text:p>18.5092</text:p>
          </table:table-cell>
          <table:table-cell office:value-type="float" office:value="26.6305" calcext:value-type="float">
            <text:p>26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4.36045740, 184.36045740</text:p>
          </table:table-cell>
          <table:table-cell office:value-type="string" calcext:value-type="string">
            <text:p>14(1,13)-14(0,14)</text:p>
          </table:table-cell>
          <table:table-cell office:value-type="float" office:value="-5.2626" calcext:value-type="float">
            <text:p>-5.2626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4.51157310, 184.51157310</text:p>
          </table:table-cell>
          <table:table-cell office:value-type="string" calcext:value-type="string">
            <text:p>6(1,6)-5(0,5)</text:p>
          </table:table-cell>
          <table:table-cell office:value-type="float" office:value="-5.4113" calcext:value-type="float">
            <text:p>-5.4113</text:p>
          </table:table-cell>
          <table:table-cell/>
          <table:table-cell office:value-type="float" office:value="11.2078" calcext:value-type="float">
            <text:p>11.2078</text:p>
          </table:table-cell>
          <table:table-cell office:value-type="float" office:value="16.1254" calcext:value-type="float">
            <text:p>16.1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4.76341050, 184.76341050</text:p>
          </table:table-cell>
          <table:table-cell office:value-type="string" calcext:value-type="string">
            <text:p>25(2,23)-26(1,26)</text:p>
          </table:table-cell>
          <table:table-cell office:value-type="float" office:value="-7.1287" calcext:value-type="float">
            <text:p>-7.1287</text:p>
          </table:table-cell>
          <table:table-cell/>
          <table:table-cell office:value-type="float" office:value="252.4714" calcext:value-type="float">
            <text:p>252.4714</text:p>
          </table:table-cell>
          <table:table-cell office:value-type="float" office:value="363.2479" calcext:value-type="float">
            <text:p>363.2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5.65013650, 185.65013650</text:p>
          </table:table-cell>
          <table:table-cell office:value-type="string" calcext:value-type="string">
            <text:p>8(1,7)-7(1,6)</text:p>
          </table:table-cell>
          <table:table-cell office:value-type="float" office:value="-3.4435" calcext:value-type="float">
            <text:p>-3.4435</text:p>
          </table:table-cell>
          <table:table-cell/>
          <table:table-cell office:value-type="float" office:value="23.9329" calcext:value-type="float">
            <text:p>23.9329</text:p>
          </table:table-cell>
          <table:table-cell office:value-type="float" office:value="34.4339" calcext:value-type="float">
            <text:p>34.4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5.85738150, 185.85738150</text:p>
          </table:table-cell>
          <table:table-cell office:value-type="string" calcext:value-type="string">
            <text:p>25(2,23)-26(0,26)</text:p>
          </table:table-cell>
          <table:table-cell office:value-type="float" office:value="-7.0763" calcext:value-type="float">
            <text:p>-7.0763</text:p>
          </table:table-cell>
          <table:table-cell/>
          <table:table-cell office:value-type="float" office:value="252.4349" calcext:value-type="float">
            <text:p>252.4349</text:p>
          </table:table-cell>
          <table:table-cell office:value-type="float" office:value="363.1954" calcext:value-type="float">
            <text:p>363.1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6.15133280, 186.15133280</text:p>
          </table:table-cell>
          <table:table-cell office:value-type="string" calcext:value-type="string">
            <text:p>17(5,13)-18(4,14)</text:p>
          </table:table-cell>
          <table:table-cell office:value-type="float" office:value="-5.8958" calcext:value-type="float">
            <text:p>-5.8958</text:p>
          </table:table-cell>
          <table:table-cell/>
          <table:table-cell office:value-type="float" office:value="163.8845" calcext:value-type="float">
            <text:p>163.8845</text:p>
          </table:table-cell>
          <table:table-cell office:value-type="float" office:value="235.7919" calcext:value-type="float">
            <text:p>235.79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7.21209420, 187.21209420</text:p>
          </table:table-cell>
          <table:table-cell office:value-type="string" calcext:value-type="string">
            <text:p>17(5,12)-18(4,15)</text:p>
          </table:table-cell>
          <table:table-cell office:value-type="float" office:value="-5.8911" calcext:value-type="float">
            <text:p>-5.8911</text:p>
          </table:table-cell>
          <table:table-cell/>
          <table:table-cell office:value-type="float" office:value="163.8498" calcext:value-type="float">
            <text:p>163.8498</text:p>
          </table:table-cell>
          <table:table-cell office:value-type="float" office:value="235.742" calcext:value-type="float">
            <text:p>235.7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7.70849370, 187.70849370</text:p>
          </table:table-cell>
          <table:table-cell office:value-type="string" calcext:value-type="string">
            <text:p>5(2,3)-5(1,4)</text:p>
          </table:table-cell>
          <table:table-cell office:value-type="float" office:value="-5.5026" calcext:value-type="float">
            <text:p>-5.5026</text:p>
          </table:table-cell>
          <table:table-cell/>
          <table:table-cell office:value-type="float" office:value="13.8565" calcext:value-type="float">
            <text:p>13.8565</text:p>
          </table:table-cell>
          <table:table-cell office:value-type="float" office:value="19.9363" calcext:value-type="float">
            <text:p>19.93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8.87083060, 188.87083060</text:p>
          </table:table-cell>
          <table:table-cell office:value-type="string" calcext:value-type="string">
            <text:p>18(2,16)-18(1,17)</text:p>
          </table:table-cell>
          <table:table-cell office:value-type="float" office:value="-5.0577" calcext:value-type="float">
            <text:p>-5.0577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0.20416180, 190.20416180</text:p>
          </table:table-cell>
          <table:table-cell office:value-type="string" calcext:value-type="string">
            <text:p>15(1,14)-15(1,15)</text:p>
          </table:table-cell>
          <table:table-cell office:value-type="float" office:value="-5.2898" calcext:value-type="float">
            <text:p>-5.2898</text:p>
          </table:table-cell>
          <table:table-cell/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0.74677970, 190.74677970</text:p>
          </table:table-cell>
          <table:table-cell office:value-type="string" calcext:value-type="string">
            <text:p>11(4,8)-12(3,9)</text:p>
          </table:table-cell>
          <table:table-cell office:value-type="float" office:value="-5.9192" calcext:value-type="float">
            <text:p>-5.9192</text:p>
          </table:table-cell>
          <table:table-cell/>
          <table:table-cell office:value-type="float" office:value="78.5239" calcext:value-type="float">
            <text:p>78.5239</text:p>
          </table:table-cell>
          <table:table-cell office:value-type="float" office:value="112.9777" calcext:value-type="float">
            <text:p>112.97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1.12853960, 191.12853960</text:p>
          </table:table-cell>
          <table:table-cell office:value-type="string" calcext:value-type="string">
            <text:p>4(2,2)-4(1,3)</text:p>
          </table:table-cell>
          <table:table-cell office:value-type="float" office:value="-5.5994" calcext:value-type="float">
            <text:p>-5.5994</text:p>
          </table:table-cell>
          <table:table-cell/>
          <table:table-cell office:value-type="float" office:value="9.9768" calcext:value-type="float">
            <text:p>9.9768</text:p>
          </table:table-cell>
          <table:table-cell office:value-type="float" office:value="14.3543" calcext:value-type="float">
            <text:p>14.35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2.26526820, 192.26526820</text:p>
          </table:table-cell>
          <table:table-cell office:value-type="string" calcext:value-type="string">
            <text:p>14(1,13)-13(2,12)</text:p>
          </table:table-cell>
          <table:table-cell office:value-type="float" office:value="-5.455" calcext:value-type="float">
            <text:p>-5.455</text:p>
          </table:table-cell>
          <table:table-cell/>
          <table:table-cell office:value-type="float" office:value="76.8342" calcext:value-type="float">
            <text:p>76.8342</text:p>
          </table:table-cell>
          <table:table-cell office:value-type="float" office:value="110.5466" calcext:value-type="float">
            <text:p>110.54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2.49415330, 192.49415330</text:p>
          </table:table-cell>
          <table:table-cell office:value-type="string" calcext:value-type="string">
            <text:p>11(4,7)-12(3,10)</text:p>
          </table:table-cell>
          <table:table-cell office:value-type="float" office:value="-5.9119" calcext:value-type="float">
            <text:p>-5.9119</text:p>
          </table:table-cell>
          <table:table-cell/>
          <table:table-cell office:value-type="float" office:value="78.4663" calcext:value-type="float">
            <text:p>78.4663</text:p>
          </table:table-cell>
          <table:table-cell office:value-type="float" office:value="112.8949" calcext:value-type="float">
            <text:p>112.89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3.13957610, 193.13957610</text:p>
          </table:table-cell>
          <table:table-cell office:value-type="string" calcext:value-type="string">
            <text:p>22(2,20)-22(2,21)</text:p>
          </table:table-cell>
          <table:table-cell office:value-type="float" office:value="-5.2192" calcext:value-type="float">
            <text:p>-5.2192</text:p>
          </table:table-cell>
          <table:table-cell/>
          <table:table-cell office:value-type="float" office:value="196.7408" calcext:value-type="float">
            <text:p>196.7408</text:p>
          </table:table-cell>
          <table:table-cell office:value-type="float" office:value="283.0645" calcext:value-type="float">
            <text:p>283.06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4.04698350, 194.04698350</text:p>
          </table:table-cell>
          <table:table-cell office:value-type="string" calcext:value-type="string">
            <text:p>9(1,9)-8(1,8)</text:p>
          </table:table-cell>
          <table:table-cell office:value-type="float" office:value="-3.3616" calcext:value-type="float">
            <text:p>-3.3616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4.06227260, 194.06227260</text:p>
          </table:table-cell>
          <table:table-cell office:value-type="string" calcext:value-type="string">
            <text:p>3(2,1)-3(1,2)</text:p>
          </table:table-cell>
          <table:table-cell office:value-type="float" office:value="-5.7372" calcext:value-type="float">
            <text:p>-5.7372</text:p>
          </table:table-cell>
          <table:table-cell/>
          <table:table-cell office:value-type="float" office:value="6.8714" calcext:value-type="float">
            <text:p>6.8714</text:p>
          </table:table-cell>
          <table:table-cell office:value-type="float" office:value="9.8864" calcext:value-type="float">
            <text:p>9.8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4.75869670, 194.75869670</text:p>
          </table:table-cell>
          <table:table-cell office:value-type="string" calcext:value-type="string">
            <text:p>5(3,3)-6(2,4)</text:p>
          </table:table-cell>
          <table:table-cell office:value-type="float" office:value="-6.2601" calcext:value-type="float">
            <text:p>-6.2601</text:p>
          </table:table-cell>
          <table:table-cell/>
          <table:table-cell office:value-type="float" office:value="24.6455" calcext:value-type="float">
            <text:p>24.6455</text:p>
          </table:table-cell>
          <table:table-cell office:value-type="float" office:value="35.4592" calcext:value-type="float">
            <text:p>35.4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6.37812820, 196.37812820</text:p>
          </table:table-cell>
          <table:table-cell office:value-type="string" calcext:value-type="string">
            <text:p>2(2,0)-2(1,1)</text:p>
          </table:table-cell>
          <table:table-cell office:value-type="float" office:value="-5.9766" calcext:value-type="float">
            <text:p>-5.9766</text:p>
          </table:table-cell>
          <table:table-cell/>
          <table:table-cell office:value-type="float" office:value="4.5414" calcext:value-type="float">
            <text:p>4.5414</text:p>
          </table:table-cell>
          <table:table-cell office:value-type="float" office:value="6.534" calcext:value-type="float">
            <text:p>6.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6.87921470, 196.87921470</text:p>
          </table:table-cell>
          <table:table-cell office:value-type="string" calcext:value-type="string">
            <text:p>5(3,2)-6(2,5)</text:p>
          </table:table-cell>
          <table:table-cell office:value-type="float" office:value="-6.2524" calcext:value-type="float">
            <text:p>-6.2524</text:p>
          </table:table-cell>
          <table:table-cell/>
          <table:table-cell office:value-type="float" office:value="24.5751" calcext:value-type="float">
            <text:p>24.5751</text:p>
          </table:table-cell>
          <table:table-cell office:value-type="float" office:value="35.3579" calcext:value-type="float">
            <text:p>35.3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8.75498690, 198.75498690</text:p>
          </table:table-cell>
          <table:table-cell office:value-type="string" calcext:value-type="string">
            <text:p>9(0,9)-8(0,8)</text:p>
          </table:table-cell>
          <table:table-cell office:value-type="float" office:value="-3.3336" calcext:value-type="float">
            <text:p>-3.3336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8.75918920, 198.75918920</text:p>
          </table:table-cell>
          <table:table-cell office:value-type="string" calcext:value-type="string">
            <text:p>19(2,17)-19(1,18)</text:p>
          </table:table-cell>
          <table:table-cell office:value-type="float" office:value="-5.0341" calcext:value-type="float">
            <text:p>-5.0341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1.26406650, 201.26406650</text:p>
          </table:table-cell>
          <table:table-cell office:value-type="string" calcext:value-type="string">
            <text:p>2(2,1)-2(1,2)</text:p>
          </table:table-cell>
          <table:table-cell office:value-type="float" office:value="-5.971" calcext:value-type="float">
            <text:p>-5.971</text:p>
          </table:table-cell>
          <table:table-cell/>
          <table:table-cell office:value-type="float" office:value="4.3774" calcext:value-type="float">
            <text:p>4.3774</text:p>
          </table:table-cell>
          <table:table-cell office:value-type="float" office:value="6.2981" calcext:value-type="float">
            <text:p>6.29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1.67355610, 201.67355610</text:p>
          </table:table-cell>
          <table:table-cell office:value-type="string" calcext:value-type="string">
            <text:p>9(2,8)-8(2,7)</text:p>
          </table:table-cell>
          <table:table-cell office:value-type="float" office:value="-3.3608" calcext:value-type="float">
            <text:p>-3.3608</text:p>
          </table:table-cell>
          <table:table-cell/>
          <table:table-cell office:value-type="float" office:value="35.7975" calcext:value-type="float">
            <text:p>35.7975</text:p>
          </table:table-cell>
          <table:table-cell office:value-type="float" office:value="51.5043" calcext:value-type="float">
            <text:p>51.5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1.92063330, 201.92063330</text:p>
          </table:table-cell>
          <table:table-cell office:value-type="string" calcext:value-type="string">
            <text:p>7(1,7)-6(0,6)</text:p>
          </table:table-cell>
          <table:table-cell office:value-type="float" office:value="-5.2729" calcext:value-type="float">
            <text:p>-5.2729</text:p>
          </table:table-cell>
          <table:table-cell/>
          <table:table-cell office:value-type="float" office:value="15.6697" calcext:value-type="float">
            <text:p>15.6697</text:p>
          </table:table-cell>
          <table:table-cell office:value-type="float" office:value="22.5451" calcext:value-type="float">
            <text:p>22.54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0937120, 202.40937120</text:p>
          </table:table-cell>
          <table:table-cell office:value-type="string" calcext:value-type="string">
            <text:p>9(7,3)-8(7,2)</text:p>
          </table:table-cell>
          <table:table-cell office:value-type="float" office:value="-3.9458" calcext:value-type="float">
            <text:p>-3.9458</text:p>
          </table:table-cell>
          <table:table-cell/>
          <table:table-cell office:value-type="float" office:value="135.1878" calcext:value-type="float">
            <text:p>135.1878</text:p>
          </table:table-cell>
          <table:table-cell office:value-type="float" office:value="194.504" calcext:value-type="float">
            <text:p>194.5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0937120, 202.40937120</text:p>
          </table:table-cell>
          <table:table-cell office:value-type="string" calcext:value-type="string">
            <text:p>9(7,3)-8(7,2)</text:p>
          </table:table-cell>
          <table:table-cell office:value-type="float" office:value="-3.9458" calcext:value-type="float">
            <text:p>-3.9458</text:p>
          </table:table-cell>
          <table:table-cell/>
          <table:table-cell office:value-type="float" office:value="135.1878" calcext:value-type="float">
            <text:p>135.1878</text:p>
          </table:table-cell>
          <table:table-cell office:value-type="float" office:value="194.504" calcext:value-type="float">
            <text:p>194.5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1374500, 202.41374500</text:p>
          </table:table-cell>
          <table:table-cell office:value-type="string" calcext:value-type="string">
            <text:p>9(8,1)-8(8,0)</text:p>
          </table:table-cell>
          <table:table-cell office:value-type="float" office:value="-4.2894" calcext:value-type="float">
            <text:p>-4.2894</text:p>
          </table:table-cell>
          <table:table-cell/>
          <table:table-cell office:value-type="float" office:value="168.2535" calcext:value-type="float">
            <text:p>168.2535</text:p>
          </table:table-cell>
          <table:table-cell office:value-type="float" office:value="242.0779" calcext:value-type="float">
            <text:p>242.0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1374500, 202.41374500</text:p>
          </table:table-cell>
          <table:table-cell office:value-type="string" calcext:value-type="string">
            <text:p>9(8,1)-8(8,0)</text:p>
          </table:table-cell>
          <table:table-cell office:value-type="float" office:value="-4.2894" calcext:value-type="float">
            <text:p>-4.2894</text:p>
          </table:table-cell>
          <table:table-cell/>
          <table:table-cell office:value-type="float" office:value="168.2535" calcext:value-type="float">
            <text:p>168.2535</text:p>
          </table:table-cell>
          <table:table-cell office:value-type="float" office:value="242.0779" calcext:value-type="float">
            <text:p>242.0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1820580, 202.41820580</text:p>
          </table:table-cell>
          <table:table-cell office:value-type="string" calcext:value-type="string">
            <text:p>9(6,4)-8(6,3)</text:p>
          </table:table-cell>
          <table:table-cell office:value-type="float" office:value="-3.738" calcext:value-type="float">
            <text:p>-3.738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1820590, 202.41820590</text:p>
          </table:table-cell>
          <table:table-cell office:value-type="string" calcext:value-type="string">
            <text:p>9(6,3)-8(6,2)</text:p>
          </table:table-cell>
          <table:table-cell office:value-type="float" office:value="-3.738" calcext:value-type="float">
            <text:p>-3.738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4979350, 202.44979350</text:p>
          </table:table-cell>
          <table:table-cell office:value-type="string" calcext:value-type="string">
            <text:p>9(5,5)-8(5,4)</text:p>
          </table:table-cell>
          <table:table-cell office:value-type="float" office:value="-3.5923" calcext:value-type="float">
            <text:p>-3.5923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4981450, 202.44981450</text:p>
          </table:table-cell>
          <table:table-cell office:value-type="string" calcext:value-type="string">
            <text:p>9(5,4)-8(5,3)</text:p>
          </table:table-cell>
          <table:table-cell office:value-type="float" office:value="-3.5923" calcext:value-type="float">
            <text:p>-3.5923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52711390, 202.52711390</text:p>
          </table:table-cell>
          <table:table-cell office:value-type="string" calcext:value-type="string">
            <text:p>9(4,6)-8(4,5)</text:p>
          </table:table-cell>
          <table:table-cell office:value-type="float" office:value="-3.4859" calcext:value-type="float">
            <text:p>-3.4859</text:p>
          </table:table-cell>
          <table:table-cell/>
          <table:table-cell office:value-type="float" office:value="62.3618" calcext:value-type="float">
            <text:p>62.3618</text:p>
          </table:table-cell>
          <table:table-cell office:value-type="float" office:value="89.7242" calcext:value-type="float">
            <text:p>89.72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52978240, 202.52978240</text:p>
          </table:table-cell>
          <table:table-cell office:value-type="string" calcext:value-type="string">
            <text:p>9(4,5)-8(4,4)</text:p>
          </table:table-cell>
          <table:table-cell office:value-type="float" office:value="-3.4859" calcext:value-type="float">
            <text:p>-3.4859</text:p>
          </table:table-cell>
          <table:table-cell/>
          <table:table-cell office:value-type="float" office:value="62.3619" calcext:value-type="float">
            <text:p>62.3619</text:p>
          </table:table-cell>
          <table:table-cell office:value-type="float" office:value="89.7243" calcext:value-type="float">
            <text:p>89.72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65413880, 202.65413880</text:p>
          </table:table-cell>
          <table:table-cell office:value-type="string" calcext:value-type="string">
            <text:p>9(3,7)-8(3,6)</text:p>
          </table:table-cell>
          <table:table-cell office:value-type="float" office:value="-3.4088" calcext:value-type="float">
            <text:p>-3.4088</text:p>
          </table:table-cell>
          <table:table-cell/>
          <table:table-cell office:value-type="float" office:value="46.9061" calcext:value-type="float">
            <text:p>46.9061</text:p>
          </table:table-cell>
          <table:table-cell office:value-type="float" office:value="67.487" calcext:value-type="float">
            <text:p>67.48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81521230, 202.81521230</text:p>
          </table:table-cell>
          <table:table-cell office:value-type="string" calcext:value-type="string">
            <text:p>9(3,6)-8(3,5)</text:p>
          </table:table-cell>
          <table:table-cell office:value-type="float" office:value="-3.4081" calcext:value-type="float">
            <text:p>-3.4081</text:p>
          </table:table-cell>
          <table:table-cell/>
          <table:table-cell office:value-type="float" office:value="46.9115" calcext:value-type="float">
            <text:p>46.9115</text:p>
          </table:table-cell>
          <table:table-cell office:value-type="float" office:value="67.4948" calcext:value-type="float">
            <text:p>67.49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3.74244490, 203.74244490</text:p>
          </table:table-cell>
          <table:table-cell office:value-type="string" calcext:value-type="string">
            <text:p>3(2,2)-3(1,3)</text:p>
          </table:table-cell>
          <table:table-cell office:value-type="float" office:value="-5.726" calcext:value-type="float">
            <text:p>-5.726</text:p>
          </table:table-cell>
          <table:table-cell/>
          <table:table-cell office:value-type="float" office:value="6.5434" calcext:value-type="float">
            <text:p>6.5434</text:p>
          </table:table-cell>
          <table:table-cell office:value-type="float" office:value="9.4144" calcext:value-type="float">
            <text:p>9.4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3.93741250, 203.93741250</text:p>
          </table:table-cell>
          <table:table-cell office:value-type="string" calcext:value-type="string">
            <text:p>15(1,14)-15(0,15)</text:p>
          </table:table-cell>
          <table:table-cell office:value-type="float" office:value="-5.2056" calcext:value-type="float">
            <text:p>-5.2056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4.70717980, 204.70717980</text:p>
          </table:table-cell>
          <table:table-cell office:value-type="string" calcext:value-type="string">
            <text:p>22(6,17)-23(5,18)</text:p>
          </table:table-cell>
          <table:table-cell office:value-type="float" office:value="-5.9019" calcext:value-type="float">
            <text:p>-5.9019</text:p>
          </table:table-cell>
          <table:table-cell/>
          <table:table-cell office:value-type="float" office:value="262.6376" calcext:value-type="float">
            <text:p>262.6376</text:p>
          </table:table-cell>
          <table:table-cell office:value-type="float" office:value="377.8747" calcext:value-type="float">
            <text:p>377.87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5.08086570, 205.08086570</text:p>
          </table:table-cell>
          <table:table-cell office:value-type="string" calcext:value-type="string">
            <text:p>22(6,16)-23(5,19)</text:p>
          </table:table-cell>
          <table:table-cell office:value-type="float" office:value="-5.9004" calcext:value-type="float">
            <text:p>-5.9004</text:p>
          </table:table-cell>
          <table:table-cell/>
          <table:table-cell office:value-type="float" office:value="262.6254" calcext:value-type="float">
            <text:p>262.6254</text:p>
          </table:table-cell>
          <table:table-cell office:value-type="float" office:value="377.8572" calcext:value-type="float">
            <text:p>377.8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5.12775620, 205.12775620</text:p>
          </table:table-cell>
          <table:table-cell office:value-type="string" calcext:value-type="string">
            <text:p>9(2,7)-8(2,6)</text:p>
          </table:table-cell>
          <table:table-cell office:value-type="float" office:value="-3.3465" calcext:value-type="float">
            <text:p>-3.3465</text:p>
          </table:table-cell>
          <table:table-cell/>
          <table:table-cell office:value-type="float" office:value="36.0058" calcext:value-type="float">
            <text:p>36.0058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7.05774010, 207.05774010</text:p>
          </table:table-cell>
          <table:table-cell office:value-type="string" calcext:value-type="string">
            <text:p>4(2,3)-4(1,4)</text:p>
          </table:table-cell>
          <table:table-cell office:value-type="float" office:value="-5.5808" calcext:value-type="float">
            <text:p>-5.5808</text:p>
          </table:table-cell>
          <table:table-cell/>
          <table:table-cell office:value-type="float" office:value="9.4303" calcext:value-type="float">
            <text:p>9.4303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8.49523110, 208.49523110</text:p>
          </table:table-cell>
          <table:table-cell office:value-type="string" calcext:value-type="string">
            <text:p>11(3,8)-12(1,11)</text:p>
          </table:table-cell>
          <table:table-cell office:value-type="float" office:value="-6.7021" calcext:value-type="float">
            <text:p>-6.7021</text:p>
          </table:table-cell>
          <table:table-cell/>
          <table:table-cell office:value-type="float" office:value="62.5258" calcext:value-type="float">
            <text:p>62.5258</text:p>
          </table:table-cell>
          <table:table-cell office:value-type="float" office:value="89.9602" calcext:value-type="float">
            <text:p>89.96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8.62391420, 208.62391420</text:p>
          </table:table-cell>
          <table:table-cell office:value-type="string" calcext:value-type="string">
            <text:p>9(1,8)-8(1,7)</text:p>
          </table:table-cell>
          <table:table-cell office:value-type="float" office:value="-3.3033" calcext:value-type="float">
            <text:p>-3.3033</text:p>
          </table:table-cell>
          <table:table-cell/>
          <table:table-cell office:value-type="float" office:value="30.1255" calcext:value-type="float">
            <text:p>30.1255</text:p>
          </table:table-cell>
          <table:table-cell office:value-type="float" office:value="43.3436" calcext:value-type="float">
            <text:p>43.3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8.82862230, 208.82862230</text:p>
          </table:table-cell>
          <table:table-cell office:value-type="string" calcext:value-type="string">
            <text:p>11(0,11)-10(1,10)</text:p>
          </table:table-cell>
          <table:table-cell office:value-type="float" office:value="-5.0862" calcext:value-type="float">
            <text:p>-5.0862</text:p>
          </table:table-cell>
          <table:table-cell/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9.71364890, 209.71364890</text:p>
          </table:table-cell>
          <table:table-cell office:value-type="string" calcext:value-type="string">
            <text:p>16(5,12)-17(4,13)</text:p>
          </table:table-cell>
          <table:table-cell office:value-type="float" office:value="-5.8051" calcext:value-type="float">
            <text:p>-5.8051</text:p>
          </table:table-cell>
          <table:table-cell/>
          <table:table-cell office:value-type="float" office:value="150.3228" calcext:value-type="float">
            <text:p>150.3228</text:p>
          </table:table-cell>
          <table:table-cell office:value-type="float" office:value="216.2797" calcext:value-type="float">
            <text:p>216.27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0.39166060, 210.39166060</text:p>
          </table:table-cell>
          <table:table-cell office:value-type="string" calcext:value-type="string">
            <text:p>16(5,11)-17(4,14)</text:p>
          </table:table-cell>
          <table:table-cell office:value-type="float" office:value="-5.8024" calcext:value-type="float">
            <text:p>-5.8024</text:p>
          </table:table-cell>
          <table:table-cell/>
          <table:table-cell office:value-type="float" office:value="150.3005" calcext:value-type="float">
            <text:p>150.3005</text:p>
          </table:table-cell>
          <table:table-cell office:value-type="float" office:value="216.2476" calcext:value-type="float">
            <text:p>216.24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0.61061220, 210.61061220</text:p>
          </table:table-cell>
          <table:table-cell office:value-type="string" calcext:value-type="string">
            <text:p>26(2,24)-27(1,27)</text:p>
          </table:table-cell>
          <table:table-cell office:value-type="float" office:value="-7.0938" calcext:value-type="float">
            <text:p>-7.0938</text:p>
          </table:table-cell>
          <table:table-cell/>
          <table:table-cell office:value-type="float" office:value="271.5641" calcext:value-type="float">
            <text:p>271.5641</text:p>
          </table:table-cell>
          <table:table-cell office:value-type="float" office:value="390.7179" calcext:value-type="float">
            <text:p>390.7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0.61850560, 210.61850560</text:p>
          </table:table-cell>
          <table:table-cell office:value-type="string" calcext:value-type="string">
            <text:p>20(2,18)-20(1,19)</text:p>
          </table:table-cell>
          <table:table-cell office:value-type="float" office:value="-5.0105" calcext:value-type="float">
            <text:p>-5.0105</text:p>
          </table:table-cell>
          <table:table-cell/>
          <table:table-cell office:value-type="float" office:value="162.9409" calcext:value-type="float">
            <text:p>162.9409</text:p>
          </table:table-cell>
          <table:table-cell office:value-type="float" office:value="234.4343" calcext:value-type="float">
            <text:p>234.43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1.21816460, 211.21816460</text:p>
          </table:table-cell>
          <table:table-cell office:value-type="string" calcext:value-type="string">
            <text:p>5(2,4)-5(1,5)</text:p>
          </table:table-cell>
          <table:table-cell office:value-type="float" office:value="-5.4749" calcext:value-type="float">
            <text:p>-5.4749</text:p>
          </table:table-cell>
          <table:table-cell/>
          <table:table-cell office:value-type="float" office:value="13.037" calcext:value-type="float">
            <text:p>13.037</text:p>
          </table:table-cell>
          <table:table-cell office:value-type="float" office:value="18.7572" calcext:value-type="float">
            <text:p>18.7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1.46055100, 211.46055100</text:p>
          </table:table-cell>
          <table:table-cell office:value-type="string" calcext:value-type="string">
            <text:p>26(2,24)-27(0,27)</text:p>
          </table:table-cell>
          <table:table-cell office:value-type="float" office:value="-7.0429" calcext:value-type="float">
            <text:p>-7.0429</text:p>
          </table:table-cell>
          <table:table-cell/>
          <table:table-cell office:value-type="float" office:value="271.5357" calcext:value-type="float">
            <text:p>271.5357</text:p>
          </table:table-cell>
          <table:table-cell office:value-type="float" office:value="390.6771" calcext:value-type="float">
            <text:p>390.67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2.99384120, 212.99384120</text:p>
          </table:table-cell>
          <table:table-cell office:value-type="string" calcext:value-type="string">
            <text:p>20(4,16)-21(2,19)</text:p>
          </table:table-cell>
          <table:table-cell office:value-type="float" office:value="-6.5675" calcext:value-type="float">
            <text:p>-6.5675</text:p>
          </table:table-cell>
          <table:table-cell/>
          <table:table-cell office:value-type="float" office:value="186.1952" calcext:value-type="float">
            <text:p>186.1952</text:p>
          </table:table-cell>
          <table:table-cell office:value-type="float" office:value="267.8918" calcext:value-type="float">
            <text:p>267.89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3.61009030, 213.61009030</text:p>
          </table:table-cell>
          <table:table-cell office:value-type="string" calcext:value-type="string">
            <text:p>16(1,15)-16(1,16)</text:p>
          </table:table-cell>
          <table:table-cell office:value-type="float" office:value="-5.2277" calcext:value-type="float">
            <text:p>-5.2277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4.19987130, 214.19987130</text:p>
          </table:table-cell>
          <table:table-cell office:value-type="string" calcext:value-type="string">
            <text:p>10(4,7)-11(3,8)</text:p>
          </table:table-cell>
          <table:table-cell office:value-type="float" office:value="-5.87" calcext:value-type="float">
            <text:p>-5.87</text:p>
          </table:table-cell>
          <table:table-cell/>
          <table:table-cell office:value-type="float" office:value="69.4805" calcext:value-type="float">
            <text:p>69.4805</text:p>
          </table:table-cell>
          <table:table-cell office:value-type="float" office:value="99.9664" calcext:value-type="float">
            <text:p>99.9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5.25140870, 215.25140870</text:p>
          </table:table-cell>
          <table:table-cell office:value-type="string" calcext:value-type="string">
            <text:p>10(4,6)-11(3,9)</text:p>
          </table:table-cell>
          <table:table-cell office:value-type="float" office:value="-5.8661" calcext:value-type="float">
            <text:p>-5.8661</text:p>
          </table:table-cell>
          <table:table-cell/>
          <table:table-cell office:value-type="float" office:value="69.4458" calcext:value-type="float">
            <text:p>69.4458</text:p>
          </table:table-cell>
          <table:table-cell office:value-type="float" office:value="99.9164" calcext:value-type="float">
            <text:p>99.91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5.40784110, 215.40784110</text:p>
          </table:table-cell>
          <table:table-cell office:value-type="string" calcext:value-type="string">
            <text:p>10(1,10)-9(1,9)</text:p>
          </table:table-cell>
          <table:table-cell office:value-type="float" office:value="-3.2383" calcext:value-type="float">
            <text:p>-3.2383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6.23272190, 216.23272190</text:p>
          </table:table-cell>
          <table:table-cell office:value-type="string" calcext:value-type="string">
            <text:p>6(2,5)-6(1,6)</text:p>
          </table:table-cell>
          <table:table-cell office:value-type="float" office:value="-5.3902" calcext:value-type="float">
            <text:p>-5.3902</text:p>
          </table:table-cell>
          <table:table-cell/>
          <table:table-cell office:value-type="float" office:value="17.3624" calcext:value-type="float">
            <text:p>17.3624</text:p>
          </table:table-cell>
          <table:table-cell office:value-type="float" office:value="24.9805" calcext:value-type="float">
            <text:p>24.98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7.82469110, 217.82469110</text:p>
          </table:table-cell>
          <table:table-cell office:value-type="string" calcext:value-type="string">
            <text:p>23(2,21)-23(2,22)</text:p>
          </table:table-cell>
          <table:table-cell office:value-type="float" office:value="-5.1689" calcext:value-type="float">
            <text:p>-5.1689</text:p>
          </table:table-cell>
          <table:table-cell/>
          <table:table-cell office:value-type="float" office:value="213.658" calcext:value-type="float">
            <text:p>213.658</text:p>
          </table:table-cell>
          <table:table-cell office:value-type="float" office:value="307.4044" calcext:value-type="float">
            <text:p>307.40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7.93258380, 217.93258380</text:p>
          </table:table-cell>
          <table:table-cell office:value-type="string" calcext:value-type="string">
            <text:p>26(3,23)-25(4,22)</text:p>
          </table:table-cell>
          <table:table-cell office:value-type="float" office:value="-5.7314" calcext:value-type="float">
            <text:p>-5.7314</text:p>
          </table:table-cell>
          <table:table-cell/>
          <table:table-cell office:value-type="float" office:value="279.9144" calcext:value-type="float">
            <text:p>279.9144</text:p>
          </table:table-cell>
          <table:table-cell office:value-type="float" office:value="402.7321" calcext:value-type="float">
            <text:p>402.7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8.03683420, 218.03683420</text:p>
          </table:table-cell>
          <table:table-cell office:value-type="string" calcext:value-type="string">
            <text:p>4(3,2)-5(2,3)</text:p>
          </table:table-cell>
          <table:table-cell office:value-type="float" office:value="-6.3742" calcext:value-type="float">
            <text:p>-6.3742</text:p>
          </table:table-cell>
          <table:table-cell/>
          <table:table-cell office:value-type="float" office:value="20.1178" calcext:value-type="float">
            <text:p>20.1178</text:p>
          </table:table-cell>
          <table:table-cell office:value-type="float" office:value="28.9449" calcext:value-type="float">
            <text:p>28.94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8.13218390, 218.13218390</text:p>
          </table:table-cell>
          <table:table-cell office:value-type="string" calcext:value-type="string">
            <text:p>20(2,18)-19(3,17)</text:p>
          </table:table-cell>
          <table:table-cell office:value-type="float" office:value="-5.5226" calcext:value-type="float">
            <text:p>-5.5226</text:p>
          </table:table-cell>
          <table:table-cell/>
          <table:table-cell office:value-type="float" office:value="162.6903" calcext:value-type="float">
            <text:p>162.6903</text:p>
          </table:table-cell>
          <table:table-cell office:value-type="float" office:value="234.0737" calcext:value-type="float">
            <text:p>234.07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8.93850670, 218.93850670</text:p>
          </table:table-cell>
          <table:table-cell office:value-type="string" calcext:value-type="string">
            <text:p>8(1,8)-7(0,7)</text:p>
          </table:table-cell>
          <table:table-cell office:value-type="float" office:value="-5.1495" calcext:value-type="float">
            <text:p>-5.1495</text:p>
          </table:table-cell>
          <table:table-cell/>
          <table:table-cell office:value-type="float" office:value="20.8606" calcext:value-type="float">
            <text:p>20.8606</text:p>
          </table:table-cell>
          <table:table-cell office:value-type="float" office:value="30.0136" calcext:value-type="float">
            <text:p>30.01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9.09858090, 219.09858090</text:p>
          </table:table-cell>
          <table:table-cell office:value-type="string" calcext:value-type="string">
            <text:p>4(3,1)-5(2,4)</text:p>
          </table:table-cell>
          <table:table-cell office:value-type="float" office:value="-6.3708" calcext:value-type="float">
            <text:p>-6.3708</text:p>
          </table:table-cell>
          <table:table-cell/>
          <table:table-cell office:value-type="float" office:value="20.0825" calcext:value-type="float">
            <text:p>20.0825</text:p>
          </table:table-cell>
          <table:table-cell office:value-type="float" office:value="28.8941" calcext:value-type="float">
            <text:p>28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0.03796710, 220.03796710</text:p>
          </table:table-cell>
          <table:table-cell office:value-type="string" calcext:value-type="string">
            <text:p>10(0,10)-9(0,9)</text:p>
          </table:table-cell>
          <table:table-cell office:value-type="float" office:value="-3.2142" calcext:value-type="float">
            <text:p>-3.2142</text:p>
          </table:table-cell>
          <table:table-cell office:value-type="float" office:value="0.3" calcext:value-type="float">
            <text:p>0.3</text:p>
          </table:table-cell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2.11042100, 222.11042100</text:p>
          </table:table-cell>
          <table:table-cell office:value-type="string" calcext:value-type="string">
            <text:p>7(2,6)-7(1,7)</text:p>
          </table:table-cell>
          <table:table-cell office:value-type="float" office:value="-5.3192" calcext:value-type="float">
            <text:p>-5.3192</text:p>
          </table:table-cell>
          <table:table-cell/>
          <table:table-cell office:value-type="float" office:value="22.4051" calcext:value-type="float">
            <text:p>22.4051</text:p>
          </table:table-cell>
          <table:table-cell office:value-type="float" office:value="32.2358" calcext:value-type="float">
            <text:p>32.2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3.89383230, 223.89383230</text:p>
          </table:table-cell>
          <table:table-cell office:value-type="string" calcext:value-type="string">
            <text:p>15(1,14)-14(2,13)</text:p>
          </table:table-cell>
          <table:table-cell office:value-type="float" office:value="-5.2868" calcext:value-type="float">
            <text:p>-5.2868</text:p>
          </table:table-cell>
          <table:table-cell/>
          <table:table-cell office:value-type="float" office:value="87.2522" calcext:value-type="float">
            <text:p>87.2522</text:p>
          </table:table-cell>
          <table:table-cell office:value-type="float" office:value="125.5357" calcext:value-type="float">
            <text:p>125.53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3.91557070, 223.91557070</text:p>
          </table:table-cell>
          <table:table-cell office:value-type="string" calcext:value-type="string">
            <text:p>10(2,9)-9(2,8)</text:p>
          </table:table-cell>
          <table:table-cell office:value-type="float" office:value="-3.2347" calcext:value-type="float">
            <text:p>-3.2347</text:p>
          </table:table-cell>
          <table:table-cell office:value-type="float" office:value="0.3" calcext:value-type="float">
            <text:p>0.3</text:p>
          </table:table-cell>
          <table:table-cell office:value-type="float" office:value="42.5246" calcext:value-type="float">
            <text:p>42.5246</text:p>
          </table:table-cell>
          <table:table-cell office:value-type="float" office:value="61.1831" calcext:value-type="float">
            <text:p>61.18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46868280, 224.46868280</text:p>
          </table:table-cell>
          <table:table-cell office:value-type="string" calcext:value-type="string">
            <text:p>21(2,19)-21(1,20)</text:p>
          </table:table-cell>
          <table:table-cell office:value-type="float" office:value="-4.9873" calcext:value-type="float">
            <text:p>-4.9873</text:p>
          </table:table-cell>
          <table:table-cell/>
          <table:table-cell office:value-type="float" office:value="178.7078" calcext:value-type="float">
            <text:p>178.7078</text:p>
          </table:table-cell>
          <table:table-cell office:value-type="float" office:value="257.1192" calcext:value-type="float">
            <text:p>257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83397510, 224.83397510</text:p>
          </table:table-cell>
          <table:table-cell office:value-type="string" calcext:value-type="string">
            <text:p>16(1,15)-16(0,16)</text:p>
          </table:table-cell>
          <table:table-cell office:value-type="float" office:value="-5.1536" calcext:value-type="float">
            <text:p>-5.1536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1182900, 224.91182900</text:p>
          </table:table-cell>
          <table:table-cell office:value-type="string" calcext:value-type="string">
            <text:p>10(7,3)-9(7,2)</text:p>
          </table:table-cell>
          <table:table-cell office:value-type="float" office:value="-3.7125" calcext:value-type="float">
            <text:p>-3.7125</text:p>
          </table:table-cell>
          <table:table-cell/>
          <table:table-cell office:value-type="float" office:value="141.9394" calcext:value-type="float">
            <text:p>141.9394</text:p>
          </table:table-cell>
          <table:table-cell office:value-type="float" office:value="204.218" calcext:value-type="float">
            <text:p>204.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1182900, 224.91182900</text:p>
          </table:table-cell>
          <table:table-cell office:value-type="string" calcext:value-type="string">
            <text:p>10(7,3)-9(7,2)</text:p>
          </table:table-cell>
          <table:table-cell office:value-type="float" office:value="-3.7125" calcext:value-type="float">
            <text:p>-3.7125</text:p>
          </table:table-cell>
          <table:table-cell/>
          <table:table-cell office:value-type="float" office:value="141.9394" calcext:value-type="float">
            <text:p>141.9394</text:p>
          </table:table-cell>
          <table:table-cell office:value-type="float" office:value="204.218" calcext:value-type="float">
            <text:p>204.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1192500, 224.91192500</text:p>
          </table:table-cell>
          <table:table-cell office:value-type="string" calcext:value-type="string">
            <text:p>10(8,2)-9(8,1)</text:p>
          </table:table-cell>
          <table:table-cell office:value-type="float" office:value="-3.9326" calcext:value-type="float">
            <text:p>-3.9326</text:p>
          </table:table-cell>
          <table:table-cell/>
          <table:table-cell office:value-type="float" office:value="175.0053" calcext:value-type="float">
            <text:p>175.0053</text:p>
          </table:table-cell>
          <table:table-cell office:value-type="float" office:value="251.7921" calcext:value-type="float">
            <text:p>251.79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1192500, 224.91192500</text:p>
          </table:table-cell>
          <table:table-cell office:value-type="string" calcext:value-type="string">
            <text:p>10(8,2)-9(8,1)</text:p>
          </table:table-cell>
          <table:table-cell office:value-type="float" office:value="-3.9326" calcext:value-type="float">
            <text:p>-3.9326</text:p>
          </table:table-cell>
          <table:table-cell/>
          <table:table-cell office:value-type="float" office:value="175.0053" calcext:value-type="float">
            <text:p>175.0053</text:p>
          </table:table-cell>
          <table:table-cell office:value-type="float" office:value="251.7921" calcext:value-type="float">
            <text:p>251.79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2330560, 224.92330560</text:p>
          </table:table-cell>
          <table:table-cell office:value-type="string" calcext:value-type="string">
            <text:p>10(9,1)-9(9,0)</text:p>
          </table:table-cell>
          <table:table-cell office:value-type="float" office:value="-4.2881" calcext:value-type="float">
            <text:p>-4.2881</text:p>
          </table:table-cell>
          <table:table-cell/>
          <table:table-cell office:value-type="float" office:value="212.4502" calcext:value-type="float">
            <text:p>212.4502</text:p>
          </table:table-cell>
          <table:table-cell office:value-type="float" office:value="305.6667" calcext:value-type="float">
            <text:p>305.66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2330560, 224.92330560</text:p>
          </table:table-cell>
          <table:table-cell office:value-type="string" calcext:value-type="string">
            <text:p>10(9,1)-9(9,0)</text:p>
          </table:table-cell>
          <table:table-cell office:value-type="float" office:value="-4.2881" calcext:value-type="float">
            <text:p>-4.2881</text:p>
          </table:table-cell>
          <table:table-cell/>
          <table:table-cell office:value-type="float" office:value="212.4502" calcext:value-type="float">
            <text:p>212.4502</text:p>
          </table:table-cell>
          <table:table-cell office:value-type="float" office:value="305.6667" calcext:value-type="float">
            <text:p>305.66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2907940, 224.92907940</text:p>
          </table:table-cell>
          <table:table-cell office:value-type="string" calcext:value-type="string">
            <text:p>10(6,5)-9(6,4)</text:p>
          </table:table-cell>
          <table:table-cell office:value-type="float" office:value="-3.5541" calcext:value-type="float">
            <text:p>-3.5541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2907970, 224.92907970</text:p>
          </table:table-cell>
          <table:table-cell office:value-type="string" calcext:value-type="string">
            <text:p>10(6,4)-9(6,3)</text:p>
          </table:table-cell>
          <table:table-cell office:value-type="float" office:value="-3.5541" calcext:value-type="float">
            <text:p>-3.5541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7675610, 224.97675610</text:p>
          </table:table-cell>
          <table:table-cell office:value-type="string" calcext:value-type="string">
            <text:p>10(5,6)-9(5,5)</text:p>
          </table:table-cell>
          <table:table-cell office:value-type="float" office:value="-3.4344" calcext:value-type="float">
            <text:p>-3.4344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7681470, 224.97681470</text:p>
          </table:table-cell>
          <table:table-cell office:value-type="string" calcext:value-type="string">
            <text:p>10(5,5)-9(5,4)</text:p>
          </table:table-cell>
          <table:table-cell office:value-type="float" office:value="-3.4344" calcext:value-type="float">
            <text:p>-3.4344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08544350, 225.08544350</text:p>
          </table:table-cell>
          <table:table-cell office:value-type="string" calcext:value-type="string">
            <text:p>10(4,7)-9(4,6)</text:p>
          </table:table-cell>
          <table:table-cell office:value-type="float" office:value="-3.3434" calcext:value-type="float">
            <text:p>-3.3434</text:p>
          </table:table-cell>
          <table:table-cell office:value-type="string" calcext:value-type="string">
            <text:p><text:s/>4.3e</text:p>
          </table:table-cell>
          <table:table-cell office:value-type="float" office:value="69.1174" calcext:value-type="float">
            <text:p>69.1174</text:p>
          </table:table-cell>
          <table:table-cell office:value-type="float" office:value="99.4439" calcext:value-type="float">
            <text:p>99.44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09121450, 225.09121450</text:p>
          </table:table-cell>
          <table:table-cell office:value-type="string" calcext:value-type="string">
            <text:p>10(4,6)-9(4,5)</text:p>
          </table:table-cell>
          <table:table-cell office:value-type="float" office:value="-3.3434" calcext:value-type="float">
            <text:p>-3.3434</text:p>
          </table:table-cell>
          <table:table-cell office:value-type="string" calcext:value-type="string">
            <text:p><text:s/>5.2e</text:p>
          </table:table-cell>
          <table:table-cell office:value-type="float" office:value="69.1175" calcext:value-type="float">
            <text:p>69.1175</text:p>
          </table:table-cell>
          <table:table-cell office:value-type="float" office:value="99.4441" calcext:value-type="float">
            <text:p>99.44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23775360, 225.23775360</text:p>
          </table:table-cell>
          <table:table-cell office:value-type="string" calcext:value-type="string">
            <text:p>10(3,8)-9(3,7)</text:p>
          </table:table-cell>
          <table:table-cell office:value-type="float" office:value="-3.2759" calcext:value-type="float">
            <text:p>-3.2759</text:p>
          </table:table-cell>
          <table:table-cell/>
          <table:table-cell office:value-type="float" office:value="53.6659" calcext:value-type="float">
            <text:p>53.6659</text:p>
          </table:table-cell>
          <table:table-cell office:value-type="float" office:value="77.2128" calcext:value-type="float">
            <text:p>77.21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51255200, 225.51255200</text:p>
          </table:table-cell>
          <table:table-cell office:value-type="string" calcext:value-type="string">
            <text:p>10(3,7)-9(3,6)</text:p>
          </table:table-cell>
          <table:table-cell office:value-type="float" office:value="-3.2749" calcext:value-type="float">
            <text:p>-3.2749</text:p>
          </table:table-cell>
          <table:table-cell office:value-type="float" office:value="0.4" calcext:value-type="float">
            <text:p>0.4</text:p>
          </table:table-cell>
          <table:table-cell office:value-type="float" office:value="53.6767" calcext:value-type="float">
            <text:p>53.6767</text:p>
          </table:table-cell>
          <table:table-cell office:value-type="float" office:value="77.2284" calcext:value-type="float">
            <text:p>77.22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8.19912440, 228.19912440</text:p>
          </table:table-cell>
          <table:table-cell office:value-type="string" calcext:value-type="string">
            <text:p>21(6,16)-22(5,17)</text:p>
          </table:table-cell>
          <table:table-cell office:value-type="float" office:value="-5.8025" calcext:value-type="float">
            <text:p>-5.8025</text:p>
          </table:table-cell>
          <table:table-cell/>
          <table:table-cell office:value-type="float" office:value="245.3183" calcext:value-type="float">
            <text:p>245.3183</text:p>
          </table:table-cell>
          <table:table-cell office:value-type="float" office:value="352.9563" calcext:value-type="float">
            <text:p>352.95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8.44054750, 228.44054750</text:p>
          </table:table-cell>
          <table:table-cell office:value-type="string" calcext:value-type="string">
            <text:p>21(6,15)-22(5,18)</text:p>
          </table:table-cell>
          <table:table-cell office:value-type="float" office:value="-5.8016" calcext:value-type="float">
            <text:p>-5.8016</text:p>
          </table:table-cell>
          <table:table-cell/>
          <table:table-cell office:value-type="float" office:value="245.3103" calcext:value-type="float">
            <text:p>245.3103</text:p>
          </table:table-cell>
          <table:table-cell office:value-type="float" office:value="352.9448" calcext:value-type="float">
            <text:p>352.94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8.54407930, 228.54407930</text:p>
          </table:table-cell>
          <table:table-cell office:value-type="string" calcext:value-type="string">
            <text:p>10(2,8)-9(2,7)</text:p>
          </table:table-cell>
          <table:table-cell office:value-type="float" office:value="-3.2176" calcext:value-type="float">
            <text:p>-3.2176</text:p>
          </table:table-cell>
          <table:table-cell office:value-type="float" office:value="0.4" calcext:value-type="float">
            <text:p>0.4</text:p>
          </table:table-cell>
          <table:table-cell office:value-type="float" office:value="42.8481" calcext:value-type="float">
            <text:p>42.8481</text:p>
          </table:table-cell>
          <table:table-cell office:value-type="float" office:value="61.6485" calcext:value-type="float">
            <text:p>61.6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8.85939620, 228.85939620</text:p>
          </table:table-cell>
          <table:table-cell office:value-type="string" calcext:value-type="string">
            <text:p>8(2,7)-8(1,8)</text:p>
          </table:table-cell>
          <table:table-cell office:value-type="float" office:value="-5.2577" calcext:value-type="float">
            <text:p>-5.2577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1.50560760, 231.50560760</text:p>
          </table:table-cell>
          <table:table-cell office:value-type="string" calcext:value-type="string">
            <text:p>10(1,9)-9(1,8)</text:p>
          </table:table-cell>
          <table:table-cell office:value-type="float" office:value="-3.1815" calcext:value-type="float">
            <text:p>-3.1815</text:p>
          </table:table-cell>
          <table:table-cell office:value-type="float" office:value="0.8" calcext:value-type="float">
            <text:p>0.8</text:p>
          </table:table-cell>
          <table:table-cell office:value-type="float" office:value="37.0844" calcext:value-type="float">
            <text:p>37.0844</text:p>
          </table:table-cell>
          <table:table-cell office:value-type="float" office:value="53.3559" calcext:value-type="float">
            <text:p>53.35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3.07288880, 233.07288880</text:p>
          </table:table-cell>
          <table:table-cell office:value-type="string" calcext:value-type="string">
            <text:p>15(5,11)-16(4,12)</text:p>
          </table:table-cell>
          <table:table-cell office:value-type="float" office:value="-5.732" calcext:value-type="float">
            <text:p>-5.732</text:p>
          </table:table-cell>
          <table:table-cell/>
          <table:table-cell office:value-type="float" office:value="137.5224" calcext:value-type="float">
            <text:p>137.5224</text:p>
          </table:table-cell>
          <table:table-cell office:value-type="float" office:value="197.8629" calcext:value-type="float">
            <text:p>197.86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3.49410830, 233.49410830</text:p>
          </table:table-cell>
          <table:table-cell office:value-type="string" calcext:value-type="string">
            <text:p>15(5,10)-16(4,13)</text:p>
          </table:table-cell>
          <table:table-cell office:value-type="float" office:value="-5.7306" calcext:value-type="float">
            <text:p>-5.7306</text:p>
          </table:table-cell>
          <table:table-cell/>
          <table:table-cell office:value-type="float" office:value="137.5085" calcext:value-type="float">
            <text:p>137.5085</text:p>
          </table:table-cell>
          <table:table-cell office:value-type="float" office:value="197.8429" calcext:value-type="float">
            <text:p>197.84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4.21490480, 234.21490480</text:p>
          </table:table-cell>
          <table:table-cell office:value-type="string" calcext:value-type="string">
            <text:p>12(0,12)-11(1,11)</text:p>
          </table:table-cell>
          <table:table-cell office:value-type="float" office:value="-4.9478" calcext:value-type="float">
            <text:p>-4.9478</text:p>
          </table:table-cell>
          <table:table-cell/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5.70268880, 235.70268880</text:p>
          </table:table-cell>
          <table:table-cell office:value-type="string" calcext:value-type="string">
            <text:p>9(1,9)-8(0,8)</text:p>
          </table:table-cell>
          <table:table-cell office:value-type="float" office:value="-5.038" calcext:value-type="float">
            <text:p>-5.038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6.48596880, 236.48596880</text:p>
          </table:table-cell>
          <table:table-cell office:value-type="string" calcext:value-type="string">
            <text:p>9(2,8)-9(1,9)</text:p>
          </table:table-cell>
          <table:table-cell office:value-type="float" office:value="-5.2035" calcext:value-type="float">
            <text:p>-5.2035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6.71719850, 236.71719850</text:p>
          </table:table-cell>
          <table:table-cell office:value-type="string" calcext:value-type="string">
            <text:p>11(1,11)-10(1,10)</text:p>
          </table:table-cell>
          <table:table-cell office:value-type="float" office:value="-3.13" calcext:value-type="float">
            <text:p>-3.13</text:p>
          </table:table-cell>
          <table:table-cell office:value-type="float" office:value="0.4" calcext:value-type="float">
            <text:p>0.4</text:p>
          </table:table-cell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7.15001950, 237.15001950</text:p>
          </table:table-cell>
          <table:table-cell office:value-type="string" calcext:value-type="string">
            <text:p>10(3,7)-11(1,10)</text:p>
          </table:table-cell>
          <table:table-cell office:value-type="float" office:value="-6.7268" calcext:value-type="float">
            <text:p>-6.7268</text:p>
          </table:table-cell>
          <table:table-cell/>
          <table:table-cell office:value-type="float" office:value="53.2885" calcext:value-type="float">
            <text:p>53.2885</text:p>
          </table:table-cell>
          <table:table-cell office:value-type="float" office:value="76.6698" calcext:value-type="float">
            <text:p>76.66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7.32177590, 237.32177590</text:p>
          </table:table-cell>
          <table:table-cell office:value-type="string" calcext:value-type="string">
            <text:p>27(2,25)-28(1,28)</text:p>
          </table:table-cell>
          <table:table-cell office:value-type="float" office:value="-7.0671" calcext:value-type="float">
            <text:p>-7.0671</text:p>
          </table:table-cell>
          <table:table-cell/>
          <table:table-cell office:value-type="float" office:value="291.3504" calcext:value-type="float">
            <text:p>291.3504</text:p>
          </table:table-cell>
          <table:table-cell office:value-type="float" office:value="419.1858" calcext:value-type="float">
            <text:p>419.1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7.38891710, 237.38891710</text:p>
          </table:table-cell>
          <table:table-cell office:value-type="string" calcext:value-type="string">
            <text:p>9(4,6)-10(3,7)</text:p>
          </table:table-cell>
          <table:table-cell office:value-type="float" office:value="-5.8462" calcext:value-type="float">
            <text:p>-5.8462</text:p>
          </table:table-cell>
          <table:table-cell/>
          <table:table-cell office:value-type="float" office:value="61.1989" calcext:value-type="float">
            <text:p>61.1989</text:p>
          </table:table-cell>
          <table:table-cell office:value-type="float" office:value="88.0511" calcext:value-type="float">
            <text:p>88.05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7.75567800, 237.75567800</text:p>
          </table:table-cell>
          <table:table-cell office:value-type="string" calcext:value-type="string">
            <text:p>17(1,16)-17(1,17)</text:p>
          </table:table-cell>
          <table:table-cell office:value-type="float" office:value="-5.1716" calcext:value-type="float">
            <text:p>-5.1716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7.98061880, 237.98061880</text:p>
          </table:table-cell>
          <table:table-cell office:value-type="string" calcext:value-type="string">
            <text:p>27(2,25)-28(0,28)</text:p>
          </table:table-cell>
          <table:table-cell office:value-type="float" office:value="-7.0173" calcext:value-type="float">
            <text:p>-7.0173</text:p>
          </table:table-cell>
          <table:table-cell/>
          <table:table-cell office:value-type="float" office:value="291.3284" calcext:value-type="float">
            <text:p>291.3284</text:p>
          </table:table-cell>
          <table:table-cell office:value-type="float" office:value="419.1542" calcext:value-type="float">
            <text:p>419.1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7.99101210, 237.99101210</text:p>
          </table:table-cell>
          <table:table-cell office:value-type="string" calcext:value-type="string">
            <text:p>9(4,5)-10(3,8)</text:p>
          </table:table-cell>
          <table:table-cell office:value-type="float" office:value="-5.8442" calcext:value-type="float">
            <text:p>-5.8442</text:p>
          </table:table-cell>
          <table:table-cell/>
          <table:table-cell office:value-type="float" office:value="61.179" calcext:value-type="float">
            <text:p>61.179</text:p>
          </table:table-cell>
          <table:table-cell office:value-type="float" office:value="88.0224" calcext:value-type="float">
            <text:p>88.0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0.28995200, 240.28995200</text:p>
          </table:table-cell>
          <table:table-cell office:value-type="string" calcext:value-type="string">
            <text:p>22(2,20)-22(1,21)</text:p>
          </table:table-cell>
          <table:table-cell office:value-type="float" office:value="-4.9649" calcext:value-type="float">
            <text:p>-4.9649</text:p>
          </table:table-cell>
          <table:table-cell/>
          <table:table-cell office:value-type="float" office:value="195.168" calcext:value-type="float">
            <text:p>195.168</text:p>
          </table:table-cell>
          <table:table-cell office:value-type="float" office:value="280.8016" calcext:value-type="float">
            <text:p>280.80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0.98006410, 240.98006410</text:p>
          </table:table-cell>
          <table:table-cell office:value-type="string" calcext:value-type="string">
            <text:p>3(3,1)-4(2,2)</text:p>
          </table:table-cell>
          <table:table-cell office:value-type="float" office:value="-6.6598" calcext:value-type="float">
            <text:p>-6.6598</text:p>
          </table:table-cell>
          <table:table-cell/>
          <table:table-cell office:value-type="float" office:value="16.3522" calcext:value-type="float">
            <text:p>16.3522</text:p>
          </table:table-cell>
          <table:table-cell office:value-type="float" office:value="23.527" calcext:value-type="float">
            <text:p>23.5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1.14625400, 241.14625400</text:p>
          </table:table-cell>
          <table:table-cell office:value-type="string" calcext:value-type="string">
            <text:p>11(0,11)-10(0,10)</text:p>
          </table:table-cell>
          <table:table-cell office:value-type="float" office:value="-3.1094" calcext:value-type="float">
            <text:p>-3.1094</text:p>
          </table:table-cell>
          <table:table-cell office:value-type="float" office:value="0.2" calcext:value-type="float">
            <text:p>0.2</text:p>
          </table:table-cell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1.43540040, 241.43540040</text:p>
          </table:table-cell>
          <table:table-cell office:value-type="string" calcext:value-type="string">
            <text:p>3(3,0)-4(2,3)</text:p>
          </table:table-cell>
          <table:table-cell office:value-type="float" office:value="-6.6585" calcext:value-type="float">
            <text:p>-6.6585</text:p>
          </table:table-cell>
          <table:table-cell/>
          <table:table-cell office:value-type="float" office:value="16.337" calcext:value-type="float">
            <text:p>16.337</text:p>
          </table:table-cell>
          <table:table-cell office:value-type="float" office:value="23.5052" calcext:value-type="float">
            <text:p>23.5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2.92897080, 242.92897080</text:p>
          </table:table-cell>
          <table:table-cell office:value-type="string" calcext:value-type="string">
            <text:p>2(2,1)-1(1,0)</text:p>
          </table:table-cell>
          <table:table-cell office:value-type="float" office:value="-5.5509" calcext:value-type="float">
            <text:p>-5.5509</text:p>
          </table:table-cell>
          <table:table-cell/>
          <table:table-cell office:value-type="float" office:value="2.9876" calcext:value-type="float">
            <text:p>2.9876</text:p>
          </table:table-cell>
          <table:table-cell office:value-type="float" office:value="4.2985" calcext:value-type="float">
            <text:p>4.29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3.57469560, 243.57469560</text:p>
          </table:table-cell>
          <table:table-cell office:value-type="string" calcext:value-type="string">
            <text:p>24(2,22)-24(2,23)</text:p>
          </table:table-cell>
          <table:table-cell office:value-type="float" office:value="-5.1248" calcext:value-type="float">
            <text:p>-5.1248</text:p>
          </table:table-cell>
          <table:table-cell/>
          <table:table-cell office:value-type="float" office:value="231.2853" calcext:value-type="float">
            <text:p>231.2853</text:p>
          </table:table-cell>
          <table:table-cell office:value-type="float" office:value="332.766" calcext:value-type="float">
            <text:p>332.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4.59815960, 244.59815960</text:p>
          </table:table-cell>
          <table:table-cell office:value-type="string" calcext:value-type="string">
            <text:p>2(2,0)-1(1,1)</text:p>
          </table:table-cell>
          <table:table-cell office:value-type="float" office:value="-5.5503" calcext:value-type="float">
            <text:p>-5.5503</text:p>
          </table:table-cell>
          <table:table-cell/>
          <table:table-cell office:value-type="float" office:value="2.9329" calcext:value-type="float">
            <text:p>2.9329</text:p>
          </table:table-cell>
          <table:table-cell office:value-type="float" office:value="4.2198" calcext:value-type="float">
            <text:p>4.21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4.99369840, 244.99369840</text:p>
          </table:table-cell>
          <table:table-cell office:value-type="string" calcext:value-type="string">
            <text:p>10(2,9)-10(1,10)</text:p>
          </table:table-cell>
          <table:table-cell office:value-type="float" office:value="-5.1551" calcext:value-type="float">
            <text:p>-5.1551</text:p>
          </table:table-cell>
          <table:table-cell/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6.10597390, 246.10597390</text:p>
          </table:table-cell>
          <table:table-cell office:value-type="string" calcext:value-type="string">
            <text:p>11(2,10)-10(2,9)</text:p>
          </table:table-cell>
          <table:table-cell office:value-type="float" office:value="-3.1245" calcext:value-type="float">
            <text:p>-3.1245</text:p>
          </table:table-cell>
          <table:table-cell office:value-type="string" calcext:value-type="string">
            <text:p><text:s/>8.3f</text:p>
          </table:table-cell>
          <table:table-cell office:value-type="float" office:value="49.9937" calcext:value-type="float">
            <text:p>49.9937</text:p>
          </table:table-cell>
          <table:table-cell office:value-type="float" office:value="71.9294" calcext:value-type="float">
            <text:p>71.92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6.85728120, 246.85728120</text:p>
          </table:table-cell>
          <table:table-cell office:value-type="string" calcext:value-type="string">
            <text:p>17(1,16)-17(0,17)</text:p>
          </table:table-cell>
          <table:table-cell office:value-type="float" office:value="-5.1065" calcext:value-type="float">
            <text:p>-5.1065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12248990, 247.12248990</text:p>
          </table:table-cell>
          <table:table-cell office:value-type="string" calcext:value-type="string">
            <text:p>19(4,15)-20(2,18)</text:p>
          </table:table-cell>
          <table:table-cell office:value-type="float" office:value="-6.4995" calcext:value-type="float">
            <text:p>-6.4995</text:p>
          </table:table-cell>
          <table:table-cell/>
          <table:table-cell office:value-type="float" office:value="169.9664" calcext:value-type="float">
            <text:p>169.9664</text:p>
          </table:table-cell>
          <table:table-cell office:value-type="float" office:value="244.5423" calcext:value-type="float">
            <text:p>244.54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254630, 247.41254630</text:p>
          </table:table-cell>
          <table:table-cell office:value-type="string" calcext:value-type="string">
            <text:p>11(8,4)-10(8,3)</text:p>
          </table:table-cell>
          <table:table-cell office:value-type="float" office:value="-3.708" calcext:value-type="float">
            <text:p>-3.708</text:p>
          </table:table-cell>
          <table:table-cell/>
          <table:table-cell office:value-type="float" office:value="182.5075" calcext:value-type="float">
            <text:p>182.5075</text:p>
          </table:table-cell>
          <table:table-cell office:value-type="float" office:value="262.5861" calcext:value-type="float">
            <text:p>262.58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254630, 247.41254630</text:p>
          </table:table-cell>
          <table:table-cell office:value-type="string" calcext:value-type="string">
            <text:p>11(8,4)-10(8,3)</text:p>
          </table:table-cell>
          <table:table-cell office:value-type="float" office:value="-3.708" calcext:value-type="float">
            <text:p>-3.708</text:p>
          </table:table-cell>
          <table:table-cell/>
          <table:table-cell office:value-type="float" office:value="182.5075" calcext:value-type="float">
            <text:p>182.5075</text:p>
          </table:table-cell>
          <table:table-cell office:value-type="float" office:value="262.5861" calcext:value-type="float">
            <text:p>262.58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823030, 247.41823030</text:p>
          </table:table-cell>
          <table:table-cell office:value-type="string" calcext:value-type="string">
            <text:p>11(7,5)-10(7,4)</text:p>
          </table:table-cell>
          <table:table-cell office:value-type="float" office:value="-3.5377" calcext:value-type="float">
            <text:p>-3.5377</text:p>
          </table:table-cell>
          <table:table-cell/>
          <table:table-cell office:value-type="float" office:value="149.4417" calcext:value-type="float">
            <text:p>149.4417</text:p>
          </table:table-cell>
          <table:table-cell office:value-type="float" office:value="215.012" calcext:value-type="float">
            <text:p>215.0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823030, 247.41823030</text:p>
          </table:table-cell>
          <table:table-cell office:value-type="string" calcext:value-type="string">
            <text:p>11(7,5)-10(7,4)</text:p>
          </table:table-cell>
          <table:table-cell office:value-type="float" office:value="-3.5377" calcext:value-type="float">
            <text:p>-3.5377</text:p>
          </table:table-cell>
          <table:table-cell/>
          <table:table-cell office:value-type="float" office:value="149.4417" calcext:value-type="float">
            <text:p>149.4417</text:p>
          </table:table-cell>
          <table:table-cell office:value-type="float" office:value="215.012" calcext:value-type="float">
            <text:p>215.0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2112840, 247.42112840</text:p>
          </table:table-cell>
          <table:table-cell office:value-type="string" calcext:value-type="string">
            <text:p>11(9,3)-10(9,2)</text:p>
          </table:table-cell>
          <table:table-cell office:value-type="float" office:value="-3.9398" calcext:value-type="float">
            <text:p>-3.9398</text:p>
          </table:table-cell>
          <table:table-cell/>
          <table:table-cell office:value-type="float" office:value="219.9528" calcext:value-type="float">
            <text:p>219.9528</text:p>
          </table:table-cell>
          <table:table-cell office:value-type="float" office:value="316.4612" calcext:value-type="float">
            <text:p>316.4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2112840, 247.42112840</text:p>
          </table:table-cell>
          <table:table-cell office:value-type="string" calcext:value-type="string">
            <text:p>11(9,3)-10(9,2)</text:p>
          </table:table-cell>
          <table:table-cell office:value-type="float" office:value="-3.9398" calcext:value-type="float">
            <text:p>-3.9398</text:p>
          </table:table-cell>
          <table:table-cell/>
          <table:table-cell office:value-type="float" office:value="219.9528" calcext:value-type="float">
            <text:p>219.9528</text:p>
          </table:table-cell>
          <table:table-cell office:value-type="float" office:value="316.4612" calcext:value-type="float">
            <text:p>316.4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3980400, 247.43980400</text:p>
          </table:table-cell>
          <table:table-cell office:value-type="string" calcext:value-type="string">
            <text:p>11(10,2)-10(10,1)</text:p>
          </table:table-cell>
          <table:table-cell office:value-type="float" office:value="-4.3066" calcext:value-type="float">
            <text:p>-4.3066</text:p>
          </table:table-cell>
          <table:table-cell/>
          <table:table-cell office:value-type="float" office:value="261.7659" calcext:value-type="float">
            <text:p>261.7659</text:p>
          </table:table-cell>
          <table:table-cell office:value-type="float" office:value="376.6206" calcext:value-type="float">
            <text:p>376.6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3980400, 247.43980400</text:p>
          </table:table-cell>
          <table:table-cell office:value-type="string" calcext:value-type="string">
            <text:p>11(10,2)-10(10,1)</text:p>
          </table:table-cell>
          <table:table-cell office:value-type="float" office:value="-4.3066" calcext:value-type="float">
            <text:p>-4.3066</text:p>
          </table:table-cell>
          <table:table-cell/>
          <table:table-cell office:value-type="float" office:value="261.7659" calcext:value-type="float">
            <text:p>261.7659</text:p>
          </table:table-cell>
          <table:table-cell office:value-type="float" office:value="376.6206" calcext:value-type="float">
            <text:p>376.6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4624290, 247.44624290</text:p>
          </table:table-cell>
          <table:table-cell office:value-type="string" calcext:value-type="string">
            <text:p>11(6,6)-10(6,5)</text:p>
          </table:table-cell>
          <table:table-cell office:value-type="float" office:value="-3.4057" calcext:value-type="float">
            <text:p>-3.4057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4624390, 247.44624390</text:p>
          </table:table-cell>
          <table:table-cell office:value-type="string" calcext:value-type="string">
            <text:p>11(6,5)-10(6,4)</text:p>
          </table:table-cell>
          <table:table-cell office:value-type="float" office:value="-3.4057" calcext:value-type="float">
            <text:p>-3.4057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51397130, 247.51397130</text:p>
          </table:table-cell>
          <table:table-cell office:value-type="string" calcext:value-type="string">
            <text:p>11(5,7)-10(5,6)</text:p>
          </table:table-cell>
          <table:table-cell office:value-type="float" office:value="-3.3021" calcext:value-type="float">
            <text:p>-3.3021</text:p>
          </table:table-cell>
          <table:table-cell office:value-type="string" calcext:value-type="string">
            <text:p><text:s/>2.7f</text:p>
          </table:table-cell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51411760, 247.51411760</text:p>
          </table:table-cell>
          <table:table-cell office:value-type="string" calcext:value-type="string">
            <text:p>11(5,6)-10(5,5)</text:p>
          </table:table-cell>
          <table:table-cell office:value-type="float" office:value="-3.3021" calcext:value-type="float">
            <text:p>-3.3021</text:p>
          </table:table-cell>
          <table:table-cell office:value-type="string" calcext:value-type="string">
            <text:p><text:s/>2.7f</text:p>
          </table:table-cell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66045040, 247.66045040</text:p>
          </table:table-cell>
          <table:table-cell office:value-type="string" calcext:value-type="string">
            <text:p>11(4,8)-10(4,7)</text:p>
          </table:table-cell>
          <table:table-cell office:value-type="float" office:value="-3.2213" calcext:value-type="float">
            <text:p>-3.2213</text:p>
          </table:table-cell>
          <table:table-cell/>
          <table:table-cell office:value-type="float" office:value="76.6254" calcext:value-type="float">
            <text:p>76.6254</text:p>
          </table:table-cell>
          <table:table-cell office:value-type="float" office:value="110.2462" calcext:value-type="float">
            <text:p>110.24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67196500, 247.67196500</text:p>
          </table:table-cell>
          <table:table-cell office:value-type="string" calcext:value-type="string">
            <text:p>11(4,7)-10(4,6)</text:p>
          </table:table-cell>
          <table:table-cell office:value-type="float" office:value="-3.2213" calcext:value-type="float">
            <text:p>-3.2213</text:p>
          </table:table-cell>
          <table:table-cell/>
          <table:table-cell office:value-type="float" office:value="76.6258" calcext:value-type="float">
            <text:p>76.6258</text:p>
          </table:table-cell>
          <table:table-cell office:value-type="float" office:value="110.2468" calcext:value-type="float">
            <text:p>110.24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83081790, 247.83081790</text:p>
          </table:table-cell>
          <table:table-cell office:value-type="string" calcext:value-type="string">
            <text:p>11(3,9)-10(3,8)</text:p>
          </table:table-cell>
          <table:table-cell office:value-type="float" office:value="-3.1605" calcext:value-type="float">
            <text:p>-3.1605</text:p>
          </table:table-cell>
          <table:table-cell/>
          <table:table-cell office:value-type="float" office:value="61.179" calcext:value-type="float">
            <text:p>61.179</text:p>
          </table:table-cell>
          <table:table-cell office:value-type="float" office:value="88.0224" calcext:value-type="float">
            <text:p>88.0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8.27448930, 248.27448930</text:p>
          </table:table-cell>
          <table:table-cell office:value-type="string" calcext:value-type="string">
            <text:p>11(3,8)-10(3,7)</text:p>
          </table:table-cell>
          <table:table-cell office:value-type="float" office:value="-3.159" calcext:value-type="float">
            <text:p>-3.159</text:p>
          </table:table-cell>
          <table:table-cell/>
          <table:table-cell office:value-type="float" office:value="61.1989" calcext:value-type="float">
            <text:p>61.1989</text:p>
          </table:table-cell>
          <table:table-cell office:value-type="float" office:value="88.0511" calcext:value-type="float">
            <text:p>88.05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1.55048020, 251.55048020</text:p>
          </table:table-cell>
          <table:table-cell office:value-type="string" calcext:value-type="string">
            <text:p>20(6,15)-21(5,16)</text:p>
          </table:table-cell>
          <table:table-cell office:value-type="float" office:value="-5.7168" calcext:value-type="float">
            <text:p>-5.7168</text:p>
          </table:table-cell>
          <table:table-cell/>
          <table:table-cell office:value-type="float" office:value="228.7584" calcext:value-type="float">
            <text:p>228.7584</text:p>
          </table:table-cell>
          <table:table-cell office:value-type="float" office:value="329.1304" calcext:value-type="float">
            <text:p>329.13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1.70314220, 251.70314220</text:p>
          </table:table-cell>
          <table:table-cell office:value-type="string" calcext:value-type="string">
            <text:p>20(6,14)-21(5,17)</text:p>
          </table:table-cell>
          <table:table-cell office:value-type="float" office:value="-5.7163" calcext:value-type="float">
            <text:p>-5.7163</text:p>
          </table:table-cell>
          <table:table-cell/>
          <table:table-cell office:value-type="float" office:value="228.7534" calcext:value-type="float">
            <text:p>228.7534</text:p>
          </table:table-cell>
          <table:table-cell office:value-type="float" office:value="329.1232" calcext:value-type="float">
            <text:p>329.12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2.07846700, 252.07846700</text:p>
          </table:table-cell>
          <table:table-cell office:value-type="string" calcext:value-type="string">
            <text:p>11(2,9)-10(2,8)</text:p>
          </table:table-cell>
          <table:table-cell office:value-type="float" office:value="-3.1046" calcext:value-type="float">
            <text:p>-3.1046</text:p>
          </table:table-cell>
          <table:table-cell/>
          <table:table-cell office:value-type="float" office:value="50.4715" calcext:value-type="float">
            <text:p>50.4715</text:p>
          </table:table-cell>
          <table:table-cell office:value-type="float" office:value="72.6168" calcext:value-type="float">
            <text:p>72.61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2.35554300, 252.35554300</text:p>
          </table:table-cell>
          <table:table-cell office:value-type="string" calcext:value-type="string">
            <text:p>10(1,10)-9(0,9)</text:p>
          </table:table-cell>
          <table:table-cell office:value-type="float" office:value="-4.9365" calcext:value-type="float">
            <text:p>-4.9365</text:p>
          </table:table-cell>
          <table:table-cell/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2.71593800, 252.71593800</text:p>
          </table:table-cell>
          <table:table-cell office:value-type="string" calcext:value-type="string">
            <text:p>24(3,21)-24(2,22)</text:p>
          </table:table-cell>
          <table:table-cell office:value-type="float" office:value="-4.9021" calcext:value-type="float">
            <text:p>-4.9021</text:p>
          </table:table-cell>
          <table:table-cell/>
          <table:table-cell office:value-type="float" office:value="239.41" calcext:value-type="float">
            <text:p>239.41</text:p>
          </table:table-cell>
          <table:table-cell office:value-type="float" office:value="344.4556" calcext:value-type="float">
            <text:p>344.45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3.04203100, 253.04203100</text:p>
          </table:table-cell>
          <table:table-cell office:value-type="string" calcext:value-type="string">
            <text:p>23(3,20)-23(2,21)</text:p>
          </table:table-cell>
          <table:table-cell office:value-type="float" office:value="-4.8878" calcext:value-type="float">
            <text:p>-4.8878</text:p>
          </table:table-cell>
          <table:table-cell/>
          <table:table-cell office:value-type="float" office:value="220.9238" calcext:value-type="float">
            <text:p>220.9238</text:p>
          </table:table-cell>
          <table:table-cell office:value-type="float" office:value="317.8582" calcext:value-type="float">
            <text:p>317.8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3.99197300, 253.99197300</text:p>
          </table:table-cell>
          <table:table-cell office:value-type="string" calcext:value-type="string">
            <text:p>21(2,19)-20(3,18)</text:p>
          </table:table-cell>
          <table:table-cell office:value-type="float" office:value="-5.3811" calcext:value-type="float">
            <text:p>-5.3811</text:p>
          </table:table-cell>
          <table:table-cell/>
          <table:table-cell office:value-type="float" office:value="177.723" calcext:value-type="float">
            <text:p>177.723</text:p>
          </table:table-cell>
          <table:table-cell office:value-type="float" office:value="255.7023" calcext:value-type="float">
            <text:p>255.7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4.20613900, 254.20613900</text:p>
          </table:table-cell>
          <table:table-cell office:value-type="string" calcext:value-type="string">
            <text:p>25(3,22)-25(2,23)</text:p>
          </table:table-cell>
          <table:table-cell office:value-type="float" office:value="-4.9156" calcext:value-type="float">
            <text:p>-4.9156</text:p>
          </table:table-cell>
          <table:table-cell/>
          <table:table-cell office:value-type="float" office:value="258.6344" calcext:value-type="float">
            <text:p>258.6344</text:p>
          </table:table-cell>
          <table:table-cell office:value-type="float" office:value="372.1151" calcext:value-type="float">
            <text:p>372.11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4.27965300, 254.27965300</text:p>
          </table:table-cell>
          <table:table-cell office:value-type="string" calcext:value-type="string">
            <text:p>11(1,10)-10(1,9)</text:p>
          </table:table-cell>
          <table:table-cell office:value-type="float" office:value="-3.0748" calcext:value-type="float">
            <text:p>-3.0748</text:p>
          </table:table-cell>
          <table:table-cell/>
          <table:table-cell office:value-type="float" office:value="44.8066" calcext:value-type="float">
            <text:p>44.8066</text:p>
          </table:table-cell>
          <table:table-cell office:value-type="float" office:value="64.4663" calcext:value-type="float">
            <text:p>64.46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4.38246800, 254.38246800</text:p>
          </table:table-cell>
          <table:table-cell office:value-type="string" calcext:value-type="string">
            <text:p>11(2,10)-11(1,11)</text:p>
          </table:table-cell>
          <table:table-cell office:value-type="float" office:value="-5.1117" calcext:value-type="float">
            <text:p>-5.1117</text:p>
          </table:table-cell>
          <table:table-cell/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5.01225820, 255.01225820</text:p>
          </table:table-cell>
          <table:table-cell office:value-type="string" calcext:value-type="string">
            <text:p>22(3,19)-22(2,20)</text:p>
          </table:table-cell>
          <table:table-cell office:value-type="float" office:value="-4.8731" calcext:value-type="float">
            <text:p>-4.8731</text:p>
          </table:table-cell>
          <table:table-cell/>
          <table:table-cell office:value-type="float" office:value="203.1832" calcext:value-type="float">
            <text:p>203.1832</text:p>
          </table:table-cell>
          <table:table-cell office:value-type="float" office:value="292.3336" calcext:value-type="float">
            <text:p>292.3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5.47223130, 255.47223130</text:p>
          </table:table-cell>
          <table:table-cell office:value-type="string" calcext:value-type="string">
            <text:p>27(3,24)-26(4,23)</text:p>
          </table:table-cell>
          <table:table-cell office:value-type="float" office:value="-5.6088" calcext:value-type="float">
            <text:p>-5.6088</text:p>
          </table:table-cell>
          <table:table-cell/>
          <table:table-cell office:value-type="float" office:value="299.524" calcext:value-type="float">
            <text:p>299.524</text:p>
          </table:table-cell>
          <table:table-cell office:value-type="float" office:value="430.9457" calcext:value-type="float">
            <text:p>430.94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5.55516000, 255.55516000</text:p>
          </table:table-cell>
          <table:table-cell office:value-type="string" calcext:value-type="string">
            <text:p>16(1,15)-15(2,14)</text:p>
          </table:table-cell>
          <table:table-cell office:value-type="float" office:value="-5.1397" calcext:value-type="float">
            <text:p>-5.1397</text:p>
          </table:table-cell>
          <table:table-cell/>
          <table:table-cell office:value-type="float" office:value="98.4021" calcext:value-type="float">
            <text:p>98.4021</text:p>
          </table:table-cell>
          <table:table-cell office:value-type="float" office:value="141.5779" calcext:value-type="float">
            <text:p>141.5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6.26393030, 256.26393030</text:p>
          </table:table-cell>
          <table:table-cell office:value-type="string" calcext:value-type="string">
            <text:p>14(5,10)-15(4,11)</text:p>
          </table:table-cell>
          <table:table-cell office:value-type="float" office:value="-5.675" calcext:value-type="float">
            <text:p>-5.675</text:p>
          </table:table-cell>
          <table:table-cell/>
          <table:table-cell office:value-type="float" office:value="125.4815" calcext:value-type="float">
            <text:p>125.4815</text:p>
          </table:table-cell>
          <table:table-cell office:value-type="float" office:value="180.5388" calcext:value-type="float">
            <text:p>180.53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6.51738090, 256.51738090</text:p>
          </table:table-cell>
          <table:table-cell office:value-type="string" calcext:value-type="string">
            <text:p>14(5,9)-15(4,12)</text:p>
          </table:table-cell>
          <table:table-cell office:value-type="float" office:value="-5.6742" calcext:value-type="float">
            <text:p>-5.6742</text:p>
          </table:table-cell>
          <table:table-cell/>
          <table:table-cell office:value-type="float" office:value="125.4731" calcext:value-type="float">
            <text:p>125.4731</text:p>
          </table:table-cell>
          <table:table-cell office:value-type="float" office:value="180.5268" calcext:value-type="float">
            <text:p>180.52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7.65784010, 257.65784010</text:p>
          </table:table-cell>
          <table:table-cell office:value-type="string" calcext:value-type="string">
            <text:p>26(3,23)-26(2,24)</text:p>
          </table:table-cell>
          <table:table-cell office:value-type="float" office:value="-4.9281" calcext:value-type="float">
            <text:p>-4.9281</text:p>
          </table:table-cell>
          <table:table-cell/>
          <table:table-cell office:value-type="float" office:value="278.5893" calcext:value-type="float">
            <text:p>278.5893</text:p>
          </table:table-cell>
          <table:table-cell office:value-type="float" office:value="400.8256" calcext:value-type="float">
            <text:p>400.82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7.97500790, 257.97500790</text:p>
          </table:table-cell>
          <table:table-cell office:value-type="string" calcext:value-type="string">
            <text:p>12(1,12)-11(1,11)</text:p>
          </table:table-cell>
          <table:table-cell office:value-type="float" office:value="-3.0341" calcext:value-type="float">
            <text:p>-3.0341</text:p>
          </table:table-cell>
          <table:table-cell office:value-type="float" office:value="0.3" calcext:value-type="float">
            <text:p>0.3</text:p>
          </table:table-cell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8.01819140, 258.01819140</text:p>
          </table:table-cell>
          <table:table-cell office:value-type="string" calcext:value-type="string">
            <text:p>23(2,21)-23(1,22)</text:p>
          </table:table-cell>
          <table:table-cell office:value-type="float" office:value="-4.9438" calcext:value-type="float">
            <text:p>-4.9438</text:p>
          </table:table-cell>
          <table:table-cell/>
          <table:table-cell office:value-type="float" office:value="212.3173" calcext:value-type="float">
            <text:p>212.3173</text:p>
          </table:table-cell>
          <table:table-cell office:value-type="float" office:value="305.4755" calcext:value-type="float">
            <text:p>305.47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8.42666900, 258.42666900</text:p>
          </table:table-cell>
          <table:table-cell office:value-type="string" calcext:value-type="string">
            <text:p>21(3,18)-21(2,19)</text:p>
          </table:table-cell>
          <table:table-cell office:value-type="float" office:value="-4.8586" calcext:value-type="float">
            <text:p>-4.8586</text:p>
          </table:table-cell>
          <table:table-cell/>
          <table:table-cell office:value-type="float" office:value="186.1952" calcext:value-type="float">
            <text:p>186.1952</text:p>
          </table:table-cell>
          <table:table-cell office:value-type="float" office:value="267.8918" calcext:value-type="float">
            <text:p>267.89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9.17964230, 259.17964230</text:p>
          </table:table-cell>
          <table:table-cell office:value-type="string" calcext:value-type="string">
            <text:p>13(0,13)-12(1,12)</text:p>
          </table:table-cell>
          <table:table-cell office:value-type="float" office:value="-4.8275" calcext:value-type="float">
            <text:p>-4.8275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0.37435520, 260.37435520</text:p>
          </table:table-cell>
          <table:table-cell office:value-type="string" calcext:value-type="string">
            <text:p>8(4,5)-9(3,6)</text:p>
          </table:table-cell>
          <table:table-cell office:value-type="float" office:value="-5.8501" calcext:value-type="float">
            <text:p>-5.8501</text:p>
          </table:table-cell>
          <table:table-cell/>
          <table:table-cell office:value-type="float" office:value="53.6767" calcext:value-type="float">
            <text:p>53.6767</text:p>
          </table:table-cell>
          <table:table-cell office:value-type="float" office:value="77.2284" calcext:value-type="float">
            <text:p>77.22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0.69898330, 260.69898330</text:p>
          </table:table-cell>
          <table:table-cell office:value-type="string" calcext:value-type="string">
            <text:p>8(4,4)-9(3,7)</text:p>
          </table:table-cell>
          <table:table-cell office:value-type="float" office:value="-5.8491" calcext:value-type="float">
            <text:p>-5.8491</text:p>
          </table:table-cell>
          <table:table-cell/>
          <table:table-cell office:value-type="float" office:value="53.6659" calcext:value-type="float">
            <text:p>53.6659</text:p>
          </table:table-cell>
          <table:table-cell office:value-type="float" office:value="77.2128" calcext:value-type="float">
            <text:p>77.21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2.10348100, 262.10348100</text:p>
          </table:table-cell>
          <table:table-cell office:value-type="string" calcext:value-type="string">
            <text:p>12(0,12)-11(0,11)</text:p>
          </table:table-cell>
          <table:table-cell office:value-type="float" office:value="-3.0168" calcext:value-type="float">
            <text:p>-3.0168</text:p>
          </table:table-cell>
          <table:table-cell office:value-type="float" office:value="0.4" calcext:value-type="float">
            <text:p>0.4</text:p>
          </table:table-cell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2.46390470, 262.46390470</text:p>
          </table:table-cell>
          <table:table-cell office:value-type="string" calcext:value-type="string">
            <text:p>18(1,17)-18(1,18)</text:p>
          </table:table-cell>
          <table:table-cell office:value-type="float" office:value="-5.1212" calcext:value-type="float">
            <text:p>-5.1212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3.05894200, 263.05894200</text:p>
          </table:table-cell>
          <table:table-cell office:value-type="string" calcext:value-type="string">
            <text:p>20(3,17)-20(2,18)</text:p>
          </table:table-cell>
          <table:table-cell office:value-type="float" office:value="-4.8447" calcext:value-type="float">
            <text:p>-4.8447</text:p>
          </table:table-cell>
          <table:table-cell/>
          <table:table-cell office:value-type="float" office:value="169.9664" calcext:value-type="float">
            <text:p>169.9664</text:p>
          </table:table-cell>
          <table:table-cell office:value-type="float" office:value="244.5423" calcext:value-type="float">
            <text:p>244.54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3.18938720, 263.18938720</text:p>
          </table:table-cell>
          <table:table-cell office:value-type="string" calcext:value-type="string">
            <text:p>27(3,24)-27(2,25)</text:p>
          </table:table-cell>
          <table:table-cell office:value-type="float" office:value="-4.9393" calcext:value-type="float">
            <text:p>-4.9393</text:p>
          </table:table-cell>
          <table:table-cell/>
          <table:table-cell office:value-type="float" office:value="299.2666" calcext:value-type="float">
            <text:p>299.2666</text:p>
          </table:table-cell>
          <table:table-cell office:value-type="float" office:value="430.5754" calcext:value-type="float">
            <text:p>430.57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3.76239770, 263.76239770</text:p>
          </table:table-cell>
          <table:table-cell office:value-type="string" calcext:value-type="string">
            <text:p>3(2,2)-2(1,1)</text:p>
          </table:table-cell>
          <table:table-cell office:value-type="float" office:value="-5.4376" calcext:value-type="float">
            <text:p>-5.4376</text:p>
          </table:table-cell>
          <table:table-cell/>
          <table:table-cell office:value-type="float" office:value="4.5414" calcext:value-type="float">
            <text:p>4.5414</text:p>
          </table:table-cell>
          <table:table-cell office:value-type="float" office:value="6.534" calcext:value-type="float">
            <text:p>6.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4.64769760, 264.64769760</text:p>
          </table:table-cell>
          <table:table-cell office:value-type="string" calcext:value-type="string">
            <text:p>12(2,11)-12(1,12)</text:p>
          </table:table-cell>
          <table:table-cell office:value-type="float" office:value="-5.0724" calcext:value-type="float">
            <text:p>-5.0724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4.66633760, 264.66633760</text:p>
          </table:table-cell>
          <table:table-cell office:value-type="string" calcext:value-type="string">
            <text:p>28(2,26)-29(1,29)</text:p>
          </table:table-cell>
          <table:table-cell office:value-type="float" office:value="-7.0475" calcext:value-type="float">
            <text:p>-7.0475</text:p>
          </table:table-cell>
          <table:table-cell/>
          <table:table-cell office:value-type="float" office:value="311.8302" calcext:value-type="float">
            <text:p>311.8302</text:p>
          </table:table-cell>
          <table:table-cell office:value-type="float" office:value="448.6515" calcext:value-type="float">
            <text:p>448.6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5.11173200, 265.11173200</text:p>
          </table:table-cell>
          <table:table-cell office:value-type="string" calcext:value-type="string">
            <text:p>2(2,1)-2(0,2)</text:p>
          </table:table-cell>
          <table:table-cell office:value-type="float" office:value="-7.4055" calcext:value-type="float">
            <text:p>-7.4055</text:p>
          </table:table-cell>
          <table:table-cell/>
          <table:table-cell office:value-type="float" office:value="2.2477" calcext:value-type="float">
            <text:p>2.2477</text:p>
          </table:table-cell>
          <table:table-cell office:value-type="float" office:value="3.2339" calcext:value-type="float">
            <text:p>3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5.17598970, 265.17598970</text:p>
          </table:table-cell>
          <table:table-cell office:value-type="string" calcext:value-type="string">
            <text:p>28(2,26)-29(0,29)</text:p>
          </table:table-cell>
          <table:table-cell office:value-type="float" office:value="-6.9987" calcext:value-type="float">
            <text:p>-6.9987</text:p>
          </table:table-cell>
          <table:table-cell/>
          <table:table-cell office:value-type="float" office:value="311.8132" calcext:value-type="float">
            <text:p>311.8132</text:p>
          </table:table-cell>
          <table:table-cell office:value-type="float" office:value="448.6271" calcext:value-type="float">
            <text:p>448.62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5.23525550, 265.23525550</text:p>
          </table:table-cell>
          <table:table-cell office:value-type="string" calcext:value-type="string">
            <text:p>3(2,2)-3(0,3)</text:p>
          </table:table-cell>
          <table:table-cell office:value-type="float" office:value="-6.8664" calcext:value-type="float">
            <text:p>-6.8664</text:p>
          </table:table-cell>
          <table:table-cell/>
          <table:table-cell office:value-type="float" office:value="4.4922" calcext:value-type="float">
            <text:p>4.4922</text:p>
          </table:table-cell>
          <table:table-cell office:value-type="float" office:value="6.4632" calcext:value-type="float">
            <text:p>6.4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5.51756130, 265.51756130</text:p>
          </table:table-cell>
          <table:table-cell office:value-type="string" calcext:value-type="string">
            <text:p>4(2,3)-4(0,4)</text:p>
          </table:table-cell>
          <table:table-cell office:value-type="float" office:value="-6.5087" calcext:value-type="float">
            <text:p>-6.5087</text:p>
          </table:table-cell>
          <table:table-cell/>
          <table:table-cell office:value-type="float" office:value="7.4803" calcext:value-type="float">
            <text:p>7.4803</text:p>
          </table:table-cell>
          <table:table-cell office:value-type="float" office:value="10.7624" calcext:value-type="float">
            <text:p>10.7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5.91713640, 265.91713640</text:p>
          </table:table-cell>
          <table:table-cell office:value-type="string" calcext:value-type="string">
            <text:p>9(3,6)-10(1,9)</text:p>
          </table:table-cell>
          <table:table-cell office:value-type="float" office:value="-6.7812" calcext:value-type="float">
            <text:p>-6.7812</text:p>
          </table:table-cell>
          <table:table-cell/>
          <table:table-cell office:value-type="float" office:value="44.8066" calcext:value-type="float">
            <text:p>44.8066</text:p>
          </table:table-cell>
          <table:table-cell office:value-type="float" office:value="64.4663" calcext:value-type="float">
            <text:p>64.46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6.05792150, 266.05792150</text:p>
          </table:table-cell>
          <table:table-cell office:value-type="string" calcext:value-type="string">
            <text:p>5(2,4)-5(0,5)</text:p>
          </table:table-cell>
          <table:table-cell office:value-type="float" office:value="-6.2384" calcext:value-type="float">
            <text:p>-6.2384</text:p>
          </table:table-cell>
          <table:table-cell/>
          <table:table-cell office:value-type="float" office:value="11.2078" calcext:value-type="float">
            <text:p>11.2078</text:p>
          </table:table-cell>
          <table:table-cell office:value-type="float" office:value="16.1254" calcext:value-type="float">
            <text:p>16.1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6.97710770, 266.97710770</text:p>
          </table:table-cell>
          <table:table-cell office:value-type="string" calcext:value-type="string">
            <text:p>6(2,5)-6(0,6)</text:p>
          </table:table-cell>
          <table:table-cell office:value-type="float" office:value="-6.022" calcext:value-type="float">
            <text:p>-6.022</text:p>
          </table:table-cell>
          <table:table-cell/>
          <table:table-cell office:value-type="float" office:value="15.6697" calcext:value-type="float">
            <text:p>15.6697</text:p>
          </table:table-cell>
          <table:table-cell office:value-type="float" office:value="22.5451" calcext:value-type="float">
            <text:p>22.54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8.24023180, 268.24023180</text:p>
          </table:table-cell>
          <table:table-cell office:value-type="string" calcext:value-type="string">
            <text:p>12(2,11)-11(2,10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58.2029" calcext:value-type="float">
            <text:p>58.2029</text:p>
          </table:table-cell>
          <table:table-cell office:value-type="float" office:value="83.7405" calcext:value-type="float">
            <text:p>83.74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8.41320360, 268.41320360</text:p>
          </table:table-cell>
          <table:table-cell office:value-type="string" calcext:value-type="string">
            <text:p>7(2,6)-7(0,7)</text:p>
          </table:table-cell>
          <table:table-cell office:value-type="float" office:value="-5.843" calcext:value-type="float">
            <text:p>-5.843</text:p>
          </table:table-cell>
          <table:table-cell/>
          <table:table-cell office:value-type="float" office:value="20.8606" calcext:value-type="float">
            <text:p>20.8606</text:p>
          </table:table-cell>
          <table:table-cell office:value-type="float" office:value="30.0136" calcext:value-type="float">
            <text:p>30.01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8.66000270, 268.66000270</text:p>
          </table:table-cell>
          <table:table-cell office:value-type="string" calcext:value-type="string">
            <text:p>19(3,16)-19(2,17)</text:p>
          </table:table-cell>
          <table:table-cell office:value-type="float" office:value="-4.8319" calcext:value-type="float">
            <text:p>-4.8319</text:p>
          </table:table-cell>
          <table:table-cell/>
          <table:table-cell office:value-type="float" office:value="154.5027" calcext:value-type="float">
            <text:p>154.5027</text:p>
          </table:table-cell>
          <table:table-cell office:value-type="float" office:value="222.2936" calcext:value-type="float">
            <text:p>222.2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8.83055850, 268.83055850</text:p>
          </table:table-cell>
          <table:table-cell office:value-type="string" calcext:value-type="string">
            <text:p>3(2,1)-2(1,2)</text:p>
          </table:table-cell>
          <table:table-cell office:value-type="float" office:value="-5.4374" calcext:value-type="float">
            <text:p>-5.4374</text:p>
          </table:table-cell>
          <table:table-cell/>
          <table:table-cell office:value-type="float" office:value="4.3774" calcext:value-type="float">
            <text:p>4.3774</text:p>
          </table:table-cell>
          <table:table-cell office:value-type="float" office:value="6.2981" calcext:value-type="float">
            <text:p>6.29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03477450, 269.03477450</text:p>
          </table:table-cell>
          <table:table-cell office:value-type="string" calcext:value-type="string">
            <text:p>11(1,11)-10(0,10)</text:p>
          </table:table-cell>
          <table:table-cell office:value-type="float" office:value="-4.8438" calcext:value-type="float">
            <text:p>-4.8438</text:p>
          </table:table-cell>
          <table:table-cell/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79371690, 269.79371690</text:p>
          </table:table-cell>
          <table:table-cell office:value-type="string" calcext:value-type="string">
            <text:p>18(1,17)-18(0,18)</text:p>
          </table:table-cell>
          <table:table-cell office:value-type="float" office:value="-5.064" calcext:value-type="float">
            <text:p>-5.064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81394090, 269.81394090</text:p>
          </table:table-cell>
          <table:table-cell office:value-type="string" calcext:value-type="string">
            <text:p>25(7,19)-26(6,20)</text:p>
          </table:table-cell>
          <table:table-cell office:value-type="float" office:value="-5.7894" calcext:value-type="float">
            <text:p>-5.7894</text:p>
          </table:table-cell>
          <table:table-cell/>
          <table:table-cell office:value-type="float" office:value="343.1678" calcext:value-type="float">
            <text:p>343.1678</text:p>
          </table:table-cell>
          <table:table-cell office:value-type="float" office:value="493.7391" calcext:value-type="float">
            <text:p>493.73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86604880, 269.86604880</text:p>
          </table:table-cell>
          <table:table-cell office:value-type="string" calcext:value-type="string">
            <text:p>25(7,18)-26(6,21)</text:p>
          </table:table-cell>
          <table:table-cell office:value-type="float" office:value="-5.7893" calcext:value-type="float">
            <text:p>-5.7893</text:p>
          </table:table-cell>
          <table:table-cell/>
          <table:table-cell office:value-type="float" office:value="343.1661" calcext:value-type="float">
            <text:p>343.1661</text:p>
          </table:table-cell>
          <table:table-cell office:value-type="float" office:value="493.7366" calcext:value-type="float">
            <text:p>493.73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1584810, 269.91584810</text:p>
          </table:table-cell>
          <table:table-cell office:value-type="string" calcext:value-type="string">
            <text:p>12(8,5)-11(8,4)</text:p>
          </table:table-cell>
          <table:table-cell office:value-type="float" office:value="-3.5409" calcext:value-type="float">
            <text:p>-3.5409</text:p>
          </table:table-cell>
          <table:table-cell/>
          <table:table-cell office:value-type="float" office:value="190.7603" calcext:value-type="float">
            <text:p>190.7603</text:p>
          </table:table-cell>
          <table:table-cell office:value-type="float" office:value="274.4599" calcext:value-type="float">
            <text:p>274.4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1584810, 269.91584810</text:p>
          </table:table-cell>
          <table:table-cell office:value-type="string" calcext:value-type="string">
            <text:p>12(8,5)-11(8,4)</text:p>
          </table:table-cell>
          <table:table-cell office:value-type="float" office:value="-3.5409" calcext:value-type="float">
            <text:p>-3.5409</text:p>
          </table:table-cell>
          <table:table-cell/>
          <table:table-cell office:value-type="float" office:value="190.7603" calcext:value-type="float">
            <text:p>190.7603</text:p>
          </table:table-cell>
          <table:table-cell office:value-type="float" office:value="274.4599" calcext:value-type="float">
            <text:p>274.4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050940, 269.92050940</text:p>
          </table:table-cell>
          <table:table-cell office:value-type="string" calcext:value-type="string">
            <text:p>12(9,3)-11(9,2)</text:p>
          </table:table-cell>
          <table:table-cell office:value-type="float" office:value="-3.7227" calcext:value-type="float">
            <text:p>-3.7227</text:p>
          </table:table-cell>
          <table:table-cell/>
          <table:table-cell office:value-type="float" office:value="228.2059" calcext:value-type="float">
            <text:p>228.2059</text:p>
          </table:table-cell>
          <table:table-cell office:value-type="float" office:value="328.3355" calcext:value-type="float">
            <text:p>328.33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050940, 269.92050940</text:p>
          </table:table-cell>
          <table:table-cell office:value-type="string" calcext:value-type="string">
            <text:p>12(9,3)-11(9,2)</text:p>
          </table:table-cell>
          <table:table-cell office:value-type="float" office:value="-3.7227" calcext:value-type="float">
            <text:p>-3.7227</text:p>
          </table:table-cell>
          <table:table-cell/>
          <table:table-cell office:value-type="float" office:value="228.2059" calcext:value-type="float">
            <text:p>228.2059</text:p>
          </table:table-cell>
          <table:table-cell office:value-type="float" office:value="328.3355" calcext:value-type="float">
            <text:p>328.33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896400, 269.92896400</text:p>
          </table:table-cell>
          <table:table-cell office:value-type="string" calcext:value-type="string">
            <text:p>12(7,5)-11(7,4)</text:p>
          </table:table-cell>
          <table:table-cell office:value-type="float" office:value="-3.3974" calcext:value-type="float">
            <text:p>-3.3974</text:p>
          </table:table-cell>
          <table:table-cell/>
          <table:table-cell office:value-type="float" office:value="157.6947" calcext:value-type="float">
            <text:p>157.6947</text:p>
          </table:table-cell>
          <table:table-cell office:value-type="float" office:value="226.8862" calcext:value-type="float">
            <text:p>226.8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896400, 269.92896400</text:p>
          </table:table-cell>
          <table:table-cell office:value-type="string" calcext:value-type="string">
            <text:p>12(7,5)-11(7,4)</text:p>
          </table:table-cell>
          <table:table-cell office:value-type="float" office:value="-3.3974" calcext:value-type="float">
            <text:p>-3.3974</text:p>
          </table:table-cell>
          <table:table-cell/>
          <table:table-cell office:value-type="float" office:value="157.6947" calcext:value-type="float">
            <text:p>157.6947</text:p>
          </table:table-cell>
          <table:table-cell office:value-type="float" office:value="226.8862" calcext:value-type="float">
            <text:p>226.8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3753910, 269.93753910</text:p>
          </table:table-cell>
          <table:table-cell office:value-type="string" calcext:value-type="string">
            <text:p>12(10,3)-11(10,2)</text:p>
          </table:table-cell>
          <table:table-cell office:value-type="float" office:value="-3.9656" calcext:value-type="float">
            <text:p>-3.9656</text:p>
          </table:table-cell>
          <table:table-cell/>
          <table:table-cell office:value-type="float" office:value="270.0196" calcext:value-type="float">
            <text:p>270.0196</text:p>
          </table:table-cell>
          <table:table-cell office:value-type="float" office:value="388.4957" calcext:value-type="float">
            <text:p>388.4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3753910, 269.93753910</text:p>
          </table:table-cell>
          <table:table-cell office:value-type="string" calcext:value-type="string">
            <text:p>12(10,3)-11(10,2)</text:p>
          </table:table-cell>
          <table:table-cell office:value-type="float" office:value="-3.9656" calcext:value-type="float">
            <text:p>-3.9656</text:p>
          </table:table-cell>
          <table:table-cell/>
          <table:table-cell office:value-type="float" office:value="270.0196" calcext:value-type="float">
            <text:p>270.0196</text:p>
          </table:table-cell>
          <table:table-cell office:value-type="float" office:value="388.4957" calcext:value-type="float">
            <text:p>388.4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6389060, 269.96389060</text:p>
          </table:table-cell>
          <table:table-cell office:value-type="string" calcext:value-type="string">
            <text:p>12(11,2)-11(11,1)</text:p>
          </table:table-cell>
          <table:table-cell office:value-type="float" office:value="-4.3434" calcext:value-type="float">
            <text:p>-4.3434</text:p>
          </table:table-cell>
          <table:table-cell/>
          <table:table-cell office:value-type="float" office:value="316.1887" calcext:value-type="float">
            <text:p>316.1887</text:p>
          </table:table-cell>
          <table:table-cell office:value-type="float" office:value="454.9224" calcext:value-type="float">
            <text:p>454.9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6389060, 269.96389060</text:p>
          </table:table-cell>
          <table:table-cell office:value-type="string" calcext:value-type="string">
            <text:p>12(11,2)-11(11,1)</text:p>
          </table:table-cell>
          <table:table-cell office:value-type="float" office:value="-4.3434" calcext:value-type="float">
            <text:p>-4.3434</text:p>
          </table:table-cell>
          <table:table-cell/>
          <table:table-cell office:value-type="float" office:value="316.1887" calcext:value-type="float">
            <text:p>316.1887</text:p>
          </table:table-cell>
          <table:table-cell office:value-type="float" office:value="454.9224" calcext:value-type="float">
            <text:p>454.9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7032070, 269.97032070</text:p>
          </table:table-cell>
          <table:table-cell office:value-type="string" calcext:value-type="string">
            <text:p>12(6,7)-11(6,6)</text:p>
          </table:table-cell>
          <table:table-cell office:value-type="float" office:value="-3.2818" calcext:value-type="float">
            <text:p>-3.2818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7032360, 269.97032360</text:p>
          </table:table-cell>
          <table:table-cell office:value-type="string" calcext:value-type="string">
            <text:p>12(6,6)-11(6,5)</text:p>
          </table:table-cell>
          <table:table-cell office:value-type="float" office:value="-3.2818" calcext:value-type="float">
            <text:p>-3.2818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06244830, 270.06244830</text:p>
          </table:table-cell>
          <table:table-cell office:value-type="string" calcext:value-type="string">
            <text:p>12(5,8)-11(5,7)</text:p>
          </table:table-cell>
          <table:table-cell office:value-type="float" office:value="-3.1889" calcext:value-type="float">
            <text:p>-3.1889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06278200, 270.06278200</text:p>
          </table:table-cell>
          <table:table-cell office:value-type="string" calcext:value-type="string">
            <text:p>12(5,7)-11(5,6)</text:p>
          </table:table-cell>
          <table:table-cell office:value-type="float" office:value="-3.1889" calcext:value-type="float">
            <text:p>-3.1889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23215780, 270.23215780</text:p>
          </table:table-cell>
          <table:table-cell office:value-type="string" calcext:value-type="string">
            <text:p>25(2,23)-25(2,24)</text:p>
          </table:table-cell>
          <table:table-cell office:value-type="float" office:value="-5.0862" calcext:value-type="float">
            <text:p>-5.0862</text:p>
          </table:table-cell>
          <table:table-cell/>
          <table:table-cell office:value-type="float" office:value="249.6204" calcext:value-type="float">
            <text:p>249.6204</text:p>
          </table:table-cell>
          <table:table-cell office:value-type="float" office:value="359.146" calcext:value-type="float">
            <text:p>359.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25320660, 270.25320660</text:p>
          </table:table-cell>
          <table:table-cell office:value-type="string" calcext:value-type="string">
            <text:p>12(4,9)-11(4,8)</text:p>
          </table:table-cell>
          <table:table-cell office:value-type="float" office:value="-3.1152" calcext:value-type="float">
            <text:p>-3.1152</text:p>
          </table:table-cell>
          <table:table-cell/>
          <table:table-cell office:value-type="float" office:value="84.8865" calcext:value-type="float">
            <text:p>84.8865</text:p>
          </table:table-cell>
          <table:table-cell office:value-type="float" office:value="122.132" calcext:value-type="float">
            <text:p>122.1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27473160, 270.27473160</text:p>
          </table:table-cell>
          <table:table-cell office:value-type="string" calcext:value-type="string">
            <text:p>12(4,8)-11(4,7)</text:p>
          </table:table-cell>
          <table:table-cell office:value-type="float" office:value="-3.1152" calcext:value-type="float">
            <text:p>-3.1152</text:p>
          </table:table-cell>
          <table:table-cell/>
          <table:table-cell office:value-type="float" office:value="84.8872" calcext:value-type="float">
            <text:p>84.8872</text:p>
          </table:table-cell>
          <table:table-cell office:value-type="float" office:value="122.133" calcext:value-type="float">
            <text:p>122.1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42922030, 270.42922030</text:p>
          </table:table-cell>
          <table:table-cell office:value-type="string" calcext:value-type="string">
            <text:p>12(3,10)-11(3,9)</text:p>
          </table:table-cell>
          <table:table-cell office:value-type="float" office:value="-3.0594" calcext:value-type="float">
            <text:p>-3.0594</text:p>
          </table:table-cell>
          <table:table-cell/>
          <table:table-cell office:value-type="float" office:value="69.4458" calcext:value-type="float">
            <text:p>69.4458</text:p>
          </table:table-cell>
          <table:table-cell office:value-type="float" office:value="99.9164" calcext:value-type="float">
            <text:p>99.91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51510150, 270.51510150</text:p>
          </table:table-cell>
          <table:table-cell office:value-type="string" calcext:value-type="string">
            <text:p>8(2,7)-8(0,8)</text:p>
          </table:table-cell>
          <table:table-cell office:value-type="float" office:value="-5.6922" calcext:value-type="float">
            <text:p>-5.6922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89256140, 270.89256140</text:p>
          </table:table-cell>
          <table:table-cell office:value-type="string" calcext:value-type="string">
            <text:p>28(3,25)-28(2,26)</text:p>
          </table:table-cell>
          <table:table-cell office:value-type="float" office:value="-4.9494" calcext:value-type="float">
            <text:p>-4.9494</text:p>
          </table:table-cell>
          <table:table-cell/>
          <table:table-cell office:value-type="float" office:value="320.6585" calcext:value-type="float">
            <text:p>320.6585</text:p>
          </table:table-cell>
          <table:table-cell office:value-type="float" office:value="461.3534" calcext:value-type="float">
            <text:p>461.3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1.11354200, 271.11354200</text:p>
          </table:table-cell>
          <table:table-cell office:value-type="string" calcext:value-type="string">
            <text:p>12(3,9)-11(3,8)</text:p>
          </table:table-cell>
          <table:table-cell office:value-type="float" office:value="-3.0573" calcext:value-type="float">
            <text:p>-3.0573</text:p>
          </table:table-cell>
          <table:table-cell/>
          <table:table-cell office:value-type="float" office:value="69.4805" calcext:value-type="float">
            <text:p>69.4805</text:p>
          </table:table-cell>
          <table:table-cell office:value-type="float" office:value="99.9664" calcext:value-type="float">
            <text:p>99.9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3.43367080, 273.43367080</text:p>
          </table:table-cell>
          <table:table-cell office:value-type="string" calcext:value-type="string">
            <text:p>9(2,8)-9(0,9)</text:p>
          </table:table-cell>
          <table:table-cell office:value-type="float" office:value="-5.5636" calcext:value-type="float">
            <text:p>-5.5636</text:p>
          </table:table-cell>
          <table:table-cell/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4.77884900, 274.77884900</text:p>
          </table:table-cell>
          <table:table-cell office:value-type="string" calcext:value-type="string">
            <text:p>19(6,14)-20(5,15)</text:p>
          </table:table-cell>
          <table:table-cell office:value-type="float" office:value="-5.6434" calcext:value-type="float">
            <text:p>-5.6434</text:p>
          </table:table-cell>
          <table:table-cell/>
          <table:table-cell office:value-type="float" office:value="212.9569" calcext:value-type="float">
            <text:p>212.9569</text:p>
          </table:table-cell>
          <table:table-cell office:value-type="float" office:value="306.3957" calcext:value-type="float">
            <text:p>306.3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4.87314320, 274.87314320</text:p>
          </table:table-cell>
          <table:table-cell office:value-type="string" calcext:value-type="string">
            <text:p>19(6,13)-20(5,16)</text:p>
          </table:table-cell>
          <table:table-cell office:value-type="float" office:value="-5.6431" calcext:value-type="float">
            <text:p>-5.6431</text:p>
          </table:table-cell>
          <table:table-cell/>
          <table:table-cell office:value-type="float" office:value="212.9538" calcext:value-type="float">
            <text:p>212.9538</text:p>
          </table:table-cell>
          <table:table-cell office:value-type="float" office:value="306.3913" calcext:value-type="float">
            <text:p>306.3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4.96460440, 274.96460440</text:p>
          </table:table-cell>
          <table:table-cell office:value-type="string" calcext:value-type="string">
            <text:p>18(3,15)-18(2,16)</text:p>
          </table:table-cell>
          <table:table-cell office:value-type="float" office:value="-4.8208" calcext:value-type="float">
            <text:p>-4.8208</text:p>
          </table:table-cell>
          <table:table-cell/>
          <table:table-cell office:value-type="float" office:value="139.8099" calcext:value-type="float">
            <text:p>139.8099</text:p>
          </table:table-cell>
          <table:table-cell office:value-type="float" office:value="201.1541" calcext:value-type="float">
            <text:p>201.1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5.70082260, 275.70082260</text:p>
          </table:table-cell>
          <table:table-cell office:value-type="string" calcext:value-type="string">
            <text:p>12(2,10)-11(2,9)</text:p>
          </table:table-cell>
          <table:table-cell office:value-type="float" office:value="-3.005" calcext:value-type="float">
            <text:p>-3.005</text:p>
          </table:table-cell>
          <table:table-cell/>
          <table:table-cell office:value-type="float" office:value="58.8799" calcext:value-type="float">
            <text:p>58.8799</text:p>
          </table:table-cell>
          <table:table-cell office:value-type="float" office:value="84.7146" calcext:value-type="float">
            <text:p>84.7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5.77961680, 275.77961680</text:p>
          </table:table-cell>
          <table:table-cell office:value-type="string" calcext:value-type="string">
            <text:p>13(2,12)-13(1,13)</text:p>
          </table:table-cell>
          <table:table-cell office:value-type="float" office:value="-5.037" calcext:value-type="float">
            <text:p>-5.037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6.92927770, 276.92927770</text:p>
          </table:table-cell>
          <table:table-cell office:value-type="string" calcext:value-type="string">
            <text:p>12(1,11)-11(1,10)</text:p>
          </table:table-cell>
          <table:table-cell office:value-type="float" office:value="-2.9809" calcext:value-type="float">
            <text:p>-2.9809</text:p>
          </table:table-cell>
          <table:table-cell/>
          <table:table-cell office:value-type="float" office:value="53.2885" calcext:value-type="float">
            <text:p>53.2885</text:p>
          </table:table-cell>
          <table:table-cell office:value-type="float" office:value="76.6698" calcext:value-type="float">
            <text:p>76.66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7.31127440, 277.31127440</text:p>
          </table:table-cell>
          <table:table-cell office:value-type="string" calcext:value-type="string">
            <text:p>10(2,9)-10(0,10)</text:p>
          </table:table-cell>
          <table:table-cell office:value-type="float" office:value="-5.4532" calcext:value-type="float">
            <text:p>-5.4532</text:p>
          </table:table-cell>
          <table:table-cell/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7.54257730, 277.54257730</text:p>
          </table:table-cell>
          <table:table-cell office:value-type="string" calcext:value-type="string">
            <text:p>24(2,22)-24(1,23)</text:p>
          </table:table-cell>
          <table:table-cell office:value-type="float" office:value="-4.9244" calcext:value-type="float">
            <text:p>-4.9244</text:p>
          </table:table-cell>
          <table:table-cell/>
          <table:table-cell office:value-type="float" office:value="230.1522" calcext:value-type="float">
            <text:p>230.1522</text:p>
          </table:table-cell>
          <table:table-cell office:value-type="float" office:value="331.1358" calcext:value-type="float">
            <text:p>331.1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9.18219310, 279.18219310</text:p>
          </table:table-cell>
          <table:table-cell office:value-type="string" calcext:value-type="string">
            <text:p>13(1,13)-12(1,12)</text:p>
          </table:table-cell>
          <table:table-cell office:value-type="float" office:value="-2.949" calcext:value-type="float">
            <text:p>-2.949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9.31557130, 279.31557130</text:p>
          </table:table-cell>
          <table:table-cell office:value-type="string" calcext:value-type="string">
            <text:p>13(5,9)-14(4,10)</text:p>
          </table:table-cell>
          <table:table-cell office:value-type="float" office:value="-5.6333" calcext:value-type="float">
            <text:p>-5.6333</text:p>
          </table:table-cell>
          <table:table-cell/>
          <table:table-cell office:value-type="float" office:value="114.1987" calcext:value-type="float">
            <text:p>114.1987</text:p>
          </table:table-cell>
          <table:table-cell office:value-type="float" office:value="164.3055" calcext:value-type="float">
            <text:p>164.3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9.46263340, 279.46263340</text:p>
          </table:table-cell>
          <table:table-cell office:value-type="string" calcext:value-type="string">
            <text:p>13(5,8)-14(4,11)</text:p>
          </table:table-cell>
          <table:table-cell office:value-type="float" office:value="-5.6328" calcext:value-type="float">
            <text:p>-5.6328</text:p>
          </table:table-cell>
          <table:table-cell/>
          <table:table-cell office:value-type="float" office:value="114.1938" calcext:value-type="float">
            <text:p>114.1938</text:p>
          </table:table-cell>
          <table:table-cell office:value-type="float" office:value="164.2985" calcext:value-type="float">
            <text:p>164.29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0.83043500, 280.83043500</text:p>
          </table:table-cell>
          <table:table-cell office:value-type="string" calcext:value-type="string">
            <text:p>29(3,26)-29(2,27)</text:p>
          </table:table-cell>
          <table:table-cell office:value-type="float" office:value="-4.9585" calcext:value-type="float">
            <text:p>-4.9585</text:p>
          </table:table-cell>
          <table:table-cell/>
          <table:table-cell office:value-type="float" office:value="342.7571" calcext:value-type="float">
            <text:p>342.7571</text:p>
          </table:table-cell>
          <table:table-cell office:value-type="float" office:value="493.1482" calcext:value-type="float">
            <text:p>493.14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1.25985470, 281.25985470</text:p>
          </table:table-cell>
          <table:table-cell office:value-type="string" calcext:value-type="string">
            <text:p>18(4,14)-19(2,17)</text:p>
          </table:table-cell>
          <table:table-cell office:value-type="float" office:value="-6.453" calcext:value-type="float">
            <text:p>-6.453</text:p>
          </table:table-cell>
          <table:table-cell/>
          <table:table-cell office:value-type="float" office:value="154.5027" calcext:value-type="float">
            <text:p>154.5027</text:p>
          </table:table-cell>
          <table:table-cell office:value-type="float" office:value="222.2936" calcext:value-type="float">
            <text:p>222.2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1.70040040, 281.70040040</text:p>
          </table:table-cell>
          <table:table-cell office:value-type="string" calcext:value-type="string">
            <text:p>17(3,14)-17(2,15)</text:p>
          </table:table-cell>
          <table:table-cell office:value-type="float" office:value="-4.8118" calcext:value-type="float">
            <text:p>-4.8118</text:p>
          </table:table-cell>
          <table:table-cell/>
          <table:table-cell office:value-type="float" office:value="125.8929" calcext:value-type="float">
            <text:p>125.8929</text:p>
          </table:table-cell>
          <table:table-cell office:value-type="float" office:value="181.1308" calcext:value-type="float">
            <text:p>181.13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2.27104990, 282.27104990</text:p>
          </table:table-cell>
          <table:table-cell office:value-type="string" calcext:value-type="string">
            <text:p>11(2,10)-11(0,11)</text:p>
          </table:table-cell>
          <table:table-cell office:value-type="float" office:value="-5.3582" calcext:value-type="float">
            <text:p>-5.3582</text:p>
          </table:table-cell>
          <table:table-cell/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2.93981500, 282.93981500</text:p>
          </table:table-cell>
          <table:table-cell office:value-type="string" calcext:value-type="string">
            <text:p>13(0,13)-12(0,12)</text:p>
          </table:table-cell>
          <table:table-cell office:value-type="float" office:value="-2.9346" calcext:value-type="float">
            <text:p>-2.9346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3.20540580, 283.20540580</text:p>
          </table:table-cell>
          <table:table-cell office:value-type="string" calcext:value-type="string">
            <text:p>7(4,4)-8(3,5)</text:p>
          </table:table-cell>
          <table:table-cell office:value-type="float" office:value="-5.8876" calcext:value-type="float">
            <text:p>-5.8876</text:p>
          </table:table-cell>
          <table:table-cell/>
          <table:table-cell office:value-type="float" office:value="46.9115" calcext:value-type="float">
            <text:p>46.9115</text:p>
          </table:table-cell>
          <table:table-cell office:value-type="float" office:value="67.4948" calcext:value-type="float">
            <text:p>67.49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3.36784690, 283.36784690</text:p>
          </table:table-cell>
          <table:table-cell office:value-type="string" calcext:value-type="string">
            <text:p>7(4,3)-8(3,6)</text:p>
          </table:table-cell>
          <table:table-cell office:value-type="float" office:value="-5.8871" calcext:value-type="float">
            <text:p>-5.8871</text:p>
          </table:table-cell>
          <table:table-cell/>
          <table:table-cell office:value-type="float" office:value="46.9061" calcext:value-type="float">
            <text:p>46.9061</text:p>
          </table:table-cell>
          <table:table-cell office:value-type="float" office:value="67.487" calcext:value-type="float">
            <text:p>67.48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3.68442760, 283.68442760</text:p>
          </table:table-cell>
          <table:table-cell office:value-type="string" calcext:value-type="string">
            <text:p>14(0,14)-13(1,13)</text:p>
          </table:table-cell>
          <table:table-cell office:value-type="float" office:value="-4.7228" calcext:value-type="float">
            <text:p>-4.7228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3.77191810, 283.77191810</text:p>
          </table:table-cell>
          <table:table-cell office:value-type="string" calcext:value-type="string">
            <text:p>4(2,3)-3(1,2)</text:p>
          </table:table-cell>
          <table:table-cell office:value-type="float" office:value="-5.3271" calcext:value-type="float">
            <text:p>-5.3271</text:p>
          </table:table-cell>
          <table:table-cell/>
          <table:table-cell office:value-type="float" office:value="6.8714" calcext:value-type="float">
            <text:p>6.8714</text:p>
          </table:table-cell>
          <table:table-cell office:value-type="float" office:value="9.8864" calcext:value-type="float">
            <text:p>9.8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5.86358420, 285.86358420</text:p>
          </table:table-cell>
          <table:table-cell office:value-type="string" calcext:value-type="string">
            <text:p>12(1,12)-11(0,11)</text:p>
          </table:table-cell>
          <table:table-cell office:value-type="float" office:value="-4.7587" calcext:value-type="float">
            <text:p>-4.7587</text:p>
          </table:table-cell>
          <table:table-cell/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7.11338560, 287.11338560</text:p>
          </table:table-cell>
          <table:table-cell office:value-type="string" calcext:value-type="string">
            <text:p>17(1,16)-16(2,15)</text:p>
          </table:table-cell>
          <table:table-cell office:value-type="float" office:value="-5.0101" calcext:value-type="float">
            <text:p>-5.0101</text:p>
          </table:table-cell>
          <table:table-cell/>
          <table:table-cell office:value-type="float" office:value="110.2816" calcext:value-type="float">
            <text:p>110.2816</text:p>
          </table:table-cell>
          <table:table-cell office:value-type="float" office:value="158.6697" calcext:value-type="float">
            <text:p>158.6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7.55416020, 287.55416020</text:p>
          </table:table-cell>
          <table:table-cell office:value-type="string" calcext:value-type="string">
            <text:p>19(1,18)-19(1,19)</text:p>
          </table:table-cell>
          <table:table-cell office:value-type="float" office:value="-5.0763" calcext:value-type="float">
            <text:p>-5.0763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7.76284240, 287.76284240</text:p>
          </table:table-cell>
          <table:table-cell office:value-type="string" calcext:value-type="string">
            <text:p>14(2,13)-14(1,14)</text:p>
          </table:table-cell>
          <table:table-cell office:value-type="float" office:value="-5.0051" calcext:value-type="float">
            <text:p>-5.0051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8.40780080, 288.40780080</text:p>
          </table:table-cell>
          <table:table-cell office:value-type="string" calcext:value-type="string">
            <text:p>12(2,11)-12(0,12)</text:p>
          </table:table-cell>
          <table:table-cell office:value-type="float" office:value="-5.2764" calcext:value-type="float">
            <text:p>-5.2764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8.59872970, 288.59872970</text:p>
          </table:table-cell>
          <table:table-cell office:value-type="string" calcext:value-type="string">
            <text:p>16(3,13)-16(2,14)</text:p>
          </table:table-cell>
          <table:table-cell office:value-type="float" office:value="-4.8055" calcext:value-type="float">
            <text:p>-4.8055</text:p>
          </table:table-cell>
          <table:table-cell/>
          <table:table-cell office:value-type="float" office:value="112.7562" calcext:value-type="float">
            <text:p>112.7562</text:p>
          </table:table-cell>
          <table:table-cell office:value-type="float" office:value="162.2301" calcext:value-type="float">
            <text:p>162.2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0.25509370, 290.25509370</text:p>
          </table:table-cell>
          <table:table-cell office:value-type="string" calcext:value-type="string">
            <text:p>22(2,20)-21(3,19)</text:p>
          </table:table-cell>
          <table:table-cell office:value-type="float" office:value="-5.2572" calcext:value-type="float">
            <text:p>-5.2572</text:p>
          </table:table-cell>
          <table:table-cell/>
          <table:table-cell office:value-type="float" office:value="193.5014" calcext:value-type="float">
            <text:p>193.5014</text:p>
          </table:table-cell>
          <table:table-cell office:value-type="float" office:value="278.4038" calcext:value-type="float">
            <text:p>278.40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0.31411220, 290.31411220</text:p>
          </table:table-cell>
          <table:table-cell office:value-type="string" calcext:value-type="string">
            <text:p>13(2,12)-12(2,11)</text:p>
          </table:table-cell>
          <table:table-cell office:value-type="float" office:value="-2.9416" calcext:value-type="float">
            <text:p>-2.9416</text:p>
          </table:table-cell>
          <table:table-cell/>
          <table:table-cell office:value-type="float" office:value="67.1504" calcext:value-type="float">
            <text:p>67.1504</text:p>
          </table:table-cell>
          <table:table-cell office:value-type="float" office:value="96.6139" calcext:value-type="float">
            <text:p>96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1812590, 292.41812590</text:p>
          </table:table-cell>
          <table:table-cell office:value-type="string" calcext:value-type="string">
            <text:p>29(2,27)-30(1,30)</text:p>
          </table:table-cell>
          <table:table-cell office:value-type="float" office:value="-7.0345" calcext:value-type="float">
            <text:p>-7.0345</text:p>
          </table:table-cell>
          <table:table-cell/>
          <table:table-cell office:value-type="float" office:value="333.003" calcext:value-type="float">
            <text:p>333.003</text:p>
          </table:table-cell>
          <table:table-cell office:value-type="float" office:value="479.1143" calcext:value-type="float">
            <text:p>479.11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158570, 292.42158570</text:p>
          </table:table-cell>
          <table:table-cell office:value-type="string" calcext:value-type="string">
            <text:p>13(9,4)-12(9,3)</text:p>
          </table:table-cell>
          <table:table-cell office:value-type="float" office:value="-3.5623" calcext:value-type="float">
            <text:p>-3.5623</text:p>
          </table:table-cell>
          <table:table-cell/>
          <table:table-cell office:value-type="float" office:value="237.2095" calcext:value-type="float">
            <text:p>237.2095</text:p>
          </table:table-cell>
          <table:table-cell office:value-type="float" office:value="341.2896" calcext:value-type="float">
            <text:p>341.28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158570, 292.42158570</text:p>
          </table:table-cell>
          <table:table-cell office:value-type="string" calcext:value-type="string">
            <text:p>13(9,4)-12(9,3)</text:p>
          </table:table-cell>
          <table:table-cell office:value-type="float" office:value="-3.5623" calcext:value-type="float">
            <text:p>-3.5623</text:p>
          </table:table-cell>
          <table:table-cell/>
          <table:table-cell office:value-type="float" office:value="237.2095" calcext:value-type="float">
            <text:p>237.2095</text:p>
          </table:table-cell>
          <table:table-cell office:value-type="float" office:value="341.2896" calcext:value-type="float">
            <text:p>341.28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206870, 292.42206870</text:p>
          </table:table-cell>
          <table:table-cell office:value-type="string" calcext:value-type="string">
            <text:p>13(8,5)-12(8,4)</text:p>
          </table:table-cell>
          <table:table-cell office:value-type="float" office:value="-3.4076" calcext:value-type="float">
            <text:p>-3.4076</text:p>
          </table:table-cell>
          <table:table-cell/>
          <table:table-cell office:value-type="float" office:value="199.7637" calcext:value-type="float">
            <text:p>199.7637</text:p>
          </table:table-cell>
          <table:table-cell office:value-type="float" office:value="287.4138" calcext:value-type="float">
            <text:p>287.4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206870, 292.42206870</text:p>
          </table:table-cell>
          <table:table-cell office:value-type="string" calcext:value-type="string">
            <text:p>13(8,5)-12(8,4)</text:p>
          </table:table-cell>
          <table:table-cell office:value-type="float" office:value="-3.4076" calcext:value-type="float">
            <text:p>-3.4076</text:p>
          </table:table-cell>
          <table:table-cell/>
          <table:table-cell office:value-type="float" office:value="199.7637" calcext:value-type="float">
            <text:p>199.7637</text:p>
          </table:table-cell>
          <table:table-cell office:value-type="float" office:value="287.4138" calcext:value-type="float">
            <text:p>287.4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3609950, 292.43609950</text:p>
          </table:table-cell>
          <table:table-cell office:value-type="string" calcext:value-type="string">
            <text:p>13(10,4)-12(10,3)</text:p>
          </table:table-cell>
          <table:table-cell office:value-type="float" office:value="-3.7549" calcext:value-type="float">
            <text:p>-3.7549</text:p>
          </table:table-cell>
          <table:table-cell/>
          <table:table-cell office:value-type="float" office:value="279.0238" calcext:value-type="float">
            <text:p>279.0238</text:p>
          </table:table-cell>
          <table:table-cell office:value-type="float" office:value="401.4507" calcext:value-type="float">
            <text:p>401.45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3609950, 292.43609950</text:p>
          </table:table-cell>
          <table:table-cell office:value-type="string" calcext:value-type="string">
            <text:p>13(10,4)-12(10,3)</text:p>
          </table:table-cell>
          <table:table-cell office:value-type="float" office:value="-3.7549" calcext:value-type="float">
            <text:p>-3.7549</text:p>
          </table:table-cell>
          <table:table-cell/>
          <table:table-cell office:value-type="float" office:value="279.0238" calcext:value-type="float">
            <text:p>279.0238</text:p>
          </table:table-cell>
          <table:table-cell office:value-type="float" office:value="401.4507" calcext:value-type="float">
            <text:p>401.45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4441810, 292.44441810</text:p>
          </table:table-cell>
          <table:table-cell office:value-type="string" calcext:value-type="string">
            <text:p>13(7,7)-12(7,6)</text:p>
          </table:table-cell>
          <table:table-cell office:value-type="float" office:value="-3.2806" calcext:value-type="float">
            <text:p>-3.2806</text:p>
          </table:table-cell>
          <table:table-cell/>
          <table:table-cell office:value-type="float" office:value="166.6985" calcext:value-type="float">
            <text:p>166.6985</text:p>
          </table:table-cell>
          <table:table-cell office:value-type="float" office:value="239.8406" calcext:value-type="float">
            <text:p>239.84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4441820, 292.44441820</text:p>
          </table:table-cell>
          <table:table-cell office:value-type="string" calcext:value-type="string">
            <text:p>13(7,6)-12(7,5)</text:p>
          </table:table-cell>
          <table:table-cell office:value-type="float" office:value="-3.2806" calcext:value-type="float">
            <text:p>-3.2806</text:p>
          </table:table-cell>
          <table:table-cell/>
          <table:table-cell office:value-type="float" office:value="166.6985" calcext:value-type="float">
            <text:p>166.6985</text:p>
          </table:table-cell>
          <table:table-cell office:value-type="float" office:value="239.8406" calcext:value-type="float">
            <text:p>239.84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6174670, 292.46174670</text:p>
          </table:table-cell>
          <table:table-cell office:value-type="string" calcext:value-type="string">
            <text:p>13(11,3)-12(11,2)</text:p>
          </table:table-cell>
          <table:table-cell office:value-type="float" office:value="-4.0086" calcext:value-type="float">
            <text:p>-4.0086</text:p>
          </table:table-cell>
          <table:table-cell/>
          <table:table-cell office:value-type="float" office:value="325.1938" calcext:value-type="float">
            <text:p>325.1938</text:p>
          </table:table-cell>
          <table:table-cell office:value-type="float" office:value="467.8786" calcext:value-type="float">
            <text:p>467.87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6174670, 292.46174670</text:p>
          </table:table-cell>
          <table:table-cell office:value-type="string" calcext:value-type="string">
            <text:p>13(11,3)-12(11,2)</text:p>
          </table:table-cell>
          <table:table-cell office:value-type="float" office:value="-4.0086" calcext:value-type="float">
            <text:p>-4.0086</text:p>
          </table:table-cell>
          <table:table-cell/>
          <table:table-cell office:value-type="float" office:value="325.1938" calcext:value-type="float">
            <text:p>325.1938</text:p>
          </table:table-cell>
          <table:table-cell office:value-type="float" office:value="467.8786" calcext:value-type="float">
            <text:p>467.87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50193710, 292.50193710</text:p>
          </table:table-cell>
          <table:table-cell office:value-type="string" calcext:value-type="string">
            <text:p>13(6,8)-12(6,7)</text:p>
          </table:table-cell>
          <table:table-cell office:value-type="float" office:value="-3.1761" calcext:value-type="float">
            <text:p>-3.1761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50194470, 292.50194470</text:p>
          </table:table-cell>
          <table:table-cell office:value-type="string" calcext:value-type="string">
            <text:p>13(6,7)-12(6,6)</text:p>
          </table:table-cell>
          <table:table-cell office:value-type="float" office:value="-3.1761" calcext:value-type="float">
            <text:p>-3.1761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62318540, 292.62318540</text:p>
          </table:table-cell>
          <table:table-cell office:value-type="string" calcext:value-type="string">
            <text:p>13(5,9)-12(5,8)</text:p>
          </table:table-cell>
          <table:table-cell office:value-type="float" office:value="-3.0907" calcext:value-type="float">
            <text:p>-3.0907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62389310, 292.62389310</text:p>
          </table:table-cell>
          <table:table-cell office:value-type="string" calcext:value-type="string">
            <text:p>13(5,8)-12(5,7)</text:p>
          </table:table-cell>
          <table:table-cell office:value-type="float" office:value="-3.0907" calcext:value-type="float">
            <text:p>-3.0907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81162100, 292.81162100</text:p>
          </table:table-cell>
          <table:table-cell office:value-type="string" calcext:value-type="string">
            <text:p>29(2,27)-30(0,30)</text:p>
          </table:table-cell>
          <table:table-cell office:value-type="float" office:value="-6.9864" calcext:value-type="float">
            <text:p>-6.9864</text:p>
          </table:table-cell>
          <table:table-cell/>
          <table:table-cell office:value-type="float" office:value="332.9899" calcext:value-type="float">
            <text:p>332.9899</text:p>
          </table:table-cell>
          <table:table-cell office:value-type="float" office:value="479.0954" calcext:value-type="float">
            <text:p>479.0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86448960, 292.86448960</text:p>
          </table:table-cell>
          <table:table-cell office:value-type="string" calcext:value-type="string">
            <text:p>13(4,10)-12(4,9)</text:p>
          </table:table-cell>
          <table:table-cell office:value-type="float" office:value="-3.0223" calcext:value-type="float">
            <text:p>-3.0223</text:p>
          </table:table-cell>
          <table:table-cell/>
          <table:table-cell office:value-type="float" office:value="93.9012" calcext:value-type="float">
            <text:p>93.9012</text:p>
          </table:table-cell>
          <table:table-cell office:value-type="float" office:value="135.1021" calcext:value-type="float">
            <text:p>135.1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90261320, 292.90261320</text:p>
          </table:table-cell>
          <table:table-cell office:value-type="string" calcext:value-type="string">
            <text:p>13(4,9)-12(4,8)</text:p>
          </table:table-cell>
          <table:table-cell office:value-type="float" office:value="-3.0222" calcext:value-type="float">
            <text:p>-3.0222</text:p>
          </table:table-cell>
          <table:table-cell/>
          <table:table-cell office:value-type="float" office:value="93.9026" calcext:value-type="float">
            <text:p>93.9026</text:p>
          </table:table-cell>
          <table:table-cell office:value-type="float" office:value="135.1041" calcext:value-type="float">
            <text:p>135.1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3.02789600, 293.02789600</text:p>
          </table:table-cell>
          <table:table-cell office:value-type="string" calcext:value-type="string">
            <text:p>13(3,11)-12(3,10)</text:p>
          </table:table-cell>
          <table:table-cell office:value-type="float" office:value="-2.9703" calcext:value-type="float">
            <text:p>-2.9703</text:p>
          </table:table-cell>
          <table:table-cell/>
          <table:table-cell office:value-type="float" office:value="78.4663" calcext:value-type="float">
            <text:p>78.4663</text:p>
          </table:table-cell>
          <table:table-cell office:value-type="float" office:value="112.8949" calcext:value-type="float">
            <text:p>112.89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3.07656940, 293.07656940</text:p>
          </table:table-cell>
          <table:table-cell office:value-type="string" calcext:value-type="string">
            <text:p>24(7,18)-25(6,19)</text:p>
          </table:table-cell>
          <table:table-cell office:value-type="float" office:value="-5.7051" calcext:value-type="float">
            <text:p>-5.7051</text:p>
          </table:table-cell>
          <table:table-cell/>
          <table:table-cell office:value-type="float" office:value="323.6076" calcext:value-type="float">
            <text:p>323.6076</text:p>
          </table:table-cell>
          <table:table-cell office:value-type="float" office:value="465.5965" calcext:value-type="float">
            <text:p>465.59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3.10928680, 293.10928680</text:p>
          </table:table-cell>
          <table:table-cell office:value-type="string" calcext:value-type="string">
            <text:p>24(7,17)-25(6,20)</text:p>
          </table:table-cell>
          <table:table-cell office:value-type="float" office:value="-5.705" calcext:value-type="float">
            <text:p>-5.705</text:p>
          </table:table-cell>
          <table:table-cell/>
          <table:table-cell office:value-type="float" office:value="323.6065" calcext:value-type="float">
            <text:p>323.6065</text:p>
          </table:table-cell>
          <table:table-cell office:value-type="float" office:value="465.5949" calcext:value-type="float">
            <text:p>465.59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3.42126320, 293.42126320</text:p>
          </table:table-cell>
          <table:table-cell office:value-type="string" calcext:value-type="string">
            <text:p>19(1,18)-19(0,19)</text:p>
          </table:table-cell>
          <table:table-cell office:value-type="float" office:value="-5.0262" calcext:value-type="float">
            <text:p>-5.0262</text:p>
          </table:table-cell>
          <table:table-cell/>
          <table:table-cell office:value-type="float" office:value="138.0853" calcext:value-type="float">
            <text:p>138.0853</text:p>
          </table:table-cell>
          <table:table-cell office:value-type="float" office:value="198.6728" calcext:value-type="float">
            <text:p>198.67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3.96795910, 293.96795910</text:p>
          </table:table-cell>
          <table:table-cell office:value-type="string" calcext:value-type="string">
            <text:p>28(3,25)-27(4,24)</text:p>
          </table:table-cell>
          <table:table-cell office:value-type="float" office:value="-5.5031" calcext:value-type="float">
            <text:p>-5.5031</text:p>
          </table:table-cell>
          <table:table-cell/>
          <table:table-cell office:value-type="float" office:value="319.8888" calcext:value-type="float">
            <text:p>319.8888</text:p>
          </table:table-cell>
          <table:table-cell office:value-type="float" office:value="460.246" calcext:value-type="float">
            <text:p>460.2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4.04318540, 294.04318540</text:p>
          </table:table-cell>
          <table:table-cell office:value-type="string" calcext:value-type="string">
            <text:p>13(3,10)-12(3,9)</text:p>
          </table:table-cell>
          <table:table-cell office:value-type="float" office:value="-2.9674" calcext:value-type="float">
            <text:p>-2.9674</text:p>
          </table:table-cell>
          <table:table-cell/>
          <table:table-cell office:value-type="float" office:value="78.5239" calcext:value-type="float">
            <text:p>78.5239</text:p>
          </table:table-cell>
          <table:table-cell office:value-type="float" office:value="112.9777" calcext:value-type="float">
            <text:p>112.97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4.05891340, 294.05891340</text:p>
          </table:table-cell>
          <table:table-cell office:value-type="string" calcext:value-type="string">
            <text:p>4(2,2)-3(1,3)</text:p>
          </table:table-cell>
          <table:table-cell office:value-type="float" office:value="-5.3294" calcext:value-type="float">
            <text:p>-5.3294</text:p>
          </table:table-cell>
          <table:table-cell/>
          <table:table-cell office:value-type="float" office:value="6.5434" calcext:value-type="float">
            <text:p>6.5434</text:p>
          </table:table-cell>
          <table:table-cell office:value-type="float" office:value="9.4144" calcext:value-type="float">
            <text:p>9.4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4.60753180, 294.60753180</text:p>
          </table:table-cell>
          <table:table-cell office:value-type="string" calcext:value-type="string">
            <text:p>8(3,5)-9(1,8)</text:p>
          </table:table-cell>
          <table:table-cell office:value-type="float" office:value="-6.8669" calcext:value-type="float">
            <text:p>-6.8669</text:p>
          </table:table-cell>
          <table:table-cell/>
          <table:table-cell office:value-type="float" office:value="37.0844" calcext:value-type="float">
            <text:p>37.0844</text:p>
          </table:table-cell>
          <table:table-cell office:value-type="float" office:value="53.3559" calcext:value-type="float">
            <text:p>53.35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5.01467090, 295.01467090</text:p>
          </table:table-cell>
          <table:table-cell office:value-type="string" calcext:value-type="string">
            <text:p>27(5,22)-28(3,25)</text:p>
          </table:table-cell>
          <table:table-cell office:value-type="float" office:value="-6.521" calcext:value-type="float">
            <text:p>-6.521</text:p>
          </table:table-cell>
          <table:table-cell/>
          <table:table-cell office:value-type="float" office:value="329.6945" calcext:value-type="float">
            <text:p>329.6945</text:p>
          </table:table-cell>
          <table:table-cell office:value-type="float" office:value="474.3541" calcext:value-type="float">
            <text:p>474.3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5.40616560, 295.40616560</text:p>
          </table:table-cell>
          <table:table-cell office:value-type="string" calcext:value-type="string">
            <text:p>15(3,12)-15(2,13)</text:p>
          </table:table-cell>
          <table:table-cell office:value-type="float" office:value="-4.8023" calcext:value-type="float">
            <text:p>-4.8023</text:p>
          </table:table-cell>
          <table:table-cell/>
          <table:table-cell office:value-type="float" office:value="100.4038" calcext:value-type="float">
            <text:p>100.4038</text:p>
          </table:table-cell>
          <table:table-cell office:value-type="float" office:value="144.4578" calcext:value-type="float">
            <text:p>144.45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5.78216750, 295.78216750</text:p>
          </table:table-cell>
          <table:table-cell office:value-type="string" calcext:value-type="string">
            <text:p>13(2,12)-13(0,13)</text:p>
          </table:table-cell>
          <table:table-cell office:value-type="float" office:value="-5.2059" calcext:value-type="float">
            <text:p>-5.2059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7.62572400, 297.62572400</text:p>
          </table:table-cell>
          <table:table-cell office:value-type="string" calcext:value-type="string">
            <text:p>26(2,24)-26(2,25)</text:p>
          </table:table-cell>
          <table:table-cell office:value-type="float" office:value="-5.0527" calcext:value-type="float">
            <text:p>-5.0527</text:p>
          </table:table-cell>
          <table:table-cell/>
          <table:table-cell office:value-type="float" office:value="268.6615" calcext:value-type="float">
            <text:p>268.6615</text:p>
          </table:table-cell>
          <table:table-cell office:value-type="float" office:value="386.5417" calcext:value-type="float">
            <text:p>386.5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7.89926700, 297.89926700</text:p>
          </table:table-cell>
          <table:table-cell office:value-type="string" calcext:value-type="string">
            <text:p>18(6,13)-19(5,14)</text:p>
          </table:table-cell>
          <table:table-cell office:value-type="float" office:value="-5.5812" calcext:value-type="float">
            <text:p>-5.5812</text:p>
          </table:table-cell>
          <table:table-cell/>
          <table:table-cell office:value-type="float" office:value="197.913" calcext:value-type="float">
            <text:p>197.913</text:p>
          </table:table-cell>
          <table:table-cell office:value-type="float" office:value="284.751" calcext:value-type="float">
            <text:p>284.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7.95602290, 297.95602290</text:p>
          </table:table-cell>
          <table:table-cell office:value-type="string" calcext:value-type="string">
            <text:p>18(6,12)-19(5,15)</text:p>
          </table:table-cell>
          <table:table-cell office:value-type="float" office:value="-5.5811" calcext:value-type="float">
            <text:p>-5.5811</text:p>
          </table:table-cell>
          <table:table-cell/>
          <table:table-cell office:value-type="float" office:value="197.9111" calcext:value-type="float">
            <text:p>197.9111</text:p>
          </table:table-cell>
          <table:table-cell office:value-type="float" office:value="284.7483" calcext:value-type="float">
            <text:p>284.74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8.70804510, 298.70804510</text:p>
          </table:table-cell>
          <table:table-cell office:value-type="string" calcext:value-type="string">
            <text:p>25(2,23)-25(1,24)</text:p>
          </table:table-cell>
          <table:table-cell office:value-type="float" office:value="-4.907" calcext:value-type="float">
            <text:p>-4.907</text:p>
          </table:table-cell>
          <table:table-cell/>
          <table:table-cell office:value-type="float" office:value="248.6706" calcext:value-type="float">
            <text:p>248.6706</text:p>
          </table:table-cell>
          <table:table-cell office:value-type="float" office:value="357.7795" calcext:value-type="float">
            <text:p>357.7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9.37431770, 299.37431770</text:p>
          </table:table-cell>
          <table:table-cell office:value-type="string" calcext:value-type="string">
            <text:p>13(2,11)-12(2,10)</text:p>
          </table:table-cell>
          <table:table-cell office:value-type="float" office:value="-2.9167" calcext:value-type="float">
            <text:p>-2.9167</text:p>
          </table:table-cell>
          <table:table-cell/>
          <table:table-cell office:value-type="float" office:value="68.0763" calcext:value-type="float">
            <text:p>68.0763</text:p>
          </table:table-cell>
          <table:table-cell office:value-type="float" office:value="97.946" calcext:value-type="float">
            <text:p>97.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9.43663820, 299.43663820</text:p>
          </table:table-cell>
          <table:table-cell office:value-type="string" calcext:value-type="string">
            <text:p>13(1,12)-12(1,11)</text:p>
          </table:table-cell>
          <table:table-cell office:value-type="float" office:value="-2.898" calcext:value-type="float">
            <text:p>-2.898</text:p>
          </table:table-cell>
          <table:table-cell/>
          <table:table-cell office:value-type="float" office:value="62.5258" calcext:value-type="float">
            <text:p>62.5258</text:p>
          </table:table-cell>
          <table:table-cell office:value-type="float" office:value="89.9602" calcext:value-type="float">
            <text:p>89.96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0.34053240, 300.34053240</text:p>
          </table:table-cell>
          <table:table-cell office:value-type="string" calcext:value-type="string">
            <text:p>14(1,14)-13(1,13)</text:p>
          </table:table-cell>
          <table:table-cell office:value-type="float" office:value="-2.8732" calcext:value-type="float">
            <text:p>-2.8732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0.57609530, 300.57609530</text:p>
          </table:table-cell>
          <table:table-cell office:value-type="string" calcext:value-type="string">
            <text:p>15(2,14)-15(1,15)</text:p>
          </table:table-cell>
          <table:table-cell office:value-type="float" office:value="-4.9765" calcext:value-type="float">
            <text:p>-4.9765</text:p>
          </table:table-cell>
          <table:table-cell/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1.89593290, 301.89593290</text:p>
          </table:table-cell>
          <table:table-cell office:value-type="string" calcext:value-type="string">
            <text:p>14(3,11)-14(2,12)</text:p>
          </table:table-cell>
          <table:table-cell office:value-type="float" office:value="-4.8029" calcext:value-type="float">
            <text:p>-4.8029</text:p>
          </table:table-cell>
          <table:table-cell/>
          <table:table-cell office:value-type="float" office:value="88.8385" calcext:value-type="float">
            <text:p>88.8385</text:p>
          </table:table-cell>
          <table:table-cell office:value-type="float" office:value="127.818" calcext:value-type="float">
            <text:p>127.8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2.25160750, 302.25160750</text:p>
          </table:table-cell>
          <table:table-cell office:value-type="string" calcext:value-type="string">
            <text:p>12(5,8)-13(4,9)</text:p>
          </table:table-cell>
          <table:table-cell office:value-type="float" office:value="-5.6071" calcext:value-type="float">
            <text:p>-5.6071</text:p>
          </table:table-cell>
          <table:table-cell/>
          <table:table-cell office:value-type="float" office:value="103.6728" calcext:value-type="float">
            <text:p>103.6728</text:p>
          </table:table-cell>
          <table:table-cell office:value-type="float" office:value="149.1612" calcext:value-type="float">
            <text:p>149.1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2.33344920, 302.33344920</text:p>
          </table:table-cell>
          <table:table-cell office:value-type="string" calcext:value-type="string">
            <text:p>12(5,7)-13(4,10)</text:p>
          </table:table-cell>
          <table:table-cell office:value-type="float" office:value="-5.6068" calcext:value-type="float">
            <text:p>-5.6068</text:p>
          </table:table-cell>
          <table:table-cell/>
          <table:table-cell office:value-type="float" office:value="103.6701" calcext:value-type="float">
            <text:p>103.6701</text:p>
          </table:table-cell>
          <table:table-cell office:value-type="float" office:value="149.1573" calcext:value-type="float">
            <text:p>149.1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2.94229620, 302.94229620</text:p>
          </table:table-cell>
          <table:table-cell office:value-type="string" calcext:value-type="string">
            <text:p>13(1,13)-12(0,12)</text:p>
          </table:table-cell>
          <table:table-cell office:value-type="float" office:value="-4.6808" calcext:value-type="float">
            <text:p>-4.6808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2.96070010, 302.96070010</text:p>
          </table:table-cell>
          <table:table-cell office:value-type="string" calcext:value-type="string">
            <text:p>5(2,4)-4(1,3)</text:p>
          </table:table-cell>
          <table:table-cell office:value-type="float" office:value="-5.2255" calcext:value-type="float">
            <text:p>-5.2255</text:p>
          </table:table-cell>
          <table:table-cell/>
          <table:table-cell office:value-type="float" office:value="9.9768" calcext:value-type="float">
            <text:p>9.9768</text:p>
          </table:table-cell>
          <table:table-cell office:value-type="float" office:value="14.3543" calcext:value-type="float">
            <text:p>14.35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3.21386600, 303.21386600</text:p>
          </table:table-cell>
          <table:table-cell office:value-type="string" calcext:value-type="string">
            <text:p>17(3,15)-18(1,18)</text:p>
          </table:table-cell>
          <table:table-cell office:value-type="float" office:value="-6.5962" calcext:value-type="float">
            <text:p>-6.5962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3.51116370, 303.51116370</text:p>
          </table:table-cell>
          <table:table-cell office:value-type="string" calcext:value-type="string">
            <text:p>18(3,16)-19(1,19)</text:p>
          </table:table-cell>
          <table:table-cell office:value-type="float" office:value="-6.601" calcext:value-type="float">
            <text:p>-6.601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3.68697840, 303.68697840</text:p>
          </table:table-cell>
          <table:table-cell office:value-type="string" calcext:value-type="string">
            <text:p>14(0,14)-13(0,13)</text:p>
          </table:table-cell>
          <table:table-cell office:value-type="float" office:value="-2.8614" calcext:value-type="float">
            <text:p>-2.8614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4.41894720, 304.41894720</text:p>
          </table:table-cell>
          <table:table-cell office:value-type="string" calcext:value-type="string">
            <text:p>14(2,13)-14(0,14)</text:p>
          </table:table-cell>
          <table:table-cell office:value-type="float" office:value="-5.1452" calcext:value-type="float">
            <text:p>-5.1452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4.45772380, 304.45772380</text:p>
          </table:table-cell>
          <table:table-cell office:value-type="string" calcext:value-type="string">
            <text:p>16(3,14)-17(1,17)</text:p>
          </table:table-cell>
          <table:table-cell office:value-type="float" office:value="-6.5953" calcext:value-type="float">
            <text:p>-6.5953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5.33717290, 305.33717290</text:p>
          </table:table-cell>
          <table:table-cell office:value-type="string" calcext:value-type="string">
            <text:p>19(3,17)-20(1,20)</text:p>
          </table:table-cell>
          <table:table-cell office:value-type="float" office:value="-6.6089" calcext:value-type="float">
            <text:p>-6.6089</text:p>
          </table:table-cell>
          <table:table-cell/>
          <table:table-cell office:value-type="float" office:value="152.5053" calcext:value-type="float">
            <text:p>152.5053</text:p>
          </table:table-cell>
          <table:table-cell office:value-type="float" office:value="219.4198" calcext:value-type="float">
            <text:p>219.41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5.92150490, 305.92150490</text:p>
          </table:table-cell>
          <table:table-cell office:value-type="string" calcext:value-type="string">
            <text:p>6(4,3)-7(3,4)</text:p>
          </table:table-cell>
          <table:table-cell office:value-type="float" office:value="-5.9718" calcext:value-type="float">
            <text:p>-5.9718</text:p>
          </table:table-cell>
          <table:table-cell/>
          <table:table-cell office:value-type="float" office:value="40.9016" calcext:value-type="float">
            <text:p>40.9016</text:p>
          </table:table-cell>
          <table:table-cell office:value-type="float" office:value="58.8479" calcext:value-type="float">
            <text:p>58.8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5.99537380, 305.99537380</text:p>
          </table:table-cell>
          <table:table-cell office:value-type="string" calcext:value-type="string">
            <text:p>6(4,2)-7(3,5)</text:p>
          </table:table-cell>
          <table:table-cell office:value-type="float" office:value="-5.9716" calcext:value-type="float">
            <text:p>-5.9716</text:p>
          </table:table-cell>
          <table:table-cell/>
          <table:table-cell office:value-type="float" office:value="40.8991" calcext:value-type="float">
            <text:p>40.8991</text:p>
          </table:table-cell>
          <table:table-cell office:value-type="float" office:value="58.8443" calcext:value-type="float">
            <text:p>58.8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7.24417760, 307.24417760</text:p>
          </table:table-cell>
          <table:table-cell office:value-type="string" calcext:value-type="string">
            <text:p>15(3,13)-16(1,16)</text:p>
          </table:table-cell>
          <table:table-cell office:value-type="float" office:value="-6.5993" calcext:value-type="float">
            <text:p>-6.5993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7.71926220, 307.71926220</text:p>
          </table:table-cell>
          <table:table-cell office:value-type="string" calcext:value-type="string">
            <text:p>15(0,15)-14(1,14)</text:p>
          </table:table-cell>
          <table:table-cell office:value-type="float" office:value="-4.6314" calcext:value-type="float">
            <text:p>-4.6314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7.87836310, 307.87836310</text:p>
          </table:table-cell>
          <table:table-cell office:value-type="string" calcext:value-type="string">
            <text:p>13(3,10)-13(2,11)</text:p>
          </table:table-cell>
          <table:table-cell office:value-type="float" office:value="-4.8079" calcext:value-type="float">
            <text:p>-4.8079</text:p>
          </table:table-cell>
          <table:table-cell/>
          <table:table-cell office:value-type="float" office:value="78.0624" calcext:value-type="float">
            <text:p>78.0624</text:p>
          </table:table-cell>
          <table:table-cell office:value-type="float" office:value="112.3137" calcext:value-type="float">
            <text:p>112.31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8.66885180, 308.66885180</text:p>
          </table:table-cell>
          <table:table-cell office:value-type="string" calcext:value-type="string">
            <text:p>20(3,18)-21(1,21)</text:p>
          </table:table-cell>
          <table:table-cell office:value-type="float" office:value="-6.6193" calcext:value-type="float">
            <text:p>-6.6193</text:p>
          </table:table-cell>
          <table:table-cell/>
          <table:table-cell office:value-type="float" office:value="167.4269" calcext:value-type="float">
            <text:p>167.4269</text:p>
          </table:table-cell>
          <table:table-cell office:value-type="float" office:value="240.8886" calcext:value-type="float">
            <text:p>240.8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9.37826670, 309.37826670</text:p>
          </table:table-cell>
          <table:table-cell office:value-type="string" calcext:value-type="string">
            <text:p>18(3,16)-19(0,19)</text:p>
          </table:table-cell>
          <table:table-cell office:value-type="float" office:value="-6.6842" calcext:value-type="float">
            <text:p>-6.6842</text:p>
          </table:table-cell>
          <table:table-cell/>
          <table:table-cell office:value-type="float" office:value="138.0853" calcext:value-type="float">
            <text:p>138.0853</text:p>
          </table:table-cell>
          <table:table-cell office:value-type="float" office:value="198.6728" calcext:value-type="float">
            <text:p>198.67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0.00827710, 310.00827710</text:p>
          </table:table-cell>
          <table:table-cell office:value-type="string" calcext:value-type="string">
            <text:p>19(3,17)-20(0,20)</text:p>
          </table:table-cell>
          <table:table-cell office:value-type="float" office:value="-6.6841" calcext:value-type="float">
            <text:p>-6.6841</text:p>
          </table:table-cell>
          <table:table-cell/>
          <table:table-cell office:value-type="float" office:value="152.3495" calcext:value-type="float">
            <text:p>152.3495</text:p>
          </table:table-cell>
          <table:table-cell office:value-type="float" office:value="219.1957" calcext:value-type="float">
            <text:p>219.1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0.54367810, 310.54367810</text:p>
          </table:table-cell>
          <table:table-cell office:value-type="string" calcext:value-type="string">
            <text:p>17(3,15)-18(0,18)</text:p>
          </table:table-cell>
          <table:table-cell office:value-type="float" office:value="-6.6898" calcext:value-type="float">
            <text:p>-6.6898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1.56352400, 311.56352400</text:p>
          </table:table-cell>
          <table:table-cell office:value-type="string" calcext:value-type="string">
            <text:p>14(3,12)-15(1,15)</text:p>
          </table:table-cell>
          <table:table-cell office:value-type="float" office:value="-6.6094" calcext:value-type="float">
            <text:p>-6.6094</text:p>
          </table:table-cell>
          <table:table-cell/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2.32375800, 312.32375800</text:p>
          </table:table-cell>
          <table:table-cell office:value-type="string" calcext:value-type="string">
            <text:p>14(2,13)-13(2,12)</text:p>
          </table:table-cell>
          <table:table-cell office:value-type="float" office:value="-2.8654" calcext:value-type="float">
            <text:p>-2.8654</text:p>
          </table:table-cell>
          <table:table-cell/>
          <table:table-cell office:value-type="float" office:value="76.8342" calcext:value-type="float">
            <text:p>76.8342</text:p>
          </table:table-cell>
          <table:table-cell office:value-type="float" office:value="110.5466" calcext:value-type="float">
            <text:p>110.54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2.37010050, 312.37010050</text:p>
          </table:table-cell>
          <table:table-cell office:value-type="string" calcext:value-type="string">
            <text:p>20(3,18)-21(0,21)</text:p>
          </table:table-cell>
          <table:table-cell office:value-type="float" office:value="-6.6884" calcext:value-type="float">
            <text:p>-6.6884</text:p>
          </table:table-cell>
          <table:table-cell/>
          <table:table-cell office:value-type="float" office:value="167.3034" calcext:value-type="float">
            <text:p>167.3034</text:p>
          </table:table-cell>
          <table:table-cell office:value-type="float" office:value="240.7109" calcext:value-type="float">
            <text:p>240.7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2.85085120, 312.85085120</text:p>
          </table:table-cell>
          <table:table-cell office:value-type="string" calcext:value-type="string">
            <text:p>20(1,19)-20(1,20)</text:p>
          </table:table-cell>
          <table:table-cell office:value-type="float" office:value="-5.0367" calcext:value-type="float">
            <text:p>-5.0367</text:p>
          </table:table-cell>
          <table:table-cell/>
          <table:table-cell office:value-type="float" office:value="152.5053" calcext:value-type="float">
            <text:p>152.5053</text:p>
          </table:table-cell>
          <table:table-cell office:value-type="float" office:value="219.4198" calcext:value-type="float">
            <text:p>219.41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3.20949550, 313.20949550</text:p>
          </table:table-cell>
          <table:table-cell office:value-type="string" calcext:value-type="string">
            <text:p>12(3,9)-12(2,10)</text:p>
          </table:table-cell>
          <table:table-cell office:value-type="float" office:value="-4.818" calcext:value-type="float">
            <text:p>-4.818</text:p>
          </table:table-cell>
          <table:table-cell/>
          <table:table-cell office:value-type="float" office:value="68.0763" calcext:value-type="float">
            <text:p>68.0763</text:p>
          </table:table-cell>
          <table:table-cell office:value-type="float" office:value="97.946" calcext:value-type="float">
            <text:p>97.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3.47318600, 313.47318600</text:p>
          </table:table-cell>
          <table:table-cell office:value-type="string" calcext:value-type="string">
            <text:p>21(3,19)-22(1,22)</text:p>
          </table:table-cell>
          <table:table-cell office:value-type="float" office:value="-6.6317" calcext:value-type="float">
            <text:p>-6.6317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3.55931450, 313.55931450</text:p>
          </table:table-cell>
          <table:table-cell office:value-type="string" calcext:value-type="string">
            <text:p>16(3,14)-17(0,17)</text:p>
          </table:table-cell>
          <table:table-cell office:value-type="float" office:value="-6.7024" calcext:value-type="float">
            <text:p>-6.7024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19219570, 314.19219570</text:p>
          </table:table-cell>
          <table:table-cell office:value-type="string" calcext:value-type="string">
            <text:p>16(2,15)-16(1,16)</text:p>
          </table:table-cell>
          <table:table-cell office:value-type="float" office:value="-4.9511" calcext:value-type="float">
            <text:p>-4.9511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30934590, 314.30934590</text:p>
          </table:table-cell>
          <table:table-cell office:value-type="string" calcext:value-type="string">
            <text:p>15(2,14)-15(0,15)</text:p>
          </table:table-cell>
          <table:table-cell office:value-type="float" office:value="-5.093" calcext:value-type="float">
            <text:p>-5.093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2449300, 314.92449300</text:p>
          </table:table-cell>
          <table:table-cell office:value-type="string" calcext:value-type="string">
            <text:p>14(9,6)-13(9,5)</text:p>
          </table:table-cell>
          <table:table-cell office:value-type="float" office:value="-3.4349" calcext:value-type="float">
            <text:p>-3.4349</text:p>
          </table:table-cell>
          <table:table-cell/>
          <table:table-cell office:value-type="float" office:value="246.9636" calcext:value-type="float">
            <text:p>246.9636</text:p>
          </table:table-cell>
          <table:table-cell office:value-type="float" office:value="355.3235" calcext:value-type="float">
            <text:p>355.32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2449300, 314.92449300</text:p>
          </table:table-cell>
          <table:table-cell office:value-type="string" calcext:value-type="string">
            <text:p>14(9,6)-13(9,5)</text:p>
          </table:table-cell>
          <table:table-cell office:value-type="float" office:value="-3.4349" calcext:value-type="float">
            <text:p>-3.4349</text:p>
          </table:table-cell>
          <table:table-cell/>
          <table:table-cell office:value-type="float" office:value="246.9636" calcext:value-type="float">
            <text:p>246.9636</text:p>
          </table:table-cell>
          <table:table-cell office:value-type="float" office:value="355.3235" calcext:value-type="float">
            <text:p>355.32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144510, 314.93144510</text:p>
          </table:table-cell>
          <table:table-cell office:value-type="string" calcext:value-type="string">
            <text:p>14(8,7)-13(8,6)</text:p>
          </table:table-cell>
          <table:table-cell office:value-type="float" office:value="-3.297" calcext:value-type="float">
            <text:p>-3.297</text:p>
          </table:table-cell>
          <table:table-cell/>
          <table:table-cell office:value-type="float" office:value="209.5179" calcext:value-type="float">
            <text:p>209.5179</text:p>
          </table:table-cell>
          <table:table-cell office:value-type="float" office:value="301.4478" calcext:value-type="float">
            <text:p>301.44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144510, 314.93144510</text:p>
          </table:table-cell>
          <table:table-cell office:value-type="string" calcext:value-type="string">
            <text:p>14(8,7)-13(8,6)</text:p>
          </table:table-cell>
          <table:table-cell office:value-type="float" office:value="-3.297" calcext:value-type="float">
            <text:p>-3.297</text:p>
          </table:table-cell>
          <table:table-cell/>
          <table:table-cell office:value-type="float" office:value="209.5179" calcext:value-type="float">
            <text:p>209.5179</text:p>
          </table:table-cell>
          <table:table-cell office:value-type="float" office:value="301.4478" calcext:value-type="float">
            <text:p>301.44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554950, 314.93554950</text:p>
          </table:table-cell>
          <table:table-cell office:value-type="string" calcext:value-type="string">
            <text:p>14(10,5)-13(10,4)</text:p>
          </table:table-cell>
          <table:table-cell office:value-type="float" office:value="-3.6004" calcext:value-type="float">
            <text:p>-3.6004</text:p>
          </table:table-cell>
          <table:table-cell/>
          <table:table-cell office:value-type="float" office:value="288.7784" calcext:value-type="float">
            <text:p>288.7784</text:p>
          </table:table-cell>
          <table:table-cell office:value-type="float" office:value="415.4853" calcext:value-type="float">
            <text:p>415.48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554950, 314.93554950</text:p>
          </table:table-cell>
          <table:table-cell office:value-type="string" calcext:value-type="string">
            <text:p>14(10,5)-13(10,4)</text:p>
          </table:table-cell>
          <table:table-cell office:value-type="float" office:value="-3.6004" calcext:value-type="float">
            <text:p>-3.6004</text:p>
          </table:table-cell>
          <table:table-cell/>
          <table:table-cell office:value-type="float" office:value="288.7784" calcext:value-type="float">
            <text:p>288.7784</text:p>
          </table:table-cell>
          <table:table-cell office:value-type="float" office:value="415.4853" calcext:value-type="float">
            <text:p>415.48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5979880, 314.95979880</text:p>
          </table:table-cell>
          <table:table-cell office:value-type="string" calcext:value-type="string">
            <text:p>14(11,3)-13(11,2)</text:p>
          </table:table-cell>
          <table:table-cell office:value-type="float" office:value="-3.8037" calcext:value-type="float">
            <text:p>-3.8037</text:p>
          </table:table-cell>
          <table:table-cell/>
          <table:table-cell office:value-type="float" office:value="334.9492" calcext:value-type="float">
            <text:p>334.9492</text:p>
          </table:table-cell>
          <table:table-cell office:value-type="float" office:value="481.9144" calcext:value-type="float">
            <text:p>481.9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5979880, 314.95979880</text:p>
          </table:table-cell>
          <table:table-cell office:value-type="string" calcext:value-type="string">
            <text:p>14(11,3)-13(11,2)</text:p>
          </table:table-cell>
          <table:table-cell office:value-type="float" office:value="-3.8037" calcext:value-type="float">
            <text:p>-3.8037</text:p>
          </table:table-cell>
          <table:table-cell/>
          <table:table-cell office:value-type="float" office:value="334.9492" calcext:value-type="float">
            <text:p>334.9492</text:p>
          </table:table-cell>
          <table:table-cell office:value-type="float" office:value="481.9144" calcext:value-type="float">
            <text:p>481.9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6497990, 314.96497990</text:p>
          </table:table-cell>
          <table:table-cell office:value-type="string" calcext:value-type="string">
            <text:p>14(7,8)-13(7,7)</text:p>
          </table:table-cell>
          <table:table-cell office:value-type="float" office:value="-3.1813" calcext:value-type="float">
            <text:p>-3.1813</text:p>
          </table:table-cell>
          <table:table-cell/>
          <table:table-cell office:value-type="float" office:value="176.4534" calcext:value-type="float">
            <text:p>176.4534</text:p>
          </table:table-cell>
          <table:table-cell office:value-type="float" office:value="253.8756" calcext:value-type="float">
            <text:p>253.87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6498000, 314.96498000</text:p>
          </table:table-cell>
          <table:table-cell office:value-type="string" calcext:value-type="string">
            <text:p>14(7,7)-13(7,6)</text:p>
          </table:table-cell>
          <table:table-cell office:value-type="float" office:value="-3.1813" calcext:value-type="float">
            <text:p>-3.1813</text:p>
          </table:table-cell>
          <table:table-cell/>
          <table:table-cell office:value-type="float" office:value="176.4534" calcext:value-type="float">
            <text:p>176.4534</text:p>
          </table:table-cell>
          <table:table-cell office:value-type="float" office:value="253.8756" calcext:value-type="float">
            <text:p>253.87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04171720, 315.04171720</text:p>
          </table:table-cell>
          <table:table-cell office:value-type="string" calcext:value-type="string">
            <text:p>14(6,9)-13(6,8)</text:p>
          </table:table-cell>
          <table:table-cell office:value-type="float" office:value="-3.0846" calcext:value-type="float">
            <text:p>-3.0846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04173510, 315.04173510</text:p>
          </table:table-cell>
          <table:table-cell office:value-type="string" calcext:value-type="string">
            <text:p>14(6,8)-13(6,7)</text:p>
          </table:table-cell>
          <table:table-cell office:value-type="float" office:value="-3.0846" calcext:value-type="float">
            <text:p>-3.0846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17034470, 315.17034470</text:p>
          </table:table-cell>
          <table:table-cell office:value-type="string" calcext:value-type="string">
            <text:p>17(4,13)-18(2,16)</text:p>
          </table:table-cell>
          <table:table-cell office:value-type="float" office:value="-6.4247" calcext:value-type="float">
            <text:p>-6.4247</text:p>
          </table:table-cell>
          <table:table-cell/>
          <table:table-cell office:value-type="float" office:value="139.8099" calcext:value-type="float">
            <text:p>139.8099</text:p>
          </table:table-cell>
          <table:table-cell office:value-type="float" office:value="201.1541" calcext:value-type="float">
            <text:p>201.1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19716340, 315.19716340</text:p>
          </table:table-cell>
          <table:table-cell office:value-type="string" calcext:value-type="string">
            <text:p>14(5,10)-13(5,9)</text:p>
          </table:table-cell>
          <table:table-cell office:value-type="float" office:value="-3.0048" calcext:value-type="float">
            <text:p>-3.0048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19857530, 315.19857530</text:p>
          </table:table-cell>
          <table:table-cell office:value-type="string" calcext:value-type="string">
            <text:p>14(5,9)-13(5,8)</text:p>
          </table:table-cell>
          <table:table-cell office:value-type="float" office:value="-3.0048" calcext:value-type="float">
            <text:p>-3.0048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49470890, 315.49470890</text:p>
          </table:table-cell>
          <table:table-cell office:value-type="string" calcext:value-type="string">
            <text:p>14(4,11)-13(4,10)</text:p>
          </table:table-cell>
          <table:table-cell office:value-type="float" office:value="-2.9404" calcext:value-type="float">
            <text:p>-2.9404</text:p>
          </table:table-cell>
          <table:table-cell/>
          <table:table-cell office:value-type="float" office:value="103.6701" calcext:value-type="float">
            <text:p>103.6701</text:p>
          </table:table-cell>
          <table:table-cell office:value-type="float" office:value="149.1573" calcext:value-type="float">
            <text:p>149.1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55922160, 315.55922160</text:p>
          </table:table-cell>
          <table:table-cell office:value-type="string" calcext:value-type="string">
            <text:p>14(4,10)-13(4,9)</text:p>
          </table:table-cell>
          <table:table-cell office:value-type="float" office:value="-2.9402" calcext:value-type="float">
            <text:p>-2.9402</text:p>
          </table:table-cell>
          <table:table-cell/>
          <table:table-cell office:value-type="float" office:value="103.6728" calcext:value-type="float">
            <text:p>103.6728</text:p>
          </table:table-cell>
          <table:table-cell office:value-type="float" office:value="149.1612" calcext:value-type="float">
            <text:p>149.1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62095100, 315.62095100</text:p>
          </table:table-cell>
          <table:table-cell office:value-type="string" calcext:value-type="string">
            <text:p>14(3,12)-13(3,11)</text:p>
          </table:table-cell>
          <table:table-cell office:value-type="float" office:value="-2.8914" calcext:value-type="float">
            <text:p>-2.8914</text:p>
          </table:table-cell>
          <table:table-cell/>
          <table:table-cell office:value-type="float" office:value="88.2407" calcext:value-type="float">
            <text:p>88.2407</text:p>
          </table:table-cell>
          <table:table-cell office:value-type="float" office:value="126.958" calcext:value-type="float">
            <text:p>126.9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6.24901030, 316.24901030</text:p>
          </table:table-cell>
          <table:table-cell office:value-type="string" calcext:value-type="string">
            <text:p>23(7,17)-24(6,18)</text:p>
          </table:table-cell>
          <table:table-cell office:value-type="float" office:value="-5.63" calcext:value-type="float">
            <text:p>-5.63</text:p>
          </table:table-cell>
          <table:table-cell/>
          <table:table-cell office:value-type="float" office:value="304.8042" calcext:value-type="float">
            <text:p>304.8042</text:p>
          </table:table-cell>
          <table:table-cell office:value-type="float" office:value="438.5427" calcext:value-type="float">
            <text:p>438.54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6.26914560, 316.26914560</text:p>
          </table:table-cell>
          <table:table-cell office:value-type="string" calcext:value-type="string">
            <text:p>23(7,16)-24(6,19)</text:p>
          </table:table-cell>
          <table:table-cell office:value-type="float" office:value="-5.63" calcext:value-type="float">
            <text:p>-5.63</text:p>
          </table:table-cell>
          <table:table-cell/>
          <table:table-cell office:value-type="float" office:value="304.8036" calcext:value-type="float">
            <text:p>304.8036</text:p>
          </table:table-cell>
          <table:table-cell office:value-type="float" office:value="438.5419" calcext:value-type="float">
            <text:p>438.54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6.39357200, 316.39357200</text:p>
          </table:table-cell>
          <table:table-cell office:value-type="string" calcext:value-type="string">
            <text:p>21(3,19)-22(0,22)</text:p>
          </table:table-cell>
          <table:table-cell office:value-type="float" office:value="-6.6961" calcext:value-type="float">
            <text:p>-6.6961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7.07726890, 317.07726890</text:p>
          </table:table-cell>
          <table:table-cell office:value-type="string" calcext:value-type="string">
            <text:p>14(3,11)-13(3,10)</text:p>
          </table:table-cell>
          <table:table-cell office:value-type="float" office:value="-2.8876" calcext:value-type="float">
            <text:p>-2.8876</text:p>
          </table:table-cell>
          <table:table-cell/>
          <table:table-cell office:value-type="float" office:value="88.3321" calcext:value-type="float">
            <text:p>88.3321</text:p>
          </table:table-cell>
          <table:table-cell office:value-type="float" office:value="127.0895" calcext:value-type="float">
            <text:p>127.08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7.39508590, 317.39508590</text:p>
          </table:table-cell>
          <table:table-cell office:value-type="string" calcext:value-type="string">
            <text:p>13(3,11)-14(1,14)</text:p>
          </table:table-cell>
          <table:table-cell office:value-type="float" office:value="-6.6272" calcext:value-type="float">
            <text:p>-6.6272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7.52195540, 317.52195540</text:p>
          </table:table-cell>
          <table:table-cell office:value-type="string" calcext:value-type="string">
            <text:p>20(1,19)-20(0,20)</text:p>
          </table:table-cell>
          <table:table-cell office:value-type="float" office:value="-4.9931" calcext:value-type="float">
            <text:p>-4.9931</text:p>
          </table:table-cell>
          <table:table-cell/>
          <table:table-cell office:value-type="float" office:value="152.3495" calcext:value-type="float">
            <text:p>152.3495</text:p>
          </table:table-cell>
          <table:table-cell office:value-type="float" office:value="219.1957" calcext:value-type="float">
            <text:p>219.1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7.79677610, 317.79677610</text:p>
          </table:table-cell>
          <table:table-cell office:value-type="string" calcext:value-type="string">
            <text:p>11(3,8)-11(2,9)</text:p>
          </table:table-cell>
          <table:table-cell office:value-type="float" office:value="-4.834" calcext:value-type="float">
            <text:p>-4.834</text:p>
          </table:table-cell>
          <table:table-cell/>
          <table:table-cell office:value-type="float" office:value="58.8799" calcext:value-type="float">
            <text:p>58.8799</text:p>
          </table:table-cell>
          <table:table-cell office:value-type="float" office:value="84.7146" calcext:value-type="float">
            <text:p>84.7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8.42790060, 318.42790060</text:p>
          </table:table-cell>
          <table:table-cell office:value-type="string" calcext:value-type="string">
            <text:p>18(1,17)-17(2,16)</text:p>
          </table:table-cell>
          <table:table-cell office:value-type="float" office:value="-4.8954" calcext:value-type="float">
            <text:p>-4.8954</text:p>
          </table:table-cell>
          <table:table-cell/>
          <table:table-cell office:value-type="float" office:value="122.8882" calcext:value-type="float">
            <text:p>122.8882</text:p>
          </table:table-cell>
          <table:table-cell office:value-type="float" office:value="176.8077" calcext:value-type="float">
            <text:p>176.80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8.46806240, 318.46806240</text:p>
          </table:table-cell>
          <table:table-cell office:value-type="string" calcext:value-type="string">
            <text:p>15(3,13)-16(0,16)</text:p>
          </table:table-cell>
          <table:table-cell office:value-type="float" office:value="-6.724" calcext:value-type="float">
            <text:p>-6.724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9.70798460, 319.70798460</text:p>
          </table:table-cell>
          <table:table-cell office:value-type="string" calcext:value-type="string">
            <text:p>22(3,20)-23(1,23)</text:p>
          </table:table-cell>
          <table:table-cell office:value-type="float" office:value="-6.6458" calcext:value-type="float">
            <text:p>-6.6458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0.34308310, 320.34308310</text:p>
          </table:table-cell>
          <table:table-cell office:value-type="string" calcext:value-type="string">
            <text:p>14(1,14)-13(0,13)</text:p>
          </table:table-cell>
          <table:table-cell office:value-type="float" office:value="-4.6094" calcext:value-type="float">
            <text:p>-4.6094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0.40416780, 320.40416780</text:p>
          </table:table-cell>
          <table:table-cell office:value-type="string" calcext:value-type="string">
            <text:p>5(2,3)-4(1,4)</text:p>
          </table:table-cell>
          <table:table-cell office:value-type="float" office:value="-5.2331" calcext:value-type="float">
            <text:p>-5.2331</text:p>
          </table:table-cell>
          <table:table-cell/>
          <table:table-cell office:value-type="float" office:value="9.4303" calcext:value-type="float">
            <text:p>9.4303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0.92470130, 320.92470130</text:p>
          </table:table-cell>
          <table:table-cell office:value-type="string" calcext:value-type="string">
            <text:p>17(6,12)-18(5,13)</text:p>
          </table:table-cell>
          <table:table-cell office:value-type="float" office:value="-5.5298" calcext:value-type="float">
            <text:p>-5.5298</text:p>
          </table:table-cell>
          <table:table-cell/>
          <table:table-cell office:value-type="float" office:value="183.6258" calcext:value-type="float">
            <text:p>183.6258</text:p>
          </table:table-cell>
          <table:table-cell office:value-type="float" office:value="264.195" calcext:value-type="float">
            <text:p>264.1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0.95789820, 320.95789820</text:p>
          </table:table-cell>
          <table:table-cell office:value-type="string" calcext:value-type="string">
            <text:p>17(6,11)-18(5,14)</text:p>
          </table:table-cell>
          <table:table-cell office:value-type="float" office:value="-5.5298" calcext:value-type="float">
            <text:p>-5.5298</text:p>
          </table:table-cell>
          <table:table-cell/>
          <table:table-cell office:value-type="float" office:value="183.6247" calcext:value-type="float">
            <text:p>183.6247</text:p>
          </table:table-cell>
          <table:table-cell office:value-type="float" office:value="264.1935" calcext:value-type="float">
            <text:p>264.1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1.32067410, 321.32067410</text:p>
          </table:table-cell>
          <table:table-cell office:value-type="string" calcext:value-type="string">
            <text:p>26(2,24)-26(1,25)</text:p>
          </table:table-cell>
          <table:table-cell office:value-type="float" office:value="-4.8918" calcext:value-type="float">
            <text:p>-4.8918</text:p>
          </table:table-cell>
          <table:table-cell/>
          <table:table-cell office:value-type="float" office:value="267.8712" calcext:value-type="float">
            <text:p>267.8712</text:p>
          </table:table-cell>
          <table:table-cell office:value-type="float" office:value="385.4047" calcext:value-type="float">
            <text:p>385.40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1.33558420, 321.33558420</text:p>
          </table:table-cell>
          <table:table-cell office:value-type="string" calcext:value-type="string">
            <text:p>6(2,5)-5(1,4)</text:p>
          </table:table-cell>
          <table:table-cell office:value-type="float" office:value="-5.1331" calcext:value-type="float">
            <text:p>-5.1331</text:p>
          </table:table-cell>
          <table:table-cell/>
          <table:table-cell office:value-type="float" office:value="13.8565" calcext:value-type="float">
            <text:p>13.8565</text:p>
          </table:table-cell>
          <table:table-cell office:value-type="float" office:value="19.9363" calcext:value-type="float">
            <text:p>19.93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1.45251290, 321.45251290</text:p>
          </table:table-cell>
          <table:table-cell office:value-type="string" calcext:value-type="string">
            <text:p>15(1,15)-14(1,14)</text:p>
          </table:table-cell>
          <table:table-cell office:value-type="float" office:value="-2.8055" calcext:value-type="float">
            <text:p>-2.8055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1.60078830, 321.60078830</text:p>
          </table:table-cell>
          <table:table-cell office:value-type="string" calcext:value-type="string">
            <text:p>10(3,7)-10(2,8)</text:p>
          </table:table-cell>
          <table:table-cell office:value-type="float" office:value="-4.8569" calcext:value-type="float">
            <text:p>-4.8569</text:p>
          </table:table-cell>
          <table:table-cell/>
          <table:table-cell office:value-type="float" office:value="50.4715" calcext:value-type="float">
            <text:p>50.4715</text:p>
          </table:table-cell>
          <table:table-cell office:value-type="float" office:value="72.6168" calcext:value-type="float">
            <text:p>72.61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1.78354900, 321.78354900</text:p>
          </table:table-cell>
          <table:table-cell office:value-type="string" calcext:value-type="string">
            <text:p>14(1,13)-13(1,12)</text:p>
          </table:table-cell>
          <table:table-cell office:value-type="float" office:value="-2.8246" calcext:value-type="float">
            <text:p>-2.8246</text:p>
          </table:table-cell>
          <table:table-cell/>
          <table:table-cell office:value-type="float" office:value="72.514" calcext:value-type="float">
            <text:p>72.514</text:p>
          </table:table-cell>
          <table:table-cell office:value-type="float" office:value="104.3309" calcext:value-type="float">
            <text:p>104.33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2.00356930, 322.00356930</text:p>
          </table:table-cell>
          <table:table-cell office:value-type="string" calcext:value-type="string">
            <text:p>22(3,20)-23(0,23)</text:p>
          </table:table-cell>
          <table:table-cell office:value-type="float" office:value="-6.7066" calcext:value-type="float">
            <text:p>-6.7066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3.05969910, 323.05969910</text:p>
          </table:table-cell>
          <table:table-cell office:value-type="string" calcext:value-type="string">
            <text:p>14(2,12)-13(2,11)</text:p>
          </table:table-cell>
          <table:table-cell office:value-type="float" office:value="-2.8385" calcext:value-type="float">
            <text:p>-2.8385</text:p>
          </table:table-cell>
          <table:table-cell/>
          <table:table-cell office:value-type="float" office:value="78.0624" calcext:value-type="float">
            <text:p>78.0624</text:p>
          </table:table-cell>
          <table:table-cell office:value-type="float" office:value="112.3137" calcext:value-type="float">
            <text:p>112.31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3.06023040, 323.06023040</text:p>
          </table:table-cell>
          <table:table-cell office:value-type="string" calcext:value-type="string">
            <text:p>7(3,4)-8(1,7)</text:p>
          </table:table-cell>
          <table:table-cell office:value-type="float" office:value="-6.9882" calcext:value-type="float">
            <text:p>-6.9882</text:p>
          </table:table-cell>
          <table:table-cell/>
          <table:table-cell office:value-type="float" office:value="30.1255" calcext:value-type="float">
            <text:p>30.1255</text:p>
          </table:table-cell>
          <table:table-cell office:value-type="float" office:value="43.3436" calcext:value-type="float">
            <text:p>43.3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4.37536700, 324.37536700</text:p>
          </table:table-cell>
          <table:table-cell office:value-type="string" calcext:value-type="string">
            <text:p>15(0,15)-14(0,14)</text:p>
          </table:table-cell>
          <table:table-cell office:value-type="float" office:value="-2.796" calcext:value-type="float">
            <text:p>-2.796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4.63231560, 324.63231560</text:p>
          </table:table-cell>
          <table:table-cell office:value-type="string" calcext:value-type="string">
            <text:p>9(3,6)-9(2,7)</text:p>
          </table:table-cell>
          <table:table-cell office:value-type="float" office:value="-4.8879" calcext:value-type="float">
            <text:p>-4.8879</text:p>
          </table:table-cell>
          <table:table-cell/>
          <table:table-cell office:value-type="float" office:value="42.8481" calcext:value-type="float">
            <text:p>42.8481</text:p>
          </table:table-cell>
          <table:table-cell office:value-type="float" office:value="61.6485" calcext:value-type="float">
            <text:p>61.6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4.70772240, 324.70772240</text:p>
          </table:table-cell>
          <table:table-cell office:value-type="string" calcext:value-type="string">
            <text:p>12(3,10)-13(1,13)</text:p>
          </table:table-cell>
          <table:table-cell office:value-type="float" office:value="-6.6543" calcext:value-type="float">
            <text:p>-6.6543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5.09177250, 325.09177250</text:p>
          </table:table-cell>
          <table:table-cell office:value-type="string" calcext:value-type="string">
            <text:p>11(5,7)-12(4,8)</text:p>
          </table:table-cell>
          <table:table-cell office:value-type="float" office:value="-5.5975" calcext:value-type="float">
            <text:p>-5.5975</text:p>
          </table:table-cell>
          <table:table-cell/>
          <table:table-cell office:value-type="float" office:value="93.9026" calcext:value-type="float">
            <text:p>93.9026</text:p>
          </table:table-cell>
          <table:table-cell office:value-type="float" office:value="135.1041" calcext:value-type="float">
            <text:p>135.1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5.13515680, 325.13515680</text:p>
          </table:table-cell>
          <table:table-cell office:value-type="string" calcext:value-type="string">
            <text:p>11(5,6)-12(4,9)</text:p>
          </table:table-cell>
          <table:table-cell office:value-type="float" office:value="-5.5974" calcext:value-type="float">
            <text:p>-5.5974</text:p>
          </table:table-cell>
          <table:table-cell/>
          <table:table-cell office:value-type="float" office:value="93.9012" calcext:value-type="float">
            <text:p>93.9012</text:p>
          </table:table-cell>
          <table:table-cell office:value-type="float" office:value="135.1021" calcext:value-type="float">
            <text:p>135.1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5.29677470, 325.29677470</text:p>
          </table:table-cell>
          <table:table-cell office:value-type="string" calcext:value-type="string">
            <text:p>14(3,12)-15(0,15)</text:p>
          </table:table-cell>
          <table:table-cell office:value-type="float" office:value="-6.7568" calcext:value-type="float">
            <text:p>-6.7568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5.41608050, 325.41608050</text:p>
          </table:table-cell>
          <table:table-cell office:value-type="string" calcext:value-type="string">
            <text:p>16(2,15)-16(0,16)</text:p>
          </table:table-cell>
          <table:table-cell office:value-type="float" office:value="-5.0483" calcext:value-type="float">
            <text:p>-5.0483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5.57336430, 325.57336430</text:p>
          </table:table-cell>
          <table:table-cell office:value-type="string" calcext:value-type="string">
            <text:p>27(2,25)-27(2,26)</text:p>
          </table:table-cell>
          <table:table-cell office:value-type="float" office:value="-5.0242" calcext:value-type="float">
            <text:p>-5.0242</text:p>
          </table:table-cell>
          <table:table-cell/>
          <table:table-cell office:value-type="float" office:value="288.4067" calcext:value-type="float">
            <text:p>288.4067</text:p>
          </table:table-cell>
          <table:table-cell office:value-type="float" office:value="414.9505" calcext:value-type="float">
            <text:p>414.95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6.78691220, 326.78691220</text:p>
          </table:table-cell>
          <table:table-cell office:value-type="string" calcext:value-type="string">
            <text:p>23(2,21)-22(3,20)</text:p>
          </table:table-cell>
          <table:table-cell office:value-type="float" office:value="-5.1477" calcext:value-type="float">
            <text:p>-5.1477</text:p>
          </table:table-cell>
          <table:table-cell/>
          <table:table-cell office:value-type="float" office:value="210.0234" calcext:value-type="float">
            <text:p>210.0234</text:p>
          </table:table-cell>
          <table:table-cell office:value-type="float" office:value="302.1751" calcext:value-type="float">
            <text:p>302.1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6.94485950, 326.94485950</text:p>
          </table:table-cell>
          <table:table-cell office:value-type="string" calcext:value-type="string">
            <text:p>8(3,5)-8(2,6)</text:p>
          </table:table-cell>
          <table:table-cell office:value-type="float" office:value="-4.9286" calcext:value-type="float">
            <text:p>-4.9286</text:p>
          </table:table-cell>
          <table:table-cell/>
          <table:table-cell office:value-type="float" office:value="36.0058" calcext:value-type="float">
            <text:p>36.0058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7.32280150, 327.32280150</text:p>
          </table:table-cell>
          <table:table-cell office:value-type="string" calcext:value-type="string">
            <text:p>23(3,21)-24(1,24)</text:p>
          </table:table-cell>
          <table:table-cell office:value-type="float" office:value="-6.6614" calcext:value-type="float">
            <text:p>-6.6614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8.55379460, 328.55379460</text:p>
          </table:table-cell>
          <table:table-cell office:value-type="string" calcext:value-type="string">
            <text:p>5(4,2)-6(3,3)</text:p>
          </table:table-cell>
          <table:table-cell office:value-type="float" office:value="-6.133" calcext:value-type="float">
            <text:p>-6.133</text:p>
          </table:table-cell>
          <table:table-cell/>
          <table:table-cell office:value-type="float" office:value="35.6456" calcext:value-type="float">
            <text:p>35.6456</text:p>
          </table:table-cell>
          <table:table-cell office:value-type="float" office:value="51.2858" calcext:value-type="float">
            <text:p>51.2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8.57830230, 328.57830230</text:p>
          </table:table-cell>
          <table:table-cell office:value-type="string" calcext:value-type="string">
            <text:p>17(2,16)-17(1,17)</text:p>
          </table:table-cell>
          <table:table-cell office:value-type="float" office:value="-4.9287" calcext:value-type="float">
            <text:p>-4.9287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8.58334900, 328.58334900</text:p>
          </table:table-cell>
          <table:table-cell office:value-type="string" calcext:value-type="string">
            <text:p>5(4,1)-6(3,4)</text:p>
          </table:table-cell>
          <table:table-cell office:value-type="float" office:value="-6.1329" calcext:value-type="float">
            <text:p>-6.1329</text:p>
          </table:table-cell>
          <table:table-cell/>
          <table:table-cell office:value-type="float" office:value="35.6446" calcext:value-type="float">
            <text:p>35.6446</text:p>
          </table:table-cell>
          <table:table-cell office:value-type="float" office:value="51.2843" calcext:value-type="float">
            <text:p>51.28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8.62373510, 328.62373510</text:p>
          </table:table-cell>
          <table:table-cell office:value-type="string" calcext:value-type="string">
            <text:p>7(3,4)-7(2,5)</text:p>
          </table:table-cell>
          <table:table-cell office:value-type="float" office:value="-4.9816" calcext:value-type="float">
            <text:p>-4.9816</text:p>
          </table:table-cell>
          <table:table-cell/>
          <table:table-cell office:value-type="float" office:value="29.9399" calcext:value-type="float">
            <text:p>29.9399</text:p>
          </table:table-cell>
          <table:table-cell office:value-type="float" office:value="43.0766" calcext:value-type="float">
            <text:p>43.0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9.12116500, 329.12116500</text:p>
          </table:table-cell>
          <table:table-cell office:value-type="string" calcext:value-type="string">
            <text:p>23(3,21)-24(0,24)</text:p>
          </table:table-cell>
          <table:table-cell office:value-type="float" office:value="-6.7192" calcext:value-type="float">
            <text:p>-6.7192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9.77359050, 329.77359050</text:p>
          </table:table-cell>
          <table:table-cell office:value-type="string" calcext:value-type="string">
            <text:p>6(3,3)-6(2,4)</text:p>
          </table:table-cell>
          <table:table-cell office:value-type="float" office:value="-5.0509" calcext:value-type="float">
            <text:p>-5.0509</text:p>
          </table:table-cell>
          <table:table-cell/>
          <table:table-cell office:value-type="float" office:value="24.6455" calcext:value-type="float">
            <text:p>24.6455</text:p>
          </table:table-cell>
          <table:table-cell office:value-type="float" office:value="35.4592" calcext:value-type="float">
            <text:p>35.4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9.92237190, 329.92237190</text:p>
          </table:table-cell>
          <table:table-cell office:value-type="string" calcext:value-type="string">
            <text:p>28(4,25)-29(2,28)</text:p>
          </table:table-cell>
          <table:table-cell office:value-type="float" office:value="-6.5239" calcext:value-type="float">
            <text:p>-6.5239</text:p>
          </table:table-cell>
          <table:table-cell/>
          <table:table-cell office:value-type="float" office:value="330.0022" calcext:value-type="float">
            <text:p>330.0022</text:p>
          </table:table-cell>
          <table:table-cell office:value-type="float" office:value="474.7968" calcext:value-type="float">
            <text:p>474.7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0.50634300, 330.50634300</text:p>
          </table:table-cell>
          <table:table-cell office:value-type="string" calcext:value-type="string">
            <text:p>5(3,2)-5(2,3)</text:p>
          </table:table-cell>
          <table:table-cell office:value-type="float" office:value="-5.1449" calcext:value-type="float">
            <text:p>-5.1449</text:p>
          </table:table-cell>
          <table:table-cell/>
          <table:table-cell office:value-type="float" office:value="20.1178" calcext:value-type="float">
            <text:p>20.1178</text:p>
          </table:table-cell>
          <table:table-cell office:value-type="float" office:value="28.9449" calcext:value-type="float">
            <text:p>28.94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0.81188130, 330.81188130</text:p>
          </table:table-cell>
          <table:table-cell office:value-type="string" calcext:value-type="string">
            <text:p>27(4,24)-28(2,27)</text:p>
          </table:table-cell>
          <table:table-cell office:value-type="float" office:value="-6.4908" calcext:value-type="float">
            <text:p>-6.4908</text:p>
          </table:table-cell>
          <table:table-cell/>
          <table:table-cell office:value-type="float" office:value="308.8541" calcext:value-type="float">
            <text:p>308.8541</text:p>
          </table:table-cell>
          <table:table-cell office:value-type="float" office:value="444.3696" calcext:value-type="float">
            <text:p>444.3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0.93074140, 330.93074140</text:p>
          </table:table-cell>
          <table:table-cell office:value-type="string" calcext:value-type="string">
            <text:p>4(3,1)-4(2,2)</text:p>
          </table:table-cell>
          <table:table-cell office:value-type="float" office:value="-5.2835" calcext:value-type="float">
            <text:p>-5.2835</text:p>
          </table:table-cell>
          <table:table-cell/>
          <table:table-cell office:value-type="float" office:value="16.3522" calcext:value-type="float">
            <text:p>16.3522</text:p>
          </table:table-cell>
          <table:table-cell office:value-type="float" office:value="23.527" calcext:value-type="float">
            <text:p>23.5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1.14504580, 331.14504580</text:p>
          </table:table-cell>
          <table:table-cell office:value-type="string" calcext:value-type="string">
            <text:p>3(3,0)-3(2,1)</text:p>
          </table:table-cell>
          <table:table-cell office:value-type="float" office:value="-5.5338" calcext:value-type="float">
            <text:p>-5.5338</text:p>
          </table:table-cell>
          <table:table-cell/>
          <table:table-cell office:value-type="float" office:value="13.3446" calcext:value-type="float">
            <text:p>13.3446</text:p>
          </table:table-cell>
          <table:table-cell office:value-type="float" office:value="19.1998" calcext:value-type="float">
            <text:p>19.19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1.29653260, 331.29653260</text:p>
          </table:table-cell>
          <table:table-cell office:value-type="string" calcext:value-type="string">
            <text:p>3(3,1)-3(2,2)</text:p>
          </table:table-cell>
          <table:table-cell office:value-type="float" office:value="-5.5335" calcext:value-type="float">
            <text:p>-5.5335</text:p>
          </table:table-cell>
          <table:table-cell/>
          <table:table-cell office:value-type="float" office:value="13.3395" calcext:value-type="float">
            <text:p>13.3395</text:p>
          </table:table-cell>
          <table:table-cell office:value-type="float" office:value="19.1925" calcext:value-type="float">
            <text:p>19.19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1.29724400, 331.29724400</text:p>
          </table:table-cell>
          <table:table-cell office:value-type="string" calcext:value-type="string">
            <text:p>16(0,16)-15(1,15)</text:p>
          </table:table-cell>
          <table:table-cell office:value-type="float" office:value="-4.5515" calcext:value-type="float">
            <text:p>-4.5515</text:p>
          </table:table-cell>
          <table:table-cell/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1.38326900, 331.38326900</text:p>
          </table:table-cell>
          <table:table-cell office:value-type="string" calcext:value-type="string">
            <text:p>4(3,2)-4(2,3)</text:p>
          </table:table-cell>
          <table:table-cell office:value-type="float" office:value="-5.2826" calcext:value-type="float">
            <text:p>-5.2826</text:p>
          </table:table-cell>
          <table:table-cell/>
          <table:table-cell office:value-type="float" office:value="16.337" calcext:value-type="float">
            <text:p>16.337</text:p>
          </table:table-cell>
          <table:table-cell office:value-type="float" office:value="23.5052" calcext:value-type="float">
            <text:p>23.5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1.55569000, 331.55569000</text:p>
          </table:table-cell>
          <table:table-cell office:value-type="string" calcext:value-type="string">
            <text:p>5(3,3)-5(2,4)</text:p>
          </table:table-cell>
          <table:table-cell office:value-type="float" office:value="-5.143" calcext:value-type="float">
            <text:p>-5.143</text:p>
          </table:table-cell>
          <table:table-cell/>
          <table:table-cell office:value-type="float" office:value="20.0825" calcext:value-type="float">
            <text:p>20.0825</text:p>
          </table:table-cell>
          <table:table-cell office:value-type="float" office:value="28.8941" calcext:value-type="float">
            <text:p>28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1.85473490, 331.85473490</text:p>
          </table:table-cell>
          <table:table-cell office:value-type="string" calcext:value-type="string">
            <text:p>6(3,4)-6(2,5)</text:p>
          </table:table-cell>
          <table:table-cell office:value-type="float" office:value="-5.0471" calcext:value-type="float">
            <text:p>-5.0471</text:p>
          </table:table-cell>
          <table:table-cell/>
          <table:table-cell office:value-type="float" office:value="24.5751" calcext:value-type="float">
            <text:p>24.5751</text:p>
          </table:table-cell>
          <table:table-cell office:value-type="float" office:value="35.3579" calcext:value-type="float">
            <text:p>35.3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2.32726100, 332.32726100</text:p>
          </table:table-cell>
          <table:table-cell office:value-type="string" calcext:value-type="string">
            <text:p>7(3,5)-7(2,6)</text:p>
          </table:table-cell>
          <table:table-cell office:value-type="float" office:value="-4.9748" calcext:value-type="float">
            <text:p>-4.9748</text:p>
          </table:table-cell>
          <table:table-cell/>
          <table:table-cell office:value-type="float" office:value="29.8139" calcext:value-type="float">
            <text:p>29.8139</text:p>
          </table:table-cell>
          <table:table-cell office:value-type="float" office:value="42.8953" calcext:value-type="float">
            <text:p>42.89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2.67822400, 332.67822400</text:p>
          </table:table-cell>
          <table:table-cell office:value-type="string" calcext:value-type="string">
            <text:p>3(2,1)-2(0,2)</text:p>
          </table:table-cell>
          <table:table-cell office:value-type="float" office:value="-6.9105" calcext:value-type="float">
            <text:p>-6.9105</text:p>
          </table:table-cell>
          <table:table-cell/>
          <table:table-cell office:value-type="float" office:value="2.2477" calcext:value-type="float">
            <text:p>2.2477</text:p>
          </table:table-cell>
          <table:table-cell office:value-type="float" office:value="3.2339" calcext:value-type="float">
            <text:p>3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3.02567500, 333.02567500</text:p>
          </table:table-cell>
          <table:table-cell office:value-type="string" calcext:value-type="string">
            <text:p>8(3,6)-8(2,7)</text:p>
          </table:table-cell>
          <table:table-cell office:value-type="float" office:value="-4.9176" calcext:value-type="float">
            <text:p>-4.9176</text:p>
          </table:table-cell>
          <table:table-cell/>
          <table:table-cell office:value-type="float" office:value="35.7975" calcext:value-type="float">
            <text:p>35.7975</text:p>
          </table:table-cell>
          <table:table-cell office:value-type="float" office:value="51.5043" calcext:value-type="float">
            <text:p>51.5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3.28840700, 333.28840700</text:p>
          </table:table-cell>
          <table:table-cell office:value-type="string" calcext:value-type="string">
            <text:p>29(3,26)-28(4,25)</text:p>
          </table:table-cell>
          <table:table-cell office:value-type="float" office:value="-5.4108" calcext:value-type="float">
            <text:p>-5.4108</text:p>
          </table:table-cell>
          <table:table-cell/>
          <table:table-cell office:value-type="float" office:value="341.0072" calcext:value-type="float">
            <text:p>341.0072</text:p>
          </table:table-cell>
          <table:table-cell office:value-type="float" office:value="490.6305" calcext:value-type="float">
            <text:p>490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3.29052020, 333.29052020</text:p>
          </table:table-cell>
          <table:table-cell office:value-type="string" calcext:value-type="string">
            <text:p>26(4,23)-27(2,26)</text:p>
          </table:table-cell>
          <table:table-cell office:value-type="float" office:value="-6.4589" calcext:value-type="float">
            <text:p>-6.4589</text:p>
          </table:table-cell>
          <table:table-cell/>
          <table:table-cell office:value-type="float" office:value="288.4067" calcext:value-type="float">
            <text:p>288.4067</text:p>
          </table:table-cell>
          <table:table-cell office:value-type="float" office:value="414.9505" calcext:value-type="float">
            <text:p>414.95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3.34182580, 333.34182580</text:p>
          </table:table-cell>
          <table:table-cell office:value-type="string" calcext:value-type="string">
            <text:p>26(5,21)-27(3,24)</text:p>
          </table:table-cell>
          <table:table-cell office:value-type="float" office:value="-6.4407" calcext:value-type="float">
            <text:p>-6.4407</text:p>
          </table:table-cell>
          <table:table-cell/>
          <table:table-cell office:value-type="float" office:value="308.0457" calcext:value-type="float">
            <text:p>308.0457</text:p>
          </table:table-cell>
          <table:table-cell office:value-type="float" office:value="443.2065" calcext:value-type="float">
            <text:p>443.20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3.46069510, 333.46069510</text:p>
          </table:table-cell>
          <table:table-cell office:value-type="string" calcext:value-type="string">
            <text:p>11(3,9)-12(1,12)</text:p>
          </table:table-cell>
          <table:table-cell office:value-type="float" office:value="-6.6931" calcext:value-type="float">
            <text:p>-6.6931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4.00627100, 334.00627100</text:p>
          </table:table-cell>
          <table:table-cell office:value-type="string" calcext:value-type="string">
            <text:p>9(3,7)-9(2,8)</text:p>
          </table:table-cell>
          <table:table-cell office:value-type="float" office:value="-4.871" calcext:value-type="float">
            <text:p>-4.871</text:p>
          </table:table-cell>
          <table:table-cell/>
          <table:table-cell office:value-type="float" office:value="42.5246" calcext:value-type="float">
            <text:p>42.5246</text:p>
          </table:table-cell>
          <table:table-cell office:value-type="float" office:value="61.1831" calcext:value-type="float">
            <text:p>61.18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4.05124300, 334.05124300</text:p>
          </table:table-cell>
          <table:table-cell office:value-type="string" calcext:value-type="string">
            <text:p>13(3,11)-14(0,14)</text:p>
          </table:table-cell>
          <table:table-cell office:value-type="float" office:value="-6.8034" calcext:value-type="float">
            <text:p>-6.8034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4.26583300, 334.26583300</text:p>
          </table:table-cell>
          <table:table-cell office:value-type="string" calcext:value-type="string">
            <text:p>15(2,14)-14(2,13)</text:p>
          </table:table-cell>
          <table:table-cell office:value-type="float" office:value="-2.7978" calcext:value-type="float">
            <text:p>-2.7978</text:p>
          </table:table-cell>
          <table:table-cell office:value-type="float" office:value="2.5" calcext:value-type="float">
            <text:p>2.5</text:p>
          </table:table-cell>
          <table:table-cell office:value-type="float" office:value="87.2522" calcext:value-type="float">
            <text:p>87.2522</text:p>
          </table:table-cell>
          <table:table-cell office:value-type="float" office:value="125.5357" calcext:value-type="float">
            <text:p>125.53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5.32838900, 335.32838900</text:p>
          </table:table-cell>
          <table:table-cell office:value-type="string" calcext:value-type="string">
            <text:p>10(3,8)-10(2,9)</text:p>
          </table:table-cell>
          <table:table-cell office:value-type="float" office:value="-4.8325" calcext:value-type="float">
            <text:p>-4.8325</text:p>
          </table:table-cell>
          <table:table-cell/>
          <table:table-cell office:value-type="float" office:value="49.9937" calcext:value-type="float">
            <text:p>49.9937</text:p>
          </table:table-cell>
          <table:table-cell office:value-type="float" office:value="71.9294" calcext:value-type="float">
            <text:p>71.92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6.25994600, 336.25994600</text:p>
          </table:table-cell>
          <table:table-cell office:value-type="string" calcext:value-type="string">
            <text:p>24(3,22)-25(1,25)</text:p>
          </table:table-cell>
          <table:table-cell office:value-type="float" office:value="-6.6783" calcext:value-type="float">
            <text:p>-6.6783</text:p>
          </table:table-cell>
          <table:table-cell/>
          <table:table-cell office:value-type="float" office:value="234.0727" calcext:value-type="float">
            <text:p>234.0727</text:p>
          </table:table-cell>
          <table:table-cell office:value-type="float" office:value="336.7765" calcext:value-type="float">
            <text:p>336.77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05321000, 337.05321000</text:p>
          </table:table-cell>
          <table:table-cell office:value-type="string" calcext:value-type="string">
            <text:p>11(3,9)-11(2,10)</text:p>
          </table:table-cell>
          <table:table-cell office:value-type="float" office:value="-4.8002" calcext:value-type="float">
            <text:p>-4.8002</text:p>
          </table:table-cell>
          <table:table-cell/>
          <table:table-cell office:value-type="float" office:value="58.2029" calcext:value-type="float">
            <text:p>58.2029</text:p>
          </table:table-cell>
          <table:table-cell office:value-type="float" office:value="83.7405" calcext:value-type="float">
            <text:p>83.74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35098030, 337.35098030</text:p>
          </table:table-cell>
          <table:table-cell office:value-type="string" calcext:value-type="string">
            <text:p>25(4,22)-26(2,25)</text:p>
          </table:table-cell>
          <table:table-cell office:value-type="float" office:value="-6.4286" calcext:value-type="float">
            <text:p>-6.4286</text:p>
          </table:table-cell>
          <table:table-cell/>
          <table:table-cell office:value-type="float" office:value="268.6615" calcext:value-type="float">
            <text:p>268.6615</text:p>
          </table:table-cell>
          <table:table-cell office:value-type="float" office:value="386.5417" calcext:value-type="float">
            <text:p>386.5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2936630, 337.42936630</text:p>
          </table:table-cell>
          <table:table-cell office:value-type="string" calcext:value-type="string">
            <text:p>15(9,6)-14(9,5)</text:p>
          </table:table-cell>
          <table:table-cell office:value-type="float" office:value="-3.3299" calcext:value-type="float">
            <text:p>-3.3299</text:p>
          </table:table-cell>
          <table:table-cell/>
          <table:table-cell office:value-type="float" office:value="257.4683" calcext:value-type="float">
            <text:p>257.4683</text:p>
          </table:table-cell>
          <table:table-cell office:value-type="float" office:value="370.4373" calcext:value-type="float">
            <text:p>370.4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2938900, 337.42938900</text:p>
          </table:table-cell>
          <table:table-cell office:value-type="string" calcext:value-type="string">
            <text:p>15(9,7)-14(9,6)</text:p>
          </table:table-cell>
          <table:table-cell office:value-type="float" office:value="-3.3299" calcext:value-type="float">
            <text:p>-3.3299</text:p>
          </table:table-cell>
          <table:table-cell/>
          <table:table-cell office:value-type="float" office:value="257.4683" calcext:value-type="float">
            <text:p>257.4683</text:p>
          </table:table-cell>
          <table:table-cell office:value-type="float" office:value="370.4373" calcext:value-type="float">
            <text:p>370.4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3595240, 337.43595240</text:p>
          </table:table-cell>
          <table:table-cell office:value-type="string" calcext:value-type="string">
            <text:p>15(10,6)-14(10,5)</text:p>
          </table:table-cell>
          <table:table-cell office:value-type="float" office:value="-3.4785" calcext:value-type="float">
            <text:p>-3.4785</text:p>
          </table:table-cell>
          <table:table-cell/>
          <table:table-cell office:value-type="float" office:value="299.2835" calcext:value-type="float">
            <text:p>299.2835</text:p>
          </table:table-cell>
          <table:table-cell office:value-type="float" office:value="430.5997" calcext:value-type="float">
            <text:p>430.59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3596700, 337.43596700</text:p>
          </table:table-cell>
          <table:table-cell office:value-type="string" calcext:value-type="string">
            <text:p>15(10,5)-14(10,4)</text:p>
          </table:table-cell>
          <table:table-cell office:value-type="float" office:value="-3.4785" calcext:value-type="float">
            <text:p>-3.4785</text:p>
          </table:table-cell>
          <table:table-cell/>
          <table:table-cell office:value-type="float" office:value="299.2835" calcext:value-type="float">
            <text:p>299.2835</text:p>
          </table:table-cell>
          <table:table-cell office:value-type="float" office:value="430.5997" calcext:value-type="float">
            <text:p>430.59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4421350, 337.44421350</text:p>
          </table:table-cell>
          <table:table-cell office:value-type="string" calcext:value-type="string">
            <text:p>15(8,7)-14(8,6)</text:p>
          </table:table-cell>
          <table:table-cell office:value-type="float" office:value="-3.2034" calcext:value-type="float">
            <text:p>-3.2034</text:p>
          </table:table-cell>
          <table:table-cell/>
          <table:table-cell office:value-type="float" office:value="220.0229" calcext:value-type="float">
            <text:p>220.0229</text:p>
          </table:table-cell>
          <table:table-cell office:value-type="float" office:value="316.5621" calcext:value-type="float">
            <text:p>316.5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4422700, 337.44422700</text:p>
          </table:table-cell>
          <table:table-cell office:value-type="string" calcext:value-type="string">
            <text:p>15(8,8)-14(8,7)</text:p>
          </table:table-cell>
          <table:table-cell office:value-type="float" office:value="-3.2034" calcext:value-type="float">
            <text:p>-3.2034</text:p>
          </table:table-cell>
          <table:table-cell/>
          <table:table-cell office:value-type="float" office:value="220.0229" calcext:value-type="float">
            <text:p>220.0229</text:p>
          </table:table-cell>
          <table:table-cell office:value-type="float" office:value="316.5621" calcext:value-type="float">
            <text:p>316.5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5805760, 337.45805760</text:p>
          </table:table-cell>
          <table:table-cell office:value-type="string" calcext:value-type="string">
            <text:p>15(11,4)-14(11,3)</text:p>
          </table:table-cell>
          <table:table-cell office:value-type="float" office:value="-3.6544" calcext:value-type="float">
            <text:p>-3.6544</text:p>
          </table:table-cell>
          <table:table-cell/>
          <table:table-cell office:value-type="float" office:value="345.4552" calcext:value-type="float">
            <text:p>345.4552</text:p>
          </table:table-cell>
          <table:table-cell office:value-type="float" office:value="497.0301" calcext:value-type="float">
            <text:p>497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5806900, 337.45806900</text:p>
          </table:table-cell>
          <table:table-cell office:value-type="string" calcext:value-type="string">
            <text:p>15(11,5)-14(11,4)</text:p>
          </table:table-cell>
          <table:table-cell office:value-type="float" office:value="-3.6544" calcext:value-type="float">
            <text:p>-3.6544</text:p>
          </table:table-cell>
          <table:table-cell/>
          <table:table-cell office:value-type="float" office:value="345.4552" calcext:value-type="float">
            <text:p>345.4552</text:p>
          </table:table-cell>
          <table:table-cell office:value-type="float" office:value="497.0301" calcext:value-type="float">
            <text:p>497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9103610, 337.49103610</text:p>
          </table:table-cell>
          <table:table-cell office:value-type="string" calcext:value-type="string">
            <text:p>15(7,9)-14(7,8)</text:p>
          </table:table-cell>
          <table:table-cell office:value-type="float" office:value="-3.0958" calcext:value-type="float">
            <text:p>-3.0958</text:p>
          </table:table-cell>
          <table:table-cell office:value-type="float" office:value="1" calcext:value-type="float">
            <text:p>1</text:p>
          </table:table-cell>
          <table:table-cell office:value-type="float" office:value="186.9595" calcext:value-type="float">
            <text:p>186.9595</text:p>
          </table:table-cell>
          <table:table-cell office:value-type="float" office:value="268.9915" calcext:value-type="float">
            <text:p>268.99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9104500, 337.49104500</text:p>
          </table:table-cell>
          <table:table-cell office:value-type="string" calcext:value-type="string">
            <text:p>15(7,8)-14(7,7)</text:p>
          </table:table-cell>
          <table:table-cell office:value-type="float" office:value="-3.0958" calcext:value-type="float">
            <text:p>-3.0958</text:p>
          </table:table-cell>
          <table:table-cell office:value-type="float" office:value="1" calcext:value-type="float">
            <text:p>1</text:p>
          </table:table-cell>
          <table:table-cell office:value-type="float" office:value="186.9595" calcext:value-type="float">
            <text:p>186.9595</text:p>
          </table:table-cell>
          <table:table-cell office:value-type="float" office:value="268.9915" calcext:value-type="float">
            <text:p>268.99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59031900, 337.59031900</text:p>
          </table:table-cell>
          <table:table-cell office:value-type="string" calcext:value-type="string">
            <text:p>15(6,9)-14(6,8)</text:p>
          </table:table-cell>
          <table:table-cell office:value-type="float" office:value="-3.0049" calcext:value-type="float">
            <text:p>-3.0049</text:p>
          </table:table-cell>
          <table:table-cell office:value-type="float" office:value="2" calcext:value-type="float">
            <text:p>2</text:p>
          </table:table-cell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59031900, 337.59031900</text:p>
          </table:table-cell>
          <table:table-cell office:value-type="string" calcext:value-type="string">
            <text:p>15(6,9)-14(6,8)</text:p>
          </table:table-cell>
          <table:table-cell office:value-type="float" office:value="-3.0049" calcext:value-type="float">
            <text:p>-3.0049</text:p>
          </table:table-cell>
          <table:table-cell office:value-type="float" office:value="2" calcext:value-type="float">
            <text:p>2</text:p>
          </table:table-cell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66450270, 337.66450270</text:p>
          </table:table-cell>
          <table:table-cell office:value-type="string" calcext:value-type="string">
            <text:p>24(3,22)-25(0,25)</text:p>
          </table:table-cell>
          <table:table-cell office:value-type="float" office:value="-6.7338" calcext:value-type="float">
            <text:p>-6.7338</text:p>
          </table:table-cell>
          <table:table-cell/>
          <table:table-cell office:value-type="float" office:value="234.0259" calcext:value-type="float">
            <text:p>234.0259</text:p>
          </table:table-cell>
          <table:table-cell office:value-type="float" office:value="336.7091" calcext:value-type="float">
            <text:p>336.70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67992100, 337.67992100</text:p>
          </table:table-cell>
          <table:table-cell office:value-type="string" calcext:value-type="string">
            <text:p>17(2,16)-17(0,17)</text:p>
          </table:table-cell>
          <table:table-cell office:value-type="float" office:value="-5.0102" calcext:value-type="float">
            <text:p>-5.0102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78543000, 337.78543000</text:p>
          </table:table-cell>
          <table:table-cell office:value-type="string" calcext:value-type="string">
            <text:p>15(5,11)-14(5,10)</text:p>
          </table:table-cell>
          <table:table-cell office:value-type="float" office:value="-2.9293" calcext:value-type="float">
            <text:p>-2.9293</text:p>
          </table:table-cell>
          <table:table-cell office:value-type="string" calcext:value-type="string">
            <text:p><text:s/>9.0b</text:p>
          </table:table-cell>
          <table:table-cell office:value-type="float" office:value="134.0295" calcext:value-type="float">
            <text:p>134.0295</text:p>
          </table:table-cell>
          <table:table-cell office:value-type="float" office:value="192.8374" calcext:value-type="float">
            <text:p>192.83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78794900, 337.78794900</text:p>
          </table:table-cell>
          <table:table-cell office:value-type="string" calcext:value-type="string">
            <text:p>15(5,10)-14(5,9)</text:p>
          </table:table-cell>
          <table:table-cell office:value-type="float" office:value="-2.9293" calcext:value-type="float">
            <text:p>-2.9293</text:p>
          </table:table-cell>
          <table:table-cell office:value-type="string" calcext:value-type="string">
            <text:p><text:s text:c="2"/>b</text:p>
          </table:table-cell>
          <table:table-cell office:value-type="float" office:value="134.0296" calcext:value-type="float">
            <text:p>134.0296</text:p>
          </table:table-cell>
          <table:table-cell office:value-type="float" office:value="192.8376" calcext:value-type="float">
            <text:p>192.83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10866500, 338.10866500</text:p>
          </table:table-cell>
          <table:table-cell office:value-type="string" calcext:value-type="string">
            <text:p>15(1,15)-14(0,14)</text:p>
          </table:table-cell>
          <table:table-cell office:value-type="float" office:value="-4.5441" calcext:value-type="float">
            <text:p>-4.5441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14384500, 338.14384500</text:p>
          </table:table-cell>
          <table:table-cell office:value-type="string" calcext:value-type="string">
            <text:p>15(4,12)-14(4,11)</text:p>
          </table:table-cell>
          <table:table-cell office:value-type="float" office:value="-2.8679" calcext:value-type="float">
            <text:p>-2.8679</text:p>
          </table:table-cell>
          <table:table-cell office:value-type="float" office:value="1" calcext:value-type="float">
            <text:p>1</text:p>
          </table:table-cell>
          <table:table-cell office:value-type="float" office:value="114.1938" calcext:value-type="float">
            <text:p>114.1938</text:p>
          </table:table-cell>
          <table:table-cell office:value-type="float" office:value="164.2985" calcext:value-type="float">
            <text:p>164.29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19227200, 338.19227200</text:p>
          </table:table-cell>
          <table:table-cell office:value-type="string" calcext:value-type="string">
            <text:p>21(1,20)-21(1,21)</text:p>
          </table:table-cell>
          <table:table-cell office:value-type="float" office:value="-5.0024" calcext:value-type="float">
            <text:p>-5.0024</text:p>
          </table:table-cell>
          <table:table-cell/>
          <table:table-cell office:value-type="float" office:value="167.4269" calcext:value-type="float">
            <text:p>167.4269</text:p>
          </table:table-cell>
          <table:table-cell office:value-type="float" office:value="240.8886" calcext:value-type="float">
            <text:p>240.8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20186000, 338.20186000</text:p>
          </table:table-cell>
          <table:table-cell office:value-type="string" calcext:value-type="string">
            <text:p>15(3,13)-14(3,12)</text:p>
          </table:table-cell>
          <table:table-cell office:value-type="float" office:value="-2.8214" calcext:value-type="float">
            <text:p>-2.8214</text:p>
          </table:table-cell>
          <table:table-cell office:value-type="float" office:value="0.7" calcext:value-type="float">
            <text:p>0.7</text:p>
          </table:table-cell>
          <table:table-cell office:value-type="float" office:value="98.7686" calcext:value-type="float">
            <text:p>98.7686</text:p>
          </table:table-cell>
          <table:table-cell office:value-type="float" office:value="142.1052" calcext:value-type="float">
            <text:p>142.1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24881600, 338.24881600</text:p>
          </table:table-cell>
          <table:table-cell office:value-type="string" calcext:value-type="string">
            <text:p>15(4,11)-14(4,10)</text:p>
          </table:table-cell>
          <table:table-cell office:value-type="float" office:value="-2.8677" calcext:value-type="float">
            <text:p>-2.8677</text:p>
          </table:table-cell>
          <table:table-cell office:value-type="float" office:value="1.4" calcext:value-type="float">
            <text:p>1.4</text:p>
          </table:table-cell>
          <table:table-cell office:value-type="float" office:value="114.1987" calcext:value-type="float">
            <text:p>114.1987</text:p>
          </table:table-cell>
          <table:table-cell office:value-type="float" office:value="164.3055" calcext:value-type="float">
            <text:p>164.3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90788500, 338.90788500</text:p>
          </table:table-cell>
          <table:table-cell office:value-type="string" calcext:value-type="string">
            <text:p>7(2,6)-6(1,5)</text:p>
          </table:table-cell>
          <table:table-cell office:value-type="float" office:value="-5.0494" calcext:value-type="float">
            <text:p>-5.0494</text:p>
          </table:table-cell>
          <table:table-cell/>
          <table:table-cell office:value-type="float" office:value="18.5092" calcext:value-type="float">
            <text:p>18.5092</text:p>
          </table:table-cell>
          <table:table-cell office:value-type="float" office:value="26.6305" calcext:value-type="float">
            <text:p>26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9.24220600, 339.24220600</text:p>
          </table:table-cell>
          <table:table-cell office:value-type="string" calcext:value-type="string">
            <text:p>12(3,10)-12(2,11)</text:p>
          </table:table-cell>
          <table:table-cell office:value-type="float" office:value="-4.7731" calcext:value-type="float">
            <text:p>-4.7731</text:p>
          </table:table-cell>
          <table:table-cell/>
          <table:table-cell office:value-type="float" office:value="67.1504" calcext:value-type="float">
            <text:p>67.1504</text:p>
          </table:table-cell>
          <table:table-cell office:value-type="float" office:value="96.6139" calcext:value-type="float">
            <text:p>96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9.33936900, 339.33936900</text:p>
          </table:table-cell>
          <table:table-cell office:value-type="string" calcext:value-type="string">
            <text:p>22(7,16)-23(6,17)</text:p>
          </table:table-cell>
          <table:table-cell office:value-type="float" office:value="-5.5635" calcext:value-type="float">
            <text:p>-5.5635</text:p>
          </table:table-cell>
          <table:table-cell/>
          <table:table-cell office:value-type="float" office:value="286.7573" calcext:value-type="float">
            <text:p>286.7573</text:p>
          </table:table-cell>
          <table:table-cell office:value-type="float" office:value="412.5774" calcext:value-type="float">
            <text:p>412.57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9.35159900, 339.35159900</text:p>
          </table:table-cell>
          <table:table-cell office:value-type="string" calcext:value-type="string">
            <text:p>22(7,15)-23(6,18)</text:p>
          </table:table-cell>
          <table:table-cell office:value-type="float" office:value="-5.5635" calcext:value-type="float">
            <text:p>-5.5635</text:p>
          </table:table-cell>
          <table:table-cell/>
          <table:table-cell office:value-type="float" office:value="286.7569" calcext:value-type="float">
            <text:p>286.7569</text:p>
          </table:table-cell>
          <table:table-cell office:value-type="float" office:value="412.5768" calcext:value-type="float">
            <text:p>412.5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0.22910200, 340.22910200</text:p>
          </table:table-cell>
          <table:table-cell office:value-type="string" calcext:value-type="string">
            <text:p>15(3,12)-14(3,11)</text:p>
          </table:table-cell>
          <table:table-cell office:value-type="float" office:value="-2.8166" calcext:value-type="float">
            <text:p>-2.8166</text:p>
          </table:table-cell>
          <table:table-cell office:value-type="float" office:value="1.7" calcext:value-type="float">
            <text:p>1.7</text:p>
          </table:table-cell>
          <table:table-cell office:value-type="float" office:value="98.9086" calcext:value-type="float">
            <text:p>98.9086</text:p>
          </table:table-cell>
          <table:table-cell office:value-type="float" office:value="142.3066" calcext:value-type="float">
            <text:p>142.3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1.89350500, 341.89350500</text:p>
          </table:table-cell>
          <table:table-cell office:value-type="string" calcext:value-type="string">
            <text:p>21(1,20)-21(0,21)</text:p>
          </table:table-cell>
          <table:table-cell office:value-type="float" office:value="-4.9646" calcext:value-type="float">
            <text:p>-4.9646</text:p>
          </table:table-cell>
          <table:table-cell/>
          <table:table-cell office:value-type="float" office:value="167.3034" calcext:value-type="float">
            <text:p>167.3034</text:p>
          </table:table-cell>
          <table:table-cell office:value-type="float" office:value="240.7109" calcext:value-type="float">
            <text:p>240.7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1.95602500, 341.95602500</text:p>
          </table:table-cell>
          <table:table-cell office:value-type="string" calcext:value-type="string">
            <text:p>13(3,11)-13(2,12)</text:p>
          </table:table-cell>
          <table:table-cell office:value-type="float" office:value="-4.7504" calcext:value-type="float">
            <text:p>-4.7504</text:p>
          </table:table-cell>
          <table:table-cell/>
          <table:table-cell office:value-type="float" office:value="76.8342" calcext:value-type="float">
            <text:p>76.8342</text:p>
          </table:table-cell>
          <table:table-cell office:value-type="float" office:value="110.5466" calcext:value-type="float">
            <text:p>110.54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2.52119400, 342.52119400</text:p>
          </table:table-cell>
          <table:table-cell office:value-type="string" calcext:value-type="string">
            <text:p>16(1,16)-15(1,15)</text:p>
          </table:table-cell>
          <table:table-cell office:value-type="float" office:value="-2.7452" calcext:value-type="float">
            <text:p>-2.7452</text:p>
          </table:table-cell>
          <table:table-cell office:value-type="float" office:value="1.1" calcext:value-type="float">
            <text:p>1.1</text:p>
          </table:table-cell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2.97389800, 342.97389800</text:p>
          </table:table-cell>
          <table:table-cell office:value-type="string" calcext:value-type="string">
            <text:p>24(4,21)-25(2,24)</text:p>
          </table:table-cell>
          <table:table-cell office:value-type="float" office:value="-6.4004" calcext:value-type="float">
            <text:p>-6.4004</text:p>
          </table:table-cell>
          <table:table-cell/>
          <table:table-cell office:value-type="float" office:value="249.6204" calcext:value-type="float">
            <text:p>249.6204</text:p>
          </table:table-cell>
          <table:table-cell office:value-type="float" office:value="359.146" calcext:value-type="float">
            <text:p>359.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3.06086650, 343.06086650</text:p>
          </table:table-cell>
          <table:table-cell office:value-type="string" calcext:value-type="string">
            <text:p>28(4,25)-29(1,28)</text:p>
          </table:table-cell>
          <table:table-cell office:value-type="float" office:value="-6.6051" calcext:value-type="float">
            <text:p>-6.6051</text:p>
          </table:table-cell>
          <table:table-cell/>
          <table:table-cell office:value-type="float" office:value="329.564" calcext:value-type="float">
            <text:p>329.564</text:p>
          </table:table-cell>
          <table:table-cell office:value-type="float" office:value="474.1664" calcext:value-type="float">
            <text:p>474.1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3.60488510, 343.60488510</text:p>
          </table:table-cell>
          <table:table-cell office:value-type="string" calcext:value-type="string">
            <text:p>10(3,8)-11(1,11)</text:p>
          </table:table-cell>
          <table:table-cell office:value-type="float" office:value="-6.7461" calcext:value-type="float">
            <text:p>-6.7461</text:p>
          </table:table-cell>
          <table:table-cell/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3.69640100, 343.69640100</text:p>
          </table:table-cell>
          <table:table-cell office:value-type="string" calcext:value-type="string">
            <text:p>18(2,17)-18(1,18)</text:p>
          </table:table-cell>
          <table:table-cell office:value-type="float" office:value="-4.9092" calcext:value-type="float">
            <text:p>-4.9092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3.86647400, 343.86647400</text:p>
          </table:table-cell>
          <table:table-cell office:value-type="string" calcext:value-type="string">
            <text:p>16(6,11)-17(5,12)</text:p>
          </table:table-cell>
          <table:table-cell office:value-type="float" office:value="-5.4891" calcext:value-type="float">
            <text:p>-5.4891</text:p>
          </table:table-cell>
          <table:table-cell/>
          <table:table-cell office:value-type="float" office:value="170.0945" calcext:value-type="float">
            <text:p>170.0945</text:p>
          </table:table-cell>
          <table:table-cell office:value-type="float" office:value="244.7266" calcext:value-type="float">
            <text:p>244.72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3.88531000, 343.88531000</text:p>
          </table:table-cell>
          <table:table-cell office:value-type="string" calcext:value-type="string">
            <text:p>16(6,10)-17(5,13)</text:p>
          </table:table-cell>
          <table:table-cell office:value-type="float" office:value="-5.4891" calcext:value-type="float">
            <text:p>-5.4891</text:p>
          </table:table-cell>
          <table:table-cell/>
          <table:table-cell office:value-type="float" office:value="170.0939" calcext:value-type="float">
            <text:p>170.0939</text:p>
          </table:table-cell>
          <table:table-cell office:value-type="float" office:value="244.7258" calcext:value-type="float">
            <text:p>244.72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3.95234300, 343.95234300</text:p>
          </table:table-cell>
          <table:table-cell office:value-type="string" calcext:value-type="string">
            <text:p>15(1,14)-14(1,13)</text:p>
          </table:table-cell>
          <table:table-cell office:value-type="float" office:value="-2.7598" calcext:value-type="float">
            <text:p>-2.7598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4.71027310, 344.71027310</text:p>
          </table:table-cell>
          <table:table-cell office:value-type="string" calcext:value-type="string">
            <text:p>12(3,10)-13(0,13)</text:p>
          </table:table-cell>
          <table:table-cell office:value-type="float" office:value="-6.867" calcext:value-type="float">
            <text:p>-6.867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5.03056100, 345.03056100</text:p>
          </table:table-cell>
          <table:table-cell office:value-type="string" calcext:value-type="string">
            <text:p>16(0,16)-15(0,15)</text:p>
          </table:table-cell>
          <table:table-cell office:value-type="float" office:value="-2.7376" calcext:value-type="float">
            <text:p>-2.7376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5.15651700, 345.15651700</text:p>
          </table:table-cell>
          <table:table-cell office:value-type="string" calcext:value-type="string">
            <text:p>27(2,25)-27(1,26)</text:p>
          </table:table-cell>
          <table:table-cell office:value-type="float" office:value="-4.8792" calcext:value-type="float">
            <text:p>-4.8792</text:p>
          </table:table-cell>
          <table:table-cell/>
          <table:table-cell office:value-type="float" office:value="287.7534" calcext:value-type="float">
            <text:p>287.7534</text:p>
          </table:table-cell>
          <table:table-cell office:value-type="float" office:value="414.0106" calcext:value-type="float">
            <text:p>414.01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5.25319500, 345.25319500</text:p>
          </table:table-cell>
          <table:table-cell office:value-type="string" calcext:value-type="string">
            <text:p>14(3,12)-14(2,13)</text:p>
          </table:table-cell>
          <table:table-cell office:value-type="float" office:value="-4.7313" calcext:value-type="float">
            <text:p>-4.7313</text:p>
          </table:table-cell>
          <table:table-cell/>
          <table:table-cell office:value-type="float" office:value="87.2522" calcext:value-type="float">
            <text:p>87.2522</text:p>
          </table:table-cell>
          <table:table-cell office:value-type="float" office:value="125.5357" calcext:value-type="float">
            <text:p>125.53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6.45554900, 346.45554900</text:p>
          </table:table-cell>
          <table:table-cell office:value-type="string" calcext:value-type="string">
            <text:p>25(3,23)-26(1,26)</text:p>
          </table:table-cell>
          <table:table-cell office:value-type="float" office:value="-6.6965" calcext:value-type="float">
            <text:p>-6.6965</text:p>
          </table:table-cell>
          <table:table-cell/>
          <table:table-cell office:value-type="float" office:value="252.4714" calcext:value-type="float">
            <text:p>252.4714</text:p>
          </table:table-cell>
          <table:table-cell office:value-type="float" office:value="363.2479" calcext:value-type="float">
            <text:p>363.2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6.71885800, 346.71885800</text:p>
          </table:table-cell>
          <table:table-cell office:value-type="string" calcext:value-type="string">
            <text:p>15(2,13)-14(2,12)</text:p>
          </table:table-cell>
          <table:table-cell office:value-type="float" office:value="-2.7692" calcext:value-type="float">
            <text:p>-2.7692</text:p>
          </table:table-cell>
          <table:table-cell/>
          <table:table-cell office:value-type="float" office:value="88.8385" calcext:value-type="float">
            <text:p>88.8385</text:p>
          </table:table-cell>
          <table:table-cell office:value-type="float" office:value="127.818" calcext:value-type="float">
            <text:p>127.8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6.89711320, 346.89711320</text:p>
          </table:table-cell>
          <table:table-cell office:value-type="string" calcext:value-type="string">
            <text:p>27(4,24)-28(1,27)</text:p>
          </table:table-cell>
          <table:table-cell office:value-type="float" office:value="-6.5809" calcext:value-type="float">
            <text:p>-6.5809</text:p>
          </table:table-cell>
          <table:table-cell/>
          <table:table-cell office:value-type="float" office:value="308.3175" calcext:value-type="float">
            <text:p>308.3175</text:p>
          </table:table-cell>
          <table:table-cell office:value-type="float" office:value="443.5976" calcext:value-type="float">
            <text:p>443.5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7.54952000, 347.54952000</text:p>
          </table:table-cell>
          <table:table-cell office:value-type="string" calcext:value-type="string">
            <text:p>25(3,23)-26(0,26)</text:p>
          </table:table-cell>
          <table:table-cell office:value-type="float" office:value="-6.7502" calcext:value-type="float">
            <text:p>-6.7502</text:p>
          </table:table-cell>
          <table:table-cell/>
          <table:table-cell office:value-type="float" office:value="252.4349" calcext:value-type="float">
            <text:p>252.4349</text:p>
          </table:table-cell>
          <table:table-cell office:value-type="float" office:value="363.1954" calcext:value-type="float">
            <text:p>363.1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7.85255000, 347.85255000</text:p>
          </table:table-cell>
          <table:table-cell office:value-type="string" calcext:value-type="string">
            <text:p>10(5,6)-11(4,7)</text:p>
          </table:table-cell>
          <table:table-cell office:value-type="float" office:value="-5.6069" calcext:value-type="float">
            <text:p>-5.6069</text:p>
          </table:table-cell>
          <table:table-cell/>
          <table:table-cell office:value-type="float" office:value="84.8872" calcext:value-type="float">
            <text:p>84.8872</text:p>
          </table:table-cell>
          <table:table-cell office:value-type="float" office:value="122.133" calcext:value-type="float">
            <text:p>122.1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7.87422800, 347.87422800</text:p>
          </table:table-cell>
          <table:table-cell office:value-type="string" calcext:value-type="string">
            <text:p>10(5,5)-11(4,8)</text:p>
          </table:table-cell>
          <table:table-cell office:value-type="float" office:value="-5.6069" calcext:value-type="float">
            <text:p>-5.6069</text:p>
          </table:table-cell>
          <table:table-cell/>
          <table:table-cell office:value-type="float" office:value="84.8865" calcext:value-type="float">
            <text:p>84.8865</text:p>
          </table:table-cell>
          <table:table-cell office:value-type="float" office:value="122.132" calcext:value-type="float">
            <text:p>122.1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8.01526300, 348.01526300</text:p>
          </table:table-cell>
          <table:table-cell office:value-type="string" calcext:value-type="string">
            <text:p>6(2,4)-5(1,5)</text:p>
          </table:table-cell>
          <table:table-cell office:value-type="float" office:value="-5.1499" calcext:value-type="float">
            <text:p>-5.1499</text:p>
          </table:table-cell>
          <table:table-cell/>
          <table:table-cell office:value-type="float" office:value="13.037" calcext:value-type="float">
            <text:p>13.037</text:p>
          </table:table-cell>
          <table:table-cell office:value-type="float" office:value="18.7572" calcext:value-type="float">
            <text:p>18.7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8.64316740, 348.64316740</text:p>
          </table:table-cell>
          <table:table-cell office:value-type="string" calcext:value-type="string">
            <text:p>16(4,12)-17(2,15)</text:p>
          </table:table-cell>
          <table:table-cell office:value-type="float" office:value="-6.4127" calcext:value-type="float">
            <text:p>-6.4127</text:p>
          </table:table-cell>
          <table:table-cell/>
          <table:table-cell office:value-type="float" office:value="125.8929" calcext:value-type="float">
            <text:p>125.8929</text:p>
          </table:table-cell>
          <table:table-cell office:value-type="float" office:value="181.1308" calcext:value-type="float">
            <text:p>181.13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9.18926600, 349.18926600</text:p>
          </table:table-cell>
          <table:table-cell office:value-type="string" calcext:value-type="string">
            <text:p>15(3,13)-15(2,14)</text:p>
          </table:table-cell>
          <table:table-cell office:value-type="float" office:value="-4.7154" calcext:value-type="float">
            <text:p>-4.7154</text:p>
          </table:table-cell>
          <table:table-cell/>
          <table:table-cell office:value-type="float" office:value="98.4021" calcext:value-type="float">
            <text:p>98.4021</text:p>
          </table:table-cell>
          <table:table-cell office:value-type="float" office:value="141.5779" calcext:value-type="float">
            <text:p>141.5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9.35983300, 349.35983300</text:p>
          </table:table-cell>
          <table:table-cell office:value-type="string" calcext:value-type="string">
            <text:p>19(1,18)-18(2,17)</text:p>
          </table:table-cell>
          <table:table-cell office:value-type="float" office:value="-4.7938" calcext:value-type="float">
            <text:p>-4.7938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0.12811200, 350.12811200</text:p>
          </table:table-cell>
          <table:table-cell office:value-type="string" calcext:value-type="string">
            <text:p>23(4,20)-24(2,23)</text:p>
          </table:table-cell>
          <table:table-cell office:value-type="float" office:value="-6.375" calcext:value-type="float">
            <text:p>-6.375</text:p>
          </table:table-cell>
          <table:table-cell/>
          <table:table-cell office:value-type="float" office:value="231.2853" calcext:value-type="float">
            <text:p>231.2853</text:p>
          </table:table-cell>
          <table:table-cell office:value-type="float" office:value="332.766" calcext:value-type="float">
            <text:p>332.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1.02625000, 351.02625000</text:p>
          </table:table-cell>
          <table:table-cell office:value-type="string" calcext:value-type="string">
            <text:p>18(2,17)-18(0,18)</text:p>
          </table:table-cell>
          <table:table-cell office:value-type="float" office:value="-4.9777" calcext:value-type="float">
            <text:p>-4.9777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1.12654660, 351.12654660</text:p>
          </table:table-cell>
          <table:table-cell office:value-type="string" calcext:value-type="string">
            <text:p>4(4,1)-5(3,2)</text:p>
          </table:table-cell>
          <table:table-cell office:value-type="float" office:value="-6.4642" calcext:value-type="float">
            <text:p>-6.4642</text:p>
          </table:table-cell>
          <table:table-cell/>
          <table:table-cell office:value-type="float" office:value="31.1423" calcext:value-type="float">
            <text:p>31.1423</text:p>
          </table:table-cell>
          <table:table-cell office:value-type="float" office:value="44.8066" calcext:value-type="float">
            <text:p>44.8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1.13639970, 351.13639970</text:p>
          </table:table-cell>
          <table:table-cell office:value-type="string" calcext:value-type="string">
            <text:p>4(4,0)-5(3,3)</text:p>
          </table:table-cell>
          <table:table-cell office:value-type="float" office:value="-6.4642" calcext:value-type="float">
            <text:p>-6.4642</text:p>
          </table:table-cell>
          <table:table-cell/>
          <table:table-cell office:value-type="float" office:value="31.142" calcext:value-type="float">
            <text:p>31.142</text:p>
          </table:table-cell>
          <table:table-cell office:value-type="float" office:value="44.8061" calcext:value-type="float">
            <text:p>44.8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1.13969200, 351.13969200</text:p>
          </table:table-cell>
          <table:table-cell office:value-type="string" calcext:value-type="string">
            <text:p>6(3,3)-7(1,6)</text:p>
          </table:table-cell>
          <table:table-cell office:value-type="float" office:value="-7.1537" calcext:value-type="float">
            <text:p>-7.1537</text:p>
          </table:table-cell>
          <table:table-cell/>
          <table:table-cell office:value-type="float" office:value="23.9329" calcext:value-type="float">
            <text:p>23.9329</text:p>
          </table:table-cell>
          <table:table-cell office:value-type="float" office:value="34.4339" calcext:value-type="float">
            <text:p>34.4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2.87365740, 352.87365740</text:p>
          </table:table-cell>
          <table:table-cell office:value-type="string" calcext:value-type="string">
            <text:p>26(4,23)-27(1,26)</text:p>
          </table:table-cell>
          <table:table-cell office:value-type="float" office:value="-6.5604" calcext:value-type="float">
            <text:p>-6.5604</text:p>
          </table:table-cell>
          <table:table-cell/>
          <table:table-cell office:value-type="float" office:value="287.7534" calcext:value-type="float">
            <text:p>287.7534</text:p>
          </table:table-cell>
          <table:table-cell office:value-type="float" office:value="414.0106" calcext:value-type="float">
            <text:p>414.01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3.81542800, 353.81542800</text:p>
          </table:table-cell>
          <table:table-cell office:value-type="string" calcext:value-type="string">
            <text:p>16(3,14)-16(2,15)</text:p>
          </table:table-cell>
          <table:table-cell office:value-type="float" office:value="-4.7024" calcext:value-type="float">
            <text:p>-4.7024</text:p>
          </table:table-cell>
          <table:table-cell/>
          <table:table-cell office:value-type="float" office:value="110.2816" calcext:value-type="float">
            <text:p>110.2816</text:p>
          </table:table-cell>
          <table:table-cell office:value-type="float" office:value="158.6697" calcext:value-type="float">
            <text:p>158.6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3.88727900, 353.88727900</text:p>
          </table:table-cell>
          <table:table-cell office:value-type="string" calcext:value-type="string">
            <text:p>28(2,26)-28(2,27)</text:p>
          </table:table-cell>
          <table:table-cell office:value-type="float" office:value="-5.0003" calcext:value-type="float">
            <text:p>-5.0003</text:p>
          </table:table-cell>
          <table:table-cell/>
          <table:table-cell office:value-type="float" office:value="308.8541" calcext:value-type="float">
            <text:p>308.8541</text:p>
          </table:table-cell>
          <table:table-cell office:value-type="float" office:value="444.3696" calcext:value-type="float">
            <text:p>444.3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4.44832500, 354.44832500</text:p>
          </table:table-cell>
          <table:table-cell office:value-type="string" calcext:value-type="string">
            <text:p>17(0,17)-16(1,16)</text:p>
          </table:table-cell>
          <table:table-cell office:value-type="float" office:value="-4.4818" calcext:value-type="float">
            <text:p>-4.4818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5.08433010, 355.08433010</text:p>
          </table:table-cell>
          <table:table-cell office:value-type="string" calcext:value-type="string">
            <text:p>9(3,7)-10(1,10)</text:p>
          </table:table-cell>
          <table:table-cell office:value-type="float" office:value="-6.8169" calcext:value-type="float">
            <text:p>-6.8169</text:p>
          </table:table-cell>
          <table:table-cell/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5.55172400, 355.55172400</text:p>
          </table:table-cell>
          <table:table-cell office:value-type="string" calcext:value-type="string">
            <text:p>4(2,2)-3(0,3)</text:p>
          </table:table-cell>
          <table:table-cell office:value-type="float" office:value="-6.5084" calcext:value-type="float">
            <text:p>-6.5084</text:p>
          </table:table-cell>
          <table:table-cell/>
          <table:table-cell office:value-type="float" office:value="4.4922" calcext:value-type="float">
            <text:p>4.4922</text:p>
          </table:table-cell>
          <table:table-cell office:value-type="float" office:value="6.4632" calcext:value-type="float">
            <text:p>6.4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5.69408100, 355.69408100</text:p>
          </table:table-cell>
          <table:table-cell office:value-type="string" calcext:value-type="string">
            <text:p>8(2,7)-7(1,6)</text:p>
          </table:table-cell>
          <table:table-cell office:value-type="float" office:value="-4.9733" calcext:value-type="float">
            <text:p>-4.9733</text:p>
          </table:table-cell>
          <table:table-cell/>
          <table:table-cell office:value-type="float" office:value="23.9329" calcext:value-type="float">
            <text:p>23.9329</text:p>
          </table:table-cell>
          <table:table-cell office:value-type="float" office:value="34.4339" calcext:value-type="float">
            <text:p>34.4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6.13726540, 356.13726540</text:p>
          </table:table-cell>
          <table:table-cell office:value-type="string" calcext:value-type="string">
            <text:p>16(2,15)-15(2,14)</text:p>
          </table:table-cell>
          <table:table-cell office:value-type="float" office:value="-2.7378" calcext:value-type="float">
            <text:p>-2.7378</text:p>
          </table:table-cell>
          <table:table-cell/>
          <table:table-cell office:value-type="float" office:value="98.4021" calcext:value-type="float">
            <text:p>98.4021</text:p>
          </table:table-cell>
          <table:table-cell office:value-type="float" office:value="141.5779" calcext:value-type="float">
            <text:p>141.5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6.25446500, 356.25446500</text:p>
          </table:table-cell>
          <table:table-cell office:value-type="string" calcext:value-type="string">
            <text:p>16(1,16)-15(0,15)</text:p>
          </table:table-cell>
          <table:table-cell office:value-type="float" office:value="-4.4847" calcext:value-type="float">
            <text:p>-4.4847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7.22079830, 357.22079830</text:p>
          </table:table-cell>
          <table:table-cell office:value-type="string" calcext:value-type="string">
            <text:p>11(3,9)-12(0,12)</text:p>
          </table:table-cell>
          <table:table-cell office:value-type="float" office:value="-6.9509" calcext:value-type="float">
            <text:p>-6.9509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7.84066140, 357.84066140</text:p>
          </table:table-cell>
          <table:table-cell office:value-type="string" calcext:value-type="string">
            <text:p>26(3,24)-27(1,27)</text:p>
          </table:table-cell>
          <table:table-cell office:value-type="float" office:value="-6.716" calcext:value-type="float">
            <text:p>-6.716</text:p>
          </table:table-cell>
          <table:table-cell/>
          <table:table-cell office:value-type="float" office:value="271.5641" calcext:value-type="float">
            <text:p>271.5641</text:p>
          </table:table-cell>
          <table:table-cell office:value-type="float" office:value="390.7179" calcext:value-type="float">
            <text:p>390.7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8.69060030, 358.69060030</text:p>
          </table:table-cell>
          <table:table-cell office:value-type="string" calcext:value-type="string">
            <text:p>26(3,24)-27(0,27)</text:p>
          </table:table-cell>
          <table:table-cell office:value-type="float" office:value="-6.7681" calcext:value-type="float">
            <text:p>-6.7681</text:p>
          </table:table-cell>
          <table:table-cell/>
          <table:table-cell office:value-type="float" office:value="271.5357" calcext:value-type="float">
            <text:p>271.5357</text:p>
          </table:table-cell>
          <table:table-cell office:value-type="float" office:value="390.6771" calcext:value-type="float">
            <text:p>390.67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8.77099150, 358.77099150</text:p>
          </table:table-cell>
          <table:table-cell office:value-type="string" calcext:value-type="string">
            <text:p>22(4,19)-23(2,22)</text:p>
          </table:table-cell>
          <table:table-cell office:value-type="float" office:value="-6.3528" calcext:value-type="float">
            <text:p>-6.3528</text:p>
          </table:table-cell>
          <table:table-cell/>
          <table:table-cell office:value-type="float" office:value="213.658" calcext:value-type="float">
            <text:p>213.658</text:p>
          </table:table-cell>
          <table:table-cell office:value-type="float" office:value="307.4044" calcext:value-type="float">
            <text:p>307.40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17784500, 359.17784500</text:p>
          </table:table-cell>
          <table:table-cell office:value-type="string" calcext:value-type="string">
            <text:p>17(3,15)-17(2,16)</text:p>
          </table:table-cell>
          <table:table-cell office:value-type="float" office:value="-4.6919" calcext:value-type="float">
            <text:p>-4.6919</text:p>
          </table:table-cell>
          <table:table-cell/>
          <table:table-cell office:value-type="float" office:value="122.8882" calcext:value-type="float">
            <text:p>122.8882</text:p>
          </table:table-cell>
          <table:table-cell office:value-type="float" office:value="176.8077" calcext:value-type="float">
            <text:p>176.80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50395400, 359.50395400</text:p>
          </table:table-cell>
          <table:table-cell office:value-type="string" calcext:value-type="string">
            <text:p>19(2,18)-19(1,19)</text:p>
          </table:table-cell>
          <table:table-cell office:value-type="float" office:value="-4.8926" calcext:value-type="float">
            <text:p>-4.8926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633930, 359.93633930</text:p>
          </table:table-cell>
          <table:table-cell office:value-type="string" calcext:value-type="string">
            <text:p>16(9,7)-15(9,6)</text:p>
          </table:table-cell>
          <table:table-cell office:value-type="float" office:value="-3.2414" calcext:value-type="float">
            <text:p>-3.2414</text:p>
          </table:table-cell>
          <table:table-cell/>
          <table:table-cell office:value-type="float" office:value="268.7238" calcext:value-type="float">
            <text:p>268.7238</text:p>
          </table:table-cell>
          <table:table-cell office:value-type="float" office:value="386.6314" calcext:value-type="float">
            <text:p>386.63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633930, 359.93633930</text:p>
          </table:table-cell>
          <table:table-cell office:value-type="string" calcext:value-type="string">
            <text:p>16(9,7)-15(9,6)</text:p>
          </table:table-cell>
          <table:table-cell office:value-type="float" office:value="-3.2414" calcext:value-type="float">
            <text:p>-3.2414</text:p>
          </table:table-cell>
          <table:table-cell/>
          <table:table-cell office:value-type="float" office:value="268.7238" calcext:value-type="float">
            <text:p>268.7238</text:p>
          </table:table-cell>
          <table:table-cell office:value-type="float" office:value="386.6314" calcext:value-type="float">
            <text:p>386.63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737050, 359.93737050</text:p>
          </table:table-cell>
          <table:table-cell office:value-type="string" calcext:value-type="string">
            <text:p>16(10,7)-15(10,6)</text:p>
          </table:table-cell>
          <table:table-cell office:value-type="float" office:value="-3.3784" calcext:value-type="float">
            <text:p>-3.3784</text:p>
          </table:table-cell>
          <table:table-cell/>
          <table:table-cell office:value-type="float" office:value="310.5392" calcext:value-type="float">
            <text:p>310.5392</text:p>
          </table:table-cell>
          <table:table-cell office:value-type="float" office:value="446.7941" calcext:value-type="float">
            <text:p>446.7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737050, 359.93737050</text:p>
          </table:table-cell>
          <table:table-cell office:value-type="string" calcext:value-type="string">
            <text:p>16(10,7)-15(10,6)</text:p>
          </table:table-cell>
          <table:table-cell office:value-type="float" office:value="-3.3784" calcext:value-type="float">
            <text:p>-3.3784</text:p>
          </table:table-cell>
          <table:table-cell/>
          <table:table-cell office:value-type="float" office:value="310.5392" calcext:value-type="float">
            <text:p>310.5392</text:p>
          </table:table-cell>
          <table:table-cell office:value-type="float" office:value="446.7941" calcext:value-type="float">
            <text:p>446.7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6059900, 359.96059900</text:p>
          </table:table-cell>
          <table:table-cell office:value-type="string" calcext:value-type="string">
            <text:p>16(8,9)-15(8,8)</text:p>
          </table:table-cell>
          <table:table-cell office:value-type="float" office:value="-3.1231" calcext:value-type="float">
            <text:p>-3.1231</text:p>
          </table:table-cell>
          <table:table-cell/>
          <table:table-cell office:value-type="float" office:value="231.2788" calcext:value-type="float">
            <text:p>231.2788</text:p>
          </table:table-cell>
          <table:table-cell office:value-type="float" office:value="332.7567" calcext:value-type="float">
            <text:p>332.75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6060880, 359.96060880</text:p>
          </table:table-cell>
          <table:table-cell office:value-type="string" calcext:value-type="string">
            <text:p>16(8,8)-15(8,7)</text:p>
          </table:table-cell>
          <table:table-cell office:value-type="float" office:value="-3.1231" calcext:value-type="float">
            <text:p>-3.1231</text:p>
          </table:table-cell>
          <table:table-cell/>
          <table:table-cell office:value-type="float" office:value="231.2788" calcext:value-type="float">
            <text:p>231.2788</text:p>
          </table:table-cell>
          <table:table-cell office:value-type="float" office:value="332.7567" calcext:value-type="float">
            <text:p>332.75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02297350, 360.02297350</text:p>
          </table:table-cell>
          <table:table-cell office:value-type="string" calcext:value-type="string">
            <text:p>16(7,10)-15(7,9)</text:p>
          </table:table-cell>
          <table:table-cell office:value-type="float" office:value="-3.0214" calcext:value-type="float">
            <text:p>-3.0214</text:p>
          </table:table-cell>
          <table:table-cell/>
          <table:table-cell office:value-type="float" office:value="198.217" calcext:value-type="float">
            <text:p>198.217</text:p>
          </table:table-cell>
          <table:table-cell office:value-type="float" office:value="285.1884" calcext:value-type="float">
            <text:p>285.18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02297440, 360.02297440</text:p>
          </table:table-cell>
          <table:table-cell office:value-type="string" calcext:value-type="string">
            <text:p>16(7,9)-15(7,8)</text:p>
          </table:table-cell>
          <table:table-cell office:value-type="float" office:value="-3.0214" calcext:value-type="float">
            <text:p>-3.0214</text:p>
          </table:table-cell>
          <table:table-cell/>
          <table:table-cell office:value-type="float" office:value="198.217" calcext:value-type="float">
            <text:p>198.217</text:p>
          </table:table-cell>
          <table:table-cell office:value-type="float" office:value="285.1884" calcext:value-type="float">
            <text:p>285.18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14827290, 360.14827290</text:p>
          </table:table-cell>
          <table:table-cell office:value-type="string" calcext:value-type="string">
            <text:p>16(6,11)-15(6,10)</text:p>
          </table:table-cell>
          <table:table-cell office:value-type="float" office:value="-2.935" calcext:value-type="float">
            <text:p>-2.935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14835620, 360.14835620</text:p>
          </table:table-cell>
          <table:table-cell office:value-type="string" calcext:value-type="string">
            <text:p>16(6,10)-15(6,9)</text:p>
          </table:table-cell>
          <table:table-cell office:value-type="float" office:value="-2.935" calcext:value-type="float">
            <text:p>-2.935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38861560, 360.38861560</text:p>
          </table:table-cell>
          <table:table-cell office:value-type="string" calcext:value-type="string">
            <text:p>16(5,12)-15(5,11)</text:p>
          </table:table-cell>
          <table:table-cell office:value-type="float" office:value="-2.8627" calcext:value-type="float">
            <text:p>-2.8627</text:p>
          </table:table-cell>
          <table:table-cell/>
          <table:table-cell office:value-type="float" office:value="145.2968" calcext:value-type="float">
            <text:p>145.2968</text:p>
          </table:table-cell>
          <table:table-cell office:value-type="float" office:value="209.0485" calcext:value-type="float">
            <text:p>209.0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39346130, 360.39346130</text:p>
          </table:table-cell>
          <table:table-cell office:value-type="string" calcext:value-type="string">
            <text:p>16(5,11)-15(5,10)</text:p>
          </table:table-cell>
          <table:table-cell office:value-type="float" office:value="-2.8627" calcext:value-type="float">
            <text:p>-2.8627</text:p>
          </table:table-cell>
          <table:table-cell/>
          <table:table-cell office:value-type="float" office:value="145.297" calcext:value-type="float">
            <text:p>145.297</text:p>
          </table:table-cell>
          <table:table-cell office:value-type="float" office:value="209.0488" calcext:value-type="float">
            <text:p>209.04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76343700, 360.76343700</text:p>
          </table:table-cell>
          <table:table-cell office:value-type="string" calcext:value-type="string">
            <text:p>16(3,14)-15(3,13)</text:p>
          </table:table-cell>
          <table:table-cell office:value-type="float" office:value="-2.7594" calcext:value-type="float">
            <text:p>-2.7594</text:p>
          </table:table-cell>
          <table:table-cell/>
          <table:table-cell office:value-type="float" office:value="110.0498" calcext:value-type="float">
            <text:p>110.0498</text:p>
          </table:table-cell>
          <table:table-cell office:value-type="float" office:value="158.3362" calcext:value-type="float">
            <text:p>158.33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81128300, 360.81128300</text:p>
          </table:table-cell>
          <table:table-cell office:value-type="string" calcext:value-type="string">
            <text:p>16(4,13)-15(4,12)</text:p>
          </table:table-cell>
          <table:table-cell office:value-type="float" office:value="-2.8038" calcext:value-type="float">
            <text:p>-2.8038</text:p>
          </table:table-cell>
          <table:table-cell/>
          <table:table-cell office:value-type="float" office:value="125.4731" calcext:value-type="float">
            <text:p>125.4731</text:p>
          </table:table-cell>
          <table:table-cell office:value-type="float" office:value="180.5268" calcext:value-type="float">
            <text:p>180.52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97637730, 360.97637730</text:p>
          </table:table-cell>
          <table:table-cell office:value-type="string" calcext:value-type="string">
            <text:p>16(4,12)-15(4,11)</text:p>
          </table:table-cell>
          <table:table-cell office:value-type="float" office:value="-2.8034" calcext:value-type="float">
            <text:p>-2.8034</text:p>
          </table:table-cell>
          <table:table-cell/>
          <table:table-cell office:value-type="float" office:value="125.4815" calcext:value-type="float">
            <text:p>125.4815</text:p>
          </table:table-cell>
          <table:table-cell office:value-type="float" office:value="180.5388" calcext:value-type="float">
            <text:p>180.53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1.04593050, 361.04593050</text:p>
          </table:table-cell>
          <table:table-cell office:value-type="string" calcext:value-type="string">
            <text:p>25(4,22)-26(1,25)</text:p>
          </table:table-cell>
          <table:table-cell office:value-type="float" office:value="-6.5444" calcext:value-type="float">
            <text:p>-6.5444</text:p>
          </table:table-cell>
          <table:table-cell/>
          <table:table-cell office:value-type="float" office:value="267.8712" calcext:value-type="float">
            <text:p>267.8712</text:p>
          </table:table-cell>
          <table:table-cell office:value-type="float" office:value="385.4047" calcext:value-type="float">
            <text:p>385.40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2.35500110, 362.35500110</text:p>
          </table:table-cell>
          <table:table-cell office:value-type="string" calcext:value-type="string">
            <text:p>21(7,15)-22(6,16)</text:p>
          </table:table-cell>
          <table:table-cell office:value-type="float" office:value="-5.5053" calcext:value-type="float">
            <text:p>-5.5053</text:p>
          </table:table-cell>
          <table:table-cell/>
          <table:table-cell office:value-type="float" office:value="269.4661" calcext:value-type="float">
            <text:p>269.4661</text:p>
          </table:table-cell>
          <table:table-cell office:value-type="float" office:value="387.6994" calcext:value-type="float">
            <text:p>387.69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2.36216900, 362.36216900</text:p>
          </table:table-cell>
          <table:table-cell office:value-type="string" calcext:value-type="string">
            <text:p>21(7,14)-22(6,17)</text:p>
          </table:table-cell>
          <table:table-cell office:value-type="float" office:value="-5.5053" calcext:value-type="float">
            <text:p>-5.5053</text:p>
          </table:table-cell>
          <table:table-cell/>
          <table:table-cell office:value-type="float" office:value="269.4659" calcext:value-type="float">
            <text:p>269.4659</text:p>
          </table:table-cell>
          <table:table-cell office:value-type="float" office:value="387.6991" calcext:value-type="float">
            <text:p>387.69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3.43827550, 363.43827550</text:p>
          </table:table-cell>
          <table:table-cell office:value-type="string" calcext:value-type="string">
            <text:p>22(1,21)-22(1,22)</text:p>
          </table:table-cell>
          <table:table-cell office:value-type="float" office:value="-4.9733" calcext:value-type="float">
            <text:p>-4.9733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3.44524500, 363.44524500</text:p>
          </table:table-cell>
          <table:table-cell office:value-type="string" calcext:value-type="string">
            <text:p>24(2,22)-23(3,21)</text:p>
          </table:table-cell>
          <table:table-cell office:value-type="float" office:value="-5.0502" calcext:value-type="float">
            <text:p>-5.0502</text:p>
          </table:table-cell>
          <table:table-cell/>
          <table:table-cell office:value-type="float" office:value="227.2868" calcext:value-type="float">
            <text:p>227.2868</text:p>
          </table:table-cell>
          <table:table-cell office:value-type="float" office:value="327.0131" calcext:value-type="float">
            <text:p>327.01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3.51000660, 363.51000660</text:p>
          </table:table-cell>
          <table:table-cell office:value-type="string" calcext:value-type="string">
            <text:p>16(3,13)-15(3,12)</text:p>
          </table:table-cell>
          <table:table-cell office:value-type="float" office:value="-2.7533" calcext:value-type="float">
            <text:p>-2.7533</text:p>
          </table:table-cell>
          <table:table-cell/>
          <table:table-cell office:value-type="float" office:value="110.2575" calcext:value-type="float">
            <text:p>110.2575</text:p>
          </table:table-cell>
          <table:table-cell office:value-type="float" office:value="158.635" calcext:value-type="float">
            <text:p>158.6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3.54994900, 363.54994900</text:p>
          </table:table-cell>
          <table:table-cell office:value-type="string" calcext:value-type="string">
            <text:p>17(1,17)-16(1,16)</text:p>
          </table:table-cell>
          <table:table-cell office:value-type="float" office:value="-2.6915" calcext:value-type="float">
            <text:p>-2.6915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5.31683500, 365.31683500</text:p>
          </table:table-cell>
          <table:table-cell office:value-type="string" calcext:value-type="string">
            <text:p>18(3,16)-18(2,17)</text:p>
          </table:table-cell>
          <table:table-cell office:value-type="float" office:value="-4.6838" calcext:value-type="float">
            <text:p>-4.6838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5.37101140, 365.37101140</text:p>
          </table:table-cell>
          <table:table-cell office:value-type="string" calcext:value-type="string">
            <text:p>19(2,18)-19(0,19)</text:p>
          </table:table-cell>
          <table:table-cell office:value-type="float" office:value="-4.9504" calcext:value-type="float">
            <text:p>-4.9504</text:p>
          </table:table-cell>
          <table:table-cell/>
          <table:table-cell office:value-type="float" office:value="138.0853" calcext:value-type="float">
            <text:p>138.0853</text:p>
          </table:table-cell>
          <table:table-cell office:value-type="float" office:value="198.6728" calcext:value-type="float">
            <text:p>198.67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5.67218490, 365.67218490</text:p>
          </table:table-cell>
          <table:table-cell office:value-type="string" calcext:value-type="string">
            <text:p>17(0,17)-16(0,16)</text:p>
          </table:table-cell>
          <table:table-cell office:value-type="float" office:value="-2.6854" calcext:value-type="float">
            <text:p>-2.6854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5.92709100, 365.92709100</text:p>
          </table:table-cell>
          <table:table-cell office:value-type="string" calcext:value-type="string">
            <text:p>16(1,15)-15(1,14)</text:p>
          </table:table-cell>
          <table:table-cell office:value-type="float" office:value="-2.7025" calcext:value-type="float">
            <text:p>-2.7025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6.35866150, 366.35866150</text:p>
          </table:table-cell>
          <table:table-cell office:value-type="string" calcext:value-type="string">
            <text:p>22(1,21)-22(0,22)</text:p>
          </table:table-cell>
          <table:table-cell office:value-type="float" office:value="-4.9407" calcext:value-type="float">
            <text:p>-4.9407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6.73448310, 366.73448310</text:p>
          </table:table-cell>
          <table:table-cell office:value-type="string" calcext:value-type="string">
            <text:p>15(6,10)-16(5,11)</text:p>
          </table:table-cell>
          <table:table-cell office:value-type="float" office:value="-5.4592" calcext:value-type="float">
            <text:p>-5.4592</text:p>
          </table:table-cell>
          <table:table-cell/>
          <table:table-cell office:value-type="float" office:value="157.3184" calcext:value-type="float">
            <text:p>157.3184</text:p>
          </table:table-cell>
          <table:table-cell office:value-type="float" office:value="226.3448" calcext:value-type="float">
            <text:p>226.34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6.74476070, 366.74476070</text:p>
          </table:table-cell>
          <table:table-cell office:value-type="string" calcext:value-type="string">
            <text:p>15(6,9)-16(5,12)</text:p>
          </table:table-cell>
          <table:table-cell office:value-type="float" office:value="-5.4592" calcext:value-type="float">
            <text:p>-5.4592</text:p>
          </table:table-cell>
          <table:table-cell/>
          <table:table-cell office:value-type="float" office:value="157.3181" calcext:value-type="float">
            <text:p>157.3181</text:p>
          </table:table-cell>
          <table:table-cell office:value-type="float" office:value="226.3444" calcext:value-type="float">
            <text:p>226.34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7.83803240, 367.83803240</text:p>
          </table:table-cell>
          <table:table-cell office:value-type="string" calcext:value-type="string">
            <text:p>8(3,6)-9(1,9)</text:p>
          </table:table-cell>
          <table:table-cell office:value-type="float" office:value="-6.9102" calcext:value-type="float">
            <text:p>-6.9102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8.06403600, 368.06403600</text:p>
          </table:table-cell>
          <table:table-cell office:value-type="string" calcext:value-type="string">
            <text:p>28(4,24)-28(3,25)</text:p>
          </table:table-cell>
          <table:table-cell office:value-type="float" office:value="-4.7717" calcext:value-type="float">
            <text:p>-4.7717</text:p>
          </table:table-cell>
          <table:table-cell/>
          <table:table-cell office:value-type="float" office:value="329.6945" calcext:value-type="float">
            <text:p>329.6945</text:p>
          </table:table-cell>
          <table:table-cell office:value-type="float" office:value="474.3541" calcext:value-type="float">
            <text:p>474.3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8.84931550, 368.84931550</text:p>
          </table:table-cell>
          <table:table-cell office:value-type="string" calcext:value-type="string">
            <text:p>21(4,18)-22(2,21)</text:p>
          </table:table-cell>
          <table:table-cell office:value-type="float" office:value="-6.3347" calcext:value-type="float">
            <text:p>-6.3347</text:p>
          </table:table-cell>
          <table:table-cell/>
          <table:table-cell office:value-type="float" office:value="196.7408" calcext:value-type="float">
            <text:p>196.7408</text:p>
          </table:table-cell>
          <table:table-cell office:value-type="float" office:value="283.0645" calcext:value-type="float">
            <text:p>283.06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9.97251090, 369.97251090</text:p>
          </table:table-cell>
          <table:table-cell office:value-type="string" calcext:value-type="string">
            <text:p>28(2,26)-28(1,27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308.3175" calcext:value-type="float">
            <text:p>308.3175</text:p>
          </table:table-cell>
          <table:table-cell office:value-type="float" office:value="443.5976" calcext:value-type="float">
            <text:p>443.5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0.31744250, 370.31744250</text:p>
          </table:table-cell>
          <table:table-cell office:value-type="string" calcext:value-type="string">
            <text:p>16(2,14)-15(2,13)</text:p>
          </table:table-cell>
          <table:table-cell office:value-type="float" office:value="-2.7079" calcext:value-type="float">
            <text:p>-2.7079</text:p>
          </table:table-cell>
          <table:table-cell/>
          <table:table-cell office:value-type="float" office:value="100.4038" calcext:value-type="float">
            <text:p>100.4038</text:p>
          </table:table-cell>
          <table:table-cell office:value-type="float" office:value="144.4578" calcext:value-type="float">
            <text:p>144.45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0.34236350, 370.34236350</text:p>
          </table:table-cell>
          <table:table-cell office:value-type="string" calcext:value-type="string">
            <text:p>27(3,25)-28(1,28)</text:p>
          </table:table-cell>
          <table:table-cell office:value-type="float" office:value="-6.7367" calcext:value-type="float">
            <text:p>-6.7367</text:p>
          </table:table-cell>
          <table:table-cell/>
          <table:table-cell office:value-type="float" office:value="291.3504" calcext:value-type="float">
            <text:p>291.3504</text:p>
          </table:table-cell>
          <table:table-cell office:value-type="float" office:value="419.1858" calcext:value-type="float">
            <text:p>419.1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0.54774150, 370.54774150</text:p>
          </table:table-cell>
          <table:table-cell office:value-type="string" calcext:value-type="string">
            <text:p>9(5,5)-10(4,6)</text:p>
          </table:table-cell>
          <table:table-cell office:value-type="float" office:value="-5.6395" calcext:value-type="float">
            <text:p>-5.6395</text:p>
          </table:table-cell>
          <table:table-cell/>
          <table:table-cell office:value-type="float" office:value="76.6258" calcext:value-type="float">
            <text:p>76.6258</text:p>
          </table:table-cell>
          <table:table-cell office:value-type="float" office:value="110.2468" calcext:value-type="float">
            <text:p>110.24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0.55788140, 370.55788140</text:p>
          </table:table-cell>
          <table:table-cell office:value-type="string" calcext:value-type="string">
            <text:p>9(5,4)-10(4,7)</text:p>
          </table:table-cell>
          <table:table-cell office:value-type="float" office:value="-5.6395" calcext:value-type="float">
            <text:p>-5.6395</text:p>
          </table:table-cell>
          <table:table-cell/>
          <table:table-cell office:value-type="float" office:value="76.6254" calcext:value-type="float">
            <text:p>76.6254</text:p>
          </table:table-cell>
          <table:table-cell office:value-type="float" office:value="110.2462" calcext:value-type="float">
            <text:p>110.24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1.00120640, 371.00120640</text:p>
          </table:table-cell>
          <table:table-cell office:value-type="string" calcext:value-type="string">
            <text:p>27(3,25)-28(0,28)</text:p>
          </table:table-cell>
          <table:table-cell office:value-type="float" office:value="-6.7876" calcext:value-type="float">
            <text:p>-6.7876</text:p>
          </table:table-cell>
          <table:table-cell/>
          <table:table-cell office:value-type="float" office:value="291.3284" calcext:value-type="float">
            <text:p>291.3284</text:p>
          </table:table-cell>
          <table:table-cell office:value-type="float" office:value="419.1542" calcext:value-type="float">
            <text:p>419.1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1.01315860, 371.01315860</text:p>
          </table:table-cell>
          <table:table-cell office:value-type="string" calcext:value-type="string">
            <text:p>25(5,20)-26(3,23)</text:p>
          </table:table-cell>
          <table:table-cell office:value-type="float" office:value="-6.3754" calcext:value-type="float">
            <text:p>-6.3754</text:p>
          </table:table-cell>
          <table:table-cell/>
          <table:table-cell office:value-type="float" office:value="287.1838" calcext:value-type="float">
            <text:p>287.1838</text:p>
          </table:table-cell>
          <table:table-cell office:value-type="float" office:value="413.1911" calcext:value-type="float">
            <text:p>413.19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1.44979920, 371.44979920</text:p>
          </table:table-cell>
          <table:table-cell office:value-type="string" calcext:value-type="string">
            <text:p>24(4,21)-25(1,24)</text:p>
          </table:table-cell>
          <table:table-cell office:value-type="float" office:value="-6.5342" calcext:value-type="float">
            <text:p>-6.5342</text:p>
          </table:table-cell>
          <table:table-cell/>
          <table:table-cell office:value-type="float" office:value="248.6706" calcext:value-type="float">
            <text:p>248.6706</text:p>
          </table:table-cell>
          <table:table-cell office:value-type="float" office:value="357.7795" calcext:value-type="float">
            <text:p>357.7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1.49346130, 371.49346130</text:p>
          </table:table-cell>
          <table:table-cell office:value-type="string" calcext:value-type="string">
            <text:p>10(3,8)-11(0,11)</text:p>
          </table:table-cell>
          <table:table-cell office:value-type="float" office:value="-7.0592" calcext:value-type="float">
            <text:p>-7.0592</text:p>
          </table:table-cell>
          <table:table-cell/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1.71749880, 371.71749880</text:p>
          </table:table-cell>
          <table:table-cell office:value-type="string" calcext:value-type="string">
            <text:p>9(2,8)-8(1,7)</text:p>
          </table:table-cell>
          <table:table-cell office:value-type="float" office:value="-4.9039" calcext:value-type="float">
            <text:p>-4.9039</text:p>
          </table:table-cell>
          <table:table-cell/>
          <table:table-cell office:value-type="float" office:value="30.1255" calcext:value-type="float">
            <text:p>30.1255</text:p>
          </table:table-cell>
          <table:table-cell office:value-type="float" office:value="43.3436" calcext:value-type="float">
            <text:p>43.3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2.26599470, 372.26599470</text:p>
          </table:table-cell>
          <table:table-cell office:value-type="string" calcext:value-type="string">
            <text:p>19(3,17)-19(2,18)</text:p>
          </table:table-cell>
          <table:table-cell office:value-type="float" office:value="-4.6779" calcext:value-type="float">
            <text:p>-4.6779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4.77377560, 374.77377560</text:p>
          </table:table-cell>
          <table:table-cell office:value-type="string" calcext:value-type="string">
            <text:p>17(1,17)-16(0,16)</text:p>
          </table:table-cell>
          <table:table-cell office:value-type="float" office:value="-4.4307" calcext:value-type="float">
            <text:p>-4.4307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5.95467540, 375.95467540</text:p>
          </table:table-cell>
          <table:table-cell office:value-type="string" calcext:value-type="string">
            <text:p>20(2,19)-20(1,20)</text:p>
          </table:table-cell>
          <table:table-cell office:value-type="float" office:value="-4.8789" calcext:value-type="float">
            <text:p>-4.8789</text:p>
          </table:table-cell>
          <table:table-cell/>
          <table:table-cell office:value-type="float" office:value="152.5053" calcext:value-type="float">
            <text:p>152.5053</text:p>
          </table:table-cell>
          <table:table-cell office:value-type="float" office:value="219.4198" calcext:value-type="float">
            <text:p>219.41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7.06392050, 377.06392050</text:p>
          </table:table-cell>
          <table:table-cell office:value-type="string" calcext:value-type="string">
            <text:p>7(2,5)-6(1,6)</text:p>
          </table:table-cell>
          <table:table-cell office:value-type="float" office:value="-5.0797" calcext:value-type="float">
            <text:p>-5.0797</text:p>
          </table:table-cell>
          <table:table-cell/>
          <table:table-cell office:value-type="float" office:value="17.3624" calcext:value-type="float">
            <text:p>17.3624</text:p>
          </table:table-cell>
          <table:table-cell office:value-type="float" office:value="24.9805" calcext:value-type="float">
            <text:p>24.98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7.21248600, 377.21248600</text:p>
          </table:table-cell>
          <table:table-cell office:value-type="string" calcext:value-type="string">
            <text:p>18(0,18)-17(1,17)</text:p>
          </table:table-cell>
          <table:table-cell office:value-type="float" office:value="-4.4208" calcext:value-type="float">
            <text:p>-4.4208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7.37367270, 377.37367270</text:p>
          </table:table-cell>
          <table:table-cell office:value-type="string" calcext:value-type="string">
            <text:p>27(4,23)-27(3,24)</text:p>
          </table:table-cell>
          <table:table-cell office:value-type="float" office:value="-4.7343" calcext:value-type="float">
            <text:p>-4.7343</text:p>
          </table:table-cell>
          <table:table-cell/>
          <table:table-cell office:value-type="float" office:value="308.0457" calcext:value-type="float">
            <text:p>308.0457</text:p>
          </table:table-cell>
          <table:table-cell office:value-type="float" office:value="443.2065" calcext:value-type="float">
            <text:p>443.20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7.93599730, 377.93599730</text:p>
          </table:table-cell>
          <table:table-cell office:value-type="string" calcext:value-type="string">
            <text:p>17(2,16)-16(2,15)</text:p>
          </table:table-cell>
          <table:table-cell office:value-type="float" office:value="-2.6847" calcext:value-type="float">
            <text:p>-2.6847</text:p>
          </table:table-cell>
          <table:table-cell/>
          <table:table-cell office:value-type="float" office:value="110.2816" calcext:value-type="float">
            <text:p>110.2816</text:p>
          </table:table-cell>
          <table:table-cell office:value-type="float" office:value="158.6697" calcext:value-type="float">
            <text:p>158.6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8.86398890, 378.86398890</text:p>
          </table:table-cell>
          <table:table-cell office:value-type="string" calcext:value-type="string">
            <text:p>5(2,3)-4(0,4)</text:p>
          </table:table-cell>
          <table:table-cell office:value-type="float" office:value="-6.1943" calcext:value-type="float">
            <text:p>-6.1943</text:p>
          </table:table-cell>
          <table:table-cell/>
          <table:table-cell office:value-type="float" office:value="7.4803" calcext:value-type="float">
            <text:p>7.4803</text:p>
          </table:table-cell>
          <table:table-cell office:value-type="float" office:value="10.7624" calcext:value-type="float">
            <text:p>10.7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9.77967300, 379.77967300</text:p>
          </table:table-cell>
          <table:table-cell office:value-type="string" calcext:value-type="string">
            <text:p>20(1,19)-19(2,18)</text:p>
          </table:table-cell>
          <table:table-cell office:value-type="float" office:value="-4.7041" calcext:value-type="float">
            <text:p>-4.7041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0.05192830, 380.05192830</text:p>
          </table:table-cell>
          <table:table-cell office:value-type="string" calcext:value-type="string">
            <text:p>20(3,18)-20(2,19)</text:p>
          </table:table-cell>
          <table:table-cell office:value-type="float" office:value="-4.6739" calcext:value-type="float">
            <text:p>-4.6739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0.30019440, 380.30019440</text:p>
          </table:table-cell>
          <table:table-cell office:value-type="string" calcext:value-type="string">
            <text:p>20(4,17)-21(2,20)</text:p>
          </table:table-cell>
          <table:table-cell office:value-type="float" office:value="-6.3214" calcext:value-type="float">
            <text:p>-6.3214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0.62577960, 380.62577960</text:p>
          </table:table-cell>
          <table:table-cell office:value-type="string" calcext:value-type="string">
            <text:p>20(2,19)-20(0,20)</text:p>
          </table:table-cell>
          <table:table-cell office:value-type="float" office:value="-4.9277" calcext:value-type="float">
            <text:p>-4.9277</text:p>
          </table:table-cell>
          <table:table-cell/>
          <table:table-cell office:value-type="float" office:value="152.3495" calcext:value-type="float">
            <text:p>152.3495</text:p>
          </table:table-cell>
          <table:table-cell office:value-type="float" office:value="219.1957" calcext:value-type="float">
            <text:p>219.1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1.49296530, 381.49296530</text:p>
          </table:table-cell>
          <table:table-cell office:value-type="string" calcext:value-type="string">
            <text:p>15(4,11)-16(2,14)</text:p>
          </table:table-cell>
          <table:table-cell office:value-type="float" office:value="-6.4158" calcext:value-type="float">
            <text:p>-6.4158</text:p>
          </table:table-cell>
          <table:table-cell/>
          <table:table-cell office:value-type="float" office:value="112.7562" calcext:value-type="float">
            <text:p>112.7562</text:p>
          </table:table-cell>
          <table:table-cell office:value-type="float" office:value="162.2301" calcext:value-type="float">
            <text:p>162.2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1.80196730, 381.80196730</text:p>
          </table:table-cell>
          <table:table-cell office:value-type="string" calcext:value-type="string">
            <text:p>7(3,5)-8(1,8)</text:p>
          </table:table-cell>
          <table:table-cell office:value-type="float" office:value="-7.0329" calcext:value-type="float">
            <text:p>-7.0329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38035800, 382.38035800</text:p>
          </table:table-cell>
          <table:table-cell office:value-type="string" calcext:value-type="string">
            <text:p>29(2,27)-29(2,28)</text:p>
          </table:table-cell>
          <table:table-cell office:value-type="float" office:value="-4.981" calcext:value-type="float">
            <text:p>-4.981</text:p>
          </table:table-cell>
          <table:table-cell/>
          <table:table-cell office:value-type="float" office:value="330.0022" calcext:value-type="float">
            <text:p>330.0022</text:p>
          </table:table-cell>
          <table:table-cell office:value-type="float" office:value="474.7968" calcext:value-type="float">
            <text:p>474.7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3986500, 382.43986500</text:p>
          </table:table-cell>
          <table:table-cell office:value-type="string" calcext:value-type="string">
            <text:p>17(10,8)-16(10,7)</text:p>
          </table:table-cell>
          <table:table-cell office:value-type="float" office:value="-3.2945" calcext:value-type="float">
            <text:p>-3.2945</text:p>
          </table:table-cell>
          <table:table-cell/>
          <table:table-cell office:value-type="float" office:value="322.5454" calcext:value-type="float">
            <text:p>322.5454</text:p>
          </table:table-cell>
          <table:table-cell office:value-type="float" office:value="464.0682" calcext:value-type="float">
            <text:p>464.06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3986500, 382.43986500</text:p>
          </table:table-cell>
          <table:table-cell office:value-type="string" calcext:value-type="string">
            <text:p>17(10,8)-16(10,7)</text:p>
          </table:table-cell>
          <table:table-cell office:value-type="float" office:value="-3.2945" calcext:value-type="float">
            <text:p>-3.2945</text:p>
          </table:table-cell>
          <table:table-cell/>
          <table:table-cell office:value-type="float" office:value="322.5454" calcext:value-type="float">
            <text:p>322.5454</text:p>
          </table:table-cell>
          <table:table-cell office:value-type="float" office:value="464.0682" calcext:value-type="float">
            <text:p>464.06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4554470, 382.44554470</text:p>
          </table:table-cell>
          <table:table-cell office:value-type="string" calcext:value-type="string">
            <text:p>17(9,9)-16(9,8)</text:p>
          </table:table-cell>
          <table:table-cell office:value-type="float" office:value="-3.1658" calcext:value-type="float">
            <text:p>-3.1658</text:p>
          </table:table-cell>
          <table:table-cell/>
          <table:table-cell office:value-type="float" office:value="280.73" calcext:value-type="float">
            <text:p>280.73</text:p>
          </table:table-cell>
          <table:table-cell office:value-type="float" office:value="403.9055" calcext:value-type="float">
            <text:p>403.9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4554470, 382.44554470</text:p>
          </table:table-cell>
          <table:table-cell office:value-type="string" calcext:value-type="string">
            <text:p>17(9,9)-16(9,8)</text:p>
          </table:table-cell>
          <table:table-cell office:value-type="float" office:value="-3.1658" calcext:value-type="float">
            <text:p>-3.1658</text:p>
          </table:table-cell>
          <table:table-cell/>
          <table:table-cell office:value-type="float" office:value="280.73" calcext:value-type="float">
            <text:p>280.73</text:p>
          </table:table-cell>
          <table:table-cell office:value-type="float" office:value="403.9055" calcext:value-type="float">
            <text:p>403.9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8086550, 382.48086550</text:p>
          </table:table-cell>
          <table:table-cell office:value-type="string" calcext:value-type="string">
            <text:p>17(8,9)-16(8,8)</text:p>
          </table:table-cell>
          <table:table-cell office:value-type="float" office:value="-3.0536" calcext:value-type="float">
            <text:p>-3.0536</text:p>
          </table:table-cell>
          <table:table-cell/>
          <table:table-cell office:value-type="float" office:value="243.2858" calcext:value-type="float">
            <text:p>243.2858</text:p>
          </table:table-cell>
          <table:table-cell office:value-type="float" office:value="350.032" calcext:value-type="float">
            <text:p>350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8086550, 382.48086550</text:p>
          </table:table-cell>
          <table:table-cell office:value-type="string" calcext:value-type="string">
            <text:p>17(8,9)-16(8,8)</text:p>
          </table:table-cell>
          <table:table-cell office:value-type="float" office:value="-3.0536" calcext:value-type="float">
            <text:p>-3.0536</text:p>
          </table:table-cell>
          <table:table-cell/>
          <table:table-cell office:value-type="float" office:value="243.2858" calcext:value-type="float">
            <text:p>243.2858</text:p>
          </table:table-cell>
          <table:table-cell office:value-type="float" office:value="350.032" calcext:value-type="float">
            <text:p>350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56117890, 382.56117890</text:p>
          </table:table-cell>
          <table:table-cell office:value-type="string" calcext:value-type="string">
            <text:p>17(7,11)-16(7,10)</text:p>
          </table:table-cell>
          <table:table-cell office:value-type="float" office:value="-2.9566" calcext:value-type="float">
            <text:p>-2.9566</text:p>
          </table:table-cell>
          <table:table-cell/>
          <table:table-cell office:value-type="float" office:value="210.2261" calcext:value-type="float">
            <text:p>210.2261</text:p>
          </table:table-cell>
          <table:table-cell office:value-type="float" office:value="302.4667" calcext:value-type="float">
            <text:p>302.46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56118100, 382.56118100</text:p>
          </table:table-cell>
          <table:table-cell office:value-type="string" calcext:value-type="string">
            <text:p>17(7,10)-16(7,9)</text:p>
          </table:table-cell>
          <table:table-cell office:value-type="float" office:value="-2.9566" calcext:value-type="float">
            <text:p>-2.9566</text:p>
          </table:table-cell>
          <table:table-cell/>
          <table:table-cell office:value-type="float" office:value="210.2261" calcext:value-type="float">
            <text:p>210.2261</text:p>
          </table:table-cell>
          <table:table-cell office:value-type="float" office:value="302.4667" calcext:value-type="float">
            <text:p>302.46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71630410, 382.71630410</text:p>
          </table:table-cell>
          <table:table-cell office:value-type="string" calcext:value-type="string">
            <text:p>17(6,12)-16(6,11)</text:p>
          </table:table-cell>
          <table:table-cell office:value-type="float" office:value="-2.8736" calcext:value-type="float">
            <text:p>-2.8736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71647020, 382.71647020</text:p>
          </table:table-cell>
          <table:table-cell office:value-type="string" calcext:value-type="string">
            <text:p>17(6,11)-16(6,10)</text:p>
          </table:table-cell>
          <table:table-cell office:value-type="float" office:value="-2.8736" calcext:value-type="float">
            <text:p>-2.8736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00785680, 383.00785680</text:p>
          </table:table-cell>
          <table:table-cell office:value-type="string" calcext:value-type="string">
            <text:p>17(5,13)-16(5,12)</text:p>
          </table:table-cell>
          <table:table-cell office:value-type="float" office:value="-2.804" calcext:value-type="float">
            <text:p>-2.804</text:p>
          </table:table-cell>
          <table:table-cell/>
          <table:table-cell office:value-type="float" office:value="157.3181" calcext:value-type="float">
            <text:p>157.3181</text:p>
          </table:table-cell>
          <table:table-cell office:value-type="float" office:value="226.3444" calcext:value-type="float">
            <text:p>226.34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01630220, 383.01630220</text:p>
          </table:table-cell>
          <table:table-cell office:value-type="string" calcext:value-type="string">
            <text:p>17(5,12)-16(5,11)</text:p>
          </table:table-cell>
          <table:table-cell office:value-type="float" office:value="-2.804" calcext:value-type="float">
            <text:p>-2.804</text:p>
          </table:table-cell>
          <table:table-cell/>
          <table:table-cell office:value-type="float" office:value="157.3184" calcext:value-type="float">
            <text:p>157.3184</text:p>
          </table:table-cell>
          <table:table-cell office:value-type="float" office:value="226.3448" calcext:value-type="float">
            <text:p>226.34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29844030, 383.29844030</text:p>
          </table:table-cell>
          <table:table-cell office:value-type="string" calcext:value-type="string">
            <text:p>17(3,15)-16(3,14)</text:p>
          </table:table-cell>
          <table:table-cell office:value-type="float" office:value="-2.7045" calcext:value-type="float">
            <text:p>-2.7045</text:p>
          </table:table-cell>
          <table:table-cell/>
          <table:table-cell office:value-type="float" office:value="122.0836" calcext:value-type="float">
            <text:p>122.0836</text:p>
          </table:table-cell>
          <table:table-cell office:value-type="float" office:value="175.6501" calcext:value-type="float">
            <text:p>175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49590900, 383.49590900</text:p>
          </table:table-cell>
          <table:table-cell office:value-type="string" calcext:value-type="string">
            <text:p>17(4,14)-16(4,13)</text:p>
          </table:table-cell>
          <table:table-cell office:value-type="float" office:value="-2.7471" calcext:value-type="float">
            <text:p>-2.7471</text:p>
          </table:table-cell>
          <table:table-cell/>
          <table:table-cell office:value-type="float" office:value="137.5085" calcext:value-type="float">
            <text:p>137.5085</text:p>
          </table:table-cell>
          <table:table-cell office:value-type="float" office:value="197.8429" calcext:value-type="float">
            <text:p>197.84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74785550, 383.74785550</text:p>
          </table:table-cell>
          <table:table-cell office:value-type="string" calcext:value-type="string">
            <text:p>17(4,13)-16(4,12)</text:p>
          </table:table-cell>
          <table:table-cell office:value-type="float" office:value="-2.7465" calcext:value-type="float">
            <text:p>-2.7465</text:p>
          </table:table-cell>
          <table:table-cell/>
          <table:table-cell office:value-type="float" office:value="137.5224" calcext:value-type="float">
            <text:p>137.5224</text:p>
          </table:table-cell>
          <table:table-cell office:value-type="float" office:value="197.8629" calcext:value-type="float">
            <text:p>197.86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88486900, 383.88486900</text:p>
          </table:table-cell>
          <table:table-cell office:value-type="string" calcext:value-type="string">
            <text:p>28(3,26)-29(1,29)</text:p>
          </table:table-cell>
          <table:table-cell office:value-type="float" office:value="-6.7589" calcext:value-type="float">
            <text:p>-6.7589</text:p>
          </table:table-cell>
          <table:table-cell/>
          <table:table-cell office:value-type="float" office:value="311.8302" calcext:value-type="float">
            <text:p>311.8302</text:p>
          </table:table-cell>
          <table:table-cell office:value-type="float" office:value="448.6515" calcext:value-type="float">
            <text:p>448.6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4.09599370, 384.09599370</text:p>
          </table:table-cell>
          <table:table-cell office:value-type="string" calcext:value-type="string">
            <text:p>23(4,20)-24(1,23)</text:p>
          </table:table-cell>
          <table:table-cell office:value-type="float" office:value="-6.531" calcext:value-type="float">
            <text:p>-6.531</text:p>
          </table:table-cell>
          <table:table-cell/>
          <table:table-cell office:value-type="float" office:value="230.1522" calcext:value-type="float">
            <text:p>230.1522</text:p>
          </table:table-cell>
          <table:table-cell office:value-type="float" office:value="331.1358" calcext:value-type="float">
            <text:p>331.1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4.39452120, 384.39452120</text:p>
          </table:table-cell>
          <table:table-cell office:value-type="string" calcext:value-type="string">
            <text:p>28(3,26)-29(0,29)</text:p>
          </table:table-cell>
          <table:table-cell office:value-type="float" office:value="-6.8086" calcext:value-type="float">
            <text:p>-6.8086</text:p>
          </table:table-cell>
          <table:table-cell/>
          <table:table-cell office:value-type="float" office:value="311.8132" calcext:value-type="float">
            <text:p>311.8132</text:p>
          </table:table-cell>
          <table:table-cell office:value-type="float" office:value="448.6271" calcext:value-type="float">
            <text:p>448.62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4.54229810, 384.54229810</text:p>
          </table:table-cell>
          <table:table-cell office:value-type="string" calcext:value-type="string">
            <text:p>18(1,18)-17(1,17)</text:p>
          </table:table-cell>
          <table:table-cell office:value-type="float" office:value="-2.6438" calcext:value-type="float">
            <text:p>-2.6438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5.30267880, 385.30267880</text:p>
          </table:table-cell>
          <table:table-cell office:value-type="string" calcext:value-type="string">
            <text:p>20(7,14)-21(6,15)</text:p>
          </table:table-cell>
          <table:table-cell office:value-type="float" office:value="-5.4551" calcext:value-type="float">
            <text:p>-5.4551</text:p>
          </table:table-cell>
          <table:table-cell/>
          <table:table-cell office:value-type="float" office:value="252.9303" calcext:value-type="float">
            <text:p>252.9303</text:p>
          </table:table-cell>
          <table:table-cell office:value-type="float" office:value="363.9082" calcext:value-type="float">
            <text:p>363.90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5.30676580, 385.30676580</text:p>
          </table:table-cell>
          <table:table-cell office:value-type="string" calcext:value-type="string">
            <text:p>20(7,13)-21(6,16)</text:p>
          </table:table-cell>
          <table:table-cell office:value-type="float" office:value="-5.4551" calcext:value-type="float">
            <text:p>-5.4551</text:p>
          </table:table-cell>
          <table:table-cell/>
          <table:table-cell office:value-type="float" office:value="252.9302" calcext:value-type="float">
            <text:p>252.9302</text:p>
          </table:table-cell>
          <table:table-cell office:value-type="float" office:value="363.908" calcext:value-type="float">
            <text:p>363.9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6.31407670, 386.31407670</text:p>
          </table:table-cell>
          <table:table-cell office:value-type="string" calcext:value-type="string">
            <text:p>18(0,18)-17(0,17)</text:p>
          </table:table-cell>
          <table:table-cell office:value-type="float" office:value="-2.639" calcext:value-type="float">
            <text:p>-2.639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6.92784600, 386.92784600</text:p>
          </table:table-cell>
          <table:table-cell office:value-type="string" calcext:value-type="string">
            <text:p>17(3,14)-16(3,13)</text:p>
          </table:table-cell>
          <table:table-cell office:value-type="float" office:value="-2.697" calcext:value-type="float">
            <text:p>-2.697</text:p>
          </table:table-cell>
          <table:table-cell/>
          <table:table-cell office:value-type="float" office:value="122.3829" calcext:value-type="float">
            <text:p>122.3829</text:p>
          </table:table-cell>
          <table:table-cell office:value-type="float" office:value="176.0807" calcext:value-type="float">
            <text:p>176.08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6.94439710, 386.94439710</text:p>
          </table:table-cell>
          <table:table-cell office:value-type="string" calcext:value-type="string">
            <text:p>26(4,22)-26(3,23)</text:p>
          </table:table-cell>
          <table:table-cell office:value-type="float" office:value="-4.6986" calcext:value-type="float">
            <text:p>-4.6986</text:p>
          </table:table-cell>
          <table:table-cell/>
          <table:table-cell office:value-type="float" office:value="287.1838" calcext:value-type="float">
            <text:p>287.1838</text:p>
          </table:table-cell>
          <table:table-cell office:value-type="float" office:value="413.1911" calcext:value-type="float">
            <text:p>413.19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7.00915530, 387.00915530</text:p>
          </table:table-cell>
          <table:table-cell office:value-type="string" calcext:value-type="string">
            <text:p>10(2,9)-9(1,8)</text:p>
          </table:table-cell>
          <table:table-cell office:value-type="float" office:value="-4.8404" calcext:value-type="float">
            <text:p>-4.8404</text:p>
          </table:table-cell>
          <table:table-cell/>
          <table:table-cell office:value-type="float" office:value="37.0844" calcext:value-type="float">
            <text:p>37.0844</text:p>
          </table:table-cell>
          <table:table-cell office:value-type="float" office:value="53.3559" calcext:value-type="float">
            <text:p>53.35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7.69549100, 387.69549100</text:p>
          </table:table-cell>
          <table:table-cell office:value-type="string" calcext:value-type="string">
            <text:p>17(1,16)-16(1,15)</text:p>
          </table:table-cell>
          <table:table-cell office:value-type="float" office:value="-2.6522" calcext:value-type="float">
            <text:p>-2.6522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8.47670540, 388.47670540</text:p>
          </table:table-cell>
          <table:table-cell office:value-type="string" calcext:value-type="string">
            <text:p>23(1,22)-23(1,23)</text:p>
          </table:table-cell>
          <table:table-cell office:value-type="float" office:value="-4.9494" calcext:value-type="float">
            <text:p>-4.9494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8.69366390, 388.69366390</text:p>
          </table:table-cell>
          <table:table-cell office:value-type="string" calcext:value-type="string">
            <text:p>21(3,19)-21(2,20)</text:p>
          </table:table-cell>
          <table:table-cell office:value-type="float" office:value="-4.6719" calcext:value-type="float">
            <text:p>-4.6719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9.53765770, 389.53765770</text:p>
          </table:table-cell>
          <table:table-cell office:value-type="string" calcext:value-type="string">
            <text:p>14(6,9)-15(5,10)</text:p>
          </table:table-cell>
          <table:table-cell office:value-type="float" office:value="-5.4408" calcext:value-type="float">
            <text:p>-5.4408</text:p>
          </table:table-cell>
          <table:table-cell/>
          <table:table-cell office:value-type="float" office:value="145.297" calcext:value-type="float">
            <text:p>145.297</text:p>
          </table:table-cell>
          <table:table-cell office:value-type="float" office:value="209.0488" calcext:value-type="float">
            <text:p>209.04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9.54304970, 389.54304970</text:p>
          </table:table-cell>
          <table:table-cell office:value-type="string" calcext:value-type="string">
            <text:p>14(6,8)-15(5,11)</text:p>
          </table:table-cell>
          <table:table-cell office:value-type="float" office:value="-5.4408" calcext:value-type="float">
            <text:p>-5.4408</text:p>
          </table:table-cell>
          <table:table-cell/>
          <table:table-cell office:value-type="float" office:value="145.2968" calcext:value-type="float">
            <text:p>145.2968</text:p>
          </table:table-cell>
          <table:table-cell office:value-type="float" office:value="209.0485" calcext:value-type="float">
            <text:p>209.0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0.77229010, 390.77229010</text:p>
          </table:table-cell>
          <table:table-cell office:value-type="string" calcext:value-type="string">
            <text:p>23(1,22)-23(0,23)</text:p>
          </table:table-cell>
          <table:table-cell office:value-type="float" office:value="-4.9214" calcext:value-type="float">
            <text:p>-4.9214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2.99979440, 392.99979440</text:p>
          </table:table-cell>
          <table:table-cell office:value-type="string" calcext:value-type="string">
            <text:p>21(2,20)-21(1,21)</text:p>
          </table:table-cell>
          <table:table-cell office:value-type="float" office:value="-4.8679" calcext:value-type="float">
            <text:p>-4.8679</text:p>
          </table:table-cell>
          <table:table-cell/>
          <table:table-cell office:value-type="float" office:value="167.4269" calcext:value-type="float">
            <text:p>167.4269</text:p>
          </table:table-cell>
          <table:table-cell office:value-type="float" office:value="240.8886" calcext:value-type="float">
            <text:p>240.8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3.05228930, 393.05228930</text:p>
          </table:table-cell>
          <table:table-cell office:value-type="string" calcext:value-type="string">
            <text:p>19(4,16)-20(2,19)</text:p>
          </table:table-cell>
          <table:table-cell office:value-type="float" office:value="-6.3135" calcext:value-type="float">
            <text:p>-6.3135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3.18916250, 393.18916250</text:p>
          </table:table-cell>
          <table:table-cell office:value-type="string" calcext:value-type="string">
            <text:p>8(5,4)-9(4,5)</text:p>
          </table:table-cell>
          <table:table-cell office:value-type="float" office:value="-5.7028" calcext:value-type="float">
            <text:p>-5.7028</text:p>
          </table:table-cell>
          <table:table-cell/>
          <table:table-cell office:value-type="float" office:value="69.1175" calcext:value-type="float">
            <text:p>69.1175</text:p>
          </table:table-cell>
          <table:table-cell office:value-type="float" office:value="99.4441" calcext:value-type="float">
            <text:p>99.44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3.19351040, 393.19351040</text:p>
          </table:table-cell>
          <table:table-cell office:value-type="string" calcext:value-type="string">
            <text:p>8(5,3)-9(4,6)</text:p>
          </table:table-cell>
          <table:table-cell office:value-type="float" office:value="-5.7028" calcext:value-type="float">
            <text:p>-5.7028</text:p>
          </table:table-cell>
          <table:table-cell/>
          <table:table-cell office:value-type="float" office:value="69.1174" calcext:value-type="float">
            <text:p>69.1174</text:p>
          </table:table-cell>
          <table:table-cell office:value-type="float" office:value="99.4439" calcext:value-type="float">
            <text:p>99.44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3.64388880, 393.64388880</text:p>
          </table:table-cell>
          <table:table-cell office:value-type="string" calcext:value-type="string">
            <text:p>18(1,18)-17(0,17)</text:p>
          </table:table-cell>
          <table:table-cell office:value-type="float" office:value="-4.3819" calcext:value-type="float">
            <text:p>-4.3819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3.82617530, 393.82617530</text:p>
          </table:table-cell>
          <table:table-cell office:value-type="string" calcext:value-type="string">
            <text:p>17(2,15)-16(2,14)</text:p>
          </table:table-cell>
          <table:table-cell office:value-type="float" office:value="-2.6539" calcext:value-type="float">
            <text:p>-2.6539</text:p>
          </table:table-cell>
          <table:table-cell/>
          <table:table-cell office:value-type="float" office:value="112.7562" calcext:value-type="float">
            <text:p>112.7562</text:p>
          </table:table-cell>
          <table:table-cell office:value-type="float" office:value="162.2301" calcext:value-type="float">
            <text:p>162.2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5.51885260, 395.51885260</text:p>
          </table:table-cell>
          <table:table-cell office:value-type="string" calcext:value-type="string">
            <text:p>29(2,27)-29(1,28)</text:p>
          </table:table-cell>
          <table:table-cell office:value-type="float" office:value="-4.8623" calcext:value-type="float">
            <text:p>-4.8623</text:p>
          </table:table-cell>
          <table:table-cell/>
          <table:table-cell office:value-type="float" office:value="329.564" calcext:value-type="float">
            <text:p>329.564</text:p>
          </table:table-cell>
          <table:table-cell office:value-type="float" office:value="474.1664" calcext:value-type="float">
            <text:p>474.1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6.49467020, 396.49467020</text:p>
          </table:table-cell>
          <table:table-cell office:value-type="string" calcext:value-type="string">
            <text:p>25(4,21)-25(3,22)</text:p>
          </table:table-cell>
          <table:table-cell office:value-type="float" office:value="-4.665" calcext:value-type="float">
            <text:p>-4.665</text:p>
          </table:table-cell>
          <table:table-cell/>
          <table:table-cell office:value-type="float" office:value="267.1138" calcext:value-type="float">
            <text:p>267.1138</text:p>
          </table:table-cell>
          <table:table-cell office:value-type="float" office:value="384.315" calcext:value-type="float">
            <text:p>384.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6.70104310, 396.70104310</text:p>
          </table:table-cell>
          <table:table-cell office:value-type="string" calcext:value-type="string">
            <text:p>21(2,20)-21(0,21)</text:p>
          </table:table-cell>
          <table:table-cell office:value-type="float" office:value="-4.9093" calcext:value-type="float">
            <text:p>-4.9093</text:p>
          </table:table-cell>
          <table:table-cell/>
          <table:table-cell office:value-type="float" office:value="167.3034" calcext:value-type="float">
            <text:p>167.3034</text:p>
          </table:table-cell>
          <table:table-cell office:value-type="float" office:value="240.7109" calcext:value-type="float">
            <text:p>240.7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8.20243040, 398.20243040</text:p>
          </table:table-cell>
          <table:table-cell office:value-type="string" calcext:value-type="string">
            <text:p>22(3,20)-22(2,21)</text:p>
          </table:table-cell>
          <table:table-cell office:value-type="float" office:value="-4.6718" calcext:value-type="float">
            <text:p>-4.6718</text:p>
          </table:table-cell>
          <table:table-cell/>
          <table:table-cell office:value-type="float" office:value="196.7408" calcext:value-type="float">
            <text:p>196.7408</text:p>
          </table:table-cell>
          <table:table-cell office:value-type="float" office:value="283.0645" calcext:value-type="float">
            <text:p>283.06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8.39061100, 398.39061100</text:p>
          </table:table-cell>
          <table:table-cell office:value-type="string" calcext:value-type="string">
            <text:p>29(3,27)-30(1,30)</text:p>
          </table:table-cell>
          <table:table-cell office:value-type="float" office:value="-6.7825" calcext:value-type="float">
            <text:p>-6.7825</text:p>
          </table:table-cell>
          <table:table-cell/>
          <table:table-cell office:value-type="float" office:value="333.003" calcext:value-type="float">
            <text:p>333.003</text:p>
          </table:table-cell>
          <table:table-cell office:value-type="float" office:value="479.1143" calcext:value-type="float">
            <text:p>479.11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8.68080210, 398.68080210</text:p>
          </table:table-cell>
          <table:table-cell office:value-type="string" calcext:value-type="string">
            <text:p>3(3,1)-2(2,0)</text:p>
          </table:table-cell>
          <table:table-cell office:value-type="float" office:value="-4.9223" calcext:value-type="float">
            <text:p>-4.9223</text:p>
          </table:table-cell>
          <table:table-cell/>
          <table:table-cell office:value-type="float" office:value="11.0918" calcext:value-type="float">
            <text:p>11.0918</text:p>
          </table:table-cell>
          <table:table-cell office:value-type="float" office:value="15.9585" calcext:value-type="float">
            <text:p>15.95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8.71153780, 398.71153780</text:p>
          </table:table-cell>
          <table:table-cell office:value-type="string" calcext:value-type="string">
            <text:p>3(3,0)-2(2,1)</text:p>
          </table:table-cell>
          <table:table-cell office:value-type="float" office:value="-4.9223" calcext:value-type="float">
            <text:p>-4.9223</text:p>
          </table:table-cell>
          <table:table-cell/>
          <table:table-cell office:value-type="float" office:value="11.0908" calcext:value-type="float">
            <text:p>11.0908</text:p>
          </table:table-cell>
          <table:table-cell office:value-type="float" office:value="15.9571" calcext:value-type="float">
            <text:p>15.95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8.78410620, 398.78410620</text:p>
          </table:table-cell>
          <table:table-cell office:value-type="string" calcext:value-type="string">
            <text:p>29(3,27)-30(0,30)</text:p>
          </table:table-cell>
          <table:table-cell office:value-type="float" office:value="-6.8312" calcext:value-type="float">
            <text:p>-6.8312</text:p>
          </table:table-cell>
          <table:table-cell/>
          <table:table-cell office:value-type="float" office:value="332.9899" calcext:value-type="float">
            <text:p>332.9899</text:p>
          </table:table-cell>
          <table:table-cell office:value-type="float" office:value="479.0954" calcext:value-type="float">
            <text:p>479.0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8.96449170, 398.96449170</text:p>
          </table:table-cell>
          <table:table-cell office:value-type="string" calcext:value-type="string">
            <text:p>22(4,19)-23(1,22)</text:p>
          </table:table-cell>
          <table:table-cell office:value-type="float" office:value="-6.536" calcext:value-type="float">
            <text:p>-6.536</text:p>
          </table:table-cell>
          <table:table-cell/>
          <table:table-cell office:value-type="float" office:value="212.3173" calcext:value-type="float">
            <text:p>212.3173</text:p>
          </table:table-cell>
          <table:table-cell office:value-type="float" office:value="305.4755" calcext:value-type="float">
            <text:p>305.47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9.63494590, 399.63494590</text:p>
          </table:table-cell>
          <table:table-cell office:value-type="string" calcext:value-type="string">
            <text:p>19(0,19)-18(1,18)</text:p>
          </table:table-cell>
          <table:table-cell office:value-type="float" office:value="-4.3676" calcext:value-type="float">
            <text:p>-4.3676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9.66038120, 399.66038120</text:p>
          </table:table-cell>
          <table:table-cell office:value-type="string" calcext:value-type="string">
            <text:p>18(2,17)-17(2,16)</text:p>
          </table:table-cell>
          <table:table-cell office:value-type="float" office:value="-2.6377" calcext:value-type="float">
            <text:p>-2.6377</text:p>
          </table:table-cell>
          <table:table-cell/>
          <table:table-cell office:value-type="float" office:value="122.8882" calcext:value-type="float">
            <text:p>122.8882</text:p>
          </table:table-cell>
          <table:table-cell office:value-type="float" office:value="176.8077" calcext:value-type="float">
            <text:p>176.80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0.08108640, 400.08108640</text:p>
          </table:table-cell>
          <table:table-cell office:value-type="string" calcext:value-type="string">
            <text:p>25(2,23)-24(3,22)</text:p>
          </table:table-cell>
          <table:table-cell office:value-type="float" office:value="-4.9632" calcext:value-type="float">
            <text:p>-4.9632</text:p>
          </table:table-cell>
          <table:table-cell/>
          <table:table-cell office:value-type="float" office:value="245.2892" calcext:value-type="float">
            <text:p>245.2892</text:p>
          </table:table-cell>
          <table:table-cell office:value-type="float" office:value="352.9144" calcext:value-type="float">
            <text:p>352.9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1.60952150, 401.60952150</text:p>
          </table:table-cell>
          <table:table-cell office:value-type="string" calcext:value-type="string">
            <text:p>11(2,10)-10(1,9)</text:p>
          </table:table-cell>
          <table:table-cell office:value-type="float" office:value="-4.782" calcext:value-type="float">
            <text:p>-4.782</text:p>
          </table:table-cell>
          <table:table-cell/>
          <table:table-cell office:value-type="float" office:value="44.8066" calcext:value-type="float">
            <text:p>44.8066</text:p>
          </table:table-cell>
          <table:table-cell office:value-type="float" office:value="64.4663" calcext:value-type="float">
            <text:p>64.46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2.85496340, 402.85496340</text:p>
          </table:table-cell>
          <table:table-cell office:value-type="string" calcext:value-type="string">
            <text:p>6(2,4)-5(0,5)</text:p>
          </table:table-cell>
          <table:table-cell office:value-type="float" office:value="-5.937" calcext:value-type="float">
            <text:p>-5.937</text:p>
          </table:table-cell>
          <table:table-cell/>
          <table:table-cell office:value-type="float" office:value="11.2078" calcext:value-type="float">
            <text:p>11.2078</text:p>
          </table:table-cell>
          <table:table-cell office:value-type="float" office:value="16.1254" calcext:value-type="float">
            <text:p>16.1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4349600, 404.94349600</text:p>
          </table:table-cell>
          <table:table-cell office:value-type="string" calcext:value-type="string">
            <text:p>18(10,9)-17(10,8)</text:p>
          </table:table-cell>
          <table:table-cell office:value-type="float" office:value="-3.2232" calcext:value-type="float">
            <text:p>-3.2232</text:p>
          </table:table-cell>
          <table:table-cell/>
          <table:table-cell office:value-type="float" office:value="335.3022" calcext:value-type="float">
            <text:p>335.3022</text:p>
          </table:table-cell>
          <table:table-cell office:value-type="float" office:value="482.4223" calcext:value-type="float">
            <text:p>482.42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4349600, 404.94349600</text:p>
          </table:table-cell>
          <table:table-cell office:value-type="string" calcext:value-type="string">
            <text:p>18(10,9)-17(10,8)</text:p>
          </table:table-cell>
          <table:table-cell office:value-type="float" office:value="-3.2232" calcext:value-type="float">
            <text:p>-3.2232</text:p>
          </table:table-cell>
          <table:table-cell/>
          <table:table-cell office:value-type="float" office:value="335.3022" calcext:value-type="float">
            <text:p>335.3022</text:p>
          </table:table-cell>
          <table:table-cell office:value-type="float" office:value="482.4223" calcext:value-type="float">
            <text:p>482.42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5711400, 404.95711400</text:p>
          </table:table-cell>
          <table:table-cell office:value-type="string" calcext:value-type="string">
            <text:p>18(9,10)-17(9,9)</text:p>
          </table:table-cell>
          <table:table-cell office:value-type="float" office:value="-3.1008" calcext:value-type="float">
            <text:p>-3.1008</text:p>
          </table:table-cell>
          <table:table-cell/>
          <table:table-cell office:value-type="float" office:value="293.487" calcext:value-type="float">
            <text:p>293.487</text:p>
          </table:table-cell>
          <table:table-cell office:value-type="float" office:value="422.2599" calcext:value-type="float">
            <text:p>422.2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5711400, 404.95711400</text:p>
          </table:table-cell>
          <table:table-cell office:value-type="string" calcext:value-type="string">
            <text:p>18(9,10)-17(9,9)</text:p>
          </table:table-cell>
          <table:table-cell office:value-type="float" office:value="-3.1008" calcext:value-type="float">
            <text:p>-3.1008</text:p>
          </table:table-cell>
          <table:table-cell/>
          <table:table-cell office:value-type="float" office:value="293.487" calcext:value-type="float">
            <text:p>293.487</text:p>
          </table:table-cell>
          <table:table-cell office:value-type="float" office:value="422.2599" calcext:value-type="float">
            <text:p>422.2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00521700, 405.00521700</text:p>
          </table:table-cell>
          <table:table-cell office:value-type="string" calcext:value-type="string">
            <text:p>18(8,11)-17(8,10)</text:p>
          </table:table-cell>
          <table:table-cell office:value-type="float" office:value="-2.9933" calcext:value-type="float">
            <text:p>-2.9933</text:p>
          </table:table-cell>
          <table:table-cell/>
          <table:table-cell office:value-type="float" office:value="256.044" calcext:value-type="float">
            <text:p>256.044</text:p>
          </table:table-cell>
          <table:table-cell office:value-type="float" office:value="368.3881" calcext:value-type="float">
            <text:p>368.38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00521710, 405.00521710</text:p>
          </table:table-cell>
          <table:table-cell office:value-type="string" calcext:value-type="string">
            <text:p>18(8,10)-17(8,9)</text:p>
          </table:table-cell>
          <table:table-cell office:value-type="float" office:value="-2.9933" calcext:value-type="float">
            <text:p>-2.9933</text:p>
          </table:table-cell>
          <table:table-cell/>
          <table:table-cell office:value-type="float" office:value="256.044" calcext:value-type="float">
            <text:p>256.044</text:p>
          </table:table-cell>
          <table:table-cell office:value-type="float" office:value="368.3881" calcext:value-type="float">
            <text:p>368.38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10604010, 405.10604010</text:p>
          </table:table-cell>
          <table:table-cell office:value-type="string" calcext:value-type="string">
            <text:p>18(7,12)-17(7,11)</text:p>
          </table:table-cell>
          <table:table-cell office:value-type="float" office:value="-2.8999" calcext:value-type="float">
            <text:p>-2.8999</text:p>
          </table:table-cell>
          <table:table-cell/>
          <table:table-cell office:value-type="float" office:value="222.987" calcext:value-type="float">
            <text:p>222.987</text:p>
          </table:table-cell>
          <table:table-cell office:value-type="float" office:value="320.8267" calcext:value-type="float">
            <text:p>320.82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10604470, 405.10604470</text:p>
          </table:table-cell>
          <table:table-cell office:value-type="string" calcext:value-type="string">
            <text:p>18(7,11)-17(7,10)</text:p>
          </table:table-cell>
          <table:table-cell office:value-type="float" office:value="-2.8999" calcext:value-type="float">
            <text:p>-2.8999</text:p>
          </table:table-cell>
          <table:table-cell/>
          <table:table-cell office:value-type="float" office:value="222.987" calcext:value-type="float">
            <text:p>222.987</text:p>
          </table:table-cell>
          <table:table-cell office:value-type="float" office:value="320.8267" calcext:value-type="float">
            <text:p>320.82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29500980, 405.29500980</text:p>
          </table:table-cell>
          <table:table-cell office:value-type="string" calcext:value-type="string">
            <text:p>18(6,13)-17(6,12)</text:p>
          </table:table-cell>
          <table:table-cell office:value-type="float" office:value="-2.8197" calcext:value-type="float">
            <text:p>-2.8197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29532720, 405.29532720</text:p>
          </table:table-cell>
          <table:table-cell office:value-type="string" calcext:value-type="string">
            <text:p>18(6,12)-17(6,11)</text:p>
          </table:table-cell>
          <table:table-cell office:value-type="float" office:value="-2.8197" calcext:value-type="float">
            <text:p>-2.8197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50204890, 405.50204890</text:p>
          </table:table-cell>
          <table:table-cell office:value-type="string" calcext:value-type="string">
            <text:p>19(1,19)-18(1,18)</text:p>
          </table:table-cell>
          <table:table-cell office:value-type="float" office:value="-2.6015" calcext:value-type="float">
            <text:p>-2.6015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64383200, 405.64383200</text:p>
          </table:table-cell>
          <table:table-cell office:value-type="string" calcext:value-type="string">
            <text:p>18(5,14)-17(5,13)</text:p>
          </table:table-cell>
          <table:table-cell office:value-type="float" office:value="-2.7522" calcext:value-type="float">
            <text:p>-2.7522</text:p>
          </table:table-cell>
          <table:table-cell/>
          <table:table-cell office:value-type="float" office:value="170.0939" calcext:value-type="float">
            <text:p>170.0939</text:p>
          </table:table-cell>
          <table:table-cell office:value-type="float" office:value="244.7258" calcext:value-type="float">
            <text:p>244.72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65805660, 405.65805660</text:p>
          </table:table-cell>
          <table:table-cell office:value-type="string" calcext:value-type="string">
            <text:p>18(5,13)-17(5,12)</text:p>
          </table:table-cell>
          <table:table-cell office:value-type="float" office:value="-2.7522" calcext:value-type="float">
            <text:p>-2.7522</text:p>
          </table:table-cell>
          <table:table-cell/>
          <table:table-cell office:value-type="float" office:value="170.0945" calcext:value-type="float">
            <text:p>170.0945</text:p>
          </table:table-cell>
          <table:table-cell office:value-type="float" office:value="244.7266" calcext:value-type="float">
            <text:p>244.72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76961390, 405.76961390</text:p>
          </table:table-cell>
          <table:table-cell office:value-type="string" calcext:value-type="string">
            <text:p>24(4,20)-24(3,21)</text:p>
          </table:table-cell>
          <table:table-cell office:value-type="float" office:value="-4.6338" calcext:value-type="float">
            <text:p>-4.6338</text:p>
          </table:table-cell>
          <table:table-cell/>
          <table:table-cell office:value-type="float" office:value="247.8397" calcext:value-type="float">
            <text:p>247.8397</text:p>
          </table:table-cell>
          <table:table-cell office:value-type="float" office:value="356.584" calcext:value-type="float">
            <text:p>356.5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79934670, 405.79934670</text:p>
          </table:table-cell>
          <table:table-cell office:value-type="string" calcext:value-type="string">
            <text:p>18(3,16)-17(3,15)</text:p>
          </table:table-cell>
          <table:table-cell office:value-type="float" office:value="-2.656" calcext:value-type="float">
            <text:p>-2.656</text:p>
          </table:table-cell>
          <table:table-cell/>
          <table:table-cell office:value-type="float" office:value="134.8691" calcext:value-type="float">
            <text:p>134.8691</text:p>
          </table:table-cell>
          <table:table-cell office:value-type="float" office:value="194.0454" calcext:value-type="float">
            <text:p>194.04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6.19586870, 406.19586870</text:p>
          </table:table-cell>
          <table:table-cell office:value-type="string" calcext:value-type="string">
            <text:p>18(4,15)-17(4,14)</text:p>
          </table:table-cell>
          <table:table-cell office:value-type="float" office:value="-2.697" calcext:value-type="float">
            <text:p>-2.697</text:p>
          </table:table-cell>
          <table:table-cell/>
          <table:table-cell office:value-type="float" office:value="150.3005" calcext:value-type="float">
            <text:p>150.3005</text:p>
          </table:table-cell>
          <table:table-cell office:value-type="float" office:value="216.2476" calcext:value-type="float">
            <text:p>216.24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6.57017300, 406.57017300</text:p>
          </table:table-cell>
          <table:table-cell office:value-type="string" calcext:value-type="string">
            <text:p>18(4,14)-17(4,13)</text:p>
          </table:table-cell>
          <table:table-cell office:value-type="float" office:value="-2.6963" calcext:value-type="float">
            <text:p>-2.6963</text:p>
          </table:table-cell>
          <table:table-cell/>
          <table:table-cell office:value-type="float" office:value="150.3228" calcext:value-type="float">
            <text:p>150.3228</text:p>
          </table:table-cell>
          <table:table-cell office:value-type="float" office:value="216.2797" calcext:value-type="float">
            <text:p>216.27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6.96475810, 406.96475810</text:p>
          </table:table-cell>
          <table:table-cell office:value-type="string" calcext:value-type="string">
            <text:p>19(0,19)-18(0,18)</text:p>
          </table:table-cell>
          <table:table-cell office:value-type="float" office:value="-2.5978" calcext:value-type="float">
            <text:p>-2.5978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7.02718750, 407.02718750</text:p>
          </table:table-cell>
          <table:table-cell office:value-type="string" calcext:value-type="string">
            <text:p>18(4,15)-19(2,18)</text:p>
          </table:table-cell>
          <table:table-cell office:value-type="float" office:value="-6.312" calcext:value-type="float">
            <text:p>-6.312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7.73776410, 407.73776410</text:p>
          </table:table-cell>
          <table:table-cell office:value-type="string" calcext:value-type="string">
            <text:p>8(2,6)-7(1,7)</text:p>
          </table:table-cell>
          <table:table-cell office:value-type="float" office:value="-5.0221" calcext:value-type="float">
            <text:p>-5.0221</text:p>
          </table:table-cell>
          <table:table-cell/>
          <table:table-cell office:value-type="float" office:value="22.4051" calcext:value-type="float">
            <text:p>22.4051</text:p>
          </table:table-cell>
          <table:table-cell office:value-type="float" office:value="32.2358" calcext:value-type="float">
            <text:p>32.2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7.83038680, 407.83038680</text:p>
          </table:table-cell>
          <table:table-cell office:value-type="string" calcext:value-type="string">
            <text:p>24(5,19)-25(3,22)</text:p>
          </table:table-cell>
          <table:table-cell office:value-type="float" office:value="-6.323" calcext:value-type="float">
            <text:p>-6.323</text:p>
          </table:table-cell>
          <table:table-cell/>
          <table:table-cell office:value-type="float" office:value="267.1138" calcext:value-type="float">
            <text:p>267.1138</text:p>
          </table:table-cell>
          <table:table-cell office:value-type="float" office:value="384.315" calcext:value-type="float">
            <text:p>384.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8.18864280, 408.18864280</text:p>
          </table:table-cell>
          <table:table-cell office:value-type="string" calcext:value-type="string">
            <text:p>19(7,13)-20(6,14)</text:p>
          </table:table-cell>
          <table:table-cell office:value-type="float" office:value="-5.413" calcext:value-type="float">
            <text:p>-5.413</text:p>
          </table:table-cell>
          <table:table-cell/>
          <table:table-cell office:value-type="float" office:value="237.1493" calcext:value-type="float">
            <text:p>237.1493</text:p>
          </table:table-cell>
          <table:table-cell office:value-type="float" office:value="341.203" calcext:value-type="float">
            <text:p>341.2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8.19091920, 408.19091920</text:p>
          </table:table-cell>
          <table:table-cell office:value-type="string" calcext:value-type="string">
            <text:p>19(7,12)-20(6,15)</text:p>
          </table:table-cell>
          <table:table-cell office:value-type="float" office:value="-5.413" calcext:value-type="float">
            <text:p>-5.413</text:p>
          </table:table-cell>
          <table:table-cell/>
          <table:table-cell office:value-type="float" office:value="237.1492" calcext:value-type="float">
            <text:p>237.1492</text:p>
          </table:table-cell>
          <table:table-cell office:value-type="float" office:value="341.2028" calcext:value-type="float">
            <text:p>341.20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8.58151320, 408.58151320</text:p>
          </table:table-cell>
          <table:table-cell office:value-type="string" calcext:value-type="string">
            <text:p>23(3,21)-23(2,22)</text:p>
          </table:table-cell>
          <table:table-cell office:value-type="float" office:value="-4.6735" calcext:value-type="float">
            <text:p>-4.6735</text:p>
          </table:table-cell>
          <table:table-cell/>
          <table:table-cell office:value-type="float" office:value="213.658" calcext:value-type="float">
            <text:p>213.658</text:p>
          </table:table-cell>
          <table:table-cell office:value-type="float" office:value="307.4044" calcext:value-type="float">
            <text:p>307.40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9.25051240, 409.25051240</text:p>
          </table:table-cell>
          <table:table-cell office:value-type="string" calcext:value-type="string">
            <text:p>18(1,17)-17(1,16)</text:p>
          </table:table-cell>
          <table:table-cell office:value-type="float" office:value="-2.6081" calcext:value-type="float">
            <text:p>-2.6081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9.57528630, 409.57528630</text:p>
          </table:table-cell>
          <table:table-cell office:value-type="string" calcext:value-type="string">
            <text:p>21(1,20)-20(2,19)</text:p>
          </table:table-cell>
          <table:table-cell office:value-type="float" office:value="-4.6252" calcext:value-type="float">
            <text:p>-4.6252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0.48488220, 410.48488220</text:p>
          </table:table-cell>
          <table:table-cell office:value-type="string" calcext:value-type="string">
            <text:p>18(3,15)-17(3,14)</text:p>
          </table:table-cell>
          <table:table-cell office:value-type="float" office:value="-2.647" calcext:value-type="float">
            <text:p>-2.647</text:p>
          </table:table-cell>
          <table:table-cell/>
          <table:table-cell office:value-type="float" office:value="135.2894" calcext:value-type="float">
            <text:p>135.2894</text:p>
          </table:table-cell>
          <table:table-cell office:value-type="float" office:value="194.6501" calcext:value-type="float">
            <text:p>194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0.58870370, 410.58870370</text:p>
          </table:table-cell>
          <table:table-cell office:value-type="string" calcext:value-type="string">
            <text:p>22(2,21)-22(1,22)</text:p>
          </table:table-cell>
          <table:table-cell office:value-type="float" office:value="-4.8597" calcext:value-type="float">
            <text:p>-4.8597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2.28395080, 412.28395080</text:p>
          </table:table-cell>
          <table:table-cell office:value-type="string" calcext:value-type="string">
            <text:p>13(6,8)-14(5,9)</text:p>
          </table:table-cell>
          <table:table-cell office:value-type="float" office:value="-5.4349" calcext:value-type="float">
            <text:p>-5.4349</text:p>
          </table:table-cell>
          <table:table-cell/>
          <table:table-cell office:value-type="float" office:value="134.0296" calcext:value-type="float">
            <text:p>134.0296</text:p>
          </table:table-cell>
          <table:table-cell office:value-type="float" office:value="192.8376" calcext:value-type="float">
            <text:p>192.83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2.28665050, 412.28665050</text:p>
          </table:table-cell>
          <table:table-cell office:value-type="string" calcext:value-type="string">
            <text:p>13(6,7)-14(5,10)</text:p>
          </table:table-cell>
          <table:table-cell office:value-type="float" office:value="-5.4349" calcext:value-type="float">
            <text:p>-5.4349</text:p>
          </table:table-cell>
          <table:table-cell/>
          <table:table-cell office:value-type="float" office:value="134.0295" calcext:value-type="float">
            <text:p>134.0295</text:p>
          </table:table-cell>
          <table:table-cell office:value-type="float" office:value="192.8374" calcext:value-type="float">
            <text:p>192.83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2.83186110, 412.83186110</text:p>
          </table:table-cell>
          <table:table-cell office:value-type="string" calcext:value-type="string">
            <text:p>19(1,19)-18(0,18)</text:p>
          </table:table-cell>
          <table:table-cell office:value-type="float" office:value="-4.3381" calcext:value-type="float">
            <text:p>-4.3381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3.22557570, 413.22557570</text:p>
          </table:table-cell>
          <table:table-cell office:value-type="string" calcext:value-type="string">
            <text:p>24(1,23)-24(1,24)</text:p>
          </table:table-cell>
          <table:table-cell office:value-type="float" office:value="-4.9304" calcext:value-type="float">
            <text:p>-4.9304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3.50908970, 413.50908970</text:p>
          </table:table-cell>
          <table:table-cell office:value-type="string" calcext:value-type="string">
            <text:p>22(2,21)-22(0,22)</text:p>
          </table:table-cell>
          <table:table-cell office:value-type="float" office:value="-4.8947" calcext:value-type="float">
            <text:p>-4.8947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3.56160340, 413.56160340</text:p>
          </table:table-cell>
          <table:table-cell office:value-type="string" calcext:value-type="string">
            <text:p>14(4,10)-15(2,13)</text:p>
          </table:table-cell>
          <table:table-cell office:value-type="float" office:value="-6.4337" calcext:value-type="float">
            <text:p>-6.4337</text:p>
          </table:table-cell>
          <table:table-cell/>
          <table:table-cell office:value-type="float" office:value="100.4038" calcext:value-type="float">
            <text:p>100.4038</text:p>
          </table:table-cell>
          <table:table-cell office:value-type="float" office:value="144.4578" calcext:value-type="float">
            <text:p>144.45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4.55141310, 414.55141310</text:p>
          </table:table-cell>
          <table:table-cell office:value-type="string" calcext:value-type="string">
            <text:p>23(4,19)-23(3,20)</text:p>
          </table:table-cell>
          <table:table-cell office:value-type="float" office:value="-4.6054" calcext:value-type="float">
            <text:p>-4.6054</text:p>
          </table:table-cell>
          <table:table-cell/>
          <table:table-cell office:value-type="float" office:value="229.3644" calcext:value-type="float">
            <text:p>229.3644</text:p>
          </table:table-cell>
          <table:table-cell office:value-type="float" office:value="330.0023" calcext:value-type="float">
            <text:p>330.0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5.02393920, 415.02393920</text:p>
          </table:table-cell>
          <table:table-cell office:value-type="string" calcext:value-type="string">
            <text:p>24(1,23)-24(0,24)</text:p>
          </table:table-cell>
          <table:table-cell office:value-type="float" office:value="-4.9066" calcext:value-type="float">
            <text:p>-4.9066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5.57008450, 415.57008450</text:p>
          </table:table-cell>
          <table:table-cell office:value-type="string" calcext:value-type="string">
            <text:p>12(2,11)-11(1,10)</text:p>
          </table:table-cell>
          <table:table-cell office:value-type="float" office:value="-4.7282" calcext:value-type="float">
            <text:p>-4.7282</text:p>
          </table:table-cell>
          <table:table-cell/>
          <table:table-cell office:value-type="float" office:value="53.2885" calcext:value-type="float">
            <text:p>53.2885</text:p>
          </table:table-cell>
          <table:table-cell office:value-type="float" office:value="76.6698" calcext:value-type="float">
            <text:p>76.66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5.78687740, 415.78687740</text:p>
          </table:table-cell>
          <table:table-cell office:value-type="string" calcext:value-type="string">
            <text:p>7(5,3)-8(4,4)</text:p>
          </table:table-cell>
          <table:table-cell office:value-type="float" office:value="-5.8112" calcext:value-type="float">
            <text:p>-5.8112</text:p>
          </table:table-cell>
          <table:table-cell/>
          <table:table-cell office:value-type="float" office:value="62.3619" calcext:value-type="float">
            <text:p>62.3619</text:p>
          </table:table-cell>
          <table:table-cell office:value-type="float" office:value="89.7243" calcext:value-type="float">
            <text:p>89.72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5.78855030, 415.78855030</text:p>
          </table:table-cell>
          <table:table-cell office:value-type="string" calcext:value-type="string">
            <text:p>7(5,2)-8(4,5)</text:p>
          </table:table-cell>
          <table:table-cell office:value-type="float" office:value="-5.8112" calcext:value-type="float">
            <text:p>-5.8112</text:p>
          </table:table-cell>
          <table:table-cell/>
          <table:table-cell office:value-type="float" office:value="62.3618" calcext:value-type="float">
            <text:p>62.3618</text:p>
          </table:table-cell>
          <table:table-cell office:value-type="float" office:value="89.7242" calcext:value-type="float">
            <text:p>89.72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5.99974370, 415.99974370</text:p>
          </table:table-cell>
          <table:table-cell office:value-type="string" calcext:value-type="string">
            <text:p>21(4,18)-22(1,21)</text:p>
          </table:table-cell>
          <table:table-cell office:value-type="float" office:value="-6.5506" calcext:value-type="float">
            <text:p>-6.5506</text:p>
          </table:table-cell>
          <table:table-cell/>
          <table:table-cell office:value-type="float" office:value="195.168" calcext:value-type="float">
            <text:p>195.168</text:p>
          </table:table-cell>
          <table:table-cell office:value-type="float" office:value="280.8016" calcext:value-type="float">
            <text:p>280.80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7.22067820, 417.22067820</text:p>
          </table:table-cell>
          <table:table-cell office:value-type="string" calcext:value-type="string">
            <text:p>18(2,16)-17(2,15)</text:p>
          </table:table-cell>
          <table:table-cell office:value-type="float" office:value="-2.6064" calcext:value-type="float">
            <text:p>-2.6064</text:p>
          </table:table-cell>
          <table:table-cell/>
          <table:table-cell office:value-type="float" office:value="125.8929" calcext:value-type="float">
            <text:p>125.8929</text:p>
          </table:table-cell>
          <table:table-cell office:value-type="float" office:value="181.1308" calcext:value-type="float">
            <text:p>181.13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9.82626870, 419.82626870</text:p>
          </table:table-cell>
          <table:table-cell office:value-type="string" calcext:value-type="string">
            <text:p>24(3,22)-24(2,23)</text:p>
          </table:table-cell>
          <table:table-cell office:value-type="float" office:value="-4.6769" calcext:value-type="float">
            <text:p>-4.6769</text:p>
          </table:table-cell>
          <table:table-cell/>
          <table:table-cell office:value-type="float" office:value="231.2853" calcext:value-type="float">
            <text:p>231.2853</text:p>
          </table:table-cell>
          <table:table-cell office:value-type="float" office:value="332.766" calcext:value-type="float">
            <text:p>332.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1.09290730, 421.09290730</text:p>
          </table:table-cell>
          <table:table-cell office:value-type="string" calcext:value-type="string">
            <text:p>4(3,2)-3(2,1)</text:p>
          </table:table-cell>
          <table:table-cell office:value-type="float" office:value="-4.8618" calcext:value-type="float">
            <text:p>-4.8618</text:p>
          </table:table-cell>
          <table:table-cell/>
          <table:table-cell office:value-type="float" office:value="13.3446" calcext:value-type="float">
            <text:p>13.3446</text:p>
          </table:table-cell>
          <table:table-cell office:value-type="float" office:value="19.1998" calcext:value-type="float">
            <text:p>19.19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1.24720990, 421.24720990</text:p>
          </table:table-cell>
          <table:table-cell office:value-type="string" calcext:value-type="string">
            <text:p>4(3,1)-3(2,2)</text:p>
          </table:table-cell>
          <table:table-cell office:value-type="float" office:value="-4.8616" calcext:value-type="float">
            <text:p>-4.8616</text:p>
          </table:table-cell>
          <table:table-cell/>
          <table:table-cell office:value-type="float" office:value="13.3395" calcext:value-type="float">
            <text:p>13.3395</text:p>
          </table:table-cell>
          <table:table-cell office:value-type="float" office:value="19.1925" calcext:value-type="float">
            <text:p>19.19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1.30957200, 421.30957200</text:p>
          </table:table-cell>
          <table:table-cell office:value-type="string" calcext:value-type="string">
            <text:p>19(2,18)-18(2,17)</text:p>
          </table:table-cell>
          <table:table-cell office:value-type="float" office:value="-2.5964" calcext:value-type="float">
            <text:p>-2.5964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1.76162600, 421.76162600</text:p>
          </table:table-cell>
          <table:table-cell office:value-type="string" calcext:value-type="string">
            <text:p>20(0,20)-19(1,19)</text:p>
          </table:table-cell>
          <table:table-cell office:value-type="float" office:value="-4.3214" calcext:value-type="float">
            <text:p>-4.3214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2.14089080, 422.14089080</text:p>
          </table:table-cell>
          <table:table-cell office:value-type="string" calcext:value-type="string">
            <text:p>17(4,14)-18(2,17)</text:p>
          </table:table-cell>
          <table:table-cell office:value-type="float" office:value="-6.3175" calcext:value-type="float">
            <text:p>-6.3175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2.66747320, 422.66747320</text:p>
          </table:table-cell>
          <table:table-cell office:value-type="string" calcext:value-type="string">
            <text:p>22(4,18)-22(3,19)</text:p>
          </table:table-cell>
          <table:table-cell office:value-type="float" office:value="-4.5801" calcext:value-type="float">
            <text:p>-4.5801</text:p>
          </table:table-cell>
          <table:table-cell/>
          <table:table-cell office:value-type="float" office:value="211.6895" calcext:value-type="float">
            <text:p>211.6895</text:p>
          </table:table-cell>
          <table:table-cell office:value-type="float" office:value="304.5722" calcext:value-type="float">
            <text:p>304.57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6.43273020, 426.43273020</text:p>
          </table:table-cell>
          <table:table-cell office:value-type="string" calcext:value-type="string">
            <text:p>20(1,20)-19(1,19)</text:p>
          </table:table-cell>
          <table:table-cell office:value-type="float" office:value="-2.5643" calcext:value-type="float">
            <text:p>-2.5643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47117800, 427.47117800</text:p>
          </table:table-cell>
          <table:table-cell office:value-type="string" calcext:value-type="string">
            <text:p>19(9,10)-18(9,9)</text:p>
          </table:table-cell>
          <table:table-cell office:value-type="float" office:value="-3.0446" calcext:value-type="float">
            <text:p>-3.0446</text:p>
          </table:table-cell>
          <table:table-cell/>
          <table:table-cell office:value-type="float" office:value="306.9949" calcext:value-type="float">
            <text:p>306.9949</text:p>
          </table:table-cell>
          <table:table-cell office:value-type="float" office:value="441.6946" calcext:value-type="float">
            <text:p>441.6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47117800, 427.47117800</text:p>
          </table:table-cell>
          <table:table-cell office:value-type="string" calcext:value-type="string">
            <text:p>19(9,10)-18(9,9)</text:p>
          </table:table-cell>
          <table:table-cell office:value-type="float" office:value="-3.0446" calcext:value-type="float">
            <text:p>-3.0446</text:p>
          </table:table-cell>
          <table:table-cell/>
          <table:table-cell office:value-type="float" office:value="306.9949" calcext:value-type="float">
            <text:p>306.9949</text:p>
          </table:table-cell>
          <table:table-cell office:value-type="float" office:value="441.6946" calcext:value-type="float">
            <text:p>441.6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53389670, 427.53389670</text:p>
          </table:table-cell>
          <table:table-cell office:value-type="string" calcext:value-type="string">
            <text:p>19(8,12)-18(8,11)</text:p>
          </table:table-cell>
          <table:table-cell office:value-type="float" office:value="-2.9409" calcext:value-type="float">
            <text:p>-2.9409</text:p>
          </table:table-cell>
          <table:table-cell/>
          <table:table-cell office:value-type="float" office:value="269.5535" calcext:value-type="float">
            <text:p>269.5535</text:p>
          </table:table-cell>
          <table:table-cell office:value-type="float" office:value="387.8251" calcext:value-type="float">
            <text:p>387.82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53389680, 427.53389680</text:p>
          </table:table-cell>
          <table:table-cell office:value-type="string" calcext:value-type="string">
            <text:p>19(8,11)-18(8,10)</text:p>
          </table:table-cell>
          <table:table-cell office:value-type="float" office:value="-2.9409" calcext:value-type="float">
            <text:p>-2.9409</text:p>
          </table:table-cell>
          <table:table-cell/>
          <table:table-cell office:value-type="float" office:value="269.5535" calcext:value-type="float">
            <text:p>269.5535</text:p>
          </table:table-cell>
          <table:table-cell office:value-type="float" office:value="387.8251" calcext:value-type="float">
            <text:p>387.82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62872900, 427.62872900</text:p>
          </table:table-cell>
          <table:table-cell office:value-type="string" calcext:value-type="string">
            <text:p>20(0,20)-19(0,19)</text:p>
          </table:table-cell>
          <table:table-cell office:value-type="float" office:value="-2.5614" calcext:value-type="float">
            <text:p>-2.5614</text:p>
          </table:table-cell>
          <table:table-cell/>
          <table:table-cell office:value-type="float" office:value="138.0853" calcext:value-type="float">
            <text:p>138.0853</text:p>
          </table:table-cell>
          <table:table-cell office:value-type="float" office:value="198.6728" calcext:value-type="float">
            <text:p>198.67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65794590, 427.65794590</text:p>
          </table:table-cell>
          <table:table-cell office:value-type="string" calcext:value-type="string">
            <text:p>19(7,13)-18(7,12)</text:p>
          </table:table-cell>
          <table:table-cell office:value-type="float" office:value="-2.8504" calcext:value-type="float">
            <text:p>-2.8504</text:p>
          </table:table-cell>
          <table:table-cell/>
          <table:table-cell office:value-type="float" office:value="236.4998" calcext:value-type="float">
            <text:p>236.4998</text:p>
          </table:table-cell>
          <table:table-cell office:value-type="float" office:value="340.2685" calcext:value-type="float">
            <text:p>340.26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65795540, 427.65795540</text:p>
          </table:table-cell>
          <table:table-cell office:value-type="string" calcext:value-type="string">
            <text:p>19(7,12)-18(7,11)</text:p>
          </table:table-cell>
          <table:table-cell office:value-type="float" office:value="-2.8504" calcext:value-type="float">
            <text:p>-2.8504</text:p>
          </table:table-cell>
          <table:table-cell/>
          <table:table-cell office:value-type="float" office:value="236.4998" calcext:value-type="float">
            <text:p>236.4998</text:p>
          </table:table-cell>
          <table:table-cell office:value-type="float" office:value="340.2685" calcext:value-type="float">
            <text:p>340.26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80830630, 427.80830630</text:p>
          </table:table-cell>
          <table:table-cell office:value-type="string" calcext:value-type="string">
            <text:p>7(2,5)-6(0,6)</text:p>
          </table:table-cell>
          <table:table-cell office:value-type="float" office:value="-5.7216" calcext:value-type="float">
            <text:p>-5.7216</text:p>
          </table:table-cell>
          <table:table-cell/>
          <table:table-cell office:value-type="float" office:value="15.6697" calcext:value-type="float">
            <text:p>15.6697</text:p>
          </table:table-cell>
          <table:table-cell office:value-type="float" office:value="22.5451" calcext:value-type="float">
            <text:p>22.54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88501980, 427.88501980</text:p>
          </table:table-cell>
          <table:table-cell office:value-type="string" calcext:value-type="string">
            <text:p>19(6,14)-18(6,13)</text:p>
          </table:table-cell>
          <table:table-cell office:value-type="float" office:value="-2.7725" calcext:value-type="float">
            <text:p>-2.7725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88560370, 427.88560370</text:p>
          </table:table-cell>
          <table:table-cell office:value-type="string" calcext:value-type="string">
            <text:p>19(6,13)-18(6,12)</text:p>
          </table:table-cell>
          <table:table-cell office:value-type="float" office:value="-2.7725" calcext:value-type="float">
            <text:p>-2.7725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25873940, 428.25873940</text:p>
          </table:table-cell>
          <table:table-cell office:value-type="string" calcext:value-type="string">
            <text:p>19(3,17)-18(3,16)</text:p>
          </table:table-cell>
          <table:table-cell office:value-type="float" office:value="-2.6135" calcext:value-type="float">
            <text:p>-2.6135</text:p>
          </table:table-cell>
          <table:table-cell/>
          <table:table-cell office:value-type="float" office:value="148.4051" calcext:value-type="float">
            <text:p>148.4051</text:p>
          </table:table-cell>
          <table:table-cell office:value-type="float" office:value="213.5206" calcext:value-type="float">
            <text:p>213.5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29720250, 428.29720250</text:p>
          </table:table-cell>
          <table:table-cell office:value-type="string" calcext:value-type="string">
            <text:p>19(5,15)-18(5,14)</text:p>
          </table:table-cell>
          <table:table-cell office:value-type="float" office:value="-2.7068" calcext:value-type="float">
            <text:p>-2.7068</text:p>
          </table:table-cell>
          <table:table-cell/>
          <table:table-cell office:value-type="float" office:value="183.6247" calcext:value-type="float">
            <text:p>183.6247</text:p>
          </table:table-cell>
          <table:table-cell office:value-type="float" office:value="264.1935" calcext:value-type="float">
            <text:p>264.1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32044420, 428.32044420</text:p>
          </table:table-cell>
          <table:table-cell office:value-type="string" calcext:value-type="string">
            <text:p>19(5,14)-18(5,13)</text:p>
          </table:table-cell>
          <table:table-cell office:value-type="float" office:value="-2.7068" calcext:value-type="float">
            <text:p>-2.7068</text:p>
          </table:table-cell>
          <table:table-cell/>
          <table:table-cell office:value-type="float" office:value="183.6258" calcext:value-type="float">
            <text:p>183.6258</text:p>
          </table:table-cell>
          <table:table-cell office:value-type="float" office:value="264.195" calcext:value-type="float">
            <text:p>264.1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66043540, 428.66043540</text:p>
          </table:table-cell>
          <table:table-cell office:value-type="string" calcext:value-type="string">
            <text:p>28(5,24)-29(3,27)</text:p>
          </table:table-cell>
          <table:table-cell office:value-type="float" office:value="-6.3259" calcext:value-type="float">
            <text:p>-6.3259</text:p>
          </table:table-cell>
          <table:table-cell/>
          <table:table-cell office:value-type="float" office:value="346.2919" calcext:value-type="float">
            <text:p>346.2919</text:p>
          </table:table-cell>
          <table:table-cell office:value-type="float" office:value="498.2339" calcext:value-type="float">
            <text:p>498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67020570, 428.67020570</text:p>
          </table:table-cell>
          <table:table-cell office:value-type="string" calcext:value-type="string">
            <text:p>23(2,22)-23(1,23)</text:p>
          </table:table-cell>
          <table:table-cell office:value-type="float" office:value="-4.8542" calcext:value-type="float">
            <text:p>-4.8542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90859910, 428.90859910</text:p>
          </table:table-cell>
          <table:table-cell office:value-type="string" calcext:value-type="string">
            <text:p>19(4,16)-18(4,15)</text:p>
          </table:table-cell>
          <table:table-cell office:value-type="float" office:value="-2.653" calcext:value-type="float">
            <text:p>-2.653</text:p>
          </table:table-cell>
          <table:table-cell/>
          <table:table-cell office:value-type="float" office:value="163.8498" calcext:value-type="float">
            <text:p>163.8498</text:p>
          </table:table-cell>
          <table:table-cell office:value-type="float" office:value="235.742" calcext:value-type="float">
            <text:p>235.7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95491900, 428.95491900</text:p>
          </table:table-cell>
          <table:table-cell office:value-type="string" calcext:value-type="string">
            <text:p>13(2,12)-12(1,11)</text:p>
          </table:table-cell>
          <table:table-cell office:value-type="float" office:value="-4.6784" calcext:value-type="float">
            <text:p>-4.6784</text:p>
          </table:table-cell>
          <table:table-cell/>
          <table:table-cell office:value-type="float" office:value="62.5258" calcext:value-type="float">
            <text:p>62.5258</text:p>
          </table:table-cell>
          <table:table-cell office:value-type="float" office:value="89.9602" calcext:value-type="float">
            <text:p>89.96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9.45137280, 429.45137280</text:p>
          </table:table-cell>
          <table:table-cell office:value-type="string" calcext:value-type="string">
            <text:p>19(4,15)-18(4,14)</text:p>
          </table:table-cell>
          <table:table-cell office:value-type="float" office:value="-2.6519" calcext:value-type="float">
            <text:p>-2.6519</text:p>
          </table:table-cell>
          <table:table-cell/>
          <table:table-cell office:value-type="float" office:value="163.8845" calcext:value-type="float">
            <text:p>163.8845</text:p>
          </table:table-cell>
          <table:table-cell office:value-type="float" office:value="235.7919" calcext:value-type="float">
            <text:p>235.79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9.99540920, 429.99540920</text:p>
          </table:table-cell>
          <table:table-cell office:value-type="string" calcext:value-type="string">
            <text:p>21(4,17)-21(3,18)</text:p>
          </table:table-cell>
          <table:table-cell office:value-type="float" office:value="-4.5584" calcext:value-type="float">
            <text:p>-4.5584</text:p>
          </table:table-cell>
          <table:table-cell/>
          <table:table-cell office:value-type="float" office:value="194.8154" calcext:value-type="float">
            <text:p>194.8154</text:p>
          </table:table-cell>
          <table:table-cell office:value-type="float" office:value="280.2943" calcext:value-type="float">
            <text:p>280.29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0.59230440, 430.59230440</text:p>
          </table:table-cell>
          <table:table-cell office:value-type="string" calcext:value-type="string">
            <text:p>19(1,18)-18(1,17)</text:p>
          </table:table-cell>
          <table:table-cell office:value-type="float" office:value="-2.5696" calcext:value-type="float">
            <text:p>-2.5696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0.96579040, 430.96579040</text:p>
          </table:table-cell>
          <table:table-cell office:value-type="string" calcext:value-type="string">
            <text:p>23(2,22)-23(0,23)</text:p>
          </table:table-cell>
          <table:table-cell office:value-type="float" office:value="-4.8838" calcext:value-type="float">
            <text:p>-4.8838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1.01869720, 431.01869720</text:p>
          </table:table-cell>
          <table:table-cell office:value-type="string" calcext:value-type="string">
            <text:p>18(7,12)-19(6,13)</text:p>
          </table:table-cell>
          <table:table-cell office:value-type="float" office:value="-5.379" calcext:value-type="float">
            <text:p>-5.379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1.01992580, 431.01992580</text:p>
          </table:table-cell>
          <table:table-cell office:value-type="string" calcext:value-type="string">
            <text:p>18(7,11)-19(6,14)</text:p>
          </table:table-cell>
          <table:table-cell office:value-type="float" office:value="-5.379" calcext:value-type="float">
            <text:p>-5.379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1.92429630, 431.92429630</text:p>
          </table:table-cell>
          <table:table-cell office:value-type="string" calcext:value-type="string">
            <text:p>25(3,23)-25(2,24)</text:p>
          </table:table-cell>
          <table:table-cell office:value-type="float" office:value="-4.6822" calcext:value-type="float">
            <text:p>-4.6822</text:p>
          </table:table-cell>
          <table:table-cell/>
          <table:table-cell office:value-type="float" office:value="249.6204" calcext:value-type="float">
            <text:p>249.6204</text:p>
          </table:table-cell>
          <table:table-cell office:value-type="float" office:value="359.146" calcext:value-type="float">
            <text:p>359.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2.29983320, 432.29983320</text:p>
          </table:table-cell>
          <table:table-cell office:value-type="string" calcext:value-type="string">
            <text:p>20(1,20)-19(0,19)</text:p>
          </table:table-cell>
          <table:table-cell office:value-type="float" office:value="-4.299" calcext:value-type="float">
            <text:p>-4.299</text:p>
          </table:table-cell>
          <table:table-cell/>
          <table:table-cell office:value-type="float" office:value="138.0853" calcext:value-type="float">
            <text:p>138.0853</text:p>
          </table:table-cell>
          <table:table-cell office:value-type="float" office:value="198.6728" calcext:value-type="float">
            <text:p>198.67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4.17606130, 434.17606130</text:p>
          </table:table-cell>
          <table:table-cell office:value-type="string" calcext:value-type="string">
            <text:p>19(3,16)-18(3,15)</text:p>
          </table:table-cell>
          <table:table-cell office:value-type="float" office:value="-2.6028" calcext:value-type="float">
            <text:p>-2.6028</text:p>
          </table:table-cell>
          <table:table-cell/>
          <table:table-cell office:value-type="float" office:value="148.9817" calcext:value-type="float">
            <text:p>148.9817</text:p>
          </table:table-cell>
          <table:table-cell office:value-type="float" office:value="214.3502" calcext:value-type="float">
            <text:p>214.35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4.98058900, 434.98058900</text:p>
          </table:table-cell>
          <table:table-cell office:value-type="string" calcext:value-type="string">
            <text:p>12(6,7)-13(5,8)</text:p>
          </table:table-cell>
          <table:table-cell office:value-type="float" office:value="-5.4435" calcext:value-type="float">
            <text:p>-5.4435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4.98186920, 434.98186920</text:p>
          </table:table-cell>
          <table:table-cell office:value-type="string" calcext:value-type="string">
            <text:p>12(6,6)-13(5,9)</text:p>
          </table:table-cell>
          <table:table-cell office:value-type="float" office:value="-5.4435" calcext:value-type="float">
            <text:p>-5.4435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5.10777890, 435.10777890</text:p>
          </table:table-cell>
          <table:table-cell office:value-type="string" calcext:value-type="string">
            <text:p>20(4,17)-21(1,20)</text:p>
          </table:table-cell>
          <table:table-cell office:value-type="float" office:value="-6.5758" calcext:value-type="float">
            <text:p>-6.5758</text:p>
          </table:table-cell>
          <table:table-cell/>
          <table:table-cell office:value-type="float" office:value="178.7078" calcext:value-type="float">
            <text:p>178.7078</text:p>
          </table:table-cell>
          <table:table-cell office:value-type="float" office:value="257.1192" calcext:value-type="float">
            <text:p>257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6.46418690, 436.46418690</text:p>
          </table:table-cell>
          <table:table-cell office:value-type="string" calcext:value-type="string">
            <text:p>20(4,16)-20(3,17)</text:p>
          </table:table-cell>
          <table:table-cell office:value-type="float" office:value="-4.5403" calcext:value-type="float">
            <text:p>-4.5403</text:p>
          </table:table-cell>
          <table:table-cell/>
          <table:table-cell office:value-type="float" office:value="178.7411" calcext:value-type="float">
            <text:p>178.7411</text:p>
          </table:table-cell>
          <table:table-cell office:value-type="float" office:value="257.1671" calcext:value-type="float">
            <text:p>257.16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6.53908920, 436.53908920</text:p>
          </table:table-cell>
          <table:table-cell office:value-type="string" calcext:value-type="string">
            <text:p>26(2,24)-25(3,23)</text:p>
          </table:table-cell>
          <table:table-cell office:value-type="float" office:value="-4.8855" calcext:value-type="float">
            <text:p>-4.8855</text:p>
          </table:table-cell>
          <table:table-cell/>
          <table:table-cell office:value-type="float" office:value="264.0279" calcext:value-type="float">
            <text:p>264.0279</text:p>
          </table:table-cell>
          <table:table-cell office:value-type="float" office:value="379.8751" calcext:value-type="float">
            <text:p>379.8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7.63298730, 437.63298730</text:p>
          </table:table-cell>
          <table:table-cell office:value-type="string" calcext:value-type="string">
            <text:p>25(1,24)-25(1,25)</text:p>
          </table:table-cell>
          <table:table-cell office:value-type="float" office:value="-4.9163" calcext:value-type="float">
            <text:p>-4.9163</text:p>
          </table:table-cell>
          <table:table-cell/>
          <table:table-cell office:value-type="float" office:value="234.0727" calcext:value-type="float">
            <text:p>234.0727</text:p>
          </table:table-cell>
          <table:table-cell office:value-type="float" office:value="336.7765" calcext:value-type="float">
            <text:p>336.77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8.30536300, 438.30536300</text:p>
          </table:table-cell>
          <table:table-cell office:value-type="string" calcext:value-type="string">
            <text:p>16(4,13)-17(2,16)</text:p>
          </table:table-cell>
          <table:table-cell office:value-type="float" office:value="-6.3312" calcext:value-type="float">
            <text:p>-6.3312</text:p>
          </table:table-cell>
          <table:table-cell/>
          <table:table-cell office:value-type="float" office:value="122.8882" calcext:value-type="float">
            <text:p>122.8882</text:p>
          </table:table-cell>
          <table:table-cell office:value-type="float" office:value="176.8077" calcext:value-type="float">
            <text:p>176.80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8.34959400, 438.34959400</text:p>
          </table:table-cell>
          <table:table-cell office:value-type="string" calcext:value-type="string">
            <text:p>6(5,2)-7(4,3)</text:p>
          </table:table-cell>
          <table:table-cell office:value-type="float" office:value="-5.9962" calcext:value-type="float">
            <text:p>-5.9962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8.35015180, 438.35015180</text:p>
          </table:table-cell>
          <table:table-cell office:value-type="string" calcext:value-type="string">
            <text:p>6(5,1)-7(4,4)</text:p>
          </table:table-cell>
          <table:table-cell office:value-type="float" office:value="-5.9962" calcext:value-type="float">
            <text:p>-5.9962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8.65875330, 438.65875330</text:p>
          </table:table-cell>
          <table:table-cell office:value-type="string" calcext:value-type="string">
            <text:p>22(1,21)-21(2,20)</text:p>
          </table:table-cell>
          <table:table-cell office:value-type="float" office:value="-4.5564" calcext:value-type="float">
            <text:p>-4.5564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9.03754400, 439.03754400</text:p>
          </table:table-cell>
          <table:table-cell office:value-type="string" calcext:value-type="string">
            <text:p>25(1,24)-25(0,25)</text:p>
          </table:table-cell>
          <table:table-cell office:value-type="float" office:value="-4.8962" calcext:value-type="float">
            <text:p>-4.8962</text:p>
          </table:table-cell>
          <table:table-cell/>
          <table:table-cell office:value-type="float" office:value="234.0259" calcext:value-type="float">
            <text:p>234.0259</text:p>
          </table:table-cell>
          <table:table-cell office:value-type="float" office:value="336.7091" calcext:value-type="float">
            <text:p>336.70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0.22979620, 440.22979620</text:p>
          </table:table-cell>
          <table:table-cell office:value-type="string" calcext:value-type="string">
            <text:p>9(2,7)-8(1,8)</text:p>
          </table:table-cell>
          <table:table-cell office:value-type="float" office:value="-4.9767" calcext:value-type="float">
            <text:p>-4.9767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0.48066300, 440.48066300</text:p>
          </table:table-cell>
          <table:table-cell office:value-type="string" calcext:value-type="string">
            <text:p>19(2,17)-18(2,16)</text:p>
          </table:table-cell>
          <table:table-cell office:value-type="float" office:value="-2.5651" calcext:value-type="float">
            <text:p>-2.5651</text:p>
          </table:table-cell>
          <table:table-cell/>
          <table:table-cell office:value-type="float" office:value="139.8099" calcext:value-type="float">
            <text:p>139.8099</text:p>
          </table:table-cell>
          <table:table-cell office:value-type="float" office:value="201.1541" calcext:value-type="float">
            <text:p>201.1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1.84203880, 441.84203880</text:p>
          </table:table-cell>
          <table:table-cell office:value-type="string" calcext:value-type="string">
            <text:p>14(2,13)-13(1,12)</text:p>
          </table:table-cell>
          <table:table-cell office:value-type="float" office:value="-4.6321" calcext:value-type="float">
            <text:p>-4.6321</text:p>
          </table:table-cell>
          <table:table-cell/>
          <table:table-cell office:value-type="float" office:value="72.514" calcext:value-type="float">
            <text:p>72.514</text:p>
          </table:table-cell>
          <table:table-cell office:value-type="float" office:value="104.3309" calcext:value-type="float">
            <text:p>104.33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2.05122480, 442.05122480</text:p>
          </table:table-cell>
          <table:table-cell office:value-type="string" calcext:value-type="string">
            <text:p>19(4,15)-19(3,16)</text:p>
          </table:table-cell>
          <table:table-cell office:value-type="float" office:value="-4.5263" calcext:value-type="float">
            <text:p>-4.5263</text:p>
          </table:table-cell>
          <table:table-cell/>
          <table:table-cell office:value-type="float" office:value="163.4642" calcext:value-type="float">
            <text:p>163.4642</text:p>
          </table:table-cell>
          <table:table-cell office:value-type="float" office:value="235.1872" calcext:value-type="float">
            <text:p>235.1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2.88349720, 442.88349720</text:p>
          </table:table-cell>
          <table:table-cell office:value-type="string" calcext:value-type="string">
            <text:p>20(2,19)-19(2,18)</text:p>
          </table:table-cell>
          <table:table-cell office:value-type="float" office:value="-2.5603" calcext:value-type="float">
            <text:p>-2.5603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3.15575250, 443.15575250</text:p>
          </table:table-cell>
          <table:table-cell office:value-type="string" calcext:value-type="string">
            <text:p>20(3,18)-20(1,19)</text:p>
          </table:table-cell>
          <table:table-cell office:value-type="float" office:value="-4.9607" calcext:value-type="float">
            <text:p>-4.9607</text:p>
          </table:table-cell>
          <table:table-cell/>
          <table:table-cell office:value-type="float" office:value="162.9409" calcext:value-type="float">
            <text:p>162.9409</text:p>
          </table:table-cell>
          <table:table-cell office:value-type="float" office:value="234.4343" calcext:value-type="float">
            <text:p>234.43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3.38789910, 443.38789910</text:p>
          </table:table-cell>
          <table:table-cell office:value-type="string" calcext:value-type="string">
            <text:p>5(3,3)-4(2,2)</text:p>
          </table:table-cell>
          <table:table-cell office:value-type="float" office:value="-4.7991" calcext:value-type="float">
            <text:p>-4.7991</text:p>
          </table:table-cell>
          <table:table-cell/>
          <table:table-cell office:value-type="float" office:value="16.3522" calcext:value-type="float">
            <text:p>16.3522</text:p>
          </table:table-cell>
          <table:table-cell office:value-type="float" office:value="23.527" calcext:value-type="float">
            <text:p>23.5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3.50124850, 443.50124850</text:p>
          </table:table-cell>
          <table:table-cell office:value-type="string" calcext:value-type="string">
            <text:p>21(3,19)-21(1,20)</text:p>
          </table:table-cell>
          <table:table-cell office:value-type="float" office:value="-4.9262" calcext:value-type="float">
            <text:p>-4.9262</text:p>
          </table:table-cell>
          <table:table-cell/>
          <table:table-cell office:value-type="float" office:value="178.7078" calcext:value-type="float">
            <text:p>178.7078</text:p>
          </table:table-cell>
          <table:table-cell office:value-type="float" office:value="257.1192" calcext:value-type="float">
            <text:p>257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3.62943340, 443.62943340</text:p>
          </table:table-cell>
          <table:table-cell office:value-type="string" calcext:value-type="string">
            <text:p>23(5,18)-24(3,21)</text:p>
          </table:table-cell>
          <table:table-cell office:value-type="float" office:value="-6.282" calcext:value-type="float">
            <text:p>-6.282</text:p>
          </table:table-cell>
          <table:table-cell/>
          <table:table-cell office:value-type="float" office:value="247.8397" calcext:value-type="float">
            <text:p>247.8397</text:p>
          </table:table-cell>
          <table:table-cell office:value-type="float" office:value="356.584" calcext:value-type="float">
            <text:p>356.5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3.63650330, 443.63650330</text:p>
          </table:table-cell>
          <table:table-cell office:value-type="string" calcext:value-type="string">
            <text:p>21(0,21)-20(1,20)</text:p>
          </table:table-cell>
          <table:table-cell office:value-type="float" office:value="-4.2813" calcext:value-type="float">
            <text:p>-4.2813</text:p>
          </table:table-cell>
          <table:table-cell/>
          <table:table-cell office:value-type="float" office:value="152.5053" calcext:value-type="float">
            <text:p>152.5053</text:p>
          </table:table-cell>
          <table:table-cell office:value-type="float" office:value="219.4198" calcext:value-type="float">
            <text:p>219.41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3.85273300, 443.85273300</text:p>
          </table:table-cell>
          <table:table-cell office:value-type="string" calcext:value-type="string">
            <text:p>5(3,2)-4(2,3)</text:p>
          </table:table-cell>
          <table:table-cell office:value-type="float" office:value="-4.7986" calcext:value-type="float">
            <text:p>-4.7986</text:p>
          </table:table-cell>
          <table:table-cell/>
          <table:table-cell office:value-type="float" office:value="16.337" calcext:value-type="float">
            <text:p>16.337</text:p>
          </table:table-cell>
          <table:table-cell office:value-type="float" office:value="23.5052" calcext:value-type="float">
            <text:p>23.5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4.21574290, 444.21574290</text:p>
          </table:table-cell>
          <table:table-cell office:value-type="string" calcext:value-type="string">
            <text:p>19(3,17)-19(1,18)</text:p>
          </table:table-cell>
          <table:table-cell office:value-type="float" office:value="-5.0014" calcext:value-type="float">
            <text:p>-5.0014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4.72122830, 444.72122830</text:p>
          </table:table-cell>
          <table:table-cell office:value-type="string" calcext:value-type="string">
            <text:p>13(4,9)-14(2,12)</text:p>
          </table:table-cell>
          <table:table-cell office:value-type="float" office:value="-6.4665" calcext:value-type="float">
            <text:p>-6.4665</text:p>
          </table:table-cell>
          <table:table-cell/>
          <table:table-cell office:value-type="float" office:value="88.8385" calcext:value-type="float">
            <text:p>88.8385</text:p>
          </table:table-cell>
          <table:table-cell office:value-type="float" office:value="127.818" calcext:value-type="float">
            <text:p>127.8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4.85577320, 444.85577320</text:p>
          </table:table-cell>
          <table:table-cell office:value-type="string" calcext:value-type="string">
            <text:p>26(3,24)-26(2,25)</text:p>
          </table:table-cell>
          <table:table-cell office:value-type="float" office:value="-4.6892" calcext:value-type="float">
            <text:p>-4.6892</text:p>
          </table:table-cell>
          <table:table-cell/>
          <table:table-cell office:value-type="float" office:value="268.6615" calcext:value-type="float">
            <text:p>268.6615</text:p>
          </table:table-cell>
          <table:table-cell office:value-type="float" office:value="386.5417" calcext:value-type="float">
            <text:p>386.5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4.95398830, 444.95398830</text:p>
          </table:table-cell>
          <table:table-cell office:value-type="string" calcext:value-type="string">
            <text:p>27(5,23)-28(3,26)</text:p>
          </table:table-cell>
          <table:table-cell office:value-type="float" office:value="-6.2899" calcext:value-type="float">
            <text:p>-6.2899</text:p>
          </table:table-cell>
          <table:table-cell/>
          <table:table-cell office:value-type="float" office:value="324.6352" calcext:value-type="float">
            <text:p>324.6352</text:p>
          </table:table-cell>
          <table:table-cell office:value-type="float" office:value="467.075" calcext:value-type="float">
            <text:p>467.0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5.35285860, 445.35285860</text:p>
          </table:table-cell>
          <table:table-cell office:value-type="string" calcext:value-type="string">
            <text:p>22(3,20)-22(1,21)</text:p>
          </table:table-cell>
          <table:table-cell office:value-type="float" office:value="-4.8974" calcext:value-type="float">
            <text:p>-4.8974</text:p>
          </table:table-cell>
          <table:table-cell/>
          <table:table-cell office:value-type="float" office:value="195.168" calcext:value-type="float">
            <text:p>195.168</text:p>
          </table:table-cell>
          <table:table-cell office:value-type="float" office:value="280.8016" calcext:value-type="float">
            <text:p>280.80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6.54930790, 446.54930790</text:p>
          </table:table-cell>
          <table:table-cell office:value-type="string" calcext:value-type="string">
            <text:p>18(3,16)-18(1,17)</text:p>
          </table:table-cell>
          <table:table-cell office:value-type="float" office:value="-5.0483" calcext:value-type="float">
            <text:p>-5.0483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6.77591330, 446.77591330</text:p>
          </table:table-cell>
          <table:table-cell office:value-type="string" calcext:value-type="string">
            <text:p>18(4,14)-18(3,15)</text:p>
          </table:table-cell>
          <table:table-cell office:value-type="float" office:value="-4.5164" calcext:value-type="float">
            <text:p>-4.5164</text:p>
          </table:table-cell>
          <table:table-cell/>
          <table:table-cell office:value-type="float" office:value="148.9817" calcext:value-type="float">
            <text:p>148.9817</text:p>
          </table:table-cell>
          <table:table-cell office:value-type="float" office:value="214.3502" calcext:value-type="float">
            <text:p>214.35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7.19345750, 447.19345750</text:p>
          </table:table-cell>
          <table:table-cell office:value-type="string" calcext:value-type="string">
            <text:p>24(2,23)-24(1,24)</text:p>
          </table:table-cell>
          <table:table-cell office:value-type="float" office:value="-4.8514" calcext:value-type="float">
            <text:p>-4.8514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7.33775190, 447.33775190</text:p>
          </table:table-cell>
          <table:table-cell office:value-type="string" calcext:value-type="string">
            <text:p>21(1,21)-20(1,20)</text:p>
          </table:table-cell>
          <table:table-cell office:value-type="float" office:value="-2.5318" calcext:value-type="float">
            <text:p>-2.5318</text:p>
          </table:table-cell>
          <table:table-cell/>
          <table:table-cell office:value-type="float" office:value="152.5053" calcext:value-type="float">
            <text:p>152.5053</text:p>
          </table:table-cell>
          <table:table-cell office:value-type="float" office:value="219.4198" calcext:value-type="float">
            <text:p>219.41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8.30760740, 448.30760740</text:p>
          </table:table-cell>
          <table:table-cell office:value-type="string" calcext:value-type="string">
            <text:p>21(0,21)-20(0,20)</text:p>
          </table:table-cell>
          <table:table-cell office:value-type="float" office:value="-2.5295" calcext:value-type="float">
            <text:p>-2.5295</text:p>
          </table:table-cell>
          <table:table-cell/>
          <table:table-cell office:value-type="float" office:value="152.3495" calcext:value-type="float">
            <text:p>152.3495</text:p>
          </table:table-cell>
          <table:table-cell office:value-type="float" office:value="219.1957" calcext:value-type="float">
            <text:p>219.1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8.77501350, 448.77501350</text:p>
          </table:table-cell>
          <table:table-cell office:value-type="string" calcext:value-type="string">
            <text:p>23(3,21)-23(1,22)</text:p>
          </table:table-cell>
          <table:table-cell office:value-type="float" office:value="-4.8741" calcext:value-type="float">
            <text:p>-4.8741</text:p>
          </table:table-cell>
          <table:table-cell/>
          <table:table-cell office:value-type="float" office:value="212.3173" calcext:value-type="float">
            <text:p>212.3173</text:p>
          </table:table-cell>
          <table:table-cell office:value-type="float" office:value="305.4755" calcext:value-type="float">
            <text:p>305.47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8.99182090, 448.99182090</text:p>
          </table:table-cell>
          <table:table-cell office:value-type="string" calcext:value-type="string">
            <text:p>24(2,23)-24(0,24)</text:p>
          </table:table-cell>
          <table:table-cell office:value-type="float" office:value="-4.8763" calcext:value-type="float">
            <text:p>-4.8763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9.47361140, 449.47361140</text:p>
          </table:table-cell>
          <table:table-cell office:value-type="string" calcext:value-type="string">
            <text:p>23(8,16)-24(7,17)</text:p>
          </table:table-cell>
          <table:table-cell office:value-type="float" office:value="-5.4365" calcext:value-type="float">
            <text:p>-5.4365</text:p>
          </table:table-cell>
          <table:table-cell/>
          <table:table-cell office:value-type="float" office:value="333.3836" calcext:value-type="float">
            <text:p>333.3836</text:p>
          </table:table-cell>
          <table:table-cell office:value-type="float" office:value="479.6619" calcext:value-type="float">
            <text:p>479.66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9.47409390, 449.47409390</text:p>
          </table:table-cell>
          <table:table-cell office:value-type="string" calcext:value-type="string">
            <text:p>23(8,15)-24(7,18)</text:p>
          </table:table-cell>
          <table:table-cell office:value-type="float" office:value="-5.4365" calcext:value-type="float">
            <text:p>-5.4365</text:p>
          </table:table-cell>
          <table:table-cell/>
          <table:table-cell office:value-type="float" office:value="333.3836" calcext:value-type="float">
            <text:p>333.3836</text:p>
          </table:table-cell>
          <table:table-cell office:value-type="float" office:value="479.6619" calcext:value-type="float">
            <text:p>479.66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9.98786650, 449.98786650</text:p>
          </table:table-cell>
          <table:table-cell office:value-type="string" calcext:value-type="string">
            <text:p>20(9,12)-19(9,11)</text:p>
          </table:table-cell>
          <table:table-cell office:value-type="float" office:value="-2.9961" calcext:value-type="float">
            <text:p>-2.9961</text:p>
          </table:table-cell>
          <table:table-cell/>
          <table:table-cell office:value-type="float" office:value="321.2538" calcext:value-type="float">
            <text:p>321.2538</text:p>
          </table:table-cell>
          <table:table-cell office:value-type="float" office:value="462.2099" calcext:value-type="float">
            <text:p>462.20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9.98786650, 449.98786650</text:p>
          </table:table-cell>
          <table:table-cell office:value-type="string" calcext:value-type="string">
            <text:p>20(9,12)-19(9,11)</text:p>
          </table:table-cell>
          <table:table-cell office:value-type="float" office:value="-2.9961" calcext:value-type="float">
            <text:p>-2.9961</text:p>
          </table:table-cell>
          <table:table-cell/>
          <table:table-cell office:value-type="float" office:value="321.2538" calcext:value-type="float">
            <text:p>321.2538</text:p>
          </table:table-cell>
          <table:table-cell office:value-type="float" office:value="462.2099" calcext:value-type="float">
            <text:p>462.20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00047360, 450.00047360</text:p>
          </table:table-cell>
          <table:table-cell office:value-type="string" calcext:value-type="string">
            <text:p>17(3,15)-17(1,16)</text:p>
          </table:table-cell>
          <table:table-cell office:value-type="float" office:value="-5.102" calcext:value-type="float">
            <text:p>-5.102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06713730, 450.06713730</text:p>
          </table:table-cell>
          <table:table-cell office:value-type="string" calcext:value-type="string">
            <text:p>20(8,13)-19(8,12)</text:p>
          </table:table-cell>
          <table:table-cell office:value-type="float" office:value="-2.8955" calcext:value-type="float">
            <text:p>-2.8955</text:p>
          </table:table-cell>
          <table:table-cell/>
          <table:table-cell office:value-type="float" office:value="283.8145" calcext:value-type="float">
            <text:p>283.8145</text:p>
          </table:table-cell>
          <table:table-cell office:value-type="float" office:value="408.3434" calcext:value-type="float">
            <text:p>408.34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06713750, 450.06713750</text:p>
          </table:table-cell>
          <table:table-cell office:value-type="string" calcext:value-type="string">
            <text:p>20(8,12)-19(8,11)</text:p>
          </table:table-cell>
          <table:table-cell office:value-type="float" office:value="-2.8955" calcext:value-type="float">
            <text:p>-2.8955</text:p>
          </table:table-cell>
          <table:table-cell/>
          <table:table-cell office:value-type="float" office:value="283.8145" calcext:value-type="float">
            <text:p>283.8145</text:p>
          </table:table-cell>
          <table:table-cell office:value-type="float" office:value="408.3434" calcext:value-type="float">
            <text:p>408.34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21728700, 450.21728700</text:p>
          </table:table-cell>
          <table:table-cell office:value-type="string" calcext:value-type="string">
            <text:p>20(7,14)-19(7,13)</text:p>
          </table:table-cell>
          <table:table-cell office:value-type="float" office:value="-2.8074" calcext:value-type="float">
            <text:p>-2.8074</text:p>
          </table:table-cell>
          <table:table-cell/>
          <table:table-cell office:value-type="float" office:value="250.765" calcext:value-type="float">
            <text:p>250.765</text:p>
          </table:table-cell>
          <table:table-cell office:value-type="float" office:value="360.7928" calcext:value-type="float">
            <text:p>360.79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21730600, 450.21730600</text:p>
          </table:table-cell>
          <table:table-cell office:value-type="string" calcext:value-type="string">
            <text:p>20(7,13)-19(7,12)</text:p>
          </table:table-cell>
          <table:table-cell office:value-type="float" office:value="-2.8074" calcext:value-type="float">
            <text:p>-2.8074</text:p>
          </table:table-cell>
          <table:table-cell/>
          <table:table-cell office:value-type="float" office:value="250.765" calcext:value-type="float">
            <text:p>250.765</text:p>
          </table:table-cell>
          <table:table-cell office:value-type="float" office:value="360.7928" calcext:value-type="float">
            <text:p>360.79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48696200, 450.48696200</text:p>
          </table:table-cell>
          <table:table-cell office:value-type="string" calcext:value-type="string">
            <text:p>20(6,15)-19(6,14)</text:p>
          </table:table-cell>
          <table:table-cell office:value-type="float" office:value="-2.7314" calcext:value-type="float">
            <text:p>-2.7314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48800030, 450.48800030</text:p>
          </table:table-cell>
          <table:table-cell office:value-type="string" calcext:value-type="string">
            <text:p>20(6,14)-19(6,13)</text:p>
          </table:table-cell>
          <table:table-cell office:value-type="float" office:value="-2.7314" calcext:value-type="float">
            <text:p>-2.7314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66943080, 450.66943080</text:p>
          </table:table-cell>
          <table:table-cell office:value-type="string" calcext:value-type="string">
            <text:p>20(3,18)-19(3,17)</text:p>
          </table:table-cell>
          <table:table-cell office:value-type="float" office:value="-2.5764" calcext:value-type="float">
            <text:p>-2.5764</text:p>
          </table:table-cell>
          <table:table-cell/>
          <table:table-cell office:value-type="float" office:value="162.6903" calcext:value-type="float">
            <text:p>162.6903</text:p>
          </table:table-cell>
          <table:table-cell office:value-type="float" office:value="234.0737" calcext:value-type="float">
            <text:p>234.07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69062250, 450.69062250</text:p>
          </table:table-cell>
          <table:table-cell office:value-type="string" calcext:value-type="string">
            <text:p>17(4,13)-17(3,14)</text:p>
          </table:table-cell>
          <table:table-cell office:value-type="float" office:value="-4.5108" calcext:value-type="float">
            <text:p>-4.5108</text:p>
          </table:table-cell>
          <table:table-cell/>
          <table:table-cell office:value-type="float" office:value="135.2894" calcext:value-type="float">
            <text:p>135.2894</text:p>
          </table:table-cell>
          <table:table-cell office:value-type="float" office:value="194.6501" calcext:value-type="float">
            <text:p>194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96848340, 450.96848340</text:p>
          </table:table-cell>
          <table:table-cell office:value-type="string" calcext:value-type="string">
            <text:p>20(5,16)-19(5,15)</text:p>
          </table:table-cell>
          <table:table-cell office:value-type="float" office:value="-2.6671" calcext:value-type="float">
            <text:p>-2.6671</text:p>
          </table:table-cell>
          <table:table-cell/>
          <table:table-cell office:value-type="float" office:value="197.9111" calcext:value-type="float">
            <text:p>197.9111</text:p>
          </table:table-cell>
          <table:table-cell office:value-type="float" office:value="284.7483" calcext:value-type="float">
            <text:p>284.74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1.00543780, 451.00543780</text:p>
          </table:table-cell>
          <table:table-cell office:value-type="string" calcext:value-type="string">
            <text:p>20(5,15)-19(5,14)</text:p>
          </table:table-cell>
          <table:table-cell office:value-type="float" office:value="-2.6671" calcext:value-type="float">
            <text:p>-2.6671</text:p>
          </table:table-cell>
          <table:table-cell/>
          <table:table-cell office:value-type="float" office:value="197.913" calcext:value-type="float">
            <text:p>197.913</text:p>
          </table:table-cell>
          <table:table-cell office:value-type="float" office:value="284.751" calcext:value-type="float">
            <text:p>284.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1.63077590, 451.63077590</text:p>
          </table:table-cell>
          <table:table-cell office:value-type="string" calcext:value-type="string">
            <text:p>20(4,17)-19(4,16)</text:p>
          </table:table-cell>
          <table:table-cell office:value-type="float" office:value="-2.6145" calcext:value-type="float">
            <text:p>-2.6145</text:p>
          </table:table-cell>
          <table:table-cell/>
          <table:table-cell office:value-type="float" office:value="178.1566" calcext:value-type="float">
            <text:p>178.1566</text:p>
          </table:table-cell>
          <table:table-cell office:value-type="float" office:value="256.3261" calcext:value-type="float">
            <text:p>256.32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1.72942120, 451.72942120</text:p>
          </table:table-cell>
          <table:table-cell office:value-type="string" calcext:value-type="string">
            <text:p>20(1,19)-19(1,18)</text:p>
          </table:table-cell>
          <table:table-cell office:value-type="float" office:value="-2.5364" calcext:value-type="float">
            <text:p>-2.5364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2.00885610, 452.00885610</text:p>
          </table:table-cell>
          <table:table-cell office:value-type="string" calcext:value-type="string">
            <text:p>21(1,21)-20(0,20)</text:p>
          </table:table-cell>
          <table:table-cell office:value-type="float" office:value="-4.2644" calcext:value-type="float">
            <text:p>-4.2644</text:p>
          </table:table-cell>
          <table:table-cell/>
          <table:table-cell office:value-type="float" office:value="152.3495" calcext:value-type="float">
            <text:p>152.3495</text:p>
          </table:table-cell>
          <table:table-cell office:value-type="float" office:value="219.1957" calcext:value-type="float">
            <text:p>219.1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2.40063910, 452.40063910</text:p>
          </table:table-cell>
          <table:table-cell office:value-type="string" calcext:value-type="string">
            <text:p>20(4,16)-19(4,15)</text:p>
          </table:table-cell>
          <table:table-cell office:value-type="float" office:value="-2.6131" calcext:value-type="float">
            <text:p>-2.6131</text:p>
          </table:table-cell>
          <table:table-cell/>
          <table:table-cell office:value-type="float" office:value="178.2095" calcext:value-type="float">
            <text:p>178.2095</text:p>
          </table:table-cell>
          <table:table-cell office:value-type="float" office:value="256.4022" calcext:value-type="float">
            <text:p>256.40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3.79415050, 453.79415050</text:p>
          </table:table-cell>
          <table:table-cell office:value-type="string" calcext:value-type="string">
            <text:p>24(3,22)-24(1,23)</text:p>
          </table:table-cell>
          <table:table-cell office:value-type="float" office:value="-4.8558" calcext:value-type="float">
            <text:p>-4.8558</text:p>
          </table:table-cell>
          <table:table-cell/>
          <table:table-cell office:value-type="float" office:value="230.1522" calcext:value-type="float">
            <text:p>230.1522</text:p>
          </table:table-cell>
          <table:table-cell office:value-type="float" office:value="331.1358" calcext:value-type="float">
            <text:p>331.1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3.79826080, 453.79826080</text:p>
          </table:table-cell>
          <table:table-cell office:value-type="string" calcext:value-type="string">
            <text:p>17(7,11)-18(6,12)</text:p>
          </table:table-cell>
          <table:table-cell office:value-type="float" office:value="-5.3536" calcext:value-type="float">
            <text:p>-5.3536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3.79890090, 453.79890090</text:p>
          </table:table-cell>
          <table:table-cell office:value-type="string" calcext:value-type="string">
            <text:p>17(7,10)-18(6,13)</text:p>
          </table:table-cell>
          <table:table-cell office:value-type="float" office:value="-5.3536" calcext:value-type="float">
            <text:p>-5.3536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3.87061300, 453.87061300</text:p>
          </table:table-cell>
          <table:table-cell office:value-type="string" calcext:value-type="string">
            <text:p>16(4,12)-16(3,13)</text:p>
          </table:table-cell>
          <table:table-cell office:value-type="float" office:value="-4.5096" calcext:value-type="float">
            <text:p>-4.5096</text:p>
          </table:table-cell>
          <table:table-cell/>
          <table:table-cell office:value-type="float" office:value="122.3829" calcext:value-type="float">
            <text:p>122.3829</text:p>
          </table:table-cell>
          <table:table-cell office:value-type="float" office:value="176.0807" calcext:value-type="float">
            <text:p>176.08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4.04054670, 454.04054670</text:p>
          </table:table-cell>
          <table:table-cell office:value-type="string" calcext:value-type="string">
            <text:p>8(2,6)-7(0,7)</text:p>
          </table:table-cell>
          <table:table-cell office:value-type="float" office:value="-5.5404" calcext:value-type="float">
            <text:p>-5.5404</text:p>
          </table:table-cell>
          <table:table-cell/>
          <table:table-cell office:value-type="float" office:value="20.8606" calcext:value-type="float">
            <text:p>20.8606</text:p>
          </table:table-cell>
          <table:table-cell office:value-type="float" office:value="30.0136" calcext:value-type="float">
            <text:p>30.01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4.32425560, 454.32425560</text:p>
          </table:table-cell>
          <table:table-cell office:value-type="string" calcext:value-type="string">
            <text:p>15(2,14)-14(1,13)</text:p>
          </table:table-cell>
          <table:table-cell office:value-type="float" office:value="-4.589" calcext:value-type="float">
            <text:p>-4.589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4.39752430, 454.39752430</text:p>
          </table:table-cell>
          <table:table-cell office:value-type="string" calcext:value-type="string">
            <text:p>16(3,14)-16(1,15)</text:p>
          </table:table-cell>
          <table:table-cell office:value-type="float" office:value="-5.1627" calcext:value-type="float">
            <text:p>-5.1627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5.43007740, 455.43007740</text:p>
          </table:table-cell>
          <table:table-cell office:value-type="string" calcext:value-type="string">
            <text:p>15(4,12)-16(2,15)</text:p>
          </table:table-cell>
          <table:table-cell office:value-type="float" office:value="-6.3539" calcext:value-type="float">
            <text:p>-6.3539</text:p>
          </table:table-cell>
          <table:table-cell/>
          <table:table-cell office:value-type="float" office:value="110.2816" calcext:value-type="float">
            <text:p>110.2816</text:p>
          </table:table-cell>
          <table:table-cell office:value-type="float" office:value="158.6697" calcext:value-type="float">
            <text:p>158.6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6.15611350, 456.15611350</text:p>
          </table:table-cell>
          <table:table-cell office:value-type="string" calcext:value-type="string">
            <text:p>19(4,16)-20(1,19)</text:p>
          </table:table-cell>
          <table:table-cell office:value-type="float" office:value="-6.6127" calcext:value-type="float">
            <text:p>-6.6127</text:p>
          </table:table-cell>
          <table:table-cell/>
          <table:table-cell office:value-type="float" office:value="162.9409" calcext:value-type="float">
            <text:p>162.9409</text:p>
          </table:table-cell>
          <table:table-cell office:value-type="float" office:value="234.4343" calcext:value-type="float">
            <text:p>234.43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6.40424220, 456.40424220</text:p>
          </table:table-cell>
          <table:table-cell office:value-type="string" calcext:value-type="string">
            <text:p>15(4,11)-15(3,12)</text:p>
          </table:table-cell>
          <table:table-cell office:value-type="float" office:value="-4.513" calcext:value-type="float">
            <text:p>-4.513</text:p>
          </table:table-cell>
          <table:table-cell/>
          <table:table-cell office:value-type="float" office:value="110.2575" calcext:value-type="float">
            <text:p>110.2575</text:p>
          </table:table-cell>
          <table:table-cell office:value-type="float" office:value="158.635" calcext:value-type="float">
            <text:p>158.6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7.63416150, 457.63416150</text:p>
          </table:table-cell>
          <table:table-cell office:value-type="string" calcext:value-type="string">
            <text:p>11(6,6)-12(5,7)</text:p>
          </table:table-cell>
          <table:table-cell office:value-type="float" office:value="-5.4694" calcext:value-type="float">
            <text:p>-5.4694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7.63473090, 457.63473090</text:p>
          </table:table-cell>
          <table:table-cell office:value-type="string" calcext:value-type="string">
            <text:p>11(6,5)-12(5,8)</text:p>
          </table:table-cell>
          <table:table-cell office:value-type="float" office:value="-5.4694" calcext:value-type="float">
            <text:p>-5.4694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7.98767690, 457.98767690</text:p>
          </table:table-cell>
          <table:table-cell office:value-type="string" calcext:value-type="string">
            <text:p>20(3,17)-19(3,16)</text:p>
          </table:table-cell>
          <table:table-cell office:value-type="float" office:value="-2.5641" calcext:value-type="float">
            <text:p>-2.5641</text:p>
          </table:table-cell>
          <table:table-cell/>
          <table:table-cell office:value-type="float" office:value="163.4642" calcext:value-type="float">
            <text:p>163.4642</text:p>
          </table:table-cell>
          <table:table-cell office:value-type="float" office:value="235.1872" calcext:value-type="float">
            <text:p>235.1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8.38451690, 458.38451690</text:p>
          </table:table-cell>
          <table:table-cell office:value-type="string" calcext:value-type="string">
            <text:p>14(4,10)-14(3,11)</text:p>
          </table:table-cell>
          <table:table-cell office:value-type="float" office:value="-4.5212" calcext:value-type="float">
            <text:p>-4.5212</text:p>
          </table:table-cell>
          <table:table-cell/>
          <table:table-cell office:value-type="float" office:value="98.9086" calcext:value-type="float">
            <text:p>98.9086</text:p>
          </table:table-cell>
          <table:table-cell office:value-type="float" office:value="142.3066" calcext:value-type="float">
            <text:p>142.3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8.59395180, 458.59395180</text:p>
          </table:table-cell>
          <table:table-cell office:value-type="string" calcext:value-type="string">
            <text:p>27(3,25)-27(2,26)</text:p>
          </table:table-cell>
          <table:table-cell office:value-type="float" office:value="-4.6981" calcext:value-type="float">
            <text:p>-4.6981</text:p>
          </table:table-cell>
          <table:table-cell/>
          <table:table-cell office:value-type="float" office:value="288.4067" calcext:value-type="float">
            <text:p>288.4067</text:p>
          </table:table-cell>
          <table:table-cell office:value-type="float" office:value="414.9505" calcext:value-type="float">
            <text:p>414.95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9.56118070, 459.56118070</text:p>
          </table:table-cell>
          <table:table-cell office:value-type="string" calcext:value-type="string">
            <text:p>15(3,13)-15(1,14)</text:p>
          </table:table-cell>
          <table:table-cell office:value-type="float" office:value="-5.2307" calcext:value-type="float">
            <text:p>-5.2307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9.90256430, 459.90256430</text:p>
          </table:table-cell>
          <table:table-cell office:value-type="string" calcext:value-type="string">
            <text:p>13(4,9)-13(3,10)</text:p>
          </table:table-cell>
          <table:table-cell office:value-type="float" office:value="-4.5345" calcext:value-type="float">
            <text:p>-4.5345</text:p>
          </table:table-cell>
          <table:table-cell/>
          <table:table-cell office:value-type="float" office:value="88.3321" calcext:value-type="float">
            <text:p>88.3321</text:p>
          </table:table-cell>
          <table:table-cell office:value-type="float" office:value="127.0895" calcext:value-type="float">
            <text:p>127.08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0.40018360, 460.40018360</text:p>
          </table:table-cell>
          <table:table-cell office:value-type="string" calcext:value-type="string">
            <text:p>25(3,23)-25(1,24)</text:p>
          </table:table-cell>
          <table:table-cell office:value-type="float" office:value="-4.8423" calcext:value-type="float">
            <text:p>-4.8423</text:p>
          </table:table-cell>
          <table:table-cell/>
          <table:table-cell office:value-type="float" office:value="248.6706" calcext:value-type="float">
            <text:p>248.6706</text:p>
          </table:table-cell>
          <table:table-cell office:value-type="float" office:value="357.7795" calcext:value-type="float">
            <text:p>357.7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0.88487170, 460.88487170</text:p>
          </table:table-cell>
          <table:table-cell office:value-type="string" calcext:value-type="string">
            <text:p>5(5,1)-6(4,2)</text:p>
          </table:table-cell>
          <table:table-cell office:value-type="float" office:value="-6.3524" calcext:value-type="float">
            <text:p>-6.3524</text:p>
          </table:table-cell>
          <table:table-cell/>
          <table:table-cell office:value-type="float" office:value="51.1061" calcext:value-type="float">
            <text:p>51.1061</text:p>
          </table:table-cell>
          <table:table-cell office:value-type="float" office:value="73.5299" calcext:value-type="float">
            <text:p>73.52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0.88502380, 460.88502380</text:p>
          </table:table-cell>
          <table:table-cell office:value-type="string" calcext:value-type="string">
            <text:p>5(5,0)-6(4,3)</text:p>
          </table:table-cell>
          <table:table-cell office:value-type="float" office:value="-6.3524" calcext:value-type="float">
            <text:p>-6.3524</text:p>
          </table:table-cell>
          <table:table-cell/>
          <table:table-cell office:value-type="float" office:value="51.106" calcext:value-type="float">
            <text:p>51.106</text:p>
          </table:table-cell>
          <table:table-cell office:value-type="float" office:value="73.5297" calcext:value-type="float">
            <text:p>73.52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1.04313640, 461.04313640</text:p>
          </table:table-cell>
          <table:table-cell office:value-type="string" calcext:value-type="string">
            <text:p>12(4,8)-12(3,9)</text:p>
          </table:table-cell>
          <table:table-cell office:value-type="float" office:value="-4.5533" calcext:value-type="float">
            <text:p>-4.5533</text:p>
          </table:table-cell>
          <table:table-cell/>
          <table:table-cell office:value-type="float" office:value="78.5239" calcext:value-type="float">
            <text:p>78.5239</text:p>
          </table:table-cell>
          <table:table-cell office:value-type="float" office:value="112.9777" calcext:value-type="float">
            <text:p>112.97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1.67396410, 461.67396410</text:p>
          </table:table-cell>
          <table:table-cell office:value-type="string" calcext:value-type="string">
            <text:p>26(1,25)-26(1,26)</text:p>
          </table:table-cell>
          <table:table-cell office:value-type="float" office:value="-4.9067" calcext:value-type="float">
            <text:p>-4.9067</text:p>
          </table:table-cell>
          <table:table-cell/>
          <table:table-cell office:value-type="float" office:value="252.4714" calcext:value-type="float">
            <text:p>252.4714</text:p>
          </table:table-cell>
          <table:table-cell office:value-type="float" office:value="363.2479" calcext:value-type="float">
            <text:p>363.2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1.88194680, 461.88194680</text:p>
          </table:table-cell>
          <table:table-cell office:value-type="string" calcext:value-type="string">
            <text:p>11(4,7)-11(3,8)</text:p>
          </table:table-cell>
          <table:table-cell office:value-type="float" office:value="-4.5783" calcext:value-type="float">
            <text:p>-4.5783</text:p>
          </table:table-cell>
          <table:table-cell office:value-type="float" office:value="2" calcext:value-type="float">
            <text:p>2</text:p>
          </table:table-cell>
          <table:table-cell office:value-type="float" office:value="69.4805" calcext:value-type="float">
            <text:p>69.4805</text:p>
          </table:table-cell>
          <table:table-cell office:value-type="float" office:value="99.9664" calcext:value-type="float">
            <text:p>99.9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30456340, 462.30456340</text:p>
          </table:table-cell>
          <table:table-cell office:value-type="string" calcext:value-type="string">
            <text:p>26(5,22)-27(3,25)</text:p>
          </table:table-cell>
          <table:table-cell office:value-type="float" office:value="-6.2582" calcext:value-type="float">
            <text:p>-6.2582</text:p>
          </table:table-cell>
          <table:table-cell/>
          <table:table-cell office:value-type="float" office:value="303.7037" calcext:value-type="float">
            <text:p>303.7037</text:p>
          </table:table-cell>
          <table:table-cell office:value-type="float" office:value="436.9594" calcext:value-type="float">
            <text:p>436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37809560, 462.37809560</text:p>
          </table:table-cell>
          <table:table-cell office:value-type="string" calcext:value-type="string">
            <text:p>15(4,12)-15(3,13)</text:p>
          </table:table-cell>
          <table:table-cell office:value-type="float" office:value="-4.5038" calcext:value-type="float">
            <text:p>-4.5038</text:p>
          </table:table-cell>
          <table:table-cell/>
          <table:table-cell office:value-type="float" office:value="110.0498" calcext:value-type="float">
            <text:p>110.0498</text:p>
          </table:table-cell>
          <table:table-cell office:value-type="float" office:value="158.3362" calcext:value-type="float">
            <text:p>158.33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42594150, 462.42594150</text:p>
          </table:table-cell>
          <table:table-cell office:value-type="string" calcext:value-type="string">
            <text:p>16(4,13)-16(3,14)</text:p>
          </table:table-cell>
          <table:table-cell office:value-type="float" office:value="-4.4964" calcext:value-type="float">
            <text:p>-4.4964</text:p>
          </table:table-cell>
          <table:table-cell/>
          <table:table-cell office:value-type="float" office:value="122.0836" calcext:value-type="float">
            <text:p>122.0836</text:p>
          </table:table-cell>
          <table:table-cell office:value-type="float" office:value="175.6501" calcext:value-type="float">
            <text:p>175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43608640, 462.43608640</text:p>
          </table:table-cell>
          <table:table-cell office:value-type="string" calcext:value-type="string">
            <text:p>14(4,11)-14(3,12)</text:p>
          </table:table-cell>
          <table:table-cell office:value-type="float" office:value="-4.5149" calcext:value-type="float">
            <text:p>-4.5149</text:p>
          </table:table-cell>
          <table:table-cell/>
          <table:table-cell office:value-type="float" office:value="98.7686" calcext:value-type="float">
            <text:p>98.7686</text:p>
          </table:table-cell>
          <table:table-cell office:value-type="float" office:value="142.1052" calcext:value-type="float">
            <text:p>142.1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48447110, 462.48447110</text:p>
          </table:table-cell>
          <table:table-cell office:value-type="string" calcext:value-type="string">
            <text:p>10(4,6)-10(3,7)</text:p>
          </table:table-cell>
          <table:table-cell office:value-type="float" office:value="-4.6106" calcext:value-type="float">
            <text:p>-4.6106</text:p>
          </table:table-cell>
          <table:table-cell/>
          <table:table-cell office:value-type="float" office:value="61.1989" calcext:value-type="float">
            <text:p>61.1989</text:p>
          </table:table-cell>
          <table:table-cell office:value-type="float" office:value="88.0511" calcext:value-type="float">
            <text:p>88.05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56232840, 462.56232840</text:p>
          </table:table-cell>
          <table:table-cell office:value-type="string" calcext:value-type="string">
            <text:p>13(4,10)-13(3,11)</text:p>
          </table:table-cell>
          <table:table-cell office:value-type="float" office:value="-4.5304" calcext:value-type="float">
            <text:p>-4.5304</text:p>
          </table:table-cell>
          <table:table-cell/>
          <table:table-cell office:value-type="float" office:value="88.2407" calcext:value-type="float">
            <text:p>88.2407</text:p>
          </table:table-cell>
          <table:table-cell office:value-type="float" office:value="126.958" calcext:value-type="float">
            <text:p>126.9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62341020, 462.62341020</text:p>
          </table:table-cell>
          <table:table-cell office:value-type="string" calcext:value-type="string">
            <text:p>17(4,14)-17(3,15)</text:p>
          </table:table-cell>
          <table:table-cell office:value-type="float" office:value="-4.4925" calcext:value-type="float">
            <text:p>-4.4925</text:p>
          </table:table-cell>
          <table:table-cell/>
          <table:table-cell office:value-type="float" office:value="134.8691" calcext:value-type="float">
            <text:p>134.8691</text:p>
          </table:table-cell>
          <table:table-cell office:value-type="float" office:value="194.0454" calcext:value-type="float">
            <text:p>194.04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72573480, 462.72573480</text:p>
          </table:table-cell>
          <table:table-cell office:value-type="string" calcext:value-type="string">
            <text:p>12(4,9)-12(3,10)</text:p>
          </table:table-cell>
          <table:table-cell office:value-type="float" office:value="-4.5507" calcext:value-type="float">
            <text:p>-4.5507</text:p>
          </table:table-cell>
          <table:table-cell/>
          <table:table-cell office:value-type="float" office:value="78.4663" calcext:value-type="float">
            <text:p>78.4663</text:p>
          </table:table-cell>
          <table:table-cell office:value-type="float" office:value="112.8949" calcext:value-type="float">
            <text:p>112.89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76793510, 462.76793510</text:p>
          </table:table-cell>
          <table:table-cell office:value-type="string" calcext:value-type="string">
            <text:p>26(1,25)-26(0,26)</text:p>
          </table:table-cell>
          <table:table-cell office:value-type="float" office:value="-4.89" calcext:value-type="float">
            <text:p>-4.89</text:p>
          </table:table-cell>
          <table:table-cell/>
          <table:table-cell office:value-type="float" office:value="252.4349" calcext:value-type="float">
            <text:p>252.4349</text:p>
          </table:table-cell>
          <table:table-cell office:value-type="float" office:value="363.1954" calcext:value-type="float">
            <text:p>363.1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90174850, 462.90174850</text:p>
          </table:table-cell>
          <table:table-cell office:value-type="string" calcext:value-type="string">
            <text:p>11(4,8)-11(3,9)</text:p>
          </table:table-cell>
          <table:table-cell office:value-type="float" office:value="-4.5767" calcext:value-type="float">
            <text:p>-4.5767</text:p>
          </table:table-cell>
          <table:table-cell/>
          <table:table-cell office:value-type="float" office:value="69.4458" calcext:value-type="float">
            <text:p>69.4458</text:p>
          </table:table-cell>
          <table:table-cell office:value-type="float" office:value="99.9164" calcext:value-type="float">
            <text:p>99.91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2.90580860, 462.90580860</text:p>
          </table:table-cell>
          <table:table-cell office:value-type="string" calcext:value-type="string">
            <text:p>9(4,5)-9(3,6)</text:p>
          </table:table-cell>
          <table:table-cell office:value-type="float" office:value="-4.6517" calcext:value-type="float">
            <text:p>-4.6517</text:p>
          </table:table-cell>
          <table:table-cell/>
          <table:table-cell office:value-type="float" office:value="53.6767" calcext:value-type="float">
            <text:p>53.6767</text:p>
          </table:table-cell>
          <table:table-cell office:value-type="float" office:value="77.2284" calcext:value-type="float">
            <text:p>77.22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01993220, 463.01993220</text:p>
          </table:table-cell>
          <table:table-cell office:value-type="string" calcext:value-type="string">
            <text:p>18(4,15)-18(3,16)</text:p>
          </table:table-cell>
          <table:table-cell office:value-type="float" office:value="-4.4916" calcext:value-type="float">
            <text:p>-4.4916</text:p>
          </table:table-cell>
          <table:table-cell/>
          <table:table-cell office:value-type="float" office:value="148.4051" calcext:value-type="float">
            <text:p>148.4051</text:p>
          </table:table-cell>
          <table:table-cell office:value-type="float" office:value="213.5206" calcext:value-type="float">
            <text:p>213.5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07211600, 463.07211600</text:p>
          </table:table-cell>
          <table:table-cell office:value-type="string" calcext:value-type="string">
            <text:p>10(4,7)-10(3,8)</text:p>
          </table:table-cell>
          <table:table-cell office:value-type="float" office:value="-4.6097" calcext:value-type="float">
            <text:p>-4.6097</text:p>
          </table:table-cell>
          <table:table-cell/>
          <table:table-cell office:value-type="float" office:value="61.179" calcext:value-type="float">
            <text:p>61.179</text:p>
          </table:table-cell>
          <table:table-cell office:value-type="float" office:value="88.0224" calcext:value-type="float">
            <text:p>88.0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19123850, 463.19123850</text:p>
          </table:table-cell>
          <table:table-cell office:value-type="string" calcext:value-type="string">
            <text:p>8(4,4)-8(3,5)</text:p>
          </table:table-cell>
          <table:table-cell office:value-type="float" office:value="-4.7044" calcext:value-type="float">
            <text:p>-4.7044</text:p>
          </table:table-cell>
          <table:table-cell/>
          <table:table-cell office:value-type="float" office:value="46.9115" calcext:value-type="float">
            <text:p>46.9115</text:p>
          </table:table-cell>
          <table:table-cell office:value-type="float" office:value="67.4948" calcext:value-type="float">
            <text:p>67.49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22442620, 463.22442620</text:p>
          </table:table-cell>
          <table:table-cell office:value-type="string" calcext:value-type="string">
            <text:p>9(4,6)-9(3,7)</text:p>
          </table:table-cell>
          <table:table-cell office:value-type="float" office:value="-4.6512" calcext:value-type="float">
            <text:p>-4.6512</text:p>
          </table:table-cell>
          <table:table-cell/>
          <table:table-cell office:value-type="float" office:value="53.6659" calcext:value-type="float">
            <text:p>53.6659</text:p>
          </table:table-cell>
          <table:table-cell office:value-type="float" office:value="77.2128" calcext:value-type="float">
            <text:p>77.21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35145110, 463.35145110</text:p>
          </table:table-cell>
          <table:table-cell office:value-type="string" calcext:value-type="string">
            <text:p>8(4,5)-8(3,6)</text:p>
          </table:table-cell>
          <table:table-cell office:value-type="float" office:value="-4.7041" calcext:value-type="float">
            <text:p>-4.7041</text:p>
          </table:table-cell>
          <table:table-cell/>
          <table:table-cell office:value-type="float" office:value="46.9061" calcext:value-type="float">
            <text:p>46.9061</text:p>
          </table:table-cell>
          <table:table-cell office:value-type="float" office:value="67.487" calcext:value-type="float">
            <text:p>67.48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37717880, 463.37717880</text:p>
          </table:table-cell>
          <table:table-cell office:value-type="string" calcext:value-type="string">
            <text:p>7(4,3)-7(3,4)</text:p>
          </table:table-cell>
          <table:table-cell office:value-type="float" office:value="-4.7731" calcext:value-type="float">
            <text:p>-4.7731</text:p>
          </table:table-cell>
          <table:table-cell/>
          <table:table-cell office:value-type="float" office:value="40.9016" calcext:value-type="float">
            <text:p>40.9016</text:p>
          </table:table-cell>
          <table:table-cell office:value-type="float" office:value="58.8479" calcext:value-type="float">
            <text:p>58.8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45033800, 463.45033800</text:p>
          </table:table-cell>
          <table:table-cell office:value-type="string" calcext:value-type="string">
            <text:p>7(4,4)-7(3,5)</text:p>
          </table:table-cell>
          <table:table-cell office:value-type="float" office:value="-4.773" calcext:value-type="float">
            <text:p>-4.773</text:p>
          </table:table-cell>
          <table:table-cell/>
          <table:table-cell office:value-type="float" office:value="40.8991" calcext:value-type="float">
            <text:p>40.8991</text:p>
          </table:table-cell>
          <table:table-cell office:value-type="float" office:value="58.8443" calcext:value-type="float">
            <text:p>58.8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49233200, 463.49233200</text:p>
          </table:table-cell>
          <table:table-cell office:value-type="string" calcext:value-type="string">
            <text:p>6(4,2)-6(3,3)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35.6456" calcext:value-type="float">
            <text:p>35.6456</text:p>
          </table:table-cell>
          <table:table-cell office:value-type="float" office:value="51.2858" calcext:value-type="float">
            <text:p>51.2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52170380, 463.52170380</text:p>
          </table:table-cell>
          <table:table-cell office:value-type="string" calcext:value-type="string">
            <text:p>6(4,3)-6(3,4)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35.6446" calcext:value-type="float">
            <text:p>35.6446</text:p>
          </table:table-cell>
          <table:table-cell office:value-type="float" office:value="51.2843" calcext:value-type="float">
            <text:p>51.28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55886910, 463.55886910</text:p>
          </table:table-cell>
          <table:table-cell office:value-type="string" calcext:value-type="string">
            <text:p>5(4,1)-5(3,2)</text:p>
          </table:table-cell>
          <table:table-cell office:value-type="float" office:value="-5.0071" calcext:value-type="float">
            <text:p>-5.0071</text:p>
          </table:table-cell>
          <table:table-cell/>
          <table:table-cell office:value-type="float" office:value="31.1423" calcext:value-type="float">
            <text:p>31.1423</text:p>
          </table:table-cell>
          <table:table-cell office:value-type="float" office:value="44.8066" calcext:value-type="float">
            <text:p>44.8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56868830, 463.56868830</text:p>
          </table:table-cell>
          <table:table-cell office:value-type="string" calcext:value-type="string">
            <text:p>5(4,2)-5(3,3)</text:p>
          </table:table-cell>
          <table:table-cell office:value-type="float" office:value="-5.0071" calcext:value-type="float">
            <text:p>-5.0071</text:p>
          </table:table-cell>
          <table:table-cell/>
          <table:table-cell office:value-type="float" office:value="31.142" calcext:value-type="float">
            <text:p>31.142</text:p>
          </table:table-cell>
          <table:table-cell office:value-type="float" office:value="44.8061" calcext:value-type="float">
            <text:p>44.8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58873770, 463.58873770</text:p>
          </table:table-cell>
          <table:table-cell office:value-type="string" calcext:value-type="string">
            <text:p>20(2,18)-19(2,17)</text:p>
          </table:table-cell>
          <table:table-cell office:value-type="float" office:value="-2.5294" calcext:value-type="float">
            <text:p>-2.5294</text:p>
          </table:table-cell>
          <table:table-cell/>
          <table:table-cell office:value-type="float" office:value="154.5027" calcext:value-type="float">
            <text:p>154.5027</text:p>
          </table:table-cell>
          <table:table-cell office:value-type="float" office:value="222.2936" calcext:value-type="float">
            <text:p>222.2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59355730, 463.59355730</text:p>
          </table:table-cell>
          <table:table-cell office:value-type="string" calcext:value-type="string">
            <text:p>4(4,0)-4(3,1)</text:p>
          </table:table-cell>
          <table:table-cell office:value-type="float" office:value="-5.2636" calcext:value-type="float">
            <text:p>-5.2636</text:p>
          </table:table-cell>
          <table:table-cell/>
          <table:table-cell office:value-type="float" office:value="27.3908" calcext:value-type="float">
            <text:p>27.3908</text:p>
          </table:table-cell>
          <table:table-cell office:value-type="float" office:value="39.409" calcext:value-type="float">
            <text:p>39.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59601770, 463.59601770</text:p>
          </table:table-cell>
          <table:table-cell office:value-type="string" calcext:value-type="string">
            <text:p>4(4,1)-4(3,2)</text:p>
          </table:table-cell>
          <table:table-cell office:value-type="float" office:value="-5.2636" calcext:value-type="float">
            <text:p>-5.2636</text:p>
          </table:table-cell>
          <table:table-cell/>
          <table:table-cell office:value-type="float" office:value="27.3908" calcext:value-type="float">
            <text:p>27.3908</text:p>
          </table:table-cell>
          <table:table-cell office:value-type="float" office:value="39.409" calcext:value-type="float">
            <text:p>39.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66979180, 463.66979180</text:p>
          </table:table-cell>
          <table:table-cell office:value-type="string" calcext:value-type="string">
            <text:p>19(4,16)-19(3,17)</text:p>
          </table:table-cell>
          <table:table-cell office:value-type="float" office:value="-4.4936" calcext:value-type="float">
            <text:p>-4.4936</text:p>
          </table:table-cell>
          <table:table-cell/>
          <table:table-cell office:value-type="float" office:value="162.6903" calcext:value-type="float">
            <text:p>162.6903</text:p>
          </table:table-cell>
          <table:table-cell office:value-type="float" office:value="234.0737" calcext:value-type="float">
            <text:p>234.07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4.38287090, 464.38287090</text:p>
          </table:table-cell>
          <table:table-cell office:value-type="string" calcext:value-type="string">
            <text:p>21(2,20)-20(2,19)</text:p>
          </table:table-cell>
          <table:table-cell office:value-type="float" office:value="-2.5291" calcext:value-type="float">
            <text:p>-2.5291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4.63113700, 464.63113700</text:p>
          </table:table-cell>
          <table:table-cell office:value-type="string" calcext:value-type="string">
            <text:p>20(4,17)-20(3,18)</text:p>
          </table:table-cell>
          <table:table-cell office:value-type="float" office:value="-4.4981" calcext:value-type="float">
            <text:p>-4.4981</text:p>
          </table:table-cell>
          <table:table-cell/>
          <table:table-cell office:value-type="float" office:value="177.723" calcext:value-type="float">
            <text:p>177.723</text:p>
          </table:table-cell>
          <table:table-cell office:value-type="float" office:value="255.7023" calcext:value-type="float">
            <text:p>255.7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5.29988630, 465.29988630</text:p>
          </table:table-cell>
          <table:table-cell office:value-type="string" calcext:value-type="string">
            <text:p>22(0,22)-21(1,21)</text:p>
          </table:table-cell>
          <table:table-cell office:value-type="float" office:value="-4.2468" calcext:value-type="float">
            <text:p>-4.2468</text:p>
          </table:table-cell>
          <table:table-cell/>
          <table:table-cell office:value-type="float" office:value="167.4269" calcext:value-type="float">
            <text:p>167.4269</text:p>
          </table:table-cell>
          <table:table-cell office:value-type="float" office:value="240.8886" calcext:value-type="float">
            <text:p>240.8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5.31168440, 465.31168440</text:p>
          </table:table-cell>
          <table:table-cell office:value-type="string" calcext:value-type="string">
            <text:p>14(3,12)-14(1,13)</text:p>
          </table:table-cell>
          <table:table-cell office:value-type="float" office:value="-5.3067" calcext:value-type="float">
            <text:p>-5.3067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5.48182540, 465.48182540</text:p>
          </table:table-cell>
          <table:table-cell office:value-type="string" calcext:value-type="string">
            <text:p>6(3,4)-5(2,3)</text:p>
          </table:table-cell>
          <table:table-cell office:value-type="float" office:value="-4.7391" calcext:value-type="float">
            <text:p>-4.7391</text:p>
          </table:table-cell>
          <table:table-cell/>
          <table:table-cell office:value-type="float" office:value="20.1178" calcext:value-type="float">
            <text:p>20.1178</text:p>
          </table:table-cell>
          <table:table-cell office:value-type="float" office:value="28.9449" calcext:value-type="float">
            <text:p>28.94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5.96483310, 465.96483310</text:p>
          </table:table-cell>
          <table:table-cell office:value-type="string" calcext:value-type="string">
            <text:p>21(4,18)-21(3,19)</text:p>
          </table:table-cell>
          <table:table-cell office:value-type="float" office:value="-4.5051" calcext:value-type="float">
            <text:p>-4.5051</text:p>
          </table:table-cell>
          <table:table-cell/>
          <table:table-cell office:value-type="float" office:value="193.5014" calcext:value-type="float">
            <text:p>193.5014</text:p>
          </table:table-cell>
          <table:table-cell office:value-type="float" office:value="278.4038" calcext:value-type="float">
            <text:p>278.40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6.10887460, 466.10887460</text:p>
          </table:table-cell>
          <table:table-cell office:value-type="string" calcext:value-type="string">
            <text:p>25(2,24)-25(1,25)</text:p>
          </table:table-cell>
          <table:table-cell office:value-type="float" office:value="-4.8512" calcext:value-type="float">
            <text:p>-4.8512</text:p>
          </table:table-cell>
          <table:table-cell/>
          <table:table-cell office:value-type="float" office:value="234.0727" calcext:value-type="float">
            <text:p>234.0727</text:p>
          </table:table-cell>
          <table:table-cell office:value-type="float" office:value="336.7765" calcext:value-type="float">
            <text:p>336.77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6.50919890, 466.50919890</text:p>
          </table:table-cell>
          <table:table-cell office:value-type="string" calcext:value-type="string">
            <text:p>16(2,15)-15(1,14)</text:p>
          </table:table-cell>
          <table:table-cell office:value-type="float" office:value="-4.5487" calcext:value-type="float">
            <text:p>-4.5487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6.57063240, 466.57063240</text:p>
          </table:table-cell>
          <table:table-cell office:value-type="string" calcext:value-type="string">
            <text:p>6(3,3)-5(2,4)</text:p>
          </table:table-cell>
          <table:table-cell office:value-type="float" office:value="-4.7379" calcext:value-type="float">
            <text:p>-4.7379</text:p>
          </table:table-cell>
          <table:table-cell/>
          <table:table-cell office:value-type="float" office:value="20.0825" calcext:value-type="float">
            <text:p>20.0825</text:p>
          </table:table-cell>
          <table:table-cell office:value-type="float" office:value="28.8941" calcext:value-type="float">
            <text:p>28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6.97115120, 466.97115120</text:p>
          </table:table-cell>
          <table:table-cell office:value-type="string" calcext:value-type="string">
            <text:p>23(1,22)-22(2,21)</text:p>
          </table:table-cell>
          <table:table-cell office:value-type="float" office:value="-4.4969" calcext:value-type="float">
            <text:p>-4.4969</text:p>
          </table:table-cell>
          <table:table-cell/>
          <table:table-cell office:value-type="float" office:value="196.7408" calcext:value-type="float">
            <text:p>196.7408</text:p>
          </table:table-cell>
          <table:table-cell office:value-type="float" office:value="283.0645" calcext:value-type="float">
            <text:p>283.06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7.51343130, 467.51343130</text:p>
          </table:table-cell>
          <table:table-cell office:value-type="string" calcext:value-type="string">
            <text:p>25(2,24)-25(0,25)</text:p>
          </table:table-cell>
          <table:table-cell office:value-type="float" office:value="-4.872" calcext:value-type="float">
            <text:p>-4.872</text:p>
          </table:table-cell>
          <table:table-cell/>
          <table:table-cell office:value-type="float" office:value="234.0259" calcext:value-type="float">
            <text:p>234.0259</text:p>
          </table:table-cell>
          <table:table-cell office:value-type="float" office:value="336.7091" calcext:value-type="float">
            <text:p>336.70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7.73321250, 467.73321250</text:p>
          </table:table-cell>
          <table:table-cell office:value-type="string" calcext:value-type="string">
            <text:p>22(4,19)-22(3,20)</text:p>
          </table:table-cell>
          <table:table-cell office:value-type="float" office:value="-4.5142" calcext:value-type="float">
            <text:p>-4.5142</text:p>
          </table:table-cell>
          <table:table-cell/>
          <table:table-cell office:value-type="float" office:value="210.0234" calcext:value-type="float">
            <text:p>210.0234</text:p>
          </table:table-cell>
          <table:table-cell office:value-type="float" office:value="302.1751" calcext:value-type="float">
            <text:p>302.1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8.22027230, 468.22027230</text:p>
          </table:table-cell>
          <table:table-cell office:value-type="string" calcext:value-type="string">
            <text:p>22(1,22)-21(1,21)</text:p>
          </table:table-cell>
          <table:table-cell office:value-type="float" office:value="-2.5037" calcext:value-type="float">
            <text:p>-2.5037</text:p>
          </table:table-cell>
          <table:table-cell/>
          <table:table-cell office:value-type="float" office:value="167.4269" calcext:value-type="float">
            <text:p>167.4269</text:p>
          </table:table-cell>
          <table:table-cell office:value-type="float" office:value="240.8886" calcext:value-type="float">
            <text:p>240.8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8.55072340, 468.55072340</text:p>
          </table:table-cell>
          <table:table-cell office:value-type="string" calcext:value-type="string">
            <text:p>26(3,24)-26(1,25)</text:p>
          </table:table-cell>
          <table:table-cell office:value-type="float" office:value="-4.8331" calcext:value-type="float">
            <text:p>-4.8331</text:p>
          </table:table-cell>
          <table:table-cell/>
          <table:table-cell office:value-type="float" office:value="267.8712" calcext:value-type="float">
            <text:p>267.8712</text:p>
          </table:table-cell>
          <table:table-cell office:value-type="float" office:value="385.4047" calcext:value-type="float">
            <text:p>385.40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9.00113490, 469.00113490</text:p>
          </table:table-cell>
          <table:table-cell office:value-type="string" calcext:value-type="string">
            <text:p>22(0,22)-21(0,21)</text:p>
          </table:table-cell>
          <table:table-cell office:value-type="float" office:value="-2.5019" calcext:value-type="float">
            <text:p>-2.5019</text:p>
          </table:table-cell>
          <table:table-cell/>
          <table:table-cell office:value-type="float" office:value="167.3034" calcext:value-type="float">
            <text:p>167.3034</text:p>
          </table:table-cell>
          <table:table-cell office:value-type="float" office:value="240.7109" calcext:value-type="float">
            <text:p>240.7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9.99876800, 469.99876800</text:p>
          </table:table-cell>
          <table:table-cell office:value-type="string" calcext:value-type="string">
            <text:p>23(4,20)-23(3,21)</text:p>
          </table:table-cell>
          <table:table-cell office:value-type="float" office:value="-4.5254" calcext:value-type="float">
            <text:p>-4.5254</text:p>
          </table:table-cell>
          <table:table-cell/>
          <table:table-cell office:value-type="float" office:value="227.2868" calcext:value-type="float">
            <text:p>227.2868</text:p>
          </table:table-cell>
          <table:table-cell office:value-type="float" office:value="327.0131" calcext:value-type="float">
            <text:p>327.01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1.47428230, 471.47428230</text:p>
          </table:table-cell>
          <table:table-cell office:value-type="string" calcext:value-type="string">
            <text:p>13(3,11)-13(1,12)</text:p>
          </table:table-cell>
          <table:table-cell office:value-type="float" office:value="-5.3914" calcext:value-type="float">
            <text:p>-5.3914</text:p>
          </table:table-cell>
          <table:table-cell/>
          <table:table-cell office:value-type="float" office:value="72.514" calcext:value-type="float">
            <text:p>72.514</text:p>
          </table:table-cell>
          <table:table-cell office:value-type="float" office:value="104.3309" calcext:value-type="float">
            <text:p>104.33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1.92152090, 471.92152090</text:p>
          </table:table-cell>
          <table:table-cell office:value-type="string" calcext:value-type="string">
            <text:p>22(1,22)-21(0,21)</text:p>
          </table:table-cell>
          <table:table-cell office:value-type="float" office:value="-4.2341" calcext:value-type="float">
            <text:p>-4.2341</text:p>
          </table:table-cell>
          <table:table-cell/>
          <table:table-cell office:value-type="float" office:value="167.3034" calcext:value-type="float">
            <text:p>167.3034</text:p>
          </table:table-cell>
          <table:table-cell office:value-type="float" office:value="240.7109" calcext:value-type="float">
            <text:p>240.7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31418550, 472.31418550</text:p>
          </table:table-cell>
          <table:table-cell office:value-type="string" calcext:value-type="string">
            <text:p>22(8,15)-23(7,16)</text:p>
          </table:table-cell>
          <table:table-cell office:value-type="float" office:value="-5.3918" calcext:value-type="float">
            <text:p>-5.3918</text:p>
          </table:table-cell>
          <table:table-cell/>
          <table:table-cell office:value-type="float" office:value="315.3532" calcext:value-type="float">
            <text:p>315.3532</text:p>
          </table:table-cell>
          <table:table-cell office:value-type="float" office:value="453.7203" calcext:value-type="float">
            <text:p>453.72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31445090, 472.31445090</text:p>
          </table:table-cell>
          <table:table-cell office:value-type="string" calcext:value-type="string">
            <text:p>22(8,14)-23(7,17)</text:p>
          </table:table-cell>
          <table:table-cell office:value-type="float" office:value="-5.3918" calcext:value-type="float">
            <text:p>-5.3918</text:p>
          </table:table-cell>
          <table:table-cell/>
          <table:table-cell office:value-type="float" office:value="315.3532" calcext:value-type="float">
            <text:p>315.3532</text:p>
          </table:table-cell>
          <table:table-cell office:value-type="float" office:value="453.7203" calcext:value-type="float">
            <text:p>453.72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50730830, 472.50730830</text:p>
          </table:table-cell>
          <table:table-cell office:value-type="string" calcext:value-type="string">
            <text:p>21(9,13)-20(9,12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36.2638" calcext:value-type="float">
            <text:p>336.2638</text:p>
          </table:table-cell>
          <table:table-cell office:value-type="float" office:value="483.8058" calcext:value-type="float">
            <text:p>483.8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50730830, 472.50730830</text:p>
          </table:table-cell>
          <table:table-cell office:value-type="string" calcext:value-type="string">
            <text:p>21(9,13)-20(9,12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36.2638" calcext:value-type="float">
            <text:p>336.2638</text:p>
          </table:table-cell>
          <table:table-cell office:value-type="float" office:value="483.8058" calcext:value-type="float">
            <text:p>483.8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60517190, 472.60517190</text:p>
          </table:table-cell>
          <table:table-cell office:value-type="string" calcext:value-type="string">
            <text:p>21(8,14)-20(8,13)</text:p>
          </table:table-cell>
          <table:table-cell office:value-type="float" office:value="-2.8562" calcext:value-type="float">
            <text:p>-2.8562</text:p>
          </table:table-cell>
          <table:table-cell/>
          <table:table-cell office:value-type="float" office:value="298.8271" calcext:value-type="float">
            <text:p>298.8271</text:p>
          </table:table-cell>
          <table:table-cell office:value-type="float" office:value="429.9431" calcext:value-type="float">
            <text:p>429.9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60517240, 472.60517240</text:p>
          </table:table-cell>
          <table:table-cell office:value-type="string" calcext:value-type="string">
            <text:p>21(8,13)-20(8,12)</text:p>
          </table:table-cell>
          <table:table-cell office:value-type="float" office:value="-2.8562" calcext:value-type="float">
            <text:p>-2.8562</text:p>
          </table:table-cell>
          <table:table-cell/>
          <table:table-cell office:value-type="float" office:value="298.8271" calcext:value-type="float">
            <text:p>298.8271</text:p>
          </table:table-cell>
          <table:table-cell office:value-type="float" office:value="429.9431" calcext:value-type="float">
            <text:p>429.9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66141700, 472.66141700</text:p>
          </table:table-cell>
          <table:table-cell office:value-type="string" calcext:value-type="string">
            <text:p>27(2,25)-26(3,24)</text:p>
          </table:table-cell>
          <table:table-cell office:value-type="float" office:value="-4.8165" calcext:value-type="float">
            <text:p>-4.8165</text:p>
          </table:table-cell>
          <table:table-cell/>
          <table:table-cell office:value-type="float" office:value="283.5003" calcext:value-type="float">
            <text:p>283.5003</text:p>
          </table:table-cell>
          <table:table-cell office:value-type="float" office:value="407.8913" calcext:value-type="float">
            <text:p>407.8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67911050, 472.67911050</text:p>
          </table:table-cell>
          <table:table-cell office:value-type="string" calcext:value-type="string">
            <text:p>21(1,20)-20(1,19)</text:p>
          </table:table-cell>
          <table:table-cell office:value-type="float" office:value="-2.508" calcext:value-type="float">
            <text:p>-2.508</text:p>
          </table:table-cell>
          <table:table-cell/>
          <table:table-cell office:value-type="float" office:value="162.9409" calcext:value-type="float">
            <text:p>162.9409</text:p>
          </table:table-cell>
          <table:table-cell office:value-type="float" office:value="234.4343" calcext:value-type="float">
            <text:p>234.43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78445670, 472.78445670</text:p>
          </table:table-cell>
          <table:table-cell office:value-type="string" calcext:value-type="string">
            <text:p>21(7,15)-20(7,14)</text:p>
          </table:table-cell>
          <table:table-cell office:value-type="float" office:value="-2.7701" calcext:value-type="float">
            <text:p>-2.7701</text:p>
          </table:table-cell>
          <table:table-cell/>
          <table:table-cell office:value-type="float" office:value="265.7826" calcext:value-type="float">
            <text:p>265.7826</text:p>
          </table:table-cell>
          <table:table-cell office:value-type="float" office:value="382.3997" calcext:value-type="float">
            <text:p>382.39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78449320, 472.78449320</text:p>
          </table:table-cell>
          <table:table-cell office:value-type="string" calcext:value-type="string">
            <text:p>21(7,14)-20(7,13)</text:p>
          </table:table-cell>
          <table:table-cell office:value-type="float" office:value="-2.7701" calcext:value-type="float">
            <text:p>-2.7701</text:p>
          </table:table-cell>
          <table:table-cell/>
          <table:table-cell office:value-type="float" office:value="265.7826" calcext:value-type="float">
            <text:p>265.7826</text:p>
          </table:table-cell>
          <table:table-cell office:value-type="float" office:value="382.3997" calcext:value-type="float">
            <text:p>382.39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82284060, 472.82284060</text:p>
          </table:table-cell>
          <table:table-cell office:value-type="string" calcext:value-type="string">
            <text:p>24(4,21)-24(3,22)</text:p>
          </table:table-cell>
          <table:table-cell office:value-type="float" office:value="-4.5385" calcext:value-type="float">
            <text:p>-4.5385</text:p>
          </table:table-cell>
          <table:table-cell/>
          <table:table-cell office:value-type="float" office:value="245.2892" calcext:value-type="float">
            <text:p>245.2892</text:p>
          </table:table-cell>
          <table:table-cell office:value-type="float" office:value="352.9144" calcext:value-type="float">
            <text:p>352.9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02460650, 473.02460650</text:p>
          </table:table-cell>
          <table:table-cell office:value-type="string" calcext:value-type="string">
            <text:p>21(3,19)-20(3,18)</text:p>
          </table:table-cell>
          <table:table-cell office:value-type="float" office:value="-2.5443" calcext:value-type="float">
            <text:p>-2.5443</text:p>
          </table:table-cell>
          <table:table-cell/>
          <table:table-cell office:value-type="float" office:value="177.723" calcext:value-type="float">
            <text:p>177.723</text:p>
          </table:table-cell>
          <table:table-cell office:value-type="float" office:value="255.7023" calcext:value-type="float">
            <text:p>255.7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10145950, 473.10145950</text:p>
          </table:table-cell>
          <table:table-cell office:value-type="string" calcext:value-type="string">
            <text:p>21(6,16)-20(6,15)</text:p>
          </table:table-cell>
          <table:table-cell office:value-type="float" office:value="-2.6958" calcext:value-type="float">
            <text:p>-2.6958</text:p>
          </table:table-cell>
          <table:table-cell/>
          <table:table-cell office:value-type="float" office:value="237.1492" calcext:value-type="float">
            <text:p>237.1492</text:p>
          </table:table-cell>
          <table:table-cell office:value-type="float" office:value="341.2028" calcext:value-type="float">
            <text:p>341.20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10325110, 473.10325110</text:p>
          </table:table-cell>
          <table:table-cell office:value-type="string" calcext:value-type="string">
            <text:p>21(6,15)-20(6,14)</text:p>
          </table:table-cell>
          <table:table-cell office:value-type="float" office:value="-2.6958" calcext:value-type="float">
            <text:p>-2.6958</text:p>
          </table:table-cell>
          <table:table-cell/>
          <table:table-cell office:value-type="float" office:value="237.1493" calcext:value-type="float">
            <text:p>237.1493</text:p>
          </table:table-cell>
          <table:table-cell office:value-type="float" office:value="341.203" calcext:value-type="float">
            <text:p>341.2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10581050, 473.10581050</text:p>
          </table:table-cell>
          <table:table-cell office:value-type="string" calcext:value-type="string">
            <text:p>28(3,26)-28(2,27)</text:p>
          </table:table-cell>
          <table:table-cell office:value-type="float" office:value="-4.7088" calcext:value-type="float">
            <text:p>-4.7088</text:p>
          </table:table-cell>
          <table:table-cell/>
          <table:table-cell office:value-type="float" office:value="308.8541" calcext:value-type="float">
            <text:p>308.8541</text:p>
          </table:table-cell>
          <table:table-cell office:value-type="float" office:value="444.3696" calcext:value-type="float">
            <text:p>444.3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42351510, 473.42351510</text:p>
          </table:table-cell>
          <table:table-cell office:value-type="string" calcext:value-type="string">
            <text:p>14(4,11)-15(2,14)</text:p>
          </table:table-cell>
          <table:table-cell office:value-type="float" office:value="-6.3868" calcext:value-type="float">
            <text:p>-6.3868</text:p>
          </table:table-cell>
          <table:table-cell/>
          <table:table-cell office:value-type="float" office:value="98.4021" calcext:value-type="float">
            <text:p>98.4021</text:p>
          </table:table-cell>
          <table:table-cell office:value-type="float" office:value="141.5779" calcext:value-type="float">
            <text:p>141.5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65800120, 473.65800120</text:p>
          </table:table-cell>
          <table:table-cell office:value-type="string" calcext:value-type="string">
            <text:p>21(5,17)-20(5,16)</text:p>
          </table:table-cell>
          <table:table-cell office:value-type="float" office:value="-2.6327" calcext:value-type="float">
            <text:p>-2.6327</text:p>
          </table:table-cell>
          <table:table-cell/>
          <table:table-cell office:value-type="float" office:value="212.9538" calcext:value-type="float">
            <text:p>212.9538</text:p>
          </table:table-cell>
          <table:table-cell office:value-type="float" office:value="306.3913" calcext:value-type="float">
            <text:p>306.3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71533080, 473.71533080</text:p>
          </table:table-cell>
          <table:table-cell office:value-type="string" calcext:value-type="string">
            <text:p>21(5,16)-20(5,15)</text:p>
          </table:table-cell>
          <table:table-cell office:value-type="float" office:value="-2.6326" calcext:value-type="float">
            <text:p>-2.6326</text:p>
          </table:table-cell>
          <table:table-cell/>
          <table:table-cell office:value-type="float" office:value="212.9569" calcext:value-type="float">
            <text:p>212.9569</text:p>
          </table:table-cell>
          <table:table-cell office:value-type="float" office:value="306.3957" calcext:value-type="float">
            <text:p>306.3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4.35830270, 474.35830270</text:p>
          </table:table-cell>
          <table:table-cell office:value-type="string" calcext:value-type="string">
            <text:p>21(4,18)-20(4,17)</text:p>
          </table:table-cell>
          <table:table-cell office:value-type="float" office:value="-2.5811" calcext:value-type="float">
            <text:p>-2.5811</text:p>
          </table:table-cell>
          <table:table-cell/>
          <table:table-cell office:value-type="float" office:value="193.2214" calcext:value-type="float">
            <text:p>193.2214</text:p>
          </table:table-cell>
          <table:table-cell office:value-type="float" office:value="278.0009" calcext:value-type="float">
            <text:p>278.00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4.72689200, 474.72689200</text:p>
          </table:table-cell>
          <table:table-cell office:value-type="string" calcext:value-type="string">
            <text:p>10(2,8)-9(1,9)</text:p>
          </table:table-cell>
          <table:table-cell office:value-type="float" office:value="-4.9428" calcext:value-type="float">
            <text:p>-4.9428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4.87831420, 474.87831420</text:p>
          </table:table-cell>
          <table:table-cell office:value-type="string" calcext:value-type="string">
            <text:p>12(4,8)-13(2,11)</text:p>
          </table:table-cell>
          <table:table-cell office:value-type="float" office:value="-6.5152" calcext:value-type="float">
            <text:p>-6.5152</text:p>
          </table:table-cell>
          <table:table-cell/>
          <table:table-cell office:value-type="float" office:value="78.0624" calcext:value-type="float">
            <text:p>78.0624</text:p>
          </table:table-cell>
          <table:table-cell office:value-type="float" office:value="112.3137" calcext:value-type="float">
            <text:p>112.31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5.42823700, 475.42823700</text:p>
          </table:table-cell>
          <table:table-cell office:value-type="string" calcext:value-type="string">
            <text:p>21(4,17)-20(4,16)</text:p>
          </table:table-cell>
          <table:table-cell office:value-type="float" office:value="-2.5794" calcext:value-type="float">
            <text:p>-2.5794</text:p>
          </table:table-cell>
          <table:table-cell/>
          <table:table-cell office:value-type="float" office:value="193.2999" calcext:value-type="float">
            <text:p>193.2999</text:p>
          </table:table-cell>
          <table:table-cell office:value-type="float" office:value="278.1138" calcext:value-type="float">
            <text:p>278.1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6.26434550, 476.26434550</text:p>
          </table:table-cell>
          <table:table-cell office:value-type="string" calcext:value-type="string">
            <text:p>25(4,22)-25(3,23)</text:p>
          </table:table-cell>
          <table:table-cell office:value-type="float" office:value="-4.5534" calcext:value-type="float">
            <text:p>-4.5534</text:p>
          </table:table-cell>
          <table:table-cell/>
          <table:table-cell office:value-type="float" office:value="264.0279" calcext:value-type="float">
            <text:p>264.0279</text:p>
          </table:table-cell>
          <table:table-cell office:value-type="float" office:value="379.8751" calcext:value-type="float">
            <text:p>379.8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6.53240910, 476.53240910</text:p>
          </table:table-cell>
          <table:table-cell office:value-type="string" calcext:value-type="string">
            <text:p>16(7,10)-17(6,11)</text:p>
          </table:table-cell>
          <table:table-cell office:value-type="float" office:value="-5.3375" calcext:value-type="float">
            <text:p>-5.3375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6.53272970, 476.53272970</text:p>
          </table:table-cell>
          <table:table-cell office:value-type="string" calcext:value-type="string">
            <text:p>16(7,9)-17(6,12)</text:p>
          </table:table-cell>
          <table:table-cell office:value-type="float" office:value="-5.3375" calcext:value-type="float">
            <text:p>-5.3375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7.88302460, 477.88302460</text:p>
          </table:table-cell>
          <table:table-cell office:value-type="string" calcext:value-type="string">
            <text:p>12(3,10)-12(1,11)</text:p>
          </table:table-cell>
          <table:table-cell office:value-type="float" office:value="-5.4856" calcext:value-type="float">
            <text:p>-5.4856</text:p>
          </table:table-cell>
          <table:table-cell/>
          <table:table-cell office:value-type="float" office:value="62.5258" calcext:value-type="float">
            <text:p>62.5258</text:p>
          </table:table-cell>
          <table:table-cell office:value-type="float" office:value="89.9602" calcext:value-type="float">
            <text:p>89.96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8.17708910, 478.17708910</text:p>
          </table:table-cell>
          <table:table-cell office:value-type="string" calcext:value-type="string">
            <text:p>27(3,25)-27(1,26)</text:p>
          </table:table-cell>
          <table:table-cell office:value-type="float" office:value="-4.8279" calcext:value-type="float">
            <text:p>-4.8279</text:p>
          </table:table-cell>
          <table:table-cell/>
          <table:table-cell office:value-type="float" office:value="287.7534" calcext:value-type="float">
            <text:p>287.7534</text:p>
          </table:table-cell>
          <table:table-cell office:value-type="float" office:value="414.0106" calcext:value-type="float">
            <text:p>414.01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8.28442410, 478.28442410</text:p>
          </table:table-cell>
          <table:table-cell office:value-type="string" calcext:value-type="string">
            <text:p>22(5,17)-23(3,20)</text:p>
          </table:table-cell>
          <table:table-cell office:value-type="float" office:value="-6.2516" calcext:value-type="float">
            <text:p>-6.2516</text:p>
          </table:table-cell>
          <table:table-cell/>
          <table:table-cell office:value-type="float" office:value="229.3644" calcext:value-type="float">
            <text:p>229.3644</text:p>
          </table:table-cell>
          <table:table-cell office:value-type="float" office:value="330.0023" calcext:value-type="float">
            <text:p>330.0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8.51810280, 478.51810280</text:p>
          </table:table-cell>
          <table:table-cell office:value-type="string" calcext:value-type="string">
            <text:p>17(2,16)-16(1,15)</text:p>
          </table:table-cell>
          <table:table-cell office:value-type="float" office:value="-4.511" calcext:value-type="float">
            <text:p>-4.511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8.97693570, 478.97693570</text:p>
          </table:table-cell>
          <table:table-cell office:value-type="string" calcext:value-type="string">
            <text:p>18(4,15)-19(1,18)</text:p>
          </table:table-cell>
          <table:table-cell office:value-type="float" office:value="-6.6622" calcext:value-type="float">
            <text:p>-6.6622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0.25070060, 480.25070060</text:p>
          </table:table-cell>
          <table:table-cell office:value-type="string" calcext:value-type="string">
            <text:p>10(6,5)-11(5,6)</text:p>
          </table:table-cell>
          <table:table-cell office:value-type="float" office:value="-5.5173" calcext:value-type="float">
            <text:p>-5.5173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0.25093530, 480.25093530</text:p>
          </table:table-cell>
          <table:table-cell office:value-type="string" calcext:value-type="string">
            <text:p>10(6,4)-11(5,7)</text:p>
          </table:table-cell>
          <table:table-cell office:value-type="float" office:value="-5.5173" calcext:value-type="float">
            <text:p>-5.5173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0.37857290, 480.37857290</text:p>
          </table:table-cell>
          <table:table-cell office:value-type="string" calcext:value-type="string">
            <text:p>26(4,23)-26(3,24)</text:p>
          </table:table-cell>
          <table:table-cell office:value-type="float" office:value="-4.5701" calcext:value-type="float">
            <text:p>-4.5701</text:p>
          </table:table-cell>
          <table:table-cell/>
          <table:table-cell office:value-type="float" office:value="283.5003" calcext:value-type="float">
            <text:p>283.5003</text:p>
          </table:table-cell>
          <table:table-cell office:value-type="float" office:value="407.8913" calcext:value-type="float">
            <text:p>407.8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0.61569500, 480.61569500</text:p>
          </table:table-cell>
          <table:table-cell office:value-type="string" calcext:value-type="string">
            <text:p>25(5,21)-26(3,24)</text:p>
          </table:table-cell>
          <table:table-cell office:value-type="float" office:value="-6.2313" calcext:value-type="float">
            <text:p>-6.2313</text:p>
          </table:table-cell>
          <table:table-cell/>
          <table:table-cell office:value-type="float" office:value="283.5003" calcext:value-type="float">
            <text:p>283.5003</text:p>
          </table:table-cell>
          <table:table-cell office:value-type="float" office:value="407.8913" calcext:value-type="float">
            <text:p>407.8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1.88550150, 481.88550150</text:p>
          </table:table-cell>
          <table:table-cell office:value-type="string" calcext:value-type="string">
            <text:p>9(2,7)-8(0,8)</text:p>
          </table:table-cell>
          <table:table-cell office:value-type="float" office:value="-5.3887" calcext:value-type="float">
            <text:p>-5.3887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1.89701470, 481.89701470</text:p>
          </table:table-cell>
          <table:table-cell office:value-type="string" calcext:value-type="string">
            <text:p>21(3,18)-20(3,17)</text:p>
          </table:table-cell>
          <table:table-cell office:value-type="float" office:value="-2.5303" calcext:value-type="float">
            <text:p>-2.5303</text:p>
          </table:table-cell>
          <table:table-cell/>
          <table:table-cell office:value-type="float" office:value="178.7411" calcext:value-type="float">
            <text:p>178.7411</text:p>
          </table:table-cell>
          <table:table-cell office:value-type="float" office:value="257.1671" calcext:value-type="float">
            <text:p>257.16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4.38308200, 484.38308200</text:p>
          </table:table-cell>
          <table:table-cell office:value-type="string" calcext:value-type="string">
            <text:p>11(3,9)-11(1,10)</text:p>
          </table:table-cell>
          <table:table-cell office:value-type="float" office:value="-5.5906" calcext:value-type="float">
            <text:p>-5.5906</text:p>
          </table:table-cell>
          <table:table-cell/>
          <table:table-cell office:value-type="float" office:value="53.2885" calcext:value-type="float">
            <text:p>53.2885</text:p>
          </table:table-cell>
          <table:table-cell office:value-type="float" office:value="76.6698" calcext:value-type="float">
            <text:p>76.66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5.21609400, 485.21609400</text:p>
          </table:table-cell>
          <table:table-cell office:value-type="string" calcext:value-type="string">
            <text:p>27(4,24)-27(3,25)</text:p>
          </table:table-cell>
          <table:table-cell office:value-type="float" office:value="-4.5883" calcext:value-type="float">
            <text:p>-4.5883</text:p>
          </table:table-cell>
          <table:table-cell/>
          <table:table-cell office:value-type="float" office:value="303.7037" calcext:value-type="float">
            <text:p>303.7037</text:p>
          </table:table-cell>
          <table:table-cell office:value-type="float" office:value="436.9594" calcext:value-type="float">
            <text:p>436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5.34557690, 485.34557690</text:p>
          </table:table-cell>
          <table:table-cell office:value-type="string" calcext:value-type="string">
            <text:p>27(1,26)-27(1,27)</text:p>
          </table:table-cell>
          <table:table-cell office:value-type="float" office:value="-4.9015" calcext:value-type="float">
            <text:p>-4.9015</text:p>
          </table:table-cell>
          <table:table-cell/>
          <table:table-cell office:value-type="float" office:value="271.5641" calcext:value-type="float">
            <text:p>271.5641</text:p>
          </table:table-cell>
          <table:table-cell office:value-type="float" office:value="390.7179" calcext:value-type="float">
            <text:p>390.7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5.36891420, 485.36891420</text:p>
          </table:table-cell>
          <table:table-cell office:value-type="string" calcext:value-type="string">
            <text:p>26(2,25)-26(1,26)</text:p>
          </table:table-cell>
          <table:table-cell office:value-type="float" office:value="-4.8537" calcext:value-type="float">
            <text:p>-4.8537</text:p>
          </table:table-cell>
          <table:table-cell/>
          <table:table-cell office:value-type="float" office:value="252.4714" calcext:value-type="float">
            <text:p>252.4714</text:p>
          </table:table-cell>
          <table:table-cell office:value-type="float" office:value="363.2479" calcext:value-type="float">
            <text:p>363.2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5.80918160, 485.80918160</text:p>
          </table:table-cell>
          <table:table-cell office:value-type="string" calcext:value-type="string">
            <text:p>22(2,21)-21(2,20)</text:p>
          </table:table-cell>
          <table:table-cell office:value-type="float" office:value="-2.5024" calcext:value-type="float">
            <text:p>-2.5024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6.19551580, 486.19551580</text:p>
          </table:table-cell>
          <table:table-cell office:value-type="string" calcext:value-type="string">
            <text:p>27(1,26)-27(0,27)</text:p>
          </table:table-cell>
          <table:table-cell office:value-type="float" office:value="-4.8878" calcext:value-type="float">
            <text:p>-4.8878</text:p>
          </table:table-cell>
          <table:table-cell/>
          <table:table-cell office:value-type="float" office:value="271.5357" calcext:value-type="float">
            <text:p>271.5357</text:p>
          </table:table-cell>
          <table:table-cell office:value-type="float" office:value="390.6771" calcext:value-type="float">
            <text:p>390.67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6.46288520, 486.46288520</text:p>
          </table:table-cell>
          <table:table-cell office:value-type="string" calcext:value-type="string">
            <text:p>26(2,25)-26(0,26)</text:p>
          </table:table-cell>
          <table:table-cell office:value-type="float" office:value="-4.8709" calcext:value-type="float">
            <text:p>-4.8709</text:p>
          </table:table-cell>
          <table:table-cell/>
          <table:table-cell office:value-type="float" office:value="252.4349" calcext:value-type="float">
            <text:p>252.4349</text:p>
          </table:table-cell>
          <table:table-cell office:value-type="float" office:value="363.1954" calcext:value-type="float">
            <text:p>363.1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6.52928770, 486.52928770</text:p>
          </table:table-cell>
          <table:table-cell office:value-type="string" calcext:value-type="string">
            <text:p>21(2,19)-20(2,18)</text:p>
          </table:table-cell>
          <table:table-cell office:value-type="float" office:value="-2.4989" calcext:value-type="float">
            <text:p>-2.4989</text:p>
          </table:table-cell>
          <table:table-cell/>
          <table:table-cell office:value-type="float" office:value="169.9664" calcext:value-type="float">
            <text:p>169.9664</text:p>
          </table:table-cell>
          <table:table-cell office:value-type="float" office:value="244.5423" calcext:value-type="float">
            <text:p>244.54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6.78756470, 486.78756470</text:p>
          </table:table-cell>
          <table:table-cell office:value-type="string" calcext:value-type="string">
            <text:p>23(0,23)-22(1,22)</text:p>
          </table:table-cell>
          <table:table-cell office:value-type="float" office:value="-4.2174" calcext:value-type="float">
            <text:p>-4.2174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7.27054870, 487.27054870</text:p>
          </table:table-cell>
          <table:table-cell office:value-type="string" calcext:value-type="string">
            <text:p>7(3,5)-6(2,4)</text:p>
          </table:table-cell>
          <table:table-cell office:value-type="float" office:value="-4.6835" calcext:value-type="float">
            <text:p>-4.6835</text:p>
          </table:table-cell>
          <table:table-cell/>
          <table:table-cell office:value-type="float" office:value="24.6455" calcext:value-type="float">
            <text:p>24.6455</text:p>
          </table:table-cell>
          <table:table-cell office:value-type="float" office:value="35.4592" calcext:value-type="float">
            <text:p>35.4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8.35284310, 488.35284310</text:p>
          </table:table-cell>
          <table:table-cell office:value-type="string" calcext:value-type="string">
            <text:p>29(3,27)-29(2,28)</text:p>
          </table:table-cell>
          <table:table-cell office:value-type="float" office:value="-4.7213" calcext:value-type="float">
            <text:p>-4.7213</text:p>
          </table:table-cell>
          <table:table-cell/>
          <table:table-cell office:value-type="float" office:value="330.0022" calcext:value-type="float">
            <text:p>330.0022</text:p>
          </table:table-cell>
          <table:table-cell office:value-type="float" office:value="474.7968" calcext:value-type="float">
            <text:p>474.7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9.08314950, 489.08314950</text:p>
          </table:table-cell>
          <table:table-cell office:value-type="string" calcext:value-type="string">
            <text:p>23(1,23)-22(1,22)</text:p>
          </table:table-cell>
          <table:table-cell office:value-type="float" office:value="-2.4797" calcext:value-type="float">
            <text:p>-2.4797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9.19104240, 489.19104240</text:p>
          </table:table-cell>
          <table:table-cell office:value-type="string" calcext:value-type="string">
            <text:p>28(3,26)-28(1,27)</text:p>
          </table:table-cell>
          <table:table-cell office:value-type="float" office:value="-4.8265" calcext:value-type="float">
            <text:p>-4.8265</text:p>
          </table:table-cell>
          <table:table-cell/>
          <table:table-cell office:value-type="float" office:value="308.3175" calcext:value-type="float">
            <text:p>308.3175</text:p>
          </table:table-cell>
          <table:table-cell office:value-type="float" office:value="443.5976" calcext:value-type="float">
            <text:p>443.5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9.45493380, 489.45493380</text:p>
          </table:table-cell>
          <table:table-cell office:value-type="string" calcext:value-type="string">
            <text:p>7(3,4)-6(2,5)</text:p>
          </table:table-cell>
          <table:table-cell office:value-type="float" office:value="-4.6814" calcext:value-type="float">
            <text:p>-4.6814</text:p>
          </table:table-cell>
          <table:table-cell/>
          <table:table-cell office:value-type="float" office:value="24.5751" calcext:value-type="float">
            <text:p>24.5751</text:p>
          </table:table-cell>
          <table:table-cell office:value-type="float" office:value="35.3579" calcext:value-type="float">
            <text:p>35.3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9.70795070, 489.70795070</text:p>
          </table:table-cell>
          <table:table-cell office:value-type="string" calcext:value-type="string">
            <text:p>23(0,23)-22(0,22)</text:p>
          </table:table-cell>
          <table:table-cell office:value-type="float" office:value="-2.4784" calcext:value-type="float">
            <text:p>-2.4784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0.48299300, 490.48299300</text:p>
          </table:table-cell>
          <table:table-cell office:value-type="string" calcext:value-type="string">
            <text:p>18(2,17)-17(1,16)</text:p>
          </table:table-cell>
          <table:table-cell office:value-type="float" office:value="-4.4758" calcext:value-type="float">
            <text:p>-4.4758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0.82179520, 490.82179520</text:p>
          </table:table-cell>
          <table:table-cell office:value-type="string" calcext:value-type="string">
            <text:p>28(4,25)-28(3,26)</text:p>
          </table:table-cell>
          <table:table-cell office:value-type="float" office:value="-4.608" calcext:value-type="float">
            <text:p>-4.608</text:p>
          </table:table-cell>
          <table:table-cell/>
          <table:table-cell office:value-type="float" office:value="324.6352" calcext:value-type="float">
            <text:p>324.6352</text:p>
          </table:table-cell>
          <table:table-cell office:value-type="float" office:value="467.075" calcext:value-type="float">
            <text:p>467.0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0.83193290, 490.83193290</text:p>
          </table:table-cell>
          <table:table-cell office:value-type="string" calcext:value-type="string">
            <text:p>10(3,8)-10(1,9)</text:p>
          </table:table-cell>
          <table:table-cell office:value-type="float" office:value="-5.7082" calcext:value-type="float">
            <text:p>-5.7082</text:p>
          </table:table-cell>
          <table:table-cell/>
          <table:table-cell office:value-type="float" office:value="44.8066" calcext:value-type="float">
            <text:p>44.8066</text:p>
          </table:table-cell>
          <table:table-cell office:value-type="float" office:value="64.4663" calcext:value-type="float">
            <text:p>64.46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2.00353550, 492.00353550</text:p>
          </table:table-cell>
          <table:table-cell office:value-type="string" calcext:value-type="string">
            <text:p>23(1,23)-22(0,22)</text:p>
          </table:table-cell>
          <table:table-cell office:value-type="float" office:value="-4.2078" calcext:value-type="float">
            <text:p>-4.2078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2.19457200, 492.19457200</text:p>
          </table:table-cell>
          <table:table-cell office:value-type="string" calcext:value-type="string">
            <text:p>13(4,10)-14(2,13)</text:p>
          </table:table-cell>
          <table:table-cell office:value-type="float" office:value="-6.4313" calcext:value-type="float">
            <text:p>-6.4313</text:p>
          </table:table-cell>
          <table:table-cell/>
          <table:table-cell office:value-type="float" office:value="87.2522" calcext:value-type="float">
            <text:p>87.2522</text:p>
          </table:table-cell>
          <table:table-cell office:value-type="float" office:value="125.5357" calcext:value-type="float">
            <text:p>125.53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3.46633790, 493.46633790</text:p>
          </table:table-cell>
          <table:table-cell office:value-type="string" calcext:value-type="string">
            <text:p>22(1,21)-21(1,20)</text:p>
          </table:table-cell>
          <table:table-cell office:value-type="float" office:value="-2.484" calcext:value-type="float">
            <text:p>-2.484</text:p>
          </table:table-cell>
          <table:table-cell/>
          <table:table-cell office:value-type="float" office:value="178.7078" calcext:value-type="float">
            <text:p>178.7078</text:p>
          </table:table-cell>
          <table:table-cell office:value-type="float" office:value="257.1192" calcext:value-type="float">
            <text:p>257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4.48428740, 494.48428740</text:p>
          </table:table-cell>
          <table:table-cell office:value-type="string" calcext:value-type="string">
            <text:p>24(1,23)-23(2,22)</text:p>
          </table:table-cell>
          <table:table-cell office:value-type="float" office:value="-4.446" calcext:value-type="float">
            <text:p>-4.446</text:p>
          </table:table-cell>
          <table:table-cell/>
          <table:table-cell office:value-type="float" office:value="213.658" calcext:value-type="float">
            <text:p>213.658</text:p>
          </table:table-cell>
          <table:table-cell office:value-type="float" office:value="307.4044" calcext:value-type="float">
            <text:p>307.40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10994380, 495.10994380</text:p>
          </table:table-cell>
          <table:table-cell office:value-type="string" calcext:value-type="string">
            <text:p>21(8,14)-22(7,15)</text:p>
          </table:table-cell>
          <table:table-cell office:value-type="float" office:value="-5.3536" calcext:value-type="float">
            <text:p>-5.3536</text:p>
          </table:table-cell>
          <table:table-cell/>
          <table:table-cell office:value-type="float" office:value="298.0764" calcext:value-type="float">
            <text:p>298.0764</text:p>
          </table:table-cell>
          <table:table-cell office:value-type="float" office:value="428.863" calcext:value-type="float">
            <text:p>428.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11008580, 495.11008580</text:p>
          </table:table-cell>
          <table:table-cell office:value-type="string" calcext:value-type="string">
            <text:p>21(8,13)-22(7,16)</text:p>
          </table:table-cell>
          <table:table-cell office:value-type="float" office:value="-5.3536" calcext:value-type="float">
            <text:p>-5.3536</text:p>
          </table:table-cell>
          <table:table-cell/>
          <table:table-cell office:value-type="float" office:value="298.0764" calcext:value-type="float">
            <text:p>298.0764</text:p>
          </table:table-cell>
          <table:table-cell office:value-type="float" office:value="428.863" calcext:value-type="float">
            <text:p>428.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14823380, 495.14823380</text:p>
          </table:table-cell>
          <table:table-cell office:value-type="string" calcext:value-type="string">
            <text:p>22(8,15)-21(8,14)</text:p>
          </table:table-cell>
          <table:table-cell office:value-type="float" office:value="-2.8227" calcext:value-type="float">
            <text:p>-2.8227</text:p>
          </table:table-cell>
          <table:table-cell/>
          <table:table-cell office:value-type="float" office:value="314.5915" calcext:value-type="float">
            <text:p>314.5915</text:p>
          </table:table-cell>
          <table:table-cell office:value-type="float" office:value="452.6244" calcext:value-type="float">
            <text:p>452.62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14823490, 495.14823490</text:p>
          </table:table-cell>
          <table:table-cell office:value-type="string" calcext:value-type="string">
            <text:p>22(8,14)-21(8,13)</text:p>
          </table:table-cell>
          <table:table-cell office:value-type="float" office:value="-2.8227" calcext:value-type="float">
            <text:p>-2.8227</text:p>
          </table:table-cell>
          <table:table-cell/>
          <table:table-cell office:value-type="float" office:value="314.5915" calcext:value-type="float">
            <text:p>314.5915</text:p>
          </table:table-cell>
          <table:table-cell office:value-type="float" office:value="452.6244" calcext:value-type="float">
            <text:p>452.62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31794800, 495.31794800</text:p>
          </table:table-cell>
          <table:table-cell office:value-type="string" calcext:value-type="string">
            <text:p>22(3,20)-21(3,19)</text:p>
          </table:table-cell>
          <table:table-cell office:value-type="float" office:value="-2.517" calcext:value-type="float">
            <text:p>-2.517</text:p>
          </table:table-cell>
          <table:table-cell/>
          <table:table-cell office:value-type="float" office:value="193.5014" calcext:value-type="float">
            <text:p>193.5014</text:p>
          </table:table-cell>
          <table:table-cell office:value-type="float" office:value="278.4038" calcext:value-type="float">
            <text:p>278.40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35985110, 495.35985110</text:p>
          </table:table-cell>
          <table:table-cell office:value-type="string" calcext:value-type="string">
            <text:p>22(7,16)-21(7,15)</text:p>
          </table:table-cell>
          <table:table-cell office:value-type="float" office:value="-2.7383" calcext:value-type="float">
            <text:p>-2.7383</text:p>
          </table:table-cell>
          <table:table-cell/>
          <table:table-cell office:value-type="float" office:value="281.553" calcext:value-type="float">
            <text:p>281.553</text:p>
          </table:table-cell>
          <table:table-cell office:value-type="float" office:value="405.0896" calcext:value-type="float">
            <text:p>405.08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35991890, 495.35991890</text:p>
          </table:table-cell>
          <table:table-cell office:value-type="string" calcext:value-type="string">
            <text:p>22(7,15)-21(7,14)</text:p>
          </table:table-cell>
          <table:table-cell office:value-type="float" office:value="-2.7383" calcext:value-type="float">
            <text:p>-2.7383</text:p>
          </table:table-cell>
          <table:table-cell/>
          <table:table-cell office:value-type="float" office:value="281.553" calcext:value-type="float">
            <text:p>281.553</text:p>
          </table:table-cell>
          <table:table-cell office:value-type="float" office:value="405.0896" calcext:value-type="float">
            <text:p>405.08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72912650, 495.72912650</text:p>
          </table:table-cell>
          <table:table-cell office:value-type="string" calcext:value-type="string">
            <text:p>22(6,17)-21(6,16)</text:p>
          </table:table-cell>
          <table:table-cell office:value-type="float" office:value="-2.6652" calcext:value-type="float">
            <text:p>-2.6652</text:p>
          </table:table-cell>
          <table:table-cell/>
          <table:table-cell office:value-type="float" office:value="252.9302" calcext:value-type="float">
            <text:p>252.9302</text:p>
          </table:table-cell>
          <table:table-cell office:value-type="float" office:value="363.908" calcext:value-type="float">
            <text:p>363.9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73213450, 495.73213450</text:p>
          </table:table-cell>
          <table:table-cell office:value-type="string" calcext:value-type="string">
            <text:p>22(6,16)-21(6,15)</text:p>
          </table:table-cell>
          <table:table-cell office:value-type="float" office:value="-2.6652" calcext:value-type="float">
            <text:p>-2.6652</text:p>
          </table:table-cell>
          <table:table-cell/>
          <table:table-cell office:value-type="float" office:value="252.9303" calcext:value-type="float">
            <text:p>252.9303</text:p>
          </table:table-cell>
          <table:table-cell office:value-type="float" office:value="363.9082" calcext:value-type="float">
            <text:p>363.90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6.36584580, 496.36584580</text:p>
          </table:table-cell>
          <table:table-cell office:value-type="string" calcext:value-type="string">
            <text:p>22(5,18)-21(5,17)</text:p>
          </table:table-cell>
          <table:table-cell office:value-type="float" office:value="-2.6032" calcext:value-type="float">
            <text:p>-2.6032</text:p>
          </table:table-cell>
          <table:table-cell/>
          <table:table-cell office:value-type="float" office:value="228.7534" calcext:value-type="float">
            <text:p>228.7534</text:p>
          </table:table-cell>
          <table:table-cell office:value-type="float" office:value="329.1232" calcext:value-type="float">
            <text:p>329.12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6.45281520, 496.45281520</text:p>
          </table:table-cell>
          <table:table-cell office:value-type="string" calcext:value-type="string">
            <text:p>22(5,17)-21(5,16)</text:p>
          </table:table-cell>
          <table:table-cell office:value-type="float" office:value="-2.6031" calcext:value-type="float">
            <text:p>-2.6031</text:p>
          </table:table-cell>
          <table:table-cell/>
          <table:table-cell office:value-type="float" office:value="228.7584" calcext:value-type="float">
            <text:p>228.7584</text:p>
          </table:table-cell>
          <table:table-cell office:value-type="float" office:value="329.1304" calcext:value-type="float">
            <text:p>329.13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7.08632740, 497.08632740</text:p>
          </table:table-cell>
          <table:table-cell office:value-type="string" calcext:value-type="string">
            <text:p>22(4,19)-21(4,18)</text:p>
          </table:table-cell>
          <table:table-cell office:value-type="float" office:value="-2.5526" calcext:value-type="float">
            <text:p>-2.5526</text:p>
          </table:table-cell>
          <table:table-cell/>
          <table:table-cell office:value-type="float" office:value="209.0443" calcext:value-type="float">
            <text:p>209.0443</text:p>
          </table:table-cell>
          <table:table-cell office:value-type="float" office:value="300.7664" calcext:value-type="float">
            <text:p>300.7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7.09978700, 497.09978700</text:p>
          </table:table-cell>
          <table:table-cell office:value-type="string" calcext:value-type="string">
            <text:p>9(3,7)-9(1,8)</text:p>
          </table:table-cell>
          <table:table-cell office:value-type="float" office:value="-5.8408" calcext:value-type="float">
            <text:p>-5.8408</text:p>
          </table:table-cell>
          <table:table-cell/>
          <table:table-cell office:value-type="float" office:value="37.0844" calcext:value-type="float">
            <text:p>37.0844</text:p>
          </table:table-cell>
          <table:table-cell office:value-type="float" office:value="53.3559" calcext:value-type="float">
            <text:p>53.35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7.23405660, 497.23405660</text:p>
          </table:table-cell>
          <table:table-cell office:value-type="string" calcext:value-type="string">
            <text:p>29(4,26)-29(3,27)</text:p>
          </table:table-cell>
          <table:table-cell office:value-type="float" office:value="-4.6292" calcext:value-type="float">
            <text:p>-4.6292</text:p>
          </table:table-cell>
          <table:table-cell/>
          <table:table-cell office:value-type="float" office:value="346.2919" calcext:value-type="float">
            <text:p>346.2919</text:p>
          </table:table-cell>
          <table:table-cell office:value-type="float" office:value="498.2339" calcext:value-type="float">
            <text:p>498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8.54531270, 498.54531270</text:p>
          </table:table-cell>
          <table:table-cell office:value-type="string" calcext:value-type="string">
            <text:p>22(4,18)-21(4,17)</text:p>
          </table:table-cell>
          <table:table-cell office:value-type="float" office:value="-2.5503" calcext:value-type="float">
            <text:p>-2.5503</text:p>
          </table:table-cell>
          <table:table-cell/>
          <table:table-cell office:value-type="float" office:value="209.1585" calcext:value-type="float">
            <text:p>209.1585</text:p>
          </table:table-cell>
          <table:table-cell office:value-type="float" office:value="300.9307" calcext:value-type="float">
            <text:p>300.93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9.22590580, 499.22590580</text:p>
          </table:table-cell>
          <table:table-cell office:value-type="string" calcext:value-type="string">
            <text:p>15(7,9)-16(6,10)</text:p>
          </table:table-cell>
          <table:table-cell office:value-type="float" office:value="-5.3314" calcext:value-type="float">
            <text:p>-5.3314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9.22605940, 499.22605940</text:p>
          </table:table-cell>
          <table:table-cell office:value-type="string" calcext:value-type="string">
            <text:p>15(7,8)-16(6,11)</text:p>
          </table:table-cell>
          <table:table-cell office:value-type="float" office:value="-5.3314" calcext:value-type="float">
            <text:p>-5.3314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9.78930840, 499.78930840</text:p>
          </table:table-cell>
          <table:table-cell office:value-type="string" calcext:value-type="string">
            <text:p>24(5,20)-25(3,23)</text:p>
          </table:table-cell>
          <table:table-cell office:value-type="float" office:value="-6.2093" calcext:value-type="float">
            <text:p>-6.2093</text:p>
          </table:table-cell>
          <table:table-cell/>
          <table:table-cell office:value-type="float" office:value="264.0279" calcext:value-type="float">
            <text:p>264.0279</text:p>
          </table:table-cell>
          <table:table-cell office:value-type="float" office:value="379.8751" calcext:value-type="float">
            <text:p>379.8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1.49133770, 501.49133770</text:p>
          </table:table-cell>
          <table:table-cell office:value-type="string" calcext:value-type="string">
            <text:p>29(3,27)-29(1,28)</text:p>
          </table:table-cell>
          <table:table-cell office:value-type="float" office:value="-4.8285" calcext:value-type="float">
            <text:p>-4.8285</text:p>
          </table:table-cell>
          <table:table-cell/>
          <table:table-cell office:value-type="float" office:value="329.564" calcext:value-type="float">
            <text:p>329.564</text:p>
          </table:table-cell>
          <table:table-cell office:value-type="float" office:value="474.1664" calcext:value-type="float">
            <text:p>474.1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2.54205260, 502.54205260</text:p>
          </table:table-cell>
          <table:table-cell office:value-type="string" calcext:value-type="string">
            <text:p>19(2,18)-18(1,17)</text:p>
          </table:table-cell>
          <table:table-cell office:value-type="float" office:value="-4.443" calcext:value-type="float">
            <text:p>-4.443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2.83573890, 502.83573890</text:p>
          </table:table-cell>
          <table:table-cell office:value-type="string" calcext:value-type="string">
            <text:p>9(6,4)-10(5,5)</text:p>
          </table:table-cell>
          <table:table-cell office:value-type="float" office:value="-5.5952" calcext:value-type="float">
            <text:p>-5.5952</text:p>
          </table:table-cell>
          <table:table-cell/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2.83582690, 502.83582690</text:p>
          </table:table-cell>
          <table:table-cell office:value-type="string" calcext:value-type="string">
            <text:p>9(6,3)-10(5,6)</text:p>
          </table:table-cell>
          <table:table-cell office:value-type="float" office:value="-5.5952" calcext:value-type="float">
            <text:p>-5.5952</text:p>
          </table:table-cell>
          <table:table-cell/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3.06956230, 503.06956230</text:p>
          </table:table-cell>
          <table:table-cell office:value-type="string" calcext:value-type="string">
            <text:p>8(3,6)-8(1,7)</text:p>
          </table:table-cell>
          <table:table-cell office:value-type="float" office:value="-5.9919" calcext:value-type="float">
            <text:p>-5.9919</text:p>
          </table:table-cell>
          <table:table-cell/>
          <table:table-cell office:value-type="float" office:value="30.1255" calcext:value-type="float">
            <text:p>30.1255</text:p>
          </table:table-cell>
          <table:table-cell office:value-type="float" office:value="43.3436" calcext:value-type="float">
            <text:p>43.3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3.37337140, 503.37337140</text:p>
          </table:table-cell>
          <table:table-cell office:value-type="string" calcext:value-type="string">
            <text:p>17(4,14)-18(1,17)</text:p>
          </table:table-cell>
          <table:table-cell office:value-type="float" office:value="-6.7251" calcext:value-type="float">
            <text:p>-6.7251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3.97790030, 503.97790030</text:p>
          </table:table-cell>
          <table:table-cell office:value-type="string" calcext:value-type="string">
            <text:p>11(4,7)-12(2,10)</text:p>
          </table:table-cell>
          <table:table-cell office:value-type="float" office:value="-6.5814" calcext:value-type="float">
            <text:p>-6.5814</text:p>
          </table:table-cell>
          <table:table-cell/>
          <table:table-cell office:value-type="float" office:value="68.0763" calcext:value-type="float">
            <text:p>68.0763</text:p>
          </table:table-cell>
          <table:table-cell office:value-type="float" office:value="97.946" calcext:value-type="float">
            <text:p>97.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4.92871420, 504.92871420</text:p>
          </table:table-cell>
          <table:table-cell office:value-type="string" calcext:value-type="string">
            <text:p>27(2,26)-27(1,27)</text:p>
          </table:table-cell>
          <table:table-cell office:value-type="float" office:value="-4.8587" calcext:value-type="float">
            <text:p>-4.8587</text:p>
          </table:table-cell>
          <table:table-cell/>
          <table:table-cell office:value-type="float" office:value="271.5641" calcext:value-type="float">
            <text:p>271.5641</text:p>
          </table:table-cell>
          <table:table-cell office:value-type="float" office:value="390.7179" calcext:value-type="float">
            <text:p>390.7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5.77865300, 505.77865300</text:p>
          </table:table-cell>
          <table:table-cell office:value-type="string" calcext:value-type="string">
            <text:p>27(2,26)-27(0,27)</text:p>
          </table:table-cell>
          <table:table-cell office:value-type="float" office:value="-4.8727" calcext:value-type="float">
            <text:p>-4.8727</text:p>
          </table:table-cell>
          <table:table-cell/>
          <table:table-cell office:value-type="float" office:value="271.5357" calcext:value-type="float">
            <text:p>271.5357</text:p>
          </table:table-cell>
          <table:table-cell office:value-type="float" office:value="390.6771" calcext:value-type="float">
            <text:p>390.67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5.87324860, 505.87324860</text:p>
          </table:table-cell>
          <table:table-cell office:value-type="string" calcext:value-type="string">
            <text:p>22(3,19)-21(3,18)</text:p>
          </table:table-cell>
          <table:table-cell office:value-type="float" office:value="-2.5014" calcext:value-type="float">
            <text:p>-2.5014</text:p>
          </table:table-cell>
          <table:table-cell/>
          <table:table-cell office:value-type="float" office:value="194.8154" calcext:value-type="float">
            <text:p>194.8154</text:p>
          </table:table-cell>
          <table:table-cell office:value-type="float" office:value="280.2943" calcext:value-type="float">
            <text:p>280.29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7.16465150, 507.16465150</text:p>
          </table:table-cell>
          <table:table-cell office:value-type="string" calcext:value-type="string">
            <text:p>23(2,22)-22(2,21)</text:p>
          </table:table-cell>
          <table:table-cell office:value-type="float" office:value="-2.48" calcext:value-type="float">
            <text:p>-2.48</text:p>
          </table:table-cell>
          <table:table-cell/>
          <table:table-cell office:value-type="float" office:value="196.7408" calcext:value-type="float">
            <text:p>196.7408</text:p>
          </table:table-cell>
          <table:table-cell office:value-type="float" office:value="283.0645" calcext:value-type="float">
            <text:p>283.06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8.13055400, 508.13055400</text:p>
          </table:table-cell>
          <table:table-cell office:value-type="string" calcext:value-type="string">
            <text:p>24(0,24)-23(1,23)</text:p>
          </table:table-cell>
          <table:table-cell office:value-type="float" office:value="-4.1926" calcext:value-type="float">
            <text:p>-4.1926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8.29149170, 508.29149170</text:p>
          </table:table-cell>
          <table:table-cell office:value-type="string" calcext:value-type="string">
            <text:p>28(2,26)-27(3,25)</text:p>
          </table:table-cell>
          <table:table-cell office:value-type="float" office:value="-4.7555" calcext:value-type="float">
            <text:p>-4.7555</text:p>
          </table:table-cell>
          <table:table-cell/>
          <table:table-cell office:value-type="float" office:value="303.7037" calcext:value-type="float">
            <text:p>303.7037</text:p>
          </table:table-cell>
          <table:table-cell office:value-type="float" office:value="436.9594" calcext:value-type="float">
            <text:p>436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8.63306700, 508.63306700</text:p>
          </table:table-cell>
          <table:table-cell office:value-type="string" calcext:value-type="string">
            <text:p>8(3,6)-7(2,5)</text:p>
          </table:table-cell>
          <table:table-cell office:value-type="float" office:value="-4.6331" calcext:value-type="float">
            <text:p>-4.6331</text:p>
          </table:table-cell>
          <table:table-cell/>
          <table:table-cell office:value-type="float" office:value="29.9399" calcext:value-type="float">
            <text:p>29.9399</text:p>
          </table:table-cell>
          <table:table-cell office:value-type="float" office:value="43.0766" calcext:value-type="float">
            <text:p>43.0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8.63665020, 508.63665020</text:p>
          </table:table-cell>
          <table:table-cell office:value-type="string" calcext:value-type="string">
            <text:p>7(3,5)-7(1,6)</text:p>
          </table:table-cell>
          <table:table-cell office:value-type="float" office:value="-6.1668" calcext:value-type="float">
            <text:p>-6.1668</text:p>
          </table:table-cell>
          <table:table-cell/>
          <table:table-cell office:value-type="float" office:value="23.9329" calcext:value-type="float">
            <text:p>23.9329</text:p>
          </table:table-cell>
          <table:table-cell office:value-type="float" office:value="34.4339" calcext:value-type="float">
            <text:p>34.4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8.66134430, 508.66134430</text:p>
          </table:table-cell>
          <table:table-cell office:value-type="string" calcext:value-type="string">
            <text:p>28(1,27)-28(1,28)</text:p>
          </table:table-cell>
          <table:table-cell office:value-type="float" office:value="-4.9004" calcext:value-type="float">
            <text:p>-4.9004</text:p>
          </table:table-cell>
          <table:table-cell/>
          <table:table-cell office:value-type="float" office:value="291.3504" calcext:value-type="float">
            <text:p>291.3504</text:p>
          </table:table-cell>
          <table:table-cell office:value-type="float" office:value="419.1858" calcext:value-type="float">
            <text:p>419.1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9.28765940, 509.28765940</text:p>
          </table:table-cell>
          <table:table-cell office:value-type="string" calcext:value-type="string">
            <text:p>22(2,20)-21(2,19)</text:p>
          </table:table-cell>
          <table:table-cell office:value-type="float" office:value="-2.4733" calcext:value-type="float">
            <text:p>-2.4733</text:p>
          </table:table-cell>
          <table:table-cell/>
          <table:table-cell office:value-type="float" office:value="186.1952" calcext:value-type="float">
            <text:p>186.1952</text:p>
          </table:table-cell>
          <table:table-cell office:value-type="float" office:value="267.8918" calcext:value-type="float">
            <text:p>267.89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9.32018720, 509.32018720</text:p>
          </table:table-cell>
          <table:table-cell office:value-type="string" calcext:value-type="string">
            <text:p>28(1,27)-28(0,28)</text:p>
          </table:table-cell>
          <table:table-cell office:value-type="float" office:value="-4.8894" calcext:value-type="float">
            <text:p>-4.8894</text:p>
          </table:table-cell>
          <table:table-cell/>
          <table:table-cell office:value-type="float" office:value="291.3284" calcext:value-type="float">
            <text:p>291.3284</text:p>
          </table:table-cell>
          <table:table-cell office:value-type="float" office:value="419.1542" calcext:value-type="float">
            <text:p>419.1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9.92891740, 509.92891740</text:p>
          </table:table-cell>
          <table:table-cell office:value-type="string" calcext:value-type="string">
            <text:p>24(1,24)-23(1,23)</text:p>
          </table:table-cell>
          <table:table-cell office:value-type="float" office:value="-2.4596" calcext:value-type="float">
            <text:p>-2.4596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0.42613870, 510.42613870</text:p>
          </table:table-cell>
          <table:table-cell office:value-type="string" calcext:value-type="string">
            <text:p>24(0,24)-23(0,23)</text:p>
          </table:table-cell>
          <table:table-cell office:value-type="float" office:value="-2.4586" calcext:value-type="float">
            <text:p>-2.4586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1.39755230, 511.39755230</text:p>
          </table:table-cell>
          <table:table-cell office:value-type="string" calcext:value-type="string">
            <text:p>11(2,9)-10(1,10)</text:p>
          </table:table-cell>
          <table:table-cell office:value-type="float" office:value="-4.9196" calcext:value-type="float">
            <text:p>-4.9196</text:p>
          </table:table-cell>
          <table:table-cell/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1.65384040, 511.65384040</text:p>
          </table:table-cell>
          <table:table-cell office:value-type="string" calcext:value-type="string">
            <text:p>12(4,9)-13(2,12)</text:p>
          </table:table-cell>
          <table:table-cell office:value-type="float" office:value="-6.4891" calcext:value-type="float">
            <text:p>-6.4891</text:p>
          </table:table-cell>
          <table:table-cell/>
          <table:table-cell office:value-type="float" office:value="76.8342" calcext:value-type="float">
            <text:p>76.8342</text:p>
          </table:table-cell>
          <table:table-cell office:value-type="float" office:value="110.5466" calcext:value-type="float">
            <text:p>110.54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1.67459390, 511.67459390</text:p>
          </table:table-cell>
          <table:table-cell office:value-type="string" calcext:value-type="string">
            <text:p>10(2,8)-9(0,9)</text:p>
          </table:table-cell>
          <table:table-cell office:value-type="float" office:value="-5.2634" calcext:value-type="float">
            <text:p>-5.2634</text:p>
          </table:table-cell>
          <table:table-cell/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1.71116700, 511.71116700</text:p>
          </table:table-cell>
          <table:table-cell office:value-type="string" calcext:value-type="string">
            <text:p>21(5,16)-22(3,19)</text:p>
          </table:table-cell>
          <table:table-cell office:value-type="float" office:value="-6.2311" calcext:value-type="float">
            <text:p>-6.2311</text:p>
          </table:table-cell>
          <table:table-cell/>
          <table:table-cell office:value-type="float" office:value="211.6895" calcext:value-type="float">
            <text:p>211.6895</text:p>
          </table:table-cell>
          <table:table-cell office:value-type="float" office:value="304.5722" calcext:value-type="float">
            <text:p>304.57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2.22450210, 512.22450210</text:p>
          </table:table-cell>
          <table:table-cell office:value-type="string" calcext:value-type="string">
            <text:p>24(1,24)-23(0,23)</text:p>
          </table:table-cell>
          <table:table-cell office:value-type="float" office:value="-4.1854" calcext:value-type="float">
            <text:p>-4.1854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2.57220260, 512.57220260</text:p>
          </table:table-cell>
          <table:table-cell office:value-type="string" calcext:value-type="string">
            <text:p>8(3,5)-7(2,6)</text:p>
          </table:table-cell>
          <table:table-cell office:value-type="float" office:value="-4.6297" calcext:value-type="float">
            <text:p>-4.6297</text:p>
          </table:table-cell>
          <table:table-cell/>
          <table:table-cell office:value-type="float" office:value="29.8139" calcext:value-type="float">
            <text:p>29.8139</text:p>
          </table:table-cell>
          <table:table-cell office:value-type="float" office:value="42.8953" calcext:value-type="float">
            <text:p>42.89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3.70862000, 513.70862000</text:p>
          </table:table-cell>
          <table:table-cell office:value-type="string" calcext:value-type="string">
            <text:p>6(3,4)-6(1,5)</text:p>
          </table:table-cell>
          <table:table-cell office:value-type="float" office:value="-6.3742" calcext:value-type="float">
            <text:p>-6.3742</text:p>
          </table:table-cell>
          <table:table-cell/>
          <table:table-cell office:value-type="float" office:value="18.5092" calcext:value-type="float">
            <text:p>18.5092</text:p>
          </table:table-cell>
          <table:table-cell office:value-type="float" office:value="26.6305" calcext:value-type="float">
            <text:p>26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4.12157940, 514.12157940</text:p>
          </table:table-cell>
          <table:table-cell office:value-type="string" calcext:value-type="string">
            <text:p>23(1,22)-22(1,21)</text:p>
          </table:table-cell>
          <table:table-cell office:value-type="float" office:value="-2.4641" calcext:value-type="float">
            <text:p>-2.4641</text:p>
          </table:table-cell>
          <table:table-cell/>
          <table:table-cell office:value-type="float" office:value="195.168" calcext:value-type="float">
            <text:p>195.168</text:p>
          </table:table-cell>
          <table:table-cell office:value-type="float" office:value="280.8016" calcext:value-type="float">
            <text:p>280.80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4.83324540, 514.83324540</text:p>
          </table:table-cell>
          <table:table-cell office:value-type="string" calcext:value-type="string">
            <text:p>20(2,19)-19(1,18)</text:p>
          </table:table-cell>
          <table:table-cell office:value-type="float" office:value="-4.4126" calcext:value-type="float">
            <text:p>-4.4126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54373430, 517.54373430</text:p>
          </table:table-cell>
          <table:table-cell office:value-type="string" calcext:value-type="string">
            <text:p>23(3,21)-22(3,20)</text:p>
          </table:table-cell>
          <table:table-cell office:value-type="float" office:value="-2.494" calcext:value-type="float">
            <text:p>-2.494</text:p>
          </table:table-cell>
          <table:table-cell/>
          <table:table-cell office:value-type="float" office:value="210.0234" calcext:value-type="float">
            <text:p>210.0234</text:p>
          </table:table-cell>
          <table:table-cell office:value-type="float" office:value="302.1751" calcext:value-type="float">
            <text:p>302.1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69655740, 517.69655740</text:p>
          </table:table-cell>
          <table:table-cell office:value-type="string" calcext:value-type="string">
            <text:p>23(8,16)-22(8,15)</text:p>
          </table:table-cell>
          <table:table-cell office:value-type="float" office:value="-2.7943" calcext:value-type="float">
            <text:p>-2.7943</text:p>
          </table:table-cell>
          <table:table-cell/>
          <table:table-cell office:value-type="float" office:value="331.1079" calcext:value-type="float">
            <text:p>331.1079</text:p>
          </table:table-cell>
          <table:table-cell office:value-type="float" office:value="476.3877" calcext:value-type="float">
            <text:p>476.38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69655950, 517.69655950</text:p>
          </table:table-cell>
          <table:table-cell office:value-type="string" calcext:value-type="string">
            <text:p>23(8,15)-22(8,14)</text:p>
          </table:table-cell>
          <table:table-cell office:value-type="float" office:value="-2.7943" calcext:value-type="float">
            <text:p>-2.7943</text:p>
          </table:table-cell>
          <table:table-cell/>
          <table:table-cell office:value-type="float" office:value="331.1079" calcext:value-type="float">
            <text:p>331.1079</text:p>
          </table:table-cell>
          <table:table-cell office:value-type="float" office:value="476.3877" calcext:value-type="float">
            <text:p>476.38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86469090, 517.86469090</text:p>
          </table:table-cell>
          <table:table-cell office:value-type="string" calcext:value-type="string">
            <text:p>20(8,13)-21(7,14)</text:p>
          </table:table-cell>
          <table:table-cell office:value-type="float" office:value="-5.3222" calcext:value-type="float">
            <text:p>-5.3222</text:p>
          </table:table-cell>
          <table:table-cell/>
          <table:table-cell office:value-type="float" office:value="281.553" calcext:value-type="float">
            <text:p>281.553</text:p>
          </table:table-cell>
          <table:table-cell office:value-type="float" office:value="405.0896" calcext:value-type="float">
            <text:p>405.08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86476450, 517.86476450</text:p>
          </table:table-cell>
          <table:table-cell office:value-type="string" calcext:value-type="string">
            <text:p>20(8,12)-21(7,15)</text:p>
          </table:table-cell>
          <table:table-cell office:value-type="float" office:value="-5.3222" calcext:value-type="float">
            <text:p>-5.3222</text:p>
          </table:table-cell>
          <table:table-cell/>
          <table:table-cell office:value-type="float" office:value="281.553" calcext:value-type="float">
            <text:p>281.553</text:p>
          </table:table-cell>
          <table:table-cell office:value-type="float" office:value="405.0896" calcext:value-type="float">
            <text:p>405.08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94386980, 517.94386980</text:p>
          </table:table-cell>
          <table:table-cell office:value-type="string" calcext:value-type="string">
            <text:p>23(7,17)-22(7,16)</text:p>
          </table:table-cell>
          <table:table-cell office:value-type="float" office:value="-2.7113" calcext:value-type="float">
            <text:p>-2.7113</text:p>
          </table:table-cell>
          <table:table-cell/>
          <table:table-cell office:value-type="float" office:value="298.0764" calcext:value-type="float">
            <text:p>298.0764</text:p>
          </table:table-cell>
          <table:table-cell office:value-type="float" office:value="428.863" calcext:value-type="float">
            <text:p>428.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94399220, 517.94399220</text:p>
          </table:table-cell>
          <table:table-cell office:value-type="string" calcext:value-type="string">
            <text:p>23(7,16)-22(7,15)</text:p>
          </table:table-cell>
          <table:table-cell office:value-type="float" office:value="-2.7113" calcext:value-type="float">
            <text:p>-2.7113</text:p>
          </table:table-cell>
          <table:table-cell/>
          <table:table-cell office:value-type="float" office:value="298.0764" calcext:value-type="float">
            <text:p>298.0764</text:p>
          </table:table-cell>
          <table:table-cell office:value-type="float" office:value="428.863" calcext:value-type="float">
            <text:p>428.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8.20494930, 518.20494930</text:p>
          </table:table-cell>
          <table:table-cell office:value-type="string" calcext:value-type="string">
            <text:p>5(3,3)-5(1,4)</text:p>
          </table:table-cell>
          <table:table-cell office:value-type="float" office:value="-6.6294" calcext:value-type="float">
            <text:p>-6.6294</text:p>
          </table:table-cell>
          <table:table-cell/>
          <table:table-cell office:value-type="float" office:value="13.8565" calcext:value-type="float">
            <text:p>13.8565</text:p>
          </table:table-cell>
          <table:table-cell office:value-type="float" office:value="19.9363" calcext:value-type="float">
            <text:p>19.93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8.37056110, 518.37056110</text:p>
          </table:table-cell>
          <table:table-cell office:value-type="string" calcext:value-type="string">
            <text:p>23(6,18)-22(6,17)</text:p>
          </table:table-cell>
          <table:table-cell office:value-type="float" office:value="-2.6394" calcext:value-type="float">
            <text:p>-2.6394</text:p>
          </table:table-cell>
          <table:table-cell/>
          <table:table-cell office:value-type="float" office:value="269.4659" calcext:value-type="float">
            <text:p>269.4659</text:p>
          </table:table-cell>
          <table:table-cell office:value-type="float" office:value="387.6991" calcext:value-type="float">
            <text:p>387.69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8.37548750, 518.37548750</text:p>
          </table:table-cell>
          <table:table-cell office:value-type="string" calcext:value-type="string">
            <text:p>23(6,17)-22(6,16)</text:p>
          </table:table-cell>
          <table:table-cell office:value-type="float" office:value="-2.6394" calcext:value-type="float">
            <text:p>-2.6394</text:p>
          </table:table-cell>
          <table:table-cell/>
          <table:table-cell office:value-type="float" office:value="269.4661" calcext:value-type="float">
            <text:p>269.4661</text:p>
          </table:table-cell>
          <table:table-cell office:value-type="float" office:value="387.6994" calcext:value-type="float">
            <text:p>387.69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9.09181630, 519.09181630</text:p>
          </table:table-cell>
          <table:table-cell office:value-type="string" calcext:value-type="string">
            <text:p>23(5,19)-22(5,18)</text:p>
          </table:table-cell>
          <table:table-cell office:value-type="float" office:value="-2.5783" calcext:value-type="float">
            <text:p>-2.5783</text:p>
          </table:table-cell>
          <table:table-cell/>
          <table:table-cell office:value-type="float" office:value="245.3103" calcext:value-type="float">
            <text:p>245.3103</text:p>
          </table:table-cell>
          <table:table-cell office:value-type="float" office:value="352.9448" calcext:value-type="float">
            <text:p>352.94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9.22107110, 519.22107110</text:p>
          </table:table-cell>
          <table:table-cell office:value-type="string" calcext:value-type="string">
            <text:p>23(5,18)-22(5,17)</text:p>
          </table:table-cell>
          <table:table-cell office:value-type="float" office:value="-2.5781" calcext:value-type="float">
            <text:p>-2.5781</text:p>
          </table:table-cell>
          <table:table-cell/>
          <table:table-cell office:value-type="float" office:value="245.3183" calcext:value-type="float">
            <text:p>245.3183</text:p>
          </table:table-cell>
          <table:table-cell office:value-type="float" office:value="352.9563" calcext:value-type="float">
            <text:p>352.95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9.72717060, 519.72717060</text:p>
          </table:table-cell>
          <table:table-cell office:value-type="string" calcext:value-type="string">
            <text:p>23(5,19)-24(3,22)</text:p>
          </table:table-cell>
          <table:table-cell office:value-type="float" office:value="-6.1929" calcext:value-type="float">
            <text:p>-6.1929</text:p>
          </table:table-cell>
          <table:table-cell/>
          <table:table-cell office:value-type="float" office:value="245.2892" calcext:value-type="float">
            <text:p>245.2892</text:p>
          </table:table-cell>
          <table:table-cell office:value-type="float" office:value="352.9144" calcext:value-type="float">
            <text:p>352.9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9.80928970, 519.80928970</text:p>
          </table:table-cell>
          <table:table-cell office:value-type="string" calcext:value-type="string">
            <text:p>23(4,20)-22(4,19)</text:p>
          </table:table-cell>
          <table:table-cell office:value-type="float" office:value="-2.5285" calcext:value-type="float">
            <text:p>-2.5285</text:p>
          </table:table-cell>
          <table:table-cell/>
          <table:table-cell office:value-type="float" office:value="225.6253" calcext:value-type="float">
            <text:p>225.6253</text:p>
          </table:table-cell>
          <table:table-cell office:value-type="float" office:value="324.6226" calcext:value-type="float">
            <text:p>324.62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1.19931010, 521.19931010</text:p>
          </table:table-cell>
          <table:table-cell office:value-type="string" calcext:value-type="string">
            <text:p>25(1,24)-24(2,23)</text:p>
          </table:table-cell>
          <table:table-cell office:value-type="float" office:value="-4.4032" calcext:value-type="float">
            <text:p>-4.4032</text:p>
          </table:table-cell>
          <table:table-cell/>
          <table:table-cell office:value-type="float" office:value="231.2853" calcext:value-type="float">
            <text:p>231.2853</text:p>
          </table:table-cell>
          <table:table-cell office:value-type="float" office:value="332.766" calcext:value-type="float">
            <text:p>332.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1.76349800, 521.76349800</text:p>
          </table:table-cell>
          <table:table-cell office:value-type="string" calcext:value-type="string">
            <text:p>23(4,19)-22(4,18)</text:p>
          </table:table-cell>
          <table:table-cell office:value-type="float" office:value="-2.5256" calcext:value-type="float">
            <text:p>-2.5256</text:p>
          </table:table-cell>
          <table:table-cell/>
          <table:table-cell office:value-type="float" office:value="225.7882" calcext:value-type="float">
            <text:p>225.7882</text:p>
          </table:table-cell>
          <table:table-cell office:value-type="float" office:value="324.857" calcext:value-type="float">
            <text:p>324.8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1.88322590, 521.88322590</text:p>
          </table:table-cell>
          <table:table-cell office:value-type="string" calcext:value-type="string">
            <text:p>14(7,8)-15(6,9)</text:p>
          </table:table-cell>
          <table:table-cell office:value-type="float" office:value="-5.3369" calcext:value-type="float">
            <text:p>-5.3369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1.88329580, 521.88329580</text:p>
          </table:table-cell>
          <table:table-cell office:value-type="string" calcext:value-type="string">
            <text:p>14(7,7)-15(6,10)</text:p>
          </table:table-cell>
          <table:table-cell office:value-type="float" office:value="-5.3369" calcext:value-type="float">
            <text:p>-5.3369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4.74657620, 524.74657620</text:p>
          </table:table-cell>
          <table:table-cell office:value-type="string" calcext:value-type="string">
            <text:p>28(2,27)-28(1,28)</text:p>
          </table:table-cell>
          <table:table-cell office:value-type="float" office:value="-4.8662" calcext:value-type="float">
            <text:p>-4.8662</text:p>
          </table:table-cell>
          <table:table-cell/>
          <table:table-cell office:value-type="float" office:value="291.3504" calcext:value-type="float">
            <text:p>291.3504</text:p>
          </table:table-cell>
          <table:table-cell office:value-type="float" office:value="419.1858" calcext:value-type="float">
            <text:p>419.1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5.39434790, 525.39434790</text:p>
          </table:table-cell>
          <table:table-cell office:value-type="string" calcext:value-type="string">
            <text:p>8(6,3)-9(5,4)</text:p>
          </table:table-cell>
          <table:table-cell office:value-type="float" office:value="-5.718" calcext:value-type="float">
            <text:p>-5.718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5.39437720, 525.39437720</text:p>
          </table:table-cell>
          <table:table-cell office:value-type="string" calcext:value-type="string">
            <text:p>8(6,2)-9(5,5)</text:p>
          </table:table-cell>
          <table:table-cell office:value-type="float" office:value="-5.718" calcext:value-type="float">
            <text:p>-5.718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5.40541910, 525.40541910</text:p>
          </table:table-cell>
          <table:table-cell office:value-type="string" calcext:value-type="string">
            <text:p>28(2,27)-28(0,28)</text:p>
          </table:table-cell>
          <table:table-cell office:value-type="float" office:value="-4.8774" calcext:value-type="float">
            <text:p>-4.8774</text:p>
          </table:table-cell>
          <table:table-cell/>
          <table:table-cell office:value-type="float" office:value="291.3284" calcext:value-type="float">
            <text:p>291.3284</text:p>
          </table:table-cell>
          <table:table-cell office:value-type="float" office:value="419.1542" calcext:value-type="float">
            <text:p>419.1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7.48669510, 527.48669510</text:p>
          </table:table-cell>
          <table:table-cell office:value-type="string" calcext:value-type="string">
            <text:p>21(2,20)-20(1,19)</text:p>
          </table:table-cell>
          <table:table-cell office:value-type="float" office:value="-4.3846" calcext:value-type="float">
            <text:p>-4.3846</text:p>
          </table:table-cell>
          <table:table-cell/>
          <table:table-cell office:value-type="float" office:value="162.9409" calcext:value-type="float">
            <text:p>162.9409</text:p>
          </table:table-cell>
          <table:table-cell office:value-type="float" office:value="234.4343" calcext:value-type="float">
            <text:p>234.43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8.45216920, 528.45216920</text:p>
          </table:table-cell>
          <table:table-cell office:value-type="string" calcext:value-type="string">
            <text:p>24(2,23)-23(2,22)</text:p>
          </table:table-cell>
          <table:table-cell office:value-type="float" office:value="-2.4615" calcext:value-type="float">
            <text:p>-2.4615</text:p>
          </table:table-cell>
          <table:table-cell/>
          <table:table-cell office:value-type="float" office:value="213.658" calcext:value-type="float">
            <text:p>213.658</text:p>
          </table:table-cell>
          <table:table-cell office:value-type="float" office:value="307.4044" calcext:value-type="float">
            <text:p>307.40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9.12797480, 529.12797480</text:p>
          </table:table-cell>
          <table:table-cell office:value-type="string" calcext:value-type="string">
            <text:p>16(4,13)-17(1,16)</text:p>
          </table:table-cell>
          <table:table-cell office:value-type="float" office:value="-6.8021" calcext:value-type="float">
            <text:p>-6.8021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9.35522350, 529.35522350</text:p>
          </table:table-cell>
          <table:table-cell office:value-type="string" calcext:value-type="string">
            <text:p>25(0,25)-24(1,24)</text:p>
          </table:table-cell>
          <table:table-cell office:value-type="float" office:value="-4.1721" calcext:value-type="float">
            <text:p>-4.1721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9.43711470, 529.43711470</text:p>
          </table:table-cell>
          <table:table-cell office:value-type="string" calcext:value-type="string">
            <text:p>9(3,7)-8(2,6)</text:p>
          </table:table-cell>
          <table:table-cell office:value-type="float" office:value="-4.5881" calcext:value-type="float">
            <text:p>-4.5881</text:p>
          </table:table-cell>
          <table:table-cell/>
          <table:table-cell office:value-type="float" office:value="36.0058" calcext:value-type="float">
            <text:p>36.0058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9.87955810, 529.87955810</text:p>
          </table:table-cell>
          <table:table-cell office:value-type="string" calcext:value-type="string">
            <text:p>23(3,20)-22(3,19)</text:p>
          </table:table-cell>
          <table:table-cell office:value-type="float" office:value="-2.477" calcext:value-type="float">
            <text:p>-2.477</text:p>
          </table:table-cell>
          <table:table-cell/>
          <table:table-cell office:value-type="float" office:value="211.6895" calcext:value-type="float">
            <text:p>211.6895</text:p>
          </table:table-cell>
          <table:table-cell office:value-type="float" office:value="304.5722" calcext:value-type="float">
            <text:p>304.57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0.75978020, 530.75978020</text:p>
          </table:table-cell>
          <table:table-cell office:value-type="string" calcext:value-type="string">
            <text:p>25(1,25)-24(1,24)</text:p>
          </table:table-cell>
          <table:table-cell office:value-type="float" office:value="-2.4432" calcext:value-type="float">
            <text:p>-2.4432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1.15358690, 531.15358690</text:p>
          </table:table-cell>
          <table:table-cell office:value-type="string" calcext:value-type="string">
            <text:p>25(0,25)-24(0,24)</text:p>
          </table:table-cell>
          <table:table-cell office:value-type="float" office:value="-2.4424" calcext:value-type="float">
            <text:p>-2.4424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1.64579780, 531.64579780</text:p>
          </table:table-cell>
          <table:table-cell office:value-type="string" calcext:value-type="string">
            <text:p>29(1,28)-29(1,29)</text:p>
          </table:table-cell>
          <table:table-cell office:value-type="float" office:value="-4.9032" calcext:value-type="float">
            <text:p>-4.9032</text:p>
          </table:table-cell>
          <table:table-cell/>
          <table:table-cell office:value-type="float" office:value="311.8302" calcext:value-type="float">
            <text:p>311.8302</text:p>
          </table:table-cell>
          <table:table-cell office:value-type="float" office:value="448.6515" calcext:value-type="float">
            <text:p>448.6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1.71474600, 531.71474600</text:p>
          </table:table-cell>
          <table:table-cell office:value-type="string" calcext:value-type="string">
            <text:p>11(4,8)-12(2,11)</text:p>
          </table:table-cell>
          <table:table-cell office:value-type="float" office:value="-6.5625" calcext:value-type="float">
            <text:p>-6.5625</text:p>
          </table:table-cell>
          <table:table-cell/>
          <table:table-cell office:value-type="float" office:value="67.1504" calcext:value-type="float">
            <text:p>67.1504</text:p>
          </table:table-cell>
          <table:table-cell office:value-type="float" office:value="96.6139" calcext:value-type="float">
            <text:p>96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1.84976650, 531.84976650</text:p>
          </table:table-cell>
          <table:table-cell office:value-type="string" calcext:value-type="string">
            <text:p>23(2,21)-22(2,20)</text:p>
          </table:table-cell>
          <table:table-cell office:value-type="float" office:value="-2.4524" calcext:value-type="float">
            <text:p>-2.4524</text:p>
          </table:table-cell>
          <table:table-cell/>
          <table:table-cell office:value-type="float" office:value="203.1832" calcext:value-type="float">
            <text:p>203.1832</text:p>
          </table:table-cell>
          <table:table-cell office:value-type="float" office:value="292.3336" calcext:value-type="float">
            <text:p>292.3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2.00675790, 532.00675790</text:p>
          </table:table-cell>
          <table:table-cell office:value-type="string" calcext:value-type="string">
            <text:p>10(4,6)-11(2,9)</text:p>
          </table:table-cell>
          <table:table-cell office:value-type="float" office:value="-6.6678" calcext:value-type="float">
            <text:p>-6.6678</text:p>
          </table:table-cell>
          <table:table-cell/>
          <table:table-cell office:value-type="float" office:value="58.8799" calcext:value-type="float">
            <text:p>58.8799</text:p>
          </table:table-cell>
          <table:table-cell office:value-type="float" office:value="84.7146" calcext:value-type="float">
            <text:p>84.7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2.15544990, 532.15544990</text:p>
          </table:table-cell>
          <table:table-cell office:value-type="string" calcext:value-type="string">
            <text:p>29(1,28)-29(0,29)</text:p>
          </table:table-cell>
          <table:table-cell office:value-type="float" office:value="-4.8947" calcext:value-type="float">
            <text:p>-4.8947</text:p>
          </table:table-cell>
          <table:table-cell/>
          <table:table-cell office:value-type="float" office:value="311.8132" calcext:value-type="float">
            <text:p>311.8132</text:p>
          </table:table-cell>
          <table:table-cell office:value-type="float" office:value="448.6271" calcext:value-type="float">
            <text:p>448.62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2.55814370, 532.55814370</text:p>
          </table:table-cell>
          <table:table-cell office:value-type="string" calcext:value-type="string">
            <text:p>25(1,25)-24(0,24)</text:p>
          </table:table-cell>
          <table:table-cell office:value-type="float" office:value="-4.1667" calcext:value-type="float">
            <text:p>-4.1667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4.63292060, 534.63292060</text:p>
          </table:table-cell>
          <table:table-cell office:value-type="string" calcext:value-type="string">
            <text:p>28(5,24)-29(2,27)</text:p>
          </table:table-cell>
          <table:table-cell office:value-type="float" office:value="-6.6044" calcext:value-type="float">
            <text:p>-6.6044</text:p>
          </table:table-cell>
          <table:table-cell/>
          <table:table-cell office:value-type="float" office:value="342.7571" calcext:value-type="float">
            <text:p>342.7571</text:p>
          </table:table-cell>
          <table:table-cell office:value-type="float" office:value="493.1482" calcext:value-type="float">
            <text:p>493.14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4.67778770, 534.67778770</text:p>
          </table:table-cell>
          <table:table-cell office:value-type="string" calcext:value-type="string">
            <text:p>24(1,23)-23(1,22)</text:p>
          </table:table-cell>
          <table:table-cell office:value-type="float" office:value="-2.448" calcext:value-type="float">
            <text:p>-2.448</text:p>
          </table:table-cell>
          <table:table-cell/>
          <table:table-cell office:value-type="float" office:value="212.3173" calcext:value-type="float">
            <text:p>212.3173</text:p>
          </table:table-cell>
          <table:table-cell office:value-type="float" office:value="305.4755" calcext:value-type="float">
            <text:p>305.47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6.00271560, 536.00271560</text:p>
          </table:table-cell>
          <table:table-cell office:value-type="string" calcext:value-type="string">
            <text:p>9(3,6)-8(2,7)</text:p>
          </table:table-cell>
          <table:table-cell office:value-type="float" office:value="-4.583" calcext:value-type="float">
            <text:p>-4.583</text:p>
          </table:table-cell>
          <table:table-cell/>
          <table:table-cell office:value-type="float" office:value="35.7975" calcext:value-type="float">
            <text:p>35.7975</text:p>
          </table:table-cell>
          <table:table-cell office:value-type="float" office:value="51.5043" calcext:value-type="float">
            <text:p>51.5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9.69692470, 539.69692470</text:p>
          </table:table-cell>
          <table:table-cell office:value-type="string" calcext:value-type="string">
            <text:p>24(3,22)-23(3,21)</text:p>
          </table:table-cell>
          <table:table-cell office:value-type="float" office:value="-2.4753" calcext:value-type="float">
            <text:p>-2.4753</text:p>
          </table:table-cell>
          <table:table-cell/>
          <table:table-cell office:value-type="float" office:value="227.2868" calcext:value-type="float">
            <text:p>227.2868</text:p>
          </table:table-cell>
          <table:table-cell office:value-type="float" office:value="327.0131" calcext:value-type="float">
            <text:p>327.01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33227900, 540.33227900</text:p>
          </table:table-cell>
          <table:table-cell office:value-type="string" calcext:value-type="string">
            <text:p>22(5,18)-23(3,21)</text:p>
          </table:table-cell>
          <table:table-cell office:value-type="float" office:value="-6.1822" calcext:value-type="float">
            <text:p>-6.1822</text:p>
          </table:table-cell>
          <table:table-cell/>
          <table:table-cell office:value-type="float" office:value="227.2868" calcext:value-type="float">
            <text:p>227.2868</text:p>
          </table:table-cell>
          <table:table-cell office:value-type="float" office:value="327.0131" calcext:value-type="float">
            <text:p>327.01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53691650, 540.53691650</text:p>
          </table:table-cell>
          <table:table-cell office:value-type="string" calcext:value-type="string">
            <text:p>24(7,18)-23(7,17)</text:p>
          </table:table-cell>
          <table:table-cell office:value-type="float" office:value="-2.6889" calcext:value-type="float">
            <text:p>-2.6889</text:p>
          </table:table-cell>
          <table:table-cell/>
          <table:table-cell office:value-type="float" office:value="315.3532" calcext:value-type="float">
            <text:p>315.3532</text:p>
          </table:table-cell>
          <table:table-cell office:value-type="float" office:value="453.7203" calcext:value-type="float">
            <text:p>453.72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53713140, 540.53713140</text:p>
          </table:table-cell>
          <table:table-cell office:value-type="string" calcext:value-type="string">
            <text:p>24(7,17)-23(7,16)</text:p>
          </table:table-cell>
          <table:table-cell office:value-type="float" office:value="-2.6889" calcext:value-type="float">
            <text:p>-2.6889</text:p>
          </table:table-cell>
          <table:table-cell/>
          <table:table-cell office:value-type="float" office:value="315.3532" calcext:value-type="float">
            <text:p>315.3532</text:p>
          </table:table-cell>
          <table:table-cell office:value-type="float" office:value="453.7203" calcext:value-type="float">
            <text:p>453.72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58204680, 540.58204680</text:p>
          </table:table-cell>
          <table:table-cell office:value-type="string" calcext:value-type="string">
            <text:p>19(8,12)-20(7,13)</text:p>
          </table:table-cell>
          <table:table-cell office:value-type="float" office:value="-5.298" calcext:value-type="float">
            <text:p>-5.298</text:p>
          </table:table-cell>
          <table:table-cell/>
          <table:table-cell office:value-type="float" office:value="265.7826" calcext:value-type="float">
            <text:p>265.7826</text:p>
          </table:table-cell>
          <table:table-cell office:value-type="float" office:value="382.3997" calcext:value-type="float">
            <text:p>382.39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58208370, 540.58208370</text:p>
          </table:table-cell>
          <table:table-cell office:value-type="string" calcext:value-type="string">
            <text:p>19(8,11)-20(7,14)</text:p>
          </table:table-cell>
          <table:table-cell office:value-type="float" office:value="-5.298" calcext:value-type="float">
            <text:p>-5.298</text:p>
          </table:table-cell>
          <table:table-cell/>
          <table:table-cell office:value-type="float" office:value="265.7826" calcext:value-type="float">
            <text:p>265.7826</text:p>
          </table:table-cell>
          <table:table-cell office:value-type="float" office:value="382.3997" calcext:value-type="float">
            <text:p>382.39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61676610, 540.61676610</text:p>
          </table:table-cell>
          <table:table-cell office:value-type="string" calcext:value-type="string">
            <text:p>22(2,21)-21(1,20)</text:p>
          </table:table-cell>
          <table:table-cell office:value-type="float" office:value="-4.3591" calcext:value-type="float">
            <text:p>-4.3591</text:p>
          </table:table-cell>
          <table:table-cell/>
          <table:table-cell office:value-type="float" office:value="178.7078" calcext:value-type="float">
            <text:p>178.7078</text:p>
          </table:table-cell>
          <table:table-cell office:value-type="float" office:value="257.1192" calcext:value-type="float">
            <text:p>257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1.02633690, 541.02633690</text:p>
          </table:table-cell>
          <table:table-cell office:value-type="string" calcext:value-type="string">
            <text:p>24(6,19)-23(6,18)</text:p>
          </table:table-cell>
          <table:table-cell office:value-type="float" office:value="-2.6179" calcext:value-type="float">
            <text:p>-2.6179</text:p>
          </table:table-cell>
          <table:table-cell/>
          <table:table-cell office:value-type="float" office:value="286.7569" calcext:value-type="float">
            <text:p>286.7569</text:p>
          </table:table-cell>
          <table:table-cell office:value-type="float" office:value="412.5768" calcext:value-type="float">
            <text:p>412.5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1.03422410, 541.03422410</text:p>
          </table:table-cell>
          <table:table-cell office:value-type="string" calcext:value-type="string">
            <text:p>24(6,18)-23(6,17)</text:p>
          </table:table-cell>
          <table:table-cell office:value-type="float" office:value="-2.6179" calcext:value-type="float">
            <text:p>-2.6179</text:p>
          </table:table-cell>
          <table:table-cell/>
          <table:table-cell office:value-type="float" office:value="286.7573" calcext:value-type="float">
            <text:p>286.7573</text:p>
          </table:table-cell>
          <table:table-cell office:value-type="float" office:value="412.5774" calcext:value-type="float">
            <text:p>412.57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1.83536270, 541.83536270</text:p>
          </table:table-cell>
          <table:table-cell office:value-type="string" calcext:value-type="string">
            <text:p>24(5,20)-23(5,19)</text:p>
          </table:table-cell>
          <table:table-cell office:value-type="float" office:value="-2.5577" calcext:value-type="float">
            <text:p>-2.5577</text:p>
          </table:table-cell>
          <table:table-cell/>
          <table:table-cell office:value-type="float" office:value="262.6254" calcext:value-type="float">
            <text:p>262.6254</text:p>
          </table:table-cell>
          <table:table-cell office:value-type="float" office:value="377.8572" calcext:value-type="float">
            <text:p>377.8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2.02386420, 542.02386420</text:p>
          </table:table-cell>
          <table:table-cell office:value-type="string" calcext:value-type="string">
            <text:p>24(5,19)-23(5,18)</text:p>
          </table:table-cell>
          <table:table-cell office:value-type="float" office:value="-2.5574" calcext:value-type="float">
            <text:p>-2.5574</text:p>
          </table:table-cell>
          <table:table-cell/>
          <table:table-cell office:value-type="float" office:value="262.6376" calcext:value-type="float">
            <text:p>262.6376</text:p>
          </table:table-cell>
          <table:table-cell office:value-type="float" office:value="377.8747" calcext:value-type="float">
            <text:p>377.87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2.52099730, 542.52099730</text:p>
          </table:table-cell>
          <table:table-cell office:value-type="string" calcext:value-type="string">
            <text:p>24(4,21)-23(4,20)</text:p>
          </table:table-cell>
          <table:table-cell office:value-type="float" office:value="-2.5087" calcext:value-type="float">
            <text:p>-2.5087</text:p>
          </table:table-cell>
          <table:table-cell/>
          <table:table-cell office:value-type="float" office:value="242.9643" calcext:value-type="float">
            <text:p>242.9643</text:p>
          </table:table-cell>
          <table:table-cell office:value-type="float" office:value="349.5694" calcext:value-type="float">
            <text:p>349.56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2.78375290, 542.78375290</text:p>
          </table:table-cell>
          <table:table-cell office:value-type="string" calcext:value-type="string">
            <text:p>5(3,2)-5(1,5)</text:p>
          </table:table-cell>
          <table:table-cell office:value-type="float" office:value="-6.6688" calcext:value-type="float">
            <text:p>-6.6688</text:p>
          </table:table-cell>
          <table:table-cell/>
          <table:table-cell office:value-type="float" office:value="13.037" calcext:value-type="float">
            <text:p>13.037</text:p>
          </table:table-cell>
          <table:table-cell office:value-type="float" office:value="18.7572" calcext:value-type="float">
            <text:p>18.7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3.27978130, 543.27978130</text:p>
          </table:table-cell>
          <table:table-cell office:value-type="string" calcext:value-type="string">
            <text:p>29(2,27)-28(3,26)</text:p>
          </table:table-cell>
          <table:table-cell office:value-type="float" office:value="-4.7022" calcext:value-type="float">
            <text:p>-4.7022</text:p>
          </table:table-cell>
          <table:table-cell/>
          <table:table-cell office:value-type="float" office:value="324.6352" calcext:value-type="float">
            <text:p>324.6352</text:p>
          </table:table-cell>
          <table:table-cell office:value-type="float" office:value="467.075" calcext:value-type="float">
            <text:p>467.0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3.71512830, 543.71512830</text:p>
          </table:table-cell>
          <table:table-cell office:value-type="string" calcext:value-type="string">
            <text:p>11(2,9)-10(0,10)</text:p>
          </table:table-cell>
          <table:table-cell office:value-type="float" office:value="-5.1626" calcext:value-type="float">
            <text:p>-5.1626</text:p>
          </table:table-cell>
          <table:table-cell/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3.86908490, 543.86908490</text:p>
          </table:table-cell>
          <table:table-cell office:value-type="string" calcext:value-type="string">
            <text:p>20(5,15)-21(3,18)</text:p>
          </table:table-cell>
          <table:table-cell office:value-type="float" office:value="-6.2204" calcext:value-type="float">
            <text:p>-6.2204</text:p>
          </table:table-cell>
          <table:table-cell/>
          <table:table-cell office:value-type="float" office:value="194.8154" calcext:value-type="float">
            <text:p>194.8154</text:p>
          </table:table-cell>
          <table:table-cell office:value-type="float" office:value="280.2943" calcext:value-type="float">
            <text:p>280.29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4.50857250, 544.50857250</text:p>
          </table:table-cell>
          <table:table-cell office:value-type="string" calcext:value-type="string">
            <text:p>13(7,7)-14(6,8)</text:p>
          </table:table-cell>
          <table:table-cell office:value-type="float" office:value="-5.3561" calcext:value-type="float">
            <text:p>-5.3561</text:p>
          </table:table-cell>
          <table:table-cell/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4.50860250, 544.50860250</text:p>
          </table:table-cell>
          <table:table-cell office:value-type="string" calcext:value-type="string">
            <text:p>13(7,6)-14(6,9)</text:p>
          </table:table-cell>
          <table:table-cell office:value-type="float" office:value="-5.3561" calcext:value-type="float">
            <text:p>-5.3561</text:p>
          </table:table-cell>
          <table:table-cell/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4.78429240, 544.78429240</text:p>
          </table:table-cell>
          <table:table-cell office:value-type="string" calcext:value-type="string">
            <text:p>29(2,28)-29(1,29)</text:p>
          </table:table-cell>
          <table:table-cell office:value-type="float" office:value="-4.8763" calcext:value-type="float">
            <text:p>-4.8763</text:p>
          </table:table-cell>
          <table:table-cell/>
          <table:table-cell office:value-type="float" office:value="311.8302" calcext:value-type="float">
            <text:p>311.8302</text:p>
          </table:table-cell>
          <table:table-cell office:value-type="float" office:value="448.6515" calcext:value-type="float">
            <text:p>448.6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5.09426260, 545.09426260</text:p>
          </table:table-cell>
          <table:table-cell office:value-type="string" calcext:value-type="string">
            <text:p>24(4,20)-23(4,19)</text:p>
          </table:table-cell>
          <table:table-cell office:value-type="float" office:value="-2.5051" calcext:value-type="float">
            <text:p>-2.5051</text:p>
          </table:table-cell>
          <table:table-cell/>
          <table:table-cell office:value-type="float" office:value="243.1924" calcext:value-type="float">
            <text:p>243.1924</text:p>
          </table:table-cell>
          <table:table-cell office:value-type="float" office:value="349.8976" calcext:value-type="float">
            <text:p>349.8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5.29394450, 545.29394450</text:p>
          </table:table-cell>
          <table:table-cell office:value-type="string" calcext:value-type="string">
            <text:p>29(2,28)-29(0,29)</text:p>
          </table:table-cell>
          <table:table-cell office:value-type="float" office:value="-4.8849" calcext:value-type="float">
            <text:p>-4.8849</text:p>
          </table:table-cell>
          <table:table-cell/>
          <table:table-cell office:value-type="float" office:value="311.8132" calcext:value-type="float">
            <text:p>311.8132</text:p>
          </table:table-cell>
          <table:table-cell office:value-type="float" office:value="448.6271" calcext:value-type="float">
            <text:p>448.62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7.14271140, 547.14271140</text:p>
          </table:table-cell>
          <table:table-cell office:value-type="string" calcext:value-type="string">
            <text:p>26(1,25)-25(2,24)</text:p>
          </table:table-cell>
          <table:table-cell office:value-type="float" office:value="-4.3677" calcext:value-type="float">
            <text:p>-4.3677</text:p>
          </table:table-cell>
          <table:table-cell/>
          <table:table-cell office:value-type="float" office:value="249.6204" calcext:value-type="float">
            <text:p>249.6204</text:p>
          </table:table-cell>
          <table:table-cell office:value-type="float" office:value="359.146" calcext:value-type="float">
            <text:p>359.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7.93116500, 547.93116500</text:p>
          </table:table-cell>
          <table:table-cell office:value-type="string" calcext:value-type="string">
            <text:p>7(6,2)-8(5,3)</text:p>
          </table:table-cell>
          <table:table-cell office:value-type="float" office:value="-5.9179" calcext:value-type="float">
            <text:p>-5.9179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7.93117340, 547.93117340</text:p>
          </table:table-cell>
          <table:table-cell office:value-type="string" calcext:value-type="string">
            <text:p>7(6,1)-8(5,4)</text:p>
          </table:table-cell>
          <table:table-cell office:value-type="float" office:value="-5.9179" calcext:value-type="float">
            <text:p>-5.9179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8.11698070, 548.11698070</text:p>
          </table:table-cell>
          <table:table-cell office:value-type="string" calcext:value-type="string">
            <text:p>6(3,3)-6(1,6)</text:p>
          </table:table-cell>
          <table:table-cell office:value-type="float" office:value="-6.4294" calcext:value-type="float">
            <text:p>-6.4294</text:p>
          </table:table-cell>
          <table:table-cell/>
          <table:table-cell office:value-type="float" office:value="17.3624" calcext:value-type="float">
            <text:p>17.3624</text:p>
          </table:table-cell>
          <table:table-cell office:value-type="float" office:value="24.9805" calcext:value-type="float">
            <text:p>24.98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9.54711210, 549.54711210</text:p>
          </table:table-cell>
          <table:table-cell office:value-type="string" calcext:value-type="string">
            <text:p>10(3,8)-9(2,7)</text:p>
          </table:table-cell>
          <table:table-cell office:value-type="float" office:value="-4.5486" calcext:value-type="float">
            <text:p>-4.5486</text:p>
          </table:table-cell>
          <table:table-cell/>
          <table:table-cell office:value-type="float" office:value="42.8481" calcext:value-type="float">
            <text:p>42.8481</text:p>
          </table:table-cell>
          <table:table-cell office:value-type="float" office:value="61.6485" calcext:value-type="float">
            <text:p>61.6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9.67519730, 549.67519730</text:p>
          </table:table-cell>
          <table:table-cell office:value-type="string" calcext:value-type="string">
            <text:p>25(2,24)-24(2,23)</text:p>
          </table:table-cell>
          <table:table-cell office:value-type="float" office:value="-2.4469" calcext:value-type="float">
            <text:p>-2.4469</text:p>
          </table:table-cell>
          <table:table-cell/>
          <table:table-cell office:value-type="float" office:value="231.2853" calcext:value-type="float">
            <text:p>231.2853</text:p>
          </table:table-cell>
          <table:table-cell office:value-type="float" office:value="332.766" calcext:value-type="float">
            <text:p>332.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0.38117630, 550.38117630</text:p>
          </table:table-cell>
          <table:table-cell office:value-type="string" calcext:value-type="string">
            <text:p>12(2,10)-11(1,11)</text:p>
          </table:table-cell>
          <table:table-cell office:value-type="float" office:value="-4.9064" calcext:value-type="float">
            <text:p>-4.9064</text:p>
          </table:table-cell>
          <table:table-cell/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0.48365090, 550.48365090</text:p>
          </table:table-cell>
          <table:table-cell office:value-type="string" calcext:value-type="string">
            <text:p>26(0,26)-25(1,25)</text:p>
          </table:table-cell>
          <table:table-cell office:value-type="float" office:value="-4.1557" calcext:value-type="float">
            <text:p>-4.1557</text:p>
          </table:table-cell>
          <table:table-cell/>
          <table:table-cell office:value-type="float" office:value="234.0727" calcext:value-type="float">
            <text:p>234.0727</text:p>
          </table:table-cell>
          <table:table-cell office:value-type="float" office:value="336.7765" calcext:value-type="float">
            <text:p>336.77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1.57762190, 551.57762190</text:p>
          </table:table-cell>
          <table:table-cell office:value-type="string" calcext:value-type="string">
            <text:p>26(1,26)-25(1,25)</text:p>
          </table:table-cell>
          <table:table-cell office:value-type="float" office:value="-2.4303" calcext:value-type="float">
            <text:p>-2.4303</text:p>
          </table:table-cell>
          <table:table-cell/>
          <table:table-cell office:value-type="float" office:value="234.0727" calcext:value-type="float">
            <text:p>234.0727</text:p>
          </table:table-cell>
          <table:table-cell office:value-type="float" office:value="336.7765" calcext:value-type="float">
            <text:p>336.77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1.88820760, 551.88820760</text:p>
          </table:table-cell>
          <table:table-cell office:value-type="string" calcext:value-type="string">
            <text:p>26(0,26)-25(0,25)</text:p>
          </table:table-cell>
          <table:table-cell office:value-type="float" office:value="-2.4297" calcext:value-type="float">
            <text:p>-2.4297</text:p>
          </table:table-cell>
          <table:table-cell/>
          <table:table-cell office:value-type="float" office:value="234.0259" calcext:value-type="float">
            <text:p>234.0259</text:p>
          </table:table-cell>
          <table:table-cell office:value-type="float" office:value="336.7091" calcext:value-type="float">
            <text:p>336.70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2.29452740, 552.29452740</text:p>
          </table:table-cell>
          <table:table-cell office:value-type="string" calcext:value-type="string">
            <text:p>10(4,7)-11(2,10)</text:p>
          </table:table-cell>
          <table:table-cell office:value-type="float" office:value="-6.6544" calcext:value-type="float">
            <text:p>-6.6544</text:p>
          </table:table-cell>
          <table:table-cell/>
          <table:table-cell office:value-type="float" office:value="58.2029" calcext:value-type="float">
            <text:p>58.2029</text:p>
          </table:table-cell>
          <table:table-cell office:value-type="float" office:value="83.7405" calcext:value-type="float">
            <text:p>83.74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2.98217860, 552.98217860</text:p>
          </table:table-cell>
          <table:table-cell office:value-type="string" calcext:value-type="string">
            <text:p>26(1,26)-25(0,25)</text:p>
          </table:table-cell>
          <table:table-cell office:value-type="float" office:value="-4.1516" calcext:value-type="float">
            <text:p>-4.1516</text:p>
          </table:table-cell>
          <table:table-cell/>
          <table:table-cell office:value-type="float" office:value="234.0259" calcext:value-type="float">
            <text:p>234.0259</text:p>
          </table:table-cell>
          <table:table-cell office:value-type="float" office:value="336.7091" calcext:value-type="float">
            <text:p>336.70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3.54387920, 553.54387920</text:p>
          </table:table-cell>
          <table:table-cell office:value-type="string" calcext:value-type="string">
            <text:p>4(4,1)-3(3,0)</text:p>
          </table:table-cell>
          <table:table-cell office:value-type="float" office:value="-4.5237" calcext:value-type="float">
            <text:p>-4.5237</text:p>
          </table:table-cell>
          <table:table-cell/>
          <table:table-cell office:value-type="float" office:value="24.3904" calcext:value-type="float">
            <text:p>24.3904</text:p>
          </table:table-cell>
          <table:table-cell office:value-type="float" office:value="35.0921" calcext:value-type="float">
            <text:p>35.09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3.54423460, 553.54423460</text:p>
          </table:table-cell>
          <table:table-cell office:value-type="string" calcext:value-type="string">
            <text:p>4(4,0)-3(3,1)</text:p>
          </table:table-cell>
          <table:table-cell office:value-type="float" office:value="-4.5237" calcext:value-type="float">
            <text:p>-4.5237</text:p>
          </table:table-cell>
          <table:table-cell/>
          <table:table-cell office:value-type="float" office:value="24.3904" calcext:value-type="float">
            <text:p>24.3904</text:p>
          </table:table-cell>
          <table:table-cell office:value-type="float" office:value="35.0921" calcext:value-type="float">
            <text:p>35.09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3.87606190, 553.87606190</text:p>
          </table:table-cell>
          <table:table-cell office:value-type="string" calcext:value-type="string">
            <text:p>24(3,21)-23(3,20)</text:p>
          </table:table-cell>
          <table:table-cell office:value-type="float" office:value="-2.4571" calcext:value-type="float">
            <text:p>-2.4571</text:p>
          </table:table-cell>
          <table:table-cell/>
          <table:table-cell office:value-type="float" office:value="229.3644" calcext:value-type="float">
            <text:p>229.3644</text:p>
          </table:table-cell>
          <table:table-cell office:value-type="float" office:value="330.0023" calcext:value-type="float">
            <text:p>330.0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4.20217360, 554.20217360</text:p>
          </table:table-cell>
          <table:table-cell office:value-type="string" calcext:value-type="string">
            <text:p>24(2,22)-23(2,21)</text:p>
          </table:table-cell>
          <table:table-cell office:value-type="float" office:value="-2.4357" calcext:value-type="float">
            <text:p>-2.4357</text:p>
          </table:table-cell>
          <table:table-cell/>
          <table:table-cell office:value-type="float" office:value="220.9238" calcext:value-type="float">
            <text:p>220.9238</text:p>
          </table:table-cell>
          <table:table-cell office:value-type="float" office:value="317.8582" calcext:value-type="float">
            <text:p>317.8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4.31507970, 554.31507970</text:p>
          </table:table-cell>
          <table:table-cell office:value-type="string" calcext:value-type="string">
            <text:p>23(2,22)-22(1,21)</text:p>
          </table:table-cell>
          <table:table-cell office:value-type="float" office:value="-4.3362" calcext:value-type="float">
            <text:p>-4.3362</text:p>
          </table:table-cell>
          <table:table-cell/>
          <table:table-cell office:value-type="float" office:value="195.168" calcext:value-type="float">
            <text:p>195.168</text:p>
          </table:table-cell>
          <table:table-cell office:value-type="float" office:value="280.8016" calcext:value-type="float">
            <text:p>280.80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4.32979360, 554.32979360</text:p>
          </table:table-cell>
          <table:table-cell office:value-type="string" calcext:value-type="string">
            <text:p>30(1,29)-30(1,30)</text:p>
          </table:table-cell>
          <table:table-cell office:value-type="float" office:value="-4.9096" calcext:value-type="float">
            <text:p>-4.9096</text:p>
          </table:table-cell>
          <table:table-cell/>
          <table:table-cell office:value-type="float" office:value="333.003" calcext:value-type="float">
            <text:p>333.003</text:p>
          </table:table-cell>
          <table:table-cell office:value-type="float" office:value="479.1143" calcext:value-type="float">
            <text:p>479.11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4.51140810, 554.51140810</text:p>
          </table:table-cell>
          <table:table-cell office:value-type="string" calcext:value-type="string">
            <text:p>7(3,4)-7(1,7)</text:p>
          </table:table-cell>
          <table:table-cell office:value-type="float" office:value="-6.2404" calcext:value-type="float">
            <text:p>-6.2404</text:p>
          </table:table-cell>
          <table:table-cell/>
          <table:table-cell office:value-type="float" office:value="22.4051" calcext:value-type="float">
            <text:p>22.4051</text:p>
          </table:table-cell>
          <table:table-cell office:value-type="float" office:value="32.2358" calcext:value-type="float">
            <text:p>32.2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4.72328870, 554.72328870</text:p>
          </table:table-cell>
          <table:table-cell office:value-type="string" calcext:value-type="string">
            <text:p>30(1,29)-30(0,30)</text:p>
          </table:table-cell>
          <table:table-cell office:value-type="float" office:value="-4.9033" calcext:value-type="float">
            <text:p>-4.9033</text:p>
          </table:table-cell>
          <table:table-cell/>
          <table:table-cell office:value-type="float" office:value="332.9899" calcext:value-type="float">
            <text:p>332.9899</text:p>
          </table:table-cell>
          <table:table-cell office:value-type="float" office:value="479.0954" calcext:value-type="float">
            <text:p>479.0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5.16719180, 555.16719180</text:p>
          </table:table-cell>
          <table:table-cell office:value-type="string" calcext:value-type="string">
            <text:p>25(1,24)-24(1,23)</text:p>
          </table:table-cell>
          <table:table-cell office:value-type="float" office:value="-2.4355" calcext:value-type="float">
            <text:p>-2.4355</text:p>
          </table:table-cell>
          <table:table-cell/>
          <table:table-cell office:value-type="float" office:value="230.1522" calcext:value-type="float">
            <text:p>230.1522</text:p>
          </table:table-cell>
          <table:table-cell office:value-type="float" office:value="331.1358" calcext:value-type="float">
            <text:p>331.1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9.84171140, 559.84171140</text:p>
          </table:table-cell>
          <table:table-cell office:value-type="string" calcext:value-type="string">
            <text:p>10(3,7)-9(2,8)</text:p>
          </table:table-cell>
          <table:table-cell office:value-type="float" office:value="-4.5416" calcext:value-type="float">
            <text:p>-4.5416</text:p>
          </table:table-cell>
          <table:table-cell/>
          <table:table-cell office:value-type="float" office:value="42.5246" calcext:value-type="float">
            <text:p>42.5246</text:p>
          </table:table-cell>
          <table:table-cell office:value-type="float" office:value="61.1831" calcext:value-type="float">
            <text:p>61.18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0.63265170, 560.63265170</text:p>
          </table:table-cell>
          <table:table-cell office:value-type="string" calcext:value-type="string">
            <text:p>28(5,23)-28(4,24)</text:p>
          </table:table-cell>
          <table:table-cell office:value-type="float" office:value="-4.5181" calcext:value-type="float">
            <text:p>-4.5181</text:p>
          </table:table-cell>
          <table:table-cell/>
          <table:table-cell office:value-type="float" office:value="341.9718" calcext:value-type="float">
            <text:p>341.9718</text:p>
          </table:table-cell>
          <table:table-cell office:value-type="float" office:value="492.0183" calcext:value-type="float">
            <text:p>492.0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1.51016750, 561.51016750</text:p>
          </table:table-cell>
          <table:table-cell office:value-type="string" calcext:value-type="string">
            <text:p>21(5,17)-22(3,20)</text:p>
          </table:table-cell>
          <table:table-cell office:value-type="float" office:value="-6.1777" calcext:value-type="float">
            <text:p>-6.1777</text:p>
          </table:table-cell>
          <table:table-cell/>
          <table:table-cell office:value-type="float" office:value="210.0234" calcext:value-type="float">
            <text:p>210.0234</text:p>
          </table:table-cell>
          <table:table-cell office:value-type="float" office:value="302.1751" calcext:value-type="float">
            <text:p>302.1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1.77322490, 561.77322490</text:p>
          </table:table-cell>
          <table:table-cell office:value-type="string" calcext:value-type="string">
            <text:p>25(3,23)-24(3,22)</text:p>
          </table:table-cell>
          <table:table-cell office:value-type="float" office:value="-2.4605" calcext:value-type="float">
            <text:p>-2.4605</text:p>
          </table:table-cell>
          <table:table-cell/>
          <table:table-cell office:value-type="float" office:value="245.2892" calcext:value-type="float">
            <text:p>245.2892</text:p>
          </table:table-cell>
          <table:table-cell office:value-type="float" office:value="352.9144" calcext:value-type="float">
            <text:p>352.91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2.04689950, 562.04689950</text:p>
          </table:table-cell>
          <table:table-cell office:value-type="string" calcext:value-type="string">
            <text:p>8(3,5)-8(1,8)</text:p>
          </table:table-cell>
          <table:table-cell office:value-type="float" office:value="-6.0866" calcext:value-type="float">
            <text:p>-6.0866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13939880, 563.13939880</text:p>
          </table:table-cell>
          <table:table-cell office:value-type="string" calcext:value-type="string">
            <text:p>25(7,19)-24(7,18)</text:p>
          </table:table-cell>
          <table:table-cell office:value-type="float" office:value="-2.6707" calcext:value-type="float">
            <text:p>-2.6707</text:p>
          </table:table-cell>
          <table:table-cell/>
          <table:table-cell office:value-type="float" office:value="333.3836" calcext:value-type="float">
            <text:p>333.3836</text:p>
          </table:table-cell>
          <table:table-cell office:value-type="float" office:value="479.6619" calcext:value-type="float">
            <text:p>479.66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13976720, 563.13976720</text:p>
          </table:table-cell>
          <table:table-cell office:value-type="string" calcext:value-type="string">
            <text:p>25(7,18)-24(7,17)</text:p>
          </table:table-cell>
          <table:table-cell office:value-type="float" office:value="-2.6707" calcext:value-type="float">
            <text:p>-2.6707</text:p>
          </table:table-cell>
          <table:table-cell/>
          <table:table-cell office:value-type="float" office:value="333.3836" calcext:value-type="float">
            <text:p>333.3836</text:p>
          </table:table-cell>
          <table:table-cell office:value-type="float" office:value="479.6619" calcext:value-type="float">
            <text:p>479.66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26545620, 563.26545620</text:p>
          </table:table-cell>
          <table:table-cell office:value-type="string" calcext:value-type="string">
            <text:p>18(8,11)-19(7,12)</text:p>
          </table:table-cell>
          <table:table-cell office:value-type="float" office:value="-5.2815" calcext:value-type="float">
            <text:p>-5.2815</text:p>
          </table:table-cell>
          <table:table-cell/>
          <table:table-cell office:value-type="float" office:value="250.765" calcext:value-type="float">
            <text:p>250.765</text:p>
          </table:table-cell>
          <table:table-cell office:value-type="float" office:value="360.7928" calcext:value-type="float">
            <text:p>360.79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26547400, 563.26547400</text:p>
          </table:table-cell>
          <table:table-cell office:value-type="string" calcext:value-type="string">
            <text:p>18(8,10)-19(7,13)</text:p>
          </table:table-cell>
          <table:table-cell office:value-type="float" office:value="-5.2815" calcext:value-type="float">
            <text:p>-5.2815</text:p>
          </table:table-cell>
          <table:table-cell/>
          <table:table-cell office:value-type="float" office:value="250.765" calcext:value-type="float">
            <text:p>250.765</text:p>
          </table:table-cell>
          <table:table-cell office:value-type="float" office:value="360.7928" calcext:value-type="float">
            <text:p>360.79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69699020, 563.69699020</text:p>
          </table:table-cell>
          <table:table-cell office:value-type="string" calcext:value-type="string">
            <text:p>25(6,20)-24(6,19)</text:p>
          </table:table-cell>
          <table:table-cell office:value-type="float" office:value="-2.6007" calcext:value-type="float">
            <text:p>-2.6007</text:p>
          </table:table-cell>
          <table:table-cell/>
          <table:table-cell office:value-type="float" office:value="304.8036" calcext:value-type="float">
            <text:p>304.8036</text:p>
          </table:table-cell>
          <table:table-cell office:value-type="float" office:value="438.5419" calcext:value-type="float">
            <text:p>438.54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70935730, 563.70935730</text:p>
          </table:table-cell>
          <table:table-cell office:value-type="string" calcext:value-type="string">
            <text:p>25(6,19)-24(6,18)</text:p>
          </table:table-cell>
          <table:table-cell office:value-type="float" office:value="-2.6006" calcext:value-type="float">
            <text:p>-2.6006</text:p>
          </table:table-cell>
          <table:table-cell/>
          <table:table-cell office:value-type="float" office:value="304.8042" calcext:value-type="float">
            <text:p>304.8042</text:p>
          </table:table-cell>
          <table:table-cell office:value-type="float" office:value="438.5427" calcext:value-type="float">
            <text:p>438.54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4.17251970, 564.17251970</text:p>
          </table:table-cell>
          <table:table-cell office:value-type="string" calcext:value-type="string">
            <text:p>27(5,23)-28(2,26)</text:p>
          </table:table-cell>
          <table:table-cell office:value-type="float" office:value="-6.6113" calcext:value-type="float">
            <text:p>-6.6113</text:p>
          </table:table-cell>
          <table:table-cell/>
          <table:table-cell office:value-type="float" office:value="320.6585" calcext:value-type="float">
            <text:p>320.6585</text:p>
          </table:table-cell>
          <table:table-cell office:value-type="float" office:value="461.3534" calcext:value-type="float">
            <text:p>461.3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4.59552510, 564.59552510</text:p>
          </table:table-cell>
          <table:table-cell office:value-type="string" calcext:value-type="string">
            <text:p>25(5,21)-24(5,20)</text:p>
          </table:table-cell>
          <table:table-cell office:value-type="float" office:value="-2.5411" calcext:value-type="float">
            <text:p>-2.5411</text:p>
          </table:table-cell>
          <table:table-cell/>
          <table:table-cell office:value-type="float" office:value="280.6991" calcext:value-type="float">
            <text:p>280.6991</text:p>
          </table:table-cell>
          <table:table-cell office:value-type="float" office:value="403.8611" calcext:value-type="float">
            <text:p>403.86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4.86565040, 564.86565040</text:p>
          </table:table-cell>
          <table:table-cell office:value-type="string" calcext:value-type="string">
            <text:p>25(5,20)-24(5,19)</text:p>
          </table:table-cell>
          <table:table-cell office:value-type="float" office:value="-2.5407" calcext:value-type="float">
            <text:p>-2.5407</text:p>
          </table:table-cell>
          <table:table-cell/>
          <table:table-cell office:value-type="float" office:value="280.7176" calcext:value-type="float">
            <text:p>280.7176</text:p>
          </table:table-cell>
          <table:table-cell office:value-type="float" office:value="403.8877" calcext:value-type="float">
            <text:p>403.88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5.00732320, 565.00732320</text:p>
          </table:table-cell>
          <table:table-cell office:value-type="string" calcext:value-type="string">
            <text:p>30(2,29)-30(1,30)</text:p>
          </table:table-cell>
          <table:table-cell office:value-type="float" office:value="-4.8888" calcext:value-type="float">
            <text:p>-4.8888</text:p>
          </table:table-cell>
          <table:table-cell/>
          <table:table-cell office:value-type="float" office:value="333.003" calcext:value-type="float">
            <text:p>333.003</text:p>
          </table:table-cell>
          <table:table-cell office:value-type="float" office:value="479.1143" calcext:value-type="float">
            <text:p>479.11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5.21472990, 565.21472990</text:p>
          </table:table-cell>
          <table:table-cell office:value-type="string" calcext:value-type="string">
            <text:p>25(4,22)-24(4,21)</text:p>
          </table:table-cell>
          <table:table-cell office:value-type="float" office:value="-2.4928" calcext:value-type="float">
            <text:p>-2.4928</text:p>
          </table:table-cell>
          <table:table-cell/>
          <table:table-cell office:value-type="float" office:value="261.0608" calcext:value-type="float">
            <text:p>261.0608</text:p>
          </table:table-cell>
          <table:table-cell office:value-type="float" office:value="375.6061" calcext:value-type="float">
            <text:p>375.6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5.40081830, 565.40081830</text:p>
          </table:table-cell>
          <table:table-cell office:value-type="string" calcext:value-type="string">
            <text:p>30(2,29)-30(0,30)</text:p>
          </table:table-cell>
          <table:table-cell office:value-type="float" office:value="-4.8952" calcext:value-type="float">
            <text:p>-4.8952</text:p>
          </table:table-cell>
          <table:table-cell/>
          <table:table-cell office:value-type="float" office:value="332.9899" calcext:value-type="float">
            <text:p>332.9899</text:p>
          </table:table-cell>
          <table:table-cell office:value-type="float" office:value="479.0954" calcext:value-type="float">
            <text:p>479.0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6.65625160, 566.65625160</text:p>
          </table:table-cell>
          <table:table-cell office:value-type="string" calcext:value-type="string">
            <text:p>27(5,22)-27(4,23)</text:p>
          </table:table-cell>
          <table:table-cell office:value-type="float" office:value="-4.485" calcext:value-type="float">
            <text:p>-4.485</text:p>
          </table:table-cell>
          <table:table-cell/>
          <table:table-cell office:value-type="float" office:value="320.6335" calcext:value-type="float">
            <text:p>320.6335</text:p>
          </table:table-cell>
          <table:table-cell office:value-type="float" office:value="461.3174" calcext:value-type="float">
            <text:p>461.31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7.10588960, 567.10588960</text:p>
          </table:table-cell>
          <table:table-cell office:value-type="string" calcext:value-type="string">
            <text:p>12(7,6)-13(6,7)</text:p>
          </table:table-cell>
          <table:table-cell office:value-type="float" office:value="-5.392" calcext:value-type="float">
            <text:p>-5.392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7.10590160, 567.10590160</text:p>
          </table:table-cell>
          <table:table-cell office:value-type="string" calcext:value-type="string">
            <text:p>12(7,5)-13(6,8)</text:p>
          </table:table-cell>
          <table:table-cell office:value-type="float" office:value="-5.392" calcext:value-type="float">
            <text:p>-5.392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8.54796710, 568.54796710</text:p>
          </table:table-cell>
          <table:table-cell office:value-type="string" calcext:value-type="string">
            <text:p>25(4,21)-24(4,20)</text:p>
          </table:table-cell>
          <table:table-cell office:value-type="float" office:value="-2.4885" calcext:value-type="float">
            <text:p>-2.4885</text:p>
          </table:table-cell>
          <table:table-cell/>
          <table:table-cell office:value-type="float" office:value="261.3747" calcext:value-type="float">
            <text:p>261.3747</text:p>
          </table:table-cell>
          <table:table-cell office:value-type="float" office:value="376.0577" calcext:value-type="float">
            <text:p>376.05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8.64566940, 568.64566940</text:p>
          </table:table-cell>
          <table:table-cell office:value-type="string" calcext:value-type="string">
            <text:p>24(2,23)-23(1,22)</text:p>
          </table:table-cell>
          <table:table-cell office:value-type="float" office:value="-4.3159" calcext:value-type="float">
            <text:p>-4.3159</text:p>
          </table:table-cell>
          <table:table-cell/>
          <table:table-cell office:value-type="float" office:value="212.3173" calcext:value-type="float">
            <text:p>212.3173</text:p>
          </table:table-cell>
          <table:table-cell office:value-type="float" office:value="305.4755" calcext:value-type="float">
            <text:p>305.47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8.83385070, 568.83385070</text:p>
          </table:table-cell>
          <table:table-cell office:value-type="string" calcext:value-type="string">
            <text:p>11(3,9)-10(2,8)</text:p>
          </table:table-cell>
          <table:table-cell office:value-type="float" office:value="-4.5143" calcext:value-type="float">
            <text:p>-4.5143</text:p>
          </table:table-cell>
          <table:table-cell/>
          <table:table-cell office:value-type="float" office:value="50.4715" calcext:value-type="float">
            <text:p>50.4715</text:p>
          </table:table-cell>
          <table:table-cell office:value-type="float" office:value="72.6168" calcext:value-type="float">
            <text:p>72.61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0.45041030, 570.45041030</text:p>
          </table:table-cell>
          <table:table-cell office:value-type="string" calcext:value-type="string">
            <text:p>6(6,1)-7(5,2)</text:p>
          </table:table-cell>
          <table:table-cell office:value-type="float" office:value="-6.2901" calcext:value-type="float">
            <text:p>-6.2901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0.45041230, 570.45041230</text:p>
          </table:table-cell>
          <table:table-cell office:value-type="string" calcext:value-type="string">
            <text:p>6(6,0)-7(5,3)</text:p>
          </table:table-cell>
          <table:table-cell office:value-type="float" office:value="-6.2901" calcext:value-type="float">
            <text:p>-6.2901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0.81512830, 570.81512830</text:p>
          </table:table-cell>
          <table:table-cell office:value-type="string" calcext:value-type="string">
            <text:p>9(3,6)-9(1,9)</text:p>
          </table:table-cell>
          <table:table-cell office:value-type="float" office:value="-5.9593" calcext:value-type="float">
            <text:p>-5.9593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0.83766150, 570.83766150</text:p>
          </table:table-cell>
          <table:table-cell office:value-type="string" calcext:value-type="string">
            <text:p>26(2,25)-25(2,24)</text:p>
          </table:table-cell>
          <table:table-cell office:value-type="float" office:value="-2.4358" calcext:value-type="float">
            <text:p>-2.4358</text:p>
          </table:table-cell>
          <table:table-cell/>
          <table:table-cell office:value-type="float" office:value="249.6204" calcext:value-type="float">
            <text:p>249.6204</text:p>
          </table:table-cell>
          <table:table-cell office:value-type="float" office:value="359.146" calcext:value-type="float">
            <text:p>359.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1.53408710, 571.53408710</text:p>
          </table:table-cell>
          <table:table-cell office:value-type="string" calcext:value-type="string">
            <text:p>27(0,27)-26(1,26)</text:p>
          </table:table-cell>
          <table:table-cell office:value-type="float" office:value="-4.143" calcext:value-type="float">
            <text:p>-4.143</text:p>
          </table:table-cell>
          <table:table-cell/>
          <table:table-cell office:value-type="float" office:value="252.4714" calcext:value-type="float">
            <text:p>252.4714</text:p>
          </table:table-cell>
          <table:table-cell office:value-type="float" office:value="363.2479" calcext:value-type="float">
            <text:p>363.2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1.82044220, 571.82044220</text:p>
          </table:table-cell>
          <table:table-cell office:value-type="string" calcext:value-type="string">
            <text:p>26(5,21)-26(4,22)</text:p>
          </table:table-cell>
          <table:table-cell office:value-type="float" office:value="-4.4553" calcext:value-type="float">
            <text:p>-4.4553</text:p>
          </table:table-cell>
          <table:table-cell/>
          <table:table-cell office:value-type="float" office:value="300.0909" calcext:value-type="float">
            <text:p>300.0909</text:p>
          </table:table-cell>
          <table:table-cell office:value-type="float" office:value="431.7614" calcext:value-type="float">
            <text:p>431.76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2.36068870, 572.36068870</text:p>
          </table:table-cell>
          <table:table-cell office:value-type="string" calcext:value-type="string">
            <text:p>27(1,26)-26(2,25)</text:p>
          </table:table-cell>
          <table:table-cell office:value-type="float" office:value="-4.3389" calcext:value-type="float">
            <text:p>-4.3389</text:p>
          </table:table-cell>
          <table:table-cell/>
          <table:table-cell office:value-type="float" office:value="268.6615" calcext:value-type="float">
            <text:p>268.6615</text:p>
          </table:table-cell>
          <table:table-cell office:value-type="float" office:value="386.5417" calcext:value-type="float">
            <text:p>386.5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2.38402600, 572.38402600</text:p>
          </table:table-cell>
          <table:table-cell office:value-type="string" calcext:value-type="string">
            <text:p>27(1,27)-26(1,26)</text:p>
          </table:table-cell>
          <table:table-cell office:value-type="float" office:value="-2.4207" calcext:value-type="float">
            <text:p>-2.4207</text:p>
          </table:table-cell>
          <table:table-cell/>
          <table:table-cell office:value-type="float" office:value="252.4714" calcext:value-type="float">
            <text:p>252.4714</text:p>
          </table:table-cell>
          <table:table-cell office:value-type="float" office:value="363.2479" calcext:value-type="float">
            <text:p>363.2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2.62805810, 572.62805810</text:p>
          </table:table-cell>
          <table:table-cell office:value-type="string" calcext:value-type="string">
            <text:p>27(0,27)-26(0,26)</text:p>
          </table:table-cell>
          <table:table-cell office:value-type="float" office:value="-2.4202" calcext:value-type="float">
            <text:p>-2.4202</text:p>
          </table:table-cell>
          <table:table-cell/>
          <table:table-cell office:value-type="float" office:value="252.4349" calcext:value-type="float">
            <text:p>252.4349</text:p>
          </table:table-cell>
          <table:table-cell office:value-type="float" office:value="363.1954" calcext:value-type="float">
            <text:p>363.1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3.47799700, 573.47799700</text:p>
          </table:table-cell>
          <table:table-cell office:value-type="string" calcext:value-type="string">
            <text:p>27(1,27)-26(0,26)</text:p>
          </table:table-cell>
          <table:table-cell office:value-type="float" office:value="-4.14" calcext:value-type="float">
            <text:p>-4.14</text:p>
          </table:table-cell>
          <table:table-cell/>
          <table:table-cell office:value-type="float" office:value="252.4349" calcext:value-type="float">
            <text:p>252.4349</text:p>
          </table:table-cell>
          <table:table-cell office:value-type="float" office:value="363.1954" calcext:value-type="float">
            <text:p>363.1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4.76066180, 574.76066180</text:p>
          </table:table-cell>
          <table:table-cell office:value-type="string" calcext:value-type="string">
            <text:p>19(5,14)-20(3,17)</text:p>
          </table:table-cell>
          <table:table-cell office:value-type="float" office:value="-6.2193" calcext:value-type="float">
            <text:p>-6.2193</text:p>
          </table:table-cell>
          <table:table-cell/>
          <table:table-cell office:value-type="float" office:value="178.7411" calcext:value-type="float">
            <text:p>178.7411</text:p>
          </table:table-cell>
          <table:table-cell office:value-type="float" office:value="257.1671" calcext:value-type="float">
            <text:p>257.16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5.61859860, 575.61859860</text:p>
          </table:table-cell>
          <table:table-cell office:value-type="string" calcext:value-type="string">
            <text:p>26(1,25)-25(1,24)</text:p>
          </table:table-cell>
          <table:table-cell office:value-type="float" office:value="-2.4263" calcext:value-type="float">
            <text:p>-2.4263</text:p>
          </table:table-cell>
          <table:table-cell/>
          <table:table-cell office:value-type="float" office:value="248.6706" calcext:value-type="float">
            <text:p>248.6706</text:p>
          </table:table-cell>
          <table:table-cell office:value-type="float" office:value="357.7795" calcext:value-type="float">
            <text:p>357.7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6.02584600, 576.02584600</text:p>
          </table:table-cell>
          <table:table-cell office:value-type="string" calcext:value-type="string">
            <text:p>5(4,2)-4(3,1)</text:p>
          </table:table-cell>
          <table:table-cell office:value-type="float" office:value="-4.4857" calcext:value-type="float">
            <text:p>-4.4857</text:p>
          </table:table-cell>
          <table:table-cell/>
          <table:table-cell office:value-type="float" office:value="27.3908" calcext:value-type="float">
            <text:p>27.3908</text:p>
          </table:table-cell>
          <table:table-cell office:value-type="float" office:value="39.409" calcext:value-type="float">
            <text:p>39.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6.02834020, 576.02834020</text:p>
          </table:table-cell>
          <table:table-cell office:value-type="string" calcext:value-type="string">
            <text:p>5(4,1)-4(3,2)</text:p>
          </table:table-cell>
          <table:table-cell office:value-type="float" office:value="-4.4857" calcext:value-type="float">
            <text:p>-4.4857</text:p>
          </table:table-cell>
          <table:table-cell/>
          <table:table-cell office:value-type="float" office:value="27.3908" calcext:value-type="float">
            <text:p>27.3908</text:p>
          </table:table-cell>
          <table:table-cell office:value-type="float" office:value="39.409" calcext:value-type="float">
            <text:p>39.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6.20136700, 576.20136700</text:p>
          </table:table-cell>
          <table:table-cell office:value-type="string" calcext:value-type="string">
            <text:p>25(5,20)-25(4,21)</text:p>
          </table:table-cell>
          <table:table-cell office:value-type="float" office:value="-4.4288" calcext:value-type="float">
            <text:p>-4.4288</text:p>
          </table:table-cell>
          <table:table-cell/>
          <table:table-cell office:value-type="float" office:value="280.3395" calcext:value-type="float">
            <text:p>280.3395</text:p>
          </table:table-cell>
          <table:table-cell office:value-type="float" office:value="403.3437" calcext:value-type="float">
            <text:p>403.3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6.33265950, 576.33265950</text:p>
          </table:table-cell>
          <table:table-cell office:value-type="string" calcext:value-type="string">
            <text:p>25(2,23)-24(2,22)</text:p>
          </table:table-cell>
          <table:table-cell office:value-type="float" office:value="-2.4232" calcext:value-type="float">
            <text:p>-2.4232</text:p>
          </table:table-cell>
          <table:table-cell/>
          <table:table-cell office:value-type="float" office:value="239.41" calcext:value-type="float">
            <text:p>239.41</text:p>
          </table:table-cell>
          <table:table-cell office:value-type="float" office:value="344.4556" calcext:value-type="float">
            <text:p>344.45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7.49044350, 577.49044350</text:p>
          </table:table-cell>
          <table:table-cell office:value-type="string" calcext:value-type="string">
            <text:p>30(2,28)-29(3,27)</text:p>
          </table:table-cell>
          <table:table-cell office:value-type="float" office:value="-4.6563" calcext:value-type="float">
            <text:p>-4.6563</text:p>
          </table:table-cell>
          <table:table-cell/>
          <table:table-cell office:value-type="float" office:value="346.2919" calcext:value-type="float">
            <text:p>346.2919</text:p>
          </table:table-cell>
          <table:table-cell office:value-type="float" office:value="498.2339" calcext:value-type="float">
            <text:p>498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7.82291080, 577.82291080</text:p>
          </table:table-cell>
          <table:table-cell office:value-type="string" calcext:value-type="string">
            <text:p>25(3,22)-24(3,21)</text:p>
          </table:table-cell>
          <table:table-cell office:value-type="float" office:value="-2.4413" calcext:value-type="float">
            <text:p>-2.4413</text:p>
          </table:table-cell>
          <table:table-cell/>
          <table:table-cell office:value-type="float" office:value="247.8397" calcext:value-type="float">
            <text:p>247.8397</text:p>
          </table:table-cell>
          <table:table-cell office:value-type="float" office:value="356.584" calcext:value-type="float">
            <text:p>356.5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8.26975260, 578.26975260</text:p>
          </table:table-cell>
          <table:table-cell office:value-type="string" calcext:value-type="string">
            <text:p>12(2,10)-11(0,11)</text:p>
          </table:table-cell>
          <table:table-cell office:value-type="float" office:value="-5.0841" calcext:value-type="float">
            <text:p>-5.0841</text:p>
          </table:table-cell>
          <table:table-cell/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9.88368370, 579.88368370</text:p>
          </table:table-cell>
          <table:table-cell office:value-type="string" calcext:value-type="string">
            <text:p>24(5,19)-24(4,20)</text:p>
          </table:table-cell>
          <table:table-cell office:value-type="float" office:value="-4.4057" calcext:value-type="float">
            <text:p>-4.4057</text:p>
          </table:table-cell>
          <table:table-cell/>
          <table:table-cell office:value-type="float" office:value="261.3747" calcext:value-type="float">
            <text:p>261.3747</text:p>
          </table:table-cell>
          <table:table-cell office:value-type="float" office:value="376.0577" calcext:value-type="float">
            <text:p>376.05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0.91983910, 580.91983910</text:p>
          </table:table-cell>
          <table:table-cell office:value-type="string" calcext:value-type="string">
            <text:p>10(3,7)-10(1,10)</text:p>
          </table:table-cell>
          <table:table-cell office:value-type="float" office:value="-5.8533" calcext:value-type="float">
            <text:p>-5.8533</text:p>
          </table:table-cell>
          <table:table-cell/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2.95408210, 582.95408210</text:p>
          </table:table-cell>
          <table:table-cell office:value-type="string" calcext:value-type="string">
            <text:p>23(5,18)-23(4,19)</text:p>
          </table:table-cell>
          <table:table-cell office:value-type="float" office:value="-4.3857" calcext:value-type="float">
            <text:p>-4.3857</text:p>
          </table:table-cell>
          <table:table-cell/>
          <table:table-cell office:value-type="float" office:value="243.1924" calcext:value-type="float">
            <text:p>243.1924</text:p>
          </table:table-cell>
          <table:table-cell office:value-type="float" office:value="349.8976" calcext:value-type="float">
            <text:p>349.8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3.17011430, 583.17011430</text:p>
          </table:table-cell>
          <table:table-cell office:value-type="string" calcext:value-type="string">
            <text:p>20(5,16)-21(3,19)</text:p>
          </table:table-cell>
          <table:table-cell office:value-type="float" office:value="-6.1798" calcext:value-type="float">
            <text:p>-6.1798</text:p>
          </table:table-cell>
          <table:table-cell/>
          <table:table-cell office:value-type="float" office:value="193.5014" calcext:value-type="float">
            <text:p>193.5014</text:p>
          </table:table-cell>
          <table:table-cell office:value-type="float" office:value="278.4038" calcext:value-type="float">
            <text:p>278.40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3.64307910, 583.64307910</text:p>
          </table:table-cell>
          <table:table-cell office:value-type="string" calcext:value-type="string">
            <text:p>25(2,24)-24(1,23)</text:p>
          </table:table-cell>
          <table:table-cell office:value-type="float" office:value="-4.2985" calcext:value-type="float">
            <text:p>-4.2985</text:p>
          </table:table-cell>
          <table:table-cell/>
          <table:table-cell office:value-type="float" office:value="230.1522" calcext:value-type="float">
            <text:p>230.1522</text:p>
          </table:table-cell>
          <table:table-cell office:value-type="float" office:value="331.1358" calcext:value-type="float">
            <text:p>331.1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3.76913840, 583.76913840</text:p>
          </table:table-cell>
          <table:table-cell office:value-type="string" calcext:value-type="string">
            <text:p>26(3,24)-25(3,23)</text:p>
          </table:table-cell>
          <table:table-cell office:value-type="float" office:value="-2.4495" calcext:value-type="float">
            <text:p>-2.4495</text:p>
          </table:table-cell>
          <table:table-cell/>
          <table:table-cell office:value-type="float" office:value="264.0279" calcext:value-type="float">
            <text:p>264.0279</text:p>
          </table:table-cell>
          <table:table-cell office:value-type="float" office:value="379.8751" calcext:value-type="float">
            <text:p>379.8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4.20063000, 584.20063000</text:p>
          </table:table-cell>
          <table:table-cell office:value-type="string" calcext:value-type="string">
            <text:p>11(3,8)-10(2,9)</text:p>
          </table:table-cell>
          <table:table-cell office:value-type="float" office:value="-4.5053" calcext:value-type="float">
            <text:p>-4.5053</text:p>
          </table:table-cell>
          <table:table-cell/>
          <table:table-cell office:value-type="float" office:value="49.9937" calcext:value-type="float">
            <text:p>49.9937</text:p>
          </table:table-cell>
          <table:table-cell office:value-type="float" office:value="71.9294" calcext:value-type="float">
            <text:p>71.92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5.49650900, 585.49650900</text:p>
          </table:table-cell>
          <table:table-cell office:value-type="string" calcext:value-type="string">
            <text:p>22(5,17)-22(4,18)</text:p>
          </table:table-cell>
          <table:table-cell office:value-type="float" office:value="-4.3691" calcext:value-type="float">
            <text:p>-4.3691</text:p>
          </table:table-cell>
          <table:table-cell/>
          <table:table-cell office:value-type="float" office:value="225.7882" calcext:value-type="float">
            <text:p>225.7882</text:p>
          </table:table-cell>
          <table:table-cell office:value-type="float" office:value="324.857" calcext:value-type="float">
            <text:p>324.8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5.91819450, 585.91819450</text:p>
          </table:table-cell>
          <table:table-cell office:value-type="string" calcext:value-type="string">
            <text:p>17(8,10)-18(7,11)</text:p>
          </table:table-cell>
          <table:table-cell office:value-type="float" office:value="-5.2735" calcext:value-type="float">
            <text:p>-5.2735</text:p>
          </table:table-cell>
          <table:table-cell/>
          <table:table-cell office:value-type="float" office:value="236.4998" calcext:value-type="float">
            <text:p>236.4998</text:p>
          </table:table-cell>
          <table:table-cell office:value-type="float" office:value="340.2685" calcext:value-type="float">
            <text:p>340.26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5.91820280, 585.91820280</text:p>
          </table:table-cell>
          <table:table-cell office:value-type="string" calcext:value-type="string">
            <text:p>17(8,9)-18(7,12)</text:p>
          </table:table-cell>
          <table:table-cell office:value-type="float" office:value="-5.2735" calcext:value-type="float">
            <text:p>-5.2735</text:p>
          </table:table-cell>
          <table:table-cell/>
          <table:table-cell office:value-type="float" office:value="236.4998" calcext:value-type="float">
            <text:p>236.4998</text:p>
          </table:table-cell>
          <table:table-cell office:value-type="float" office:value="340.2685" calcext:value-type="float">
            <text:p>340.26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6.38300520, 586.38300520</text:p>
          </table:table-cell>
          <table:table-cell office:value-type="string" calcext:value-type="string">
            <text:p>26(6,21)-25(6,20)</text:p>
          </table:table-cell>
          <table:table-cell office:value-type="float" office:value="-2.5873" calcext:value-type="float">
            <text:p>-2.5873</text:p>
          </table:table-cell>
          <table:table-cell/>
          <table:table-cell office:value-type="float" office:value="323.6065" calcext:value-type="float">
            <text:p>323.6065</text:p>
          </table:table-cell>
          <table:table-cell office:value-type="float" office:value="465.5949" calcext:value-type="float">
            <text:p>465.59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6.40202740, 586.40202740</text:p>
          </table:table-cell>
          <table:table-cell office:value-type="string" calcext:value-type="string">
            <text:p>26(6,20)-25(6,19)</text:p>
          </table:table-cell>
          <table:table-cell office:value-type="float" office:value="-2.5873" calcext:value-type="float">
            <text:p>-2.5873</text:p>
          </table:table-cell>
          <table:table-cell/>
          <table:table-cell office:value-type="float" office:value="323.6076" calcext:value-type="float">
            <text:p>323.6076</text:p>
          </table:table-cell>
          <table:table-cell office:value-type="float" office:value="465.5965" calcext:value-type="float">
            <text:p>465.59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09090670, 587.09090670</text:p>
          </table:table-cell>
          <table:table-cell office:value-type="string" calcext:value-type="string">
            <text:p>28(5,24)-28(4,25)</text:p>
          </table:table-cell>
          <table:table-cell office:value-type="float" office:value="-4.4841" calcext:value-type="float">
            <text:p>-4.4841</text:p>
          </table:table-cell>
          <table:table-cell/>
          <table:table-cell office:value-type="float" office:value="341.0072" calcext:value-type="float">
            <text:p>341.0072</text:p>
          </table:table-cell>
          <table:table-cell office:value-type="float" office:value="490.6305" calcext:value-type="float">
            <text:p>490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18456960, 587.18456960</text:p>
          </table:table-cell>
          <table:table-cell office:value-type="string" calcext:value-type="string">
            <text:p>12(3,10)-11(2,9)</text:p>
          </table:table-cell>
          <table:table-cell office:value-type="float" office:value="-4.485" calcext:value-type="float">
            <text:p>-4.485</text:p>
          </table:table-cell>
          <table:table-cell/>
          <table:table-cell office:value-type="float" office:value="58.8799" calcext:value-type="float">
            <text:p>58.8799</text:p>
          </table:table-cell>
          <table:table-cell office:value-type="float" office:value="84.7146" calcext:value-type="float">
            <text:p>84.7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24791750, 587.24791750</text:p>
          </table:table-cell>
          <table:table-cell office:value-type="string" calcext:value-type="string">
            <text:p>27(5,23)-27(4,24)</text:p>
          </table:table-cell>
          <table:table-cell office:value-type="float" office:value="-4.4585" calcext:value-type="float">
            <text:p>-4.4585</text:p>
          </table:table-cell>
          <table:table-cell/>
          <table:table-cell office:value-type="float" office:value="319.8888" calcext:value-type="float">
            <text:p>319.8888</text:p>
          </table:table-cell>
          <table:table-cell office:value-type="float" office:value="460.246" calcext:value-type="float">
            <text:p>460.2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37087300, 587.37087300</text:p>
          </table:table-cell>
          <table:table-cell office:value-type="string" calcext:value-type="string">
            <text:p>26(5,22)-25(5,21)</text:p>
          </table:table-cell>
          <table:table-cell office:value-type="float" office:value="-2.5283" calcext:value-type="float">
            <text:p>-2.5283</text:p>
          </table:table-cell>
          <table:table-cell/>
          <table:table-cell office:value-type="float" office:value="299.5319" calcext:value-type="float">
            <text:p>299.5319</text:p>
          </table:table-cell>
          <table:table-cell office:value-type="float" office:value="430.9571" calcext:value-type="float">
            <text:p>430.95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58900650, 587.58900650</text:p>
          </table:table-cell>
          <table:table-cell office:value-type="string" calcext:value-type="string">
            <text:p>21(5,16)-21(4,17)</text:p>
          </table:table-cell>
          <table:table-cell office:value-type="float" office:value="-4.3556" calcext:value-type="float">
            <text:p>-4.3556</text:p>
          </table:table-cell>
          <table:table-cell/>
          <table:table-cell office:value-type="float" office:value="209.1585" calcext:value-type="float">
            <text:p>209.1585</text:p>
          </table:table-cell>
          <table:table-cell office:value-type="float" office:value="300.9307" calcext:value-type="float">
            <text:p>300.93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60799510, 587.60799510</text:p>
          </table:table-cell>
          <table:table-cell office:value-type="string" calcext:value-type="string">
            <text:p>26(5,22)-26(4,23)</text:p>
          </table:table-cell>
          <table:table-cell office:value-type="float" office:value="-4.4348" calcext:value-type="float">
            <text:p>-4.4348</text:p>
          </table:table-cell>
          <table:table-cell/>
          <table:table-cell office:value-type="float" office:value="299.524" calcext:value-type="float">
            <text:p>299.524</text:p>
          </table:table-cell>
          <table:table-cell office:value-type="float" office:value="430.9457" calcext:value-type="float">
            <text:p>430.94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75168060, 587.75168060</text:p>
          </table:table-cell>
          <table:table-cell office:value-type="string" calcext:value-type="string">
            <text:p>26(5,21)-25(5,20)</text:p>
          </table:table-cell>
          <table:table-cell office:value-type="float" office:value="-2.5278" calcext:value-type="float">
            <text:p>-2.5278</text:p>
          </table:table-cell>
          <table:table-cell/>
          <table:table-cell office:value-type="float" office:value="299.5595" calcext:value-type="float">
            <text:p>299.5595</text:p>
          </table:table-cell>
          <table:table-cell office:value-type="float" office:value="430.9968" calcext:value-type="float">
            <text:p>430.9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88336580, 587.88336580</text:p>
          </table:table-cell>
          <table:table-cell office:value-type="string" calcext:value-type="string">
            <text:p>26(4,23)-25(4,22)</text:p>
          </table:table-cell>
          <table:table-cell office:value-type="float" office:value="-2.4808" calcext:value-type="float">
            <text:p>-2.4808</text:p>
          </table:table-cell>
          <table:table-cell/>
          <table:table-cell office:value-type="float" office:value="279.9144" calcext:value-type="float">
            <text:p>279.9144</text:p>
          </table:table-cell>
          <table:table-cell office:value-type="float" office:value="402.7321" calcext:value-type="float">
            <text:p>402.7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8.12048790, 588.12048790</text:p>
          </table:table-cell>
          <table:table-cell office:value-type="string" calcext:value-type="string">
            <text:p>25(5,21)-25(4,22)</text:p>
          </table:table-cell>
          <table:table-cell office:value-type="float" office:value="-4.4134" calcext:value-type="float">
            <text:p>-4.4134</text:p>
          </table:table-cell>
          <table:table-cell/>
          <table:table-cell office:value-type="float" office:value="279.9144" calcext:value-type="float">
            <text:p>279.9144</text:p>
          </table:table-cell>
          <table:table-cell office:value-type="float" office:value="402.7321" calcext:value-type="float">
            <text:p>402.7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8.73969270, 588.73969270</text:p>
          </table:table-cell>
          <table:table-cell office:value-type="string" calcext:value-type="string">
            <text:p>24(5,20)-24(4,21)</text:p>
          </table:table-cell>
          <table:table-cell office:value-type="float" office:value="-4.3942" calcext:value-type="float">
            <text:p>-4.3942</text:p>
          </table:table-cell>
          <table:table-cell/>
          <table:table-cell office:value-type="float" office:value="261.0608" calcext:value-type="float">
            <text:p>261.0608</text:p>
          </table:table-cell>
          <table:table-cell office:value-type="float" office:value="375.6061" calcext:value-type="float">
            <text:p>375.6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9.30191260, 589.30191260</text:p>
          </table:table-cell>
          <table:table-cell office:value-type="string" calcext:value-type="string">
            <text:p>20(5,15)-20(4,16)</text:p>
          </table:table-cell>
          <table:table-cell office:value-type="float" office:value="-4.3453" calcext:value-type="float">
            <text:p>-4.3453</text:p>
          </table:table-cell>
          <table:table-cell/>
          <table:table-cell office:value-type="float" office:value="193.2999" calcext:value-type="float">
            <text:p>193.2999</text:p>
          </table:table-cell>
          <table:table-cell office:value-type="float" office:value="278.1138" calcext:value-type="float">
            <text:p>278.1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9.42532730, 589.42532730</text:p>
          </table:table-cell>
          <table:table-cell office:value-type="string" calcext:value-type="string">
            <text:p>23(5,19)-23(4,20)</text:p>
          </table:table-cell>
          <table:table-cell office:value-type="float" office:value="-4.3773" calcext:value-type="float">
            <text:p>-4.3773</text:p>
          </table:table-cell>
          <table:table-cell/>
          <table:table-cell office:value-type="float" office:value="242.9643" calcext:value-type="float">
            <text:p>242.9643</text:p>
          </table:table-cell>
          <table:table-cell office:value-type="float" office:value="349.5694" calcext:value-type="float">
            <text:p>349.56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9.67887020, 589.67887020</text:p>
          </table:table-cell>
          <table:table-cell office:value-type="string" calcext:value-type="string">
            <text:p>11(7,5)-12(6,6)</text:p>
          </table:table-cell>
          <table:table-cell office:value-type="float" office:value="-5.4495" calcext:value-type="float">
            <text:p>-5.4495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9.67887460, 589.67887460</text:p>
          </table:table-cell>
          <table:table-cell office:value-type="string" calcext:value-type="string">
            <text:p>11(7,4)-12(6,7)</text:p>
          </table:table-cell>
          <table:table-cell office:value-type="float" office:value="-5.4495" calcext:value-type="float">
            <text:p>-5.4495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0.14280080, 590.14280080</text:p>
          </table:table-cell>
          <table:table-cell office:value-type="string" calcext:value-type="string">
            <text:p>22(5,18)-22(4,19)</text:p>
          </table:table-cell>
          <table:table-cell office:value-type="float" office:value="-4.363" calcext:value-type="float">
            <text:p>-4.363</text:p>
          </table:table-cell>
          <table:table-cell/>
          <table:table-cell office:value-type="float" office:value="225.6253" calcext:value-type="float">
            <text:p>225.6253</text:p>
          </table:table-cell>
          <table:table-cell office:value-type="float" office:value="324.6226" calcext:value-type="float">
            <text:p>324.62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0.69711390, 590.69711390</text:p>
          </table:table-cell>
          <table:table-cell office:value-type="string" calcext:value-type="string">
            <text:p>19(5,14)-19(4,15)</text:p>
          </table:table-cell>
          <table:table-cell office:value-type="float" office:value="-4.3384" calcext:value-type="float">
            <text:p>-4.3384</text:p>
          </table:table-cell>
          <table:table-cell/>
          <table:table-cell office:value-type="float" office:value="178.2095" calcext:value-type="float">
            <text:p>178.2095</text:p>
          </table:table-cell>
          <table:table-cell office:value-type="float" office:value="256.4022" calcext:value-type="float">
            <text:p>256.40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0.86328240, 590.86328240</text:p>
          </table:table-cell>
          <table:table-cell office:value-type="string" calcext:value-type="string">
            <text:p>21(5,17)-21(4,18)</text:p>
          </table:table-cell>
          <table:table-cell office:value-type="float" office:value="-4.3513" calcext:value-type="float">
            <text:p>-4.3513</text:p>
          </table:table-cell>
          <table:table-cell/>
          <table:table-cell office:value-type="float" office:value="209.0443" calcext:value-type="float">
            <text:p>209.0443</text:p>
          </table:table-cell>
          <table:table-cell office:value-type="float" office:value="300.7664" calcext:value-type="float">
            <text:p>300.7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1.56358390, 591.56358390</text:p>
          </table:table-cell>
          <table:table-cell office:value-type="string" calcext:value-type="string">
            <text:p>20(5,16)-20(4,17)</text:p>
          </table:table-cell>
          <table:table-cell office:value-type="float" office:value="-4.3424" calcext:value-type="float">
            <text:p>-4.3424</text:p>
          </table:table-cell>
          <table:table-cell/>
          <table:table-cell office:value-type="float" office:value="193.2214" calcext:value-type="float">
            <text:p>193.2214</text:p>
          </table:table-cell>
          <table:table-cell office:value-type="float" office:value="278.0009" calcext:value-type="float">
            <text:p>278.00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1.78048610, 591.78048610</text:p>
          </table:table-cell>
          <table:table-cell office:value-type="string" calcext:value-type="string">
            <text:p>13(2,11)-12(1,12)</text:p>
          </table:table-cell>
          <table:table-cell office:value-type="float" office:value="-4.9022" calcext:value-type="float">
            <text:p>-4.9022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1.82804260, 591.82804260</text:p>
          </table:table-cell>
          <table:table-cell office:value-type="string" calcext:value-type="string">
            <text:p>18(5,13)-18(4,14)</text:p>
          </table:table-cell>
          <table:table-cell office:value-type="float" office:value="-4.3348" calcext:value-type="float">
            <text:p>-4.3348</text:p>
          </table:table-cell>
          <table:table-cell/>
          <table:table-cell office:value-type="float" office:value="163.8845" calcext:value-type="float">
            <text:p>163.8845</text:p>
          </table:table-cell>
          <table:table-cell office:value-type="float" office:value="235.7919" calcext:value-type="float">
            <text:p>235.79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1.94382600, 591.94382600</text:p>
          </table:table-cell>
          <table:table-cell office:value-type="string" calcext:value-type="string">
            <text:p>27(2,26)-26(2,25)</text:p>
          </table:table-cell>
          <table:table-cell office:value-type="float" office:value="-2.4281" calcext:value-type="float">
            <text:p>-2.4281</text:p>
          </table:table-cell>
          <table:table-cell/>
          <table:table-cell office:value-type="float" office:value="268.6615" calcext:value-type="float">
            <text:p>268.6615</text:p>
          </table:table-cell>
          <table:table-cell office:value-type="float" office:value="386.5417" calcext:value-type="float">
            <text:p>386.5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2.13260540, 592.13260540</text:p>
          </table:table-cell>
          <table:table-cell office:value-type="string" calcext:value-type="string">
            <text:p>26(4,22)-25(4,21)</text:p>
          </table:table-cell>
          <table:table-cell office:value-type="float" office:value="-2.4756" calcext:value-type="float">
            <text:p>-2.4756</text:p>
          </table:table-cell>
          <table:table-cell/>
          <table:table-cell office:value-type="float" office:value="280.3395" calcext:value-type="float">
            <text:p>280.3395</text:p>
          </table:table-cell>
          <table:table-cell office:value-type="float" office:value="403.3437" calcext:value-type="float">
            <text:p>403.3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2.22587640, 592.22587640</text:p>
          </table:table-cell>
          <table:table-cell office:value-type="string" calcext:value-type="string">
            <text:p>19(5,15)-19(4,16)</text:p>
          </table:table-cell>
          <table:table-cell office:value-type="float" office:value="-4.3364" calcext:value-type="float">
            <text:p>-4.3364</text:p>
          </table:table-cell>
          <table:table-cell/>
          <table:table-cell office:value-type="float" office:value="178.1566" calcext:value-type="float">
            <text:p>178.1566</text:p>
          </table:table-cell>
          <table:table-cell office:value-type="float" office:value="256.3261" calcext:value-type="float">
            <text:p>256.32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2.47712990, 592.47712990</text:p>
          </table:table-cell>
          <table:table-cell office:value-type="string" calcext:value-type="string">
            <text:p>11(3,8)-11(1,11)</text:p>
          </table:table-cell>
          <table:table-cell office:value-type="float" office:value="-5.7651" calcext:value-type="float">
            <text:p>-5.7651</text:p>
          </table:table-cell>
          <table:table-cell/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2.52145960, 592.52145960</text:p>
          </table:table-cell>
          <table:table-cell office:value-type="string" calcext:value-type="string">
            <text:p>28(0,28)-27(1,27)</text:p>
          </table:table-cell>
          <table:table-cell office:value-type="float" office:value="-4.1339" calcext:value-type="float">
            <text:p>-4.1339</text:p>
          </table:table-cell>
          <table:table-cell/>
          <table:table-cell office:value-type="float" office:value="271.5641" calcext:value-type="float">
            <text:p>271.5641</text:p>
          </table:table-cell>
          <table:table-cell office:value-type="float" office:value="390.7179" calcext:value-type="float">
            <text:p>390.7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2.74015900, 592.74015900</text:p>
          </table:table-cell>
          <table:table-cell office:value-type="string" calcext:value-type="string">
            <text:p>17(5,12)-17(4,13)</text:p>
          </table:table-cell>
          <table:table-cell office:value-type="float" office:value="-4.3348" calcext:value-type="float">
            <text:p>-4.3348</text:p>
          </table:table-cell>
          <table:table-cell/>
          <table:table-cell office:value-type="float" office:value="150.3228" calcext:value-type="float">
            <text:p>150.3228</text:p>
          </table:table-cell>
          <table:table-cell office:value-type="float" office:value="216.2797" calcext:value-type="float">
            <text:p>216.27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2.83727300, 592.83727300</text:p>
          </table:table-cell>
          <table:table-cell office:value-type="string" calcext:value-type="string">
            <text:p>18(5,14)-18(4,15)</text:p>
          </table:table-cell>
          <table:table-cell office:value-type="float" office:value="-4.3335" calcext:value-type="float">
            <text:p>-4.3335</text:p>
          </table:table-cell>
          <table:table-cell/>
          <table:table-cell office:value-type="float" office:value="163.8498" calcext:value-type="float">
            <text:p>163.8498</text:p>
          </table:table-cell>
          <table:table-cell office:value-type="float" office:value="235.742" calcext:value-type="float">
            <text:p>235.7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3.18030250, 593.18030250</text:p>
          </table:table-cell>
          <table:table-cell office:value-type="string" calcext:value-type="string">
            <text:p>28(1,28)-27(1,27)</text:p>
          </table:table-cell>
          <table:table-cell office:value-type="float" office:value="-2.4143" calcext:value-type="float">
            <text:p>-2.4143</text:p>
          </table:table-cell>
          <table:table-cell/>
          <table:table-cell office:value-type="float" office:value="271.5641" calcext:value-type="float">
            <text:p>271.5641</text:p>
          </table:table-cell>
          <table:table-cell office:value-type="float" office:value="390.7179" calcext:value-type="float">
            <text:p>390.7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3.37139850, 593.37139850</text:p>
          </table:table-cell>
          <table:table-cell office:value-type="string" calcext:value-type="string">
            <text:p>28(0,28)-27(0,27)</text:p>
          </table:table-cell>
          <table:table-cell office:value-type="float" office:value="-2.414" calcext:value-type="float">
            <text:p>-2.414</text:p>
          </table:table-cell>
          <table:table-cell/>
          <table:table-cell office:value-type="float" office:value="271.5357" calcext:value-type="float">
            <text:p>271.5357</text:p>
          </table:table-cell>
          <table:table-cell office:value-type="float" office:value="390.6771" calcext:value-type="float">
            <text:p>390.67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3.38930960, 593.38930960</text:p>
          </table:table-cell>
          <table:table-cell office:value-type="string" calcext:value-type="string">
            <text:p>17(5,13)-17(4,14)</text:p>
          </table:table-cell>
          <table:table-cell office:value-type="float" office:value="-4.3339" calcext:value-type="float">
            <text:p>-4.3339</text:p>
          </table:table-cell>
          <table:table-cell/>
          <table:table-cell office:value-type="float" office:value="150.3005" calcext:value-type="float">
            <text:p>150.3005</text:p>
          </table:table-cell>
          <table:table-cell office:value-type="float" office:value="216.2476" calcext:value-type="float">
            <text:p>216.24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3.47171220, 593.47171220</text:p>
          </table:table-cell>
          <table:table-cell office:value-type="string" calcext:value-type="string">
            <text:p>16(5,11)-16(4,12)</text:p>
          </table:table-cell>
          <table:table-cell office:value-type="float" office:value="-4.3386" calcext:value-type="float">
            <text:p>-4.3386</text:p>
          </table:table-cell>
          <table:table-cell/>
          <table:table-cell office:value-type="float" office:value="137.5224" calcext:value-type="float">
            <text:p>137.5224</text:p>
          </table:table-cell>
          <table:table-cell office:value-type="float" office:value="197.8629" calcext:value-type="float">
            <text:p>197.86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3.87736170, 593.87736170</text:p>
          </table:table-cell>
          <table:table-cell office:value-type="string" calcext:value-type="string">
            <text:p>16(5,12)-16(4,13)</text:p>
          </table:table-cell>
          <table:table-cell office:value-type="float" office:value="-4.338" calcext:value-type="float">
            <text:p>-4.338</text:p>
          </table:table-cell>
          <table:table-cell/>
          <table:table-cell office:value-type="float" office:value="137.5085" calcext:value-type="float">
            <text:p>137.5085</text:p>
          </table:table-cell>
          <table:table-cell office:value-type="float" office:value="197.8429" calcext:value-type="float">
            <text:p>197.84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4.03024140, 594.03024140</text:p>
          </table:table-cell>
          <table:table-cell office:value-type="string" calcext:value-type="string">
            <text:p>28(1,28)-27(0,27)</text:p>
          </table:table-cell>
          <table:table-cell office:value-type="float" office:value="-4.1316" calcext:value-type="float">
            <text:p>-4.1316</text:p>
          </table:table-cell>
          <table:table-cell/>
          <table:table-cell office:value-type="float" office:value="271.5357" calcext:value-type="float">
            <text:p>271.5357</text:p>
          </table:table-cell>
          <table:table-cell office:value-type="float" office:value="390.6771" calcext:value-type="float">
            <text:p>390.67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4.05462830, 594.05462830</text:p>
          </table:table-cell>
          <table:table-cell office:value-type="string" calcext:value-type="string">
            <text:p>15(5,10)-15(4,11)</text:p>
          </table:table-cell>
          <table:table-cell office:value-type="float" office:value="-4.3464" calcext:value-type="float">
            <text:p>-4.3464</text:p>
          </table:table-cell>
          <table:table-cell/>
          <table:table-cell office:value-type="float" office:value="125.4815" calcext:value-type="float">
            <text:p>125.4815</text:p>
          </table:table-cell>
          <table:table-cell office:value-type="float" office:value="180.5388" calcext:value-type="float">
            <text:p>180.53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4.30002910, 594.30002910</text:p>
          </table:table-cell>
          <table:table-cell office:value-type="string" calcext:value-type="string">
            <text:p>15(5,11)-15(4,12)</text:p>
          </table:table-cell>
          <table:table-cell office:value-type="float" office:value="-4.3461" calcext:value-type="float">
            <text:p>-4.3461</text:p>
          </table:table-cell>
          <table:table-cell/>
          <table:table-cell office:value-type="float" office:value="125.4731" calcext:value-type="float">
            <text:p>125.4731</text:p>
          </table:table-cell>
          <table:table-cell office:value-type="float" office:value="180.5268" calcext:value-type="float">
            <text:p>180.52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4.51542230, 594.51542230</text:p>
          </table:table-cell>
          <table:table-cell office:value-type="string" calcext:value-type="string">
            <text:p>14(5,9)-14(4,10)</text:p>
          </table:table-cell>
          <table:table-cell office:value-type="float" office:value="-4.3588" calcext:value-type="float">
            <text:p>-4.3588</text:p>
          </table:table-cell>
          <table:table-cell/>
          <table:table-cell office:value-type="float" office:value="114.1987" calcext:value-type="float">
            <text:p>114.1987</text:p>
          </table:table-cell>
          <table:table-cell office:value-type="float" office:value="164.3055" calcext:value-type="float">
            <text:p>164.3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4.65852100, 594.65852100</text:p>
          </table:table-cell>
          <table:table-cell office:value-type="string" calcext:value-type="string">
            <text:p>14(5,10)-14(4,11)</text:p>
          </table:table-cell>
          <table:table-cell office:value-type="float" office:value="-4.3586" calcext:value-type="float">
            <text:p>-4.3586</text:p>
          </table:table-cell>
          <table:table-cell/>
          <table:table-cell office:value-type="float" office:value="114.1938" calcext:value-type="float">
            <text:p>114.1938</text:p>
          </table:table-cell>
          <table:table-cell office:value-type="float" office:value="164.2985" calcext:value-type="float">
            <text:p>164.29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4.87606860, 594.87606860</text:p>
          </table:table-cell>
          <table:table-cell office:value-type="string" calcext:value-type="string">
            <text:p>13(5,8)-13(4,9)</text:p>
          </table:table-cell>
          <table:table-cell office:value-type="float" office:value="-4.3763" calcext:value-type="float">
            <text:p>-4.3763</text:p>
          </table:table-cell>
          <table:table-cell/>
          <table:table-cell office:value-type="float" office:value="103.6728" calcext:value-type="float">
            <text:p>103.6728</text:p>
          </table:table-cell>
          <table:table-cell office:value-type="float" office:value="149.1612" calcext:value-type="float">
            <text:p>149.1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4.95606660, 594.95606660</text:p>
          </table:table-cell>
          <table:table-cell office:value-type="string" calcext:value-type="string">
            <text:p>13(5,9)-13(4,10)</text:p>
          </table:table-cell>
          <table:table-cell office:value-type="float" office:value="-4.3761" calcext:value-type="float">
            <text:p>-4.3761</text:p>
          </table:table-cell>
          <table:table-cell/>
          <table:table-cell office:value-type="float" office:value="103.6701" calcext:value-type="float">
            <text:p>103.6701</text:p>
          </table:table-cell>
          <table:table-cell office:value-type="float" office:value="149.1573" calcext:value-type="float">
            <text:p>149.1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15478870, 595.15478870</text:p>
          </table:table-cell>
          <table:table-cell office:value-type="string" calcext:value-type="string">
            <text:p>12(5,7)-12(4,8)</text:p>
          </table:table-cell>
          <table:table-cell office:value-type="float" office:value="-4.3996" calcext:value-type="float">
            <text:p>-4.3996</text:p>
          </table:table-cell>
          <table:table-cell/>
          <table:table-cell office:value-type="float" office:value="93.9026" calcext:value-type="float">
            <text:p>93.9026</text:p>
          </table:table-cell>
          <table:table-cell office:value-type="float" office:value="135.1041" calcext:value-type="float">
            <text:p>135.1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19737080, 595.19737080</text:p>
          </table:table-cell>
          <table:table-cell office:value-type="string" calcext:value-type="string">
            <text:p>12(5,8)-12(4,9)</text:p>
          </table:table-cell>
          <table:table-cell office:value-type="float" office:value="-4.3996" calcext:value-type="float">
            <text:p>-4.3996</text:p>
          </table:table-cell>
          <table:table-cell/>
          <table:table-cell office:value-type="float" office:value="93.9012" calcext:value-type="float">
            <text:p>93.9012</text:p>
          </table:table-cell>
          <table:table-cell office:value-type="float" office:value="135.1021" calcext:value-type="float">
            <text:p>135.1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32515100, 595.32515100</text:p>
          </table:table-cell>
          <table:table-cell office:value-type="string" calcext:value-type="string">
            <text:p>26(5,22)-27(2,25)</text:p>
          </table:table-cell>
          <table:table-cell office:value-type="float" office:value="-6.6266" calcext:value-type="float">
            <text:p>-6.6266</text:p>
          </table:table-cell>
          <table:table-cell/>
          <table:table-cell office:value-type="float" office:value="299.2666" calcext:value-type="float">
            <text:p>299.2666</text:p>
          </table:table-cell>
          <table:table-cell office:value-type="float" office:value="430.5754" calcext:value-type="float">
            <text:p>430.57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36673820, 595.36673820</text:p>
          </table:table-cell>
          <table:table-cell office:value-type="string" calcext:value-type="string">
            <text:p>11(5,6)-11(4,7)</text:p>
          </table:table-cell>
          <table:table-cell office:value-type="float" office:value="-4.4301" calcext:value-type="float">
            <text:p>-4.4301</text:p>
          </table:table-cell>
          <table:table-cell/>
          <table:table-cell office:value-type="float" office:value="84.8872" calcext:value-type="float">
            <text:p>84.8872</text:p>
          </table:table-cell>
          <table:table-cell office:value-type="float" office:value="122.133" calcext:value-type="float">
            <text:p>122.1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38812910, 595.38812910</text:p>
          </table:table-cell>
          <table:table-cell office:value-type="string" calcext:value-type="string">
            <text:p>11(5,7)-11(4,8)</text:p>
          </table:table-cell>
          <table:table-cell office:value-type="float" office:value="-4.43" calcext:value-type="float">
            <text:p>-4.43</text:p>
          </table:table-cell>
          <table:table-cell/>
          <table:table-cell office:value-type="float" office:value="84.8865" calcext:value-type="float">
            <text:p>84.8865</text:p>
          </table:table-cell>
          <table:table-cell office:value-type="float" office:value="122.132" calcext:value-type="float">
            <text:p>122.1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52458560, 595.52458560</text:p>
          </table:table-cell>
          <table:table-cell office:value-type="string" calcext:value-type="string">
            <text:p>10(5,5)-10(4,6)</text:p>
          </table:table-cell>
          <table:table-cell office:value-type="float" office:value="-4.4693" calcext:value-type="float">
            <text:p>-4.4693</text:p>
          </table:table-cell>
          <table:table-cell/>
          <table:table-cell office:value-type="float" office:value="76.6258" calcext:value-type="float">
            <text:p>76.6258</text:p>
          </table:table-cell>
          <table:table-cell office:value-type="float" office:value="110.2468" calcext:value-type="float">
            <text:p>110.24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53460820, 595.53460820</text:p>
          </table:table-cell>
          <table:table-cell office:value-type="string" calcext:value-type="string">
            <text:p>10(5,6)-10(4,7)</text:p>
          </table:table-cell>
          <table:table-cell office:value-type="float" office:value="-4.4693" calcext:value-type="float">
            <text:p>-4.4693</text:p>
          </table:table-cell>
          <table:table-cell/>
          <table:table-cell office:value-type="float" office:value="76.6254" calcext:value-type="float">
            <text:p>76.6254</text:p>
          </table:table-cell>
          <table:table-cell office:value-type="float" office:value="110.2462" calcext:value-type="float">
            <text:p>110.24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63898540, 595.63898540</text:p>
          </table:table-cell>
          <table:table-cell office:value-type="string" calcext:value-type="string">
            <text:p>9(5,4)-9(4,5)</text:p>
          </table:table-cell>
          <table:table-cell office:value-type="float" office:value="-4.5203" calcext:value-type="float">
            <text:p>-4.5203</text:p>
          </table:table-cell>
          <table:table-cell/>
          <table:table-cell office:value-type="float" office:value="69.1175" calcext:value-type="float">
            <text:p>69.1175</text:p>
          </table:table-cell>
          <table:table-cell office:value-type="float" office:value="99.4441" calcext:value-type="float">
            <text:p>99.44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64329550, 595.64329550</text:p>
          </table:table-cell>
          <table:table-cell office:value-type="string" calcext:value-type="string">
            <text:p>9(5,5)-9(4,6)</text:p>
          </table:table-cell>
          <table:table-cell office:value-type="float" office:value="-4.5203" calcext:value-type="float">
            <text:p>-4.5203</text:p>
          </table:table-cell>
          <table:table-cell/>
          <table:table-cell office:value-type="float" office:value="69.1174" calcext:value-type="float">
            <text:p>69.1174</text:p>
          </table:table-cell>
          <table:table-cell office:value-type="float" office:value="99.4439" calcext:value-type="float">
            <text:p>99.44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71895330, 595.71895330</text:p>
          </table:table-cell>
          <table:table-cell office:value-type="string" calcext:value-type="string">
            <text:p>8(5,3)-8(4,4)</text:p>
          </table:table-cell>
          <table:table-cell office:value-type="float" office:value="-4.5878" calcext:value-type="float">
            <text:p>-4.5878</text:p>
          </table:table-cell>
          <table:table-cell/>
          <table:table-cell office:value-type="float" office:value="62.3619" calcext:value-type="float">
            <text:p>62.3619</text:p>
          </table:table-cell>
          <table:table-cell office:value-type="float" office:value="89.7243" calcext:value-type="float">
            <text:p>89.72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72061590, 595.72061590</text:p>
          </table:table-cell>
          <table:table-cell office:value-type="string" calcext:value-type="string">
            <text:p>8(5,4)-8(4,5)</text:p>
          </table:table-cell>
          <table:table-cell office:value-type="float" office:value="-4.5878" calcext:value-type="float">
            <text:p>-4.5878</text:p>
          </table:table-cell>
          <table:table-cell/>
          <table:table-cell office:value-type="float" office:value="62.3618" calcext:value-type="float">
            <text:p>62.3618</text:p>
          </table:table-cell>
          <table:table-cell office:value-type="float" office:value="89.7242" calcext:value-type="float">
            <text:p>89.72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77215450, 595.77215450</text:p>
          </table:table-cell>
          <table:table-cell office:value-type="string" calcext:value-type="string">
            <text:p>7(5,2)-7(4,3)</text:p>
          </table:table-cell>
          <table:table-cell office:value-type="float" office:value="-4.6812" calcext:value-type="float">
            <text:p>-4.6812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77271000, 595.77271000</text:p>
          </table:table-cell>
          <table:table-cell office:value-type="string" calcext:value-type="string">
            <text:p>7(5,3)-7(4,4)</text:p>
          </table:table-cell>
          <table:table-cell office:value-type="float" office:value="-4.6812" calcext:value-type="float">
            <text:p>-4.6812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80511610, 595.80511610</text:p>
          </table:table-cell>
          <table:table-cell office:value-type="string" calcext:value-type="string">
            <text:p>6(5,1)-6(4,2)</text:p>
          </table:table-cell>
          <table:table-cell office:value-type="float" office:value="-4.8222" calcext:value-type="float">
            <text:p>-4.8222</text:p>
          </table:table-cell>
          <table:table-cell/>
          <table:table-cell office:value-type="float" office:value="51.1061" calcext:value-type="float">
            <text:p>51.1061</text:p>
          </table:table-cell>
          <table:table-cell office:value-type="float" office:value="73.5299" calcext:value-type="float">
            <text:p>73.52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80526790, 595.80526790</text:p>
          </table:table-cell>
          <table:table-cell office:value-type="string" calcext:value-type="string">
            <text:p>6(5,2)-6(4,3)</text:p>
          </table:table-cell>
          <table:table-cell office:value-type="float" office:value="-4.8222" calcext:value-type="float">
            <text:p>-4.8222</text:p>
          </table:table-cell>
          <table:table-cell/>
          <table:table-cell office:value-type="float" office:value="51.106" calcext:value-type="float">
            <text:p>51.106</text:p>
          </table:table-cell>
          <table:table-cell office:value-type="float" office:value="73.5297" calcext:value-type="float">
            <text:p>73.52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82337870, 595.82337870</text:p>
          </table:table-cell>
          <table:table-cell office:value-type="string" calcext:value-type="string">
            <text:p>5(5,0)-5(4,1)</text:p>
          </table:table-cell>
          <table:table-cell office:value-type="float" office:value="-5.0824" calcext:value-type="float">
            <text:p>-5.0824</text:p>
          </table:table-cell>
          <table:table-cell/>
          <table:table-cell office:value-type="float" office:value="46.605" calcext:value-type="float">
            <text:p>46.605</text:p>
          </table:table-cell>
          <table:table-cell office:value-type="float" office:value="67.0538" calcext:value-type="float">
            <text:p>67.05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5.82340910, 595.82340910</text:p>
          </table:table-cell>
          <table:table-cell office:value-type="string" calcext:value-type="string">
            <text:p>5(5,1)-5(4,2)</text:p>
          </table:table-cell>
          <table:table-cell office:value-type="float" office:value="-5.0824" calcext:value-type="float">
            <text:p>-5.0824</text:p>
          </table:table-cell>
          <table:table-cell/>
          <table:table-cell office:value-type="float" office:value="46.605" calcext:value-type="float">
            <text:p>46.605</text:p>
          </table:table-cell>
          <table:table-cell office:value-type="float" office:value="67.0538" calcext:value-type="float">
            <text:p>67.05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6.05563880, 596.05563880</text:p>
          </table:table-cell>
          <table:table-cell office:value-type="string" calcext:value-type="string">
            <text:p>27(1,26)-26(1,25)</text:p>
          </table:table-cell>
          <table:table-cell office:value-type="float" office:value="-2.4202" calcext:value-type="float">
            <text:p>-2.4202</text:p>
          </table:table-cell>
          <table:table-cell/>
          <table:table-cell office:value-type="float" office:value="267.8712" calcext:value-type="float">
            <text:p>267.8712</text:p>
          </table:table-cell>
          <table:table-cell office:value-type="float" office:value="385.4047" calcext:value-type="float">
            <text:p>385.40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6.91293270, 596.91293270</text:p>
          </table:table-cell>
          <table:table-cell office:value-type="string" calcext:value-type="string">
            <text:p>28(1,27)-27(2,26)</text:p>
          </table:table-cell>
          <table:table-cell office:value-type="float" office:value="-4.3162" calcext:value-type="float">
            <text:p>-4.3162</text:p>
          </table:table-cell>
          <table:table-cell/>
          <table:table-cell office:value-type="float" office:value="288.4067" calcext:value-type="float">
            <text:p>288.4067</text:p>
          </table:table-cell>
          <table:table-cell office:value-type="float" office:value="414.9505" calcext:value-type="float">
            <text:p>414.95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8.23122770, 598.23122770</text:p>
          </table:table-cell>
          <table:table-cell office:value-type="string" calcext:value-type="string">
            <text:p>26(2,24)-25(2,23)</text:p>
          </table:table-cell>
          <table:table-cell office:value-type="float" office:value="-2.4145" calcext:value-type="float">
            <text:p>-2.4145</text:p>
          </table:table-cell>
          <table:table-cell/>
          <table:table-cell office:value-type="float" office:value="258.6344" calcext:value-type="float">
            <text:p>258.6344</text:p>
          </table:table-cell>
          <table:table-cell office:value-type="float" office:value="372.1151" calcext:value-type="float">
            <text:p>372.11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8.49722400, 598.49722400</text:p>
          </table:table-cell>
          <table:table-cell office:value-type="string" calcext:value-type="string">
            <text:p>6(4,3)-5(3,2)</text:p>
          </table:table-cell>
          <table:table-cell office:value-type="float" office:value="-4.4454" calcext:value-type="float">
            <text:p>-4.4454</text:p>
          </table:table-cell>
          <table:table-cell/>
          <table:table-cell office:value-type="float" office:value="31.1423" calcext:value-type="float">
            <text:p>31.1423</text:p>
          </table:table-cell>
          <table:table-cell office:value-type="float" office:value="44.8066" calcext:value-type="float">
            <text:p>44.8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8.50722580, 598.50722580</text:p>
          </table:table-cell>
          <table:table-cell office:value-type="string" calcext:value-type="string">
            <text:p>6(4,2)-5(3,3)</text:p>
          </table:table-cell>
          <table:table-cell office:value-type="float" office:value="-4.4454" calcext:value-type="float">
            <text:p>-4.4454</text:p>
          </table:table-cell>
          <table:table-cell/>
          <table:table-cell office:value-type="float" office:value="31.142" calcext:value-type="float">
            <text:p>31.142</text:p>
          </table:table-cell>
          <table:table-cell office:value-type="float" office:value="44.8061" calcext:value-type="float">
            <text:p>44.8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9.31354880, 599.31354880</text:p>
          </table:table-cell>
          <table:table-cell office:value-type="string" calcext:value-type="string">
            <text:p>26(2,25)-25(1,24)</text:p>
          </table:table-cell>
          <table:table-cell office:value-type="float" office:value="-4.2839" calcext:value-type="float">
            <text:p>-4.2839</text:p>
          </table:table-cell>
          <table:table-cell/>
          <table:table-cell office:value-type="float" office:value="248.6706" calcext:value-type="float">
            <text:p>248.6706</text:p>
          </table:table-cell>
          <table:table-cell office:value-type="float" office:value="357.7795" calcext:value-type="float">
            <text:p>357.7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1.68287850, 601.68287850</text:p>
          </table:table-cell>
          <table:table-cell office:value-type="string" calcext:value-type="string">
            <text:p>26(3,23)-25(3,22)</text:p>
          </table:table-cell>
          <table:table-cell office:value-type="float" office:value="-2.4295" calcext:value-type="float">
            <text:p>-2.4295</text:p>
          </table:table-cell>
          <table:table-cell/>
          <table:table-cell office:value-type="float" office:value="267.1138" calcext:value-type="float">
            <text:p>267.1138</text:p>
          </table:table-cell>
          <table:table-cell office:value-type="float" office:value="384.315" calcext:value-type="float">
            <text:p>384.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3.20654170, 603.20654170</text:p>
          </table:table-cell>
          <table:table-cell office:value-type="string" calcext:value-type="string">
            <text:p>29(4,26)-29(2,27)</text:p>
          </table:table-cell>
          <table:table-cell office:value-type="float" office:value="-4.948" calcext:value-type="float">
            <text:p>-4.948</text:p>
          </table:table-cell>
          <table:table-cell/>
          <table:table-cell office:value-type="float" office:value="342.7571" calcext:value-type="float">
            <text:p>342.7571</text:p>
          </table:table-cell>
          <table:table-cell office:value-type="float" office:value="493.1482" calcext:value-type="float">
            <text:p>493.14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3.70260480, 603.70260480</text:p>
          </table:table-cell>
          <table:table-cell office:value-type="string" calcext:value-type="string">
            <text:p>8(3,5)-8(0,8)</text:p>
          </table:table-cell>
          <table:table-cell office:value-type="float" office:value="-6.6669" calcext:value-type="float">
            <text:p>-6.6669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4.42789450, 604.42789450</text:p>
          </table:table-cell>
          <table:table-cell office:value-type="string" calcext:value-type="string">
            <text:p>18(5,13)-19(3,16)</text:p>
          </table:table-cell>
          <table:table-cell office:value-type="float" office:value="-6.228" calcext:value-type="float">
            <text:p>-6.228</text:p>
          </table:table-cell>
          <table:table-cell/>
          <table:table-cell office:value-type="float" office:value="163.4642" calcext:value-type="float">
            <text:p>163.4642</text:p>
          </table:table-cell>
          <table:table-cell office:value-type="float" office:value="235.1872" calcext:value-type="float">
            <text:p>235.1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4.51164300, 604.51164300</text:p>
          </table:table-cell>
          <table:table-cell office:value-type="string" calcext:value-type="string">
            <text:p>13(3,11)-12(2,10)</text:p>
          </table:table-cell>
          <table:table-cell office:value-type="float" office:value="-4.4602" calcext:value-type="float">
            <text:p>-4.4602</text:p>
          </table:table-cell>
          <table:table-cell/>
          <table:table-cell office:value-type="float" office:value="68.0763" calcext:value-type="float">
            <text:p>68.0763</text:p>
          </table:table-cell>
          <table:table-cell office:value-type="float" office:value="97.946" calcext:value-type="float">
            <text:p>97.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5.22623750, 605.22623750</text:p>
          </table:table-cell>
          <table:table-cell office:value-type="string" calcext:value-type="string">
            <text:p>19(5,15)-20(3,18)</text:p>
          </table:table-cell>
          <table:table-cell office:value-type="float" office:value="-6.1889" calcext:value-type="float">
            <text:p>-6.1889</text:p>
          </table:table-cell>
          <table:table-cell/>
          <table:table-cell office:value-type="float" office:value="177.723" calcext:value-type="float">
            <text:p>177.723</text:p>
          </table:table-cell>
          <table:table-cell office:value-type="float" office:value="255.7023" calcext:value-type="float">
            <text:p>255.7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5.61566390, 605.61566390</text:p>
          </table:table-cell>
          <table:table-cell office:value-type="string" calcext:value-type="string">
            <text:p>12(3,9)-12(1,12)</text:p>
          </table:table-cell>
          <table:table-cell office:value-type="float" office:value="-5.6924" calcext:value-type="float">
            <text:p>-5.6924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5.68200450, 605.68200450</text:p>
          </table:table-cell>
          <table:table-cell office:value-type="string" calcext:value-type="string">
            <text:p>27(3,25)-26(3,24)</text:p>
          </table:table-cell>
          <table:table-cell office:value-type="float" office:value="-2.442" calcext:value-type="float">
            <text:p>-2.442</text:p>
          </table:table-cell>
          <table:table-cell/>
          <table:table-cell office:value-type="float" office:value="283.5003" calcext:value-type="float">
            <text:p>283.5003</text:p>
          </table:table-cell>
          <table:table-cell office:value-type="float" office:value="407.8913" calcext:value-type="float">
            <text:p>407.8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7.76283020, 607.76283020</text:p>
          </table:table-cell>
          <table:table-cell office:value-type="string" calcext:value-type="string">
            <text:p>9(3,6)-9(0,9)</text:p>
          </table:table-cell>
          <table:table-cell office:value-type="float" office:value="-6.4464" calcext:value-type="float">
            <text:p>-6.4464</text:p>
          </table:table-cell>
          <table:table-cell/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8.54337370, 608.54337370</text:p>
          </table:table-cell>
          <table:table-cell office:value-type="string" calcext:value-type="string">
            <text:p>16(8,9)-17(7,10)</text:p>
          </table:table-cell>
          <table:table-cell office:value-type="float" office:value="-5.275" calcext:value-type="float">
            <text:p>-5.275</text:p>
          </table:table-cell>
          <table:table-cell/>
          <table:table-cell office:value-type="float" office:value="222.987" calcext:value-type="float">
            <text:p>222.987</text:p>
          </table:table-cell>
          <table:table-cell office:value-type="float" office:value="320.8267" calcext:value-type="float">
            <text:p>320.82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8.54337730, 608.54337730</text:p>
          </table:table-cell>
          <table:table-cell office:value-type="string" calcext:value-type="string">
            <text:p>16(8,8)-17(7,11)</text:p>
          </table:table-cell>
          <table:table-cell office:value-type="float" office:value="-5.275" calcext:value-type="float">
            <text:p>-5.275</text:p>
          </table:table-cell>
          <table:table-cell/>
          <table:table-cell office:value-type="float" office:value="222.987" calcext:value-type="float">
            <text:p>222.987</text:p>
          </table:table-cell>
          <table:table-cell office:value-type="float" office:value="320.8267" calcext:value-type="float">
            <text:p>320.82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9.08479410, 609.08479410</text:p>
          </table:table-cell>
          <table:table-cell office:value-type="string" calcext:value-type="string">
            <text:p>27(6,22)-26(6,21)</text:p>
          </table:table-cell>
          <table:table-cell office:value-type="float" office:value="-2.5777" calcext:value-type="float">
            <text:p>-2.5777</text:p>
          </table:table-cell>
          <table:table-cell/>
          <table:table-cell office:value-type="float" office:value="343.1661" calcext:value-type="float">
            <text:p>343.1661</text:p>
          </table:table-cell>
          <table:table-cell office:value-type="float" office:value="493.7366" calcext:value-type="float">
            <text:p>493.73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9.11353540, 609.11353540</text:p>
          </table:table-cell>
          <table:table-cell office:value-type="string" calcext:value-type="string">
            <text:p>27(6,21)-26(6,20)</text:p>
          </table:table-cell>
          <table:table-cell office:value-type="float" office:value="-2.5776" calcext:value-type="float">
            <text:p>-2.5776</text:p>
          </table:table-cell>
          <table:table-cell/>
          <table:table-cell office:value-type="float" office:value="343.1678" calcext:value-type="float">
            <text:p>343.1678</text:p>
          </table:table-cell>
          <table:table-cell office:value-type="float" office:value="493.7391" calcext:value-type="float">
            <text:p>493.73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9.20819810, 609.20819810</text:p>
          </table:table-cell>
          <table:table-cell office:value-type="string" calcext:value-type="string">
            <text:p>12(3,9)-11(2,10)</text:p>
          </table:table-cell>
          <table:table-cell office:value-type="float" office:value="-4.4743" calcext:value-type="float">
            <text:p>-4.4743</text:p>
          </table:table-cell>
          <table:table-cell/>
          <table:table-cell office:value-type="float" office:value="58.2029" calcext:value-type="float">
            <text:p>58.2029</text:p>
          </table:table-cell>
          <table:table-cell office:value-type="float" office:value="83.7405" calcext:value-type="float">
            <text:p>83.74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0.04032670, 610.04032670</text:p>
          </table:table-cell>
          <table:table-cell office:value-type="string" calcext:value-type="string">
            <text:p>28(4,25)-28(2,26)</text:p>
          </table:table-cell>
          <table:table-cell office:value-type="float" office:value="-4.9563" calcext:value-type="float">
            <text:p>-4.9563</text:p>
          </table:table-cell>
          <table:table-cell/>
          <table:table-cell office:value-type="float" office:value="320.6585" calcext:value-type="float">
            <text:p>320.6585</text:p>
          </table:table-cell>
          <table:table-cell office:value-type="float" office:value="461.3534" calcext:value-type="float">
            <text:p>461.3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0.15944800, 610.15944800</text:p>
          </table:table-cell>
          <table:table-cell office:value-type="string" calcext:value-type="string">
            <text:p>27(5,23)-26(5,22)</text:p>
          </table:table-cell>
          <table:table-cell office:value-type="float" office:value="-2.5193" calcext:value-type="float">
            <text:p>-2.5193</text:p>
          </table:table-cell>
          <table:table-cell/>
          <table:table-cell office:value-type="float" office:value="319.1245" calcext:value-type="float">
            <text:p>319.1245</text:p>
          </table:table-cell>
          <table:table-cell office:value-type="float" office:value="459.1463" calcext:value-type="float">
            <text:p>459.14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0.51952560, 610.51952560</text:p>
          </table:table-cell>
          <table:table-cell office:value-type="string" calcext:value-type="string">
            <text:p>27(4,24)-26(4,23)</text:p>
          </table:table-cell>
          <table:table-cell office:value-type="float" office:value="-2.4725" calcext:value-type="float">
            <text:p>-2.4725</text:p>
          </table:table-cell>
          <table:table-cell/>
          <table:table-cell office:value-type="float" office:value="299.524" calcext:value-type="float">
            <text:p>299.524</text:p>
          </table:table-cell>
          <table:table-cell office:value-type="float" office:value="430.9457" calcext:value-type="float">
            <text:p>430.94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0.68809850, 610.68809850</text:p>
          </table:table-cell>
          <table:table-cell office:value-type="string" calcext:value-type="string">
            <text:p>27(5,22)-26(5,21)</text:p>
          </table:table-cell>
          <table:table-cell office:value-type="float" office:value="-2.5186" calcext:value-type="float">
            <text:p>-2.5186</text:p>
          </table:table-cell>
          <table:table-cell/>
          <table:table-cell office:value-type="float" office:value="319.1648" calcext:value-type="float">
            <text:p>319.1648</text:p>
          </table:table-cell>
          <table:table-cell office:value-type="float" office:value="459.2043" calcext:value-type="float">
            <text:p>459.2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2.23096350, 612.23096350</text:p>
          </table:table-cell>
          <table:table-cell office:value-type="string" calcext:value-type="string">
            <text:p>10(7,4)-11(6,5)</text:p>
          </table:table-cell>
          <table:table-cell office:value-type="float" office:value="-5.5369" calcext:value-type="float">
            <text:p>-5.5369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2.23096500, 612.23096500</text:p>
          </table:table-cell>
          <table:table-cell office:value-type="string" calcext:value-type="string">
            <text:p>10(7,3)-11(6,6)</text:p>
          </table:table-cell>
          <table:table-cell office:value-type="float" office:value="-5.5369" calcext:value-type="float">
            <text:p>-5.5369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2.99816450, 612.99816450</text:p>
          </table:table-cell>
          <table:table-cell office:value-type="string" calcext:value-type="string">
            <text:p>28(2,27)-27(2,26)</text:p>
          </table:table-cell>
          <table:table-cell office:value-type="float" office:value="-2.4236" calcext:value-type="float">
            <text:p>-2.4236</text:p>
          </table:table-cell>
          <table:table-cell/>
          <table:table-cell office:value-type="float" office:value="288.4067" calcext:value-type="float">
            <text:p>288.4067</text:p>
          </table:table-cell>
          <table:table-cell office:value-type="float" office:value="414.9505" calcext:value-type="float">
            <text:p>414.95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3.23741510, 613.23741510</text:p>
          </table:table-cell>
          <table:table-cell office:value-type="string" calcext:value-type="string">
            <text:p>10(3,7)-10(0,10)</text:p>
          </table:table-cell>
          <table:table-cell office:value-type="float" office:value="-6.2604" calcext:value-type="float">
            <text:p>-6.2604</text:p>
          </table:table-cell>
          <table:table-cell/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3.45786550, 613.45786550</text:p>
          </table:table-cell>
          <table:table-cell office:value-type="string" calcext:value-type="string">
            <text:p>29(0,29)-28(1,28)</text:p>
          </table:table-cell>
          <table:table-cell office:value-type="float" office:value="-4.1281" calcext:value-type="float">
            <text:p>-4.1281</text:p>
          </table:table-cell>
          <table:table-cell/>
          <table:table-cell office:value-type="float" office:value="291.3504" calcext:value-type="float">
            <text:p>291.3504</text:p>
          </table:table-cell>
          <table:table-cell office:value-type="float" office:value="419.1858" calcext:value-type="float">
            <text:p>419.1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3.96751760, 613.96751760</text:p>
          </table:table-cell>
          <table:table-cell office:value-type="string" calcext:value-type="string">
            <text:p>29(1,29)-28(1,28)</text:p>
          </table:table-cell>
          <table:table-cell office:value-type="float" office:value="-2.4111" calcext:value-type="float">
            <text:p>-2.4111</text:p>
          </table:table-cell>
          <table:table-cell/>
          <table:table-cell office:value-type="float" office:value="291.3504" calcext:value-type="float">
            <text:p>291.3504</text:p>
          </table:table-cell>
          <table:table-cell office:value-type="float" office:value="419.1858" calcext:value-type="float">
            <text:p>419.1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4.11670840, 614.11670840</text:p>
          </table:table-cell>
          <table:table-cell office:value-type="string" calcext:value-type="string">
            <text:p>29(0,29)-28(0,28)</text:p>
          </table:table-cell>
          <table:table-cell office:value-type="float" office:value="-2.4108" calcext:value-type="float">
            <text:p>-2.4108</text:p>
          </table:table-cell>
          <table:table-cell/>
          <table:table-cell office:value-type="float" office:value="291.3284" calcext:value-type="float">
            <text:p>291.3284</text:p>
          </table:table-cell>
          <table:table-cell office:value-type="float" office:value="419.1542" calcext:value-type="float">
            <text:p>419.1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4.62636050, 614.62636050</text:p>
          </table:table-cell>
          <table:table-cell office:value-type="string" calcext:value-type="string">
            <text:p>29(1,29)-28(0,28)</text:p>
          </table:table-cell>
          <table:table-cell office:value-type="float" office:value="-4.1264" calcext:value-type="float">
            <text:p>-4.1264</text:p>
          </table:table-cell>
          <table:table-cell/>
          <table:table-cell office:value-type="float" office:value="291.3284" calcext:value-type="float">
            <text:p>291.3284</text:p>
          </table:table-cell>
          <table:table-cell office:value-type="float" office:value="419.1542" calcext:value-type="float">
            <text:p>419.1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5.54058930, 615.54058930</text:p>
          </table:table-cell>
          <table:table-cell office:value-type="string" calcext:value-type="string">
            <text:p>13(2,11)-12(0,12)</text:p>
          </table:table-cell>
          <table:table-cell office:value-type="float" office:value="-5.0259" calcext:value-type="float">
            <text:p>-5.0259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5.63877610, 615.63877610</text:p>
          </table:table-cell>
          <table:table-cell office:value-type="string" calcext:value-type="string">
            <text:p>27(2,26)-26(1,25)</text:p>
          </table:table-cell>
          <table:table-cell office:value-type="float" office:value="-4.2722" calcext:value-type="float">
            <text:p>-4.2722</text:p>
          </table:table-cell>
          <table:table-cell/>
          <table:table-cell office:value-type="float" office:value="267.8712" calcext:value-type="float">
            <text:p>267.8712</text:p>
          </table:table-cell>
          <table:table-cell office:value-type="float" office:value="385.4047" calcext:value-type="float">
            <text:p>385.40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5.85228900, 615.85228900</text:p>
          </table:table-cell>
          <table:table-cell office:value-type="string" calcext:value-type="string">
            <text:p>27(4,23)-26(4,22)</text:p>
          </table:table-cell>
          <table:table-cell office:value-type="float" office:value="-2.4662" calcext:value-type="float">
            <text:p>-2.4662</text:p>
          </table:table-cell>
          <table:table-cell/>
          <table:table-cell office:value-type="float" office:value="300.0909" calcext:value-type="float">
            <text:p>300.0909</text:p>
          </table:table-cell>
          <table:table-cell office:value-type="float" office:value="431.7614" calcext:value-type="float">
            <text:p>431.76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6.49606990, 616.49606990</text:p>
          </table:table-cell>
          <table:table-cell office:value-type="string" calcext:value-type="string">
            <text:p>28(1,27)-27(1,26)</text:p>
          </table:table-cell>
          <table:table-cell office:value-type="float" office:value="-2.4172" calcext:value-type="float">
            <text:p>-2.4172</text:p>
          </table:table-cell>
          <table:table-cell/>
          <table:table-cell office:value-type="float" office:value="287.7534" calcext:value-type="float">
            <text:p>287.7534</text:p>
          </table:table-cell>
          <table:table-cell office:value-type="float" office:value="414.0106" calcext:value-type="float">
            <text:p>414.01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8.23668150, 618.23668150</text:p>
          </table:table-cell>
          <table:table-cell office:value-type="string" calcext:value-type="string">
            <text:p>27(4,24)-27(2,25)</text:p>
          </table:table-cell>
          <table:table-cell office:value-type="float" office:value="-4.9684" calcext:value-type="float">
            <text:p>-4.9684</text:p>
          </table:table-cell>
          <table:table-cell/>
          <table:table-cell office:value-type="float" office:value="299.2666" calcext:value-type="float">
            <text:p>299.2666</text:p>
          </table:table-cell>
          <table:table-cell office:value-type="float" office:value="430.5754" calcext:value-type="float">
            <text:p>430.57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9.89146630, 619.89146630</text:p>
          </table:table-cell>
          <table:table-cell office:value-type="string" calcext:value-type="string">
            <text:p>27(2,25)-26(2,24)</text:p>
          </table:table-cell>
          <table:table-cell office:value-type="float" office:value="-2.4095" calcext:value-type="float">
            <text:p>-2.4095</text:p>
          </table:table-cell>
          <table:table-cell/>
          <table:table-cell office:value-type="float" office:value="278.5893" calcext:value-type="float">
            <text:p>278.5893</text:p>
          </table:table-cell>
          <table:table-cell office:value-type="float" office:value="400.8256" calcext:value-type="float">
            <text:p>400.82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0.36570610, 620.36570610</text:p>
          </table:table-cell>
          <table:table-cell office:value-type="string" calcext:value-type="string">
            <text:p>11(3,8)-11(0,11)</text:p>
          </table:table-cell>
          <table:table-cell office:value-type="float" office:value="-6.1041" calcext:value-type="float">
            <text:p>-6.1041</text:p>
          </table:table-cell>
          <table:table-cell/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0.47665620, 620.47665620</text:p>
          </table:table-cell>
          <table:table-cell office:value-type="string" calcext:value-type="string">
            <text:p>13(3,10)-13(1,13)</text:p>
          </table:table-cell>
          <table:table-cell office:value-type="float" office:value="-5.6335" calcext:value-type="float">
            <text:p>-5.6335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0.75827630, 620.75827630</text:p>
          </table:table-cell>
          <table:table-cell office:value-type="string" calcext:value-type="string">
            <text:p>14(3,12)-13(2,11)</text:p>
          </table:table-cell>
          <table:table-cell office:value-type="float" office:value="-4.4395" calcext:value-type="float">
            <text:p>-4.4395</text:p>
          </table:table-cell>
          <table:table-cell/>
          <table:table-cell office:value-type="float" office:value="78.0624" calcext:value-type="float">
            <text:p>78.0624</text:p>
          </table:table-cell>
          <table:table-cell office:value-type="float" office:value="112.3137" calcext:value-type="float">
            <text:p>112.31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0.86673920, 620.86673920</text:p>
          </table:table-cell>
          <table:table-cell office:value-type="string" calcext:value-type="string">
            <text:p>29(1,28)-28(2,27)</text:p>
          </table:table-cell>
          <table:table-cell office:value-type="float" office:value="-4.2992" calcext:value-type="float">
            <text:p>-4.2992</text:p>
          </table:table-cell>
          <table:table-cell/>
          <table:table-cell office:value-type="float" office:value="308.8541" calcext:value-type="float">
            <text:p>308.8541</text:p>
          </table:table-cell>
          <table:table-cell office:value-type="float" office:value="444.3696" calcext:value-type="float">
            <text:p>444.3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0.94729620, 620.94729620</text:p>
          </table:table-cell>
          <table:table-cell office:value-type="string" calcext:value-type="string">
            <text:p>7(4,4)-6(3,3)</text:p>
          </table:table-cell>
          <table:table-cell office:value-type="float" office:value="-4.4057" calcext:value-type="float">
            <text:p>-4.4057</text:p>
          </table:table-cell>
          <table:table-cell/>
          <table:table-cell office:value-type="float" office:value="35.6456" calcext:value-type="float">
            <text:p>35.6456</text:p>
          </table:table-cell>
          <table:table-cell office:value-type="float" office:value="51.2858" calcext:value-type="float">
            <text:p>51.28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0.97737770, 620.97737770</text:p>
          </table:table-cell>
          <table:table-cell office:value-type="string" calcext:value-type="string">
            <text:p>7(4,3)-6(3,4)</text:p>
          </table:table-cell>
          <table:table-cell office:value-type="float" office:value="-4.4056" calcext:value-type="float">
            <text:p>-4.4056</text:p>
          </table:table-cell>
          <table:table-cell/>
          <table:table-cell office:value-type="float" office:value="35.6446" calcext:value-type="float">
            <text:p>35.6446</text:p>
          </table:table-cell>
          <table:table-cell office:value-type="float" office:value="51.2843" calcext:value-type="float">
            <text:p>51.28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5.42301340, 625.42301340</text:p>
          </table:table-cell>
          <table:table-cell office:value-type="string" calcext:value-type="string">
            <text:p>27(3,24)-26(3,23)</text:p>
          </table:table-cell>
          <table:table-cell office:value-type="float" office:value="-2.4217" calcext:value-type="float">
            <text:p>-2.4217</text:p>
          </table:table-cell>
          <table:table-cell/>
          <table:table-cell office:value-type="float" office:value="287.1838" calcext:value-type="float">
            <text:p>287.1838</text:p>
          </table:table-cell>
          <table:table-cell office:value-type="float" office:value="413.1911" calcext:value-type="float">
            <text:p>413.19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7.07624270, 627.07624270</text:p>
          </table:table-cell>
          <table:table-cell office:value-type="string" calcext:value-type="string">
            <text:p>21(9,13)-22(8,14)</text:p>
          </table:table-cell>
          <table:table-cell office:value-type="float" office:value="-5.2822" calcext:value-type="float">
            <text:p>-5.2822</text:p>
          </table:table-cell>
          <table:table-cell/>
          <table:table-cell office:value-type="float" office:value="331.1079" calcext:value-type="float">
            <text:p>331.1079</text:p>
          </table:table-cell>
          <table:table-cell office:value-type="float" office:value="476.3877" calcext:value-type="float">
            <text:p>476.38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7.07624470, 627.07624470</text:p>
          </table:table-cell>
          <table:table-cell office:value-type="string" calcext:value-type="string">
            <text:p>21(9,12)-22(8,15)</text:p>
          </table:table-cell>
          <table:table-cell office:value-type="float" office:value="-5.2822" calcext:value-type="float">
            <text:p>-5.2822</text:p>
          </table:table-cell>
          <table:table-cell/>
          <table:table-cell office:value-type="float" office:value="331.1079" calcext:value-type="float">
            <text:p>331.1079</text:p>
          </table:table-cell>
          <table:table-cell office:value-type="float" office:value="476.3877" calcext:value-type="float">
            <text:p>476.38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7.51002320, 627.51002320</text:p>
          </table:table-cell>
          <table:table-cell office:value-type="string" calcext:value-type="string">
            <text:p>28(3,26)-27(3,25)</text:p>
          </table:table-cell>
          <table:table-cell office:value-type="float" office:value="-2.438" calcext:value-type="float">
            <text:p>-2.438</text:p>
          </table:table-cell>
          <table:table-cell/>
          <table:table-cell office:value-type="float" office:value="303.7037" calcext:value-type="float">
            <text:p>303.7037</text:p>
          </table:table-cell>
          <table:table-cell office:value-type="float" office:value="436.9594" calcext:value-type="float">
            <text:p>436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7.59846570, 627.59846570</text:p>
          </table:table-cell>
          <table:table-cell office:value-type="string" calcext:value-type="string">
            <text:p>18(5,14)-19(3,17)</text:p>
          </table:table-cell>
          <table:table-cell office:value-type="float" office:value="-6.2056" calcext:value-type="float">
            <text:p>-6.2056</text:p>
          </table:table-cell>
          <table:table-cell/>
          <table:table-cell office:value-type="float" office:value="162.6903" calcext:value-type="float">
            <text:p>162.6903</text:p>
          </table:table-cell>
          <table:table-cell office:value-type="float" office:value="234.0737" calcext:value-type="float">
            <text:p>234.07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7.60862220, 627.60862220</text:p>
          </table:table-cell>
          <table:table-cell office:value-type="string" calcext:value-type="string">
            <text:p>26(4,23)-26(2,24)</text:p>
          </table:table-cell>
          <table:table-cell office:value-type="float" office:value="-4.9841" calcext:value-type="float">
            <text:p>-4.9841</text:p>
          </table:table-cell>
          <table:table-cell/>
          <table:table-cell office:value-type="float" office:value="278.5893" calcext:value-type="float">
            <text:p>278.5893</text:p>
          </table:table-cell>
          <table:table-cell office:value-type="float" office:value="400.8256" calcext:value-type="float">
            <text:p>400.82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7.84574430, 627.84574430</text:p>
          </table:table-cell>
          <table:table-cell office:value-type="string" calcext:value-type="string">
            <text:p>25(5,21)-26(2,24)</text:p>
          </table:table-cell>
          <table:table-cell office:value-type="float" office:value="-6.65" calcext:value-type="float">
            <text:p>-6.65</text:p>
          </table:table-cell>
          <table:table-cell/>
          <table:table-cell office:value-type="float" office:value="278.5893" calcext:value-type="float">
            <text:p>278.5893</text:p>
          </table:table-cell>
          <table:table-cell office:value-type="float" office:value="400.8256" calcext:value-type="float">
            <text:p>400.82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9.37576710, 629.37576710</text:p>
          </table:table-cell>
          <table:table-cell office:value-type="string" calcext:value-type="string">
            <text:p>12(3,9)-12(0,12)</text:p>
          </table:table-cell>
          <table:table-cell office:value-type="float" office:value="-5.974" calcext:value-type="float">
            <text:p>-5.974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1.14394590, 631.14394590</text:p>
          </table:table-cell>
          <table:table-cell office:value-type="string" calcext:value-type="string">
            <text:p>15(8,8)-16(7,9)</text:p>
          </table:table-cell>
          <table:table-cell office:value-type="float" office:value="-5.2877" calcext:value-type="float">
            <text:p>-5.2877</text:p>
          </table:table-cell>
          <table:table-cell/>
          <table:table-cell office:value-type="float" office:value="210.2261" calcext:value-type="float">
            <text:p>210.2261</text:p>
          </table:table-cell>
          <table:table-cell office:value-type="float" office:value="302.4667" calcext:value-type="float">
            <text:p>302.46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1.14394750, 631.14394750</text:p>
          </table:table-cell>
          <table:table-cell office:value-type="string" calcext:value-type="string">
            <text:p>15(8,7)-16(7,10)</text:p>
          </table:table-cell>
          <table:table-cell office:value-type="float" office:value="-5.2877" calcext:value-type="float">
            <text:p>-5.2877</text:p>
          </table:table-cell>
          <table:table-cell/>
          <table:table-cell office:value-type="float" office:value="210.2261" calcext:value-type="float">
            <text:p>210.2261</text:p>
          </table:table-cell>
          <table:table-cell office:value-type="float" office:value="302.4667" calcext:value-type="float">
            <text:p>302.46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2.58130180, 632.58130180</text:p>
          </table:table-cell>
          <table:table-cell office:value-type="string" calcext:value-type="string">
            <text:p>28(2,27)-27(1,26)</text:p>
          </table:table-cell>
          <table:table-cell office:value-type="float" office:value="-4.2633" calcext:value-type="float">
            <text:p>-4.2633</text:p>
          </table:table-cell>
          <table:table-cell/>
          <table:table-cell office:value-type="float" office:value="287.7534" calcext:value-type="float">
            <text:p>287.7534</text:p>
          </table:table-cell>
          <table:table-cell office:value-type="float" office:value="414.0106" calcext:value-type="float">
            <text:p>414.01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2.94589930, 632.94589930</text:p>
          </table:table-cell>
          <table:table-cell office:value-type="string" calcext:value-type="string">
            <text:p>17(5,12)-18(3,15)</text:p>
          </table:table-cell>
          <table:table-cell office:value-type="float" office:value="-6.2467" calcext:value-type="float">
            <text:p>-6.2467</text:p>
          </table:table-cell>
          <table:table-cell/>
          <table:table-cell office:value-type="float" office:value="148.9817" calcext:value-type="float">
            <text:p>148.9817</text:p>
          </table:table-cell>
          <table:table-cell office:value-type="float" office:value="214.3502" calcext:value-type="float">
            <text:p>214.35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2.95871360, 632.95871360</text:p>
          </table:table-cell>
          <table:table-cell office:value-type="string" calcext:value-type="string">
            <text:p>28(5,24)-27(5,23)</text:p>
          </table:table-cell>
          <table:table-cell office:value-type="float" office:value="-2.5137" calcext:value-type="float">
            <text:p>-2.5137</text:p>
          </table:table-cell>
          <table:table-cell/>
          <table:table-cell office:value-type="float" office:value="339.4773" calcext:value-type="float">
            <text:p>339.4773</text:p>
          </table:table-cell>
          <table:table-cell office:value-type="float" office:value="488.4293" calcext:value-type="float">
            <text:p>488.42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3.11572450, 633.11572450</text:p>
          </table:table-cell>
          <table:table-cell office:value-type="string" calcext:value-type="string">
            <text:p>28(4,25)-27(4,24)</text:p>
          </table:table-cell>
          <table:table-cell office:value-type="float" office:value="-2.4677" calcext:value-type="float">
            <text:p>-2.4677</text:p>
          </table:table-cell>
          <table:table-cell/>
          <table:table-cell office:value-type="float" office:value="319.8888" calcext:value-type="float">
            <text:p>319.8888</text:p>
          </table:table-cell>
          <table:table-cell office:value-type="float" office:value="460.246" calcext:value-type="float">
            <text:p>460.2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3.68201670, 633.68201670</text:p>
          </table:table-cell>
          <table:table-cell office:value-type="string" calcext:value-type="string">
            <text:p>28(5,23)-27(5,22)</text:p>
          </table:table-cell>
          <table:table-cell office:value-type="float" office:value="-2.5129" calcext:value-type="float">
            <text:p>-2.5129</text:p>
          </table:table-cell>
          <table:table-cell/>
          <table:table-cell office:value-type="float" office:value="339.5351" calcext:value-type="float">
            <text:p>339.5351</text:p>
          </table:table-cell>
          <table:table-cell office:value-type="float" office:value="488.5125" calcext:value-type="float">
            <text:p>488.5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00523380, 634.00523380</text:p>
          </table:table-cell>
          <table:table-cell office:value-type="string" calcext:value-type="string">
            <text:p>29(2,28)-28(2,27)</text:p>
          </table:table-cell>
          <table:table-cell office:value-type="float" office:value="-2.4223" calcext:value-type="float">
            <text:p>-2.4223</text:p>
          </table:table-cell>
          <table:table-cell/>
          <table:table-cell office:value-type="float" office:value="308.8541" calcext:value-type="float">
            <text:p>308.8541</text:p>
          </table:table-cell>
          <table:table-cell office:value-type="float" office:value="444.3696" calcext:value-type="float">
            <text:p>444.3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35302930, 634.35302930</text:p>
          </table:table-cell>
          <table:table-cell office:value-type="string" calcext:value-type="string">
            <text:p>30(0,30)-29(1,29)</text:p>
          </table:table-cell>
          <table:table-cell office:value-type="float" office:value="-4.1255" calcext:value-type="float">
            <text:p>-4.1255</text:p>
          </table:table-cell>
          <table:table-cell/>
          <table:table-cell office:value-type="float" office:value="311.8302" calcext:value-type="float">
            <text:p>311.8302</text:p>
          </table:table-cell>
          <table:table-cell office:value-type="float" office:value="448.6515" calcext:value-type="float">
            <text:p>448.6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52628830, 634.52628830</text:p>
          </table:table-cell>
          <table:table-cell office:value-type="string" calcext:value-type="string">
            <text:p>5(3,2)-4(1,3)</text:p>
          </table:table-cell>
          <table:table-cell office:value-type="float" office:value="-6.5494" calcext:value-type="float">
            <text:p>-6.5494</text:p>
          </table:table-cell>
          <table:table-cell/>
          <table:table-cell office:value-type="float" office:value="9.9768" calcext:value-type="float">
            <text:p>9.9768</text:p>
          </table:table-cell>
          <table:table-cell office:value-type="float" office:value="14.3543" calcext:value-type="float">
            <text:p>14.35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74652450, 634.74652450</text:p>
          </table:table-cell>
          <table:table-cell office:value-type="string" calcext:value-type="string">
            <text:p>30(1,30)-29(1,29)</text:p>
          </table:table-cell>
          <table:table-cell office:value-type="float" office:value="-2.4108" calcext:value-type="float">
            <text:p>-2.4108</text:p>
          </table:table-cell>
          <table:table-cell/>
          <table:table-cell office:value-type="float" office:value="311.8302" calcext:value-type="float">
            <text:p>311.8302</text:p>
          </table:table-cell>
          <table:table-cell office:value-type="float" office:value="448.6515" calcext:value-type="float">
            <text:p>448.6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76537840, 634.76537840</text:p>
          </table:table-cell>
          <table:table-cell office:value-type="string" calcext:value-type="string">
            <text:p>9(7,3)-10(6,4)</text:p>
          </table:table-cell>
          <table:table-cell office:value-type="float" office:value="-5.6693" calcext:value-type="float">
            <text:p>-5.6693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76537880, 634.76537880</text:p>
          </table:table-cell>
          <table:table-cell office:value-type="string" calcext:value-type="string">
            <text:p>9(7,2)-10(6,5)</text:p>
          </table:table-cell>
          <table:table-cell office:value-type="float" office:value="-5.6693" calcext:value-type="float">
            <text:p>-5.6693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86268150, 634.86268150</text:p>
          </table:table-cell>
          <table:table-cell office:value-type="string" calcext:value-type="string">
            <text:p>30(0,30)-29(0,29)</text:p>
          </table:table-cell>
          <table:table-cell office:value-type="float" office:value="-2.4106" calcext:value-type="float">
            <text:p>-2.4106</text:p>
          </table:table-cell>
          <table:table-cell/>
          <table:table-cell office:value-type="float" office:value="311.8132" calcext:value-type="float">
            <text:p>311.8132</text:p>
          </table:table-cell>
          <table:table-cell office:value-type="float" office:value="448.6271" calcext:value-type="float">
            <text:p>448.62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5.01115170, 635.01115170</text:p>
          </table:table-cell>
          <table:table-cell office:value-type="string" calcext:value-type="string">
            <text:p>13(3,10)-12(2,11)</text:p>
          </table:table-cell>
          <table:table-cell office:value-type="float" office:value="-4.4485" calcext:value-type="float">
            <text:p>-4.4485</text:p>
          </table:table-cell>
          <table:table-cell/>
          <table:table-cell office:value-type="float" office:value="67.1504" calcext:value-type="float">
            <text:p>67.1504</text:p>
          </table:table-cell>
          <table:table-cell office:value-type="float" office:value="96.6139" calcext:value-type="float">
            <text:p>96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5.25617660, 635.25617660</text:p>
          </table:table-cell>
          <table:table-cell office:value-type="string" calcext:value-type="string">
            <text:p>30(1,30)-29(0,29)</text:p>
          </table:table-cell>
          <table:table-cell office:value-type="float" office:value="-4.1243" calcext:value-type="float">
            <text:p>-4.1243</text:p>
          </table:table-cell>
          <table:table-cell/>
          <table:table-cell office:value-type="float" office:value="311.8132" calcext:value-type="float">
            <text:p>311.8132</text:p>
          </table:table-cell>
          <table:table-cell office:value-type="float" office:value="448.6271" calcext:value-type="float">
            <text:p>448.62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5.65799220, 635.65799220</text:p>
          </table:table-cell>
          <table:table-cell office:value-type="string" calcext:value-type="string">
            <text:p>14(2,12)-13(1,13)</text:p>
          </table:table-cell>
          <table:table-cell office:value-type="float" office:value="-4.9058" calcext:value-type="float">
            <text:p>-4.9058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5.90039570, 635.90039570</text:p>
          </table:table-cell>
          <table:table-cell office:value-type="string" calcext:value-type="string">
            <text:p>15(3,13)-14(2,12)</text:p>
          </table:table-cell>
          <table:table-cell office:value-type="float" office:value="-4.4223" calcext:value-type="float">
            <text:p>-4.4223</text:p>
          </table:table-cell>
          <table:table-cell/>
          <table:table-cell office:value-type="float" office:value="88.8385" calcext:value-type="float">
            <text:p>88.8385</text:p>
          </table:table-cell>
          <table:table-cell office:value-type="float" office:value="127.818" calcext:value-type="float">
            <text:p>127.8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6.95197110, 636.95197110</text:p>
          </table:table-cell>
          <table:table-cell office:value-type="string" calcext:value-type="string">
            <text:p>29(1,28)-28(1,27)</text:p>
          </table:table-cell>
          <table:table-cell office:value-type="float" office:value="-2.4171" calcext:value-type="float">
            <text:p>-2.4171</text:p>
          </table:table-cell>
          <table:table-cell/>
          <table:table-cell office:value-type="float" office:value="308.3175" calcext:value-type="float">
            <text:p>308.3175</text:p>
          </table:table-cell>
          <table:table-cell office:value-type="float" office:value="443.5976" calcext:value-type="float">
            <text:p>443.5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7.21339270, 637.21339270</text:p>
          </table:table-cell>
          <table:table-cell office:value-type="string" calcext:value-type="string">
            <text:p>14(3,11)-14(1,14)</text:p>
          </table:table-cell>
          <table:table-cell office:value-type="float" office:value="-5.5873" calcext:value-type="float">
            <text:p>-5.5873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7.95648400, 637.95648400</text:p>
          </table:table-cell>
          <table:table-cell office:value-type="string" calcext:value-type="string">
            <text:p>25(4,22)-25(2,23)</text:p>
          </table:table-cell>
          <table:table-cell office:value-type="float" office:value="-5.0034" calcext:value-type="float">
            <text:p>-5.0034</text:p>
          </table:table-cell>
          <table:table-cell/>
          <table:table-cell office:value-type="float" office:value="258.6344" calcext:value-type="float">
            <text:p>258.6344</text:p>
          </table:table-cell>
          <table:table-cell office:value-type="float" office:value="372.1151" calcext:value-type="float">
            <text:p>372.11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9.70561670, 639.70561670</text:p>
          </table:table-cell>
          <table:table-cell office:value-type="string" calcext:value-type="string">
            <text:p>28(4,24)-27(4,23)</text:p>
          </table:table-cell>
          <table:table-cell office:value-type="float" office:value="-2.4603" calcext:value-type="float">
            <text:p>-2.4603</text:p>
          </table:table-cell>
          <table:table-cell/>
          <table:table-cell office:value-type="float" office:value="320.6335" calcext:value-type="float">
            <text:p>320.6335</text:p>
          </table:table-cell>
          <table:table-cell office:value-type="float" office:value="461.3174" calcext:value-type="float">
            <text:p>461.31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0.47920690, 640.47920690</text:p>
          </table:table-cell>
          <table:table-cell office:value-type="string" calcext:value-type="string">
            <text:p>13(3,10)-13(0,13)</text:p>
          </table:table-cell>
          <table:table-cell office:value-type="float" office:value="-5.8673" calcext:value-type="float">
            <text:p>-5.8673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1.31207930, 641.31207930</text:p>
          </table:table-cell>
          <table:table-cell office:value-type="string" calcext:value-type="string">
            <text:p>28(2,26)-27(2,25)</text:p>
          </table:table-cell>
          <table:table-cell office:value-type="float" office:value="-2.4081" calcext:value-type="float">
            <text:p>-2.4081</text:p>
          </table:table-cell>
          <table:table-cell/>
          <table:table-cell office:value-type="float" office:value="299.2666" calcext:value-type="float">
            <text:p>299.2666</text:p>
          </table:table-cell>
          <table:table-cell office:value-type="float" office:value="430.5754" calcext:value-type="float">
            <text:p>430.57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3.36078300, 643.36078300</text:p>
          </table:table-cell>
          <table:table-cell office:value-type="string" calcext:value-type="string">
            <text:p>8(4,5)-7(3,4)</text:p>
          </table:table-cell>
          <table:table-cell office:value-type="float" office:value="-4.3679" calcext:value-type="float">
            <text:p>-4.3679</text:p>
          </table:table-cell>
          <table:table-cell/>
          <table:table-cell office:value-type="float" office:value="40.9016" calcext:value-type="float">
            <text:p>40.9016</text:p>
          </table:table-cell>
          <table:table-cell office:value-type="float" office:value="58.8479" calcext:value-type="float">
            <text:p>58.8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3.43617070, 643.43617070</text:p>
          </table:table-cell>
          <table:table-cell office:value-type="string" calcext:value-type="string">
            <text:p>8(4,4)-7(3,5)</text:p>
          </table:table-cell>
          <table:table-cell office:value-type="float" office:value="-4.3679" calcext:value-type="float">
            <text:p>-4.3679</text:p>
          </table:table-cell>
          <table:table-cell/>
          <table:table-cell office:value-type="float" office:value="40.8991" calcext:value-type="float">
            <text:p>40.8991</text:p>
          </table:table-cell>
          <table:table-cell office:value-type="float" office:value="58.8443" calcext:value-type="float">
            <text:p>58.8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4.29202570, 644.29202570</text:p>
          </table:table-cell>
          <table:table-cell office:value-type="string" calcext:value-type="string">
            <text:p>30(1,29)-29(2,28)</text:p>
          </table:table-cell>
          <table:table-cell office:value-type="float" office:value="-4.2872" calcext:value-type="float">
            <text:p>-4.2872</text:p>
          </table:table-cell>
          <table:table-cell/>
          <table:table-cell office:value-type="float" office:value="330.0022" calcext:value-type="float">
            <text:p>330.0022</text:p>
          </table:table-cell>
          <table:table-cell office:value-type="float" office:value="474.7968" calcext:value-type="float">
            <text:p>474.7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4.97021110, 644.97021110</text:p>
          </table:table-cell>
          <table:table-cell office:value-type="string" calcext:value-type="string">
            <text:p>27(6,21)-28(4,24)</text:p>
          </table:table-cell>
          <table:table-cell office:value-type="float" office:value="-6.1922" calcext:value-type="float">
            <text:p>-6.1922</text:p>
          </table:table-cell>
          <table:table-cell/>
          <table:table-cell office:value-type="float" office:value="341.9718" calcext:value-type="float">
            <text:p>341.9718</text:p>
          </table:table-cell>
          <table:table-cell office:value-type="float" office:value="492.0183" calcext:value-type="float">
            <text:p>492.0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01525340, 649.01525340</text:p>
          </table:table-cell>
          <table:table-cell office:value-type="string" calcext:value-type="string">
            <text:p>28(3,25)-27(3,24)</text:p>
          </table:table-cell>
          <table:table-cell office:value-type="float" office:value="-2.4176" calcext:value-type="float">
            <text:p>-2.4176</text:p>
          </table:table-cell>
          <table:table-cell/>
          <table:table-cell office:value-type="float" office:value="308.0457" calcext:value-type="float">
            <text:p>308.0457</text:p>
          </table:table-cell>
          <table:table-cell office:value-type="float" office:value="443.2065" calcext:value-type="float">
            <text:p>443.20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07441370, 649.07441370</text:p>
          </table:table-cell>
          <table:table-cell office:value-type="string" calcext:value-type="string">
            <text:p>24(4,21)-24(2,22)</text:p>
          </table:table-cell>
          <table:table-cell office:value-type="float" office:value="-5.0262" calcext:value-type="float">
            <text:p>-5.0262</text:p>
          </table:table-cell>
          <table:table-cell/>
          <table:table-cell office:value-type="float" office:value="239.41" calcext:value-type="float">
            <text:p>239.41</text:p>
          </table:table-cell>
          <table:table-cell office:value-type="float" office:value="344.4556" calcext:value-type="float">
            <text:p>344.45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25226650, 649.25226650</text:p>
          </table:table-cell>
          <table:table-cell office:value-type="string" calcext:value-type="string">
            <text:p>29(3,27)-28(3,26)</text:p>
          </table:table-cell>
          <table:table-cell office:value-type="float" office:value="-2.4372" calcext:value-type="float">
            <text:p>-2.4372</text:p>
          </table:table-cell>
          <table:table-cell/>
          <table:table-cell office:value-type="float" office:value="324.6352" calcext:value-type="float">
            <text:p>324.6352</text:p>
          </table:table-cell>
          <table:table-cell office:value-type="float" office:value="467.075" calcext:value-type="float">
            <text:p>467.0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71716930, 649.71716930</text:p>
          </table:table-cell>
          <table:table-cell office:value-type="string" calcext:value-type="string">
            <text:p>20(9,12)-21(8,13)</text:p>
          </table:table-cell>
          <table:table-cell office:value-type="float" office:value="-5.264" calcext:value-type="float">
            <text:p>-5.264</text:p>
          </table:table-cell>
          <table:table-cell/>
          <table:table-cell office:value-type="float" office:value="314.5915" calcext:value-type="float">
            <text:p>314.5915</text:p>
          </table:table-cell>
          <table:table-cell office:value-type="float" office:value="452.6244" calcext:value-type="float">
            <text:p>452.62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71717020, 649.71717020</text:p>
          </table:table-cell>
          <table:table-cell office:value-type="string" calcext:value-type="string">
            <text:p>20(9,11)-21(8,14)</text:p>
          </table:table-cell>
          <table:table-cell office:value-type="float" office:value="-5.264" calcext:value-type="float">
            <text:p>-5.264</text:p>
          </table:table-cell>
          <table:table-cell/>
          <table:table-cell office:value-type="float" office:value="314.5915" calcext:value-type="float">
            <text:p>314.5915</text:p>
          </table:table-cell>
          <table:table-cell office:value-type="float" office:value="452.6244" calcext:value-type="float">
            <text:p>452.62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94498630, 649.94498630</text:p>
          </table:table-cell>
          <table:table-cell office:value-type="string" calcext:value-type="string">
            <text:p>16(3,14)-15(2,13)</text:p>
          </table:table-cell>
          <table:table-cell office:value-type="float" office:value="-4.4083" calcext:value-type="float">
            <text:p>-4.4083</text:p>
          </table:table-cell>
          <table:table-cell/>
          <table:table-cell office:value-type="float" office:value="100.4038" calcext:value-type="float">
            <text:p>100.4038</text:p>
          </table:table-cell>
          <table:table-cell office:value-type="float" office:value="144.4578" calcext:value-type="float">
            <text:p>144.45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0.09046570, 650.09046570</text:p>
          </table:table-cell>
          <table:table-cell office:value-type="string" calcext:value-type="string">
            <text:p>29(2,28)-28(1,27)</text:p>
          </table:table-cell>
          <table:table-cell office:value-type="float" office:value="-4.2574" calcext:value-type="float">
            <text:p>-4.2574</text:p>
          </table:table-cell>
          <table:table-cell/>
          <table:table-cell office:value-type="float" office:value="308.3175" calcext:value-type="float">
            <text:p>308.3175</text:p>
          </table:table-cell>
          <table:table-cell office:value-type="float" office:value="443.5976" calcext:value-type="float">
            <text:p>443.5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0.21337310, 650.21337310</text:p>
          </table:table-cell>
          <table:table-cell office:value-type="string" calcext:value-type="string">
            <text:p>17(5,13)-18(3,16)</text:p>
          </table:table-cell>
          <table:table-cell office:value-type="float" office:value="-6.2305" calcext:value-type="float">
            <text:p>-6.2305</text:p>
          </table:table-cell>
          <table:table-cell/>
          <table:table-cell office:value-type="float" office:value="148.4051" calcext:value-type="float">
            <text:p>148.4051</text:p>
          </table:table-cell>
          <table:table-cell office:value-type="float" office:value="213.5206" calcext:value-type="float">
            <text:p>213.5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0.90062340, 650.90062340</text:p>
          </table:table-cell>
          <table:table-cell office:value-type="string" calcext:value-type="string">
            <text:p>5(3,3)-4(1,4)</text:p>
          </table:table-cell>
          <table:table-cell office:value-type="float" office:value="-6.5803" calcext:value-type="float">
            <text:p>-6.5803</text:p>
          </table:table-cell>
          <table:table-cell/>
          <table:table-cell office:value-type="float" office:value="9.4303" calcext:value-type="float">
            <text:p>9.4303</text:p>
          </table:table-cell>
          <table:table-cell office:value-type="float" office:value="13.568" calcext:value-type="float">
            <text:p>13.5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3.21984310, 653.21984310</text:p>
          </table:table-cell>
          <table:table-cell office:value-type="string" calcext:value-type="string">
            <text:p>6(3,3)-5(1,4)</text:p>
          </table:table-cell>
          <table:table-cell office:value-type="float" office:value="-6.2983" calcext:value-type="float">
            <text:p>-6.2983</text:p>
          </table:table-cell>
          <table:table-cell/>
          <table:table-cell office:value-type="float" office:value="13.8565" calcext:value-type="float">
            <text:p>13.8565</text:p>
          </table:table-cell>
          <table:table-cell office:value-type="float" office:value="19.9363" calcext:value-type="float">
            <text:p>19.93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3.72270690, 653.72270690</text:p>
          </table:table-cell>
          <table:table-cell office:value-type="string" calcext:value-type="string">
            <text:p>14(8,7)-15(7,8)</text:p>
          </table:table-cell>
          <table:table-cell office:value-type="float" office:value="-5.3137" calcext:value-type="float">
            <text:p>-5.3137</text:p>
          </table:table-cell>
          <table:table-cell/>
          <table:table-cell office:value-type="float" office:value="198.217" calcext:value-type="float">
            <text:p>198.217</text:p>
          </table:table-cell>
          <table:table-cell office:value-type="float" office:value="285.1884" calcext:value-type="float">
            <text:p>285.18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3.72270750, 653.72270750</text:p>
          </table:table-cell>
          <table:table-cell office:value-type="string" calcext:value-type="string">
            <text:p>14(8,6)-15(7,9)</text:p>
          </table:table-cell>
          <table:table-cell office:value-type="float" office:value="-5.3137" calcext:value-type="float">
            <text:p>-5.3137</text:p>
          </table:table-cell>
          <table:table-cell/>
          <table:table-cell office:value-type="float" office:value="198.217" calcext:value-type="float">
            <text:p>198.217</text:p>
          </table:table-cell>
          <table:table-cell office:value-type="float" office:value="285.1884" calcext:value-type="float">
            <text:p>285.18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3.86949750, 653.86949750</text:p>
          </table:table-cell>
          <table:table-cell office:value-type="string" calcext:value-type="string">
            <text:p>14(3,11)-14(0,14)</text:p>
          </table:table-cell>
          <table:table-cell office:value-type="float" office:value="-5.7817" calcext:value-type="float">
            <text:p>-5.7817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4.96955530, 654.96955530</text:p>
          </table:table-cell>
          <table:table-cell office:value-type="string" calcext:value-type="string">
            <text:p>30(2,29)-29(2,28)</text:p>
          </table:table-cell>
          <table:table-cell office:value-type="float" office:value="-2.424" calcext:value-type="float">
            <text:p>-2.424</text:p>
          </table:table-cell>
          <table:table-cell/>
          <table:table-cell office:value-type="float" office:value="330.0022" calcext:value-type="float">
            <text:p>330.0022</text:p>
          </table:table-cell>
          <table:table-cell office:value-type="float" office:value="474.7968" calcext:value-type="float">
            <text:p>474.7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21471180, 655.21471180</text:p>
          </table:table-cell>
          <table:table-cell office:value-type="string" calcext:value-type="string">
            <text:p>31(0,31)-30(1,30)</text:p>
          </table:table-cell>
          <table:table-cell office:value-type="float" office:value="-4.1261" calcext:value-type="float">
            <text:p>-4.1261</text:p>
          </table:table-cell>
          <table:table-cell/>
          <table:table-cell office:value-type="float" office:value="333.003" calcext:value-type="float">
            <text:p>333.003</text:p>
          </table:table-cell>
          <table:table-cell office:value-type="float" office:value="479.1143" calcext:value-type="float">
            <text:p>479.11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51799340, 655.51799340</text:p>
          </table:table-cell>
          <table:table-cell office:value-type="string" calcext:value-type="string">
            <text:p>31(1,31)-30(1,30)</text:p>
          </table:table-cell>
          <table:table-cell office:value-type="float" office:value="-2.4133" calcext:value-type="float">
            <text:p>-2.4133</text:p>
          </table:table-cell>
          <table:table-cell/>
          <table:table-cell office:value-type="float" office:value="333.003" calcext:value-type="float">
            <text:p>333.003</text:p>
          </table:table-cell>
          <table:table-cell office:value-type="float" office:value="479.1143" calcext:value-type="float">
            <text:p>479.11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60820690, 655.60820690</text:p>
          </table:table-cell>
          <table:table-cell office:value-type="string" calcext:value-type="string">
            <text:p>31(0,31)-30(0,30)</text:p>
          </table:table-cell>
          <table:table-cell office:value-type="float" office:value="-2.4132" calcext:value-type="float">
            <text:p>-2.4132</text:p>
          </table:table-cell>
          <table:table-cell/>
          <table:table-cell office:value-type="float" office:value="332.9899" calcext:value-type="float">
            <text:p>332.9899</text:p>
          </table:table-cell>
          <table:table-cell office:value-type="float" office:value="479.0954" calcext:value-type="float">
            <text:p>479.0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66054290, 655.66054290</text:p>
          </table:table-cell>
          <table:table-cell office:value-type="string" calcext:value-type="string">
            <text:p>14(2,12)-13(0,13)</text:p>
          </table:table-cell>
          <table:table-cell office:value-type="float" office:value="-4.9859" calcext:value-type="float">
            <text:p>-4.9859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66452780, 655.66452780</text:p>
          </table:table-cell>
          <table:table-cell office:value-type="string" calcext:value-type="string">
            <text:p>29(4,26)-28(4,25)</text:p>
          </table:table-cell>
          <table:table-cell office:value-type="float" office:value="-2.4662" calcext:value-type="float">
            <text:p>-2.4662</text:p>
          </table:table-cell>
          <table:table-cell/>
          <table:table-cell office:value-type="float" office:value="341.0072" calcext:value-type="float">
            <text:p>341.0072</text:p>
          </table:table-cell>
          <table:table-cell office:value-type="float" office:value="490.6305" calcext:value-type="float">
            <text:p>490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91148850, 655.91148850</text:p>
          </table:table-cell>
          <table:table-cell office:value-type="string" calcext:value-type="string">
            <text:p>31(1,31)-30(0,30)</text:p>
          </table:table-cell>
          <table:table-cell office:value-type="float" office:value="-4.1251" calcext:value-type="float">
            <text:p>-4.1251</text:p>
          </table:table-cell>
          <table:table-cell/>
          <table:table-cell office:value-type="float" office:value="332.9899" calcext:value-type="float">
            <text:p>332.9899</text:p>
          </table:table-cell>
          <table:table-cell office:value-type="float" office:value="479.0954" calcext:value-type="float">
            <text:p>479.09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98995890, 655.98995890</text:p>
          </table:table-cell>
          <table:table-cell office:value-type="string" calcext:value-type="string">
            <text:p>15(3,12)-15(1,15)</text:p>
          </table:table-cell>
          <table:table-cell office:value-type="float" office:value="-5.5528" calcext:value-type="float">
            <text:p>-5.5528</text:p>
          </table:table-cell>
          <table:table-cell/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7.28508690, 657.28508690</text:p>
          </table:table-cell>
          <table:table-cell office:value-type="string" calcext:value-type="string">
            <text:p>8(7,2)-9(6,3)</text:p>
          </table:table-cell>
          <table:table-cell office:value-type="float" office:value="-5.8792" calcext:value-type="float">
            <text:p>-5.8792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7.28508700, 657.28508700</text:p>
          </table:table-cell>
          <table:table-cell office:value-type="string" calcext:value-type="string">
            <text:p>8(7,1)-9(6,4)</text:p>
          </table:table-cell>
          <table:table-cell office:value-type="float" office:value="-5.8792" calcext:value-type="float">
            <text:p>-5.8792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7.43052030, 657.43052030</text:p>
          </table:table-cell>
          <table:table-cell office:value-type="string" calcext:value-type="string">
            <text:p>30(1,29)-29(1,28)</text:p>
          </table:table-cell>
          <table:table-cell office:value-type="float" office:value="-2.4198" calcext:value-type="float">
            <text:p>-2.4198</text:p>
          </table:table-cell>
          <table:table-cell/>
          <table:table-cell office:value-type="float" office:value="329.564" calcext:value-type="float">
            <text:p>329.564</text:p>
          </table:table-cell>
          <table:table-cell office:value-type="float" office:value="474.1664" calcext:value-type="float">
            <text:p>474.1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0.41447920, 660.41447920</text:p>
          </table:table-cell>
          <table:table-cell office:value-type="string" calcext:value-type="string">
            <text:p>16(5,11)-17(3,14)</text:p>
          </table:table-cell>
          <table:table-cell office:value-type="float" office:value="-6.2759" calcext:value-type="float">
            <text:p>-6.2759</text:p>
          </table:table-cell>
          <table:table-cell/>
          <table:table-cell office:value-type="float" office:value="135.2894" calcext:value-type="float">
            <text:p>135.2894</text:p>
          </table:table-cell>
          <table:table-cell office:value-type="float" office:value="194.6501" calcext:value-type="float">
            <text:p>194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0.75559000, 660.75559000</text:p>
          </table:table-cell>
          <table:table-cell office:value-type="string" calcext:value-type="string">
            <text:p>23(4,20)-23(2,21)</text:p>
          </table:table-cell>
          <table:table-cell office:value-type="float" office:value="-5.0525" calcext:value-type="float">
            <text:p>-5.0525</text:p>
          </table:table-cell>
          <table:table-cell/>
          <table:table-cell office:value-type="float" office:value="220.9238" calcext:value-type="float">
            <text:p>220.9238</text:p>
          </table:table-cell>
          <table:table-cell office:value-type="float" office:value="317.8582" calcext:value-type="float">
            <text:p>317.8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1.77430830, 661.77430830</text:p>
          </table:table-cell>
          <table:table-cell office:value-type="string" calcext:value-type="string">
            <text:p>14(3,11)-13(2,12)</text:p>
          </table:table-cell>
          <table:table-cell office:value-type="float" office:value="-4.4282" calcext:value-type="float">
            <text:p>-4.4282</text:p>
          </table:table-cell>
          <table:table-cell/>
          <table:table-cell office:value-type="float" office:value="76.8342" calcext:value-type="float">
            <text:p>76.8342</text:p>
          </table:table-cell>
          <table:table-cell office:value-type="float" office:value="110.5466" calcext:value-type="float">
            <text:p>110.54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2.49831280, 662.49831280</text:p>
          </table:table-cell>
          <table:table-cell office:value-type="string" calcext:value-type="string">
            <text:p>29(2,27)-28(2,26)</text:p>
          </table:table-cell>
          <table:table-cell office:value-type="float" office:value="-2.4099" calcext:value-type="float">
            <text:p>-2.4099</text:p>
          </table:table-cell>
          <table:table-cell/>
          <table:table-cell office:value-type="float" office:value="320.6585" calcext:value-type="float">
            <text:p>320.6585</text:p>
          </table:table-cell>
          <table:table-cell office:value-type="float" office:value="461.3534" calcext:value-type="float">
            <text:p>461.3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2.92598410, 662.92598410</text:p>
          </table:table-cell>
          <table:table-cell office:value-type="string" calcext:value-type="string">
            <text:p>17(3,15)-16(2,14)</text:p>
          </table:table-cell>
          <table:table-cell office:value-type="float" office:value="-4.3969" calcext:value-type="float">
            <text:p>-4.3969</text:p>
          </table:table-cell>
          <table:table-cell/>
          <table:table-cell office:value-type="float" office:value="112.7562" calcext:value-type="float">
            <text:p>112.7562</text:p>
          </table:table-cell>
          <table:table-cell office:value-type="float" office:value="162.2301" calcext:value-type="float">
            <text:p>162.2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3.68418190, 663.68418190</text:p>
          </table:table-cell>
          <table:table-cell office:value-type="string" calcext:value-type="string">
            <text:p>29(4,25)-28(4,24)</text:p>
          </table:table-cell>
          <table:table-cell office:value-type="float" office:value="-2.4578" calcext:value-type="float">
            <text:p>-2.4578</text:p>
          </table:table-cell>
          <table:table-cell/>
          <table:table-cell office:value-type="float" office:value="341.9718" calcext:value-type="float">
            <text:p>341.9718</text:p>
          </table:table-cell>
          <table:table-cell office:value-type="float" office:value="492.0183" calcext:value-type="float">
            <text:p>492.0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5.71668140, 665.71668140</text:p>
          </table:table-cell>
          <table:table-cell office:value-type="string" calcext:value-type="string">
            <text:p>9(4,6)-8(3,5)</text:p>
          </table:table-cell>
          <table:table-cell office:value-type="float" office:value="-4.333" calcext:value-type="float">
            <text:p>-4.333</text:p>
          </table:table-cell>
          <table:table-cell/>
          <table:table-cell office:value-type="float" office:value="46.9115" calcext:value-type="float">
            <text:p>46.9115</text:p>
          </table:table-cell>
          <table:table-cell office:value-type="float" office:value="67.4948" calcext:value-type="float">
            <text:p>67.49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5.88290450, 665.88290450</text:p>
          </table:table-cell>
          <table:table-cell office:value-type="string" calcext:value-type="string">
            <text:p>9(4,5)-8(3,6)</text:p>
          </table:table-cell>
          <table:table-cell office:value-type="float" office:value="-4.3328" calcext:value-type="float">
            <text:p>-4.3328</text:p>
          </table:table-cell>
          <table:table-cell/>
          <table:table-cell office:value-type="float" office:value="46.9061" calcext:value-type="float">
            <text:p>46.9061</text:p>
          </table:table-cell>
          <table:table-cell office:value-type="float" office:value="67.487" calcext:value-type="float">
            <text:p>67.48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8.10804990, 668.10804990</text:p>
          </table:table-cell>
          <table:table-cell office:value-type="string" calcext:value-type="string">
            <text:p>30(2,29)-29(1,28)</text:p>
          </table:table-cell>
          <table:table-cell office:value-type="float" office:value="-4.2543" calcext:value-type="float">
            <text:p>-4.2543</text:p>
          </table:table-cell>
          <table:table-cell/>
          <table:table-cell office:value-type="float" office:value="329.564" calcext:value-type="float">
            <text:p>329.564</text:p>
          </table:table-cell>
          <table:table-cell office:value-type="float" office:value="474.1664" calcext:value-type="float">
            <text:p>474.1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9.72320960, 669.72320960</text:p>
          </table:table-cell>
          <table:table-cell office:value-type="string" calcext:value-type="string">
            <text:p>15(3,12)-15(0,15)</text:p>
          </table:table-cell>
          <table:table-cell office:value-type="float" office:value="-5.7153" calcext:value-type="float">
            <text:p>-5.7153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0.90867460, 670.90867460</text:p>
          </table:table-cell>
          <table:table-cell office:value-type="string" calcext:value-type="string">
            <text:p>30(3,28)-29(3,27)</text:p>
          </table:table-cell>
          <table:table-cell office:value-type="float" office:value="-2.4395" calcext:value-type="float">
            <text:p>-2.4395</text:p>
          </table:table-cell>
          <table:table-cell/>
          <table:table-cell office:value-type="float" office:value="346.2919" calcext:value-type="float">
            <text:p>346.2919</text:p>
          </table:table-cell>
          <table:table-cell office:value-type="float" office:value="498.2339" calcext:value-type="float">
            <text:p>498.2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1.30881890, 671.30881890</text:p>
          </table:table-cell>
          <table:table-cell office:value-type="string" calcext:value-type="string">
            <text:p>7(3,4)-6(1,5)</text:p>
          </table:table-cell>
          <table:table-cell office:value-type="float" office:value="-6.0851" calcext:value-type="float">
            <text:p>-6.0851</text:p>
          </table:table-cell>
          <table:table-cell/>
          <table:table-cell office:value-type="float" office:value="18.5092" calcext:value-type="float">
            <text:p>18.5092</text:p>
          </table:table-cell>
          <table:table-cell office:value-type="float" office:value="26.6305" calcext:value-type="float">
            <text:p>26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2.33447520, 672.33447520</text:p>
          </table:table-cell>
          <table:table-cell office:value-type="string" calcext:value-type="string">
            <text:p>19(9,11)-20(8,12)</text:p>
          </table:table-cell>
          <table:table-cell office:value-type="float" office:value="-5.2531" calcext:value-type="float">
            <text:p>-5.2531</text:p>
          </table:table-cell>
          <table:table-cell/>
          <table:table-cell office:value-type="float" office:value="298.8271" calcext:value-type="float">
            <text:p>298.8271</text:p>
          </table:table-cell>
          <table:table-cell office:value-type="float" office:value="429.9431" calcext:value-type="float">
            <text:p>429.9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2.33447560, 672.33447560</text:p>
          </table:table-cell>
          <table:table-cell office:value-type="string" calcext:value-type="string">
            <text:p>19(9,10)-20(8,13)</text:p>
          </table:table-cell>
          <table:table-cell office:value-type="float" office:value="-5.2531" calcext:value-type="float">
            <text:p>-5.2531</text:p>
          </table:table-cell>
          <table:table-cell/>
          <table:table-cell office:value-type="float" office:value="298.8271" calcext:value-type="float">
            <text:p>298.8271</text:p>
          </table:table-cell>
          <table:table-cell office:value-type="float" office:value="429.9431" calcext:value-type="float">
            <text:p>429.9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2.43618640, 672.43618640</text:p>
          </table:table-cell>
          <table:table-cell office:value-type="string" calcext:value-type="string">
            <text:p>29(3,26)-28(3,25)</text:p>
          </table:table-cell>
          <table:table-cell office:value-type="float" office:value="-2.4171" calcext:value-type="float">
            <text:p>-2.4171</text:p>
          </table:table-cell>
          <table:table-cell/>
          <table:table-cell office:value-type="float" office:value="329.6945" calcext:value-type="float">
            <text:p>329.6945</text:p>
          </table:table-cell>
          <table:table-cell office:value-type="float" office:value="474.3541" calcext:value-type="float">
            <text:p>474.3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2.79606690, 672.79606690</text:p>
          </table:table-cell>
          <table:table-cell office:value-type="string" calcext:value-type="string">
            <text:p>22(4,19)-22(2,20)</text:p>
          </table:table-cell>
          <table:table-cell office:value-type="float" office:value="-5.0824" calcext:value-type="float">
            <text:p>-5.0824</text:p>
          </table:table-cell>
          <table:table-cell/>
          <table:table-cell office:value-type="float" office:value="203.1832" calcext:value-type="float">
            <text:p>203.1832</text:p>
          </table:table-cell>
          <table:table-cell office:value-type="float" office:value="292.3336" calcext:value-type="float">
            <text:p>292.3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3.00486300, 673.00486300</text:p>
          </table:table-cell>
          <table:table-cell office:value-type="string" calcext:value-type="string">
            <text:p>16(5,12)-17(3,15)</text:p>
          </table:table-cell>
          <table:table-cell office:value-type="float" office:value="-6.2645" calcext:value-type="float">
            <text:p>-6.2645</text:p>
          </table:table-cell>
          <table:table-cell/>
          <table:table-cell office:value-type="float" office:value="134.8691" calcext:value-type="float">
            <text:p>134.8691</text:p>
          </table:table-cell>
          <table:table-cell office:value-type="float" office:value="194.0454" calcext:value-type="float">
            <text:p>194.04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3.80647920, 673.80647920</text:p>
          </table:table-cell>
          <table:table-cell office:value-type="string" calcext:value-type="string">
            <text:p>27(6,22)-28(4,25)</text:p>
          </table:table-cell>
          <table:table-cell office:value-type="float" office:value="-6.1618" calcext:value-type="float">
            <text:p>-6.1618</text:p>
          </table:table-cell>
          <table:table-cell/>
          <table:table-cell office:value-type="float" office:value="341.0072" calcext:value-type="float">
            <text:p>341.0072</text:p>
          </table:table-cell>
          <table:table-cell office:value-type="float" office:value="490.6305" calcext:value-type="float">
            <text:p>490.63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4.89915550, 674.89915550</text:p>
          </table:table-cell>
          <table:table-cell office:value-type="string" calcext:value-type="string">
            <text:p>18(3,16)-17(2,15)</text:p>
          </table:table-cell>
          <table:table-cell office:value-type="float" office:value="-4.3877" calcext:value-type="float">
            <text:p>-4.3877</text:p>
          </table:table-cell>
          <table:table-cell/>
          <table:table-cell office:value-type="float" office:value="125.8929" calcext:value-type="float">
            <text:p>125.8929</text:p>
          </table:table-cell>
          <table:table-cell office:value-type="float" office:value="181.1308" calcext:value-type="float">
            <text:p>181.13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5.56229240, 675.56229240</text:p>
          </table:table-cell>
          <table:table-cell office:value-type="string" calcext:value-type="string">
            <text:p>26(6,20)-27(4,23)</text:p>
          </table:table-cell>
          <table:table-cell office:value-type="float" office:value="-6.1658" calcext:value-type="float">
            <text:p>-6.1658</text:p>
          </table:table-cell>
          <table:table-cell/>
          <table:table-cell office:value-type="float" office:value="320.6335" calcext:value-type="float">
            <text:p>320.6335</text:p>
          </table:table-cell>
          <table:table-cell office:value-type="float" office:value="461.3174" calcext:value-type="float">
            <text:p>461.31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6.28229830, 676.28229830</text:p>
          </table:table-cell>
          <table:table-cell office:value-type="string" calcext:value-type="string">
            <text:p>13(8,6)-14(7,7)</text:p>
          </table:table-cell>
          <table:table-cell office:value-type="float" office:value="-5.3562" calcext:value-type="float">
            <text:p>-5.3562</text:p>
          </table:table-cell>
          <table:table-cell/>
          <table:table-cell office:value-type="float" office:value="186.9595" calcext:value-type="float">
            <text:p>186.9595</text:p>
          </table:table-cell>
          <table:table-cell office:value-type="float" office:value="268.9915" calcext:value-type="float">
            <text:p>268.99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6.28229850, 676.28229850</text:p>
          </table:table-cell>
          <table:table-cell office:value-type="string" calcext:value-type="string">
            <text:p>13(8,5)-14(7,8)</text:p>
          </table:table-cell>
          <table:table-cell office:value-type="float" office:value="-5.3562" calcext:value-type="float">
            <text:p>-5.3562</text:p>
          </table:table-cell>
          <table:table-cell/>
          <table:table-cell office:value-type="float" office:value="186.9595" calcext:value-type="float">
            <text:p>186.9595</text:p>
          </table:table-cell>
          <table:table-cell office:value-type="float" office:value="268.9915" calcext:value-type="float">
            <text:p>268.99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6.97880050, 676.97880050</text:p>
          </table:table-cell>
          <table:table-cell office:value-type="string" calcext:value-type="string">
            <text:p>16(3,13)-16(1,16)</text:p>
          </table:table-cell>
          <table:table-cell office:value-type="float" office:value="-5.5295" calcext:value-type="float">
            <text:p>-5.5295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7.75927300, 677.75927300</text:p>
          </table:table-cell>
          <table:table-cell office:value-type="string" calcext:value-type="string">
            <text:p>6(3,4)-5(1,5)</text:p>
          </table:table-cell>
          <table:table-cell office:value-type="float" office:value="-6.3457" calcext:value-type="float">
            <text:p>-6.3457</text:p>
          </table:table-cell>
          <table:table-cell/>
          <table:table-cell office:value-type="float" office:value="13.037" calcext:value-type="float">
            <text:p>13.037</text:p>
          </table:table-cell>
          <table:table-cell office:value-type="float" office:value="18.7572" calcext:value-type="float">
            <text:p>18.7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9.79282600, 679.79282600</text:p>
          </table:table-cell>
          <table:table-cell office:value-type="string" calcext:value-type="string">
            <text:p>7(7,1)-8(6,2)</text:p>
          </table:table-cell>
          <table:table-cell office:value-type="float" office:value="-6.2625" calcext:value-type="float">
            <text:p>-6.2625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9.79282600, 679.79282600</text:p>
          </table:table-cell>
          <table:table-cell office:value-type="string" calcext:value-type="string">
            <text:p>7(7,1)-8(6,2)</text:p>
          </table:table-cell>
          <table:table-cell office:value-type="float" office:value="-6.2625" calcext:value-type="float">
            <text:p>-6.2625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2.03630620, 682.03630620</text:p>
          </table:table-cell>
          <table:table-cell office:value-type="string" calcext:value-type="string">
            <text:p>15(2,13)-14(1,14)</text:p>
          </table:table-cell>
          <table:table-cell office:value-type="float" office:value="-4.9161" calcext:value-type="float">
            <text:p>-4.9161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3.46292860, 683.46292860</text:p>
          </table:table-cell>
          <table:table-cell office:value-type="string" calcext:value-type="string">
            <text:p>30(2,28)-29(2,27)</text:p>
          </table:table-cell>
          <table:table-cell office:value-type="float" office:value="-2.4149" calcext:value-type="float">
            <text:p>-2.4149</text:p>
          </table:table-cell>
          <table:table-cell/>
          <table:table-cell office:value-type="float" office:value="342.7571" calcext:value-type="float">
            <text:p>342.7571</text:p>
          </table:table-cell>
          <table:table-cell office:value-type="float" office:value="493.1482" calcext:value-type="float">
            <text:p>493.14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4.99739880, 684.99739880</text:p>
          </table:table-cell>
          <table:table-cell office:value-type="string" calcext:value-type="string">
            <text:p>21(4,18)-21(2,19)</text:p>
          </table:table-cell>
          <table:table-cell office:value-type="float" office:value="-5.1157" calcext:value-type="float">
            <text:p>-5.1157</text:p>
          </table:table-cell>
          <table:table-cell/>
          <table:table-cell office:value-type="float" office:value="186.1952" calcext:value-type="float">
            <text:p>186.1952</text:p>
          </table:table-cell>
          <table:table-cell office:value-type="float" office:value="267.8918" calcext:value-type="float">
            <text:p>267.89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5.93721670, 685.93721670</text:p>
          </table:table-cell>
          <table:table-cell office:value-type="string" calcext:value-type="string">
            <text:p>19(3,17)-18(2,16)</text:p>
          </table:table-cell>
          <table:table-cell office:value-type="float" office:value="-4.3804" calcext:value-type="float">
            <text:p>-4.3804</text:p>
          </table:table-cell>
          <table:table-cell/>
          <table:table-cell office:value-type="float" office:value="139.8099" calcext:value-type="float">
            <text:p>139.8099</text:p>
          </table:table-cell>
          <table:table-cell office:value-type="float" office:value="201.1541" calcext:value-type="float">
            <text:p>201.1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6.94886400, 686.94886400</text:p>
          </table:table-cell>
          <table:table-cell office:value-type="string" calcext:value-type="string">
            <text:p>15(5,10)-16(3,13)</text:p>
          </table:table-cell>
          <table:table-cell office:value-type="float" office:value="-6.3162" calcext:value-type="float">
            <text:p>-6.3162</text:p>
          </table:table-cell>
          <table:table-cell/>
          <table:table-cell office:value-type="float" office:value="122.3829" calcext:value-type="float">
            <text:p>122.3829</text:p>
          </table:table-cell>
          <table:table-cell office:value-type="float" office:value="176.0807" calcext:value-type="float">
            <text:p>176.08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7.98691250, 687.98691250</text:p>
          </table:table-cell>
          <table:table-cell office:value-type="string" calcext:value-type="string">
            <text:p>10(4,7)-9(3,6)</text:p>
          </table:table-cell>
          <table:table-cell office:value-type="float" office:value="-4.3011" calcext:value-type="float">
            <text:p>-4.3011</text:p>
          </table:table-cell>
          <table:table-cell/>
          <table:table-cell office:value-type="float" office:value="53.6767" calcext:value-type="float">
            <text:p>53.6767</text:p>
          </table:table-cell>
          <table:table-cell office:value-type="float" office:value="77.2284" calcext:value-type="float">
            <text:p>77.22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8.20268530, 688.20268530</text:p>
          </table:table-cell>
          <table:table-cell office:value-type="string" calcext:value-type="string">
            <text:p>16(3,13)-16(0,16)</text:p>
          </table:table-cell>
          <table:table-cell office:value-type="float" office:value="-5.6663" calcext:value-type="float">
            <text:p>-5.6663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8.31998020, 688.31998020</text:p>
          </table:table-cell>
          <table:table-cell office:value-type="string" calcext:value-type="string">
            <text:p>10(4,6)-9(3,7)</text:p>
          </table:table-cell>
          <table:table-cell office:value-type="float" office:value="-4.3008" calcext:value-type="float">
            <text:p>-4.3008</text:p>
          </table:table-cell>
          <table:table-cell/>
          <table:table-cell office:value-type="float" office:value="53.6659" calcext:value-type="float">
            <text:p>53.6659</text:p>
          </table:table-cell>
          <table:table-cell office:value-type="float" office:value="77.2128" calcext:value-type="float">
            <text:p>77.21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8.88158240, 688.88158240</text:p>
          </table:table-cell>
          <table:table-cell office:value-type="string" calcext:value-type="string">
            <text:p>8(3,5)-7(1,6)</text:p>
          </table:table-cell>
          <table:table-cell office:value-type="float" office:value="-5.8981" calcext:value-type="float">
            <text:p>-5.8981</text:p>
          </table:table-cell>
          <table:table-cell/>
          <table:table-cell office:value-type="float" office:value="23.9329" calcext:value-type="float">
            <text:p>23.9329</text:p>
          </table:table-cell>
          <table:table-cell office:value-type="float" office:value="34.4339" calcext:value-type="float">
            <text:p>34.4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9.67962940, 689.67962940</text:p>
          </table:table-cell>
          <table:table-cell office:value-type="string" calcext:value-type="string">
            <text:p>15(3,12)-14(2,13)</text:p>
          </table:table-cell>
          <table:table-cell office:value-type="float" office:value="-4.4133" calcext:value-type="float">
            <text:p>-4.4133</text:p>
          </table:table-cell>
          <table:table-cell/>
          <table:table-cell office:value-type="float" office:value="87.2522" calcext:value-type="float">
            <text:p>87.2522</text:p>
          </table:table-cell>
          <table:table-cell office:value-type="float" office:value="125.5357" calcext:value-type="float">
            <text:p>125.53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4.93043470, 694.93043470</text:p>
          </table:table-cell>
          <table:table-cell office:value-type="string" calcext:value-type="string">
            <text:p>18(9,10)-19(8,11)</text:p>
          </table:table-cell>
          <table:table-cell office:value-type="float" office:value="-5.2504" calcext:value-type="float">
            <text:p>-5.2504</text:p>
          </table:table-cell>
          <table:table-cell/>
          <table:table-cell office:value-type="float" office:value="283.8145" calcext:value-type="float">
            <text:p>283.8145</text:p>
          </table:table-cell>
          <table:table-cell office:value-type="float" office:value="408.3434" calcext:value-type="float">
            <text:p>408.34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4.93043490, 694.93043490</text:p>
          </table:table-cell>
          <table:table-cell office:value-type="string" calcext:value-type="string">
            <text:p>18(9,9)-19(8,12)</text:p>
          </table:table-cell>
          <table:table-cell office:value-type="float" office:value="-5.2504" calcext:value-type="float">
            <text:p>-5.2504</text:p>
          </table:table-cell>
          <table:table-cell/>
          <table:table-cell office:value-type="float" office:value="283.8145" calcext:value-type="float">
            <text:p>283.8145</text:p>
          </table:table-cell>
          <table:table-cell office:value-type="float" office:value="408.3434" calcext:value-type="float">
            <text:p>408.34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5.91468770, 695.91468770</text:p>
          </table:table-cell>
          <table:table-cell office:value-type="string" calcext:value-type="string">
            <text:p>15(5,11)-16(3,14)</text:p>
          </table:table-cell>
          <table:table-cell office:value-type="float" office:value="-6.3084" calcext:value-type="float">
            <text:p>-6.3084</text:p>
          </table:table-cell>
          <table:table-cell/>
          <table:table-cell office:value-type="float" office:value="122.0836" calcext:value-type="float">
            <text:p>122.0836</text:p>
          </table:table-cell>
          <table:table-cell office:value-type="float" office:value="175.6501" calcext:value-type="float">
            <text:p>175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6.12598450, 696.12598450</text:p>
          </table:table-cell>
          <table:table-cell office:value-type="string" calcext:value-type="string">
            <text:p>20(3,18)-19(2,17)</text:p>
          </table:table-cell>
          <table:table-cell office:value-type="float" office:value="-4.3746" calcext:value-type="float">
            <text:p>-4.3746</text:p>
          </table:table-cell>
          <table:table-cell/>
          <table:table-cell office:value-type="float" office:value="154.5027" calcext:value-type="float">
            <text:p>154.5027</text:p>
          </table:table-cell>
          <table:table-cell office:value-type="float" office:value="222.2936" calcext:value-type="float">
            <text:p>222.2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7.16838380, 697.16838380</text:p>
          </table:table-cell>
          <table:table-cell office:value-type="string" calcext:value-type="string">
            <text:p>20(4,17)-20(2,18)</text:p>
          </table:table-cell>
          <table:table-cell office:value-type="float" office:value="-5.1528" calcext:value-type="float">
            <text:p>-5.1528</text:p>
          </table:table-cell>
          <table:table-cell/>
          <table:table-cell office:value-type="float" office:value="169.9664" calcext:value-type="float">
            <text:p>169.9664</text:p>
          </table:table-cell>
          <table:table-cell office:value-type="float" office:value="244.5423" calcext:value-type="float">
            <text:p>244.54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7.83740960, 697.83740960</text:p>
          </table:table-cell>
          <table:table-cell office:value-type="string" calcext:value-type="string">
            <text:p>26(6,21)-27(4,24)</text:p>
          </table:table-cell>
          <table:table-cell office:value-type="float" office:value="-6.1431" calcext:value-type="float">
            <text:p>-6.1431</text:p>
          </table:table-cell>
          <table:table-cell/>
          <table:table-cell office:value-type="float" office:value="319.8888" calcext:value-type="float">
            <text:p>319.8888</text:p>
          </table:table-cell>
          <table:table-cell office:value-type="float" office:value="460.246" calcext:value-type="float">
            <text:p>460.2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8.69241100, 698.69241100</text:p>
          </table:table-cell>
          <table:table-cell office:value-type="string" calcext:value-type="string">
            <text:p>15(2,13)-14(0,14)</text:p>
          </table:table-cell>
          <table:table-cell office:value-type="float" office:value="-4.9616" calcext:value-type="float">
            <text:p>-4.9616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8.82520960, 698.82520960</text:p>
          </table:table-cell>
          <table:table-cell office:value-type="string" calcext:value-type="string">
            <text:p>12(8,5)-13(7,6)</text:p>
          </table:table-cell>
          <table:table-cell office:value-type="float" office:value="-5.4203" calcext:value-type="float">
            <text:p>-5.4203</text:p>
          </table:table-cell>
          <table:table-cell/>
          <table:table-cell office:value-type="float" office:value="176.4534" calcext:value-type="float">
            <text:p>176.4534</text:p>
          </table:table-cell>
          <table:table-cell office:value-type="float" office:value="253.8756" calcext:value-type="float">
            <text:p>253.87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98.82520970, 698.82520970</text:p>
          </table:table-cell>
          <table:table-cell office:value-type="string" calcext:value-type="string">
            <text:p>12(8,4)-13(7,7)</text:p>
          </table:table-cell>
          <table:table-cell office:value-type="float" office:value="-5.4203" calcext:value-type="float">
            <text:p>-5.4203</text:p>
          </table:table-cell>
          <table:table-cell/>
          <table:table-cell office:value-type="float" office:value="176.4534" calcext:value-type="float">
            <text:p>176.4534</text:p>
          </table:table-cell>
          <table:table-cell office:value-type="float" office:value="253.8756" calcext:value-type="float">
            <text:p>253.87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0.35675570, 700.35675570</text:p>
          </table:table-cell>
          <table:table-cell office:value-type="string" calcext:value-type="string">
            <text:p>17(3,14)-17(1,17)</text:p>
          </table:table-cell>
          <table:table-cell office:value-type="float" office:value="-5.517" calcext:value-type="float">
            <text:p>-5.517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5.01255400, 705.01255400</text:p>
          </table:table-cell>
          <table:table-cell office:value-type="string" calcext:value-type="string">
            <text:p>25(6,19)-26(4,22)</text:p>
          </table:table-cell>
          <table:table-cell office:value-type="float" office:value="-6.1464" calcext:value-type="float">
            <text:p>-6.1464</text:p>
          </table:table-cell>
          <table:table-cell/>
          <table:table-cell office:value-type="float" office:value="300.0909" calcext:value-type="float">
            <text:p>300.0909</text:p>
          </table:table-cell>
          <table:table-cell office:value-type="float" office:value="431.7614" calcext:value-type="float">
            <text:p>431.76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5.56185340, 705.56185340</text:p>
          </table:table-cell>
          <table:table-cell office:value-type="string" calcext:value-type="string">
            <text:p>21(3,19)-20(2,18)</text:p>
          </table:table-cell>
          <table:table-cell office:value-type="float" office:value="-4.3702" calcext:value-type="float">
            <text:p>-4.3702</text:p>
          </table:table-cell>
          <table:table-cell/>
          <table:table-cell office:value-type="float" office:value="169.9664" calcext:value-type="float">
            <text:p>169.9664</text:p>
          </table:table-cell>
          <table:table-cell office:value-type="float" office:value="244.5423" calcext:value-type="float">
            <text:p>244.54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5.61393900, 705.61393900</text:p>
          </table:table-cell>
          <table:table-cell office:value-type="string" calcext:value-type="string">
            <text:p>7(3,5)-6(1,6)</text:p>
          </table:table-cell>
          <table:table-cell office:value-type="float" office:value="-6.1528" calcext:value-type="float">
            <text:p>-6.1528</text:p>
          </table:table-cell>
          <table:table-cell/>
          <table:table-cell office:value-type="float" office:value="17.3624" calcext:value-type="float">
            <text:p>17.3624</text:p>
          </table:table-cell>
          <table:table-cell office:value-type="float" office:value="24.9805" calcext:value-type="float">
            <text:p>24.98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6.04665820, 706.04665820</text:p>
          </table:table-cell>
          <table:table-cell office:value-type="string" calcext:value-type="string">
            <text:p>9(3,6)-8(1,7)</text:p>
          </table:table-cell>
          <table:table-cell office:value-type="float" office:value="-5.7308" calcext:value-type="float">
            <text:p>-5.7308</text:p>
          </table:table-cell>
          <table:table-cell/>
          <table:table-cell office:value-type="float" office:value="30.1255" calcext:value-type="float">
            <text:p>30.1255</text:p>
          </table:table-cell>
          <table:table-cell office:value-type="float" office:value="43.3436" calcext:value-type="float">
            <text:p>43.3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8.25569780, 708.25569780</text:p>
          </table:table-cell>
          <table:table-cell office:value-type="string" calcext:value-type="string">
            <text:p>5(5,1)-4(4,0)</text:p>
          </table:table-cell>
          <table:table-cell office:value-type="float" office:value="-4.244" calcext:value-type="float">
            <text:p>-4.244</text:p>
          </table:table-cell>
          <table:table-cell/>
          <table:table-cell office:value-type="float" office:value="42.8546" calcext:value-type="float">
            <text:p>42.8546</text:p>
          </table:table-cell>
          <table:table-cell office:value-type="float" office:value="61.6579" calcext:value-type="float">
            <text:p>61.6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8.25570120, 708.25570120</text:p>
          </table:table-cell>
          <table:table-cell office:value-type="string" calcext:value-type="string">
            <text:p>5(5,0)-4(4,1)</text:p>
          </table:table-cell>
          <table:table-cell office:value-type="float" office:value="-4.244" calcext:value-type="float">
            <text:p>-4.244</text:p>
          </table:table-cell>
          <table:table-cell/>
          <table:table-cell office:value-type="float" office:value="42.8546" calcext:value-type="float">
            <text:p>42.8546</text:p>
          </table:table-cell>
          <table:table-cell office:value-type="float" office:value="61.6579" calcext:value-type="float">
            <text:p>61.65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9.12634560, 709.12634560</text:p>
          </table:table-cell>
          <table:table-cell office:value-type="string" calcext:value-type="string">
            <text:p>19(4,16)-19(2,17)</text:p>
          </table:table-cell>
          <table:table-cell office:value-type="float" office:value="-5.1937" calcext:value-type="float">
            <text:p>-5.1937</text:p>
          </table:table-cell>
          <table:table-cell/>
          <table:table-cell office:value-type="float" office:value="154.5027" calcext:value-type="float">
            <text:p>154.5027</text:p>
          </table:table-cell>
          <table:table-cell office:value-type="float" office:value="222.2936" calcext:value-type="float">
            <text:p>222.2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09.45834640, 709.45834640</text:p>
          </table:table-cell>
          <table:table-cell office:value-type="string" calcext:value-type="string">
            <text:p>17(3,14)-17(0,17)</text:p>
          </table:table-cell>
          <table:table-cell office:value-type="float" office:value="-5.6334" calcext:value-type="float">
            <text:p>-5.6334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0.13481090, 710.13481090</text:p>
          </table:table-cell>
          <table:table-cell office:value-type="string" calcext:value-type="string">
            <text:p>11(4,8)-10(3,7)</text:p>
          </table:table-cell>
          <table:table-cell office:value-type="float" office:value="-4.2726" calcext:value-type="float">
            <text:p>-4.2726</text:p>
          </table:table-cell>
          <table:table-cell/>
          <table:table-cell office:value-type="float" office:value="61.1989" calcext:value-type="float">
            <text:p>61.1989</text:p>
          </table:table-cell>
          <table:table-cell office:value-type="float" office:value="88.0511" calcext:value-type="float">
            <text:p>88.05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0.75419150, 710.75419150</text:p>
          </table:table-cell>
          <table:table-cell office:value-type="string" calcext:value-type="string">
            <text:p>11(4,7)-10(3,8)</text:p>
          </table:table-cell>
          <table:table-cell office:value-type="float" office:value="-4.2721" calcext:value-type="float">
            <text:p>-4.2721</text:p>
          </table:table-cell>
          <table:table-cell/>
          <table:table-cell office:value-type="float" office:value="61.179" calcext:value-type="float">
            <text:p>61.179</text:p>
          </table:table-cell>
          <table:table-cell office:value-type="float" office:value="88.0224" calcext:value-type="float">
            <text:p>88.0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2.67086010, 712.67086010</text:p>
          </table:table-cell>
          <table:table-cell office:value-type="string" calcext:value-type="string">
            <text:p>14(5,9)-15(3,12)</text:p>
          </table:table-cell>
          <table:table-cell office:value-type="float" office:value="-6.3688" calcext:value-type="float">
            <text:p>-6.3688</text:p>
          </table:table-cell>
          <table:table-cell/>
          <table:table-cell office:value-type="float" office:value="110.2575" calcext:value-type="float">
            <text:p>110.2575</text:p>
          </table:table-cell>
          <table:table-cell office:value-type="float" office:value="158.635" calcext:value-type="float">
            <text:p>158.6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4.35051370, 714.35051370</text:p>
          </table:table-cell>
          <table:table-cell office:value-type="string" calcext:value-type="string">
            <text:p>22(3,20)-21(2,19)</text:p>
          </table:table-cell>
          <table:table-cell office:value-type="float" office:value="-4.3669" calcext:value-type="float">
            <text:p>-4.3669</text:p>
          </table:table-cell>
          <table:table-cell/>
          <table:table-cell office:value-type="float" office:value="186.1952" calcext:value-type="float">
            <text:p>186.1952</text:p>
          </table:table-cell>
          <table:table-cell office:value-type="float" office:value="267.8918" calcext:value-type="float">
            <text:p>267.89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7.50721750, 717.50721750</text:p>
          </table:table-cell>
          <table:table-cell office:value-type="string" calcext:value-type="string">
            <text:p>17(9,9)-18(8,10)</text:p>
          </table:table-cell>
          <table:table-cell office:value-type="float" office:value="-5.257" calcext:value-type="float">
            <text:p>-5.257</text:p>
          </table:table-cell>
          <table:table-cell/>
          <table:table-cell office:value-type="float" office:value="269.5535" calcext:value-type="float">
            <text:p>269.5535</text:p>
          </table:table-cell>
          <table:table-cell office:value-type="float" office:value="387.8251" calcext:value-type="float">
            <text:p>387.82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7.50721760, 717.50721760</text:p>
          </table:table-cell>
          <table:table-cell office:value-type="string" calcext:value-type="string">
            <text:p>17(9,8)-18(8,11)</text:p>
          </table:table-cell>
          <table:table-cell office:value-type="float" office:value="-5.257" calcext:value-type="float">
            <text:p>-5.257</text:p>
          </table:table-cell>
          <table:table-cell/>
          <table:table-cell office:value-type="float" office:value="269.5535" calcext:value-type="float">
            <text:p>269.5535</text:p>
          </table:table-cell>
          <table:table-cell office:value-type="float" office:value="387.8251" calcext:value-type="float">
            <text:p>387.82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8.01957620, 718.01957620</text:p>
          </table:table-cell>
          <table:table-cell office:value-type="string" calcext:value-type="string">
            <text:p>27(6,21)-27(5,22)</text:p>
          </table:table-cell>
          <table:table-cell office:value-type="float" office:value="-4.3464" calcext:value-type="float">
            <text:p>-4.3464</text:p>
          </table:table-cell>
          <table:table-cell/>
          <table:table-cell office:value-type="float" office:value="339.5351" calcext:value-type="float">
            <text:p>339.5351</text:p>
          </table:table-cell>
          <table:table-cell office:value-type="float" office:value="488.5125" calcext:value-type="float">
            <text:p>488.5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8.89278890, 718.89278890</text:p>
          </table:table-cell>
          <table:table-cell office:value-type="string" calcext:value-type="string">
            <text:p>14(5,10)-15(3,13)</text:p>
          </table:table-cell>
          <table:table-cell office:value-type="float" office:value="-6.3635" calcext:value-type="float">
            <text:p>-6.3635</text:p>
          </table:table-cell>
          <table:table-cell/>
          <table:table-cell office:value-type="float" office:value="110.0498" calcext:value-type="float">
            <text:p>110.0498</text:p>
          </table:table-cell>
          <table:table-cell office:value-type="float" office:value="158.3362" calcext:value-type="float">
            <text:p>158.33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8.92387020, 718.92387020</text:p>
          </table:table-cell>
          <table:table-cell office:value-type="string" calcext:value-type="string">
            <text:p>16(3,13)-15(2,14)</text:p>
          </table:table-cell>
          <table:table-cell office:value-type="float" office:value="-4.404" calcext:value-type="float">
            <text:p>-4.404</text:p>
          </table:table-cell>
          <table:table-cell/>
          <table:table-cell office:value-type="float" office:value="98.4021" calcext:value-type="float">
            <text:p>98.4021</text:p>
          </table:table-cell>
          <table:table-cell office:value-type="float" office:value="141.5779" calcext:value-type="float">
            <text:p>141.5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9.59413930, 719.59413930</text:p>
          </table:table-cell>
          <table:table-cell office:value-type="string" calcext:value-type="string">
            <text:p>26(6,20)-26(5,21)</text:p>
          </table:table-cell>
          <table:table-cell office:value-type="float" office:value="-4.3218" calcext:value-type="float">
            <text:p>-4.3218</text:p>
          </table:table-cell>
          <table:table-cell/>
          <table:table-cell office:value-type="float" office:value="319.1648" calcext:value-type="float">
            <text:p>319.1648</text:p>
          </table:table-cell>
          <table:table-cell office:value-type="float" office:value="459.2043" calcext:value-type="float">
            <text:p>459.2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19.67428620, 719.67428620</text:p>
          </table:table-cell>
          <table:table-cell office:value-type="string" calcext:value-type="string">
            <text:p>27(6,22)-27(5,23)</text:p>
          </table:table-cell>
          <table:table-cell office:value-type="float" office:value="-4.3446" calcext:value-type="float">
            <text:p>-4.3446</text:p>
          </table:table-cell>
          <table:table-cell/>
          <table:table-cell office:value-type="float" office:value="339.4773" calcext:value-type="float">
            <text:p>339.4773</text:p>
          </table:table-cell>
          <table:table-cell office:value-type="float" office:value="488.4293" calcext:value-type="float">
            <text:p>488.42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0.69840950, 720.69840950</text:p>
          </table:table-cell>
          <table:table-cell office:value-type="string" calcext:value-type="string">
            <text:p>18(4,15)-18(2,16)</text:p>
          </table:table-cell>
          <table:table-cell office:value-type="float" office:value="-5.2388" calcext:value-type="float">
            <text:p>-5.2388</text:p>
          </table:table-cell>
          <table:table-cell/>
          <table:table-cell office:value-type="float" office:value="139.8099" calcext:value-type="float">
            <text:p>139.8099</text:p>
          </table:table-cell>
          <table:table-cell office:value-type="float" office:value="201.1541" calcext:value-type="float">
            <text:p>201.1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0.74894020, 720.74894020</text:p>
          </table:table-cell>
          <table:table-cell office:value-type="string" calcext:value-type="string">
            <text:p>26(6,21)-26(5,22)</text:p>
          </table:table-cell>
          <table:table-cell office:value-type="float" office:value="-4.3205" calcext:value-type="float">
            <text:p>-4.3205</text:p>
          </table:table-cell>
          <table:table-cell/>
          <table:table-cell office:value-type="float" office:value="319.1245" calcext:value-type="float">
            <text:p>319.1245</text:p>
          </table:table-cell>
          <table:table-cell office:value-type="float" office:value="459.1463" calcext:value-type="float">
            <text:p>459.14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0.94379250, 720.94379250</text:p>
          </table:table-cell>
          <table:table-cell office:value-type="string" calcext:value-type="string">
            <text:p>25(6,19)-25(5,20)</text:p>
          </table:table-cell>
          <table:table-cell office:value-type="float" office:value="-4.2997" calcext:value-type="float">
            <text:p>-4.2997</text:p>
          </table:table-cell>
          <table:table-cell/>
          <table:table-cell office:value-type="float" office:value="299.5595" calcext:value-type="float">
            <text:p>299.5595</text:p>
          </table:table-cell>
          <table:table-cell office:value-type="float" office:value="430.9968" calcext:value-type="float">
            <text:p>430.9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1.35377970, 721.35377970</text:p>
          </table:table-cell>
          <table:table-cell office:value-type="string" calcext:value-type="string">
            <text:p>11(8,4)-12(7,5)</text:p>
          </table:table-cell>
          <table:table-cell office:value-type="float" office:value="-5.5143" calcext:value-type="float">
            <text:p>-5.5143</text:p>
          </table:table-cell>
          <table:table-cell/>
          <table:table-cell office:value-type="float" office:value="166.6985" calcext:value-type="float">
            <text:p>166.6985</text:p>
          </table:table-cell>
          <table:table-cell office:value-type="float" office:value="239.8406" calcext:value-type="float">
            <text:p>239.84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1.35377970, 721.35377970</text:p>
          </table:table-cell>
          <table:table-cell office:value-type="string" calcext:value-type="string">
            <text:p>11(8,4)-12(7,5)</text:p>
          </table:table-cell>
          <table:table-cell office:value-type="float" office:value="-5.5143" calcext:value-type="float">
            <text:p>-5.5143</text:p>
          </table:table-cell>
          <table:table-cell/>
          <table:table-cell office:value-type="float" office:value="166.6985" calcext:value-type="float">
            <text:p>166.6985</text:p>
          </table:table-cell>
          <table:table-cell office:value-type="float" office:value="239.8406" calcext:value-type="float">
            <text:p>239.84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1.73680790, 721.73680790</text:p>
          </table:table-cell>
          <table:table-cell office:value-type="string" calcext:value-type="string">
            <text:p>25(6,20)-25(5,21)</text:p>
          </table:table-cell>
          <table:table-cell office:value-type="float" office:value="-4.2989" calcext:value-type="float">
            <text:p>-4.2989</text:p>
          </table:table-cell>
          <table:table-cell/>
          <table:table-cell office:value-type="float" office:value="299.5319" calcext:value-type="float">
            <text:p>299.5319</text:p>
          </table:table-cell>
          <table:table-cell office:value-type="float" office:value="430.9571" calcext:value-type="float">
            <text:p>430.95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1.97393000, 721.97393000</text:p>
          </table:table-cell>
          <table:table-cell office:value-type="string" calcext:value-type="string">
            <text:p>25(6,20)-26(4,23)</text:p>
          </table:table-cell>
          <table:table-cell office:value-type="float" office:value="-6.1297" calcext:value-type="float">
            <text:p>-6.1297</text:p>
          </table:table-cell>
          <table:table-cell/>
          <table:table-cell office:value-type="float" office:value="299.524" calcext:value-type="float">
            <text:p>299.524</text:p>
          </table:table-cell>
          <table:table-cell office:value-type="float" office:value="430.9457" calcext:value-type="float">
            <text:p>430.94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2.10008550, 722.10008550</text:p>
          </table:table-cell>
          <table:table-cell office:value-type="string" calcext:value-type="string">
            <text:p>24(6,18)-24(5,19)</text:p>
          </table:table-cell>
          <table:table-cell office:value-type="float" office:value="-4.2803" calcext:value-type="float">
            <text:p>-4.2803</text:p>
          </table:table-cell>
          <table:table-cell/>
          <table:table-cell office:value-type="float" office:value="280.7176" calcext:value-type="float">
            <text:p>280.7176</text:p>
          </table:table-cell>
          <table:table-cell office:value-type="float" office:value="403.8877" calcext:value-type="float">
            <text:p>403.88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2.60658860, 722.60658860</text:p>
          </table:table-cell>
          <table:table-cell office:value-type="string" calcext:value-type="string">
            <text:p>23(3,21)-22(2,20)</text:p>
          </table:table-cell>
          <table:table-cell office:value-type="float" office:value="-4.3646" calcext:value-type="float">
            <text:p>-4.3646</text:p>
          </table:table-cell>
          <table:table-cell/>
          <table:table-cell office:value-type="float" office:value="203.1832" calcext:value-type="float">
            <text:p>203.1832</text:p>
          </table:table-cell>
          <table:table-cell office:value-type="float" office:value="292.3336" calcext:value-type="float">
            <text:p>292.3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2.63534280, 722.63534280</text:p>
          </table:table-cell>
          <table:table-cell office:value-type="string" calcext:value-type="string">
            <text:p>24(6,19)-24(5,20)</text:p>
          </table:table-cell>
          <table:table-cell office:value-type="float" office:value="-4.2797" calcext:value-type="float">
            <text:p>-4.2797</text:p>
          </table:table-cell>
          <table:table-cell/>
          <table:table-cell office:value-type="float" office:value="280.6991" calcext:value-type="float">
            <text:p>280.6991</text:p>
          </table:table-cell>
          <table:table-cell office:value-type="float" office:value="403.8611" calcext:value-type="float">
            <text:p>403.86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2.93529600, 722.93529600</text:p>
          </table:table-cell>
          <table:table-cell office:value-type="string" calcext:value-type="string">
            <text:p>10(3,7)-9(1,8)</text:p>
          </table:table-cell>
          <table:table-cell office:value-type="float" office:value="-5.5792" calcext:value-type="float">
            <text:p>-5.5792</text:p>
          </table:table-cell>
          <table:table-cell/>
          <table:table-cell office:value-type="float" office:value="37.0844" calcext:value-type="float">
            <text:p>37.0844</text:p>
          </table:table-cell>
          <table:table-cell office:value-type="float" office:value="53.3559" calcext:value-type="float">
            <text:p>53.35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3.08972560, 723.08972560</text:p>
          </table:table-cell>
          <table:table-cell office:value-type="string" calcext:value-type="string">
            <text:p>23(6,17)-23(5,18)</text:p>
          </table:table-cell>
          <table:table-cell office:value-type="float" office:value="-4.2635" calcext:value-type="float">
            <text:p>-4.2635</text:p>
          </table:table-cell>
          <table:table-cell/>
          <table:table-cell office:value-type="float" office:value="262.6376" calcext:value-type="float">
            <text:p>262.6376</text:p>
          </table:table-cell>
          <table:table-cell office:value-type="float" office:value="377.8747" calcext:value-type="float">
            <text:p>377.87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3.44436860, 723.44436860</text:p>
          </table:table-cell>
          <table:table-cell office:value-type="string" calcext:value-type="string">
            <text:p>23(6,18)-23(5,19)</text:p>
          </table:table-cell>
          <table:table-cell office:value-type="float" office:value="-4.2632" calcext:value-type="float">
            <text:p>-4.2632</text:p>
          </table:table-cell>
          <table:table-cell/>
          <table:table-cell office:value-type="float" office:value="262.6254" calcext:value-type="float">
            <text:p>262.6254</text:p>
          </table:table-cell>
          <table:table-cell office:value-type="float" office:value="377.8572" calcext:value-type="float">
            <text:p>377.8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3.93530920, 723.93530920</text:p>
          </table:table-cell>
          <table:table-cell office:value-type="string" calcext:value-type="string">
            <text:p>22(6,16)-22(5,17)</text:p>
          </table:table-cell>
          <table:table-cell office:value-type="float" office:value="-4.2495" calcext:value-type="float">
            <text:p>-4.2495</text:p>
          </table:table-cell>
          <table:table-cell/>
          <table:table-cell office:value-type="float" office:value="245.3183" calcext:value-type="float">
            <text:p>245.3183</text:p>
          </table:table-cell>
          <table:table-cell office:value-type="float" office:value="352.9563" calcext:value-type="float">
            <text:p>352.95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4.16562370, 724.16562370</text:p>
          </table:table-cell>
          <table:table-cell office:value-type="string" calcext:value-type="string">
            <text:p>22(6,17)-22(5,18)</text:p>
          </table:table-cell>
          <table:table-cell office:value-type="float" office:value="-4.2493" calcext:value-type="float">
            <text:p>-4.2493</text:p>
          </table:table-cell>
          <table:table-cell/>
          <table:table-cell office:value-type="float" office:value="245.3103" calcext:value-type="float">
            <text:p>245.3103</text:p>
          </table:table-cell>
          <table:table-cell office:value-type="float" office:value="352.9448" calcext:value-type="float">
            <text:p>352.94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4.65598990, 724.65598990</text:p>
          </table:table-cell>
          <table:table-cell office:value-type="string" calcext:value-type="string">
            <text:p>21(6,15)-21(5,16)</text:p>
          </table:table-cell>
          <table:table-cell office:value-type="float" office:value="-4.2384" calcext:value-type="float">
            <text:p>-4.2384</text:p>
          </table:table-cell>
          <table:table-cell/>
          <table:table-cell office:value-type="float" office:value="228.7584" calcext:value-type="float">
            <text:p>228.7584</text:p>
          </table:table-cell>
          <table:table-cell office:value-type="float" office:value="329.1304" calcext:value-type="float">
            <text:p>329.13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4.80234310, 724.80234310</text:p>
          </table:table-cell>
          <table:table-cell office:value-type="string" calcext:value-type="string">
            <text:p>21(6,16)-21(5,17)</text:p>
          </table:table-cell>
          <table:table-cell office:value-type="float" office:value="-4.2382" calcext:value-type="float">
            <text:p>-4.2382</text:p>
          </table:table-cell>
          <table:table-cell/>
          <table:table-cell office:value-type="float" office:value="228.7534" calcext:value-type="float">
            <text:p>228.7534</text:p>
          </table:table-cell>
          <table:table-cell office:value-type="float" office:value="329.1232" calcext:value-type="float">
            <text:p>329.12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5.26806960, 725.26806960</text:p>
          </table:table-cell>
          <table:table-cell office:value-type="string" calcext:value-type="string">
            <text:p>20(6,14)-20(5,15)</text:p>
          </table:table-cell>
          <table:table-cell office:value-type="float" office:value="-4.2302" calcext:value-type="float">
            <text:p>-4.2302</text:p>
          </table:table-cell>
          <table:table-cell/>
          <table:table-cell office:value-type="float" office:value="212.9569" calcext:value-type="float">
            <text:p>212.9569</text:p>
          </table:table-cell>
          <table:table-cell office:value-type="float" office:value="306.3957" calcext:value-type="float">
            <text:p>306.3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5.35888480, 725.35888480</text:p>
          </table:table-cell>
          <table:table-cell office:value-type="string" calcext:value-type="string">
            <text:p>20(6,15)-20(5,16)</text:p>
          </table:table-cell>
          <table:table-cell office:value-type="float" office:value="-4.2301" calcext:value-type="float">
            <text:p>-4.2301</text:p>
          </table:table-cell>
          <table:table-cell/>
          <table:table-cell office:value-type="float" office:value="212.9538" calcext:value-type="float">
            <text:p>212.9538</text:p>
          </table:table-cell>
          <table:table-cell office:value-type="float" office:value="306.3913" calcext:value-type="float">
            <text:p>306.391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5.78550710, 725.78550710</text:p>
          </table:table-cell>
          <table:table-cell office:value-type="string" calcext:value-type="string">
            <text:p>19(6,13)-19(5,14)</text:p>
          </table:table-cell>
          <table:table-cell office:value-type="float" office:value="-4.2252" calcext:value-type="float">
            <text:p>-4.2252</text:p>
          </table:table-cell>
          <table:table-cell/>
          <table:table-cell office:value-type="float" office:value="197.913" calcext:value-type="float">
            <text:p>197.913</text:p>
          </table:table-cell>
          <table:table-cell office:value-type="float" office:value="284.751" calcext:value-type="float">
            <text:p>284.7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5.84040620, 725.84040620</text:p>
          </table:table-cell>
          <table:table-cell office:value-type="string" calcext:value-type="string">
            <text:p>19(6,14)-19(5,15)</text:p>
          </table:table-cell>
          <table:table-cell office:value-type="float" office:value="-4.2251" calcext:value-type="float">
            <text:p>-4.2251</text:p>
          </table:table-cell>
          <table:table-cell/>
          <table:table-cell office:value-type="float" office:value="197.9111" calcext:value-type="float">
            <text:p>197.9111</text:p>
          </table:table-cell>
          <table:table-cell office:value-type="float" office:value="284.7483" calcext:value-type="float">
            <text:p>284.74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6.22034760, 726.22034760</text:p>
          </table:table-cell>
          <table:table-cell office:value-type="string" calcext:value-type="string">
            <text:p>18(6,12)-18(5,13)</text:p>
          </table:table-cell>
          <table:table-cell office:value-type="float" office:value="-4.2235" calcext:value-type="float">
            <text:p>-4.2235</text:p>
          </table:table-cell>
          <table:table-cell/>
          <table:table-cell office:value-type="float" office:value="183.6258" calcext:value-type="float">
            <text:p>183.6258</text:p>
          </table:table-cell>
          <table:table-cell office:value-type="float" office:value="264.195" calcext:value-type="float">
            <text:p>264.1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6.25258890, 726.25258890</text:p>
          </table:table-cell>
          <table:table-cell office:value-type="string" calcext:value-type="string">
            <text:p>18(6,13)-18(5,14)</text:p>
          </table:table-cell>
          <table:table-cell office:value-type="float" office:value="-4.2235" calcext:value-type="float">
            <text:p>-4.2235</text:p>
          </table:table-cell>
          <table:table-cell/>
          <table:table-cell office:value-type="float" office:value="183.6247" calcext:value-type="float">
            <text:p>183.6247</text:p>
          </table:table-cell>
          <table:table-cell office:value-type="float" office:value="264.1935" calcext:value-type="float">
            <text:p>264.1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6.29933970, 726.29933970</text:p>
          </table:table-cell>
          <table:table-cell office:value-type="string" calcext:value-type="string">
            <text:p>18(3,15)-18(1,18)</text:p>
          </table:table-cell>
          <table:table-cell office:value-type="float" office:value="-5.5147" calcext:value-type="float">
            <text:p>-5.5147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6.58307700, 726.58307700</text:p>
          </table:table-cell>
          <table:table-cell office:value-type="string" calcext:value-type="string">
            <text:p>17(6,11)-17(5,12)</text:p>
          </table:table-cell>
          <table:table-cell office:value-type="float" office:value="-4.2255" calcext:value-type="float">
            <text:p>-4.2255</text:p>
          </table:table-cell>
          <table:table-cell/>
          <table:table-cell office:value-type="float" office:value="170.0945" calcext:value-type="float">
            <text:p>170.0945</text:p>
          </table:table-cell>
          <table:table-cell office:value-type="float" office:value="244.7266" calcext:value-type="float">
            <text:p>244.72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6.60141110, 726.60141110</text:p>
          </table:table-cell>
          <table:table-cell office:value-type="string" calcext:value-type="string">
            <text:p>17(6,12)-17(5,13)</text:p>
          </table:table-cell>
          <table:table-cell office:value-type="float" office:value="-4.2255" calcext:value-type="float">
            <text:p>-4.2255</text:p>
          </table:table-cell>
          <table:table-cell/>
          <table:table-cell office:value-type="float" office:value="170.0939" calcext:value-type="float">
            <text:p>170.0939</text:p>
          </table:table-cell>
          <table:table-cell office:value-type="float" office:value="244.7258" calcext:value-type="float">
            <text:p>244.72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6.88290900, 726.88290900</text:p>
          </table:table-cell>
          <table:table-cell office:value-type="string" calcext:value-type="string">
            <text:p>16(6,10)-16(5,11)</text:p>
          </table:table-cell>
          <table:table-cell office:value-type="float" office:value="-4.2315" calcext:value-type="float">
            <text:p>-4.2315</text:p>
          </table:table-cell>
          <table:table-cell/>
          <table:table-cell office:value-type="float" office:value="157.3184" calcext:value-type="float">
            <text:p>157.3184</text:p>
          </table:table-cell>
          <table:table-cell office:value-type="float" office:value="226.3448" calcext:value-type="float">
            <text:p>226.34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6.89296390, 726.89296390</text:p>
          </table:table-cell>
          <table:table-cell office:value-type="string" calcext:value-type="string">
            <text:p>16(6,11)-16(5,12)</text:p>
          </table:table-cell>
          <table:table-cell office:value-type="float" office:value="-4.2315" calcext:value-type="float">
            <text:p>-4.2315</text:p>
          </table:table-cell>
          <table:table-cell/>
          <table:table-cell office:value-type="float" office:value="157.3181" calcext:value-type="float">
            <text:p>157.3181</text:p>
          </table:table-cell>
          <table:table-cell office:value-type="float" office:value="226.3444" calcext:value-type="float">
            <text:p>226.34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12801410, 727.12801410</text:p>
          </table:table-cell>
          <table:table-cell office:value-type="string" calcext:value-type="string">
            <text:p>15(6,9)-15(5,10)</text:p>
          </table:table-cell>
          <table:table-cell office:value-type="float" office:value="-4.2419" calcext:value-type="float">
            <text:p>-4.2419</text:p>
          </table:table-cell>
          <table:table-cell/>
          <table:table-cell office:value-type="float" office:value="145.297" calcext:value-type="float">
            <text:p>145.297</text:p>
          </table:table-cell>
          <table:table-cell office:value-type="float" office:value="209.0488" calcext:value-type="float">
            <text:p>209.04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13330660, 727.13330660</text:p>
          </table:table-cell>
          <table:table-cell office:value-type="string" calcext:value-type="string">
            <text:p>15(6,10)-15(5,11)</text:p>
          </table:table-cell>
          <table:table-cell office:value-type="float" office:value="-4.2419" calcext:value-type="float">
            <text:p>-4.2419</text:p>
          </table:table-cell>
          <table:table-cell/>
          <table:table-cell office:value-type="float" office:value="145.2968" calcext:value-type="float">
            <text:p>145.2968</text:p>
          </table:table-cell>
          <table:table-cell office:value-type="float" office:value="209.0485" calcext:value-type="float">
            <text:p>209.0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32569800, 727.32569800</text:p>
          </table:table-cell>
          <table:table-cell office:value-type="string" calcext:value-type="string">
            <text:p>14(6,8)-14(5,9)</text:p>
          </table:table-cell>
          <table:table-cell office:value-type="float" office:value="-4.2574" calcext:value-type="float">
            <text:p>-4.2574</text:p>
          </table:table-cell>
          <table:table-cell/>
          <table:table-cell office:value-type="float" office:value="134.0296" calcext:value-type="float">
            <text:p>134.0296</text:p>
          </table:table-cell>
          <table:table-cell office:value-type="float" office:value="192.8376" calcext:value-type="float">
            <text:p>192.83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32835570, 727.32835570</text:p>
          </table:table-cell>
          <table:table-cell office:value-type="string" calcext:value-type="string">
            <text:p>14(6,9)-14(5,10)</text:p>
          </table:table-cell>
          <table:table-cell office:value-type="float" office:value="-4.2574" calcext:value-type="float">
            <text:p>-4.2574</text:p>
          </table:table-cell>
          <table:table-cell/>
          <table:table-cell office:value-type="float" office:value="134.0295" calcext:value-type="float">
            <text:p>134.0295</text:p>
          </table:table-cell>
          <table:table-cell office:value-type="float" office:value="192.8374" calcext:value-type="float">
            <text:p>192.83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48253810, 727.48253810</text:p>
          </table:table-cell>
          <table:table-cell office:value-type="string" calcext:value-type="string">
            <text:p>13(6,7)-13(5,8)</text:p>
          </table:table-cell>
          <table:table-cell office:value-type="float" office:value="-4.2789" calcext:value-type="float">
            <text:p>-4.2789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48380190, 727.48380190</text:p>
          </table:table-cell>
          <table:table-cell office:value-type="string" calcext:value-type="string">
            <text:p>13(6,8)-13(5,9)</text:p>
          </table:table-cell>
          <table:table-cell office:value-type="float" office:value="-4.2789" calcext:value-type="float">
            <text:p>-4.2789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60448650, 727.60448650</text:p>
          </table:table-cell>
          <table:table-cell office:value-type="string" calcext:value-type="string">
            <text:p>12(6,6)-12(5,7)</text:p>
          </table:table-cell>
          <table:table-cell office:value-type="float" office:value="-4.3075" calcext:value-type="float">
            <text:p>-4.3075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60505010, 727.60505010</text:p>
          </table:table-cell>
          <table:table-cell office:value-type="string" calcext:value-type="string">
            <text:p>12(6,7)-12(5,8)</text:p>
          </table:table-cell>
          <table:table-cell office:value-type="float" office:value="-4.3075" calcext:value-type="float">
            <text:p>-4.3075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69694500, 727.69694500</text:p>
          </table:table-cell>
          <table:table-cell office:value-type="string" calcext:value-type="string">
            <text:p>11(6,5)-11(5,6)</text:p>
          </table:table-cell>
          <table:table-cell office:value-type="float" office:value="-4.3451" calcext:value-type="float">
            <text:p>-4.3451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69717780, 727.69717780</text:p>
          </table:table-cell>
          <table:table-cell office:value-type="string" calcext:value-type="string">
            <text:p>11(6,6)-11(5,7)</text:p>
          </table:table-cell>
          <table:table-cell office:value-type="float" office:value="-4.3451" calcext:value-type="float">
            <text:p>-4.3451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76481870, 727.76481870</text:p>
          </table:table-cell>
          <table:table-cell office:value-type="string" calcext:value-type="string">
            <text:p>10(6,4)-10(5,5)</text:p>
          </table:table-cell>
          <table:table-cell office:value-type="float" office:value="-4.3946" calcext:value-type="float">
            <text:p>-4.3946</text:p>
          </table:table-cell>
          <table:table-cell/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76490620, 727.76490620</text:p>
          </table:table-cell>
          <table:table-cell office:value-type="string" calcext:value-type="string">
            <text:p>10(6,5)-10(5,6)</text:p>
          </table:table-cell>
          <table:table-cell office:value-type="float" office:value="-4.3946" calcext:value-type="float">
            <text:p>-4.3946</text:p>
          </table:table-cell>
          <table:table-cell/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1255370, 727.81255370</text:p>
          </table:table-cell>
          <table:table-cell office:value-type="string" calcext:value-type="string">
            <text:p>9(6,3)-9(5,4)</text:p>
          </table:table-cell>
          <table:table-cell office:value-type="float" office:value="-4.461" calcext:value-type="float">
            <text:p>-4.461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1258300, 727.81258300</text:p>
          </table:table-cell>
          <table:table-cell office:value-type="string" calcext:value-type="string">
            <text:p>9(6,4)-9(5,5)</text:p>
          </table:table-cell>
          <table:table-cell office:value-type="float" office:value="-4.461" calcext:value-type="float">
            <text:p>-4.461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4416230, 727.84416230</text:p>
          </table:table-cell>
          <table:table-cell office:value-type="string" calcext:value-type="string">
            <text:p>8(6,2)-8(5,3)</text:p>
          </table:table-cell>
          <table:table-cell office:value-type="float" office:value="-4.554" calcext:value-type="float">
            <text:p>-4.554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4417070, 727.84417070</text:p>
          </table:table-cell>
          <table:table-cell office:value-type="string" calcext:value-type="string">
            <text:p>8(6,3)-8(5,4)</text:p>
          </table:table-cell>
          <table:table-cell office:value-type="float" office:value="-4.554" calcext:value-type="float">
            <text:p>-4.554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6323900, 727.86323900</text:p>
          </table:table-cell>
          <table:table-cell office:value-type="string" calcext:value-type="string">
            <text:p>7(6,1)-7(5,2)</text:p>
          </table:table-cell>
          <table:table-cell office:value-type="float" office:value="-4.6957" calcext:value-type="float">
            <text:p>-4.6957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6324090, 727.86324090</text:p>
          </table:table-cell>
          <table:table-cell office:value-type="string" calcext:value-type="string">
            <text:p>7(6,2)-7(5,3)</text:p>
          </table:table-cell>
          <table:table-cell office:value-type="float" office:value="-4.6957" calcext:value-type="float">
            <text:p>-4.6957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7297050, 727.87297050</text:p>
          </table:table-cell>
          <table:table-cell office:value-type="string" calcext:value-type="string">
            <text:p>6(6,0)-6(5,1)</text:p>
          </table:table-cell>
          <table:table-cell office:value-type="float" office:value="-4.9583" calcext:value-type="float">
            <text:p>-4.9583</text:p>
          </table:table-cell>
          <table:table-cell/>
          <table:table-cell office:value-type="float" office:value="70.98" calcext:value-type="float">
            <text:p>70.98</text:p>
          </table:table-cell>
          <table:table-cell office:value-type="float" office:value="102.1238" calcext:value-type="float">
            <text:p>102.12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27.87297080, 727.87297080</text:p>
          </table:table-cell>
          <table:table-cell office:value-type="string" calcext:value-type="string">
            <text:p>6(6,1)-6(5,2)</text:p>
          </table:table-cell>
          <table:table-cell office:value-type="float" office:value="-4.9583" calcext:value-type="float">
            <text:p>-4.9583</text:p>
          </table:table-cell>
          <table:table-cell/>
          <table:table-cell office:value-type="float" office:value="70.98" calcext:value-type="float">
            <text:p>70.98</text:p>
          </table:table-cell>
          <table:table-cell office:value-type="float" office:value="102.1238" calcext:value-type="float">
            <text:p>102.12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0.45374680, 730.45374680</text:p>
          </table:table-cell>
          <table:table-cell office:value-type="string" calcext:value-type="string">
            <text:p>24(3,22)-23(2,21)</text:p>
          </table:table-cell>
          <table:table-cell office:value-type="float" office:value="-4.3632" calcext:value-type="float">
            <text:p>-4.3632</text:p>
          </table:table-cell>
          <table:table-cell/>
          <table:table-cell office:value-type="float" office:value="220.9238" calcext:value-type="float">
            <text:p>220.9238</text:p>
          </table:table-cell>
          <table:table-cell office:value-type="float" office:value="317.8582" calcext:value-type="float">
            <text:p>317.8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0.74362270, 730.74362270</text:p>
          </table:table-cell>
          <table:table-cell office:value-type="string" calcext:value-type="string">
            <text:p>6(5,2)-5(4,1)</text:p>
          </table:table-cell>
          <table:table-cell office:value-type="float" office:value="-4.2188" calcext:value-type="float">
            <text:p>-4.2188</text:p>
          </table:table-cell>
          <table:table-cell/>
          <table:table-cell office:value-type="float" office:value="46.605" calcext:value-type="float">
            <text:p>46.605</text:p>
          </table:table-cell>
          <table:table-cell office:value-type="float" office:value="67.0538" calcext:value-type="float">
            <text:p>67.05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0.74365350, 730.74365350</text:p>
          </table:table-cell>
          <table:table-cell office:value-type="string" calcext:value-type="string">
            <text:p>6(5,1)-5(4,2)</text:p>
          </table:table-cell>
          <table:table-cell office:value-type="float" office:value="-4.2188" calcext:value-type="float">
            <text:p>-4.2188</text:p>
          </table:table-cell>
          <table:table-cell/>
          <table:table-cell office:value-type="float" office:value="46.605" calcext:value-type="float">
            <text:p>46.605</text:p>
          </table:table-cell>
          <table:table-cell office:value-type="float" office:value="67.0538" calcext:value-type="float">
            <text:p>67.05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0.90123570, 730.90123570</text:p>
          </table:table-cell>
          <table:table-cell office:value-type="string" calcext:value-type="string">
            <text:p>16(2,14)-15(1,15)</text:p>
          </table:table-cell>
          <table:table-cell office:value-type="float" office:value="-4.9319" calcext:value-type="float">
            <text:p>-4.9319</text:p>
          </table:table-cell>
          <table:table-cell/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1.72321900, 731.72321900</text:p>
          </table:table-cell>
          <table:table-cell office:value-type="string" calcext:value-type="string">
            <text:p>17(4,14)-17(2,15)</text:p>
          </table:table-cell>
          <table:table-cell office:value-type="float" office:value="-5.2885" calcext:value-type="float">
            <text:p>-5.2885</text:p>
          </table:table-cell>
          <table:table-cell/>
          <table:table-cell office:value-type="float" office:value="125.8929" calcext:value-type="float">
            <text:p>125.8929</text:p>
          </table:table-cell>
          <table:table-cell office:value-type="float" office:value="181.1308" calcext:value-type="float">
            <text:p>181.13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2.11352830, 732.11352830</text:p>
          </table:table-cell>
          <table:table-cell office:value-type="string" calcext:value-type="string">
            <text:p>12(4,9)-11(3,8)</text:p>
          </table:table-cell>
          <table:table-cell office:value-type="float" office:value="-4.2476" calcext:value-type="float">
            <text:p>-4.2476</text:p>
          </table:table-cell>
          <table:table-cell/>
          <table:table-cell office:value-type="float" office:value="69.4805" calcext:value-type="float">
            <text:p>69.4805</text:p>
          </table:table-cell>
          <table:table-cell office:value-type="float" office:value="99.9664" calcext:value-type="float">
            <text:p>99.9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3.19810520, 733.19810520</text:p>
          </table:table-cell>
          <table:table-cell office:value-type="string" calcext:value-type="string">
            <text:p>12(4,8)-11(3,9)</text:p>
          </table:table-cell>
          <table:table-cell office:value-type="float" office:value="-4.2467" calcext:value-type="float">
            <text:p>-4.2467</text:p>
          </table:table-cell>
          <table:table-cell/>
          <table:table-cell office:value-type="float" office:value="69.4458" calcext:value-type="float">
            <text:p>69.4458</text:p>
          </table:table-cell>
          <table:table-cell office:value-type="float" office:value="99.9164" calcext:value-type="float">
            <text:p>99.91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3.43580210, 733.43580210</text:p>
          </table:table-cell>
          <table:table-cell office:value-type="string" calcext:value-type="string">
            <text:p>24(6,18)-25(4,21)</text:p>
          </table:table-cell>
          <table:table-cell office:value-type="float" office:value="-6.1338" calcext:value-type="float">
            <text:p>-6.1338</text:p>
          </table:table-cell>
          <table:table-cell/>
          <table:table-cell office:value-type="float" office:value="280.3395" calcext:value-type="float">
            <text:p>280.3395</text:p>
          </table:table-cell>
          <table:table-cell office:value-type="float" office:value="403.3437" calcext:value-type="float">
            <text:p>403.3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3.62915190, 733.62915190</text:p>
          </table:table-cell>
          <table:table-cell office:value-type="string" calcext:value-type="string">
            <text:p>18(3,15)-18(0,18)</text:p>
          </table:table-cell>
          <table:table-cell office:value-type="float" office:value="-5.6151" calcext:value-type="float">
            <text:p>-5.6151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4.52074000, 734.52074000</text:p>
          </table:table-cell>
          <table:table-cell office:value-type="string" calcext:value-type="string">
            <text:p>8(3,6)-7(1,7)</text:p>
          </table:table-cell>
          <table:table-cell office:value-type="float" office:value="-5.9899" calcext:value-type="float">
            <text:p>-5.9899</text:p>
          </table:table-cell>
          <table:table-cell/>
          <table:table-cell office:value-type="float" office:value="22.4051" calcext:value-type="float">
            <text:p>22.4051</text:p>
          </table:table-cell>
          <table:table-cell office:value-type="float" office:value="32.2358" calcext:value-type="float">
            <text:p>32.2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7.70136400, 737.70136400</text:p>
          </table:table-cell>
          <table:table-cell office:value-type="string" calcext:value-type="string">
            <text:p>13(5,8)-14(3,11)</text:p>
          </table:table-cell>
          <table:table-cell office:value-type="float" office:value="-6.4349" calcext:value-type="float">
            <text:p>-6.4349</text:p>
          </table:table-cell>
          <table:table-cell/>
          <table:table-cell office:value-type="float" office:value="98.9086" calcext:value-type="float">
            <text:p>98.9086</text:p>
          </table:table-cell>
          <table:table-cell office:value-type="float" office:value="142.3066" calcext:value-type="float">
            <text:p>142.3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8.02479810, 738.02479810</text:p>
          </table:table-cell>
          <table:table-cell office:value-type="string" calcext:value-type="string">
            <text:p>25(3,23)-24(2,22)</text:p>
          </table:table-cell>
          <table:table-cell office:value-type="float" office:value="-4.3626" calcext:value-type="float">
            <text:p>-4.3626</text:p>
          </table:table-cell>
          <table:table-cell/>
          <table:table-cell office:value-type="float" office:value="239.41" calcext:value-type="float">
            <text:p>239.41</text:p>
          </table:table-cell>
          <table:table-cell office:value-type="float" office:value="344.4556" calcext:value-type="float">
            <text:p>344.45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39.70417770, 739.70417770</text:p>
          </table:table-cell>
          <table:table-cell office:value-type="string" calcext:value-type="string">
            <text:p>11(3,8)-10(1,9)</text:p>
          </table:table-cell>
          <table:table-cell office:value-type="float" office:value="-5.4407" calcext:value-type="float">
            <text:p>-5.4407</text:p>
          </table:table-cell>
          <table:table-cell/>
          <table:table-cell office:value-type="float" office:value="44.8066" calcext:value-type="float">
            <text:p>44.8066</text:p>
          </table:table-cell>
          <table:table-cell office:value-type="float" office:value="64.4663" calcext:value-type="float">
            <text:p>64.46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0.06689000, 740.06689000</text:p>
          </table:table-cell>
          <table:table-cell office:value-type="string" calcext:value-type="string">
            <text:p>16(9,7)-17(8,10)</text:p>
          </table:table-cell>
          <table:table-cell office:value-type="float" office:value="-5.2745" calcext:value-type="float">
            <text:p>-5.2745</text:p>
          </table:table-cell>
          <table:table-cell/>
          <table:table-cell office:value-type="float" office:value="256.044" calcext:value-type="float">
            <text:p>256.044</text:p>
          </table:table-cell>
          <table:table-cell office:value-type="float" office:value="368.3881" calcext:value-type="float">
            <text:p>368.38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0.06689000, 740.06689000</text:p>
          </table:table-cell>
          <table:table-cell office:value-type="string" calcext:value-type="string">
            <text:p>16(9,7)-17(8,10)</text:p>
          </table:table-cell>
          <table:table-cell office:value-type="float" office:value="-5.2745" calcext:value-type="float">
            <text:p>-5.2745</text:p>
          </table:table-cell>
          <table:table-cell/>
          <table:table-cell office:value-type="float" office:value="256.044" calcext:value-type="float">
            <text:p>256.044</text:p>
          </table:table-cell>
          <table:table-cell office:value-type="float" office:value="368.3881" calcext:value-type="float">
            <text:p>368.38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1.89744400, 741.89744400</text:p>
          </table:table-cell>
          <table:table-cell office:value-type="string" calcext:value-type="string">
            <text:p>13(5,9)-14(3,12)</text:p>
          </table:table-cell>
          <table:table-cell office:value-type="float" office:value="-6.4315" calcext:value-type="float">
            <text:p>-6.4315</text:p>
          </table:table-cell>
          <table:table-cell/>
          <table:table-cell office:value-type="float" office:value="98.7686" calcext:value-type="float">
            <text:p>98.7686</text:p>
          </table:table-cell>
          <table:table-cell office:value-type="float" office:value="142.1052" calcext:value-type="float">
            <text:p>142.1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2.05348530, 742.05348530</text:p>
          </table:table-cell>
          <table:table-cell office:value-type="string" calcext:value-type="string">
            <text:p>16(4,13)-16(2,14)</text:p>
          </table:table-cell>
          <table:table-cell office:value-type="float" office:value="-5.3434" calcext:value-type="float">
            <text:p>-5.3434</text:p>
          </table:table-cell>
          <table:table-cell/>
          <table:table-cell office:value-type="float" office:value="112.7562" calcext:value-type="float">
            <text:p>112.7562</text:p>
          </table:table-cell>
          <table:table-cell office:value-type="float" office:value="162.2301" calcext:value-type="float">
            <text:p>162.23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3.87019750, 743.87019750</text:p>
          </table:table-cell>
          <table:table-cell office:value-type="string" calcext:value-type="string">
            <text:p>10(8,2)-11(7,5)</text:p>
          </table:table-cell>
          <table:table-cell office:value-type="float" office:value="-5.6534" calcext:value-type="float">
            <text:p>-5.6534</text:p>
          </table:table-cell>
          <table:table-cell/>
          <table:table-cell office:value-type="float" office:value="157.6947" calcext:value-type="float">
            <text:p>157.6947</text:p>
          </table:table-cell>
          <table:table-cell office:value-type="float" office:value="226.8862" calcext:value-type="float">
            <text:p>226.8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3.87019750, 743.87019750</text:p>
          </table:table-cell>
          <table:table-cell office:value-type="string" calcext:value-type="string">
            <text:p>10(8,2)-11(7,5)</text:p>
          </table:table-cell>
          <table:table-cell office:value-type="float" office:value="-5.6534" calcext:value-type="float">
            <text:p>-5.6534</text:p>
          </table:table-cell>
          <table:table-cell/>
          <table:table-cell office:value-type="float" office:value="157.6947" calcext:value-type="float">
            <text:p>157.6947</text:p>
          </table:table-cell>
          <table:table-cell office:value-type="float" office:value="226.8862" calcext:value-type="float">
            <text:p>226.8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4.63448640, 744.63448640</text:p>
          </table:table-cell>
          <table:table-cell office:value-type="string" calcext:value-type="string">
            <text:p>16(2,14)-15(0,15)</text:p>
          </table:table-cell>
          <table:table-cell office:value-type="float" office:value="-4.9505" calcext:value-type="float">
            <text:p>-4.9505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5.46127700, 745.46127700</text:p>
          </table:table-cell>
          <table:table-cell office:value-type="string" calcext:value-type="string">
            <text:p>26(3,24)-25(2,23)</text:p>
          </table:table-cell>
          <table:table-cell office:value-type="float" office:value="-4.3629" calcext:value-type="float">
            <text:p>-4.3629</text:p>
          </table:table-cell>
          <table:table-cell/>
          <table:table-cell office:value-type="float" office:value="258.6344" calcext:value-type="float">
            <text:p>258.6344</text:p>
          </table:table-cell>
          <table:table-cell office:value-type="float" office:value="372.1151" calcext:value-type="float">
            <text:p>372.11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6.16030570, 746.16030570</text:p>
          </table:table-cell>
          <table:table-cell office:value-type="string" calcext:value-type="string">
            <text:p>24(6,19)-25(4,22)</text:p>
          </table:table-cell>
          <table:table-cell office:value-type="float" office:value="-6.1217" calcext:value-type="float">
            <text:p>-6.1217</text:p>
          </table:table-cell>
          <table:table-cell/>
          <table:table-cell office:value-type="float" office:value="279.9144" calcext:value-type="float">
            <text:p>279.9144</text:p>
          </table:table-cell>
          <table:table-cell office:value-type="float" office:value="402.7321" calcext:value-type="float">
            <text:p>402.7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49.71445080, 749.71445080</text:p>
          </table:table-cell>
          <table:table-cell office:value-type="string" calcext:value-type="string">
            <text:p>17(3,14)-16(2,15)</text:p>
          </table:table-cell>
          <table:table-cell office:value-type="float" office:value="-4.4005" calcext:value-type="float">
            <text:p>-4.4005</text:p>
          </table:table-cell>
          <table:table-cell/>
          <table:table-cell office:value-type="float" office:value="110.2816" calcext:value-type="float">
            <text:p>110.2816</text:p>
          </table:table-cell>
          <table:table-cell office:value-type="float" office:value="158.6697" calcext:value-type="float">
            <text:p>158.6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1.55964480, 751.55964480</text:p>
          </table:table-cell>
          <table:table-cell office:value-type="string" calcext:value-type="string">
            <text:p>15(4,12)-15(2,13)</text:p>
          </table:table-cell>
          <table:table-cell office:value-type="float" office:value="-5.4041" calcext:value-type="float">
            <text:p>-5.4041</text:p>
          </table:table-cell>
          <table:table-cell/>
          <table:table-cell office:value-type="float" office:value="100.4038" calcext:value-type="float">
            <text:p>100.4038</text:p>
          </table:table-cell>
          <table:table-cell office:value-type="float" office:value="144.4578" calcext:value-type="float">
            <text:p>144.45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2.91205380, 752.91205380</text:p>
          </table:table-cell>
          <table:table-cell office:value-type="string" calcext:value-type="string">
            <text:p>27(3,25)-26(2,24)</text:p>
          </table:table-cell>
          <table:table-cell office:value-type="float" office:value="-4.364" calcext:value-type="float">
            <text:p>-4.364</text:p>
          </table:table-cell>
          <table:table-cell/>
          <table:table-cell office:value-type="float" office:value="278.5893" calcext:value-type="float">
            <text:p>278.5893</text:p>
          </table:table-cell>
          <table:table-cell office:value-type="float" office:value="400.8256" calcext:value-type="float">
            <text:p>400.82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3.22767430, 753.22767430</text:p>
          </table:table-cell>
          <table:table-cell office:value-type="string" calcext:value-type="string">
            <text:p>7(5,3)-6(4,2)</text:p>
          </table:table-cell>
          <table:table-cell office:value-type="float" office:value="-4.1919" calcext:value-type="float">
            <text:p>-4.1919</text:p>
          </table:table-cell>
          <table:table-cell/>
          <table:table-cell office:value-type="float" office:value="51.1061" calcext:value-type="float">
            <text:p>51.1061</text:p>
          </table:table-cell>
          <table:table-cell office:value-type="float" office:value="73.5299" calcext:value-type="float">
            <text:p>73.52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3.22782830, 753.22782830</text:p>
          </table:table-cell>
          <table:table-cell office:value-type="string" calcext:value-type="string">
            <text:p>7(5,2)-6(4,3)</text:p>
          </table:table-cell>
          <table:table-cell office:value-type="float" office:value="-4.1919" calcext:value-type="float">
            <text:p>-4.1919</text:p>
          </table:table-cell>
          <table:table-cell/>
          <table:table-cell office:value-type="float" office:value="51.106" calcext:value-type="float">
            <text:p>51.106</text:p>
          </table:table-cell>
          <table:table-cell office:value-type="float" office:value="73.5297" calcext:value-type="float">
            <text:p>73.52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3.86447590, 753.86447590</text:p>
          </table:table-cell>
          <table:table-cell office:value-type="string" calcext:value-type="string">
            <text:p>13(4,10)-12(3,9)</text:p>
          </table:table-cell>
          <table:table-cell office:value-type="float" office:value="-4.2261" calcext:value-type="float">
            <text:p>-4.2261</text:p>
          </table:table-cell>
          <table:table-cell/>
          <table:table-cell office:value-type="float" office:value="78.5239" calcext:value-type="float">
            <text:p>78.5239</text:p>
          </table:table-cell>
          <table:table-cell office:value-type="float" office:value="112.9777" calcext:value-type="float">
            <text:p>112.97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4.97335210, 754.97335210</text:p>
          </table:table-cell>
          <table:table-cell office:value-type="string" calcext:value-type="string">
            <text:p>19(3,16)-19(1,19)</text:p>
          </table:table-cell>
          <table:table-cell office:value-type="float" office:value="-5.5224" calcext:value-type="float">
            <text:p>-5.5224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5.67149810, 755.67149810</text:p>
          </table:table-cell>
          <table:table-cell office:value-type="string" calcext:value-type="string">
            <text:p>13(4,9)-12(3,10)</text:p>
          </table:table-cell>
          <table:table-cell office:value-type="float" office:value="-4.2246" calcext:value-type="float">
            <text:p>-4.2246</text:p>
          </table:table-cell>
          <table:table-cell/>
          <table:table-cell office:value-type="float" office:value="78.4663" calcext:value-type="float">
            <text:p>78.4663</text:p>
          </table:table-cell>
          <table:table-cell office:value-type="float" office:value="112.8949" calcext:value-type="float">
            <text:p>112.89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56.53805080, 756.53805080</text:p>
          </table:table-cell>
          <table:table-cell office:value-type="string" calcext:value-type="string">
            <text:p>12(3,9)-11(1,10)</text:p>
          </table:table-cell>
          <table:table-cell office:value-type="float" office:value="-5.3134" calcext:value-type="float">
            <text:p>-5.3134</text:p>
          </table:table-cell>
          <table:table-cell/>
          <table:table-cell office:value-type="float" office:value="53.2885" calcext:value-type="float">
            <text:p>53.2885</text:p>
          </table:table-cell>
          <table:table-cell office:value-type="float" office:value="76.6698" calcext:value-type="float">
            <text:p>76.66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0.13466350, 760.13466350</text:p>
          </table:table-cell>
          <table:table-cell office:value-type="string" calcext:value-type="string">
            <text:p>14(4,11)-14(2,12)</text:p>
          </table:table-cell>
          <table:table-cell office:value-type="float" office:value="-5.4718" calcext:value-type="float">
            <text:p>-5.4718</text:p>
          </table:table-cell>
          <table:table-cell/>
          <table:table-cell office:value-type="float" office:value="88.8385" calcext:value-type="float">
            <text:p>88.8385</text:p>
          </table:table-cell>
          <table:table-cell office:value-type="float" office:value="127.818" calcext:value-type="float">
            <text:p>127.8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0.53061070, 760.53061070</text:p>
          </table:table-cell>
          <table:table-cell office:value-type="string" calcext:value-type="string">
            <text:p>28(3,26)-27(2,25)</text:p>
          </table:table-cell>
          <table:table-cell office:value-type="float" office:value="-4.3661" calcext:value-type="float">
            <text:p>-4.3661</text:p>
          </table:table-cell>
          <table:table-cell/>
          <table:table-cell office:value-type="float" office:value="299.2666" calcext:value-type="float">
            <text:p>299.2666</text:p>
          </table:table-cell>
          <table:table-cell office:value-type="float" office:value="430.5754" calcext:value-type="float">
            <text:p>430.57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0.84045510, 760.84045510</text:p>
          </table:table-cell>
          <table:table-cell office:value-type="string" calcext:value-type="string">
            <text:p>19(3,16)-19(0,19)</text:p>
          </table:table-cell>
          <table:table-cell office:value-type="float" office:value="-5.6102" calcext:value-type="float">
            <text:p>-5.6102</text:p>
          </table:table-cell>
          <table:table-cell/>
          <table:table-cell office:value-type="float" office:value="138.0853" calcext:value-type="float">
            <text:p>138.0853</text:p>
          </table:table-cell>
          <table:table-cell office:value-type="float" office:value="198.6728" calcext:value-type="float">
            <text:p>198.67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0.94954510, 760.94954510</text:p>
          </table:table-cell>
          <table:table-cell office:value-type="string" calcext:value-type="string">
            <text:p>23(6,17)-24(4,20)</text:p>
          </table:table-cell>
          <table:table-cell office:value-type="float" office:value="-6.128" calcext:value-type="float">
            <text:p>-6.128</text:p>
          </table:table-cell>
          <table:table-cell/>
          <table:table-cell office:value-type="float" office:value="261.3747" calcext:value-type="float">
            <text:p>261.3747</text:p>
          </table:table-cell>
          <table:table-cell office:value-type="float" office:value="376.0577" calcext:value-type="float">
            <text:p>376.05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2.61141610, 762.61141610</text:p>
          </table:table-cell>
          <table:table-cell office:value-type="string" calcext:value-type="string">
            <text:p>15(9,7)-16(8,8)</text:p>
          </table:table-cell>
          <table:table-cell office:value-type="float" office:value="-5.3052" calcext:value-type="float">
            <text:p>-5.3052</text:p>
          </table:table-cell>
          <table:table-cell/>
          <table:table-cell office:value-type="float" office:value="243.2858" calcext:value-type="float">
            <text:p>243.2858</text:p>
          </table:table-cell>
          <table:table-cell office:value-type="float" office:value="350.032" calcext:value-type="float">
            <text:p>350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2.61141620, 762.61141620</text:p>
          </table:table-cell>
          <table:table-cell office:value-type="string" calcext:value-type="string">
            <text:p>15(9,6)-16(8,9)</text:p>
          </table:table-cell>
          <table:table-cell office:value-type="float" office:value="-5.3052" calcext:value-type="float">
            <text:p>-5.3052</text:p>
          </table:table-cell>
          <table:table-cell/>
          <table:table-cell office:value-type="float" office:value="243.2858" calcext:value-type="float">
            <text:p>243.2858</text:p>
          </table:table-cell>
          <table:table-cell office:value-type="float" office:value="350.032" calcext:value-type="float">
            <text:p>350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4.53915470, 764.53915470</text:p>
          </table:table-cell>
          <table:table-cell office:value-type="string" calcext:value-type="string">
            <text:p>9(3,7)-8(1,8)</text:p>
          </table:table-cell>
          <table:table-cell office:value-type="float" office:value="-5.8504" calcext:value-type="float">
            <text:p>-5.8504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6.37650280, 766.37650280</text:p>
          </table:table-cell>
          <table:table-cell office:value-type="string" calcext:value-type="string">
            <text:p>9(8,2)-10(7,3)</text:p>
          </table:table-cell>
          <table:table-cell office:value-type="float" office:value="-5.8706" calcext:value-type="float">
            <text:p>-5.8706</text:p>
          </table:table-cell>
          <table:table-cell/>
          <table:table-cell office:value-type="float" office:value="149.4417" calcext:value-type="float">
            <text:p>149.4417</text:p>
          </table:table-cell>
          <table:table-cell office:value-type="float" office:value="215.012" calcext:value-type="float">
            <text:p>215.0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6.37650280, 766.37650280</text:p>
          </table:table-cell>
          <table:table-cell office:value-type="string" calcext:value-type="string">
            <text:p>9(8,2)-10(7,3)</text:p>
          </table:table-cell>
          <table:table-cell office:value-type="float" office:value="-5.8706" calcext:value-type="float">
            <text:p>-5.8706</text:p>
          </table:table-cell>
          <table:table-cell/>
          <table:table-cell office:value-type="float" office:value="149.4417" calcext:value-type="float">
            <text:p>149.4417</text:p>
          </table:table-cell>
          <table:table-cell office:value-type="float" office:value="215.012" calcext:value-type="float">
            <text:p>215.0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7.69965370, 767.69965370</text:p>
          </table:table-cell>
          <table:table-cell office:value-type="string" calcext:value-type="string">
            <text:p>13(4,10)-13(2,11)</text:p>
          </table:table-cell>
          <table:table-cell office:value-type="float" office:value="-5.5478" calcext:value-type="float">
            <text:p>-5.5478</text:p>
          </table:table-cell>
          <table:table-cell/>
          <table:table-cell office:value-type="float" office:value="78.0624" calcext:value-type="float">
            <text:p>78.0624</text:p>
          </table:table-cell>
          <table:table-cell office:value-type="float" office:value="112.3137" calcext:value-type="float">
            <text:p>112.31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68.47079790, 768.47079790</text:p>
          </table:table-cell>
          <table:table-cell office:value-type="string" calcext:value-type="string">
            <text:p>29(3,27)-28(2,26)</text:p>
          </table:table-cell>
          <table:table-cell office:value-type="float" office:value="-4.3691" calcext:value-type="float">
            <text:p>-4.3691</text:p>
          </table:table-cell>
          <table:table-cell/>
          <table:table-cell office:value-type="float" office:value="320.6585" calcext:value-type="float">
            <text:p>320.6585</text:p>
          </table:table-cell>
          <table:table-cell office:value-type="float" office:value="461.3534" calcext:value-type="float">
            <text:p>461.3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0.34869870, 770.34869870</text:p>
          </table:table-cell>
          <table:table-cell office:value-type="string" calcext:value-type="string">
            <text:p>23(6,18)-24(4,21)</text:p>
          </table:table-cell>
          <table:table-cell office:value-type="float" office:value="-6.1193" calcext:value-type="float">
            <text:p>-6.1193</text:p>
          </table:table-cell>
          <table:table-cell/>
          <table:table-cell office:value-type="float" office:value="261.0608" calcext:value-type="float">
            <text:p>261.0608</text:p>
          </table:table-cell>
          <table:table-cell office:value-type="float" office:value="375.6061" calcext:value-type="float">
            <text:p>375.60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3.65195840, 773.65195840</text:p>
          </table:table-cell>
          <table:table-cell office:value-type="string" calcext:value-type="string">
            <text:p>13(3,10)-12(1,11)</text:p>
          </table:table-cell>
          <table:table-cell office:value-type="float" office:value="-5.1964" calcext:value-type="float">
            <text:p>-5.1964</text:p>
          </table:table-cell>
          <table:table-cell/>
          <table:table-cell office:value-type="float" office:value="62.5258" calcext:value-type="float">
            <text:p>62.5258</text:p>
          </table:table-cell>
          <table:table-cell office:value-type="float" office:value="89.9602" calcext:value-type="float">
            <text:p>89.96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4.20948180, 774.20948180</text:p>
          </table:table-cell>
          <table:table-cell office:value-type="string" calcext:value-type="string">
            <text:p>12(4,9)-12(2,10)</text:p>
          </table:table-cell>
          <table:table-cell office:value-type="float" office:value="-5.6335" calcext:value-type="float">
            <text:p>-5.6335</text:p>
          </table:table-cell>
          <table:table-cell/>
          <table:table-cell office:value-type="float" office:value="68.0763" calcext:value-type="float">
            <text:p>68.0763</text:p>
          </table:table-cell>
          <table:table-cell office:value-type="float" office:value="97.946" calcext:value-type="float">
            <text:p>97.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5.31599950, 775.31599950</text:p>
          </table:table-cell>
          <table:table-cell office:value-type="string" calcext:value-type="string">
            <text:p>14(4,11)-13(3,10)</text:p>
          </table:table-cell>
          <table:table-cell office:value-type="float" office:value="-4.2081" calcext:value-type="float">
            <text:p>-4.2081</text:p>
          </table:table-cell>
          <table:table-cell/>
          <table:table-cell office:value-type="float" office:value="88.3321" calcext:value-type="float">
            <text:p>88.3321</text:p>
          </table:table-cell>
          <table:table-cell office:value-type="float" office:value="127.0895" calcext:value-type="float">
            <text:p>127.08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5.70422010, 775.70422010</text:p>
          </table:table-cell>
          <table:table-cell office:value-type="string" calcext:value-type="string">
            <text:p>8(5,4)-7(4,3)</text:p>
          </table:table-cell>
          <table:table-cell office:value-type="float" office:value="-4.1652" calcext:value-type="float">
            <text:p>-4.1652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5.70478600, 775.70478600</text:p>
          </table:table-cell>
          <table:table-cell office:value-type="string" calcext:value-type="string">
            <text:p>8(5,3)-7(4,4)</text:p>
          </table:table-cell>
          <table:table-cell office:value-type="float" office:value="-4.1652" calcext:value-type="float">
            <text:p>-4.1652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6.88115970, 776.88115970</text:p>
          </table:table-cell>
          <table:table-cell office:value-type="string" calcext:value-type="string">
            <text:p>30(3,28)-29(2,27)</text:p>
          </table:table-cell>
          <table:table-cell office:value-type="float" office:value="-4.3733" calcext:value-type="float">
            <text:p>-4.3733</text:p>
          </table:table-cell>
          <table:table-cell/>
          <table:table-cell office:value-type="float" office:value="342.7571" calcext:value-type="float">
            <text:p>342.7571</text:p>
          </table:table-cell>
          <table:table-cell office:value-type="float" office:value="493.1482" calcext:value-type="float">
            <text:p>493.14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8.20282370, 778.20282370</text:p>
          </table:table-cell>
          <table:table-cell office:value-type="string" calcext:value-type="string">
            <text:p>14(4,10)-13(3,11)</text:p>
          </table:table-cell>
          <table:table-cell office:value-type="float" office:value="-4.2059" calcext:value-type="float">
            <text:p>-4.2059</text:p>
          </table:table-cell>
          <table:table-cell/>
          <table:table-cell office:value-type="float" office:value="88.2407" calcext:value-type="float">
            <text:p>88.2407</text:p>
          </table:table-cell>
          <table:table-cell office:value-type="float" office:value="126.958" calcext:value-type="float">
            <text:p>126.9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79.65709780, 779.65709780</text:p>
          </table:table-cell>
          <table:table-cell office:value-type="string" calcext:value-type="string">
            <text:p>11(4,8)-11(2,9)</text:p>
          </table:table-cell>
          <table:table-cell office:value-type="float" office:value="-5.7312" calcext:value-type="float">
            <text:p>-5.7312</text:p>
          </table:table-cell>
          <table:table-cell/>
          <table:table-cell office:value-type="float" office:value="58.8799" calcext:value-type="float">
            <text:p>58.8799</text:p>
          </table:table-cell>
          <table:table-cell office:value-type="float" office:value="84.7146" calcext:value-type="float">
            <text:p>84.7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2.20624610, 782.20624610</text:p>
          </table:table-cell>
          <table:table-cell office:value-type="string" calcext:value-type="string">
            <text:p>17(2,15)-16(1,16)</text:p>
          </table:table-cell>
          <table:table-cell office:value-type="float" office:value="-4.9523" calcext:value-type="float">
            <text:p>-4.9523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2.26333560, 782.26333560</text:p>
          </table:table-cell>
          <table:table-cell office:value-type="string" calcext:value-type="string">
            <text:p>18(3,15)-17(2,16)</text:p>
          </table:table-cell>
          <table:table-cell office:value-type="float" office:value="-4.4029" calcext:value-type="float">
            <text:p>-4.4029</text:p>
          </table:table-cell>
          <table:table-cell/>
          <table:table-cell office:value-type="float" office:value="122.8882" calcext:value-type="float">
            <text:p>122.8882</text:p>
          </table:table-cell>
          <table:table-cell office:value-type="float" office:value="176.8077" calcext:value-type="float">
            <text:p>176.80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4.07514880, 784.07514880</text:p>
          </table:table-cell>
          <table:table-cell office:value-type="string" calcext:value-type="string">
            <text:p>10(4,7)-10(2,8)</text:p>
          </table:table-cell>
          <table:table-cell office:value-type="float" office:value="-5.8434" calcext:value-type="float">
            <text:p>-5.8434</text:p>
          </table:table-cell>
          <table:table-cell/>
          <table:table-cell office:value-type="float" office:value="50.4715" calcext:value-type="float">
            <text:p>50.4715</text:p>
          </table:table-cell>
          <table:table-cell office:value-type="float" office:value="72.6168" calcext:value-type="float">
            <text:p>72.61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5.14265860, 785.14265860</text:p>
          </table:table-cell>
          <table:table-cell office:value-type="string" calcext:value-type="string">
            <text:p>14(9,6)-15(8,7)</text:p>
          </table:table-cell>
          <table:table-cell office:value-type="float" office:value="-5.3523" calcext:value-type="float">
            <text:p>-5.3523</text:p>
          </table:table-cell>
          <table:table-cell/>
          <table:table-cell office:value-type="float" office:value="231.2788" calcext:value-type="float">
            <text:p>231.2788</text:p>
          </table:table-cell>
          <table:table-cell office:value-type="float" office:value="332.7567" calcext:value-type="float">
            <text:p>332.75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5.14265860, 785.14265860</text:p>
          </table:table-cell>
          <table:table-cell office:value-type="string" calcext:value-type="string">
            <text:p>14(9,6)-15(8,7)</text:p>
          </table:table-cell>
          <table:table-cell office:value-type="float" office:value="-5.3523" calcext:value-type="float">
            <text:p>-5.3523</text:p>
          </table:table-cell>
          <table:table-cell/>
          <table:table-cell office:value-type="float" office:value="231.2788" calcext:value-type="float">
            <text:p>231.2788</text:p>
          </table:table-cell>
          <table:table-cell office:value-type="float" office:value="332.7567" calcext:value-type="float">
            <text:p>332.75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6.52829890, 786.52829890</text:p>
          </table:table-cell>
          <table:table-cell office:value-type="string" calcext:value-type="string">
            <text:p>20(3,17)-20(1,20)</text:p>
          </table:table-cell>
          <table:table-cell office:value-type="float" office:value="-5.5395" calcext:value-type="float">
            <text:p>-5.5395</text:p>
          </table:table-cell>
          <table:table-cell/>
          <table:table-cell office:value-type="float" office:value="152.5053" calcext:value-type="float">
            <text:p>152.5053</text:p>
          </table:table-cell>
          <table:table-cell office:value-type="float" office:value="219.4198" calcext:value-type="float">
            <text:p>219.41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7.53378460, 787.53378460</text:p>
          </table:table-cell>
          <table:table-cell office:value-type="string" calcext:value-type="string">
            <text:p>9(4,6)-9(2,7)</text:p>
          </table:table-cell>
          <table:table-cell office:value-type="float" office:value="-5.974" calcext:value-type="float">
            <text:p>-5.974</text:p>
          </table:table-cell>
          <table:table-cell/>
          <table:table-cell office:value-type="float" office:value="42.8481" calcext:value-type="float">
            <text:p>42.8481</text:p>
          </table:table-cell>
          <table:table-cell office:value-type="float" office:value="61.6485" calcext:value-type="float">
            <text:p>61.64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7.66832020, 787.66832020</text:p>
          </table:table-cell>
          <table:table-cell office:value-type="string" calcext:value-type="string">
            <text:p>22(6,16)-23(4,19)</text:p>
          </table:table-cell>
          <table:table-cell office:value-type="float" office:value="-6.129" calcext:value-type="float">
            <text:p>-6.129</text:p>
          </table:table-cell>
          <table:table-cell/>
          <table:table-cell office:value-type="float" office:value="243.1924" calcext:value-type="float">
            <text:p>243.1924</text:p>
          </table:table-cell>
          <table:table-cell office:value-type="float" office:value="349.8976" calcext:value-type="float">
            <text:p>349.89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8.87458680, 788.87458680</text:p>
          </table:table-cell>
          <table:table-cell office:value-type="string" calcext:value-type="string">
            <text:p>8(8,0)-9(7,3)</text:p>
          </table:table-cell>
          <table:table-cell office:value-type="float" office:value="-6.2619" calcext:value-type="float">
            <text:p>-6.2619</text:p>
          </table:table-cell>
          <table:table-cell/>
          <table:table-cell office:value-type="float" office:value="141.9394" calcext:value-type="float">
            <text:p>141.9394</text:p>
          </table:table-cell>
          <table:table-cell office:value-type="float" office:value="204.218" calcext:value-type="float">
            <text:p>204.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88.87458680, 788.87458680</text:p>
          </table:table-cell>
          <table:table-cell office:value-type="string" calcext:value-type="string">
            <text:p>8(8,0)-9(7,3)</text:p>
          </table:table-cell>
          <table:table-cell office:value-type="float" office:value="-6.2619" calcext:value-type="float">
            <text:p>-6.2619</text:p>
          </table:table-cell>
          <table:table-cell/>
          <table:table-cell office:value-type="float" office:value="141.9394" calcext:value-type="float">
            <text:p>141.9394</text:p>
          </table:table-cell>
          <table:table-cell office:value-type="float" office:value="204.218" calcext:value-type="float">
            <text:p>204.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0.13442700, 790.13442700</text:p>
          </table:table-cell>
          <table:table-cell office:value-type="string" calcext:value-type="string">
            <text:p>8(4,5)-8(2,6)</text:p>
          </table:table-cell>
          <table:table-cell office:value-type="float" office:value="-6.1284" calcext:value-type="float">
            <text:p>-6.1284</text:p>
          </table:table-cell>
          <table:table-cell/>
          <table:table-cell office:value-type="float" office:value="36.0058" calcext:value-type="float">
            <text:p>36.0058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1.19940300, 791.19940300</text:p>
          </table:table-cell>
          <table:table-cell office:value-type="string" calcext:value-type="string">
            <text:p>20(3,17)-20(0,20)</text:p>
          </table:table-cell>
          <table:table-cell office:value-type="float" office:value="-5.6176" calcext:value-type="float">
            <text:p>-5.6176</text:p>
          </table:table-cell>
          <table:table-cell/>
          <table:table-cell office:value-type="float" office:value="152.3495" calcext:value-type="float">
            <text:p>152.3495</text:p>
          </table:table-cell>
          <table:table-cell office:value-type="float" office:value="219.1957" calcext:value-type="float">
            <text:p>219.19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1.29258910, 791.29258910</text:p>
          </table:table-cell>
          <table:table-cell office:value-type="string" calcext:value-type="string">
            <text:p>14(3,11)-13(1,12)</text:p>
          </table:table-cell>
          <table:table-cell office:value-type="float" office:value="-5.0891" calcext:value-type="float">
            <text:p>-5.0891</text:p>
          </table:table-cell>
          <table:table-cell/>
          <table:table-cell office:value-type="float" office:value="72.514" calcext:value-type="float">
            <text:p>72.514</text:p>
          </table:table-cell>
          <table:table-cell office:value-type="float" office:value="104.3309" calcext:value-type="float">
            <text:p>104.33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2.00035640, 792.00035640</text:p>
          </table:table-cell>
          <table:table-cell office:value-type="string" calcext:value-type="string">
            <text:p>7(4,4)-7(2,5)</text:p>
          </table:table-cell>
          <table:table-cell office:value-type="float" office:value="-6.3151" calcext:value-type="float">
            <text:p>-6.3151</text:p>
          </table:table-cell>
          <table:table-cell/>
          <table:table-cell office:value-type="float" office:value="29.9399" calcext:value-type="float">
            <text:p>29.9399</text:p>
          </table:table-cell>
          <table:table-cell office:value-type="float" office:value="43.0766" calcext:value-type="float">
            <text:p>43.0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3.43013090, 793.43013090</text:p>
          </table:table-cell>
          <table:table-cell office:value-type="string" calcext:value-type="string">
            <text:p>17(2,15)-16(0,16)</text:p>
          </table:table-cell>
          <table:table-cell office:value-type="float" office:value="-4.9504" calcext:value-type="float">
            <text:p>-4.9504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4.49913480, 794.49913480</text:p>
          </table:table-cell>
          <table:table-cell office:value-type="string" calcext:value-type="string">
            <text:p>22(6,17)-23(4,20)</text:p>
          </table:table-cell>
          <table:table-cell office:value-type="float" office:value="-6.1228" calcext:value-type="float">
            <text:p>-6.1228</text:p>
          </table:table-cell>
          <table:table-cell/>
          <table:table-cell office:value-type="float" office:value="242.9643" calcext:value-type="float">
            <text:p>242.9643</text:p>
          </table:table-cell>
          <table:table-cell office:value-type="float" office:value="349.5694" calcext:value-type="float">
            <text:p>349.56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5.72992480, 795.72992480</text:p>
          </table:table-cell>
          <table:table-cell office:value-type="string" calcext:value-type="string">
            <text:p>10(3,8)-9(1,9)</text:p>
          </table:table-cell>
          <table:table-cell office:value-type="float" office:value="-5.7302" calcext:value-type="float">
            <text:p>-5.7302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5.77816590, 795.77816590</text:p>
          </table:table-cell>
          <table:table-cell office:value-type="string" calcext:value-type="string">
            <text:p>7(4,3)-7(2,6)</text:p>
          </table:table-cell>
          <table:table-cell office:value-type="float" office:value="-6.314" calcext:value-type="float">
            <text:p>-6.314</text:p>
          </table:table-cell>
          <table:table-cell/>
          <table:table-cell office:value-type="float" office:value="29.8139" calcext:value-type="float">
            <text:p>29.8139</text:p>
          </table:table-cell>
          <table:table-cell office:value-type="float" office:value="42.8953" calcext:value-type="float">
            <text:p>42.89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6.37874170, 796.37874170</text:p>
          </table:table-cell>
          <table:table-cell office:value-type="string" calcext:value-type="string">
            <text:p>8(4,4)-8(2,7)</text:p>
          </table:table-cell>
          <table:table-cell office:value-type="float" office:value="-6.1268" calcext:value-type="float">
            <text:p>-6.1268</text:p>
          </table:table-cell>
          <table:table-cell/>
          <table:table-cell office:value-type="float" office:value="35.7975" calcext:value-type="float">
            <text:p>35.7975</text:p>
          </table:table-cell>
          <table:table-cell office:value-type="float" office:value="51.5043" calcext:value-type="float">
            <text:p>51.50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6.38255830, 796.38255830</text:p>
          </table:table-cell>
          <table:table-cell office:value-type="string" calcext:value-type="string">
            <text:p>15(4,12)-14(3,11)</text:p>
          </table:table-cell>
          <table:table-cell office:value-type="float" office:value="-4.1937" calcext:value-type="float">
            <text:p>-4.1937</text:p>
          </table:table-cell>
          <table:table-cell/>
          <table:table-cell office:value-type="float" office:value="98.9086" calcext:value-type="float">
            <text:p>98.9086</text:p>
          </table:table-cell>
          <table:table-cell office:value-type="float" office:value="142.3066" calcext:value-type="float">
            <text:p>142.30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7.23496800, 797.23496800</text:p>
          </table:table-cell>
          <table:table-cell office:value-type="string" calcext:value-type="string">
            <text:p>9(4,5)-9(2,8)</text:p>
          </table:table-cell>
          <table:table-cell office:value-type="float" office:value="-5.9718" calcext:value-type="float">
            <text:p>-5.9718</text:p>
          </table:table-cell>
          <table:table-cell/>
          <table:table-cell office:value-type="float" office:value="42.5246" calcext:value-type="float">
            <text:p>42.5246</text:p>
          </table:table-cell>
          <table:table-cell office:value-type="float" office:value="61.1831" calcext:value-type="float">
            <text:p>61.18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8.16873840, 798.16873840</text:p>
          </table:table-cell>
          <table:table-cell office:value-type="string" calcext:value-type="string">
            <text:p>9(5,5)-8(4,4)</text:p>
          </table:table-cell>
          <table:table-cell office:value-type="float" office:value="-4.1396" calcext:value-type="float">
            <text:p>-4.1396</text:p>
          </table:table-cell>
          <table:table-cell/>
          <table:table-cell office:value-type="float" office:value="62.3619" calcext:value-type="float">
            <text:p>62.3619</text:p>
          </table:table-cell>
          <table:table-cell office:value-type="float" office:value="89.7243" calcext:value-type="float">
            <text:p>89.72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8.17043870, 798.17043870</text:p>
          </table:table-cell>
          <table:table-cell office:value-type="string" calcext:value-type="string">
            <text:p>9(5,4)-8(4,5)</text:p>
          </table:table-cell>
          <table:table-cell office:value-type="float" office:value="-4.1396" calcext:value-type="float">
            <text:p>-4.1396</text:p>
          </table:table-cell>
          <table:table-cell/>
          <table:table-cell office:value-type="float" office:value="62.3618" calcext:value-type="float">
            <text:p>62.3618</text:p>
          </table:table-cell>
          <table:table-cell office:value-type="float" office:value="89.7242" calcext:value-type="float">
            <text:p>89.72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8.41061190, 798.41061190</text:p>
          </table:table-cell>
          <table:table-cell office:value-type="string" calcext:value-type="string">
            <text:p>10(4,6)-10(2,9)</text:p>
          </table:table-cell>
          <table:table-cell office:value-type="float" office:value="-5.8406" calcext:value-type="float">
            <text:p>-5.8406</text:p>
          </table:table-cell>
          <table:table-cell/>
          <table:table-cell office:value-type="float" office:value="49.9937" calcext:value-type="float">
            <text:p>49.9937</text:p>
          </table:table-cell>
          <table:table-cell office:value-type="float" office:value="71.9294" calcext:value-type="float">
            <text:p>71.92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799.97660290, 799.97660290</text:p>
          </table:table-cell>
          <table:table-cell office:value-type="string" calcext:value-type="string">
            <text:p>11(4,7)-11(2,10)</text:p>
          </table:table-cell>
          <table:table-cell office:value-type="float" office:value="-5.728" calcext:value-type="float">
            <text:p>-5.728</text:p>
          </table:table-cell>
          <table:table-cell/>
          <table:table-cell office:value-type="float" office:value="58.2029" calcext:value-type="float">
            <text:p>58.2029</text:p>
          </table:table-cell>
          <table:table-cell office:value-type="float" office:value="83.7405" calcext:value-type="float">
            <text:p>83.74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0.83067710, 800.83067710</text:p>
          </table:table-cell>
          <table:table-cell office:value-type="string" calcext:value-type="string">
            <text:p>15(4,11)-14(3,12)</text:p>
          </table:table-cell>
          <table:table-cell office:value-type="float" office:value="-4.1905" calcext:value-type="float">
            <text:p>-4.1905</text:p>
          </table:table-cell>
          <table:table-cell/>
          <table:table-cell office:value-type="float" office:value="98.7686" calcext:value-type="float">
            <text:p>98.7686</text:p>
          </table:table-cell>
          <table:table-cell office:value-type="float" office:value="142.1052" calcext:value-type="float">
            <text:p>142.10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2.01110270, 802.01110270</text:p>
          </table:table-cell>
          <table:table-cell office:value-type="string" calcext:value-type="string">
            <text:p>12(4,8)-12(2,11)</text:p>
          </table:table-cell>
          <table:table-cell office:value-type="float" office:value="-5.6306" calcext:value-type="float">
            <text:p>-5.6306</text:p>
          </table:table-cell>
          <table:table-cell/>
          <table:table-cell office:value-type="float" office:value="67.1504" calcext:value-type="float">
            <text:p>67.1504</text:p>
          </table:table-cell>
          <table:table-cell office:value-type="float" office:value="96.6139" calcext:value-type="float">
            <text:p>96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3.56468420, 803.56468420</text:p>
          </table:table-cell>
          <table:table-cell office:value-type="string" calcext:value-type="string">
            <text:p>19(10,9)-20(9,12)</text:p>
          </table:table-cell>
          <table:table-cell office:value-type="float" office:value="-5.2591" calcext:value-type="float">
            <text:p>-5.2591</text:p>
          </table:table-cell>
          <table:table-cell/>
          <table:table-cell office:value-type="float" office:value="336.2638" calcext:value-type="float">
            <text:p>336.2638</text:p>
          </table:table-cell>
          <table:table-cell office:value-type="float" office:value="483.8058" calcext:value-type="float">
            <text:p>483.8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3.56468420, 803.56468420</text:p>
          </table:table-cell>
          <table:table-cell office:value-type="string" calcext:value-type="string">
            <text:p>19(10,9)-20(9,12)</text:p>
          </table:table-cell>
          <table:table-cell office:value-type="float" office:value="-5.2591" calcext:value-type="float">
            <text:p>-5.2591</text:p>
          </table:table-cell>
          <table:table-cell/>
          <table:table-cell office:value-type="float" office:value="336.2638" calcext:value-type="float">
            <text:p>336.2638</text:p>
          </table:table-cell>
          <table:table-cell office:value-type="float" office:value="483.8058" calcext:value-type="float">
            <text:p>483.8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4.59960370, 804.59960370</text:p>
          </table:table-cell>
          <table:table-cell office:value-type="string" calcext:value-type="string">
            <text:p>13(4,9)-13(2,12)</text:p>
          </table:table-cell>
          <table:table-cell office:value-type="float" office:value="-5.5459" calcext:value-type="float">
            <text:p>-5.5459</text:p>
          </table:table-cell>
          <table:table-cell/>
          <table:table-cell office:value-type="float" office:value="76.8342" calcext:value-type="float">
            <text:p>76.8342</text:p>
          </table:table-cell>
          <table:table-cell office:value-type="float" office:value="110.5466" calcext:value-type="float">
            <text:p>110.54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7.66237900, 807.66237900</text:p>
          </table:table-cell>
          <table:table-cell office:value-type="string" calcext:value-type="string">
            <text:p>13(9,4)-14(8,7)</text:p>
          </table:table-cell>
          <table:table-cell office:value-type="float" office:value="-5.421" calcext:value-type="float">
            <text:p>-5.421</text:p>
          </table:table-cell>
          <table:table-cell/>
          <table:table-cell office:value-type="float" office:value="220.0229" calcext:value-type="float">
            <text:p>220.0229</text:p>
          </table:table-cell>
          <table:table-cell office:value-type="float" office:value="316.5621" calcext:value-type="float">
            <text:p>316.5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7.66237900, 807.66237900</text:p>
          </table:table-cell>
          <table:table-cell office:value-type="string" calcext:value-type="string">
            <text:p>13(9,4)-14(8,7)</text:p>
          </table:table-cell>
          <table:table-cell office:value-type="float" office:value="-5.421" calcext:value-type="float">
            <text:p>-5.421</text:p>
          </table:table-cell>
          <table:table-cell/>
          <table:table-cell office:value-type="float" office:value="220.0229" calcext:value-type="float">
            <text:p>220.0229</text:p>
          </table:table-cell>
          <table:table-cell office:value-type="float" office:value="316.5621" calcext:value-type="float">
            <text:p>316.5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7.83506720, 807.83506720</text:p>
          </table:table-cell>
          <table:table-cell office:value-type="string" calcext:value-type="string">
            <text:p>14(4,10)-14(2,13)</text:p>
          </table:table-cell>
          <table:table-cell office:value-type="float" office:value="-5.4724" calcext:value-type="float">
            <text:p>-5.4724</text:p>
          </table:table-cell>
          <table:table-cell/>
          <table:table-cell office:value-type="float" office:value="87.2522" calcext:value-type="float">
            <text:p>87.2522</text:p>
          </table:table-cell>
          <table:table-cell office:value-type="float" office:value="125.5357" calcext:value-type="float">
            <text:p>125.53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09.73811920, 809.73811920</text:p>
          </table:table-cell>
          <table:table-cell office:value-type="string" calcext:value-type="string">
            <text:p>15(3,12)-14(1,13)</text:p>
          </table:table-cell>
          <table:table-cell office:value-type="float" office:value="-4.9914" calcext:value-type="float">
            <text:p>-4.9914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11.81810580, 811.81810580</text:p>
          </table:table-cell>
          <table:table-cell office:value-type="string" calcext:value-type="string">
            <text:p>15(4,11)-15(2,14)</text:p>
          </table:table-cell>
          <table:table-cell office:value-type="float" office:value="-5.4086" calcext:value-type="float">
            <text:p>-5.4086</text:p>
          </table:table-cell>
          <table:table-cell/>
          <table:table-cell office:value-type="float" office:value="98.4021" calcext:value-type="float">
            <text:p>98.4021</text:p>
          </table:table-cell>
          <table:table-cell office:value-type="float" office:value="141.5779" calcext:value-type="float">
            <text:p>141.57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13.69968370, 813.69968370</text:p>
          </table:table-cell>
          <table:table-cell office:value-type="string" calcext:value-type="string">
            <text:p>21(6,15)-22(4,18)</text:p>
          </table:table-cell>
          <table:table-cell office:value-type="float" office:value="-6.1369" calcext:value-type="float">
            <text:p>-6.1369</text:p>
          </table:table-cell>
          <table:table-cell/>
          <table:table-cell office:value-type="float" office:value="225.7882" calcext:value-type="float">
            <text:p>225.7882</text:p>
          </table:table-cell>
          <table:table-cell office:value-type="float" office:value="324.857" calcext:value-type="float">
            <text:p>324.8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16.65721770, 816.65721770</text:p>
          </table:table-cell>
          <table:table-cell office:value-type="string" calcext:value-type="string">
            <text:p>16(4,12)-16(2,15)</text:p>
          </table:table-cell>
          <table:table-cell office:value-type="float" office:value="-5.3537" calcext:value-type="float">
            <text:p>-5.3537</text:p>
          </table:table-cell>
          <table:table-cell/>
          <table:table-cell office:value-type="float" office:value="110.2816" calcext:value-type="float">
            <text:p>110.2816</text:p>
          </table:table-cell>
          <table:table-cell office:value-type="float" office:value="158.6697" calcext:value-type="float">
            <text:p>158.6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16.77901570, 816.77901570</text:p>
          </table:table-cell>
          <table:table-cell office:value-type="string" calcext:value-type="string">
            <text:p>19(3,16)-18(2,17)</text:p>
          </table:table-cell>
          <table:table-cell office:value-type="float" office:value="-4.4112" calcext:value-type="float">
            <text:p>-4.4112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16.96476220, 816.96476220</text:p>
          </table:table-cell>
          <table:table-cell office:value-type="string" calcext:value-type="string">
            <text:p>16(4,13)-15(3,12)</text:p>
          </table:table-cell>
          <table:table-cell office:value-type="float" office:value="-4.183" calcext:value-type="float">
            <text:p>-4.183</text:p>
          </table:table-cell>
          <table:table-cell/>
          <table:table-cell office:value-type="float" office:value="110.2575" calcext:value-type="float">
            <text:p>110.2575</text:p>
          </table:table-cell>
          <table:table-cell office:value-type="float" office:value="158.635" calcext:value-type="float">
            <text:p>158.6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18.57929800, 818.57929800</text:p>
          </table:table-cell>
          <table:table-cell office:value-type="string" calcext:value-type="string">
            <text:p>21(6,16)-22(4,19)</text:p>
          </table:table-cell>
          <table:table-cell office:value-type="float" office:value="-6.1327" calcext:value-type="float">
            <text:p>-6.1327</text:p>
          </table:table-cell>
          <table:table-cell/>
          <table:table-cell office:value-type="float" office:value="225.6253" calcext:value-type="float">
            <text:p>225.6253</text:p>
          </table:table-cell>
          <table:table-cell office:value-type="float" office:value="324.6226" calcext:value-type="float">
            <text:p>324.62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0.61571220, 820.61571220</text:p>
          </table:table-cell>
          <table:table-cell office:value-type="string" calcext:value-type="string">
            <text:p>10(5,6)-9(4,5)</text:p>
          </table:table-cell>
          <table:table-cell office:value-type="float" office:value="-4.1159" calcext:value-type="float">
            <text:p>-4.1159</text:p>
          </table:table-cell>
          <table:table-cell/>
          <table:table-cell office:value-type="float" office:value="69.1175" calcext:value-type="float">
            <text:p>69.1175</text:p>
          </table:table-cell>
          <table:table-cell office:value-type="float" office:value="99.4441" calcext:value-type="float">
            <text:p>99.44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0.62013960, 820.62013960</text:p>
          </table:table-cell>
          <table:table-cell office:value-type="string" calcext:value-type="string">
            <text:p>10(5,5)-9(4,6)</text:p>
          </table:table-cell>
          <table:table-cell office:value-type="float" office:value="-4.1159" calcext:value-type="float">
            <text:p>-4.1159</text:p>
          </table:table-cell>
          <table:table-cell/>
          <table:table-cell office:value-type="float" office:value="69.1174" calcext:value-type="float">
            <text:p>69.1174</text:p>
          </table:table-cell>
          <table:table-cell office:value-type="float" office:value="99.4439" calcext:value-type="float">
            <text:p>99.44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1.08756160, 821.08756160</text:p>
          </table:table-cell>
          <table:table-cell office:value-type="string" calcext:value-type="string">
            <text:p>21(3,18)-21(1,21)</text:p>
          </table:table-cell>
          <table:table-cell office:value-type="float" office:value="-5.5654" calcext:value-type="float">
            <text:p>-5.5654</text:p>
          </table:table-cell>
          <table:table-cell/>
          <table:table-cell office:value-type="float" office:value="167.4269" calcext:value-type="float">
            <text:p>167.4269</text:p>
          </table:table-cell>
          <table:table-cell office:value-type="float" office:value="240.8886" calcext:value-type="float">
            <text:p>240.8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2.46907590, 822.46907590</text:p>
          </table:table-cell>
          <table:table-cell office:value-type="string" calcext:value-type="string">
            <text:p>17(4,13)-17(2,16)</text:p>
          </table:table-cell>
          <table:table-cell office:value-type="float" office:value="-5.3071" calcext:value-type="float">
            <text:p>-5.3071</text:p>
          </table:table-cell>
          <table:table-cell/>
          <table:table-cell office:value-type="float" office:value="122.8882" calcext:value-type="float">
            <text:p>122.8882</text:p>
          </table:table-cell>
          <table:table-cell office:value-type="float" office:value="176.8077" calcext:value-type="float">
            <text:p>176.80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3.60523590, 823.60523590</text:p>
          </table:table-cell>
          <table:table-cell office:value-type="string" calcext:value-type="string">
            <text:p>16(4,12)-15(3,13)</text:p>
          </table:table-cell>
          <table:table-cell office:value-type="float" office:value="-4.1785" calcext:value-type="float">
            <text:p>-4.1785</text:p>
          </table:table-cell>
          <table:table-cell/>
          <table:table-cell office:value-type="float" office:value="110.0498" calcext:value-type="float">
            <text:p>110.0498</text:p>
          </table:table-cell>
          <table:table-cell office:value-type="float" office:value="158.3362" calcext:value-type="float">
            <text:p>158.33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4.78881030, 824.78881030</text:p>
          </table:table-cell>
          <table:table-cell office:value-type="string" calcext:value-type="string">
            <text:p>21(3,18)-21(0,21)</text:p>
          </table:table-cell>
          <table:table-cell office:value-type="float" office:value="-5.6362" calcext:value-type="float">
            <text:p>-5.6362</text:p>
          </table:table-cell>
          <table:table-cell/>
          <table:table-cell office:value-type="float" office:value="167.3034" calcext:value-type="float">
            <text:p>167.3034</text:p>
          </table:table-cell>
          <table:table-cell office:value-type="float" office:value="240.7109" calcext:value-type="float">
            <text:p>240.7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6.10422780, 826.10422780</text:p>
          </table:table-cell>
          <table:table-cell office:value-type="string" calcext:value-type="string">
            <text:p>18(10,9)-19(9,10)</text:p>
          </table:table-cell>
          <table:table-cell office:value-type="float" office:value="-5.2691" calcext:value-type="float">
            <text:p>-5.2691</text:p>
          </table:table-cell>
          <table:table-cell/>
          <table:table-cell office:value-type="float" office:value="321.2538" calcext:value-type="float">
            <text:p>321.2538</text:p>
          </table:table-cell>
          <table:table-cell office:value-type="float" office:value="462.2099" calcext:value-type="float">
            <text:p>462.20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6.10422780, 826.10422780</text:p>
          </table:table-cell>
          <table:table-cell office:value-type="string" calcext:value-type="string">
            <text:p>18(10,9)-19(9,10)</text:p>
          </table:table-cell>
          <table:table-cell office:value-type="float" office:value="-5.2691" calcext:value-type="float">
            <text:p>-5.2691</text:p>
          </table:table-cell>
          <table:table-cell/>
          <table:table-cell office:value-type="float" office:value="321.2538" calcext:value-type="float">
            <text:p>321.2538</text:p>
          </table:table-cell>
          <table:table-cell office:value-type="float" office:value="462.2099" calcext:value-type="float">
            <text:p>462.20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8.15290160, 828.15290160</text:p>
          </table:table-cell>
          <table:table-cell office:value-type="string" calcext:value-type="string">
            <text:p>11(3,9)-10(1,10)</text:p>
          </table:table-cell>
          <table:table-cell office:value-type="float" office:value="-5.6264" calcext:value-type="float">
            <text:p>-5.6264</text:p>
          </table:table-cell>
          <table:table-cell/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9.29580360, 829.29580360</text:p>
          </table:table-cell>
          <table:table-cell office:value-type="string" calcext:value-type="string">
            <text:p>16(3,13)-15(1,14)</text:p>
          </table:table-cell>
          <table:table-cell office:value-type="float" office:value="-4.9032" calcext:value-type="float">
            <text:p>-4.9032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29.37886770, 829.37886770</text:p>
          </table:table-cell>
          <table:table-cell office:value-type="string" calcext:value-type="string">
            <text:p>18(4,14)-18(2,17)</text:p>
          </table:table-cell>
          <table:table-cell office:value-type="float" office:value="-5.2681" calcext:value-type="float">
            <text:p>-5.2681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30.17223840, 830.17223840</text:p>
          </table:table-cell>
          <table:table-cell office:value-type="string" calcext:value-type="string">
            <text:p>12(9,3)-13(8,6)</text:p>
          </table:table-cell>
          <table:table-cell office:value-type="float" office:value="-5.5197" calcext:value-type="float">
            <text:p>-5.5197</text:p>
          </table:table-cell>
          <table:table-cell/>
          <table:table-cell office:value-type="float" office:value="209.5179" calcext:value-type="float">
            <text:p>209.5179</text:p>
          </table:table-cell>
          <table:table-cell office:value-type="float" office:value="301.4478" calcext:value-type="float">
            <text:p>301.44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30.17223840, 830.17223840</text:p>
          </table:table-cell>
          <table:table-cell office:value-type="string" calcext:value-type="string">
            <text:p>12(9,3)-13(8,6)</text:p>
          </table:table-cell>
          <table:table-cell office:value-type="float" office:value="-5.5197" calcext:value-type="float">
            <text:p>-5.5197</text:p>
          </table:table-cell>
          <table:table-cell/>
          <table:table-cell office:value-type="float" office:value="209.5179" calcext:value-type="float">
            <text:p>209.5179</text:p>
          </table:table-cell>
          <table:table-cell office:value-type="float" office:value="301.4478" calcext:value-type="float">
            <text:p>301.44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32.67762670, 832.67762670</text:p>
          </table:table-cell>
          <table:table-cell office:value-type="string" calcext:value-type="string">
            <text:p>10(3,8)-9(0,9)</text:p>
          </table:table-cell>
          <table:table-cell office:value-type="float" office:value="-6.2344" calcext:value-type="float">
            <text:p>-6.2344</text:p>
          </table:table-cell>
          <table:table-cell/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35.87703340, 835.87703340</text:p>
          </table:table-cell>
          <table:table-cell office:value-type="string" calcext:value-type="string">
            <text:p>18(2,16)-17(1,17)</text:p>
          </table:table-cell>
          <table:table-cell office:value-type="float" office:value="-4.9763" calcext:value-type="float">
            <text:p>-4.9763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36.95069300, 836.95069300</text:p>
          </table:table-cell>
          <table:table-cell office:value-type="string" calcext:value-type="string">
            <text:p>17(4,14)-16(3,13)</text:p>
          </table:table-cell>
          <table:table-cell office:value-type="float" office:value="-4.1758" calcext:value-type="float">
            <text:p>-4.1758</text:p>
          </table:table-cell>
          <table:table-cell/>
          <table:table-cell office:value-type="float" office:value="122.3829" calcext:value-type="float">
            <text:p>122.3829</text:p>
          </table:table-cell>
          <table:table-cell office:value-type="float" office:value="176.0807" calcext:value-type="float">
            <text:p>176.08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37.52066850, 837.52066850</text:p>
          </table:table-cell>
          <table:table-cell office:value-type="string" calcext:value-type="string">
            <text:p>19(4,15)-19(2,18)</text:p>
          </table:table-cell>
          <table:table-cell office:value-type="float" office:value="-5.2364" calcext:value-type="float">
            <text:p>-5.2364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39.14174530, 839.14174530</text:p>
          </table:table-cell>
          <table:table-cell office:value-type="string" calcext:value-type="string">
            <text:p>20(6,14)-21(4,17)</text:p>
          </table:table-cell>
          <table:table-cell office:value-type="float" office:value="-6.1521" calcext:value-type="float">
            <text:p>-6.1521</text:p>
          </table:table-cell>
          <table:table-cell/>
          <table:table-cell office:value-type="float" office:value="209.1585" calcext:value-type="float">
            <text:p>209.1585</text:p>
          </table:table-cell>
          <table:table-cell office:value-type="float" office:value="300.9307" calcext:value-type="float">
            <text:p>300.93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2.56416600, 842.56416600</text:p>
          </table:table-cell>
          <table:table-cell office:value-type="string" calcext:value-type="string">
            <text:p>20(6,15)-21(4,18)</text:p>
          </table:table-cell>
          <table:table-cell office:value-type="float" office:value="-6.1492" calcext:value-type="float">
            <text:p>-6.1492</text:p>
          </table:table-cell>
          <table:table-cell/>
          <table:table-cell office:value-type="float" office:value="209.0443" calcext:value-type="float">
            <text:p>209.0443</text:p>
          </table:table-cell>
          <table:table-cell office:value-type="float" office:value="300.7664" calcext:value-type="float">
            <text:p>300.76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3.03846900, 843.03846900</text:p>
          </table:table-cell>
          <table:table-cell office:value-type="string" calcext:value-type="string">
            <text:p>11(5,7)-10(4,6)</text:p>
          </table:table-cell>
          <table:table-cell office:value-type="float" office:value="-4.0944" calcext:value-type="float">
            <text:p>-4.0944</text:p>
          </table:table-cell>
          <table:table-cell/>
          <table:table-cell office:value-type="float" office:value="76.6258" calcext:value-type="float">
            <text:p>76.6258</text:p>
          </table:table-cell>
          <table:table-cell office:value-type="float" office:value="110.2468" calcext:value-type="float">
            <text:p>110.24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3.04881380, 843.04881380</text:p>
          </table:table-cell>
          <table:table-cell office:value-type="string" calcext:value-type="string">
            <text:p>11(5,6)-10(4,7)</text:p>
          </table:table-cell>
          <table:table-cell office:value-type="float" office:value="-4.0944" calcext:value-type="float">
            <text:p>-4.0944</text:p>
          </table:table-cell>
          <table:table-cell/>
          <table:table-cell office:value-type="float" office:value="76.6254" calcext:value-type="float">
            <text:p>76.6254</text:p>
          </table:table-cell>
          <table:table-cell office:value-type="float" office:value="110.2462" calcext:value-type="float">
            <text:p>110.24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4.97862420, 844.97862420</text:p>
          </table:table-cell>
          <table:table-cell office:value-type="string" calcext:value-type="string">
            <text:p>18(2,16)-17(0,17)</text:p>
          </table:table-cell>
          <table:table-cell office:value-type="float" office:value="-4.9591" calcext:value-type="float">
            <text:p>-4.9591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6.58965430, 846.58965430</text:p>
          </table:table-cell>
          <table:table-cell office:value-type="string" calcext:value-type="string">
            <text:p>17(4,13)-16(3,14)</text:p>
          </table:table-cell>
          <table:table-cell office:value-type="float" office:value="-4.1697" calcext:value-type="float">
            <text:p>-4.1697</text:p>
          </table:table-cell>
          <table:table-cell/>
          <table:table-cell office:value-type="float" office:value="122.0836" calcext:value-type="float">
            <text:p>122.0836</text:p>
          </table:table-cell>
          <table:table-cell office:value-type="float" office:value="175.6501" calcext:value-type="float">
            <text:p>175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7.03781040, 847.03781040</text:p>
          </table:table-cell>
          <table:table-cell office:value-type="string" calcext:value-type="string">
            <text:p>20(4,16)-20(2,19)</text:p>
          </table:table-cell>
          <table:table-cell office:value-type="float" office:value="-5.2117" calcext:value-type="float">
            <text:p>-5.2117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8.63190980, 848.63190980</text:p>
          </table:table-cell>
          <table:table-cell office:value-type="string" calcext:value-type="string">
            <text:p>17(10,7)-18(9,10)</text:p>
          </table:table-cell>
          <table:table-cell office:value-type="float" office:value="-5.29" calcext:value-type="float">
            <text:p>-5.29</text:p>
          </table:table-cell>
          <table:table-cell/>
          <table:table-cell office:value-type="float" office:value="306.9949" calcext:value-type="float">
            <text:p>306.9949</text:p>
          </table:table-cell>
          <table:table-cell office:value-type="float" office:value="441.6946" calcext:value-type="float">
            <text:p>441.6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48.63190980, 848.63190980</text:p>
          </table:table-cell>
          <table:table-cell office:value-type="string" calcext:value-type="string">
            <text:p>17(10,7)-18(9,10)</text:p>
          </table:table-cell>
          <table:table-cell office:value-type="float" office:value="-5.29" calcext:value-type="float">
            <text:p>-5.29</text:p>
          </table:table-cell>
          <table:table-cell/>
          <table:table-cell office:value-type="float" office:value="306.9949" calcext:value-type="float">
            <text:p>306.9949</text:p>
          </table:table-cell>
          <table:table-cell office:value-type="float" office:value="441.6946" calcext:value-type="float">
            <text:p>441.6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0.29655620, 850.29655620</text:p>
          </table:table-cell>
          <table:table-cell office:value-type="string" calcext:value-type="string">
            <text:p>17(3,14)-16(1,15)</text:p>
          </table:table-cell>
          <table:table-cell office:value-type="float" office:value="-4.825" calcext:value-type="float">
            <text:p>-4.825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2.67379770, 852.67379770</text:p>
          </table:table-cell>
          <table:table-cell office:value-type="string" calcext:value-type="string">
            <text:p>11(9,2)-12(8,5)</text:p>
          </table:table-cell>
          <table:table-cell office:value-type="float" office:value="-5.6639" calcext:value-type="float">
            <text:p>-5.6639</text:p>
          </table:table-cell>
          <table:table-cell/>
          <table:table-cell office:value-type="float" office:value="199.7637" calcext:value-type="float">
            <text:p>199.7637</text:p>
          </table:table-cell>
          <table:table-cell office:value-type="float" office:value="287.4138" calcext:value-type="float">
            <text:p>287.4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2.67379770, 852.67379770</text:p>
          </table:table-cell>
          <table:table-cell office:value-type="string" calcext:value-type="string">
            <text:p>11(9,2)-12(8,5)</text:p>
          </table:table-cell>
          <table:table-cell office:value-type="float" office:value="-5.6639" calcext:value-type="float">
            <text:p>-5.6639</text:p>
          </table:table-cell>
          <table:table-cell/>
          <table:table-cell office:value-type="float" office:value="199.7637" calcext:value-type="float">
            <text:p>199.7637</text:p>
          </table:table-cell>
          <table:table-cell office:value-type="float" office:value="287.4138" calcext:value-type="float">
            <text:p>287.4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3.45712060, 853.45712060</text:p>
          </table:table-cell>
          <table:table-cell office:value-type="string" calcext:value-type="string">
            <text:p>20(3,17)-19(2,18)</text:p>
          </table:table-cell>
          <table:table-cell office:value-type="float" office:value="-4.4254" calcext:value-type="float">
            <text:p>-4.4254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5.56714100, 855.56714100</text:p>
          </table:table-cell>
          <table:table-cell office:value-type="string" calcext:value-type="string">
            <text:p>26(7,19)-26(6,20)</text:p>
          </table:table-cell>
          <table:table-cell office:value-type="float" office:value="-4.2421" calcext:value-type="float">
            <text:p>-4.2421</text:p>
          </table:table-cell>
          <table:table-cell/>
          <table:table-cell office:value-type="float" office:value="343.1678" calcext:value-type="float">
            <text:p>343.1678</text:p>
          </table:table-cell>
          <table:table-cell office:value-type="float" office:value="493.7391" calcext:value-type="float">
            <text:p>493.73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5.61689000, 855.61689000</text:p>
          </table:table-cell>
          <table:table-cell office:value-type="string" calcext:value-type="string">
            <text:p>26(7,20)-26(6,21)</text:p>
          </table:table-cell>
          <table:table-cell office:value-type="float" office:value="-4.242" calcext:value-type="float">
            <text:p>-4.242</text:p>
          </table:table-cell>
          <table:table-cell/>
          <table:table-cell office:value-type="float" office:value="343.1661" calcext:value-type="float">
            <text:p>343.1661</text:p>
          </table:table-cell>
          <table:table-cell office:value-type="float" office:value="493.7366" calcext:value-type="float">
            <text:p>493.73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6.21681500, 856.21681500</text:p>
          </table:table-cell>
          <table:table-cell office:value-type="string" calcext:value-type="string">
            <text:p>25(7,18)-25(6,19)</text:p>
          </table:table-cell>
          <table:table-cell office:value-type="float" office:value="-4.2211" calcext:value-type="float">
            <text:p>-4.2211</text:p>
          </table:table-cell>
          <table:table-cell/>
          <table:table-cell office:value-type="float" office:value="323.6076" calcext:value-type="float">
            <text:p>323.6076</text:p>
          </table:table-cell>
          <table:table-cell office:value-type="float" office:value="465.5965" calcext:value-type="float">
            <text:p>465.59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6.21868100, 856.21868100</text:p>
          </table:table-cell>
          <table:table-cell office:value-type="string" calcext:value-type="string">
            <text:p>18(4,15)-17(3,14)</text:p>
          </table:table-cell>
          <table:table-cell office:value-type="float" office:value="-4.1723" calcext:value-type="float">
            <text:p>-4.1723</text:p>
          </table:table-cell>
          <table:table-cell/>
          <table:table-cell office:value-type="float" office:value="135.2894" calcext:value-type="float">
            <text:p>135.2894</text:p>
          </table:table-cell>
          <table:table-cell office:value-type="float" office:value="194.6501" calcext:value-type="float">
            <text:p>194.65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6.24815400, 856.24815400</text:p>
          </table:table-cell>
          <table:table-cell office:value-type="string" calcext:value-type="string">
            <text:p>25(7,19)-25(6,20)</text:p>
          </table:table-cell>
          <table:table-cell office:value-type="float" office:value="-4.2211" calcext:value-type="float">
            <text:p>-4.2211</text:p>
          </table:table-cell>
          <table:table-cell/>
          <table:table-cell office:value-type="float" office:value="323.6065" calcext:value-type="float">
            <text:p>323.6065</text:p>
          </table:table-cell>
          <table:table-cell office:value-type="float" office:value="465.5949" calcext:value-type="float">
            <text:p>465.59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6.78641900, 856.78641900</text:p>
          </table:table-cell>
          <table:table-cell office:value-type="string" calcext:value-type="string">
            <text:p>24(7,17)-24(6,18)</text:p>
          </table:table-cell>
          <table:table-cell office:value-type="float" office:value="-4.2028" calcext:value-type="float">
            <text:p>-4.2028</text:p>
          </table:table-cell>
          <table:table-cell/>
          <table:table-cell office:value-type="float" office:value="304.8042" calcext:value-type="float">
            <text:p>304.8042</text:p>
          </table:table-cell>
          <table:table-cell office:value-type="float" office:value="438.5427" calcext:value-type="float">
            <text:p>438.54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6.80575800, 856.80575800</text:p>
          </table:table-cell>
          <table:table-cell office:value-type="string" calcext:value-type="string">
            <text:p>24(7,18)-24(6,19)</text:p>
          </table:table-cell>
          <table:table-cell office:value-type="float" office:value="-4.2028" calcext:value-type="float">
            <text:p>-4.2028</text:p>
          </table:table-cell>
          <table:table-cell/>
          <table:table-cell office:value-type="float" office:value="304.8036" calcext:value-type="float">
            <text:p>304.8036</text:p>
          </table:table-cell>
          <table:table-cell office:value-type="float" office:value="438.5419" calcext:value-type="float">
            <text:p>438.54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7.28350000, 857.28350000</text:p>
          </table:table-cell>
          <table:table-cell office:value-type="string" calcext:value-type="string">
            <text:p>23(7,16)-23(6,17)</text:p>
          </table:table-cell>
          <table:table-cell office:value-type="float" office:value="-4.1871" calcext:value-type="float">
            <text:p>-4.1871</text:p>
          </table:table-cell>
          <table:table-cell/>
          <table:table-cell office:value-type="float" office:value="286.7573" calcext:value-type="float">
            <text:p>286.7573</text:p>
          </table:table-cell>
          <table:table-cell office:value-type="float" office:value="412.5774" calcext:value-type="float">
            <text:p>412.57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7.29518100, 857.29518100</text:p>
          </table:table-cell>
          <table:table-cell office:value-type="string" calcext:value-type="string">
            <text:p>23(7,17)-23(6,18)</text:p>
          </table:table-cell>
          <table:table-cell office:value-type="float" office:value="-4.1871" calcext:value-type="float">
            <text:p>-4.1871</text:p>
          </table:table-cell>
          <table:table-cell/>
          <table:table-cell office:value-type="float" office:value="286.7569" calcext:value-type="float">
            <text:p>286.7569</text:p>
          </table:table-cell>
          <table:table-cell office:value-type="float" office:value="412.5768" calcext:value-type="float">
            <text:p>412.5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7.71499800, 857.71499800</text:p>
          </table:table-cell>
          <table:table-cell office:value-type="string" calcext:value-type="string">
            <text:p>22(7,15)-22(6,16)</text:p>
          </table:table-cell>
          <table:table-cell office:value-type="float" office:value="-4.1742" calcext:value-type="float">
            <text:p>-4.1742</text:p>
          </table:table-cell>
          <table:table-cell/>
          <table:table-cell office:value-type="float" office:value="269.4661" calcext:value-type="float">
            <text:p>269.4661</text:p>
          </table:table-cell>
          <table:table-cell office:value-type="float" office:value="387.6994" calcext:value-type="float">
            <text:p>387.69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7.72186300, 857.72186300</text:p>
          </table:table-cell>
          <table:table-cell office:value-type="string" calcext:value-type="string">
            <text:p>22(7,16)-22(6,17)</text:p>
          </table:table-cell>
          <table:table-cell office:value-type="float" office:value="-4.1742" calcext:value-type="float">
            <text:p>-4.1742</text:p>
          </table:table-cell>
          <table:table-cell/>
          <table:table-cell office:value-type="float" office:value="269.4659" calcext:value-type="float">
            <text:p>269.4659</text:p>
          </table:table-cell>
          <table:table-cell office:value-type="float" office:value="387.6991" calcext:value-type="float">
            <text:p>387.69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08317640, 858.08317640</text:p>
          </table:table-cell>
          <table:table-cell office:value-type="string" calcext:value-type="string">
            <text:p>21(4,17)-21(2,20)</text:p>
          </table:table-cell>
          <table:table-cell office:value-type="float" office:value="-5.1939" calcext:value-type="float">
            <text:p>-5.1939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08721200, 858.08721200</text:p>
          </table:table-cell>
          <table:table-cell office:value-type="string" calcext:value-type="string">
            <text:p>21(7,14)-21(6,15)</text:p>
          </table:table-cell>
          <table:table-cell office:value-type="float" office:value="-4.1642" calcext:value-type="float">
            <text:p>-4.1642</text:p>
          </table:table-cell>
          <table:table-cell/>
          <table:table-cell office:value-type="float" office:value="252.9303" calcext:value-type="float">
            <text:p>252.9303</text:p>
          </table:table-cell>
          <table:table-cell office:value-type="float" office:value="363.9082" calcext:value-type="float">
            <text:p>363.90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09118580, 858.09118580</text:p>
          </table:table-cell>
          <table:table-cell office:value-type="string" calcext:value-type="string">
            <text:p>21(7,15)-21(6,16)</text:p>
          </table:table-cell>
          <table:table-cell office:value-type="float" office:value="-4.1642" calcext:value-type="float">
            <text:p>-4.1642</text:p>
          </table:table-cell>
          <table:table-cell/>
          <table:table-cell office:value-type="float" office:value="252.9302" calcext:value-type="float">
            <text:p>252.9302</text:p>
          </table:table-cell>
          <table:table-cell office:value-type="float" office:value="363.908" calcext:value-type="float">
            <text:p>363.9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40591400, 858.40591400</text:p>
          </table:table-cell>
          <table:table-cell office:value-type="string" calcext:value-type="string">
            <text:p>20(7,13)-20(6,14)</text:p>
          </table:table-cell>
          <table:table-cell office:value-type="float" office:value="-4.1573" calcext:value-type="float">
            <text:p>-4.1573</text:p>
          </table:table-cell>
          <table:table-cell/>
          <table:table-cell office:value-type="float" office:value="237.1493" calcext:value-type="float">
            <text:p>237.1493</text:p>
          </table:table-cell>
          <table:table-cell office:value-type="float" office:value="341.203" calcext:value-type="float">
            <text:p>341.2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40820700, 858.40820700</text:p>
          </table:table-cell>
          <table:table-cell office:value-type="string" calcext:value-type="string">
            <text:p>20(7,14)-20(6,15)</text:p>
          </table:table-cell>
          <table:table-cell office:value-type="float" office:value="-4.1573" calcext:value-type="float">
            <text:p>-4.1573</text:p>
          </table:table-cell>
          <table:table-cell/>
          <table:table-cell office:value-type="float" office:value="237.1492" calcext:value-type="float">
            <text:p>237.1492</text:p>
          </table:table-cell>
          <table:table-cell office:value-type="float" office:value="341.2028" calcext:value-type="float">
            <text:p>341.20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67666090, 858.67666090</text:p>
          </table:table-cell>
          <table:table-cell office:value-type="string" calcext:value-type="string">
            <text:p>19(7,12)-19(6,13)</text:p>
          </table:table-cell>
          <table:table-cell office:value-type="float" office:value="-4.1538" calcext:value-type="float">
            <text:p>-4.1538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67786350, 858.67786350</text:p>
          </table:table-cell>
          <table:table-cell office:value-type="string" calcext:value-type="string">
            <text:p>19(7,13)-19(6,14)</text:p>
          </table:table-cell>
          <table:table-cell office:value-type="float" office:value="-4.1538" calcext:value-type="float">
            <text:p>-4.1538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74053800, 858.74053800</text:p>
          </table:table-cell>
          <table:table-cell office:value-type="string" calcext:value-type="string">
            <text:p>22(3,19)-22(1,22)</text:p>
          </table:table-cell>
          <table:table-cell office:value-type="float" office:value="-5.5996" calcext:value-type="float">
            <text:p>-5.5996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90430910, 858.90430910</text:p>
          </table:table-cell>
          <table:table-cell office:value-type="string" calcext:value-type="string">
            <text:p>18(7,11)-18(6,12)</text:p>
          </table:table-cell>
          <table:table-cell office:value-type="float" office:value="-4.1539" calcext:value-type="float">
            <text:p>-4.1539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8.90493740, 858.90493740</text:p>
          </table:table-cell>
          <table:table-cell office:value-type="string" calcext:value-type="string">
            <text:p>18(7,12)-18(6,13)</text:p>
          </table:table-cell>
          <table:table-cell office:value-type="float" office:value="-4.1539" calcext:value-type="float">
            <text:p>-4.1539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09373100, 859.09373100</text:p>
          </table:table-cell>
          <table:table-cell office:value-type="string" calcext:value-type="string">
            <text:p>17(7,11)-17(6,12)</text:p>
          </table:table-cell>
          <table:table-cell office:value-type="float" office:value="-4.158" calcext:value-type="float">
            <text:p>-4.158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09373100, 859.09373100</text:p>
          </table:table-cell>
          <table:table-cell office:value-type="string" calcext:value-type="string">
            <text:p>17(7,11)-17(6,12)</text:p>
          </table:table-cell>
          <table:table-cell office:value-type="float" office:value="-4.158" calcext:value-type="float">
            <text:p>-4.158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24894200, 859.24894200</text:p>
          </table:table-cell>
          <table:table-cell office:value-type="string" calcext:value-type="string">
            <text:p>16(7,10)-16(6,11)</text:p>
          </table:table-cell>
          <table:table-cell office:value-type="float" office:value="-4.1666" calcext:value-type="float">
            <text:p>-4.1666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24894200, 859.24894200</text:p>
          </table:table-cell>
          <table:table-cell office:value-type="string" calcext:value-type="string">
            <text:p>16(7,10)-16(6,11)</text:p>
          </table:table-cell>
          <table:table-cell office:value-type="float" office:value="-4.1666" calcext:value-type="float">
            <text:p>-4.1666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37428000, 859.37428000</text:p>
          </table:table-cell>
          <table:table-cell office:value-type="string" calcext:value-type="string">
            <text:p>15(7,8)-15(6,9)</text:p>
          </table:table-cell>
          <table:table-cell office:value-type="float" office:value="-4.1803" calcext:value-type="float">
            <text:p>-4.1803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37428000, 859.37428000</text:p>
          </table:table-cell>
          <table:table-cell office:value-type="string" calcext:value-type="string">
            <text:p>15(7,8)-15(6,9)</text:p>
          </table:table-cell>
          <table:table-cell office:value-type="float" office:value="-4.1803" calcext:value-type="float">
            <text:p>-4.1803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47355300, 859.47355300</text:p>
          </table:table-cell>
          <table:table-cell office:value-type="string" calcext:value-type="string">
            <text:p>14(7,7)-14(6,8)</text:p>
          </table:table-cell>
          <table:table-cell office:value-type="float" office:value="-4.2" calcext:value-type="float">
            <text:p>-4.2</text:p>
          </table:table-cell>
          <table:table-cell/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47355300, 859.47355300</text:p>
          </table:table-cell>
          <table:table-cell office:value-type="string" calcext:value-type="string">
            <text:p>14(7,7)-14(6,8)</text:p>
          </table:table-cell>
          <table:table-cell office:value-type="float" office:value="-4.2" calcext:value-type="float">
            <text:p>-4.2</text:p>
          </table:table-cell>
          <table:table-cell/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55030000, 859.55030000</text:p>
          </table:table-cell>
          <table:table-cell office:value-type="string" calcext:value-type="string">
            <text:p>13(7,7)-13(6,8)</text:p>
          </table:table-cell>
          <table:table-cell office:value-type="float" office:value="-4.227" calcext:value-type="float">
            <text:p>-4.227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55030000, 859.55030000</text:p>
          </table:table-cell>
          <table:table-cell office:value-type="string" calcext:value-type="string">
            <text:p>13(7,7)-13(6,8)</text:p>
          </table:table-cell>
          <table:table-cell office:value-type="float" office:value="-4.227" calcext:value-type="float">
            <text:p>-4.227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0782300, 859.60782300</text:p>
          </table:table-cell>
          <table:table-cell office:value-type="string" calcext:value-type="string">
            <text:p>12(7,6)-12(6,7)</text:p>
          </table:table-cell>
          <table:table-cell office:value-type="float" office:value="-4.2631" calcext:value-type="float">
            <text:p>-4.2631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0782300, 859.60782300</text:p>
          </table:table-cell>
          <table:table-cell office:value-type="string" calcext:value-type="string">
            <text:p>12(7,6)-12(6,7)</text:p>
          </table:table-cell>
          <table:table-cell office:value-type="float" office:value="-4.2631" calcext:value-type="float">
            <text:p>-4.2631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4918300, 859.64918300</text:p>
          </table:table-cell>
          <table:table-cell office:value-type="string" calcext:value-type="string">
            <text:p>11(7,4)-11(6,5)</text:p>
          </table:table-cell>
          <table:table-cell office:value-type="float" office:value="-4.3114" calcext:value-type="float">
            <text:p>-4.3114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4919530, 859.64919530</text:p>
          </table:table-cell>
          <table:table-cell office:value-type="string" calcext:value-type="string">
            <text:p>11(7,5)-11(6,6)</text:p>
          </table:table-cell>
          <table:table-cell office:value-type="float" office:value="-4.3114" calcext:value-type="float">
            <text:p>-4.3114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7719700, 859.67719700</text:p>
          </table:table-cell>
          <table:table-cell office:value-type="string" calcext:value-type="string">
            <text:p>10(7,3)-10(6,4)</text:p>
          </table:table-cell>
          <table:table-cell office:value-type="float" office:value="-4.3769" calcext:value-type="float">
            <text:p>-4.3769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7720780, 859.67720780</text:p>
          </table:table-cell>
          <table:table-cell office:value-type="string" calcext:value-type="string">
            <text:p>10(7,4)-10(6,5)</text:p>
          </table:table-cell>
          <table:table-cell office:value-type="float" office:value="-4.3769" calcext:value-type="float">
            <text:p>-4.3769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9444700, 859.69444700</text:p>
          </table:table-cell>
          <table:table-cell office:value-type="string" calcext:value-type="string">
            <text:p>9(7,3)-9(6,4)</text:p>
          </table:table-cell>
          <table:table-cell office:value-type="float" office:value="-4.4695" calcext:value-type="float">
            <text:p>-4.4695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69445810, 859.69445810</text:p>
          </table:table-cell>
          <table:table-cell office:value-type="string" calcext:value-type="string">
            <text:p>9(7,2)-9(6,3)</text:p>
          </table:table-cell>
          <table:table-cell office:value-type="float" office:value="-4.4695" calcext:value-type="float">
            <text:p>-4.4695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70326000, 859.70326000</text:p>
          </table:table-cell>
          <table:table-cell office:value-type="string" calcext:value-type="string">
            <text:p>8(7,1)-8(6,2)</text:p>
          </table:table-cell>
          <table:table-cell office:value-type="float" office:value="-4.6115" calcext:value-type="float">
            <text:p>-4.6115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70329280, 859.70329280</text:p>
          </table:table-cell>
          <table:table-cell office:value-type="string" calcext:value-type="string">
            <text:p>8(7,2)-8(6,3)</text:p>
          </table:table-cell>
          <table:table-cell office:value-type="float" office:value="-4.6115" calcext:value-type="float">
            <text:p>-4.6115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70582340, 859.70582340</text:p>
          </table:table-cell>
          <table:table-cell office:value-type="string" calcext:value-type="string">
            <text:p>7(7,1)-7(6,2)</text:p>
          </table:table-cell>
          <table:table-cell office:value-type="float" office:value="-4.8757" calcext:value-type="float">
            <text:p>-4.8757</text:p>
          </table:table-cell>
          <table:table-cell/>
          <table:table-cell office:value-type="float" office:value="100.5099" calcext:value-type="float">
            <text:p>100.5099</text:p>
          </table:table-cell>
          <table:table-cell office:value-type="float" office:value="144.6105" calcext:value-type="float">
            <text:p>144.6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59.70588300, 859.70588300</text:p>
          </table:table-cell>
          <table:table-cell office:value-type="string" calcext:value-type="string">
            <text:p>7(7,0)-7(6,1)</text:p>
          </table:table-cell>
          <table:table-cell office:value-type="float" office:value="-4.8757" calcext:value-type="float">
            <text:p>-4.8757</text:p>
          </table:table-cell>
          <table:table-cell/>
          <table:table-cell office:value-type="float" office:value="100.5099" calcext:value-type="float">
            <text:p>100.5099</text:p>
          </table:table-cell>
          <table:table-cell office:value-type="float" office:value="144.6105" calcext:value-type="float">
            <text:p>144.61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0.47047760, 860.47047760</text:p>
          </table:table-cell>
          <table:table-cell office:value-type="string" calcext:value-type="string">
            <text:p>11(3,9)-10(0,10)</text:p>
          </table:table-cell>
          <table:table-cell office:value-type="float" office:value="-6.05" calcext:value-type="float">
            <text:p>-6.05</text:p>
          </table:table-cell>
          <table:table-cell/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1.66092400, 861.66092400</text:p>
          </table:table-cell>
          <table:table-cell office:value-type="string" calcext:value-type="string">
            <text:p>22(3,19)-22(0,22)</text:p>
          </table:table-cell>
          <table:table-cell office:value-type="float" office:value="-5.6647" calcext:value-type="float">
            <text:p>-5.6647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1.86492340, 861.86492340</text:p>
          </table:table-cell>
          <table:table-cell office:value-type="string" calcext:value-type="string">
            <text:p>12(3,10)-11(1,11)</text:p>
          </table:table-cell>
          <table:table-cell office:value-type="float" office:value="-5.5368" calcext:value-type="float">
            <text:p>-5.5368</text:p>
          </table:table-cell>
          <table:table-cell/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2.79321480, 862.79321480</text:p>
          </table:table-cell>
          <table:table-cell office:value-type="string" calcext:value-type="string">
            <text:p>6(6,1)-5(5,0)</text:p>
          </table:table-cell>
          <table:table-cell office:value-type="float" office:value="-4.0398" calcext:value-type="float">
            <text:p>-4.0398</text:p>
          </table:table-cell>
          <table:table-cell/>
          <table:table-cell office:value-type="float" office:value="66.4795" calcext:value-type="float">
            <text:p>66.4795</text:p>
          </table:table-cell>
          <table:table-cell office:value-type="float" office:value="95.6486" calcext:value-type="float">
            <text:p>95.64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2.79321490, 862.79321490</text:p>
          </table:table-cell>
          <table:table-cell office:value-type="string" calcext:value-type="string">
            <text:p>6(6,0)-5(5,1)</text:p>
          </table:table-cell>
          <table:table-cell office:value-type="float" office:value="-4.0398" calcext:value-type="float">
            <text:p>-4.0398</text:p>
          </table:table-cell>
          <table:table-cell/>
          <table:table-cell office:value-type="float" office:value="66.4795" calcext:value-type="float">
            <text:p>66.4795</text:p>
          </table:table-cell>
          <table:table-cell office:value-type="float" office:value="95.6486" calcext:value-type="float">
            <text:p>95.64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4.08198200, 864.08198200</text:p>
          </table:table-cell>
          <table:table-cell office:value-type="string" calcext:value-type="string">
            <text:p>19(6,13)-20(4,16)</text:p>
          </table:table-cell>
          <table:table-cell office:value-type="float" office:value="-6.1748" calcext:value-type="float">
            <text:p>-6.1748</text:p>
          </table:table-cell>
          <table:table-cell/>
          <table:table-cell office:value-type="float" office:value="193.2999" calcext:value-type="float">
            <text:p>193.2999</text:p>
          </table:table-cell>
          <table:table-cell office:value-type="float" office:value="278.1138" calcext:value-type="float">
            <text:p>278.1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5.42895230, 865.42895230</text:p>
          </table:table-cell>
          <table:table-cell office:value-type="string" calcext:value-type="string">
            <text:p>12(5,8)-11(4,7)</text:p>
          </table:table-cell>
          <table:table-cell office:value-type="float" office:value="-4.0753" calcext:value-type="float">
            <text:p>-4.0753</text:p>
          </table:table-cell>
          <table:table-cell/>
          <table:table-cell office:value-type="float" office:value="84.8872" calcext:value-type="float">
            <text:p>84.8872</text:p>
          </table:table-cell>
          <table:table-cell office:value-type="float" office:value="122.133" calcext:value-type="float">
            <text:p>122.1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5.45114540, 865.45114540</text:p>
          </table:table-cell>
          <table:table-cell office:value-type="string" calcext:value-type="string">
            <text:p>12(5,7)-11(4,8)</text:p>
          </table:table-cell>
          <table:table-cell office:value-type="float" office:value="-4.0753" calcext:value-type="float">
            <text:p>-4.0753</text:p>
          </table:table-cell>
          <table:table-cell/>
          <table:table-cell office:value-type="float" office:value="84.8865" calcext:value-type="float">
            <text:p>84.8865</text:p>
          </table:table-cell>
          <table:table-cell office:value-type="float" office:value="122.132" calcext:value-type="float">
            <text:p>122.1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6.43550670, 866.43550670</text:p>
          </table:table-cell>
          <table:table-cell office:value-type="string" calcext:value-type="string">
            <text:p>19(6,14)-20(4,17)</text:p>
          </table:table-cell>
          <table:table-cell office:value-type="float" office:value="-6.1729" calcext:value-type="float">
            <text:p>-6.1729</text:p>
          </table:table-cell>
          <table:table-cell/>
          <table:table-cell office:value-type="float" office:value="193.2214" calcext:value-type="float">
            <text:p>193.2214</text:p>
          </table:table-cell>
          <table:table-cell office:value-type="float" office:value="278.0009" calcext:value-type="float">
            <text:p>278.00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69.86138700, 869.86138700</text:p>
          </table:table-cell>
          <table:table-cell office:value-type="string" calcext:value-type="string">
            <text:p>18(4,14)-17(3,15)</text:p>
          </table:table-cell>
          <table:table-cell office:value-type="float" office:value="-4.1642" calcext:value-type="float">
            <text:p>-4.1642</text:p>
          </table:table-cell>
          <table:table-cell/>
          <table:table-cell office:value-type="float" office:value="134.8691" calcext:value-type="float">
            <text:p>134.8691</text:p>
          </table:table-cell>
          <table:table-cell office:value-type="float" office:value="194.0454" calcext:value-type="float">
            <text:p>194.04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70.81930750, 870.81930750</text:p>
          </table:table-cell>
          <table:table-cell office:value-type="string" calcext:value-type="string">
            <text:p>22(4,18)-22(2,21)</text:p>
          </table:table-cell>
          <table:table-cell office:value-type="float" office:value="-5.1828" calcext:value-type="float">
            <text:p>-5.1828</text:p>
          </table:table-cell>
          <table:table-cell/>
          <table:table-cell office:value-type="float" office:value="196.7408" calcext:value-type="float">
            <text:p>196.7408</text:p>
          </table:table-cell>
          <table:table-cell office:value-type="float" office:value="283.0645" calcext:value-type="float">
            <text:p>283.06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71.14915880, 871.14915880</text:p>
          </table:table-cell>
          <table:table-cell office:value-type="string" calcext:value-type="string">
            <text:p>16(10,7)-17(9,8)</text:p>
          </table:table-cell>
          <table:table-cell office:value-type="float" office:value="-5.324" calcext:value-type="float">
            <text:p>-5.324</text:p>
          </table:table-cell>
          <table:table-cell/>
          <table:table-cell office:value-type="float" office:value="293.487" calcext:value-type="float">
            <text:p>293.487</text:p>
          </table:table-cell>
          <table:table-cell office:value-type="float" office:value="422.2599" calcext:value-type="float">
            <text:p>422.2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71.14915880, 871.14915880</text:p>
          </table:table-cell>
          <table:table-cell office:value-type="string" calcext:value-type="string">
            <text:p>16(10,7)-17(9,8)</text:p>
          </table:table-cell>
          <table:table-cell office:value-type="float" office:value="-5.324" calcext:value-type="float">
            <text:p>-5.324</text:p>
          </table:table-cell>
          <table:table-cell/>
          <table:table-cell office:value-type="float" office:value="293.487" calcext:value-type="float">
            <text:p>293.487</text:p>
          </table:table-cell>
          <table:table-cell office:value-type="float" office:value="422.2599" calcext:value-type="float">
            <text:p>422.2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73.08594740, 873.08594740</text:p>
          </table:table-cell>
          <table:table-cell office:value-type="string" calcext:value-type="string">
            <text:p>18(3,15)-17(1,16)</text:p>
          </table:table-cell>
          <table:table-cell office:value-type="float" office:value="-4.7573" calcext:value-type="float">
            <text:p>-4.7573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74.64240410, 874.64240410</text:p>
          </table:table-cell>
          <table:table-cell office:value-type="string" calcext:value-type="string">
            <text:p>19(4,16)-18(3,15)</text:p>
          </table:table-cell>
          <table:table-cell office:value-type="float" office:value="-4.1723" calcext:value-type="float">
            <text:p>-4.1723</text:p>
          </table:table-cell>
          <table:table-cell/>
          <table:table-cell office:value-type="float" office:value="148.9817" calcext:value-type="float">
            <text:p>148.9817</text:p>
          </table:table-cell>
          <table:table-cell office:value-type="float" office:value="214.3502" calcext:value-type="float">
            <text:p>214.35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75.16851730, 875.16851730</text:p>
          </table:table-cell>
          <table:table-cell office:value-type="string" calcext:value-type="string">
            <text:p>10(9,1)-11(8,4)</text:p>
          </table:table-cell>
          <table:table-cell office:value-type="float" office:value="-5.8864" calcext:value-type="float">
            <text:p>-5.8864</text:p>
          </table:table-cell>
          <table:table-cell/>
          <table:table-cell office:value-type="float" office:value="190.7603" calcext:value-type="float">
            <text:p>190.7603</text:p>
          </table:table-cell>
          <table:table-cell office:value-type="float" office:value="274.4599" calcext:value-type="float">
            <text:p>274.4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75.16851730, 875.16851730</text:p>
          </table:table-cell>
          <table:table-cell office:value-type="string" calcext:value-type="string">
            <text:p>10(9,1)-11(8,4)</text:p>
          </table:table-cell>
          <table:table-cell office:value-type="float" office:value="-5.8864" calcext:value-type="float">
            <text:p>-5.8864</text:p>
          </table:table-cell>
          <table:table-cell/>
          <table:table-cell office:value-type="float" office:value="190.7603" calcext:value-type="float">
            <text:p>190.7603</text:p>
          </table:table-cell>
          <table:table-cell office:value-type="float" office:value="274.4599" calcext:value-type="float">
            <text:p>274.45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85.28579910, 885.28579910</text:p>
          </table:table-cell>
          <table:table-cell office:value-type="string" calcext:value-type="string">
            <text:p>7(6,2)-6(5,1)</text:p>
          </table:table-cell>
          <table:table-cell office:value-type="float" office:value="-4.023" calcext:value-type="float">
            <text:p>-4.023</text:p>
          </table:table-cell>
          <table:table-cell/>
          <table:table-cell office:value-type="float" office:value="70.98" calcext:value-type="float">
            <text:p>70.98</text:p>
          </table:table-cell>
          <table:table-cell office:value-type="float" office:value="102.1238" calcext:value-type="float">
            <text:p>102.12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85.28579940, 885.28579940</text:p>
          </table:table-cell>
          <table:table-cell office:value-type="string" calcext:value-type="string">
            <text:p>7(6,1)-6(5,2)</text:p>
          </table:table-cell>
          <table:table-cell office:value-type="float" office:value="-4.023" calcext:value-type="float">
            <text:p>-4.023</text:p>
          </table:table-cell>
          <table:table-cell/>
          <table:table-cell office:value-type="float" office:value="70.98" calcext:value-type="float">
            <text:p>70.98</text:p>
          </table:table-cell>
          <table:table-cell office:value-type="float" office:value="102.1238" calcext:value-type="float">
            <text:p>102.12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85.41815400, 885.41815400</text:p>
          </table:table-cell>
          <table:table-cell office:value-type="string" calcext:value-type="string">
            <text:p>23(4,19)-23(2,22)</text:p>
          </table:table-cell>
          <table:table-cell office:value-type="float" office:value="-5.1785" calcext:value-type="float">
            <text:p>-5.1785</text:p>
          </table:table-cell>
          <table:table-cell/>
          <table:table-cell office:value-type="float" office:value="213.658" calcext:value-type="float">
            <text:p>213.658</text:p>
          </table:table-cell>
          <table:table-cell office:value-type="float" office:value="307.4044" calcext:value-type="float">
            <text:p>307.40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87.77740610, 887.77740610</text:p>
          </table:table-cell>
          <table:table-cell office:value-type="string" calcext:value-type="string">
            <text:p>13(5,9)-12(4,8)</text:p>
          </table:table-cell>
          <table:table-cell office:value-type="float" office:value="-4.0587" calcext:value-type="float">
            <text:p>-4.0587</text:p>
          </table:table-cell>
          <table:table-cell/>
          <table:table-cell office:value-type="float" office:value="93.9026" calcext:value-type="float">
            <text:p>93.9026</text:p>
          </table:table-cell>
          <table:table-cell office:value-type="float" office:value="135.1041" calcext:value-type="float">
            <text:p>135.1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87.82183190, 887.82183190</text:p>
          </table:table-cell>
          <table:table-cell office:value-type="string" calcext:value-type="string">
            <text:p>13(5,8)-12(4,9)</text:p>
          </table:table-cell>
          <table:table-cell office:value-type="float" office:value="-4.0587" calcext:value-type="float">
            <text:p>-4.0587</text:p>
          </table:table-cell>
          <table:table-cell/>
          <table:table-cell office:value-type="float" office:value="93.9012" calcext:value-type="float">
            <text:p>93.9012</text:p>
          </table:table-cell>
          <table:table-cell office:value-type="float" office:value="135.1021" calcext:value-type="float">
            <text:p>135.1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88.59701740, 888.59701740</text:p>
          </table:table-cell>
          <table:table-cell office:value-type="string" calcext:value-type="string">
            <text:p>18(6,12)-19(4,15)</text:p>
          </table:table-cell>
          <table:table-cell office:value-type="float" office:value="-6.2057" calcext:value-type="float">
            <text:p>-6.2057</text:p>
          </table:table-cell>
          <table:table-cell/>
          <table:table-cell office:value-type="float" office:value="178.2095" calcext:value-type="float">
            <text:p>178.2095</text:p>
          </table:table-cell>
          <table:table-cell office:value-type="float" office:value="256.4022" calcext:value-type="float">
            <text:p>256.40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89.75349960, 889.75349960</text:p>
          </table:table-cell>
          <table:table-cell office:value-type="string" calcext:value-type="string">
            <text:p>12(3,10)-11(0,11)</text:p>
          </table:table-cell>
          <table:table-cell office:value-type="float" office:value="-5.8917" calcext:value-type="float">
            <text:p>-5.8917</text:p>
          </table:table-cell>
          <table:table-cell/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0.18126280, 890.18126280</text:p>
          </table:table-cell>
          <table:table-cell office:value-type="string" calcext:value-type="string">
            <text:p>18(6,13)-19(4,16)</text:p>
          </table:table-cell>
          <table:table-cell office:value-type="float" office:value="-6.2044" calcext:value-type="float">
            <text:p>-6.2044</text:p>
          </table:table-cell>
          <table:table-cell/>
          <table:table-cell office:value-type="float" office:value="178.1566" calcext:value-type="float">
            <text:p>178.1566</text:p>
          </table:table-cell>
          <table:table-cell office:value-type="float" office:value="256.3261" calcext:value-type="float">
            <text:p>256.32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1.81539830, 891.81539830</text:p>
          </table:table-cell>
          <table:table-cell office:value-type="string" calcext:value-type="string">
            <text:p>19(2,17)-18(1,18)</text:p>
          </table:table-cell>
          <table:table-cell office:value-type="float" office:value="-5.0029" calcext:value-type="float">
            <text:p>-5.0029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2.09711880, 892.09711880</text:p>
          </table:table-cell>
          <table:table-cell office:value-type="string" calcext:value-type="string">
            <text:p>20(4,17)-19(3,16)</text:p>
          </table:table-cell>
          <table:table-cell office:value-type="float" office:value="-4.1759" calcext:value-type="float">
            <text:p>-4.1759</text:p>
          </table:table-cell>
          <table:table-cell/>
          <table:table-cell office:value-type="float" office:value="163.4642" calcext:value-type="float">
            <text:p>163.4642</text:p>
          </table:table-cell>
          <table:table-cell office:value-type="float" office:value="235.1872" calcext:value-type="float">
            <text:p>235.1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2.47063810, 892.47063810</text:p>
          </table:table-cell>
          <table:table-cell office:value-type="string" calcext:value-type="string">
            <text:p>21(3,18)-20(2,19)</text:p>
          </table:table-cell>
          <table:table-cell office:value-type="float" office:value="-4.4454" calcext:value-type="float">
            <text:p>-4.4454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3.51341320, 893.51341320</text:p>
          </table:table-cell>
          <table:table-cell office:value-type="string" calcext:value-type="string">
            <text:p>19(4,15)-18(3,16)</text:p>
          </table:table-cell>
          <table:table-cell office:value-type="float" office:value="-4.1621" calcext:value-type="float">
            <text:p>-4.1621</text:p>
          </table:table-cell>
          <table:table-cell/>
          <table:table-cell office:value-type="float" office:value="148.4051" calcext:value-type="float">
            <text:p>148.4051</text:p>
          </table:table-cell>
          <table:table-cell office:value-type="float" office:value="213.5206" calcext:value-type="float">
            <text:p>213.5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3.65733300, 893.65733300</text:p>
          </table:table-cell>
          <table:table-cell office:value-type="string" calcext:value-type="string">
            <text:p>15(10,6)-16(9,7)</text:p>
          </table:table-cell>
          <table:table-cell office:value-type="float" office:value="-5.3744" calcext:value-type="float">
            <text:p>-5.3744</text:p>
          </table:table-cell>
          <table:table-cell/>
          <table:table-cell office:value-type="float" office:value="280.73" calcext:value-type="float">
            <text:p>280.73</text:p>
          </table:table-cell>
          <table:table-cell office:value-type="float" office:value="403.9055" calcext:value-type="float">
            <text:p>403.9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3.65733300, 893.65733300</text:p>
          </table:table-cell>
          <table:table-cell office:value-type="string" calcext:value-type="string">
            <text:p>15(10,6)-16(9,7)</text:p>
          </table:table-cell>
          <table:table-cell office:value-type="float" office:value="-5.3744" calcext:value-type="float">
            <text:p>-5.3744</text:p>
          </table:table-cell>
          <table:table-cell/>
          <table:table-cell office:value-type="float" office:value="280.73" calcext:value-type="float">
            <text:p>280.73</text:p>
          </table:table-cell>
          <table:table-cell office:value-type="float" office:value="403.9055" calcext:value-type="float">
            <text:p>403.9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6.91781140, 896.91781140</text:p>
          </table:table-cell>
          <table:table-cell office:value-type="string" calcext:value-type="string">
            <text:p>13(3,11)-12(1,12)</text:p>
          </table:table-cell>
          <table:table-cell office:value-type="float" office:value="-5.4598" calcext:value-type="float">
            <text:p>-5.4598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7.65775790, 897.65775790</text:p>
          </table:table-cell>
          <table:table-cell office:value-type="string" calcext:value-type="string">
            <text:p>9(9,1)-10(8,2)</text:p>
          </table:table-cell>
          <table:table-cell office:value-type="float" office:value="-6.2836" calcext:value-type="float">
            <text:p>-6.2836</text:p>
          </table:table-cell>
          <table:table-cell/>
          <table:table-cell office:value-type="float" office:value="182.5075" calcext:value-type="float">
            <text:p>182.5075</text:p>
          </table:table-cell>
          <table:table-cell office:value-type="float" office:value="262.5861" calcext:value-type="float">
            <text:p>262.58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7.65775790, 897.65775790</text:p>
          </table:table-cell>
          <table:table-cell office:value-type="string" calcext:value-type="string">
            <text:p>9(9,1)-10(8,2)</text:p>
          </table:table-cell>
          <table:table-cell office:value-type="float" office:value="-6.2836" calcext:value-type="float">
            <text:p>-6.2836</text:p>
          </table:table-cell>
          <table:table-cell/>
          <table:table-cell office:value-type="float" office:value="182.5075" calcext:value-type="float">
            <text:p>182.5075</text:p>
          </table:table-cell>
          <table:table-cell office:value-type="float" office:value="262.5861" calcext:value-type="float">
            <text:p>262.58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8.01149630, 898.01149630</text:p>
          </table:table-cell>
          <table:table-cell office:value-type="string" calcext:value-type="string">
            <text:p>19(3,16)-18(1,17)</text:p>
          </table:table-cell>
          <table:table-cell office:value-type="float" office:value="-4.7007" calcext:value-type="float">
            <text:p>-4.7007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9.14521050, 899.14521050</text:p>
          </table:table-cell>
          <table:table-cell office:value-type="string" calcext:value-type="string">
            <text:p>19(2,17)-18(0,18)</text:p>
          </table:table-cell>
          <table:table-cell office:value-type="float" office:value="-4.9744" calcext:value-type="float">
            <text:p>-4.9744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899.53694660, 899.53694660</text:p>
          </table:table-cell>
          <table:table-cell office:value-type="string" calcext:value-type="string">
            <text:p>23(3,20)-23(1,23)</text:p>
          </table:table-cell>
          <table:table-cell office:value-type="float" office:value="-5.6411" calcext:value-type="float">
            <text:p>-5.6411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01.83253130, 901.83253130</text:p>
          </table:table-cell>
          <table:table-cell office:value-type="string" calcext:value-type="string">
            <text:p>23(3,20)-23(0,23)</text:p>
          </table:table-cell>
          <table:table-cell office:value-type="float" office:value="-5.702" calcext:value-type="float">
            <text:p>-5.702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02.06024750, 902.06024750</text:p>
          </table:table-cell>
          <table:table-cell office:value-type="string" calcext:value-type="string">
            <text:p>24(4,20)-24(2,23)</text:p>
          </table:table-cell>
          <table:table-cell office:value-type="float" office:value="-5.1808" calcext:value-type="float">
            <text:p>-5.1808</text:p>
          </table:table-cell>
          <table:table-cell/>
          <table:table-cell office:value-type="float" office:value="231.2853" calcext:value-type="float">
            <text:p>231.2853</text:p>
          </table:table-cell>
          <table:table-cell office:value-type="float" office:value="332.766" calcext:value-type="float">
            <text:p>332.7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07.77623630, 907.77623630</text:p>
          </table:table-cell>
          <table:table-cell office:value-type="string" calcext:value-type="string">
            <text:p>8(6,3)-7(5,2)</text:p>
          </table:table-cell>
          <table:table-cell office:value-type="float" office:value="-4.0052" calcext:value-type="float">
            <text:p>-4.0052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07.77623830, 907.77623830</text:p>
          </table:table-cell>
          <table:table-cell office:value-type="string" calcext:value-type="string">
            <text:p>8(6,2)-7(5,3)</text:p>
          </table:table-cell>
          <table:table-cell office:value-type="float" office:value="-4.0052" calcext:value-type="float">
            <text:p>-4.0052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08.46774450, 908.46774450</text:p>
          </table:table-cell>
          <table:table-cell office:value-type="string" calcext:value-type="string">
            <text:p>21(4,18)-20(3,17)</text:p>
          </table:table-cell>
          <table:table-cell office:value-type="float" office:value="-4.1828" calcext:value-type="float">
            <text:p>-4.1828</text:p>
          </table:table-cell>
          <table:table-cell/>
          <table:table-cell office:value-type="float" office:value="178.7411" calcext:value-type="float">
            <text:p>178.7411</text:p>
          </table:table-cell>
          <table:table-cell office:value-type="float" office:value="257.1671" calcext:value-type="float">
            <text:p>257.16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09.47041670, 909.47041670</text:p>
          </table:table-cell>
          <table:table-cell office:value-type="string" calcext:value-type="string">
            <text:p>19(4,15)-19(1,18)</text:p>
          </table:table-cell>
          <table:table-cell office:value-type="float" office:value="-5.6519" calcext:value-type="float">
            <text:p>-5.6519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0.07195630, 910.07195630</text:p>
          </table:table-cell>
          <table:table-cell office:value-type="string" calcext:value-type="string">
            <text:p>14(5,10)-13(4,9)</text:p>
          </table:table-cell>
          <table:table-cell office:value-type="float" office:value="-4.0448" calcext:value-type="float">
            <text:p>-4.0448</text:p>
          </table:table-cell>
          <table:table-cell/>
          <table:table-cell office:value-type="float" office:value="103.6728" calcext:value-type="float">
            <text:p>103.6728</text:p>
          </table:table-cell>
          <table:table-cell office:value-type="float" office:value="149.1612" calcext:value-type="float">
            <text:p>149.1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0.14163450, 910.14163450</text:p>
          </table:table-cell>
          <table:table-cell office:value-type="string" calcext:value-type="string">
            <text:p>20(4,16)-20(1,19)</text:p>
          </table:table-cell>
          <table:table-cell office:value-type="float" office:value="-5.5723" calcext:value-type="float">
            <text:p>-5.5723</text:p>
          </table:table-cell>
          <table:table-cell/>
          <table:table-cell office:value-type="float" office:value="162.9409" calcext:value-type="float">
            <text:p>162.9409</text:p>
          </table:table-cell>
          <table:table-cell office:value-type="float" office:value="234.4343" calcext:value-type="float">
            <text:p>234.43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0.15591760, 910.15591760</text:p>
          </table:table-cell>
          <table:table-cell office:value-type="string" calcext:value-type="string">
            <text:p>14(5,9)-13(4,10)</text:p>
          </table:table-cell>
          <table:table-cell office:value-type="float" office:value="-4.0447" calcext:value-type="float">
            <text:p>-4.0447</text:p>
          </table:table-cell>
          <table:table-cell/>
          <table:table-cell office:value-type="float" office:value="103.6701" calcext:value-type="float">
            <text:p>103.6701</text:p>
          </table:table-cell>
          <table:table-cell office:value-type="float" office:value="149.1573" calcext:value-type="float">
            <text:p>149.1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0.61134830, 910.61134830</text:p>
          </table:table-cell>
          <table:table-cell office:value-type="string" calcext:value-type="string">
            <text:p>18(4,14)-18(1,17)</text:p>
          </table:table-cell>
          <table:table-cell office:value-type="float" office:value="-5.7437" calcext:value-type="float">
            <text:p>-5.7437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2.75306300, 912.75306300</text:p>
          </table:table-cell>
          <table:table-cell office:value-type="string" calcext:value-type="string">
            <text:p>17(6,11)-18(4,14)</text:p>
          </table:table-cell>
          <table:table-cell office:value-type="float" office:value="-6.2453" calcext:value-type="float">
            <text:p>-6.2453</text:p>
          </table:table-cell>
          <table:table-cell/>
          <table:table-cell office:value-type="float" office:value="163.8845" calcext:value-type="float">
            <text:p>163.8845</text:p>
          </table:table-cell>
          <table:table-cell office:value-type="float" office:value="235.7919" calcext:value-type="float">
            <text:p>235.79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2.89076100, 912.89076100</text:p>
          </table:table-cell>
          <table:table-cell office:value-type="string" calcext:value-type="string">
            <text:p>21(4,17)-21(1,20)</text:p>
          </table:table-cell>
          <table:table-cell office:value-type="float" office:value="-5.505" calcext:value-type="float">
            <text:p>-5.505</text:p>
          </table:table-cell>
          <table:table-cell/>
          <table:table-cell office:value-type="float" office:value="178.7078" calcext:value-type="float">
            <text:p>178.7078</text:p>
          </table:table-cell>
          <table:table-cell office:value-type="float" office:value="257.1192" calcext:value-type="float">
            <text:p>257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3.29168760, 913.29168760</text:p>
          </table:table-cell>
          <table:table-cell office:value-type="string" calcext:value-type="string">
            <text:p>17(4,13)-17(1,16)</text:p>
          </table:table-cell>
          <table:table-cell office:value-type="float" office:value="-5.8479" calcext:value-type="float">
            <text:p>-5.8479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3.79485200, 913.79485200</text:p>
          </table:table-cell>
          <table:table-cell office:value-type="string" calcext:value-type="string">
            <text:p>17(6,12)-18(4,15)</text:p>
          </table:table-cell>
          <table:table-cell office:value-type="float" office:value="-6.2445" calcext:value-type="float">
            <text:p>-6.2445</text:p>
          </table:table-cell>
          <table:table-cell/>
          <table:table-cell office:value-type="float" office:value="163.8498" calcext:value-type="float">
            <text:p>163.8498</text:p>
          </table:table-cell>
          <table:table-cell office:value-type="float" office:value="235.742" calcext:value-type="float">
            <text:p>235.7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6.15771990, 916.15771990</text:p>
          </table:table-cell>
          <table:table-cell office:value-type="string" calcext:value-type="string">
            <text:p>14(10,5)-15(9,6)</text:p>
          </table:table-cell>
          <table:table-cell office:value-type="float" office:value="-5.4465" calcext:value-type="float">
            <text:p>-5.4465</text:p>
          </table:table-cell>
          <table:table-cell/>
          <table:table-cell office:value-type="float" office:value="268.7238" calcext:value-type="float">
            <text:p>268.7238</text:p>
          </table:table-cell>
          <table:table-cell office:value-type="float" office:value="386.6314" calcext:value-type="float">
            <text:p>386.63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6.15771990, 916.15771990</text:p>
          </table:table-cell>
          <table:table-cell office:value-type="string" calcext:value-type="string">
            <text:p>14(10,5)-15(9,6)</text:p>
          </table:table-cell>
          <table:table-cell office:value-type="float" office:value="-5.4465" calcext:value-type="float">
            <text:p>-5.4465</text:p>
          </table:table-cell>
          <table:table-cell/>
          <table:table-cell office:value-type="float" office:value="268.7238" calcext:value-type="float">
            <text:p>268.7238</text:p>
          </table:table-cell>
          <table:table-cell office:value-type="float" office:value="386.6314" calcext:value-type="float">
            <text:p>386.63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7.23932320, 917.23932320</text:p>
          </table:table-cell>
          <table:table-cell office:value-type="string" calcext:value-type="string">
            <text:p>16(4,12)-16(1,15)</text:p>
          </table:table-cell>
          <table:table-cell office:value-type="float" office:value="-5.9644" calcext:value-type="float">
            <text:p>-5.9644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7.65531280, 917.65531280</text:p>
          </table:table-cell>
          <table:table-cell office:value-type="string" calcext:value-type="string">
            <text:p>20(4,16)-19(3,17)</text:p>
          </table:table-cell>
          <table:table-cell office:value-type="float" office:value="-4.1633" calcext:value-type="float">
            <text:p>-4.1633</text:p>
          </table:table-cell>
          <table:table-cell/>
          <table:table-cell office:value-type="float" office:value="162.6903" calcext:value-type="float">
            <text:p>162.6903</text:p>
          </table:table-cell>
          <table:table-cell office:value-type="float" office:value="234.0737" calcext:value-type="float">
            <text:p>234.07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17.96973570, 917.96973570</text:p>
          </table:table-cell>
          <table:table-cell office:value-type="string" calcext:value-type="string">
            <text:p>22(4,18)-22(1,21)</text:p>
          </table:table-cell>
          <table:table-cell office:value-type="float" office:value="-5.4499" calcext:value-type="float">
            <text:p>-5.4499</text:p>
          </table:table-cell>
          <table:table-cell/>
          <table:table-cell office:value-type="float" office:value="195.168" calcext:value-type="float">
            <text:p>195.168</text:p>
          </table:table-cell>
          <table:table-cell office:value-type="float" office:value="280.8016" calcext:value-type="float">
            <text:p>280.80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0.67791460, 920.67791460</text:p>
          </table:table-cell>
          <table:table-cell office:value-type="string" calcext:value-type="string">
            <text:p>13(3,11)-12(0,12)</text:p>
          </table:table-cell>
          <table:table-cell office:value-type="float" office:value="-5.7567" calcext:value-type="float">
            <text:p>-5.7567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0.93301720, 920.93301720</text:p>
          </table:table-cell>
          <table:table-cell office:value-type="string" calcext:value-type="string">
            <text:p>25(4,21)-25(2,24)</text:p>
          </table:table-cell>
          <table:table-cell office:value-type="float" office:value="-5.1899" calcext:value-type="float">
            <text:p>-5.1899</text:p>
          </table:table-cell>
          <table:table-cell/>
          <table:table-cell office:value-type="float" office:value="249.6204" calcext:value-type="float">
            <text:p>249.6204</text:p>
          </table:table-cell>
          <table:table-cell office:value-type="float" office:value="359.146" calcext:value-type="float">
            <text:p>359.1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2.19003930, 922.19003930</text:p>
          </table:table-cell>
          <table:table-cell office:value-type="string" calcext:value-type="string">
            <text:p>15(4,11)-15(1,14)</text:p>
          </table:table-cell>
          <table:table-cell office:value-type="float" office:value="-6.0937" calcext:value-type="float">
            <text:p>-6.0937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3.65705730, 923.65705730</text:p>
          </table:table-cell>
          <table:table-cell office:value-type="string" calcext:value-type="string">
            <text:p>22(4,19)-21(3,18)</text:p>
          </table:table-cell>
          <table:table-cell office:value-type="float" office:value="-4.193" calcext:value-type="float">
            <text:p>-4.193</text:p>
          </table:table-cell>
          <table:table-cell/>
          <table:table-cell office:value-type="float" office:value="194.8154" calcext:value-type="float">
            <text:p>194.8154</text:p>
          </table:table-cell>
          <table:table-cell office:value-type="float" office:value="280.2943" calcext:value-type="float">
            <text:p>280.29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5.40686890, 925.40686890</text:p>
          </table:table-cell>
          <table:table-cell office:value-type="string" calcext:value-type="string">
            <text:p>20(3,17)-19(1,18)</text:p>
          </table:table-cell>
          <table:table-cell office:value-type="float" office:value="-4.6556" calcext:value-type="float">
            <text:p>-4.6556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5.61165430, 925.61165430</text:p>
          </table:table-cell>
          <table:table-cell office:value-type="string" calcext:value-type="string">
            <text:p>23(4,19)-23(1,22)</text:p>
          </table:table-cell>
          <table:table-cell office:value-type="float" office:value="-5.407" calcext:value-type="float">
            <text:p>-5.407</text:p>
          </table:table-cell>
          <table:table-cell/>
          <table:table-cell office:value-type="float" office:value="212.3173" calcext:value-type="float">
            <text:p>212.3173</text:p>
          </table:table-cell>
          <table:table-cell office:value-type="float" office:value="305.4755" calcext:value-type="float">
            <text:p>305.47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6.23867200, 926.23867200</text:p>
          </table:table-cell>
          <table:table-cell office:value-type="string" calcext:value-type="string">
            <text:p>28(5,24)-28(3,25)</text:p>
          </table:table-cell>
          <table:table-cell office:value-type="float" office:value="-5.1066" calcext:value-type="float">
            <text:p>-5.1066</text:p>
          </table:table-cell>
          <table:table-cell/>
          <table:table-cell office:value-type="float" office:value="329.6945" calcext:value-type="float">
            <text:p>329.6945</text:p>
          </table:table-cell>
          <table:table-cell office:value-type="float" office:value="474.3541" calcext:value-type="float">
            <text:p>474.35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27.89355710, 927.89355710</text:p>
          </table:table-cell>
          <table:table-cell office:value-type="string" calcext:value-type="string">
            <text:p>14(4,10)-14(1,13)</text:p>
          </table:table-cell>
          <table:table-cell office:value-type="float" office:value="-6.2363" calcext:value-type="float">
            <text:p>-6.2363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0.26236810, 930.26236810</text:p>
          </table:table-cell>
          <table:table-cell office:value-type="string" calcext:value-type="string">
            <text:p>9(6,4)-8(5,3)</text:p>
          </table:table-cell>
          <table:table-cell office:value-type="float" office:value="-3.9874" calcext:value-type="float">
            <text:p>-3.9874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0.26237660, 930.26237660</text:p>
          </table:table-cell>
          <table:table-cell office:value-type="string" calcext:value-type="string">
            <text:p>9(6,3)-8(5,4)</text:p>
          </table:table-cell>
          <table:table-cell office:value-type="float" office:value="-3.9874" calcext:value-type="float">
            <text:p>-3.9874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2.29807060, 932.29807060</text:p>
          </table:table-cell>
          <table:table-cell office:value-type="string" calcext:value-type="string">
            <text:p>15(5,11)-14(4,10)</text:p>
          </table:table-cell>
          <table:table-cell office:value-type="float" office:value="-4.0335" calcext:value-type="float">
            <text:p>-4.0335</text:p>
          </table:table-cell>
          <table:table-cell/>
          <table:table-cell office:value-type="float" office:value="114.1987" calcext:value-type="float">
            <text:p>114.1987</text:p>
          </table:table-cell>
          <table:table-cell office:value-type="float" office:value="164.3055" calcext:value-type="float">
            <text:p>164.3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2.44921900, 932.44921900</text:p>
          </table:table-cell>
          <table:table-cell office:value-type="string" calcext:value-type="string">
            <text:p>15(5,10)-14(4,11)</text:p>
          </table:table-cell>
          <table:table-cell office:value-type="float" office:value="-4.0334" calcext:value-type="float">
            <text:p>-4.0334</text:p>
          </table:table-cell>
          <table:table-cell/>
          <table:table-cell office:value-type="float" office:value="114.1938" calcext:value-type="float">
            <text:p>114.1938</text:p>
          </table:table-cell>
          <table:table-cell office:value-type="float" office:value="164.2985" calcext:value-type="float">
            <text:p>164.29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3.35656940, 933.35656940</text:p>
          </table:table-cell>
          <table:table-cell office:value-type="string" calcext:value-type="string">
            <text:p>14(3,12)-13(1,13)</text:p>
          </table:table-cell>
          <table:table-cell office:value-type="float" office:value="-5.3942" calcext:value-type="float">
            <text:p>-5.3942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3.96101580, 933.96101580</text:p>
          </table:table-cell>
          <table:table-cell office:value-type="string" calcext:value-type="string">
            <text:p>22(3,19)-21(2,20)</text:p>
          </table:table-cell>
          <table:table-cell office:value-type="float" office:value="-4.4709" calcext:value-type="float">
            <text:p>-4.4709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6.02812920, 936.02812920</text:p>
          </table:table-cell>
          <table:table-cell office:value-type="string" calcext:value-type="string">
            <text:p>24(4,20)-24(1,23)</text:p>
          </table:table-cell>
          <table:table-cell office:value-type="float" office:value="-5.3759" calcext:value-type="float">
            <text:p>-5.3759</text:p>
          </table:table-cell>
          <table:table-cell/>
          <table:table-cell office:value-type="float" office:value="230.1522" calcext:value-type="float">
            <text:p>230.1522</text:p>
          </table:table-cell>
          <table:table-cell office:value-type="float" office:value="331.1358" calcext:value-type="float">
            <text:p>331.1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6.60676580, 936.60676580</text:p>
          </table:table-cell>
          <table:table-cell office:value-type="string" calcext:value-type="string">
            <text:p>16(6,10)-17(4,13)</text:p>
          </table:table-cell>
          <table:table-cell office:value-type="float" office:value="-6.2947" calcext:value-type="float">
            <text:p>-6.2947</text:p>
          </table:table-cell>
          <table:table-cell/>
          <table:table-cell office:value-type="float" office:value="150.3228" calcext:value-type="float">
            <text:p>150.3228</text:p>
          </table:table-cell>
          <table:table-cell office:value-type="float" office:value="216.2797" calcext:value-type="float">
            <text:p>216.27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7.27441660, 937.27441660</text:p>
          </table:table-cell>
          <table:table-cell office:value-type="string" calcext:value-type="string">
            <text:p>16(6,11)-17(4,14)</text:p>
          </table:table-cell>
          <table:table-cell office:value-type="float" office:value="-6.2942" calcext:value-type="float">
            <text:p>-6.2942</text:p>
          </table:table-cell>
          <table:table-cell/>
          <table:table-cell office:value-type="float" office:value="150.3005" calcext:value-type="float">
            <text:p>150.3005</text:p>
          </table:table-cell>
          <table:table-cell office:value-type="float" office:value="216.2476" calcext:value-type="float">
            <text:p>216.247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7.59309840, 937.59309840</text:p>
          </table:table-cell>
          <table:table-cell office:value-type="string" calcext:value-type="string">
            <text:p>23(4,20)-22(3,19)</text:p>
          </table:table-cell>
          <table:table-cell office:value-type="float" office:value="-4.2062" calcext:value-type="float">
            <text:p>-4.2062</text:p>
          </table:table-cell>
          <table:table-cell/>
          <table:table-cell office:value-type="float" office:value="211.6895" calcext:value-type="float">
            <text:p>211.6895</text:p>
          </table:table-cell>
          <table:table-cell office:value-type="float" office:value="304.5722" calcext:value-type="float">
            <text:p>304.57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8.65153670, 938.65153670</text:p>
          </table:table-cell>
          <table:table-cell office:value-type="string" calcext:value-type="string">
            <text:p>13(10,3)-14(9,6)</text:p>
          </table:table-cell>
          <table:table-cell office:value-type="float" office:value="-5.5487" calcext:value-type="float">
            <text:p>-5.5487</text:p>
          </table:table-cell>
          <table:table-cell/>
          <table:table-cell office:value-type="float" office:value="257.4683" calcext:value-type="float">
            <text:p>257.4683</text:p>
          </table:table-cell>
          <table:table-cell office:value-type="float" office:value="370.4373" calcext:value-type="float">
            <text:p>370.4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38.65153670, 938.65153670</text:p>
          </table:table-cell>
          <table:table-cell office:value-type="string" calcext:value-type="string">
            <text:p>13(10,3)-14(9,6)</text:p>
          </table:table-cell>
          <table:table-cell office:value-type="float" office:value="-5.5487" calcext:value-type="float">
            <text:p>-5.5487</text:p>
          </table:table-cell>
          <table:table-cell/>
          <table:table-cell office:value-type="float" office:value="257.4683" calcext:value-type="float">
            <text:p>257.4683</text:p>
          </table:table-cell>
          <table:table-cell office:value-type="float" office:value="370.4373" calcext:value-type="float">
            <text:p>370.4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2.22796120, 942.22796120</text:p>
          </table:table-cell>
          <table:table-cell office:value-type="string" calcext:value-type="string">
            <text:p>26(4,22)-26(2,25)</text:p>
          </table:table-cell>
          <table:table-cell office:value-type="float" office:value="-5.2058" calcext:value-type="float">
            <text:p>-5.2058</text:p>
          </table:table-cell>
          <table:table-cell/>
          <table:table-cell office:value-type="float" office:value="268.6615" calcext:value-type="float">
            <text:p>268.6615</text:p>
          </table:table-cell>
          <table:table-cell office:value-type="float" office:value="386.5417" calcext:value-type="float">
            <text:p>386.54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2.29521180, 942.29521180</text:p>
          </table:table-cell>
          <table:table-cell office:value-type="string" calcext:value-type="string">
            <text:p>27(5,23)-27(3,24)</text:p>
          </table:table-cell>
          <table:table-cell office:value-type="float" office:value="-5.1102" calcext:value-type="float">
            <text:p>-5.1102</text:p>
          </table:table-cell>
          <table:table-cell/>
          <table:table-cell office:value-type="float" office:value="308.0457" calcext:value-type="float">
            <text:p>308.0457</text:p>
          </table:table-cell>
          <table:table-cell office:value-type="float" office:value="443.2065" calcext:value-type="float">
            <text:p>443.20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2.41411900, 942.41411900</text:p>
          </table:table-cell>
          <table:table-cell office:value-type="string" calcext:value-type="string">
            <text:p>21(4,17)-20(3,18)</text:p>
          </table:table-cell>
          <table:table-cell office:value-type="float" office:value="-4.1679" calcext:value-type="float">
            <text:p>-4.1679</text:p>
          </table:table-cell>
          <table:table-cell/>
          <table:table-cell office:value-type="float" office:value="177.723" calcext:value-type="float">
            <text:p>177.723</text:p>
          </table:table-cell>
          <table:table-cell office:value-type="float" office:value="255.7023" calcext:value-type="float">
            <text:p>255.7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3.48409110, 943.48409110</text:p>
          </table:table-cell>
          <table:table-cell office:value-type="string" calcext:value-type="string">
            <text:p>24(3,21)-24(1,24)</text:p>
          </table:table-cell>
          <table:table-cell office:value-type="float" office:value="-5.6892" calcext:value-type="float">
            <text:p>-5.6892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5.28245450, 945.28245450</text:p>
          </table:table-cell>
          <table:table-cell office:value-type="string" calcext:value-type="string">
            <text:p>24(3,21)-24(0,24)</text:p>
          </table:table-cell>
          <table:table-cell office:value-type="float" office:value="-5.7469" calcext:value-type="float">
            <text:p>-5.7469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9.40890450, 949.40890450</text:p>
          </table:table-cell>
          <table:table-cell office:value-type="string" calcext:value-type="string">
            <text:p>25(4,21)-25(1,24)</text:p>
          </table:table-cell>
          <table:table-cell office:value-type="float" office:value="-5.3566" calcext:value-type="float">
            <text:p>-5.3566</text:p>
          </table:table-cell>
          <table:table-cell/>
          <table:table-cell office:value-type="float" office:value="248.6706" calcext:value-type="float">
            <text:p>248.6706</text:p>
          </table:table-cell>
          <table:table-cell office:value-type="float" office:value="357.7795" calcext:value-type="float">
            <text:p>357.7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949.90208700, 949.90208700</text:p>
          </table:table-cell>
          <table:table-cell office:value-type="string" calcext:value-type="string">
            <text:p>20(2,18)-19(1,19)</text:p>
          </table:table-cell>
          <table:table-cell office:value-type="float" office:value="-5.0314" calcext:value-type="float">
            <text:p>-5.0314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</table:table>
      <table:table table:name="High I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emical Name</text:p>
          </table:table-cell>
          <table:table-cell office:value-type="string" calcext:value-type="string">
            <text:p>Ordered Freq (GHz) (rest frame, redshifted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</table:table-row>
        <table:table-row table:style-name="ro1">
          <table:table-cell table:style-name="ce1" office:value-type="string" calcext:value-type="string">
            <text:p>t-HCOOH</text:p>
          </table:table-cell>
          <table:table-cell table:style-name="ce1" office:value-type="string" calcext:value-type="string">
            <text:p>Formic Acid</text:p>
          </table:table-cell>
          <table:table-cell table:style-name="ce1" office:value-type="string" calcext:value-type="string">
            <text:p>129.67181630, 129.67181630</text:p>
          </table:table-cell>
          <table:table-cell table:style-name="ce1" office:value-type="string" calcext:value-type="string">
            <text:p>6(1,6)-5(1,5)</text:p>
          </table:table-cell>
          <table:table-cell table:style-name="ce1" office:value-type="float" office:value="-3.8608" calcext:value-type="float">
            <text:p>-3.8608</text:p>
          </table:table-cell>
          <table:table-cell table:style-name="ce1"/>
          <table:table-cell table:style-name="ce1" office:value-type="float" office:value="13.037" calcext:value-type="float">
            <text:p>13.037</text:p>
          </table:table-cell>
          <table:table-cell table:style-name="ce1" office:value-type="float" office:value="18.7572" calcext:value-type="float">
            <text:p>18.7572</text:p>
          </table:table-cell>
          <table:table-cell table:style-name="ce1"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3.76718730, 133.76718730</text:p>
          </table:table-cell>
          <table:table-cell office:value-type="string" calcext:value-type="string">
            <text:p>6(0,6)-5(0,5)</text:p>
          </table:table-cell>
          <table:table-cell office:value-type="float" office:value="-3.8183" calcext:value-type="float">
            <text:p>-3.8183</text:p>
          </table:table-cell>
          <table:table-cell/>
          <table:table-cell office:value-type="float" office:value="11.2078" calcext:value-type="float">
            <text:p>11.2078</text:p>
          </table:table-cell>
          <table:table-cell office:value-type="float" office:value="16.1254" calcext:value-type="float">
            <text:p>16.125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5979880, 314.95979880</text:p>
          </table:table-cell>
          <table:table-cell office:value-type="string" calcext:value-type="string">
            <text:p>14(11,3)-13(11,2)</text:p>
          </table:table-cell>
          <table:table-cell office:value-type="float" office:value="-3.8037" calcext:value-type="float">
            <text:p>-3.8037</text:p>
          </table:table-cell>
          <table:table-cell/>
          <table:table-cell office:value-type="float" office:value="334.9492" calcext:value-type="float">
            <text:p>334.9492</text:p>
          </table:table-cell>
          <table:table-cell office:value-type="float" office:value="481.9144" calcext:value-type="float">
            <text:p>481.91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5979880, 314.95979880</text:p>
          </table:table-cell>
          <table:table-cell office:value-type="string" calcext:value-type="string">
            <text:p>14(11,3)-13(11,2)</text:p>
          </table:table-cell>
          <table:table-cell office:value-type="float" office:value="-3.8037" calcext:value-type="float">
            <text:p>-3.8037</text:p>
          </table:table-cell>
          <table:table-cell/>
          <table:table-cell office:value-type="float" office:value="334.9492" calcext:value-type="float">
            <text:p>334.9492</text:p>
          </table:table-cell>
          <table:table-cell office:value-type="float" office:value="481.9144" calcext:value-type="float">
            <text:p>481.91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39.48169910, 139.48169910</text:p>
          </table:table-cell>
          <table:table-cell office:value-type="string" calcext:value-type="string">
            <text:p>6(1,5)-5(1,4)</text:p>
          </table:table-cell>
          <table:table-cell office:value-type="float" office:value="-3.7995" calcext:value-type="float">
            <text:p>-3.7995</text:p>
          </table:table-cell>
          <table:table-cell/>
          <table:table-cell office:value-type="float" office:value="13.8565" calcext:value-type="float">
            <text:p>13.8565</text:p>
          </table:table-cell>
          <table:table-cell office:value-type="float" office:value="19.9363" calcext:value-type="float">
            <text:p>19.936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3206760, 179.93206760</text:p>
          </table:table-cell>
          <table:table-cell office:value-type="string" calcext:value-type="string">
            <text:p>8(5,4)-7(5,3)</text:p>
          </table:table-cell>
          <table:table-cell office:value-type="float" office:value="-3.7875" calcext:value-type="float">
            <text:p>-3.7875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3207400, 179.93207400</text:p>
          </table:table-cell>
          <table:table-cell office:value-type="string" calcext:value-type="string">
            <text:p>8(5,3)-7(5,2)</text:p>
          </table:table-cell>
          <table:table-cell office:value-type="float" office:value="-3.7875" calcext:value-type="float">
            <text:p>-3.7875</text:p>
          </table:table-cell>
          <table:table-cell/>
          <table:table-cell office:value-type="float" office:value="76.231" calcext:value-type="float">
            <text:p>76.231</text:p>
          </table:table-cell>
          <table:table-cell office:value-type="float" office:value="109.6788" calcext:value-type="float">
            <text:p>109.678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3609950, 292.43609950</text:p>
          </table:table-cell>
          <table:table-cell office:value-type="string" calcext:value-type="string">
            <text:p>13(10,4)-12(10,3)</text:p>
          </table:table-cell>
          <table:table-cell office:value-type="float" office:value="-3.7549" calcext:value-type="float">
            <text:p>-3.7549</text:p>
          </table:table-cell>
          <table:table-cell/>
          <table:table-cell office:value-type="float" office:value="279.0238" calcext:value-type="float">
            <text:p>279.0238</text:p>
          </table:table-cell>
          <table:table-cell office:value-type="float" office:value="401.4507" calcext:value-type="float">
            <text:p>401.450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3609950, 292.43609950</text:p>
          </table:table-cell>
          <table:table-cell office:value-type="string" calcext:value-type="string">
            <text:p>13(10,4)-12(10,3)</text:p>
          </table:table-cell>
          <table:table-cell office:value-type="float" office:value="-3.7549" calcext:value-type="float">
            <text:p>-3.7549</text:p>
          </table:table-cell>
          <table:table-cell/>
          <table:table-cell office:value-type="float" office:value="279.0238" calcext:value-type="float">
            <text:p>279.0238</text:p>
          </table:table-cell>
          <table:table-cell office:value-type="float" office:value="401.4507" calcext:value-type="float">
            <text:p>401.450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52648220, 157.52648220</text:p>
          </table:table-cell>
          <table:table-cell office:value-type="string" calcext:value-type="string">
            <text:p>7(3,5)-6(3,4)</text:p>
          </table:table-cell>
          <table:table-cell office:value-type="float" office:value="-3.7487" calcext:value-type="float">
            <text:p>-3.7487</text:p>
          </table:table-cell>
          <table:table-cell/>
          <table:table-cell office:value-type="float" office:value="35.6446" calcext:value-type="float">
            <text:p>35.6446</text:p>
          </table:table-cell>
          <table:table-cell office:value-type="float" office:value="51.2843" calcext:value-type="float">
            <text:p>51.28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57067490, 157.57067490</text:p>
          </table:table-cell>
          <table:table-cell office:value-type="string" calcext:value-type="string">
            <text:p>7(3,4)-6(3,3)</text:p>
          </table:table-cell>
          <table:table-cell office:value-type="float" office:value="-3.7484" calcext:value-type="float">
            <text:p>-3.7484</text:p>
          </table:table-cell>
          <table:table-cell/>
          <table:table-cell office:value-type="float" office:value="35.6456" calcext:value-type="float">
            <text:p>35.6456</text:p>
          </table:table-cell>
          <table:table-cell office:value-type="float" office:value="51.2858" calcext:value-type="float">
            <text:p>51.28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1820580, 202.41820580</text:p>
          </table:table-cell>
          <table:table-cell office:value-type="string" calcext:value-type="string">
            <text:p>9(6,4)-8(6,3)</text:p>
          </table:table-cell>
          <table:table-cell office:value-type="float" office:value="-3.738" calcext:value-type="float">
            <text:p>-3.738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1820590, 202.41820590</text:p>
          </table:table-cell>
          <table:table-cell office:value-type="string" calcext:value-type="string">
            <text:p>9(6,3)-8(6,2)</text:p>
          </table:table-cell>
          <table:table-cell office:value-type="float" office:value="-3.738" calcext:value-type="float">
            <text:p>-3.738</text:p>
          </table:table-cell>
          <table:table-cell/>
          <table:table-cell office:value-type="float" office:value="106.5112" calcext:value-type="float">
            <text:p>106.5112</text:p>
          </table:table-cell>
          <table:table-cell office:value-type="float" office:value="153.245" calcext:value-type="float">
            <text:p>153.24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050940, 269.92050940</text:p>
          </table:table-cell>
          <table:table-cell office:value-type="string" calcext:value-type="string">
            <text:p>12(9,3)-11(9,2)</text:p>
          </table:table-cell>
          <table:table-cell office:value-type="float" office:value="-3.7227" calcext:value-type="float">
            <text:p>-3.7227</text:p>
          </table:table-cell>
          <table:table-cell/>
          <table:table-cell office:value-type="float" office:value="228.2059" calcext:value-type="float">
            <text:p>228.2059</text:p>
          </table:table-cell>
          <table:table-cell office:value-type="float" office:value="328.3355" calcext:value-type="float">
            <text:p>328.335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050940, 269.92050940</text:p>
          </table:table-cell>
          <table:table-cell office:value-type="string" calcext:value-type="string">
            <text:p>12(9,3)-11(9,2)</text:p>
          </table:table-cell>
          <table:table-cell office:value-type="float" office:value="-3.7227" calcext:value-type="float">
            <text:p>-3.7227</text:p>
          </table:table-cell>
          <table:table-cell/>
          <table:table-cell office:value-type="float" office:value="228.2059" calcext:value-type="float">
            <text:p>228.2059</text:p>
          </table:table-cell>
          <table:table-cell office:value-type="float" office:value="328.3355" calcext:value-type="float">
            <text:p>328.335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1182900, 224.91182900</text:p>
          </table:table-cell>
          <table:table-cell office:value-type="string" calcext:value-type="string">
            <text:p>10(7,3)-9(7,2)</text:p>
          </table:table-cell>
          <table:table-cell office:value-type="float" office:value="-3.7125" calcext:value-type="float">
            <text:p>-3.7125</text:p>
          </table:table-cell>
          <table:table-cell/>
          <table:table-cell office:value-type="float" office:value="141.9394" calcext:value-type="float">
            <text:p>141.9394</text:p>
          </table:table-cell>
          <table:table-cell office:value-type="float" office:value="204.218" calcext:value-type="float">
            <text:p>204.21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1182900, 224.91182900</text:p>
          </table:table-cell>
          <table:table-cell office:value-type="string" calcext:value-type="string">
            <text:p>10(7,3)-9(7,2)</text:p>
          </table:table-cell>
          <table:table-cell office:value-type="float" office:value="-3.7125" calcext:value-type="float">
            <text:p>-3.7125</text:p>
          </table:table-cell>
          <table:table-cell/>
          <table:table-cell office:value-type="float" office:value="141.9394" calcext:value-type="float">
            <text:p>141.9394</text:p>
          </table:table-cell>
          <table:table-cell office:value-type="float" office:value="204.218" calcext:value-type="float">
            <text:p>204.21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254630, 247.41254630</text:p>
          </table:table-cell>
          <table:table-cell office:value-type="string" calcext:value-type="string">
            <text:p>11(8,4)-10(8,3)</text:p>
          </table:table-cell>
          <table:table-cell office:value-type="float" office:value="-3.708" calcext:value-type="float">
            <text:p>-3.708</text:p>
          </table:table-cell>
          <table:table-cell/>
          <table:table-cell office:value-type="float" office:value="182.5075" calcext:value-type="float">
            <text:p>182.5075</text:p>
          </table:table-cell>
          <table:table-cell office:value-type="float" office:value="262.5861" calcext:value-type="float">
            <text:p>262.586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254630, 247.41254630</text:p>
          </table:table-cell>
          <table:table-cell office:value-type="string" calcext:value-type="string">
            <text:p>11(8,4)-10(8,3)</text:p>
          </table:table-cell>
          <table:table-cell office:value-type="float" office:value="-3.708" calcext:value-type="float">
            <text:p>-3.708</text:p>
          </table:table-cell>
          <table:table-cell/>
          <table:table-cell office:value-type="float" office:value="182.5075" calcext:value-type="float">
            <text:p>182.5075</text:p>
          </table:table-cell>
          <table:table-cell office:value-type="float" office:value="262.5861" calcext:value-type="float">
            <text:p>262.586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7.05394670, 157.05394670</text:p>
          </table:table-cell>
          <table:table-cell office:value-type="string" calcext:value-type="string">
            <text:p>7(2,6)-6(2,5)</text:p>
          </table:table-cell>
          <table:table-cell office:value-type="float" office:value="-3.6771" calcext:value-type="float">
            <text:p>-3.6771</text:p>
          </table:table-cell>
          <table:table-cell/>
          <table:table-cell office:value-type="float" office:value="24.5751" calcext:value-type="float">
            <text:p>24.5751</text:p>
          </table:table-cell>
          <table:table-cell office:value-type="float" office:value="35.3579" calcext:value-type="float">
            <text:p>35.35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8.72053030, 158.72053030</text:p>
          </table:table-cell>
          <table:table-cell office:value-type="string" calcext:value-type="string">
            <text:p>7(2,5)-6(2,4)</text:p>
          </table:table-cell>
          <table:table-cell office:value-type="float" office:value="-3.6682" calcext:value-type="float">
            <text:p>-3.6682</text:p>
          </table:table-cell>
          <table:table-cell/>
          <table:table-cell office:value-type="float" office:value="24.6455" calcext:value-type="float">
            <text:p>24.6455</text:p>
          </table:table-cell>
          <table:table-cell office:value-type="float" office:value="35.4592" calcext:value-type="float">
            <text:p>35.459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1.17624750, 151.17624750</text:p>
          </table:table-cell>
          <table:table-cell office:value-type="string" calcext:value-type="string">
            <text:p>7(1,7)-6(1,6)</text:p>
          </table:table-cell>
          <table:table-cell office:value-type="float" office:value="-3.6671" calcext:value-type="float">
            <text:p>-3.6671</text:p>
          </table:table-cell>
          <table:table-cell/>
          <table:table-cell office:value-type="float" office:value="17.3624" calcext:value-type="float">
            <text:p>17.3624</text:p>
          </table:table-cell>
          <table:table-cell office:value-type="float" office:value="24.9805" calcext:value-type="float">
            <text:p>24.98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8416170, 179.98416170</text:p>
          </table:table-cell>
          <table:table-cell office:value-type="string" calcext:value-type="string">
            <text:p>8(4,5)-7(4,4)</text:p>
          </table:table-cell>
          <table:table-cell office:value-type="float" office:value="-3.6556" calcext:value-type="float">
            <text:p>-3.6556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98527520, 179.98527520</text:p>
          </table:table-cell>
          <table:table-cell office:value-type="string" calcext:value-type="string">
            <text:p>8(4,4)-7(4,3)</text:p>
          </table:table-cell>
          <table:table-cell office:value-type="float" office:value="-3.6556" calcext:value-type="float">
            <text:p>-3.6556</text:p>
          </table:table-cell>
          <table:table-cell/>
          <table:table-cell office:value-type="float" office:value="56.3582" calcext:value-type="float">
            <text:p>56.3582</text:p>
          </table:table-cell>
          <table:table-cell office:value-type="float" office:value="81.0864" calcext:value-type="float">
            <text:p>81.086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5805760, 337.45805760</text:p>
          </table:table-cell>
          <table:table-cell office:value-type="string" calcext:value-type="string">
            <text:p>15(11,4)-14(11,3)</text:p>
          </table:table-cell>
          <table:table-cell office:value-type="float" office:value="-3.6544" calcext:value-type="float">
            <text:p>-3.6544</text:p>
          </table:table-cell>
          <table:table-cell/>
          <table:table-cell office:value-type="float" office:value="345.4552" calcext:value-type="float">
            <text:p>345.4552</text:p>
          </table:table-cell>
          <table:table-cell office:value-type="float" office:value="497.0301" calcext:value-type="float">
            <text:p>497.030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5806900, 337.45806900</text:p>
          </table:table-cell>
          <table:table-cell office:value-type="string" calcext:value-type="string">
            <text:p>15(11,5)-14(11,4)</text:p>
          </table:table-cell>
          <table:table-cell office:value-type="float" office:value="-3.6544" calcext:value-type="float">
            <text:p>-3.6544</text:p>
          </table:table-cell>
          <table:table-cell/>
          <table:table-cell office:value-type="float" office:value="345.4552" calcext:value-type="float">
            <text:p>345.4552</text:p>
          </table:table-cell>
          <table:table-cell office:value-type="float" office:value="497.0301" calcext:value-type="float">
            <text:p>497.030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55.61785080, 155.61785080</text:p>
          </table:table-cell>
          <table:table-cell office:value-type="string" calcext:value-type="string">
            <text:p>7(0,7)-6(0,6)</text:p>
          </table:table-cell>
          <table:table-cell office:value-type="float" office:value="-3.6302" calcext:value-type="float">
            <text:p>-3.6302</text:p>
          </table:table-cell>
          <table:table-cell office:value-type="float" office:value="0.04" calcext:value-type="float">
            <text:p>0.04</text:p>
          </table:table-cell>
          <table:table-cell office:value-type="float" office:value="15.6697" calcext:value-type="float">
            <text:p>15.6697</text:p>
          </table:table-cell>
          <table:table-cell office:value-type="float" office:value="22.5451" calcext:value-type="float">
            <text:p>22.545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62.59845200, 162.59845200</text:p>
          </table:table-cell>
          <table:table-cell office:value-type="string" calcext:value-type="string">
            <text:p>7(1,6)-6(1,5)</text:p>
          </table:table-cell>
          <table:table-cell office:value-type="float" office:value="-3.6066" calcext:value-type="float">
            <text:p>-3.6066</text:p>
          </table:table-cell>
          <table:table-cell/>
          <table:table-cell office:value-type="float" office:value="18.5092" calcext:value-type="float">
            <text:p>18.5092</text:p>
          </table:table-cell>
          <table:table-cell office:value-type="float" office:value="26.6305" calcext:value-type="float">
            <text:p>26.63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554950, 314.93554950</text:p>
          </table:table-cell>
          <table:table-cell office:value-type="string" calcext:value-type="string">
            <text:p>14(10,5)-13(10,4)</text:p>
          </table:table-cell>
          <table:table-cell office:value-type="float" office:value="-3.6004" calcext:value-type="float">
            <text:p>-3.6004</text:p>
          </table:table-cell>
          <table:table-cell/>
          <table:table-cell office:value-type="float" office:value="288.7784" calcext:value-type="float">
            <text:p>288.7784</text:p>
          </table:table-cell>
          <table:table-cell office:value-type="float" office:value="415.4853" calcext:value-type="float">
            <text:p>415.485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554950, 314.93554950</text:p>
          </table:table-cell>
          <table:table-cell office:value-type="string" calcext:value-type="string">
            <text:p>14(10,5)-13(10,4)</text:p>
          </table:table-cell>
          <table:table-cell office:value-type="float" office:value="-3.6004" calcext:value-type="float">
            <text:p>-3.6004</text:p>
          </table:table-cell>
          <table:table-cell/>
          <table:table-cell office:value-type="float" office:value="288.7784" calcext:value-type="float">
            <text:p>288.7784</text:p>
          </table:table-cell>
          <table:table-cell office:value-type="float" office:value="415.4853" calcext:value-type="float">
            <text:p>415.485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4979350, 202.44979350</text:p>
          </table:table-cell>
          <table:table-cell office:value-type="string" calcext:value-type="string">
            <text:p>9(5,5)-8(5,4)</text:p>
          </table:table-cell>
          <table:table-cell office:value-type="float" office:value="-3.5923" calcext:value-type="float">
            <text:p>-3.5923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44981450, 202.44981450</text:p>
          </table:table-cell>
          <table:table-cell office:value-type="string" calcext:value-type="string">
            <text:p>9(5,4)-8(5,3)</text:p>
          </table:table-cell>
          <table:table-cell office:value-type="float" office:value="-3.5923" calcext:value-type="float">
            <text:p>-3.5923</text:p>
          </table:table-cell>
          <table:table-cell/>
          <table:table-cell office:value-type="float" office:value="82.2329" calcext:value-type="float">
            <text:p>82.2329</text:p>
          </table:table-cell>
          <table:table-cell office:value-type="float" office:value="118.3141" calcext:value-type="float">
            <text:p>118.31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0.08304860, 180.08304860</text:p>
          </table:table-cell>
          <table:table-cell office:value-type="string" calcext:value-type="string">
            <text:p>8(3,6)-7(3,5)</text:p>
          </table:table-cell>
          <table:table-cell office:value-type="float" office:value="-3.5639" calcext:value-type="float">
            <text:p>-3.5639</text:p>
          </table:table-cell>
          <table:table-cell/>
          <table:table-cell office:value-type="float" office:value="40.8991" calcext:value-type="float">
            <text:p>40.8991</text:p>
          </table:table-cell>
          <table:table-cell office:value-type="float" office:value="58.8443" calcext:value-type="float">
            <text:p>58.84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0.17121550, 180.17121550</text:p>
          </table:table-cell>
          <table:table-cell office:value-type="string" calcext:value-type="string">
            <text:p>8(3,5)-7(3,4)</text:p>
          </table:table-cell>
          <table:table-cell office:value-type="float" office:value="-3.5634" calcext:value-type="float">
            <text:p>-3.5634</text:p>
          </table:table-cell>
          <table:table-cell/>
          <table:table-cell office:value-type="float" office:value="40.9016" calcext:value-type="float">
            <text:p>40.9016</text:p>
          </table:table-cell>
          <table:table-cell office:value-type="float" office:value="58.8479" calcext:value-type="float">
            <text:p>58.84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158570, 292.42158570</text:p>
          </table:table-cell>
          <table:table-cell office:value-type="string" calcext:value-type="string">
            <text:p>13(9,4)-12(9,3)</text:p>
          </table:table-cell>
          <table:table-cell office:value-type="float" office:value="-3.5623" calcext:value-type="float">
            <text:p>-3.5623</text:p>
          </table:table-cell>
          <table:table-cell/>
          <table:table-cell office:value-type="float" office:value="237.2095" calcext:value-type="float">
            <text:p>237.2095</text:p>
          </table:table-cell>
          <table:table-cell office:value-type="float" office:value="341.2896" calcext:value-type="float">
            <text:p>341.289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158570, 292.42158570</text:p>
          </table:table-cell>
          <table:table-cell office:value-type="string" calcext:value-type="string">
            <text:p>13(9,4)-12(9,3)</text:p>
          </table:table-cell>
          <table:table-cell office:value-type="float" office:value="-3.5623" calcext:value-type="float">
            <text:p>-3.5623</text:p>
          </table:table-cell>
          <table:table-cell/>
          <table:table-cell office:value-type="float" office:value="237.2095" calcext:value-type="float">
            <text:p>237.2095</text:p>
          </table:table-cell>
          <table:table-cell office:value-type="float" office:value="341.2896" calcext:value-type="float">
            <text:p>341.289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2907940, 224.92907940</text:p>
          </table:table-cell>
          <table:table-cell office:value-type="string" calcext:value-type="string">
            <text:p>10(6,5)-9(6,4)</text:p>
          </table:table-cell>
          <table:table-cell office:value-type="float" office:value="-3.5541" calcext:value-type="float">
            <text:p>-3.5541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2907970, 224.92907970</text:p>
          </table:table-cell>
          <table:table-cell office:value-type="string" calcext:value-type="string">
            <text:p>10(6,4)-9(6,3)</text:p>
          </table:table-cell>
          <table:table-cell office:value-type="float" office:value="-3.5541" calcext:value-type="float">
            <text:p>-3.5541</text:p>
          </table:table-cell>
          <table:table-cell/>
          <table:table-cell office:value-type="float" office:value="113.2631" calcext:value-type="float">
            <text:p>113.2631</text:p>
          </table:table-cell>
          <table:table-cell office:value-type="float" office:value="162.9594" calcext:value-type="float">
            <text:p>162.95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1584810, 269.91584810</text:p>
          </table:table-cell>
          <table:table-cell office:value-type="string" calcext:value-type="string">
            <text:p>12(8,5)-11(8,4)</text:p>
          </table:table-cell>
          <table:table-cell office:value-type="float" office:value="-3.5409" calcext:value-type="float">
            <text:p>-3.5409</text:p>
          </table:table-cell>
          <table:table-cell/>
          <table:table-cell office:value-type="float" office:value="190.7603" calcext:value-type="float">
            <text:p>190.7603</text:p>
          </table:table-cell>
          <table:table-cell office:value-type="float" office:value="274.4599" calcext:value-type="float">
            <text:p>274.459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1584810, 269.91584810</text:p>
          </table:table-cell>
          <table:table-cell office:value-type="string" calcext:value-type="string">
            <text:p>12(8,5)-11(8,4)</text:p>
          </table:table-cell>
          <table:table-cell office:value-type="float" office:value="-3.5409" calcext:value-type="float">
            <text:p>-3.5409</text:p>
          </table:table-cell>
          <table:table-cell/>
          <table:table-cell office:value-type="float" office:value="190.7603" calcext:value-type="float">
            <text:p>190.7603</text:p>
          </table:table-cell>
          <table:table-cell office:value-type="float" office:value="274.4599" calcext:value-type="float">
            <text:p>274.459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823030, 247.41823030</text:p>
          </table:table-cell>
          <table:table-cell office:value-type="string" calcext:value-type="string">
            <text:p>11(7,5)-10(7,4)</text:p>
          </table:table-cell>
          <table:table-cell office:value-type="float" office:value="-3.5377" calcext:value-type="float">
            <text:p>-3.5377</text:p>
          </table:table-cell>
          <table:table-cell/>
          <table:table-cell office:value-type="float" office:value="149.4417" calcext:value-type="float">
            <text:p>149.4417</text:p>
          </table:table-cell>
          <table:table-cell office:value-type="float" office:value="215.012" calcext:value-type="float">
            <text:p>215.01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1823030, 247.41823030</text:p>
          </table:table-cell>
          <table:table-cell office:value-type="string" calcext:value-type="string">
            <text:p>11(7,5)-10(7,4)</text:p>
          </table:table-cell>
          <table:table-cell office:value-type="float" office:value="-3.5377" calcext:value-type="float">
            <text:p>-3.5377</text:p>
          </table:table-cell>
          <table:table-cell/>
          <table:table-cell office:value-type="float" office:value="149.4417" calcext:value-type="float">
            <text:p>149.4417</text:p>
          </table:table-cell>
          <table:table-cell office:value-type="float" office:value="215.012" calcext:value-type="float">
            <text:p>215.01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9.38469930, 179.38469930</text:p>
          </table:table-cell>
          <table:table-cell office:value-type="string" calcext:value-type="string">
            <text:p>8(2,7)-7(2,6)</text:p>
          </table:table-cell>
          <table:table-cell office:value-type="float" office:value="-3.5064" calcext:value-type="float">
            <text:p>-3.5064</text:p>
          </table:table-cell>
          <table:table-cell/>
          <table:table-cell office:value-type="float" office:value="29.8139" calcext:value-type="float">
            <text:p>29.8139</text:p>
          </table:table-cell>
          <table:table-cell office:value-type="float" office:value="42.8953" calcext:value-type="float">
            <text:p>42.895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2.63573000, 172.63573000</text:p>
          </table:table-cell>
          <table:table-cell office:value-type="string" calcext:value-type="string">
            <text:p>8(1,8)-7(1,7)</text:p>
          </table:table-cell>
          <table:table-cell office:value-type="float" office:value="-3.5029" calcext:value-type="float">
            <text:p>-3.5029</text:p>
          </table:table-cell>
          <table:table-cell/>
          <table:table-cell office:value-type="float" office:value="22.4051" calcext:value-type="float">
            <text:p>22.4051</text:p>
          </table:table-cell>
          <table:table-cell office:value-type="float" office:value="32.2358" calcext:value-type="float">
            <text:p>32.23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1.85009110, 181.85009110</text:p>
          </table:table-cell>
          <table:table-cell office:value-type="string" calcext:value-type="string">
            <text:p>8(2,6)-7(2,5)</text:p>
          </table:table-cell>
          <table:table-cell office:value-type="float" office:value="-3.4949" calcext:value-type="float">
            <text:p>-3.4949</text:p>
          </table:table-cell>
          <table:table-cell/>
          <table:table-cell office:value-type="float" office:value="29.9399" calcext:value-type="float">
            <text:p>29.9399</text:p>
          </table:table-cell>
          <table:table-cell office:value-type="float" office:value="43.0766" calcext:value-type="float">
            <text:p>43.076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52711390, 202.52711390</text:p>
          </table:table-cell>
          <table:table-cell office:value-type="string" calcext:value-type="string">
            <text:p>9(4,6)-8(4,5)</text:p>
          </table:table-cell>
          <table:table-cell office:value-type="float" office:value="-3.4859" calcext:value-type="float">
            <text:p>-3.4859</text:p>
          </table:table-cell>
          <table:table-cell/>
          <table:table-cell office:value-type="float" office:value="62.3618" calcext:value-type="float">
            <text:p>62.3618</text:p>
          </table:table-cell>
          <table:table-cell office:value-type="float" office:value="89.7242" calcext:value-type="float">
            <text:p>89.724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52978240, 202.52978240</text:p>
          </table:table-cell>
          <table:table-cell office:value-type="string" calcext:value-type="string">
            <text:p>9(4,5)-8(4,4)</text:p>
          </table:table-cell>
          <table:table-cell office:value-type="float" office:value="-3.4859" calcext:value-type="float">
            <text:p>-3.4859</text:p>
          </table:table-cell>
          <table:table-cell/>
          <table:table-cell office:value-type="float" office:value="62.3619" calcext:value-type="float">
            <text:p>62.3619</text:p>
          </table:table-cell>
          <table:table-cell office:value-type="float" office:value="89.7243" calcext:value-type="float">
            <text:p>89.72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3595240, 337.43595240</text:p>
          </table:table-cell>
          <table:table-cell office:value-type="string" calcext:value-type="string">
            <text:p>15(10,6)-14(10,5)</text:p>
          </table:table-cell>
          <table:table-cell office:value-type="float" office:value="-3.4785" calcext:value-type="float">
            <text:p>-3.4785</text:p>
          </table:table-cell>
          <table:table-cell/>
          <table:table-cell office:value-type="float" office:value="299.2835" calcext:value-type="float">
            <text:p>299.2835</text:p>
          </table:table-cell>
          <table:table-cell office:value-type="float" office:value="430.5997" calcext:value-type="float">
            <text:p>430.599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3596700, 337.43596700</text:p>
          </table:table-cell>
          <table:table-cell office:value-type="string" calcext:value-type="string">
            <text:p>15(10,5)-14(10,4)</text:p>
          </table:table-cell>
          <table:table-cell office:value-type="float" office:value="-3.4785" calcext:value-type="float">
            <text:p>-3.4785</text:p>
          </table:table-cell>
          <table:table-cell/>
          <table:table-cell office:value-type="float" office:value="299.2835" calcext:value-type="float">
            <text:p>299.2835</text:p>
          </table:table-cell>
          <table:table-cell office:value-type="float" office:value="430.5997" calcext:value-type="float">
            <text:p>430.599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77.28280130, 177.28280130</text:p>
          </table:table-cell>
          <table:table-cell office:value-type="string" calcext:value-type="string">
            <text:p>8(0,8)-7(0,7)</text:p>
          </table:table-cell>
          <table:table-cell office:value-type="float" office:value="-3.4708" calcext:value-type="float">
            <text:p>-3.4708</text:p>
          </table:table-cell>
          <table:table-cell/>
          <table:table-cell office:value-type="float" office:value="20.8606" calcext:value-type="float">
            <text:p>20.8606</text:p>
          </table:table-cell>
          <table:table-cell office:value-type="float" office:value="30.0136" calcext:value-type="float">
            <text:p>30.01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85.65013650, 185.65013650</text:p>
          </table:table-cell>
          <table:table-cell office:value-type="string" calcext:value-type="string">
            <text:p>8(1,7)-7(1,6)</text:p>
          </table:table-cell>
          <table:table-cell office:value-type="float" office:value="-3.4435" calcext:value-type="float">
            <text:p>-3.4435</text:p>
          </table:table-cell>
          <table:table-cell/>
          <table:table-cell office:value-type="float" office:value="23.9329" calcext:value-type="float">
            <text:p>23.9329</text:p>
          </table:table-cell>
          <table:table-cell office:value-type="float" office:value="34.4339" calcext:value-type="float">
            <text:p>34.433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2449300, 314.92449300</text:p>
          </table:table-cell>
          <table:table-cell office:value-type="string" calcext:value-type="string">
            <text:p>14(9,6)-13(9,5)</text:p>
          </table:table-cell>
          <table:table-cell office:value-type="float" office:value="-3.4349" calcext:value-type="float">
            <text:p>-3.4349</text:p>
          </table:table-cell>
          <table:table-cell/>
          <table:table-cell office:value-type="float" office:value="246.9636" calcext:value-type="float">
            <text:p>246.9636</text:p>
          </table:table-cell>
          <table:table-cell office:value-type="float" office:value="355.3235" calcext:value-type="float">
            <text:p>355.323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2449300, 314.92449300</text:p>
          </table:table-cell>
          <table:table-cell office:value-type="string" calcext:value-type="string">
            <text:p>14(9,6)-13(9,5)</text:p>
          </table:table-cell>
          <table:table-cell office:value-type="float" office:value="-3.4349" calcext:value-type="float">
            <text:p>-3.4349</text:p>
          </table:table-cell>
          <table:table-cell/>
          <table:table-cell office:value-type="float" office:value="246.9636" calcext:value-type="float">
            <text:p>246.9636</text:p>
          </table:table-cell>
          <table:table-cell office:value-type="float" office:value="355.3235" calcext:value-type="float">
            <text:p>355.323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7675610, 224.97675610</text:p>
          </table:table-cell>
          <table:table-cell office:value-type="string" calcext:value-type="string">
            <text:p>10(5,6)-9(5,5)</text:p>
          </table:table-cell>
          <table:table-cell office:value-type="float" office:value="-3.4344" calcext:value-type="float">
            <text:p>-3.4344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4.97681470, 224.97681470</text:p>
          </table:table-cell>
          <table:table-cell office:value-type="string" calcext:value-type="string">
            <text:p>10(5,5)-9(5,4)</text:p>
          </table:table-cell>
          <table:table-cell office:value-type="float" office:value="-3.4344" calcext:value-type="float">
            <text:p>-3.4344</text:p>
          </table:table-cell>
          <table:table-cell/>
          <table:table-cell office:value-type="float" office:value="88.9859" calcext:value-type="float">
            <text:p>88.9859</text:p>
          </table:table-cell>
          <table:table-cell office:value-type="float" office:value="128.0301" calcext:value-type="float">
            <text:p>128.030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65413880, 202.65413880</text:p>
          </table:table-cell>
          <table:table-cell office:value-type="string" calcext:value-type="string">
            <text:p>9(3,7)-8(3,6)</text:p>
          </table:table-cell>
          <table:table-cell office:value-type="float" office:value="-3.4088" calcext:value-type="float">
            <text:p>-3.4088</text:p>
          </table:table-cell>
          <table:table-cell/>
          <table:table-cell office:value-type="float" office:value="46.9061" calcext:value-type="float">
            <text:p>46.9061</text:p>
          </table:table-cell>
          <table:table-cell office:value-type="float" office:value="67.487" calcext:value-type="float">
            <text:p>67.48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2.81521230, 202.81521230</text:p>
          </table:table-cell>
          <table:table-cell office:value-type="string" calcext:value-type="string">
            <text:p>9(3,6)-8(3,5)</text:p>
          </table:table-cell>
          <table:table-cell office:value-type="float" office:value="-3.4081" calcext:value-type="float">
            <text:p>-3.4081</text:p>
          </table:table-cell>
          <table:table-cell/>
          <table:table-cell office:value-type="float" office:value="46.9115" calcext:value-type="float">
            <text:p>46.9115</text:p>
          </table:table-cell>
          <table:table-cell office:value-type="float" office:value="67.4948" calcext:value-type="float">
            <text:p>67.494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206870, 292.42206870</text:p>
          </table:table-cell>
          <table:table-cell office:value-type="string" calcext:value-type="string">
            <text:p>13(8,5)-12(8,4)</text:p>
          </table:table-cell>
          <table:table-cell office:value-type="float" office:value="-3.4076" calcext:value-type="float">
            <text:p>-3.4076</text:p>
          </table:table-cell>
          <table:table-cell/>
          <table:table-cell office:value-type="float" office:value="199.7637" calcext:value-type="float">
            <text:p>199.7637</text:p>
          </table:table-cell>
          <table:table-cell office:value-type="float" office:value="287.4138" calcext:value-type="float">
            <text:p>287.413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2206870, 292.42206870</text:p>
          </table:table-cell>
          <table:table-cell office:value-type="string" calcext:value-type="string">
            <text:p>13(8,5)-12(8,4)</text:p>
          </table:table-cell>
          <table:table-cell office:value-type="float" office:value="-3.4076" calcext:value-type="float">
            <text:p>-3.4076</text:p>
          </table:table-cell>
          <table:table-cell/>
          <table:table-cell office:value-type="float" office:value="199.7637" calcext:value-type="float">
            <text:p>199.7637</text:p>
          </table:table-cell>
          <table:table-cell office:value-type="float" office:value="287.4138" calcext:value-type="float">
            <text:p>287.413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4624290, 247.44624290</text:p>
          </table:table-cell>
          <table:table-cell office:value-type="string" calcext:value-type="string">
            <text:p>11(6,6)-10(6,5)</text:p>
          </table:table-cell>
          <table:table-cell office:value-type="float" office:value="-3.4057" calcext:value-type="float">
            <text:p>-3.4057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44624390, 247.44624390</text:p>
          </table:table-cell>
          <table:table-cell office:value-type="string" calcext:value-type="string">
            <text:p>11(6,5)-10(6,4)</text:p>
          </table:table-cell>
          <table:table-cell office:value-type="float" office:value="-3.4057" calcext:value-type="float">
            <text:p>-3.4057</text:p>
          </table:table-cell>
          <table:table-cell/>
          <table:table-cell office:value-type="float" office:value="120.7659" calcext:value-type="float">
            <text:p>120.7659</text:p>
          </table:table-cell>
          <table:table-cell office:value-type="float" office:value="173.7542" calcext:value-type="float">
            <text:p>173.754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896400, 269.92896400</text:p>
          </table:table-cell>
          <table:table-cell office:value-type="string" calcext:value-type="string">
            <text:p>12(7,5)-11(7,4)</text:p>
          </table:table-cell>
          <table:table-cell office:value-type="float" office:value="-3.3974" calcext:value-type="float">
            <text:p>-3.3974</text:p>
          </table:table-cell>
          <table:table-cell/>
          <table:table-cell office:value-type="float" office:value="157.6947" calcext:value-type="float">
            <text:p>157.6947</text:p>
          </table:table-cell>
          <table:table-cell office:value-type="float" office:value="226.8862" calcext:value-type="float">
            <text:p>226.886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2896400, 269.92896400</text:p>
          </table:table-cell>
          <table:table-cell office:value-type="string" calcext:value-type="string">
            <text:p>12(7,5)-11(7,4)</text:p>
          </table:table-cell>
          <table:table-cell office:value-type="float" office:value="-3.3974" calcext:value-type="float">
            <text:p>-3.3974</text:p>
          </table:table-cell>
          <table:table-cell/>
          <table:table-cell office:value-type="float" office:value="157.6947" calcext:value-type="float">
            <text:p>157.6947</text:p>
          </table:table-cell>
          <table:table-cell office:value-type="float" office:value="226.8862" calcext:value-type="float">
            <text:p>226.886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737050, 359.93737050</text:p>
          </table:table-cell>
          <table:table-cell office:value-type="string" calcext:value-type="string">
            <text:p>16(10,7)-15(10,6)</text:p>
          </table:table-cell>
          <table:table-cell office:value-type="float" office:value="-3.3784" calcext:value-type="float">
            <text:p>-3.3784</text:p>
          </table:table-cell>
          <table:table-cell/>
          <table:table-cell office:value-type="float" office:value="310.5392" calcext:value-type="float">
            <text:p>310.5392</text:p>
          </table:table-cell>
          <table:table-cell office:value-type="float" office:value="446.7941" calcext:value-type="float">
            <text:p>446.79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737050, 359.93737050</text:p>
          </table:table-cell>
          <table:table-cell office:value-type="string" calcext:value-type="string">
            <text:p>16(10,7)-15(10,6)</text:p>
          </table:table-cell>
          <table:table-cell office:value-type="float" office:value="-3.3784" calcext:value-type="float">
            <text:p>-3.3784</text:p>
          </table:table-cell>
          <table:table-cell/>
          <table:table-cell office:value-type="float" office:value="310.5392" calcext:value-type="float">
            <text:p>310.5392</text:p>
          </table:table-cell>
          <table:table-cell office:value-type="float" office:value="446.7941" calcext:value-type="float">
            <text:p>446.79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4.04698350, 194.04698350</text:p>
          </table:table-cell>
          <table:table-cell office:value-type="string" calcext:value-type="string">
            <text:p>9(1,9)-8(1,8)</text:p>
          </table:table-cell>
          <table:table-cell office:value-type="float" office:value="-3.3616" calcext:value-type="float">
            <text:p>-3.3616</text:p>
          </table:table-cell>
          <table:table-cell/>
          <table:table-cell office:value-type="float" office:value="28.1636" calcext:value-type="float">
            <text:p>28.1636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1.67355610, 201.67355610</text:p>
          </table:table-cell>
          <table:table-cell office:value-type="string" calcext:value-type="string">
            <text:p>9(2,8)-8(2,7)</text:p>
          </table:table-cell>
          <table:table-cell office:value-type="float" office:value="-3.3608" calcext:value-type="float">
            <text:p>-3.3608</text:p>
          </table:table-cell>
          <table:table-cell/>
          <table:table-cell office:value-type="float" office:value="35.7975" calcext:value-type="float">
            <text:p>35.7975</text:p>
          </table:table-cell>
          <table:table-cell office:value-type="float" office:value="51.5043" calcext:value-type="float">
            <text:p>51.50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5.12775620, 205.12775620</text:p>
          </table:table-cell>
          <table:table-cell office:value-type="string" calcext:value-type="string">
            <text:p>9(2,7)-8(2,6)</text:p>
          </table:table-cell>
          <table:table-cell office:value-type="float" office:value="-3.3465" calcext:value-type="float">
            <text:p>-3.3465</text:p>
          </table:table-cell>
          <table:table-cell/>
          <table:table-cell office:value-type="float" office:value="36.0058" calcext:value-type="float">
            <text:p>36.0058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08544350, 225.08544350</text:p>
          </table:table-cell>
          <table:table-cell office:value-type="string" calcext:value-type="string">
            <text:p>10(4,7)-9(4,6)</text:p>
          </table:table-cell>
          <table:table-cell office:value-type="float" office:value="-3.3434" calcext:value-type="float">
            <text:p>-3.3434</text:p>
          </table:table-cell>
          <table:table-cell office:value-type="string" calcext:value-type="string">
            <text:p><text:s/>4.3e</text:p>
          </table:table-cell>
          <table:table-cell office:value-type="float" office:value="69.1174" calcext:value-type="float">
            <text:p>69.1174</text:p>
          </table:table-cell>
          <table:table-cell office:value-type="float" office:value="99.4439" calcext:value-type="float">
            <text:p>99.443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09121450, 225.09121450</text:p>
          </table:table-cell>
          <table:table-cell office:value-type="string" calcext:value-type="string">
            <text:p>10(4,6)-9(4,5)</text:p>
          </table:table-cell>
          <table:table-cell office:value-type="float" office:value="-3.3434" calcext:value-type="float">
            <text:p>-3.3434</text:p>
          </table:table-cell>
          <table:table-cell office:value-type="string" calcext:value-type="string">
            <text:p><text:s/>5.2e</text:p>
          </table:table-cell>
          <table:table-cell office:value-type="float" office:value="69.1175" calcext:value-type="float">
            <text:p>69.1175</text:p>
          </table:table-cell>
          <table:table-cell office:value-type="float" office:value="99.4441" calcext:value-type="float">
            <text:p>99.44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198.75498690, 198.75498690</text:p>
          </table:table-cell>
          <table:table-cell office:value-type="string" calcext:value-type="string">
            <text:p>9(0,9)-8(0,8)</text:p>
          </table:table-cell>
          <table:table-cell office:value-type="float" office:value="-3.3336" calcext:value-type="float">
            <text:p>-3.3336</text:p>
          </table:table-cell>
          <table:table-cell/>
          <table:table-cell office:value-type="float" office:value="26.7741" calcext:value-type="float">
            <text:p>26.7741</text:p>
          </table:table-cell>
          <table:table-cell office:value-type="float" office:value="38.5217" calcext:value-type="float">
            <text:p>38.521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2936630, 337.42936630</text:p>
          </table:table-cell>
          <table:table-cell office:value-type="string" calcext:value-type="string">
            <text:p>15(9,6)-14(9,5)</text:p>
          </table:table-cell>
          <table:table-cell office:value-type="float" office:value="-3.3299" calcext:value-type="float">
            <text:p>-3.3299</text:p>
          </table:table-cell>
          <table:table-cell/>
          <table:table-cell office:value-type="float" office:value="257.4683" calcext:value-type="float">
            <text:p>257.4683</text:p>
          </table:table-cell>
          <table:table-cell office:value-type="float" office:value="370.4373" calcext:value-type="float">
            <text:p>370.437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2938900, 337.42938900</text:p>
          </table:table-cell>
          <table:table-cell office:value-type="string" calcext:value-type="string">
            <text:p>15(9,7)-14(9,6)</text:p>
          </table:table-cell>
          <table:table-cell office:value-type="float" office:value="-3.3299" calcext:value-type="float">
            <text:p>-3.3299</text:p>
          </table:table-cell>
          <table:table-cell/>
          <table:table-cell office:value-type="float" office:value="257.4683" calcext:value-type="float">
            <text:p>257.4683</text:p>
          </table:table-cell>
          <table:table-cell office:value-type="float" office:value="370.4373" calcext:value-type="float">
            <text:p>370.437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08.62391420, 208.62391420</text:p>
          </table:table-cell>
          <table:table-cell office:value-type="string" calcext:value-type="string">
            <text:p>9(1,8)-8(1,7)</text:p>
          </table:table-cell>
          <table:table-cell office:value-type="float" office:value="-3.3033" calcext:value-type="float">
            <text:p>-3.3033</text:p>
          </table:table-cell>
          <table:table-cell/>
          <table:table-cell office:value-type="float" office:value="30.1255" calcext:value-type="float">
            <text:p>30.1255</text:p>
          </table:table-cell>
          <table:table-cell office:value-type="float" office:value="43.3436" calcext:value-type="float">
            <text:p>43.34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51397130, 247.51397130</text:p>
          </table:table-cell>
          <table:table-cell office:value-type="string" calcext:value-type="string">
            <text:p>11(5,7)-10(5,6)</text:p>
          </table:table-cell>
          <table:table-cell office:value-type="float" office:value="-3.3021" calcext:value-type="float">
            <text:p>-3.3021</text:p>
          </table:table-cell>
          <table:table-cell office:value-type="string" calcext:value-type="string">
            <text:p><text:s/>2.7f</text:p>
          </table:table-cell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51411760, 247.51411760</text:p>
          </table:table-cell>
          <table:table-cell office:value-type="string" calcext:value-type="string">
            <text:p>11(5,6)-10(5,5)</text:p>
          </table:table-cell>
          <table:table-cell office:value-type="float" office:value="-3.3021" calcext:value-type="float">
            <text:p>-3.3021</text:p>
          </table:table-cell>
          <table:table-cell office:value-type="string" calcext:value-type="string">
            <text:p><text:s/>2.7f</text:p>
          </table:table-cell>
          <table:table-cell office:value-type="float" office:value="96.4903" calcext:value-type="float">
            <text:p>96.4903</text:p>
          </table:table-cell>
          <table:table-cell office:value-type="float" office:value="138.8272" calcext:value-type="float">
            <text:p>138.827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144510, 314.93144510</text:p>
          </table:table-cell>
          <table:table-cell office:value-type="string" calcext:value-type="string">
            <text:p>14(8,7)-13(8,6)</text:p>
          </table:table-cell>
          <table:table-cell office:value-type="float" office:value="-3.297" calcext:value-type="float">
            <text:p>-3.297</text:p>
          </table:table-cell>
          <table:table-cell/>
          <table:table-cell office:value-type="float" office:value="209.5179" calcext:value-type="float">
            <text:p>209.5179</text:p>
          </table:table-cell>
          <table:table-cell office:value-type="float" office:value="301.4478" calcext:value-type="float">
            <text:p>301.447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3144510, 314.93144510</text:p>
          </table:table-cell>
          <table:table-cell office:value-type="string" calcext:value-type="string">
            <text:p>14(8,7)-13(8,6)</text:p>
          </table:table-cell>
          <table:table-cell office:value-type="float" office:value="-3.297" calcext:value-type="float">
            <text:p>-3.297</text:p>
          </table:table-cell>
          <table:table-cell/>
          <table:table-cell office:value-type="float" office:value="209.5179" calcext:value-type="float">
            <text:p>209.5179</text:p>
          </table:table-cell>
          <table:table-cell office:value-type="float" office:value="301.4478" calcext:value-type="float">
            <text:p>301.447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3986500, 382.43986500</text:p>
          </table:table-cell>
          <table:table-cell office:value-type="string" calcext:value-type="string">
            <text:p>17(10,8)-16(10,7)</text:p>
          </table:table-cell>
          <table:table-cell office:value-type="float" office:value="-3.2945" calcext:value-type="float">
            <text:p>-3.2945</text:p>
          </table:table-cell>
          <table:table-cell/>
          <table:table-cell office:value-type="float" office:value="322.5454" calcext:value-type="float">
            <text:p>322.5454</text:p>
          </table:table-cell>
          <table:table-cell office:value-type="float" office:value="464.0682" calcext:value-type="float">
            <text:p>464.068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3986500, 382.43986500</text:p>
          </table:table-cell>
          <table:table-cell office:value-type="string" calcext:value-type="string">
            <text:p>17(10,8)-16(10,7)</text:p>
          </table:table-cell>
          <table:table-cell office:value-type="float" office:value="-3.2945" calcext:value-type="float">
            <text:p>-3.2945</text:p>
          </table:table-cell>
          <table:table-cell/>
          <table:table-cell office:value-type="float" office:value="322.5454" calcext:value-type="float">
            <text:p>322.5454</text:p>
          </table:table-cell>
          <table:table-cell office:value-type="float" office:value="464.0682" calcext:value-type="float">
            <text:p>464.068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7032070, 269.97032070</text:p>
          </table:table-cell>
          <table:table-cell office:value-type="string" calcext:value-type="string">
            <text:p>12(6,7)-11(6,6)</text:p>
          </table:table-cell>
          <table:table-cell office:value-type="float" office:value="-3.2818" calcext:value-type="float">
            <text:p>-3.2818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9.97032360, 269.97032360</text:p>
          </table:table-cell>
          <table:table-cell office:value-type="string" calcext:value-type="string">
            <text:p>12(6,6)-11(6,5)</text:p>
          </table:table-cell>
          <table:table-cell office:value-type="float" office:value="-3.2818" calcext:value-type="float">
            <text:p>-3.2818</text:p>
          </table:table-cell>
          <table:table-cell/>
          <table:table-cell office:value-type="float" office:value="129.0199" calcext:value-type="float">
            <text:p>129.0199</text:p>
          </table:table-cell>
          <table:table-cell office:value-type="float" office:value="185.6298" calcext:value-type="float">
            <text:p>185.629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4441810, 292.44441810</text:p>
          </table:table-cell>
          <table:table-cell office:value-type="string" calcext:value-type="string">
            <text:p>13(7,7)-12(7,6)</text:p>
          </table:table-cell>
          <table:table-cell office:value-type="float" office:value="-3.2806" calcext:value-type="float">
            <text:p>-3.2806</text:p>
          </table:table-cell>
          <table:table-cell/>
          <table:table-cell office:value-type="float" office:value="166.6985" calcext:value-type="float">
            <text:p>166.6985</text:p>
          </table:table-cell>
          <table:table-cell office:value-type="float" office:value="239.8406" calcext:value-type="float">
            <text:p>239.840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44441820, 292.44441820</text:p>
          </table:table-cell>
          <table:table-cell office:value-type="string" calcext:value-type="string">
            <text:p>13(7,6)-12(7,5)</text:p>
          </table:table-cell>
          <table:table-cell office:value-type="float" office:value="-3.2806" calcext:value-type="float">
            <text:p>-3.2806</text:p>
          </table:table-cell>
          <table:table-cell/>
          <table:table-cell office:value-type="float" office:value="166.6985" calcext:value-type="float">
            <text:p>166.6985</text:p>
          </table:table-cell>
          <table:table-cell office:value-type="float" office:value="239.8406" calcext:value-type="float">
            <text:p>239.840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23775360, 225.23775360</text:p>
          </table:table-cell>
          <table:table-cell office:value-type="string" calcext:value-type="string">
            <text:p>10(3,8)-9(3,7)</text:p>
          </table:table-cell>
          <table:table-cell office:value-type="float" office:value="-3.2759" calcext:value-type="float">
            <text:p>-3.2759</text:p>
          </table:table-cell>
          <table:table-cell/>
          <table:table-cell office:value-type="float" office:value="53.6659" calcext:value-type="float">
            <text:p>53.6659</text:p>
          </table:table-cell>
          <table:table-cell office:value-type="float" office:value="77.2128" calcext:value-type="float">
            <text:p>77.212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5.51255200, 225.51255200</text:p>
          </table:table-cell>
          <table:table-cell office:value-type="string" calcext:value-type="string">
            <text:p>10(3,7)-9(3,6)</text:p>
          </table:table-cell>
          <table:table-cell office:value-type="float" office:value="-3.2749" calcext:value-type="float">
            <text:p>-3.2749</text:p>
          </table:table-cell>
          <table:table-cell office:value-type="float" office:value="0.4" calcext:value-type="float">
            <text:p>0.4</text:p>
          </table:table-cell>
          <table:table-cell office:value-type="float" office:value="53.6767" calcext:value-type="float">
            <text:p>53.6767</text:p>
          </table:table-cell>
          <table:table-cell office:value-type="float" office:value="77.2284" calcext:value-type="float">
            <text:p>77.228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633930, 359.93633930</text:p>
          </table:table-cell>
          <table:table-cell office:value-type="string" calcext:value-type="string">
            <text:p>16(9,7)-15(9,6)</text:p>
          </table:table-cell>
          <table:table-cell office:value-type="float" office:value="-3.2414" calcext:value-type="float">
            <text:p>-3.2414</text:p>
          </table:table-cell>
          <table:table-cell/>
          <table:table-cell office:value-type="float" office:value="268.7238" calcext:value-type="float">
            <text:p>268.7238</text:p>
          </table:table-cell>
          <table:table-cell office:value-type="float" office:value="386.6314" calcext:value-type="float">
            <text:p>386.631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3633930, 359.93633930</text:p>
          </table:table-cell>
          <table:table-cell office:value-type="string" calcext:value-type="string">
            <text:p>16(9,7)-15(9,6)</text:p>
          </table:table-cell>
          <table:table-cell office:value-type="float" office:value="-3.2414" calcext:value-type="float">
            <text:p>-3.2414</text:p>
          </table:table-cell>
          <table:table-cell/>
          <table:table-cell office:value-type="float" office:value="268.7238" calcext:value-type="float">
            <text:p>268.7238</text:p>
          </table:table-cell>
          <table:table-cell office:value-type="float" office:value="386.6314" calcext:value-type="float">
            <text:p>386.631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15.40784110, 215.40784110</text:p>
          </table:table-cell>
          <table:table-cell office:value-type="string" calcext:value-type="string">
            <text:p>10(1,10)-9(1,9)</text:p>
          </table:table-cell>
          <table:table-cell office:value-type="float" office:value="-3.2383" calcext:value-type="float">
            <text:p>-3.2383</text:p>
          </table:table-cell>
          <table:table-cell/>
          <table:table-cell office:value-type="float" office:value="34.6363" calcext:value-type="float">
            <text:p>34.6363</text:p>
          </table:table-cell>
          <table:table-cell office:value-type="float" office:value="49.8336" calcext:value-type="float">
            <text:p>49.83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3.91557070, 223.91557070</text:p>
          </table:table-cell>
          <table:table-cell office:value-type="string" calcext:value-type="string">
            <text:p>10(2,9)-9(2,8)</text:p>
          </table:table-cell>
          <table:table-cell office:value-type="float" office:value="-3.2347" calcext:value-type="float">
            <text:p>-3.2347</text:p>
          </table:table-cell>
          <table:table-cell office:value-type="float" office:value="0.3" calcext:value-type="float">
            <text:p>0.3</text:p>
          </table:table-cell>
          <table:table-cell office:value-type="float" office:value="42.5246" calcext:value-type="float">
            <text:p>42.5246</text:p>
          </table:table-cell>
          <table:table-cell office:value-type="float" office:value="61.1831" calcext:value-type="float">
            <text:p>61.183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4349600, 404.94349600</text:p>
          </table:table-cell>
          <table:table-cell office:value-type="string" calcext:value-type="string">
            <text:p>18(10,9)-17(10,8)</text:p>
          </table:table-cell>
          <table:table-cell office:value-type="float" office:value="-3.2232" calcext:value-type="float">
            <text:p>-3.2232</text:p>
          </table:table-cell>
          <table:table-cell/>
          <table:table-cell office:value-type="float" office:value="335.3022" calcext:value-type="float">
            <text:p>335.3022</text:p>
          </table:table-cell>
          <table:table-cell office:value-type="float" office:value="482.4223" calcext:value-type="float">
            <text:p>482.422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4349600, 404.94349600</text:p>
          </table:table-cell>
          <table:table-cell office:value-type="string" calcext:value-type="string">
            <text:p>18(10,9)-17(10,8)</text:p>
          </table:table-cell>
          <table:table-cell office:value-type="float" office:value="-3.2232" calcext:value-type="float">
            <text:p>-3.2232</text:p>
          </table:table-cell>
          <table:table-cell/>
          <table:table-cell office:value-type="float" office:value="335.3022" calcext:value-type="float">
            <text:p>335.3022</text:p>
          </table:table-cell>
          <table:table-cell office:value-type="float" office:value="482.4223" calcext:value-type="float">
            <text:p>482.422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66045040, 247.66045040</text:p>
          </table:table-cell>
          <table:table-cell office:value-type="string" calcext:value-type="string">
            <text:p>11(4,8)-10(4,7)</text:p>
          </table:table-cell>
          <table:table-cell office:value-type="float" office:value="-3.2213" calcext:value-type="float">
            <text:p>-3.2213</text:p>
          </table:table-cell>
          <table:table-cell/>
          <table:table-cell office:value-type="float" office:value="76.6254" calcext:value-type="float">
            <text:p>76.6254</text:p>
          </table:table-cell>
          <table:table-cell office:value-type="float" office:value="110.2462" calcext:value-type="float">
            <text:p>110.246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67196500, 247.67196500</text:p>
          </table:table-cell>
          <table:table-cell office:value-type="string" calcext:value-type="string">
            <text:p>11(4,7)-10(4,6)</text:p>
          </table:table-cell>
          <table:table-cell office:value-type="float" office:value="-3.2213" calcext:value-type="float">
            <text:p>-3.2213</text:p>
          </table:table-cell>
          <table:table-cell/>
          <table:table-cell office:value-type="float" office:value="76.6258" calcext:value-type="float">
            <text:p>76.6258</text:p>
          </table:table-cell>
          <table:table-cell office:value-type="float" office:value="110.2468" calcext:value-type="float">
            <text:p>110.24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8.54407930, 228.54407930</text:p>
          </table:table-cell>
          <table:table-cell office:value-type="string" calcext:value-type="string">
            <text:p>10(2,8)-9(2,7)</text:p>
          </table:table-cell>
          <table:table-cell office:value-type="float" office:value="-3.2176" calcext:value-type="float">
            <text:p>-3.2176</text:p>
          </table:table-cell>
          <table:table-cell office:value-type="float" office:value="0.4" calcext:value-type="float">
            <text:p>0.4</text:p>
          </table:table-cell>
          <table:table-cell office:value-type="float" office:value="42.8481" calcext:value-type="float">
            <text:p>42.8481</text:p>
          </table:table-cell>
          <table:table-cell office:value-type="float" office:value="61.6485" calcext:value-type="float">
            <text:p>61.648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20.03796710, 220.03796710</text:p>
          </table:table-cell>
          <table:table-cell office:value-type="string" calcext:value-type="string">
            <text:p>10(0,10)-9(0,9)</text:p>
          </table:table-cell>
          <table:table-cell office:value-type="float" office:value="-3.2142" calcext:value-type="float">
            <text:p>-3.2142</text:p>
          </table:table-cell>
          <table:table-cell office:value-type="float" office:value="0.3" calcext:value-type="float">
            <text:p>0.3</text:p>
          </table:table-cell>
          <table:table-cell office:value-type="float" office:value="33.4039" calcext:value-type="float">
            <text:p>33.4039</text:p>
          </table:table-cell>
          <table:table-cell office:value-type="float" office:value="48.0605" calcext:value-type="float">
            <text:p>48.06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4421350, 337.44421350</text:p>
          </table:table-cell>
          <table:table-cell office:value-type="string" calcext:value-type="string">
            <text:p>15(8,7)-14(8,6)</text:p>
          </table:table-cell>
          <table:table-cell office:value-type="float" office:value="-3.2034" calcext:value-type="float">
            <text:p>-3.2034</text:p>
          </table:table-cell>
          <table:table-cell/>
          <table:table-cell office:value-type="float" office:value="220.0229" calcext:value-type="float">
            <text:p>220.0229</text:p>
          </table:table-cell>
          <table:table-cell office:value-type="float" office:value="316.5621" calcext:value-type="float">
            <text:p>316.562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4422700, 337.44422700</text:p>
          </table:table-cell>
          <table:table-cell office:value-type="string" calcext:value-type="string">
            <text:p>15(8,8)-14(8,7)</text:p>
          </table:table-cell>
          <table:table-cell office:value-type="float" office:value="-3.2034" calcext:value-type="float">
            <text:p>-3.2034</text:p>
          </table:table-cell>
          <table:table-cell/>
          <table:table-cell office:value-type="float" office:value="220.0229" calcext:value-type="float">
            <text:p>220.0229</text:p>
          </table:table-cell>
          <table:table-cell office:value-type="float" office:value="316.5621" calcext:value-type="float">
            <text:p>316.562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06244830, 270.06244830</text:p>
          </table:table-cell>
          <table:table-cell office:value-type="string" calcext:value-type="string">
            <text:p>12(5,8)-11(5,7)</text:p>
          </table:table-cell>
          <table:table-cell office:value-type="float" office:value="-3.1889" calcext:value-type="float">
            <text:p>-3.1889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06278200, 270.06278200</text:p>
          </table:table-cell>
          <table:table-cell office:value-type="string" calcext:value-type="string">
            <text:p>12(5,7)-11(5,6)</text:p>
          </table:table-cell>
          <table:table-cell office:value-type="float" office:value="-3.1889" calcext:value-type="float">
            <text:p>-3.1889</text:p>
          </table:table-cell>
          <table:table-cell/>
          <table:table-cell office:value-type="float" office:value="104.7465" calcext:value-type="float">
            <text:p>104.7465</text:p>
          </table:table-cell>
          <table:table-cell office:value-type="float" office:value="150.706" calcext:value-type="float">
            <text:p>150.70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1.50560760, 231.50560760</text:p>
          </table:table-cell>
          <table:table-cell office:value-type="string" calcext:value-type="string">
            <text:p>10(1,9)-9(1,8)</text:p>
          </table:table-cell>
          <table:table-cell office:value-type="float" office:value="-3.1815" calcext:value-type="float">
            <text:p>-3.1815</text:p>
          </table:table-cell>
          <table:table-cell office:value-type="float" office:value="0.8" calcext:value-type="float">
            <text:p>0.8</text:p>
          </table:table-cell>
          <table:table-cell office:value-type="float" office:value="37.0844" calcext:value-type="float">
            <text:p>37.0844</text:p>
          </table:table-cell>
          <table:table-cell office:value-type="float" office:value="53.3559" calcext:value-type="float">
            <text:p>53.355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6497990, 314.96497990</text:p>
          </table:table-cell>
          <table:table-cell office:value-type="string" calcext:value-type="string">
            <text:p>14(7,8)-13(7,7)</text:p>
          </table:table-cell>
          <table:table-cell office:value-type="float" office:value="-3.1813" calcext:value-type="float">
            <text:p>-3.1813</text:p>
          </table:table-cell>
          <table:table-cell/>
          <table:table-cell office:value-type="float" office:value="176.4534" calcext:value-type="float">
            <text:p>176.4534</text:p>
          </table:table-cell>
          <table:table-cell office:value-type="float" office:value="253.8756" calcext:value-type="float">
            <text:p>253.875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4.96498000, 314.96498000</text:p>
          </table:table-cell>
          <table:table-cell office:value-type="string" calcext:value-type="string">
            <text:p>14(7,7)-13(7,6)</text:p>
          </table:table-cell>
          <table:table-cell office:value-type="float" office:value="-3.1813" calcext:value-type="float">
            <text:p>-3.1813</text:p>
          </table:table-cell>
          <table:table-cell/>
          <table:table-cell office:value-type="float" office:value="176.4534" calcext:value-type="float">
            <text:p>176.4534</text:p>
          </table:table-cell>
          <table:table-cell office:value-type="float" office:value="253.8756" calcext:value-type="float">
            <text:p>253.875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50193710, 292.50193710</text:p>
          </table:table-cell>
          <table:table-cell office:value-type="string" calcext:value-type="string">
            <text:p>13(6,8)-12(6,7)</text:p>
          </table:table-cell>
          <table:table-cell office:value-type="float" office:value="-3.1761" calcext:value-type="float">
            <text:p>-3.1761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50194470, 292.50194470</text:p>
          </table:table-cell>
          <table:table-cell office:value-type="string" calcext:value-type="string">
            <text:p>13(6,7)-12(6,6)</text:p>
          </table:table-cell>
          <table:table-cell office:value-type="float" office:value="-3.1761" calcext:value-type="float">
            <text:p>-3.1761</text:p>
          </table:table-cell>
          <table:table-cell/>
          <table:table-cell office:value-type="float" office:value="138.0251" calcext:value-type="float">
            <text:p>138.0251</text:p>
          </table:table-cell>
          <table:table-cell office:value-type="float" office:value="198.5862" calcext:value-type="float">
            <text:p>198.586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4554470, 382.44554470</text:p>
          </table:table-cell>
          <table:table-cell office:value-type="string" calcext:value-type="string">
            <text:p>17(9,9)-16(9,8)</text:p>
          </table:table-cell>
          <table:table-cell office:value-type="float" office:value="-3.1658" calcext:value-type="float">
            <text:p>-3.1658</text:p>
          </table:table-cell>
          <table:table-cell/>
          <table:table-cell office:value-type="float" office:value="280.73" calcext:value-type="float">
            <text:p>280.73</text:p>
          </table:table-cell>
          <table:table-cell office:value-type="float" office:value="403.9055" calcext:value-type="float">
            <text:p>403.905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4554470, 382.44554470</text:p>
          </table:table-cell>
          <table:table-cell office:value-type="string" calcext:value-type="string">
            <text:p>17(9,9)-16(9,8)</text:p>
          </table:table-cell>
          <table:table-cell office:value-type="float" office:value="-3.1658" calcext:value-type="float">
            <text:p>-3.1658</text:p>
          </table:table-cell>
          <table:table-cell/>
          <table:table-cell office:value-type="float" office:value="280.73" calcext:value-type="float">
            <text:p>280.73</text:p>
          </table:table-cell>
          <table:table-cell office:value-type="float" office:value="403.9055" calcext:value-type="float">
            <text:p>403.905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7.83081790, 247.83081790</text:p>
          </table:table-cell>
          <table:table-cell office:value-type="string" calcext:value-type="string">
            <text:p>11(3,9)-10(3,8)</text:p>
          </table:table-cell>
          <table:table-cell office:value-type="float" office:value="-3.1605" calcext:value-type="float">
            <text:p>-3.1605</text:p>
          </table:table-cell>
          <table:table-cell/>
          <table:table-cell office:value-type="float" office:value="61.179" calcext:value-type="float">
            <text:p>61.179</text:p>
          </table:table-cell>
          <table:table-cell office:value-type="float" office:value="88.0224" calcext:value-type="float">
            <text:p>88.022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8.27448930, 248.27448930</text:p>
          </table:table-cell>
          <table:table-cell office:value-type="string" calcext:value-type="string">
            <text:p>11(3,8)-10(3,7)</text:p>
          </table:table-cell>
          <table:table-cell office:value-type="float" office:value="-3.159" calcext:value-type="float">
            <text:p>-3.159</text:p>
          </table:table-cell>
          <table:table-cell/>
          <table:table-cell office:value-type="float" office:value="61.1989" calcext:value-type="float">
            <text:p>61.1989</text:p>
          </table:table-cell>
          <table:table-cell office:value-type="float" office:value="88.0511" calcext:value-type="float">
            <text:p>88.051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36.71719850, 236.71719850</text:p>
          </table:table-cell>
          <table:table-cell office:value-type="string" calcext:value-type="string">
            <text:p>11(1,11)-10(1,10)</text:p>
          </table:table-cell>
          <table:table-cell office:value-type="float" office:value="-3.13" calcext:value-type="float">
            <text:p>-3.13</text:p>
          </table:table-cell>
          <table:table-cell office:value-type="float" office:value="0.4" calcext:value-type="float">
            <text:p>0.4</text:p>
          </table:table-cell>
          <table:table-cell office:value-type="float" office:value="41.8215" calcext:value-type="float">
            <text:p>41.8215</text:p>
          </table:table-cell>
          <table:table-cell office:value-type="float" office:value="60.1715" calcext:value-type="float">
            <text:p>60.171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6.10597390, 246.10597390</text:p>
          </table:table-cell>
          <table:table-cell office:value-type="string" calcext:value-type="string">
            <text:p>11(2,10)-10(2,9)</text:p>
          </table:table-cell>
          <table:table-cell office:value-type="float" office:value="-3.1245" calcext:value-type="float">
            <text:p>-3.1245</text:p>
          </table:table-cell>
          <table:table-cell office:value-type="string" calcext:value-type="string">
            <text:p><text:s/>8.3f</text:p>
          </table:table-cell>
          <table:table-cell office:value-type="float" office:value="49.9937" calcext:value-type="float">
            <text:p>49.9937</text:p>
          </table:table-cell>
          <table:table-cell office:value-type="float" office:value="71.9294" calcext:value-type="float">
            <text:p>71.92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6059900, 359.96059900</text:p>
          </table:table-cell>
          <table:table-cell office:value-type="string" calcext:value-type="string">
            <text:p>16(8,9)-15(8,8)</text:p>
          </table:table-cell>
          <table:table-cell office:value-type="float" office:value="-3.1231" calcext:value-type="float">
            <text:p>-3.1231</text:p>
          </table:table-cell>
          <table:table-cell/>
          <table:table-cell office:value-type="float" office:value="231.2788" calcext:value-type="float">
            <text:p>231.2788</text:p>
          </table:table-cell>
          <table:table-cell office:value-type="float" office:value="332.7567" calcext:value-type="float">
            <text:p>332.756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9.96060880, 359.96060880</text:p>
          </table:table-cell>
          <table:table-cell office:value-type="string" calcext:value-type="string">
            <text:p>16(8,8)-15(8,7)</text:p>
          </table:table-cell>
          <table:table-cell office:value-type="float" office:value="-3.1231" calcext:value-type="float">
            <text:p>-3.1231</text:p>
          </table:table-cell>
          <table:table-cell/>
          <table:table-cell office:value-type="float" office:value="231.2788" calcext:value-type="float">
            <text:p>231.2788</text:p>
          </table:table-cell>
          <table:table-cell office:value-type="float" office:value="332.7567" calcext:value-type="float">
            <text:p>332.756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25320660, 270.25320660</text:p>
          </table:table-cell>
          <table:table-cell office:value-type="string" calcext:value-type="string">
            <text:p>12(4,9)-11(4,8)</text:p>
          </table:table-cell>
          <table:table-cell office:value-type="float" office:value="-3.1152" calcext:value-type="float">
            <text:p>-3.1152</text:p>
          </table:table-cell>
          <table:table-cell/>
          <table:table-cell office:value-type="float" office:value="84.8865" calcext:value-type="float">
            <text:p>84.8865</text:p>
          </table:table-cell>
          <table:table-cell office:value-type="float" office:value="122.132" calcext:value-type="float">
            <text:p>122.13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27473160, 270.27473160</text:p>
          </table:table-cell>
          <table:table-cell office:value-type="string" calcext:value-type="string">
            <text:p>12(4,8)-11(4,7)</text:p>
          </table:table-cell>
          <table:table-cell office:value-type="float" office:value="-3.1152" calcext:value-type="float">
            <text:p>-3.1152</text:p>
          </table:table-cell>
          <table:table-cell/>
          <table:table-cell office:value-type="float" office:value="84.8872" calcext:value-type="float">
            <text:p>84.8872</text:p>
          </table:table-cell>
          <table:table-cell office:value-type="float" office:value="122.133" calcext:value-type="float">
            <text:p>122.13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41.14625400, 241.14625400</text:p>
          </table:table-cell>
          <table:table-cell office:value-type="string" calcext:value-type="string">
            <text:p>11(0,11)-10(0,10)</text:p>
          </table:table-cell>
          <table:table-cell office:value-type="float" office:value="-3.1094" calcext:value-type="float">
            <text:p>-3.1094</text:p>
          </table:table-cell>
          <table:table-cell office:value-type="float" office:value="0.2" calcext:value-type="float">
            <text:p>0.2</text:p>
          </table:table-cell>
          <table:table-cell office:value-type="float" office:value="40.7435" calcext:value-type="float">
            <text:p>40.7435</text:p>
          </table:table-cell>
          <table:table-cell office:value-type="float" office:value="58.6205" calcext:value-type="float">
            <text:p>58.62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2.07846700, 252.07846700</text:p>
          </table:table-cell>
          <table:table-cell office:value-type="string" calcext:value-type="string">
            <text:p>11(2,9)-10(2,8)</text:p>
          </table:table-cell>
          <table:table-cell office:value-type="float" office:value="-3.1046" calcext:value-type="float">
            <text:p>-3.1046</text:p>
          </table:table-cell>
          <table:table-cell/>
          <table:table-cell office:value-type="float" office:value="50.4715" calcext:value-type="float">
            <text:p>50.4715</text:p>
          </table:table-cell>
          <table:table-cell office:value-type="float" office:value="72.6168" calcext:value-type="float">
            <text:p>72.61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5711400, 404.95711400</text:p>
          </table:table-cell>
          <table:table-cell office:value-type="string" calcext:value-type="string">
            <text:p>18(9,10)-17(9,9)</text:p>
          </table:table-cell>
          <table:table-cell office:value-type="float" office:value="-3.1008" calcext:value-type="float">
            <text:p>-3.1008</text:p>
          </table:table-cell>
          <table:table-cell/>
          <table:table-cell office:value-type="float" office:value="293.487" calcext:value-type="float">
            <text:p>293.487</text:p>
          </table:table-cell>
          <table:table-cell office:value-type="float" office:value="422.2599" calcext:value-type="float">
            <text:p>422.259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4.95711400, 404.95711400</text:p>
          </table:table-cell>
          <table:table-cell office:value-type="string" calcext:value-type="string">
            <text:p>18(9,10)-17(9,9)</text:p>
          </table:table-cell>
          <table:table-cell office:value-type="float" office:value="-3.1008" calcext:value-type="float">
            <text:p>-3.1008</text:p>
          </table:table-cell>
          <table:table-cell/>
          <table:table-cell office:value-type="float" office:value="293.487" calcext:value-type="float">
            <text:p>293.487</text:p>
          </table:table-cell>
          <table:table-cell office:value-type="float" office:value="422.2599" calcext:value-type="float">
            <text:p>422.259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9103610, 337.49103610</text:p>
          </table:table-cell>
          <table:table-cell office:value-type="string" calcext:value-type="string">
            <text:p>15(7,9)-14(7,8)</text:p>
          </table:table-cell>
          <table:table-cell office:value-type="float" office:value="-3.0958" calcext:value-type="float">
            <text:p>-3.0958</text:p>
          </table:table-cell>
          <table:table-cell office:value-type="float" office:value="1" calcext:value-type="float">
            <text:p>1</text:p>
          </table:table-cell>
          <table:table-cell office:value-type="float" office:value="186.9595" calcext:value-type="float">
            <text:p>186.9595</text:p>
          </table:table-cell>
          <table:table-cell office:value-type="float" office:value="268.9915" calcext:value-type="float">
            <text:p>268.991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49104500, 337.49104500</text:p>
          </table:table-cell>
          <table:table-cell office:value-type="string" calcext:value-type="string">
            <text:p>15(7,8)-14(7,7)</text:p>
          </table:table-cell>
          <table:table-cell office:value-type="float" office:value="-3.0958" calcext:value-type="float">
            <text:p>-3.0958</text:p>
          </table:table-cell>
          <table:table-cell office:value-type="float" office:value="1" calcext:value-type="float">
            <text:p>1</text:p>
          </table:table-cell>
          <table:table-cell office:value-type="float" office:value="186.9595" calcext:value-type="float">
            <text:p>186.9595</text:p>
          </table:table-cell>
          <table:table-cell office:value-type="float" office:value="268.9915" calcext:value-type="float">
            <text:p>268.991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62318540, 292.62318540</text:p>
          </table:table-cell>
          <table:table-cell office:value-type="string" calcext:value-type="string">
            <text:p>13(5,9)-12(5,8)</text:p>
          </table:table-cell>
          <table:table-cell office:value-type="float" office:value="-3.0907" calcext:value-type="float">
            <text:p>-3.0907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62389310, 292.62389310</text:p>
          </table:table-cell>
          <table:table-cell office:value-type="string" calcext:value-type="string">
            <text:p>13(5,8)-12(5,7)</text:p>
          </table:table-cell>
          <table:table-cell office:value-type="float" office:value="-3.0907" calcext:value-type="float">
            <text:p>-3.0907</text:p>
          </table:table-cell>
          <table:table-cell/>
          <table:table-cell office:value-type="float" office:value="113.7548" calcext:value-type="float">
            <text:p>113.7548</text:p>
          </table:table-cell>
          <table:table-cell office:value-type="float" office:value="163.6668" calcext:value-type="float">
            <text:p>163.66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04171720, 315.04171720</text:p>
          </table:table-cell>
          <table:table-cell office:value-type="string" calcext:value-type="string">
            <text:p>14(6,9)-13(6,8)</text:p>
          </table:table-cell>
          <table:table-cell office:value-type="float" office:value="-3.0846" calcext:value-type="float">
            <text:p>-3.0846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04173510, 315.04173510</text:p>
          </table:table-cell>
          <table:table-cell office:value-type="string" calcext:value-type="string">
            <text:p>14(6,8)-13(6,7)</text:p>
          </table:table-cell>
          <table:table-cell office:value-type="float" office:value="-3.0846" calcext:value-type="float">
            <text:p>-3.0846</text:p>
          </table:table-cell>
          <table:table-cell/>
          <table:table-cell office:value-type="float" office:value="147.7819" calcext:value-type="float">
            <text:p>147.7819</text:p>
          </table:table-cell>
          <table:table-cell office:value-type="float" office:value="212.624" calcext:value-type="float">
            <text:p>212.62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4.27965300, 254.27965300</text:p>
          </table:table-cell>
          <table:table-cell office:value-type="string" calcext:value-type="string">
            <text:p>11(1,10)-10(1,9)</text:p>
          </table:table-cell>
          <table:table-cell office:value-type="float" office:value="-3.0748" calcext:value-type="float">
            <text:p>-3.0748</text:p>
          </table:table-cell>
          <table:table-cell/>
          <table:table-cell office:value-type="float" office:value="44.8066" calcext:value-type="float">
            <text:p>44.8066</text:p>
          </table:table-cell>
          <table:table-cell office:value-type="float" office:value="64.4663" calcext:value-type="float">
            <text:p>64.466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0.42922030, 270.42922030</text:p>
          </table:table-cell>
          <table:table-cell office:value-type="string" calcext:value-type="string">
            <text:p>12(3,10)-11(3,9)</text:p>
          </table:table-cell>
          <table:table-cell office:value-type="float" office:value="-3.0594" calcext:value-type="float">
            <text:p>-3.0594</text:p>
          </table:table-cell>
          <table:table-cell/>
          <table:table-cell office:value-type="float" office:value="69.4458" calcext:value-type="float">
            <text:p>69.4458</text:p>
          </table:table-cell>
          <table:table-cell office:value-type="float" office:value="99.9164" calcext:value-type="float">
            <text:p>99.916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1.11354200, 271.11354200</text:p>
          </table:table-cell>
          <table:table-cell office:value-type="string" calcext:value-type="string">
            <text:p>12(3,9)-11(3,8)</text:p>
          </table:table-cell>
          <table:table-cell office:value-type="float" office:value="-3.0573" calcext:value-type="float">
            <text:p>-3.0573</text:p>
          </table:table-cell>
          <table:table-cell/>
          <table:table-cell office:value-type="float" office:value="69.4805" calcext:value-type="float">
            <text:p>69.4805</text:p>
          </table:table-cell>
          <table:table-cell office:value-type="float" office:value="99.9664" calcext:value-type="float">
            <text:p>99.966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8086550, 382.48086550</text:p>
          </table:table-cell>
          <table:table-cell office:value-type="string" calcext:value-type="string">
            <text:p>17(8,9)-16(8,8)</text:p>
          </table:table-cell>
          <table:table-cell office:value-type="float" office:value="-3.0536" calcext:value-type="float">
            <text:p>-3.0536</text:p>
          </table:table-cell>
          <table:table-cell/>
          <table:table-cell office:value-type="float" office:value="243.2858" calcext:value-type="float">
            <text:p>243.2858</text:p>
          </table:table-cell>
          <table:table-cell office:value-type="float" office:value="350.032" calcext:value-type="float">
            <text:p>350.03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48086550, 382.48086550</text:p>
          </table:table-cell>
          <table:table-cell office:value-type="string" calcext:value-type="string">
            <text:p>17(8,9)-16(8,8)</text:p>
          </table:table-cell>
          <table:table-cell office:value-type="float" office:value="-3.0536" calcext:value-type="float">
            <text:p>-3.0536</text:p>
          </table:table-cell>
          <table:table-cell/>
          <table:table-cell office:value-type="float" office:value="243.2858" calcext:value-type="float">
            <text:p>243.2858</text:p>
          </table:table-cell>
          <table:table-cell office:value-type="float" office:value="350.032" calcext:value-type="float">
            <text:p>350.03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47117800, 427.47117800</text:p>
          </table:table-cell>
          <table:table-cell office:value-type="string" calcext:value-type="string">
            <text:p>19(9,10)-18(9,9)</text:p>
          </table:table-cell>
          <table:table-cell office:value-type="float" office:value="-3.0446" calcext:value-type="float">
            <text:p>-3.0446</text:p>
          </table:table-cell>
          <table:table-cell/>
          <table:table-cell office:value-type="float" office:value="306.9949" calcext:value-type="float">
            <text:p>306.9949</text:p>
          </table:table-cell>
          <table:table-cell office:value-type="float" office:value="441.6946" calcext:value-type="float">
            <text:p>441.694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47117800, 427.47117800</text:p>
          </table:table-cell>
          <table:table-cell office:value-type="string" calcext:value-type="string">
            <text:p>19(9,10)-18(9,9)</text:p>
          </table:table-cell>
          <table:table-cell office:value-type="float" office:value="-3.0446" calcext:value-type="float">
            <text:p>-3.0446</text:p>
          </table:table-cell>
          <table:table-cell/>
          <table:table-cell office:value-type="float" office:value="306.9949" calcext:value-type="float">
            <text:p>306.9949</text:p>
          </table:table-cell>
          <table:table-cell office:value-type="float" office:value="441.6946" calcext:value-type="float">
            <text:p>441.694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57.97500790, 257.97500790</text:p>
          </table:table-cell>
          <table:table-cell office:value-type="string" calcext:value-type="string">
            <text:p>12(1,12)-11(1,11)</text:p>
          </table:table-cell>
          <table:table-cell office:value-type="float" office:value="-3.0341" calcext:value-type="float">
            <text:p>-3.0341</text:p>
          </table:table-cell>
          <table:table-cell office:value-type="float" office:value="0.3" calcext:value-type="float">
            <text:p>0.3</text:p>
          </table:table-cell>
          <table:table-cell office:value-type="float" office:value="49.7176" calcext:value-type="float">
            <text:p>49.7176</text:p>
          </table:table-cell>
          <table:table-cell office:value-type="float" office:value="71.5321" calcext:value-type="float">
            <text:p>71.532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8.24023180, 268.24023180</text:p>
          </table:table-cell>
          <table:table-cell office:value-type="string" calcext:value-type="string">
            <text:p>12(2,11)-11(2,10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58.2029" calcext:value-type="float">
            <text:p>58.2029</text:p>
          </table:table-cell>
          <table:table-cell office:value-type="float" office:value="83.7405" calcext:value-type="float">
            <text:p>83.74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86448960, 292.86448960</text:p>
          </table:table-cell>
          <table:table-cell office:value-type="string" calcext:value-type="string">
            <text:p>13(4,10)-12(4,9)</text:p>
          </table:table-cell>
          <table:table-cell office:value-type="float" office:value="-3.0223" calcext:value-type="float">
            <text:p>-3.0223</text:p>
          </table:table-cell>
          <table:table-cell/>
          <table:table-cell office:value-type="float" office:value="93.9012" calcext:value-type="float">
            <text:p>93.9012</text:p>
          </table:table-cell>
          <table:table-cell office:value-type="float" office:value="135.1021" calcext:value-type="float">
            <text:p>135.102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2.90261320, 292.90261320</text:p>
          </table:table-cell>
          <table:table-cell office:value-type="string" calcext:value-type="string">
            <text:p>13(4,9)-12(4,8)</text:p>
          </table:table-cell>
          <table:table-cell office:value-type="float" office:value="-3.0222" calcext:value-type="float">
            <text:p>-3.0222</text:p>
          </table:table-cell>
          <table:table-cell/>
          <table:table-cell office:value-type="float" office:value="93.9026" calcext:value-type="float">
            <text:p>93.9026</text:p>
          </table:table-cell>
          <table:table-cell office:value-type="float" office:value="135.1041" calcext:value-type="float">
            <text:p>135.10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02297350, 360.02297350</text:p>
          </table:table-cell>
          <table:table-cell office:value-type="string" calcext:value-type="string">
            <text:p>16(7,10)-15(7,9)</text:p>
          </table:table-cell>
          <table:table-cell office:value-type="float" office:value="-3.0214" calcext:value-type="float">
            <text:p>-3.0214</text:p>
          </table:table-cell>
          <table:table-cell/>
          <table:table-cell office:value-type="float" office:value="198.217" calcext:value-type="float">
            <text:p>198.217</text:p>
          </table:table-cell>
          <table:table-cell office:value-type="float" office:value="285.1884" calcext:value-type="float">
            <text:p>285.188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02297440, 360.02297440</text:p>
          </table:table-cell>
          <table:table-cell office:value-type="string" calcext:value-type="string">
            <text:p>16(7,9)-15(7,8)</text:p>
          </table:table-cell>
          <table:table-cell office:value-type="float" office:value="-3.0214" calcext:value-type="float">
            <text:p>-3.0214</text:p>
          </table:table-cell>
          <table:table-cell/>
          <table:table-cell office:value-type="float" office:value="198.217" calcext:value-type="float">
            <text:p>198.217</text:p>
          </table:table-cell>
          <table:table-cell office:value-type="float" office:value="285.1884" calcext:value-type="float">
            <text:p>285.188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62.10348100, 262.10348100</text:p>
          </table:table-cell>
          <table:table-cell office:value-type="string" calcext:value-type="string">
            <text:p>12(0,12)-11(0,11)</text:p>
          </table:table-cell>
          <table:table-cell office:value-type="float" office:value="-3.0168" calcext:value-type="float">
            <text:p>-3.0168</text:p>
          </table:table-cell>
          <table:table-cell office:value-type="float" office:value="0.4" calcext:value-type="float">
            <text:p>0.4</text:p>
          </table:table-cell>
          <table:table-cell office:value-type="float" office:value="48.7873" calcext:value-type="float">
            <text:p>48.7873</text:p>
          </table:table-cell>
          <table:table-cell office:value-type="float" office:value="70.1936" calcext:value-type="float">
            <text:p>70.19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5.70082260, 275.70082260</text:p>
          </table:table-cell>
          <table:table-cell office:value-type="string" calcext:value-type="string">
            <text:p>12(2,10)-11(2,9)</text:p>
          </table:table-cell>
          <table:table-cell office:value-type="float" office:value="-3.005" calcext:value-type="float">
            <text:p>-3.005</text:p>
          </table:table-cell>
          <table:table-cell/>
          <table:table-cell office:value-type="float" office:value="58.8799" calcext:value-type="float">
            <text:p>58.8799</text:p>
          </table:table-cell>
          <table:table-cell office:value-type="float" office:value="84.7146" calcext:value-type="float">
            <text:p>84.714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59031900, 337.59031900</text:p>
          </table:table-cell>
          <table:table-cell office:value-type="string" calcext:value-type="string">
            <text:p>15(6,9)-14(6,8)</text:p>
          </table:table-cell>
          <table:table-cell office:value-type="float" office:value="-3.0049" calcext:value-type="float">
            <text:p>-3.0049</text:p>
          </table:table-cell>
          <table:table-cell office:value-type="float" office:value="2" calcext:value-type="float">
            <text:p>2</text:p>
          </table:table-cell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59031900, 337.59031900</text:p>
          </table:table-cell>
          <table:table-cell office:value-type="string" calcext:value-type="string">
            <text:p>15(6,9)-14(6,8)</text:p>
          </table:table-cell>
          <table:table-cell office:value-type="float" office:value="-3.0049" calcext:value-type="float">
            <text:p>-3.0049</text:p>
          </table:table-cell>
          <table:table-cell office:value-type="float" office:value="2" calcext:value-type="float">
            <text:p>2</text:p>
          </table:table-cell>
          <table:table-cell office:value-type="float" office:value="158.2906" calcext:value-type="float">
            <text:p>158.2906</text:p>
          </table:table-cell>
          <table:table-cell office:value-type="float" office:value="227.7436" calcext:value-type="float">
            <text:p>227.74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19716340, 315.19716340</text:p>
          </table:table-cell>
          <table:table-cell office:value-type="string" calcext:value-type="string">
            <text:p>14(5,10)-13(5,9)</text:p>
          </table:table-cell>
          <table:table-cell office:value-type="float" office:value="-3.0048" calcext:value-type="float">
            <text:p>-3.0048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19857530, 315.19857530</text:p>
          </table:table-cell>
          <table:table-cell office:value-type="string" calcext:value-type="string">
            <text:p>14(5,9)-13(5,8)</text:p>
          </table:table-cell>
          <table:table-cell office:value-type="float" office:value="-3.0048" calcext:value-type="float">
            <text:p>-3.0048</text:p>
          </table:table-cell>
          <table:table-cell/>
          <table:table-cell office:value-type="float" office:value="123.5157" calcext:value-type="float">
            <text:p>123.5157</text:p>
          </table:table-cell>
          <table:table-cell office:value-type="float" office:value="177.7105" calcext:value-type="float">
            <text:p>177.71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9.98786650, 449.98786650</text:p>
          </table:table-cell>
          <table:table-cell office:value-type="string" calcext:value-type="string">
            <text:p>20(9,12)-19(9,11)</text:p>
          </table:table-cell>
          <table:table-cell office:value-type="float" office:value="-2.9961" calcext:value-type="float">
            <text:p>-2.9961</text:p>
          </table:table-cell>
          <table:table-cell/>
          <table:table-cell office:value-type="float" office:value="321.2538" calcext:value-type="float">
            <text:p>321.2538</text:p>
          </table:table-cell>
          <table:table-cell office:value-type="float" office:value="462.2099" calcext:value-type="float">
            <text:p>462.209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9.98786650, 449.98786650</text:p>
          </table:table-cell>
          <table:table-cell office:value-type="string" calcext:value-type="string">
            <text:p>20(9,12)-19(9,11)</text:p>
          </table:table-cell>
          <table:table-cell office:value-type="float" office:value="-2.9961" calcext:value-type="float">
            <text:p>-2.9961</text:p>
          </table:table-cell>
          <table:table-cell/>
          <table:table-cell office:value-type="float" office:value="321.2538" calcext:value-type="float">
            <text:p>321.2538</text:p>
          </table:table-cell>
          <table:table-cell office:value-type="float" office:value="462.2099" calcext:value-type="float">
            <text:p>462.209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00521700, 405.00521700</text:p>
          </table:table-cell>
          <table:table-cell office:value-type="string" calcext:value-type="string">
            <text:p>18(8,11)-17(8,10)</text:p>
          </table:table-cell>
          <table:table-cell office:value-type="float" office:value="-2.9933" calcext:value-type="float">
            <text:p>-2.9933</text:p>
          </table:table-cell>
          <table:table-cell/>
          <table:table-cell office:value-type="float" office:value="256.044" calcext:value-type="float">
            <text:p>256.044</text:p>
          </table:table-cell>
          <table:table-cell office:value-type="float" office:value="368.3881" calcext:value-type="float">
            <text:p>368.388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00521710, 405.00521710</text:p>
          </table:table-cell>
          <table:table-cell office:value-type="string" calcext:value-type="string">
            <text:p>18(8,10)-17(8,9)</text:p>
          </table:table-cell>
          <table:table-cell office:value-type="float" office:value="-2.9933" calcext:value-type="float">
            <text:p>-2.9933</text:p>
          </table:table-cell>
          <table:table-cell/>
          <table:table-cell office:value-type="float" office:value="256.044" calcext:value-type="float">
            <text:p>256.044</text:p>
          </table:table-cell>
          <table:table-cell office:value-type="float" office:value="368.3881" calcext:value-type="float">
            <text:p>368.388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6.92927770, 276.92927770</text:p>
          </table:table-cell>
          <table:table-cell office:value-type="string" calcext:value-type="string">
            <text:p>12(1,11)-11(1,10)</text:p>
          </table:table-cell>
          <table:table-cell office:value-type="float" office:value="-2.9809" calcext:value-type="float">
            <text:p>-2.9809</text:p>
          </table:table-cell>
          <table:table-cell/>
          <table:table-cell office:value-type="float" office:value="53.2885" calcext:value-type="float">
            <text:p>53.2885</text:p>
          </table:table-cell>
          <table:table-cell office:value-type="float" office:value="76.6698" calcext:value-type="float">
            <text:p>76.669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3.02789600, 293.02789600</text:p>
          </table:table-cell>
          <table:table-cell office:value-type="string" calcext:value-type="string">
            <text:p>13(3,11)-12(3,10)</text:p>
          </table:table-cell>
          <table:table-cell office:value-type="float" office:value="-2.9703" calcext:value-type="float">
            <text:p>-2.9703</text:p>
          </table:table-cell>
          <table:table-cell/>
          <table:table-cell office:value-type="float" office:value="78.4663" calcext:value-type="float">
            <text:p>78.4663</text:p>
          </table:table-cell>
          <table:table-cell office:value-type="float" office:value="112.8949" calcext:value-type="float">
            <text:p>112.894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4.04318540, 294.04318540</text:p>
          </table:table-cell>
          <table:table-cell office:value-type="string" calcext:value-type="string">
            <text:p>13(3,10)-12(3,9)</text:p>
          </table:table-cell>
          <table:table-cell office:value-type="float" office:value="-2.9674" calcext:value-type="float">
            <text:p>-2.9674</text:p>
          </table:table-cell>
          <table:table-cell/>
          <table:table-cell office:value-type="float" office:value="78.5239" calcext:value-type="float">
            <text:p>78.5239</text:p>
          </table:table-cell>
          <table:table-cell office:value-type="float" office:value="112.9777" calcext:value-type="float">
            <text:p>112.977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56117890, 382.56117890</text:p>
          </table:table-cell>
          <table:table-cell office:value-type="string" calcext:value-type="string">
            <text:p>17(7,11)-16(7,10)</text:p>
          </table:table-cell>
          <table:table-cell office:value-type="float" office:value="-2.9566" calcext:value-type="float">
            <text:p>-2.9566</text:p>
          </table:table-cell>
          <table:table-cell/>
          <table:table-cell office:value-type="float" office:value="210.2261" calcext:value-type="float">
            <text:p>210.2261</text:p>
          </table:table-cell>
          <table:table-cell office:value-type="float" office:value="302.4667" calcext:value-type="float">
            <text:p>302.466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56118100, 382.56118100</text:p>
          </table:table-cell>
          <table:table-cell office:value-type="string" calcext:value-type="string">
            <text:p>17(7,10)-16(7,9)</text:p>
          </table:table-cell>
          <table:table-cell office:value-type="float" office:value="-2.9566" calcext:value-type="float">
            <text:p>-2.9566</text:p>
          </table:table-cell>
          <table:table-cell/>
          <table:table-cell office:value-type="float" office:value="210.2261" calcext:value-type="float">
            <text:p>210.2261</text:p>
          </table:table-cell>
          <table:table-cell office:value-type="float" office:value="302.4667" calcext:value-type="float">
            <text:p>302.466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50730830, 472.50730830</text:p>
          </table:table-cell>
          <table:table-cell office:value-type="string" calcext:value-type="string">
            <text:p>21(9,13)-20(9,12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36.2638" calcext:value-type="float">
            <text:p>336.2638</text:p>
          </table:table-cell>
          <table:table-cell office:value-type="float" office:value="483.8058" calcext:value-type="float">
            <text:p>483.80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50730830, 472.50730830</text:p>
          </table:table-cell>
          <table:table-cell office:value-type="string" calcext:value-type="string">
            <text:p>21(9,13)-20(9,12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36.2638" calcext:value-type="float">
            <text:p>336.2638</text:p>
          </table:table-cell>
          <table:table-cell office:value-type="float" office:value="483.8058" calcext:value-type="float">
            <text:p>483.80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79.18219310, 279.18219310</text:p>
          </table:table-cell>
          <table:table-cell office:value-type="string" calcext:value-type="string">
            <text:p>13(1,13)-12(1,12)</text:p>
          </table:table-cell>
          <table:table-cell office:value-type="float" office:value="-2.949" calcext:value-type="float">
            <text:p>-2.949</text:p>
          </table:table-cell>
          <table:table-cell/>
          <table:table-cell office:value-type="float" office:value="58.3227" calcext:value-type="float">
            <text:p>58.3227</text:p>
          </table:table-cell>
          <table:table-cell office:value-type="float" office:value="83.9129" calcext:value-type="float">
            <text:p>83.912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0.31411220, 290.31411220</text:p>
          </table:table-cell>
          <table:table-cell office:value-type="string" calcext:value-type="string">
            <text:p>13(2,12)-12(2,11)</text:p>
          </table:table-cell>
          <table:table-cell office:value-type="float" office:value="-2.9416" calcext:value-type="float">
            <text:p>-2.9416</text:p>
          </table:table-cell>
          <table:table-cell/>
          <table:table-cell office:value-type="float" office:value="67.1504" calcext:value-type="float">
            <text:p>67.1504</text:p>
          </table:table-cell>
          <table:table-cell office:value-type="float" office:value="96.6139" calcext:value-type="float">
            <text:p>96.613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53389670, 427.53389670</text:p>
          </table:table-cell>
          <table:table-cell office:value-type="string" calcext:value-type="string">
            <text:p>19(8,12)-18(8,11)</text:p>
          </table:table-cell>
          <table:table-cell office:value-type="float" office:value="-2.9409" calcext:value-type="float">
            <text:p>-2.9409</text:p>
          </table:table-cell>
          <table:table-cell/>
          <table:table-cell office:value-type="float" office:value="269.5535" calcext:value-type="float">
            <text:p>269.5535</text:p>
          </table:table-cell>
          <table:table-cell office:value-type="float" office:value="387.8251" calcext:value-type="float">
            <text:p>387.825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53389680, 427.53389680</text:p>
          </table:table-cell>
          <table:table-cell office:value-type="string" calcext:value-type="string">
            <text:p>19(8,11)-18(8,10)</text:p>
          </table:table-cell>
          <table:table-cell office:value-type="float" office:value="-2.9409" calcext:value-type="float">
            <text:p>-2.9409</text:p>
          </table:table-cell>
          <table:table-cell/>
          <table:table-cell office:value-type="float" office:value="269.5535" calcext:value-type="float">
            <text:p>269.5535</text:p>
          </table:table-cell>
          <table:table-cell office:value-type="float" office:value="387.8251" calcext:value-type="float">
            <text:p>387.825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49470890, 315.49470890</text:p>
          </table:table-cell>
          <table:table-cell office:value-type="string" calcext:value-type="string">
            <text:p>14(4,11)-13(4,10)</text:p>
          </table:table-cell>
          <table:table-cell office:value-type="float" office:value="-2.9404" calcext:value-type="float">
            <text:p>-2.9404</text:p>
          </table:table-cell>
          <table:table-cell/>
          <table:table-cell office:value-type="float" office:value="103.6701" calcext:value-type="float">
            <text:p>103.6701</text:p>
          </table:table-cell>
          <table:table-cell office:value-type="float" office:value="149.1573" calcext:value-type="float">
            <text:p>149.157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55922160, 315.55922160</text:p>
          </table:table-cell>
          <table:table-cell office:value-type="string" calcext:value-type="string">
            <text:p>14(4,10)-13(4,9)</text:p>
          </table:table-cell>
          <table:table-cell office:value-type="float" office:value="-2.9402" calcext:value-type="float">
            <text:p>-2.9402</text:p>
          </table:table-cell>
          <table:table-cell/>
          <table:table-cell office:value-type="float" office:value="103.6728" calcext:value-type="float">
            <text:p>103.6728</text:p>
          </table:table-cell>
          <table:table-cell office:value-type="float" office:value="149.1612" calcext:value-type="float">
            <text:p>149.161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14827290, 360.14827290</text:p>
          </table:table-cell>
          <table:table-cell office:value-type="string" calcext:value-type="string">
            <text:p>16(6,11)-15(6,10)</text:p>
          </table:table-cell>
          <table:table-cell office:value-type="float" office:value="-2.935" calcext:value-type="float">
            <text:p>-2.935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14835620, 360.14835620</text:p>
          </table:table-cell>
          <table:table-cell office:value-type="string" calcext:value-type="string">
            <text:p>16(6,10)-15(6,9)</text:p>
          </table:table-cell>
          <table:table-cell office:value-type="float" office:value="-2.935" calcext:value-type="float">
            <text:p>-2.935</text:p>
          </table:table-cell>
          <table:table-cell/>
          <table:table-cell office:value-type="float" office:value="169.5514" calcext:value-type="float">
            <text:p>169.5514</text:p>
          </table:table-cell>
          <table:table-cell office:value-type="float" office:value="243.9452" calcext:value-type="float">
            <text:p>243.945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82.93981500, 282.93981500</text:p>
          </table:table-cell>
          <table:table-cell office:value-type="string" calcext:value-type="string">
            <text:p>13(0,13)-12(0,12)</text:p>
          </table:table-cell>
          <table:table-cell office:value-type="float" office:value="-2.9346" calcext:value-type="float">
            <text:p>-2.9346</text:p>
          </table:table-cell>
          <table:table-cell/>
          <table:table-cell office:value-type="float" office:value="57.5301" calcext:value-type="float">
            <text:p>57.5301</text:p>
          </table:table-cell>
          <table:table-cell office:value-type="float" office:value="82.7725" calcext:value-type="float">
            <text:p>82.772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78543000, 337.78543000</text:p>
          </table:table-cell>
          <table:table-cell office:value-type="string" calcext:value-type="string">
            <text:p>15(5,11)-14(5,10)</text:p>
          </table:table-cell>
          <table:table-cell office:value-type="float" office:value="-2.9293" calcext:value-type="float">
            <text:p>-2.9293</text:p>
          </table:table-cell>
          <table:table-cell office:value-type="string" calcext:value-type="string">
            <text:p><text:s/>9.0b</text:p>
          </table:table-cell>
          <table:table-cell office:value-type="float" office:value="134.0295" calcext:value-type="float">
            <text:p>134.0295</text:p>
          </table:table-cell>
          <table:table-cell office:value-type="float" office:value="192.8374" calcext:value-type="float">
            <text:p>192.837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7.78794900, 337.78794900</text:p>
          </table:table-cell>
          <table:table-cell office:value-type="string" calcext:value-type="string">
            <text:p>15(5,10)-14(5,9)</text:p>
          </table:table-cell>
          <table:table-cell office:value-type="float" office:value="-2.9293" calcext:value-type="float">
            <text:p>-2.9293</text:p>
          </table:table-cell>
          <table:table-cell office:value-type="string" calcext:value-type="string">
            <text:p><text:s text:c="2"/>b</text:p>
          </table:table-cell>
          <table:table-cell office:value-type="float" office:value="134.0296" calcext:value-type="float">
            <text:p>134.0296</text:p>
          </table:table-cell>
          <table:table-cell office:value-type="float" office:value="192.8376" calcext:value-type="float">
            <text:p>192.837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9.37431770, 299.37431770</text:p>
          </table:table-cell>
          <table:table-cell office:value-type="string" calcext:value-type="string">
            <text:p>13(2,11)-12(2,10)</text:p>
          </table:table-cell>
          <table:table-cell office:value-type="float" office:value="-2.9167" calcext:value-type="float">
            <text:p>-2.9167</text:p>
          </table:table-cell>
          <table:table-cell/>
          <table:table-cell office:value-type="float" office:value="68.0763" calcext:value-type="float">
            <text:p>68.0763</text:p>
          </table:table-cell>
          <table:table-cell office:value-type="float" office:value="97.946" calcext:value-type="float">
            <text:p>97.94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10604010, 405.10604010</text:p>
          </table:table-cell>
          <table:table-cell office:value-type="string" calcext:value-type="string">
            <text:p>18(7,12)-17(7,11)</text:p>
          </table:table-cell>
          <table:table-cell office:value-type="float" office:value="-2.8999" calcext:value-type="float">
            <text:p>-2.8999</text:p>
          </table:table-cell>
          <table:table-cell/>
          <table:table-cell office:value-type="float" office:value="222.987" calcext:value-type="float">
            <text:p>222.987</text:p>
          </table:table-cell>
          <table:table-cell office:value-type="float" office:value="320.8267" calcext:value-type="float">
            <text:p>320.826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10604470, 405.10604470</text:p>
          </table:table-cell>
          <table:table-cell office:value-type="string" calcext:value-type="string">
            <text:p>18(7,11)-17(7,10)</text:p>
          </table:table-cell>
          <table:table-cell office:value-type="float" office:value="-2.8999" calcext:value-type="float">
            <text:p>-2.8999</text:p>
          </table:table-cell>
          <table:table-cell/>
          <table:table-cell office:value-type="float" office:value="222.987" calcext:value-type="float">
            <text:p>222.987</text:p>
          </table:table-cell>
          <table:table-cell office:value-type="float" office:value="320.8267" calcext:value-type="float">
            <text:p>320.826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299.43663820, 299.43663820</text:p>
          </table:table-cell>
          <table:table-cell office:value-type="string" calcext:value-type="string">
            <text:p>13(1,12)-12(1,11)</text:p>
          </table:table-cell>
          <table:table-cell office:value-type="float" office:value="-2.898" calcext:value-type="float">
            <text:p>-2.898</text:p>
          </table:table-cell>
          <table:table-cell/>
          <table:table-cell office:value-type="float" office:value="62.5258" calcext:value-type="float">
            <text:p>62.5258</text:p>
          </table:table-cell>
          <table:table-cell office:value-type="float" office:value="89.9602" calcext:value-type="float">
            <text:p>89.960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06713730, 450.06713730</text:p>
          </table:table-cell>
          <table:table-cell office:value-type="string" calcext:value-type="string">
            <text:p>20(8,13)-19(8,12)</text:p>
          </table:table-cell>
          <table:table-cell office:value-type="float" office:value="-2.8955" calcext:value-type="float">
            <text:p>-2.8955</text:p>
          </table:table-cell>
          <table:table-cell/>
          <table:table-cell office:value-type="float" office:value="283.8145" calcext:value-type="float">
            <text:p>283.8145</text:p>
          </table:table-cell>
          <table:table-cell office:value-type="float" office:value="408.3434" calcext:value-type="float">
            <text:p>408.343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06713750, 450.06713750</text:p>
          </table:table-cell>
          <table:table-cell office:value-type="string" calcext:value-type="string">
            <text:p>20(8,12)-19(8,11)</text:p>
          </table:table-cell>
          <table:table-cell office:value-type="float" office:value="-2.8955" calcext:value-type="float">
            <text:p>-2.8955</text:p>
          </table:table-cell>
          <table:table-cell/>
          <table:table-cell office:value-type="float" office:value="283.8145" calcext:value-type="float">
            <text:p>283.8145</text:p>
          </table:table-cell>
          <table:table-cell office:value-type="float" office:value="408.3434" calcext:value-type="float">
            <text:p>408.343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5.62095100, 315.62095100</text:p>
          </table:table-cell>
          <table:table-cell office:value-type="string" calcext:value-type="string">
            <text:p>14(3,12)-13(3,11)</text:p>
          </table:table-cell>
          <table:table-cell office:value-type="float" office:value="-2.8914" calcext:value-type="float">
            <text:p>-2.8914</text:p>
          </table:table-cell>
          <table:table-cell/>
          <table:table-cell office:value-type="float" office:value="88.2407" calcext:value-type="float">
            <text:p>88.2407</text:p>
          </table:table-cell>
          <table:table-cell office:value-type="float" office:value="126.958" calcext:value-type="float">
            <text:p>126.9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7.07726890, 317.07726890</text:p>
          </table:table-cell>
          <table:table-cell office:value-type="string" calcext:value-type="string">
            <text:p>14(3,11)-13(3,10)</text:p>
          </table:table-cell>
          <table:table-cell office:value-type="float" office:value="-2.8876" calcext:value-type="float">
            <text:p>-2.8876</text:p>
          </table:table-cell>
          <table:table-cell/>
          <table:table-cell office:value-type="float" office:value="88.3321" calcext:value-type="float">
            <text:p>88.3321</text:p>
          </table:table-cell>
          <table:table-cell office:value-type="float" office:value="127.0895" calcext:value-type="float">
            <text:p>127.089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71630410, 382.71630410</text:p>
          </table:table-cell>
          <table:table-cell office:value-type="string" calcext:value-type="string">
            <text:p>17(6,12)-16(6,11)</text:p>
          </table:table-cell>
          <table:table-cell office:value-type="float" office:value="-2.8736" calcext:value-type="float">
            <text:p>-2.8736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2.71647020, 382.71647020</text:p>
          </table:table-cell>
          <table:table-cell office:value-type="string" calcext:value-type="string">
            <text:p>17(6,11)-16(6,10)</text:p>
          </table:table-cell>
          <table:table-cell office:value-type="float" office:value="-2.8736" calcext:value-type="float">
            <text:p>-2.8736</text:p>
          </table:table-cell>
          <table:table-cell/>
          <table:table-cell office:value-type="float" office:value="181.5646" calcext:value-type="float">
            <text:p>181.5646</text:p>
          </table:table-cell>
          <table:table-cell office:value-type="float" office:value="261.2295" calcext:value-type="float">
            <text:p>261.229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0.34053240, 300.34053240</text:p>
          </table:table-cell>
          <table:table-cell office:value-type="string" calcext:value-type="string">
            <text:p>14(1,14)-13(1,13)</text:p>
          </table:table-cell>
          <table:table-cell office:value-type="float" office:value="-2.8732" calcext:value-type="float">
            <text:p>-2.8732</text:p>
          </table:table-cell>
          <table:table-cell/>
          <table:table-cell office:value-type="float" office:value="67.6352" calcext:value-type="float">
            <text:p>67.6352</text:p>
          </table:table-cell>
          <table:table-cell office:value-type="float" office:value="97.3114" calcext:value-type="float">
            <text:p>97.311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14384500, 338.14384500</text:p>
          </table:table-cell>
          <table:table-cell office:value-type="string" calcext:value-type="string">
            <text:p>15(4,12)-14(4,11)</text:p>
          </table:table-cell>
          <table:table-cell office:value-type="float" office:value="-2.8679" calcext:value-type="float">
            <text:p>-2.8679</text:p>
          </table:table-cell>
          <table:table-cell office:value-type="float" office:value="1" calcext:value-type="float">
            <text:p>1</text:p>
          </table:table-cell>
          <table:table-cell office:value-type="float" office:value="114.1938" calcext:value-type="float">
            <text:p>114.1938</text:p>
          </table:table-cell>
          <table:table-cell office:value-type="float" office:value="164.2985" calcext:value-type="float">
            <text:p>164.298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24881600, 338.24881600</text:p>
          </table:table-cell>
          <table:table-cell office:value-type="string" calcext:value-type="string">
            <text:p>15(4,11)-14(4,10)</text:p>
          </table:table-cell>
          <table:table-cell office:value-type="float" office:value="-2.8677" calcext:value-type="float">
            <text:p>-2.8677</text:p>
          </table:table-cell>
          <table:table-cell office:value-type="float" office:value="1.4" calcext:value-type="float">
            <text:p>1.4</text:p>
          </table:table-cell>
          <table:table-cell office:value-type="float" office:value="114.1987" calcext:value-type="float">
            <text:p>114.1987</text:p>
          </table:table-cell>
          <table:table-cell office:value-type="float" office:value="164.3055" calcext:value-type="float">
            <text:p>164.305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12.32375800, 312.32375800</text:p>
          </table:table-cell>
          <table:table-cell office:value-type="string" calcext:value-type="string">
            <text:p>14(2,13)-13(2,12)</text:p>
          </table:table-cell>
          <table:table-cell office:value-type="float" office:value="-2.8654" calcext:value-type="float">
            <text:p>-2.8654</text:p>
          </table:table-cell>
          <table:table-cell/>
          <table:table-cell office:value-type="float" office:value="76.8342" calcext:value-type="float">
            <text:p>76.8342</text:p>
          </table:table-cell>
          <table:table-cell office:value-type="float" office:value="110.5466" calcext:value-type="float">
            <text:p>110.546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38861560, 360.38861560</text:p>
          </table:table-cell>
          <table:table-cell office:value-type="string" calcext:value-type="string">
            <text:p>16(5,12)-15(5,11)</text:p>
          </table:table-cell>
          <table:table-cell office:value-type="float" office:value="-2.8627" calcext:value-type="float">
            <text:p>-2.8627</text:p>
          </table:table-cell>
          <table:table-cell/>
          <table:table-cell office:value-type="float" office:value="145.2968" calcext:value-type="float">
            <text:p>145.2968</text:p>
          </table:table-cell>
          <table:table-cell office:value-type="float" office:value="209.0485" calcext:value-type="float">
            <text:p>209.048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39346130, 360.39346130</text:p>
          </table:table-cell>
          <table:table-cell office:value-type="string" calcext:value-type="string">
            <text:p>16(5,11)-15(5,10)</text:p>
          </table:table-cell>
          <table:table-cell office:value-type="float" office:value="-2.8627" calcext:value-type="float">
            <text:p>-2.8627</text:p>
          </table:table-cell>
          <table:table-cell/>
          <table:table-cell office:value-type="float" office:value="145.297" calcext:value-type="float">
            <text:p>145.297</text:p>
          </table:table-cell>
          <table:table-cell office:value-type="float" office:value="209.0488" calcext:value-type="float">
            <text:p>209.048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03.68697840, 303.68697840</text:p>
          </table:table-cell>
          <table:table-cell office:value-type="string" calcext:value-type="string">
            <text:p>14(0,14)-13(0,13)</text:p>
          </table:table-cell>
          <table:table-cell office:value-type="float" office:value="-2.8614" calcext:value-type="float">
            <text:p>-2.8614</text:p>
          </table:table-cell>
          <table:table-cell/>
          <table:table-cell office:value-type="float" office:value="66.968" calcext:value-type="float">
            <text:p>66.968</text:p>
          </table:table-cell>
          <table:table-cell office:value-type="float" office:value="96.3515" calcext:value-type="float">
            <text:p>96.351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60517190, 472.60517190</text:p>
          </table:table-cell>
          <table:table-cell office:value-type="string" calcext:value-type="string">
            <text:p>21(8,14)-20(8,13)</text:p>
          </table:table-cell>
          <table:table-cell office:value-type="float" office:value="-2.8562" calcext:value-type="float">
            <text:p>-2.8562</text:p>
          </table:table-cell>
          <table:table-cell/>
          <table:table-cell office:value-type="float" office:value="298.8271" calcext:value-type="float">
            <text:p>298.8271</text:p>
          </table:table-cell>
          <table:table-cell office:value-type="float" office:value="429.9431" calcext:value-type="float">
            <text:p>429.943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60517240, 472.60517240</text:p>
          </table:table-cell>
          <table:table-cell office:value-type="string" calcext:value-type="string">
            <text:p>21(8,13)-20(8,12)</text:p>
          </table:table-cell>
          <table:table-cell office:value-type="float" office:value="-2.8562" calcext:value-type="float">
            <text:p>-2.8562</text:p>
          </table:table-cell>
          <table:table-cell/>
          <table:table-cell office:value-type="float" office:value="298.8271" calcext:value-type="float">
            <text:p>298.8271</text:p>
          </table:table-cell>
          <table:table-cell office:value-type="float" office:value="429.9431" calcext:value-type="float">
            <text:p>429.943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65794590, 427.65794590</text:p>
          </table:table-cell>
          <table:table-cell office:value-type="string" calcext:value-type="string">
            <text:p>19(7,13)-18(7,12)</text:p>
          </table:table-cell>
          <table:table-cell office:value-type="float" office:value="-2.8504" calcext:value-type="float">
            <text:p>-2.8504</text:p>
          </table:table-cell>
          <table:table-cell/>
          <table:table-cell office:value-type="float" office:value="236.4998" calcext:value-type="float">
            <text:p>236.4998</text:p>
          </table:table-cell>
          <table:table-cell office:value-type="float" office:value="340.2685" calcext:value-type="float">
            <text:p>340.268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65795540, 427.65795540</text:p>
          </table:table-cell>
          <table:table-cell office:value-type="string" calcext:value-type="string">
            <text:p>19(7,12)-18(7,11)</text:p>
          </table:table-cell>
          <table:table-cell office:value-type="float" office:value="-2.8504" calcext:value-type="float">
            <text:p>-2.8504</text:p>
          </table:table-cell>
          <table:table-cell/>
          <table:table-cell office:value-type="float" office:value="236.4998" calcext:value-type="float">
            <text:p>236.4998</text:p>
          </table:table-cell>
          <table:table-cell office:value-type="float" office:value="340.2685" calcext:value-type="float">
            <text:p>340.268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3.05969910, 323.05969910</text:p>
          </table:table-cell>
          <table:table-cell office:value-type="string" calcext:value-type="string">
            <text:p>14(2,12)-13(2,11)</text:p>
          </table:table-cell>
          <table:table-cell office:value-type="float" office:value="-2.8385" calcext:value-type="float">
            <text:p>-2.8385</text:p>
          </table:table-cell>
          <table:table-cell/>
          <table:table-cell office:value-type="float" office:value="78.0624" calcext:value-type="float">
            <text:p>78.0624</text:p>
          </table:table-cell>
          <table:table-cell office:value-type="float" office:value="112.3137" calcext:value-type="float">
            <text:p>112.313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1.78354900, 321.78354900</text:p>
          </table:table-cell>
          <table:table-cell office:value-type="string" calcext:value-type="string">
            <text:p>14(1,13)-13(1,12)</text:p>
          </table:table-cell>
          <table:table-cell office:value-type="float" office:value="-2.8246" calcext:value-type="float">
            <text:p>-2.8246</text:p>
          </table:table-cell>
          <table:table-cell/>
          <table:table-cell office:value-type="float" office:value="72.514" calcext:value-type="float">
            <text:p>72.514</text:p>
          </table:table-cell>
          <table:table-cell office:value-type="float" office:value="104.3309" calcext:value-type="float">
            <text:p>104.330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14823380, 495.14823380</text:p>
          </table:table-cell>
          <table:table-cell office:value-type="string" calcext:value-type="string">
            <text:p>22(8,15)-21(8,14)</text:p>
          </table:table-cell>
          <table:table-cell office:value-type="float" office:value="-2.8227" calcext:value-type="float">
            <text:p>-2.8227</text:p>
          </table:table-cell>
          <table:table-cell/>
          <table:table-cell office:value-type="float" office:value="314.5915" calcext:value-type="float">
            <text:p>314.5915</text:p>
          </table:table-cell>
          <table:table-cell office:value-type="float" office:value="452.6244" calcext:value-type="float">
            <text:p>452.62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14823490, 495.14823490</text:p>
          </table:table-cell>
          <table:table-cell office:value-type="string" calcext:value-type="string">
            <text:p>22(8,14)-21(8,13)</text:p>
          </table:table-cell>
          <table:table-cell office:value-type="float" office:value="-2.8227" calcext:value-type="float">
            <text:p>-2.8227</text:p>
          </table:table-cell>
          <table:table-cell/>
          <table:table-cell office:value-type="float" office:value="314.5915" calcext:value-type="float">
            <text:p>314.5915</text:p>
          </table:table-cell>
          <table:table-cell office:value-type="float" office:value="452.6244" calcext:value-type="float">
            <text:p>452.62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8.20186000, 338.20186000</text:p>
          </table:table-cell>
          <table:table-cell office:value-type="string" calcext:value-type="string">
            <text:p>15(3,13)-14(3,12)</text:p>
          </table:table-cell>
          <table:table-cell office:value-type="float" office:value="-2.8214" calcext:value-type="float">
            <text:p>-2.8214</text:p>
          </table:table-cell>
          <table:table-cell office:value-type="float" office:value="0.7" calcext:value-type="float">
            <text:p>0.7</text:p>
          </table:table-cell>
          <table:table-cell office:value-type="float" office:value="98.7686" calcext:value-type="float">
            <text:p>98.7686</text:p>
          </table:table-cell>
          <table:table-cell office:value-type="float" office:value="142.1052" calcext:value-type="float">
            <text:p>142.105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29500980, 405.29500980</text:p>
          </table:table-cell>
          <table:table-cell office:value-type="string" calcext:value-type="string">
            <text:p>18(6,13)-17(6,12)</text:p>
          </table:table-cell>
          <table:table-cell office:value-type="float" office:value="-2.8197" calcext:value-type="float">
            <text:p>-2.8197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29532720, 405.29532720</text:p>
          </table:table-cell>
          <table:table-cell office:value-type="string" calcext:value-type="string">
            <text:p>18(6,12)-17(6,11)</text:p>
          </table:table-cell>
          <table:table-cell office:value-type="float" office:value="-2.8197" calcext:value-type="float">
            <text:p>-2.8197</text:p>
          </table:table-cell>
          <table:table-cell/>
          <table:table-cell office:value-type="float" office:value="194.3307" calcext:value-type="float">
            <text:p>194.3307</text:p>
          </table:table-cell>
          <table:table-cell office:value-type="float" office:value="279.5969" calcext:value-type="float">
            <text:p>279.596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0.22910200, 340.22910200</text:p>
          </table:table-cell>
          <table:table-cell office:value-type="string" calcext:value-type="string">
            <text:p>15(3,12)-14(3,11)</text:p>
          </table:table-cell>
          <table:table-cell office:value-type="float" office:value="-2.8166" calcext:value-type="float">
            <text:p>-2.8166</text:p>
          </table:table-cell>
          <table:table-cell office:value-type="float" office:value="1.7" calcext:value-type="float">
            <text:p>1.7</text:p>
          </table:table-cell>
          <table:table-cell office:value-type="float" office:value="98.9086" calcext:value-type="float">
            <text:p>98.9086</text:p>
          </table:table-cell>
          <table:table-cell office:value-type="float" office:value="142.3066" calcext:value-type="float">
            <text:p>142.306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21728700, 450.21728700</text:p>
          </table:table-cell>
          <table:table-cell office:value-type="string" calcext:value-type="string">
            <text:p>20(7,14)-19(7,13)</text:p>
          </table:table-cell>
          <table:table-cell office:value-type="float" office:value="-2.8074" calcext:value-type="float">
            <text:p>-2.8074</text:p>
          </table:table-cell>
          <table:table-cell/>
          <table:table-cell office:value-type="float" office:value="250.765" calcext:value-type="float">
            <text:p>250.765</text:p>
          </table:table-cell>
          <table:table-cell office:value-type="float" office:value="360.7928" calcext:value-type="float">
            <text:p>360.792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21730600, 450.21730600</text:p>
          </table:table-cell>
          <table:table-cell office:value-type="string" calcext:value-type="string">
            <text:p>20(7,13)-19(7,12)</text:p>
          </table:table-cell>
          <table:table-cell office:value-type="float" office:value="-2.8074" calcext:value-type="float">
            <text:p>-2.8074</text:p>
          </table:table-cell>
          <table:table-cell/>
          <table:table-cell office:value-type="float" office:value="250.765" calcext:value-type="float">
            <text:p>250.765</text:p>
          </table:table-cell>
          <table:table-cell office:value-type="float" office:value="360.7928" calcext:value-type="float">
            <text:p>360.792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1.45251290, 321.45251290</text:p>
          </table:table-cell>
          <table:table-cell office:value-type="string" calcext:value-type="string">
            <text:p>15(1,15)-14(1,14)</text:p>
          </table:table-cell>
          <table:table-cell office:value-type="float" office:value="-2.8055" calcext:value-type="float">
            <text:p>-2.8055</text:p>
          </table:table-cell>
          <table:table-cell/>
          <table:table-cell office:value-type="float" office:value="77.6535" calcext:value-type="float">
            <text:p>77.6535</text:p>
          </table:table-cell>
          <table:table-cell office:value-type="float" office:value="111.7254" calcext:value-type="float">
            <text:p>111.725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00785680, 383.00785680</text:p>
          </table:table-cell>
          <table:table-cell office:value-type="string" calcext:value-type="string">
            <text:p>17(5,13)-16(5,12)</text:p>
          </table:table-cell>
          <table:table-cell office:value-type="float" office:value="-2.804" calcext:value-type="float">
            <text:p>-2.804</text:p>
          </table:table-cell>
          <table:table-cell/>
          <table:table-cell office:value-type="float" office:value="157.3181" calcext:value-type="float">
            <text:p>157.3181</text:p>
          </table:table-cell>
          <table:table-cell office:value-type="float" office:value="226.3444" calcext:value-type="float">
            <text:p>226.34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01630220, 383.01630220</text:p>
          </table:table-cell>
          <table:table-cell office:value-type="string" calcext:value-type="string">
            <text:p>17(5,12)-16(5,11)</text:p>
          </table:table-cell>
          <table:table-cell office:value-type="float" office:value="-2.804" calcext:value-type="float">
            <text:p>-2.804</text:p>
          </table:table-cell>
          <table:table-cell/>
          <table:table-cell office:value-type="float" office:value="157.3184" calcext:value-type="float">
            <text:p>157.3184</text:p>
          </table:table-cell>
          <table:table-cell office:value-type="float" office:value="226.3448" calcext:value-type="float">
            <text:p>226.344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81128300, 360.81128300</text:p>
          </table:table-cell>
          <table:table-cell office:value-type="string" calcext:value-type="string">
            <text:p>16(4,13)-15(4,12)</text:p>
          </table:table-cell>
          <table:table-cell office:value-type="float" office:value="-2.8038" calcext:value-type="float">
            <text:p>-2.8038</text:p>
          </table:table-cell>
          <table:table-cell/>
          <table:table-cell office:value-type="float" office:value="125.4731" calcext:value-type="float">
            <text:p>125.4731</text:p>
          </table:table-cell>
          <table:table-cell office:value-type="float" office:value="180.5268" calcext:value-type="float">
            <text:p>180.52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97637730, 360.97637730</text:p>
          </table:table-cell>
          <table:table-cell office:value-type="string" calcext:value-type="string">
            <text:p>16(4,12)-15(4,11)</text:p>
          </table:table-cell>
          <table:table-cell office:value-type="float" office:value="-2.8034" calcext:value-type="float">
            <text:p>-2.8034</text:p>
          </table:table-cell>
          <table:table-cell/>
          <table:table-cell office:value-type="float" office:value="125.4815" calcext:value-type="float">
            <text:p>125.4815</text:p>
          </table:table-cell>
          <table:table-cell office:value-type="float" office:value="180.5388" calcext:value-type="float">
            <text:p>180.538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34.26583300, 334.26583300</text:p>
          </table:table-cell>
          <table:table-cell office:value-type="string" calcext:value-type="string">
            <text:p>15(2,14)-14(2,13)</text:p>
          </table:table-cell>
          <table:table-cell office:value-type="float" office:value="-2.7978" calcext:value-type="float">
            <text:p>-2.7978</text:p>
          </table:table-cell>
          <table:table-cell office:value-type="float" office:value="2.5" calcext:value-type="float">
            <text:p>2.5</text:p>
          </table:table-cell>
          <table:table-cell office:value-type="float" office:value="87.2522" calcext:value-type="float">
            <text:p>87.2522</text:p>
          </table:table-cell>
          <table:table-cell office:value-type="float" office:value="125.5357" calcext:value-type="float">
            <text:p>125.535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24.37536700, 324.37536700</text:p>
          </table:table-cell>
          <table:table-cell office:value-type="string" calcext:value-type="string">
            <text:p>15(0,15)-14(0,14)</text:p>
          </table:table-cell>
          <table:table-cell office:value-type="float" office:value="-2.796" calcext:value-type="float">
            <text:p>-2.796</text:p>
          </table:table-cell>
          <table:table-cell/>
          <table:table-cell office:value-type="float" office:value="77.0979" calcext:value-type="float">
            <text:p>77.0979</text:p>
          </table:table-cell>
          <table:table-cell office:value-type="float" office:value="110.926" calcext:value-type="float">
            <text:p>110.92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69655740, 517.69655740</text:p>
          </table:table-cell>
          <table:table-cell office:value-type="string" calcext:value-type="string">
            <text:p>23(8,16)-22(8,15)</text:p>
          </table:table-cell>
          <table:table-cell office:value-type="float" office:value="-2.7943" calcext:value-type="float">
            <text:p>-2.7943</text:p>
          </table:table-cell>
          <table:table-cell/>
          <table:table-cell office:value-type="float" office:value="331.1079" calcext:value-type="float">
            <text:p>331.1079</text:p>
          </table:table-cell>
          <table:table-cell office:value-type="float" office:value="476.3877" calcext:value-type="float">
            <text:p>476.387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69655950, 517.69655950</text:p>
          </table:table-cell>
          <table:table-cell office:value-type="string" calcext:value-type="string">
            <text:p>23(8,15)-22(8,14)</text:p>
          </table:table-cell>
          <table:table-cell office:value-type="float" office:value="-2.7943" calcext:value-type="float">
            <text:p>-2.7943</text:p>
          </table:table-cell>
          <table:table-cell/>
          <table:table-cell office:value-type="float" office:value="331.1079" calcext:value-type="float">
            <text:p>331.1079</text:p>
          </table:table-cell>
          <table:table-cell office:value-type="float" office:value="476.3877" calcext:value-type="float">
            <text:p>476.387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88501980, 427.88501980</text:p>
          </table:table-cell>
          <table:table-cell office:value-type="string" calcext:value-type="string">
            <text:p>19(6,14)-18(6,13)</text:p>
          </table:table-cell>
          <table:table-cell office:value-type="float" office:value="-2.7725" calcext:value-type="float">
            <text:p>-2.7725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88560370, 427.88560370</text:p>
          </table:table-cell>
          <table:table-cell office:value-type="string" calcext:value-type="string">
            <text:p>19(6,13)-18(6,12)</text:p>
          </table:table-cell>
          <table:table-cell office:value-type="float" office:value="-2.7725" calcext:value-type="float">
            <text:p>-2.7725</text:p>
          </table:table-cell>
          <table:table-cell/>
          <table:table-cell office:value-type="float" office:value="207.8499" calcext:value-type="float">
            <text:p>207.8499</text:p>
          </table:table-cell>
          <table:table-cell office:value-type="float" office:value="299.0479" calcext:value-type="float">
            <text:p>299.04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78445670, 472.78445670</text:p>
          </table:table-cell>
          <table:table-cell office:value-type="string" calcext:value-type="string">
            <text:p>21(7,15)-20(7,14)</text:p>
          </table:table-cell>
          <table:table-cell office:value-type="float" office:value="-2.7701" calcext:value-type="float">
            <text:p>-2.7701</text:p>
          </table:table-cell>
          <table:table-cell/>
          <table:table-cell office:value-type="float" office:value="265.7826" calcext:value-type="float">
            <text:p>265.7826</text:p>
          </table:table-cell>
          <table:table-cell office:value-type="float" office:value="382.3997" calcext:value-type="float">
            <text:p>382.399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78449320, 472.78449320</text:p>
          </table:table-cell>
          <table:table-cell office:value-type="string" calcext:value-type="string">
            <text:p>21(7,14)-20(7,13)</text:p>
          </table:table-cell>
          <table:table-cell office:value-type="float" office:value="-2.7701" calcext:value-type="float">
            <text:p>-2.7701</text:p>
          </table:table-cell>
          <table:table-cell/>
          <table:table-cell office:value-type="float" office:value="265.7826" calcext:value-type="float">
            <text:p>265.7826</text:p>
          </table:table-cell>
          <table:table-cell office:value-type="float" office:value="382.3997" calcext:value-type="float">
            <text:p>382.399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6.71885800, 346.71885800</text:p>
          </table:table-cell>
          <table:table-cell office:value-type="string" calcext:value-type="string">
            <text:p>15(2,13)-14(2,12)</text:p>
          </table:table-cell>
          <table:table-cell office:value-type="float" office:value="-2.7692" calcext:value-type="float">
            <text:p>-2.7692</text:p>
          </table:table-cell>
          <table:table-cell/>
          <table:table-cell office:value-type="float" office:value="88.8385" calcext:value-type="float">
            <text:p>88.8385</text:p>
          </table:table-cell>
          <table:table-cell office:value-type="float" office:value="127.818" calcext:value-type="float">
            <text:p>127.81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3.95234300, 343.95234300</text:p>
          </table:table-cell>
          <table:table-cell office:value-type="string" calcext:value-type="string">
            <text:p>15(1,14)-14(1,13)</text:p>
          </table:table-cell>
          <table:table-cell office:value-type="float" office:value="-2.7598" calcext:value-type="float">
            <text:p>-2.7598</text:p>
          </table:table-cell>
          <table:table-cell/>
          <table:table-cell office:value-type="float" office:value="83.2475" calcext:value-type="float">
            <text:p>83.2475</text:p>
          </table:table-cell>
          <table:table-cell office:value-type="float" office:value="119.7739" calcext:value-type="float">
            <text:p>119.773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0.76343700, 360.76343700</text:p>
          </table:table-cell>
          <table:table-cell office:value-type="string" calcext:value-type="string">
            <text:p>16(3,14)-15(3,13)</text:p>
          </table:table-cell>
          <table:table-cell office:value-type="float" office:value="-2.7594" calcext:value-type="float">
            <text:p>-2.7594</text:p>
          </table:table-cell>
          <table:table-cell/>
          <table:table-cell office:value-type="float" office:value="110.0498" calcext:value-type="float">
            <text:p>110.0498</text:p>
          </table:table-cell>
          <table:table-cell office:value-type="float" office:value="158.3362" calcext:value-type="float">
            <text:p>158.336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3.51000660, 363.51000660</text:p>
          </table:table-cell>
          <table:table-cell office:value-type="string" calcext:value-type="string">
            <text:p>16(3,13)-15(3,12)</text:p>
          </table:table-cell>
          <table:table-cell office:value-type="float" office:value="-2.7533" calcext:value-type="float">
            <text:p>-2.7533</text:p>
          </table:table-cell>
          <table:table-cell/>
          <table:table-cell office:value-type="float" office:value="110.2575" calcext:value-type="float">
            <text:p>110.2575</text:p>
          </table:table-cell>
          <table:table-cell office:value-type="float" office:value="158.635" calcext:value-type="float">
            <text:p>158.63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64383200, 405.64383200</text:p>
          </table:table-cell>
          <table:table-cell office:value-type="string" calcext:value-type="string">
            <text:p>18(5,14)-17(5,13)</text:p>
          </table:table-cell>
          <table:table-cell office:value-type="float" office:value="-2.7522" calcext:value-type="float">
            <text:p>-2.7522</text:p>
          </table:table-cell>
          <table:table-cell/>
          <table:table-cell office:value-type="float" office:value="170.0939" calcext:value-type="float">
            <text:p>170.0939</text:p>
          </table:table-cell>
          <table:table-cell office:value-type="float" office:value="244.7258" calcext:value-type="float">
            <text:p>244.72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65805660, 405.65805660</text:p>
          </table:table-cell>
          <table:table-cell office:value-type="string" calcext:value-type="string">
            <text:p>18(5,13)-17(5,12)</text:p>
          </table:table-cell>
          <table:table-cell office:value-type="float" office:value="-2.7522" calcext:value-type="float">
            <text:p>-2.7522</text:p>
          </table:table-cell>
          <table:table-cell/>
          <table:table-cell office:value-type="float" office:value="170.0945" calcext:value-type="float">
            <text:p>170.0945</text:p>
          </table:table-cell>
          <table:table-cell office:value-type="float" office:value="244.7266" calcext:value-type="float">
            <text:p>244.726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49590900, 383.49590900</text:p>
          </table:table-cell>
          <table:table-cell office:value-type="string" calcext:value-type="string">
            <text:p>17(4,14)-16(4,13)</text:p>
          </table:table-cell>
          <table:table-cell office:value-type="float" office:value="-2.7471" calcext:value-type="float">
            <text:p>-2.7471</text:p>
          </table:table-cell>
          <table:table-cell/>
          <table:table-cell office:value-type="float" office:value="137.5085" calcext:value-type="float">
            <text:p>137.5085</text:p>
          </table:table-cell>
          <table:table-cell office:value-type="float" office:value="197.8429" calcext:value-type="float">
            <text:p>197.842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74785550, 383.74785550</text:p>
          </table:table-cell>
          <table:table-cell office:value-type="string" calcext:value-type="string">
            <text:p>17(4,13)-16(4,12)</text:p>
          </table:table-cell>
          <table:table-cell office:value-type="float" office:value="-2.7465" calcext:value-type="float">
            <text:p>-2.7465</text:p>
          </table:table-cell>
          <table:table-cell/>
          <table:table-cell office:value-type="float" office:value="137.5224" calcext:value-type="float">
            <text:p>137.5224</text:p>
          </table:table-cell>
          <table:table-cell office:value-type="float" office:value="197.8629" calcext:value-type="float">
            <text:p>197.862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2.52119400, 342.52119400</text:p>
          </table:table-cell>
          <table:table-cell office:value-type="string" calcext:value-type="string">
            <text:p>16(1,16)-15(1,15)</text:p>
          </table:table-cell>
          <table:table-cell office:value-type="float" office:value="-2.7452" calcext:value-type="float">
            <text:p>-2.7452</text:p>
          </table:table-cell>
          <table:table-cell office:value-type="float" office:value="1.1" calcext:value-type="float">
            <text:p>1.1</text:p>
          </table:table-cell>
          <table:table-cell office:value-type="float" office:value="88.376" calcext:value-type="float">
            <text:p>88.376</text:p>
          </table:table-cell>
          <table:table-cell office:value-type="float" office:value="127.1526" calcext:value-type="float">
            <text:p>127.152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35985110, 495.35985110</text:p>
          </table:table-cell>
          <table:table-cell office:value-type="string" calcext:value-type="string">
            <text:p>22(7,16)-21(7,15)</text:p>
          </table:table-cell>
          <table:table-cell office:value-type="float" office:value="-2.7383" calcext:value-type="float">
            <text:p>-2.7383</text:p>
          </table:table-cell>
          <table:table-cell/>
          <table:table-cell office:value-type="float" office:value="281.553" calcext:value-type="float">
            <text:p>281.553</text:p>
          </table:table-cell>
          <table:table-cell office:value-type="float" office:value="405.0896" calcext:value-type="float">
            <text:p>405.089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35991890, 495.35991890</text:p>
          </table:table-cell>
          <table:table-cell office:value-type="string" calcext:value-type="string">
            <text:p>22(7,15)-21(7,14)</text:p>
          </table:table-cell>
          <table:table-cell office:value-type="float" office:value="-2.7383" calcext:value-type="float">
            <text:p>-2.7383</text:p>
          </table:table-cell>
          <table:table-cell/>
          <table:table-cell office:value-type="float" office:value="281.553" calcext:value-type="float">
            <text:p>281.553</text:p>
          </table:table-cell>
          <table:table-cell office:value-type="float" office:value="405.0896" calcext:value-type="float">
            <text:p>405.089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56.13726540, 356.13726540</text:p>
          </table:table-cell>
          <table:table-cell office:value-type="string" calcext:value-type="string">
            <text:p>16(2,15)-15(2,14)</text:p>
          </table:table-cell>
          <table:table-cell office:value-type="float" office:value="-2.7378" calcext:value-type="float">
            <text:p>-2.7378</text:p>
          </table:table-cell>
          <table:table-cell/>
          <table:table-cell office:value-type="float" office:value="98.4021" calcext:value-type="float">
            <text:p>98.4021</text:p>
          </table:table-cell>
          <table:table-cell office:value-type="float" office:value="141.5779" calcext:value-type="float">
            <text:p>141.57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45.03056100, 345.03056100</text:p>
          </table:table-cell>
          <table:table-cell office:value-type="string" calcext:value-type="string">
            <text:p>16(0,16)-15(0,15)</text:p>
          </table:table-cell>
          <table:table-cell office:value-type="float" office:value="-2.7376" calcext:value-type="float">
            <text:p>-2.7376</text:p>
          </table:table-cell>
          <table:table-cell/>
          <table:table-cell office:value-type="float" office:value="87.9179" calcext:value-type="float">
            <text:p>87.9179</text:p>
          </table:table-cell>
          <table:table-cell office:value-type="float" office:value="126.4935" calcext:value-type="float">
            <text:p>126.493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48696200, 450.48696200</text:p>
          </table:table-cell>
          <table:table-cell office:value-type="string" calcext:value-type="string">
            <text:p>20(6,15)-19(6,14)</text:p>
          </table:table-cell>
          <table:table-cell office:value-type="float" office:value="-2.7314" calcext:value-type="float">
            <text:p>-2.7314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48800030, 450.48800030</text:p>
          </table:table-cell>
          <table:table-cell office:value-type="string" calcext:value-type="string">
            <text:p>20(6,14)-19(6,13)</text:p>
          </table:table-cell>
          <table:table-cell office:value-type="float" office:value="-2.7314" calcext:value-type="float">
            <text:p>-2.7314</text:p>
          </table:table-cell>
          <table:table-cell/>
          <table:table-cell office:value-type="float" office:value="222.1226" calcext:value-type="float">
            <text:p>222.1226</text:p>
          </table:table-cell>
          <table:table-cell office:value-type="float" office:value="319.583" calcext:value-type="float">
            <text:p>319.58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94386980, 517.94386980</text:p>
          </table:table-cell>
          <table:table-cell office:value-type="string" calcext:value-type="string">
            <text:p>23(7,17)-22(7,16)</text:p>
          </table:table-cell>
          <table:table-cell office:value-type="float" office:value="-2.7113" calcext:value-type="float">
            <text:p>-2.7113</text:p>
          </table:table-cell>
          <table:table-cell/>
          <table:table-cell office:value-type="float" office:value="298.0764" calcext:value-type="float">
            <text:p>298.0764</text:p>
          </table:table-cell>
          <table:table-cell office:value-type="float" office:value="428.863" calcext:value-type="float">
            <text:p>428.86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94399220, 517.94399220</text:p>
          </table:table-cell>
          <table:table-cell office:value-type="string" calcext:value-type="string">
            <text:p>23(7,16)-22(7,15)</text:p>
          </table:table-cell>
          <table:table-cell office:value-type="float" office:value="-2.7113" calcext:value-type="float">
            <text:p>-2.7113</text:p>
          </table:table-cell>
          <table:table-cell/>
          <table:table-cell office:value-type="float" office:value="298.0764" calcext:value-type="float">
            <text:p>298.0764</text:p>
          </table:table-cell>
          <table:table-cell office:value-type="float" office:value="428.863" calcext:value-type="float">
            <text:p>428.86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0.31744250, 370.31744250</text:p>
          </table:table-cell>
          <table:table-cell office:value-type="string" calcext:value-type="string">
            <text:p>16(2,14)-15(2,13)</text:p>
          </table:table-cell>
          <table:table-cell office:value-type="float" office:value="-2.7079" calcext:value-type="float">
            <text:p>-2.7079</text:p>
          </table:table-cell>
          <table:table-cell/>
          <table:table-cell office:value-type="float" office:value="100.4038" calcext:value-type="float">
            <text:p>100.4038</text:p>
          </table:table-cell>
          <table:table-cell office:value-type="float" office:value="144.4578" calcext:value-type="float">
            <text:p>144.457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29720250, 428.29720250</text:p>
          </table:table-cell>
          <table:table-cell office:value-type="string" calcext:value-type="string">
            <text:p>19(5,15)-18(5,14)</text:p>
          </table:table-cell>
          <table:table-cell office:value-type="float" office:value="-2.7068" calcext:value-type="float">
            <text:p>-2.7068</text:p>
          </table:table-cell>
          <table:table-cell/>
          <table:table-cell office:value-type="float" office:value="183.6247" calcext:value-type="float">
            <text:p>183.6247</text:p>
          </table:table-cell>
          <table:table-cell office:value-type="float" office:value="264.1935" calcext:value-type="float">
            <text:p>264.193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32044420, 428.32044420</text:p>
          </table:table-cell>
          <table:table-cell office:value-type="string" calcext:value-type="string">
            <text:p>19(5,14)-18(5,13)</text:p>
          </table:table-cell>
          <table:table-cell office:value-type="float" office:value="-2.7068" calcext:value-type="float">
            <text:p>-2.7068</text:p>
          </table:table-cell>
          <table:table-cell/>
          <table:table-cell office:value-type="float" office:value="183.6258" calcext:value-type="float">
            <text:p>183.6258</text:p>
          </table:table-cell>
          <table:table-cell office:value-type="float" office:value="264.195" calcext:value-type="float">
            <text:p>264.19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3.29844030, 383.29844030</text:p>
          </table:table-cell>
          <table:table-cell office:value-type="string" calcext:value-type="string">
            <text:p>17(3,15)-16(3,14)</text:p>
          </table:table-cell>
          <table:table-cell office:value-type="float" office:value="-2.7045" calcext:value-type="float">
            <text:p>-2.7045</text:p>
          </table:table-cell>
          <table:table-cell/>
          <table:table-cell office:value-type="float" office:value="122.0836" calcext:value-type="float">
            <text:p>122.0836</text:p>
          </table:table-cell>
          <table:table-cell office:value-type="float" office:value="175.6501" calcext:value-type="float">
            <text:p>175.650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5.92709100, 365.92709100</text:p>
          </table:table-cell>
          <table:table-cell office:value-type="string" calcext:value-type="string">
            <text:p>16(1,15)-15(1,14)</text:p>
          </table:table-cell>
          <table:table-cell office:value-type="float" office:value="-2.7025" calcext:value-type="float">
            <text:p>-2.7025</text:p>
          </table:table-cell>
          <table:table-cell/>
          <table:table-cell office:value-type="float" office:value="94.7205" calcext:value-type="float">
            <text:p>94.7205</text:p>
          </table:table-cell>
          <table:table-cell office:value-type="float" office:value="136.2809" calcext:value-type="float">
            <text:p>136.280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6.92784600, 386.92784600</text:p>
          </table:table-cell>
          <table:table-cell office:value-type="string" calcext:value-type="string">
            <text:p>17(3,14)-16(3,13)</text:p>
          </table:table-cell>
          <table:table-cell office:value-type="float" office:value="-2.697" calcext:value-type="float">
            <text:p>-2.697</text:p>
          </table:table-cell>
          <table:table-cell/>
          <table:table-cell office:value-type="float" office:value="122.3829" calcext:value-type="float">
            <text:p>122.3829</text:p>
          </table:table-cell>
          <table:table-cell office:value-type="float" office:value="176.0807" calcext:value-type="float">
            <text:p>176.080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6.19586870, 406.19586870</text:p>
          </table:table-cell>
          <table:table-cell office:value-type="string" calcext:value-type="string">
            <text:p>18(4,15)-17(4,14)</text:p>
          </table:table-cell>
          <table:table-cell office:value-type="float" office:value="-2.697" calcext:value-type="float">
            <text:p>-2.697</text:p>
          </table:table-cell>
          <table:table-cell/>
          <table:table-cell office:value-type="float" office:value="150.3005" calcext:value-type="float">
            <text:p>150.3005</text:p>
          </table:table-cell>
          <table:table-cell office:value-type="float" office:value="216.2476" calcext:value-type="float">
            <text:p>216.247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6.57017300, 406.57017300</text:p>
          </table:table-cell>
          <table:table-cell office:value-type="string" calcext:value-type="string">
            <text:p>18(4,14)-17(4,13)</text:p>
          </table:table-cell>
          <table:table-cell office:value-type="float" office:value="-2.6963" calcext:value-type="float">
            <text:p>-2.6963</text:p>
          </table:table-cell>
          <table:table-cell/>
          <table:table-cell office:value-type="float" office:value="150.3228" calcext:value-type="float">
            <text:p>150.3228</text:p>
          </table:table-cell>
          <table:table-cell office:value-type="float" office:value="216.2797" calcext:value-type="float">
            <text:p>216.279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10145950, 473.10145950</text:p>
          </table:table-cell>
          <table:table-cell office:value-type="string" calcext:value-type="string">
            <text:p>21(6,16)-20(6,15)</text:p>
          </table:table-cell>
          <table:table-cell office:value-type="float" office:value="-2.6958" calcext:value-type="float">
            <text:p>-2.6958</text:p>
          </table:table-cell>
          <table:table-cell/>
          <table:table-cell office:value-type="float" office:value="237.1492" calcext:value-type="float">
            <text:p>237.1492</text:p>
          </table:table-cell>
          <table:table-cell office:value-type="float" office:value="341.2028" calcext:value-type="float">
            <text:p>341.202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10325110, 473.10325110</text:p>
          </table:table-cell>
          <table:table-cell office:value-type="string" calcext:value-type="string">
            <text:p>21(6,15)-20(6,14)</text:p>
          </table:table-cell>
          <table:table-cell office:value-type="float" office:value="-2.6958" calcext:value-type="float">
            <text:p>-2.6958</text:p>
          </table:table-cell>
          <table:table-cell/>
          <table:table-cell office:value-type="float" office:value="237.1493" calcext:value-type="float">
            <text:p>237.1493</text:p>
          </table:table-cell>
          <table:table-cell office:value-type="float" office:value="341.203" calcext:value-type="float">
            <text:p>341.20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3.54994900, 363.54994900</text:p>
          </table:table-cell>
          <table:table-cell office:value-type="string" calcext:value-type="string">
            <text:p>17(1,17)-16(1,16)</text:p>
          </table:table-cell>
          <table:table-cell office:value-type="float" office:value="-2.6915" calcext:value-type="float">
            <text:p>-2.6915</text:p>
          </table:table-cell>
          <table:table-cell/>
          <table:table-cell office:value-type="float" office:value="99.8013" calcext:value-type="float">
            <text:p>99.8013</text:p>
          </table:table-cell>
          <table:table-cell office:value-type="float" office:value="143.591" calcext:value-type="float">
            <text:p>143.59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53691650, 540.53691650</text:p>
          </table:table-cell>
          <table:table-cell office:value-type="string" calcext:value-type="string">
            <text:p>24(7,18)-23(7,17)</text:p>
          </table:table-cell>
          <table:table-cell office:value-type="float" office:value="-2.6889" calcext:value-type="float">
            <text:p>-2.6889</text:p>
          </table:table-cell>
          <table:table-cell/>
          <table:table-cell office:value-type="float" office:value="315.3532" calcext:value-type="float">
            <text:p>315.3532</text:p>
          </table:table-cell>
          <table:table-cell office:value-type="float" office:value="453.7203" calcext:value-type="float">
            <text:p>453.720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0.53713140, 540.53713140</text:p>
          </table:table-cell>
          <table:table-cell office:value-type="string" calcext:value-type="string">
            <text:p>24(7,17)-23(7,16)</text:p>
          </table:table-cell>
          <table:table-cell office:value-type="float" office:value="-2.6889" calcext:value-type="float">
            <text:p>-2.6889</text:p>
          </table:table-cell>
          <table:table-cell/>
          <table:table-cell office:value-type="float" office:value="315.3532" calcext:value-type="float">
            <text:p>315.3532</text:p>
          </table:table-cell>
          <table:table-cell office:value-type="float" office:value="453.7203" calcext:value-type="float">
            <text:p>453.720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65.67218490, 365.67218490</text:p>
          </table:table-cell>
          <table:table-cell office:value-type="string" calcext:value-type="string">
            <text:p>17(0,17)-16(0,16)</text:p>
          </table:table-cell>
          <table:table-cell office:value-type="float" office:value="-2.6854" calcext:value-type="float">
            <text:p>-2.6854</text:p>
          </table:table-cell>
          <table:table-cell/>
          <table:table-cell office:value-type="float" office:value="99.4269" calcext:value-type="float">
            <text:p>99.4269</text:p>
          </table:table-cell>
          <table:table-cell office:value-type="float" office:value="143.0523" calcext:value-type="float">
            <text:p>143.052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77.93599730, 377.93599730</text:p>
          </table:table-cell>
          <table:table-cell office:value-type="string" calcext:value-type="string">
            <text:p>17(2,16)-16(2,15)</text:p>
          </table:table-cell>
          <table:table-cell office:value-type="float" office:value="-2.6847" calcext:value-type="float">
            <text:p>-2.6847</text:p>
          </table:table-cell>
          <table:table-cell/>
          <table:table-cell office:value-type="float" office:value="110.2816" calcext:value-type="float">
            <text:p>110.2816</text:p>
          </table:table-cell>
          <table:table-cell office:value-type="float" office:value="158.6697" calcext:value-type="float">
            <text:p>158.669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13939880, 563.13939880</text:p>
          </table:table-cell>
          <table:table-cell office:value-type="string" calcext:value-type="string">
            <text:p>25(7,19)-24(7,18)</text:p>
          </table:table-cell>
          <table:table-cell office:value-type="float" office:value="-2.6707" calcext:value-type="float">
            <text:p>-2.6707</text:p>
          </table:table-cell>
          <table:table-cell/>
          <table:table-cell office:value-type="float" office:value="333.3836" calcext:value-type="float">
            <text:p>333.3836</text:p>
          </table:table-cell>
          <table:table-cell office:value-type="float" office:value="479.6619" calcext:value-type="float">
            <text:p>479.661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13976720, 563.13976720</text:p>
          </table:table-cell>
          <table:table-cell office:value-type="string" calcext:value-type="string">
            <text:p>25(7,18)-24(7,17)</text:p>
          </table:table-cell>
          <table:table-cell office:value-type="float" office:value="-2.6707" calcext:value-type="float">
            <text:p>-2.6707</text:p>
          </table:table-cell>
          <table:table-cell/>
          <table:table-cell office:value-type="float" office:value="333.3836" calcext:value-type="float">
            <text:p>333.3836</text:p>
          </table:table-cell>
          <table:table-cell office:value-type="float" office:value="479.6619" calcext:value-type="float">
            <text:p>479.661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96848340, 450.96848340</text:p>
          </table:table-cell>
          <table:table-cell office:value-type="string" calcext:value-type="string">
            <text:p>20(5,16)-19(5,15)</text:p>
          </table:table-cell>
          <table:table-cell office:value-type="float" office:value="-2.6671" calcext:value-type="float">
            <text:p>-2.6671</text:p>
          </table:table-cell>
          <table:table-cell/>
          <table:table-cell office:value-type="float" office:value="197.9111" calcext:value-type="float">
            <text:p>197.9111</text:p>
          </table:table-cell>
          <table:table-cell office:value-type="float" office:value="284.7483" calcext:value-type="float">
            <text:p>284.748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1.00543780, 451.00543780</text:p>
          </table:table-cell>
          <table:table-cell office:value-type="string" calcext:value-type="string">
            <text:p>20(5,15)-19(5,14)</text:p>
          </table:table-cell>
          <table:table-cell office:value-type="float" office:value="-2.6671" calcext:value-type="float">
            <text:p>-2.6671</text:p>
          </table:table-cell>
          <table:table-cell/>
          <table:table-cell office:value-type="float" office:value="197.913" calcext:value-type="float">
            <text:p>197.913</text:p>
          </table:table-cell>
          <table:table-cell office:value-type="float" office:value="284.751" calcext:value-type="float">
            <text:p>284.75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72912650, 495.72912650</text:p>
          </table:table-cell>
          <table:table-cell office:value-type="string" calcext:value-type="string">
            <text:p>22(6,17)-21(6,16)</text:p>
          </table:table-cell>
          <table:table-cell office:value-type="float" office:value="-2.6652" calcext:value-type="float">
            <text:p>-2.6652</text:p>
          </table:table-cell>
          <table:table-cell/>
          <table:table-cell office:value-type="float" office:value="252.9302" calcext:value-type="float">
            <text:p>252.9302</text:p>
          </table:table-cell>
          <table:table-cell office:value-type="float" office:value="363.908" calcext:value-type="float">
            <text:p>363.90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73213450, 495.73213450</text:p>
          </table:table-cell>
          <table:table-cell office:value-type="string" calcext:value-type="string">
            <text:p>22(6,16)-21(6,15)</text:p>
          </table:table-cell>
          <table:table-cell office:value-type="float" office:value="-2.6652" calcext:value-type="float">
            <text:p>-2.6652</text:p>
          </table:table-cell>
          <table:table-cell/>
          <table:table-cell office:value-type="float" office:value="252.9303" calcext:value-type="float">
            <text:p>252.9303</text:p>
          </table:table-cell>
          <table:table-cell office:value-type="float" office:value="363.9082" calcext:value-type="float">
            <text:p>363.908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79934670, 405.79934670</text:p>
          </table:table-cell>
          <table:table-cell office:value-type="string" calcext:value-type="string">
            <text:p>18(3,16)-17(3,15)</text:p>
          </table:table-cell>
          <table:table-cell office:value-type="float" office:value="-2.656" calcext:value-type="float">
            <text:p>-2.656</text:p>
          </table:table-cell>
          <table:table-cell/>
          <table:table-cell office:value-type="float" office:value="134.8691" calcext:value-type="float">
            <text:p>134.8691</text:p>
          </table:table-cell>
          <table:table-cell office:value-type="float" office:value="194.0454" calcext:value-type="float">
            <text:p>194.045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3.82617530, 393.82617530</text:p>
          </table:table-cell>
          <table:table-cell office:value-type="string" calcext:value-type="string">
            <text:p>17(2,15)-16(2,14)</text:p>
          </table:table-cell>
          <table:table-cell office:value-type="float" office:value="-2.6539" calcext:value-type="float">
            <text:p>-2.6539</text:p>
          </table:table-cell>
          <table:table-cell/>
          <table:table-cell office:value-type="float" office:value="112.7562" calcext:value-type="float">
            <text:p>112.7562</text:p>
          </table:table-cell>
          <table:table-cell office:value-type="float" office:value="162.2301" calcext:value-type="float">
            <text:p>162.230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90859910, 428.90859910</text:p>
          </table:table-cell>
          <table:table-cell office:value-type="string" calcext:value-type="string">
            <text:p>19(4,16)-18(4,15)</text:p>
          </table:table-cell>
          <table:table-cell office:value-type="float" office:value="-2.653" calcext:value-type="float">
            <text:p>-2.653</text:p>
          </table:table-cell>
          <table:table-cell/>
          <table:table-cell office:value-type="float" office:value="163.8498" calcext:value-type="float">
            <text:p>163.8498</text:p>
          </table:table-cell>
          <table:table-cell office:value-type="float" office:value="235.742" calcext:value-type="float">
            <text:p>235.74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7.69549100, 387.69549100</text:p>
          </table:table-cell>
          <table:table-cell office:value-type="string" calcext:value-type="string">
            <text:p>17(1,16)-16(1,15)</text:p>
          </table:table-cell>
          <table:table-cell office:value-type="float" office:value="-2.6522" calcext:value-type="float">
            <text:p>-2.6522</text:p>
          </table:table-cell>
          <table:table-cell/>
          <table:table-cell office:value-type="float" office:value="106.9265" calcext:value-type="float">
            <text:p>106.9265</text:p>
          </table:table-cell>
          <table:table-cell office:value-type="float" office:value="153.8425" calcext:value-type="float">
            <text:p>153.842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9.45137280, 429.45137280</text:p>
          </table:table-cell>
          <table:table-cell office:value-type="string" calcext:value-type="string">
            <text:p>19(4,15)-18(4,14)</text:p>
          </table:table-cell>
          <table:table-cell office:value-type="float" office:value="-2.6519" calcext:value-type="float">
            <text:p>-2.6519</text:p>
          </table:table-cell>
          <table:table-cell/>
          <table:table-cell office:value-type="float" office:value="163.8845" calcext:value-type="float">
            <text:p>163.8845</text:p>
          </table:table-cell>
          <table:table-cell office:value-type="float" office:value="235.7919" calcext:value-type="float">
            <text:p>235.791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0.48488220, 410.48488220</text:p>
          </table:table-cell>
          <table:table-cell office:value-type="string" calcext:value-type="string">
            <text:p>18(3,15)-17(3,14)</text:p>
          </table:table-cell>
          <table:table-cell office:value-type="float" office:value="-2.647" calcext:value-type="float">
            <text:p>-2.647</text:p>
          </table:table-cell>
          <table:table-cell/>
          <table:table-cell office:value-type="float" office:value="135.2894" calcext:value-type="float">
            <text:p>135.2894</text:p>
          </table:table-cell>
          <table:table-cell office:value-type="float" office:value="194.6501" calcext:value-type="float">
            <text:p>194.650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4.54229810, 384.54229810</text:p>
          </table:table-cell>
          <table:table-cell office:value-type="string" calcext:value-type="string">
            <text:p>18(1,18)-17(1,17)</text:p>
          </table:table-cell>
          <table:table-cell office:value-type="float" office:value="-2.6438" calcext:value-type="float">
            <text:p>-2.6438</text:p>
          </table:table-cell>
          <table:table-cell/>
          <table:table-cell office:value-type="float" office:value="111.928" calcext:value-type="float">
            <text:p>111.928</text:p>
          </table:table-cell>
          <table:table-cell office:value-type="float" office:value="161.0385" calcext:value-type="float">
            <text:p>161.038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8.37056110, 518.37056110</text:p>
          </table:table-cell>
          <table:table-cell office:value-type="string" calcext:value-type="string">
            <text:p>23(6,18)-22(6,17)</text:p>
          </table:table-cell>
          <table:table-cell office:value-type="float" office:value="-2.6394" calcext:value-type="float">
            <text:p>-2.6394</text:p>
          </table:table-cell>
          <table:table-cell/>
          <table:table-cell office:value-type="float" office:value="269.4659" calcext:value-type="float">
            <text:p>269.4659</text:p>
          </table:table-cell>
          <table:table-cell office:value-type="float" office:value="387.6991" calcext:value-type="float">
            <text:p>387.699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8.37548750, 518.37548750</text:p>
          </table:table-cell>
          <table:table-cell office:value-type="string" calcext:value-type="string">
            <text:p>23(6,17)-22(6,16)</text:p>
          </table:table-cell>
          <table:table-cell office:value-type="float" office:value="-2.6394" calcext:value-type="float">
            <text:p>-2.6394</text:p>
          </table:table-cell>
          <table:table-cell/>
          <table:table-cell office:value-type="float" office:value="269.4661" calcext:value-type="float">
            <text:p>269.4661</text:p>
          </table:table-cell>
          <table:table-cell office:value-type="float" office:value="387.6994" calcext:value-type="float">
            <text:p>387.69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86.31407670, 386.31407670</text:p>
          </table:table-cell>
          <table:table-cell office:value-type="string" calcext:value-type="string">
            <text:p>18(0,18)-17(0,17)</text:p>
          </table:table-cell>
          <table:table-cell office:value-type="float" office:value="-2.639" calcext:value-type="float">
            <text:p>-2.639</text:p>
          </table:table-cell>
          <table:table-cell/>
          <table:table-cell office:value-type="float" office:value="111.6244" calcext:value-type="float">
            <text:p>111.6244</text:p>
          </table:table-cell>
          <table:table-cell office:value-type="float" office:value="160.6017" calcext:value-type="float">
            <text:p>160.601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399.66038120, 399.66038120</text:p>
          </table:table-cell>
          <table:table-cell office:value-type="string" calcext:value-type="string">
            <text:p>18(2,17)-17(2,16)</text:p>
          </table:table-cell>
          <table:table-cell office:value-type="float" office:value="-2.6377" calcext:value-type="float">
            <text:p>-2.6377</text:p>
          </table:table-cell>
          <table:table-cell/>
          <table:table-cell office:value-type="float" office:value="122.8882" calcext:value-type="float">
            <text:p>122.8882</text:p>
          </table:table-cell>
          <table:table-cell office:value-type="float" office:value="176.8077" calcext:value-type="float">
            <text:p>176.807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65800120, 473.65800120</text:p>
          </table:table-cell>
          <table:table-cell office:value-type="string" calcext:value-type="string">
            <text:p>21(5,17)-20(5,16)</text:p>
          </table:table-cell>
          <table:table-cell office:value-type="float" office:value="-2.6327" calcext:value-type="float">
            <text:p>-2.6327</text:p>
          </table:table-cell>
          <table:table-cell/>
          <table:table-cell office:value-type="float" office:value="212.9538" calcext:value-type="float">
            <text:p>212.9538</text:p>
          </table:table-cell>
          <table:table-cell office:value-type="float" office:value="306.3913" calcext:value-type="float">
            <text:p>306.391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71533080, 473.71533080</text:p>
          </table:table-cell>
          <table:table-cell office:value-type="string" calcext:value-type="string">
            <text:p>21(5,16)-20(5,15)</text:p>
          </table:table-cell>
          <table:table-cell office:value-type="float" office:value="-2.6326" calcext:value-type="float">
            <text:p>-2.6326</text:p>
          </table:table-cell>
          <table:table-cell/>
          <table:table-cell office:value-type="float" office:value="212.9569" calcext:value-type="float">
            <text:p>212.9569</text:p>
          </table:table-cell>
          <table:table-cell office:value-type="float" office:value="306.3957" calcext:value-type="float">
            <text:p>306.395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1.02633690, 541.02633690</text:p>
          </table:table-cell>
          <table:table-cell office:value-type="string" calcext:value-type="string">
            <text:p>24(6,19)-23(6,18)</text:p>
          </table:table-cell>
          <table:table-cell office:value-type="float" office:value="-2.6179" calcext:value-type="float">
            <text:p>-2.6179</text:p>
          </table:table-cell>
          <table:table-cell/>
          <table:table-cell office:value-type="float" office:value="286.7569" calcext:value-type="float">
            <text:p>286.7569</text:p>
          </table:table-cell>
          <table:table-cell office:value-type="float" office:value="412.5768" calcext:value-type="float">
            <text:p>412.57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1.03422410, 541.03422410</text:p>
          </table:table-cell>
          <table:table-cell office:value-type="string" calcext:value-type="string">
            <text:p>24(6,18)-23(6,17)</text:p>
          </table:table-cell>
          <table:table-cell office:value-type="float" office:value="-2.6179" calcext:value-type="float">
            <text:p>-2.6179</text:p>
          </table:table-cell>
          <table:table-cell/>
          <table:table-cell office:value-type="float" office:value="286.7573" calcext:value-type="float">
            <text:p>286.7573</text:p>
          </table:table-cell>
          <table:table-cell office:value-type="float" office:value="412.5774" calcext:value-type="float">
            <text:p>412.577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1.63077590, 451.63077590</text:p>
          </table:table-cell>
          <table:table-cell office:value-type="string" calcext:value-type="string">
            <text:p>20(4,17)-19(4,16)</text:p>
          </table:table-cell>
          <table:table-cell office:value-type="float" office:value="-2.6145" calcext:value-type="float">
            <text:p>-2.6145</text:p>
          </table:table-cell>
          <table:table-cell/>
          <table:table-cell office:value-type="float" office:value="178.1566" calcext:value-type="float">
            <text:p>178.1566</text:p>
          </table:table-cell>
          <table:table-cell office:value-type="float" office:value="256.3261" calcext:value-type="float">
            <text:p>256.326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8.25873940, 428.25873940</text:p>
          </table:table-cell>
          <table:table-cell office:value-type="string" calcext:value-type="string">
            <text:p>19(3,17)-18(3,16)</text:p>
          </table:table-cell>
          <table:table-cell office:value-type="float" office:value="-2.6135" calcext:value-type="float">
            <text:p>-2.6135</text:p>
          </table:table-cell>
          <table:table-cell/>
          <table:table-cell office:value-type="float" office:value="148.4051" calcext:value-type="float">
            <text:p>148.4051</text:p>
          </table:table-cell>
          <table:table-cell office:value-type="float" office:value="213.5206" calcext:value-type="float">
            <text:p>213.520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2.40063910, 452.40063910</text:p>
          </table:table-cell>
          <table:table-cell office:value-type="string" calcext:value-type="string">
            <text:p>20(4,16)-19(4,15)</text:p>
          </table:table-cell>
          <table:table-cell office:value-type="float" office:value="-2.6131" calcext:value-type="float">
            <text:p>-2.6131</text:p>
          </table:table-cell>
          <table:table-cell/>
          <table:table-cell office:value-type="float" office:value="178.2095" calcext:value-type="float">
            <text:p>178.2095</text:p>
          </table:table-cell>
          <table:table-cell office:value-type="float" office:value="256.4022" calcext:value-type="float">
            <text:p>256.402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9.25051240, 409.25051240</text:p>
          </table:table-cell>
          <table:table-cell office:value-type="string" calcext:value-type="string">
            <text:p>18(1,17)-17(1,16)</text:p>
          </table:table-cell>
          <table:table-cell office:value-type="float" office:value="-2.6081" calcext:value-type="float">
            <text:p>-2.6081</text:p>
          </table:table-cell>
          <table:table-cell/>
          <table:table-cell office:value-type="float" office:value="119.8587" calcext:value-type="float">
            <text:p>119.8587</text:p>
          </table:table-cell>
          <table:table-cell office:value-type="float" office:value="172.4489" calcext:value-type="float">
            <text:p>172.448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17.22067820, 417.22067820</text:p>
          </table:table-cell>
          <table:table-cell office:value-type="string" calcext:value-type="string">
            <text:p>18(2,16)-17(2,15)</text:p>
          </table:table-cell>
          <table:table-cell office:value-type="float" office:value="-2.6064" calcext:value-type="float">
            <text:p>-2.6064</text:p>
          </table:table-cell>
          <table:table-cell/>
          <table:table-cell office:value-type="float" office:value="125.8929" calcext:value-type="float">
            <text:p>125.8929</text:p>
          </table:table-cell>
          <table:table-cell office:value-type="float" office:value="181.1308" calcext:value-type="float">
            <text:p>181.130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6.36584580, 496.36584580</text:p>
          </table:table-cell>
          <table:table-cell office:value-type="string" calcext:value-type="string">
            <text:p>22(5,18)-21(5,17)</text:p>
          </table:table-cell>
          <table:table-cell office:value-type="float" office:value="-2.6032" calcext:value-type="float">
            <text:p>-2.6032</text:p>
          </table:table-cell>
          <table:table-cell/>
          <table:table-cell office:value-type="float" office:value="228.7534" calcext:value-type="float">
            <text:p>228.7534</text:p>
          </table:table-cell>
          <table:table-cell office:value-type="float" office:value="329.1232" calcext:value-type="float">
            <text:p>329.123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6.45281520, 496.45281520</text:p>
          </table:table-cell>
          <table:table-cell office:value-type="string" calcext:value-type="string">
            <text:p>22(5,17)-21(5,16)</text:p>
          </table:table-cell>
          <table:table-cell office:value-type="float" office:value="-2.6031" calcext:value-type="float">
            <text:p>-2.6031</text:p>
          </table:table-cell>
          <table:table-cell/>
          <table:table-cell office:value-type="float" office:value="228.7584" calcext:value-type="float">
            <text:p>228.7584</text:p>
          </table:table-cell>
          <table:table-cell office:value-type="float" office:value="329.1304" calcext:value-type="float">
            <text:p>329.130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4.17606130, 434.17606130</text:p>
          </table:table-cell>
          <table:table-cell office:value-type="string" calcext:value-type="string">
            <text:p>19(3,16)-18(3,15)</text:p>
          </table:table-cell>
          <table:table-cell office:value-type="float" office:value="-2.6028" calcext:value-type="float">
            <text:p>-2.6028</text:p>
          </table:table-cell>
          <table:table-cell/>
          <table:table-cell office:value-type="float" office:value="148.9817" calcext:value-type="float">
            <text:p>148.9817</text:p>
          </table:table-cell>
          <table:table-cell office:value-type="float" office:value="214.3502" calcext:value-type="float">
            <text:p>214.350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5.50204890, 405.50204890</text:p>
          </table:table-cell>
          <table:table-cell office:value-type="string" calcext:value-type="string">
            <text:p>19(1,19)-18(1,18)</text:p>
          </table:table-cell>
          <table:table-cell office:value-type="float" office:value="-2.6015" calcext:value-type="float">
            <text:p>-2.6015</text:p>
          </table:table-cell>
          <table:table-cell/>
          <table:table-cell office:value-type="float" office:value="124.7549" calcext:value-type="float">
            <text:p>124.7549</text:p>
          </table:table-cell>
          <table:table-cell office:value-type="float" office:value="179.4934" calcext:value-type="float">
            <text:p>179.493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69699020, 563.69699020</text:p>
          </table:table-cell>
          <table:table-cell office:value-type="string" calcext:value-type="string">
            <text:p>25(6,20)-24(6,19)</text:p>
          </table:table-cell>
          <table:table-cell office:value-type="float" office:value="-2.6007" calcext:value-type="float">
            <text:p>-2.6007</text:p>
          </table:table-cell>
          <table:table-cell/>
          <table:table-cell office:value-type="float" office:value="304.8036" calcext:value-type="float">
            <text:p>304.8036</text:p>
          </table:table-cell>
          <table:table-cell office:value-type="float" office:value="438.5419" calcext:value-type="float">
            <text:p>438.541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3.70935730, 563.70935730</text:p>
          </table:table-cell>
          <table:table-cell office:value-type="string" calcext:value-type="string">
            <text:p>25(6,19)-24(6,18)</text:p>
          </table:table-cell>
          <table:table-cell office:value-type="float" office:value="-2.6006" calcext:value-type="float">
            <text:p>-2.6006</text:p>
          </table:table-cell>
          <table:table-cell/>
          <table:table-cell office:value-type="float" office:value="304.8042" calcext:value-type="float">
            <text:p>304.8042</text:p>
          </table:table-cell>
          <table:table-cell office:value-type="float" office:value="438.5427" calcext:value-type="float">
            <text:p>438.542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06.96475810, 406.96475810</text:p>
          </table:table-cell>
          <table:table-cell office:value-type="string" calcext:value-type="string">
            <text:p>19(0,19)-18(0,18)</text:p>
          </table:table-cell>
          <table:table-cell office:value-type="float" office:value="-2.5978" calcext:value-type="float">
            <text:p>-2.5978</text:p>
          </table:table-cell>
          <table:table-cell/>
          <table:table-cell office:value-type="float" office:value="124.5104" calcext:value-type="float">
            <text:p>124.5104</text:p>
          </table:table-cell>
          <table:table-cell office:value-type="float" office:value="179.1417" calcext:value-type="float">
            <text:p>179.141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1.30957200, 421.30957200</text:p>
          </table:table-cell>
          <table:table-cell office:value-type="string" calcext:value-type="string">
            <text:p>19(2,18)-18(2,17)</text:p>
          </table:table-cell>
          <table:table-cell office:value-type="float" office:value="-2.5964" calcext:value-type="float">
            <text:p>-2.5964</text:p>
          </table:table-cell>
          <table:table-cell/>
          <table:table-cell office:value-type="float" office:value="136.2194" calcext:value-type="float">
            <text:p>136.2194</text:p>
          </table:table-cell>
          <table:table-cell office:value-type="float" office:value="195.9882" calcext:value-type="float">
            <text:p>195.988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6.38300520, 586.38300520</text:p>
          </table:table-cell>
          <table:table-cell office:value-type="string" calcext:value-type="string">
            <text:p>26(6,21)-25(6,20)</text:p>
          </table:table-cell>
          <table:table-cell office:value-type="float" office:value="-2.5873" calcext:value-type="float">
            <text:p>-2.5873</text:p>
          </table:table-cell>
          <table:table-cell/>
          <table:table-cell office:value-type="float" office:value="323.6065" calcext:value-type="float">
            <text:p>323.6065</text:p>
          </table:table-cell>
          <table:table-cell office:value-type="float" office:value="465.5949" calcext:value-type="float">
            <text:p>465.594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6.40202740, 586.40202740</text:p>
          </table:table-cell>
          <table:table-cell office:value-type="string" calcext:value-type="string">
            <text:p>26(6,20)-25(6,19)</text:p>
          </table:table-cell>
          <table:table-cell office:value-type="float" office:value="-2.5873" calcext:value-type="float">
            <text:p>-2.5873</text:p>
          </table:table-cell>
          <table:table-cell/>
          <table:table-cell office:value-type="float" office:value="323.6076" calcext:value-type="float">
            <text:p>323.6076</text:p>
          </table:table-cell>
          <table:table-cell office:value-type="float" office:value="465.5965" calcext:value-type="float">
            <text:p>465.596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4.35830270, 474.35830270</text:p>
          </table:table-cell>
          <table:table-cell office:value-type="string" calcext:value-type="string">
            <text:p>21(4,18)-20(4,17)</text:p>
          </table:table-cell>
          <table:table-cell office:value-type="float" office:value="-2.5811" calcext:value-type="float">
            <text:p>-2.5811</text:p>
          </table:table-cell>
          <table:table-cell/>
          <table:table-cell office:value-type="float" office:value="193.2214" calcext:value-type="float">
            <text:p>193.2214</text:p>
          </table:table-cell>
          <table:table-cell office:value-type="float" office:value="278.0009" calcext:value-type="float">
            <text:p>278.000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5.42823700, 475.42823700</text:p>
          </table:table-cell>
          <table:table-cell office:value-type="string" calcext:value-type="string">
            <text:p>21(4,17)-20(4,16)</text:p>
          </table:table-cell>
          <table:table-cell office:value-type="float" office:value="-2.5794" calcext:value-type="float">
            <text:p>-2.5794</text:p>
          </table:table-cell>
          <table:table-cell/>
          <table:table-cell office:value-type="float" office:value="193.2999" calcext:value-type="float">
            <text:p>193.2999</text:p>
          </table:table-cell>
          <table:table-cell office:value-type="float" office:value="278.1138" calcext:value-type="float">
            <text:p>278.113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9.09181630, 519.09181630</text:p>
          </table:table-cell>
          <table:table-cell office:value-type="string" calcext:value-type="string">
            <text:p>23(5,19)-22(5,18)</text:p>
          </table:table-cell>
          <table:table-cell office:value-type="float" office:value="-2.5783" calcext:value-type="float">
            <text:p>-2.5783</text:p>
          </table:table-cell>
          <table:table-cell/>
          <table:table-cell office:value-type="float" office:value="245.3103" calcext:value-type="float">
            <text:p>245.3103</text:p>
          </table:table-cell>
          <table:table-cell office:value-type="float" office:value="352.9448" calcext:value-type="float">
            <text:p>352.944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9.22107110, 519.22107110</text:p>
          </table:table-cell>
          <table:table-cell office:value-type="string" calcext:value-type="string">
            <text:p>23(5,18)-22(5,17)</text:p>
          </table:table-cell>
          <table:table-cell office:value-type="float" office:value="-2.5781" calcext:value-type="float">
            <text:p>-2.5781</text:p>
          </table:table-cell>
          <table:table-cell/>
          <table:table-cell office:value-type="float" office:value="245.3183" calcext:value-type="float">
            <text:p>245.3183</text:p>
          </table:table-cell>
          <table:table-cell office:value-type="float" office:value="352.9563" calcext:value-type="float">
            <text:p>352.956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9.08479410, 609.08479410</text:p>
          </table:table-cell>
          <table:table-cell office:value-type="string" calcext:value-type="string">
            <text:p>27(6,22)-26(6,21)</text:p>
          </table:table-cell>
          <table:table-cell office:value-type="float" office:value="-2.5777" calcext:value-type="float">
            <text:p>-2.5777</text:p>
          </table:table-cell>
          <table:table-cell/>
          <table:table-cell office:value-type="float" office:value="343.1661" calcext:value-type="float">
            <text:p>343.1661</text:p>
          </table:table-cell>
          <table:table-cell office:value-type="float" office:value="493.7366" calcext:value-type="float">
            <text:p>493.736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9.11353540, 609.11353540</text:p>
          </table:table-cell>
          <table:table-cell office:value-type="string" calcext:value-type="string">
            <text:p>27(6,21)-26(6,20)</text:p>
          </table:table-cell>
          <table:table-cell office:value-type="float" office:value="-2.5776" calcext:value-type="float">
            <text:p>-2.5776</text:p>
          </table:table-cell>
          <table:table-cell/>
          <table:table-cell office:value-type="float" office:value="343.1678" calcext:value-type="float">
            <text:p>343.1678</text:p>
          </table:table-cell>
          <table:table-cell office:value-type="float" office:value="493.7391" calcext:value-type="float">
            <text:p>493.739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0.66943080, 450.66943080</text:p>
          </table:table-cell>
          <table:table-cell office:value-type="string" calcext:value-type="string">
            <text:p>20(3,18)-19(3,17)</text:p>
          </table:table-cell>
          <table:table-cell office:value-type="float" office:value="-2.5764" calcext:value-type="float">
            <text:p>-2.5764</text:p>
          </table:table-cell>
          <table:table-cell/>
          <table:table-cell office:value-type="float" office:value="162.6903" calcext:value-type="float">
            <text:p>162.6903</text:p>
          </table:table-cell>
          <table:table-cell office:value-type="float" office:value="234.0737" calcext:value-type="float">
            <text:p>234.073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30.59230440, 430.59230440</text:p>
          </table:table-cell>
          <table:table-cell office:value-type="string" calcext:value-type="string">
            <text:p>19(1,18)-18(1,17)</text:p>
          </table:table-cell>
          <table:table-cell office:value-type="float" office:value="-2.5696" calcext:value-type="float">
            <text:p>-2.5696</text:p>
          </table:table-cell>
          <table:table-cell/>
          <table:table-cell office:value-type="float" office:value="133.5098" calcext:value-type="float">
            <text:p>133.5098</text:p>
          </table:table-cell>
          <table:table-cell office:value-type="float" office:value="192.0897" calcext:value-type="float">
            <text:p>192.089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0.48066300, 440.48066300</text:p>
          </table:table-cell>
          <table:table-cell office:value-type="string" calcext:value-type="string">
            <text:p>19(2,17)-18(2,16)</text:p>
          </table:table-cell>
          <table:table-cell office:value-type="float" office:value="-2.5651" calcext:value-type="float">
            <text:p>-2.5651</text:p>
          </table:table-cell>
          <table:table-cell/>
          <table:table-cell office:value-type="float" office:value="139.8099" calcext:value-type="float">
            <text:p>139.8099</text:p>
          </table:table-cell>
          <table:table-cell office:value-type="float" office:value="201.1541" calcext:value-type="float">
            <text:p>201.15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6.43273020, 426.43273020</text:p>
          </table:table-cell>
          <table:table-cell office:value-type="string" calcext:value-type="string">
            <text:p>20(1,20)-19(1,19)</text:p>
          </table:table-cell>
          <table:table-cell office:value-type="float" office:value="-2.5643" calcext:value-type="float">
            <text:p>-2.5643</text:p>
          </table:table-cell>
          <table:table-cell/>
          <table:table-cell office:value-type="float" office:value="138.281" calcext:value-type="float">
            <text:p>138.281</text:p>
          </table:table-cell>
          <table:table-cell office:value-type="float" office:value="198.9544" calcext:value-type="float">
            <text:p>198.95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7.98767690, 457.98767690</text:p>
          </table:table-cell>
          <table:table-cell office:value-type="string" calcext:value-type="string">
            <text:p>20(3,17)-19(3,16)</text:p>
          </table:table-cell>
          <table:table-cell office:value-type="float" office:value="-2.5641" calcext:value-type="float">
            <text:p>-2.5641</text:p>
          </table:table-cell>
          <table:table-cell/>
          <table:table-cell office:value-type="float" office:value="163.4642" calcext:value-type="float">
            <text:p>163.4642</text:p>
          </table:table-cell>
          <table:table-cell office:value-type="float" office:value="235.1872" calcext:value-type="float">
            <text:p>235.187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27.62872900, 427.62872900</text:p>
          </table:table-cell>
          <table:table-cell office:value-type="string" calcext:value-type="string">
            <text:p>20(0,20)-19(0,19)</text:p>
          </table:table-cell>
          <table:table-cell office:value-type="float" office:value="-2.5614" calcext:value-type="float">
            <text:p>-2.5614</text:p>
          </table:table-cell>
          <table:table-cell/>
          <table:table-cell office:value-type="float" office:value="138.0853" calcext:value-type="float">
            <text:p>138.0853</text:p>
          </table:table-cell>
          <table:table-cell office:value-type="float" office:value="198.6728" calcext:value-type="float">
            <text:p>198.672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2.88349720, 442.88349720</text:p>
          </table:table-cell>
          <table:table-cell office:value-type="string" calcext:value-type="string">
            <text:p>20(2,19)-19(2,18)</text:p>
          </table:table-cell>
          <table:table-cell office:value-type="float" office:value="-2.5603" calcext:value-type="float">
            <text:p>-2.5603</text:p>
          </table:table-cell>
          <table:table-cell/>
          <table:table-cell office:value-type="float" office:value="150.2728" calcext:value-type="float">
            <text:p>150.2728</text:p>
          </table:table-cell>
          <table:table-cell office:value-type="float" office:value="216.2078" calcext:value-type="float">
            <text:p>216.207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1.83536270, 541.83536270</text:p>
          </table:table-cell>
          <table:table-cell office:value-type="string" calcext:value-type="string">
            <text:p>24(5,20)-23(5,19)</text:p>
          </table:table-cell>
          <table:table-cell office:value-type="float" office:value="-2.5577" calcext:value-type="float">
            <text:p>-2.5577</text:p>
          </table:table-cell>
          <table:table-cell/>
          <table:table-cell office:value-type="float" office:value="262.6254" calcext:value-type="float">
            <text:p>262.6254</text:p>
          </table:table-cell>
          <table:table-cell office:value-type="float" office:value="377.8572" calcext:value-type="float">
            <text:p>377.857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2.02386420, 542.02386420</text:p>
          </table:table-cell>
          <table:table-cell office:value-type="string" calcext:value-type="string">
            <text:p>24(5,19)-23(5,18)</text:p>
          </table:table-cell>
          <table:table-cell office:value-type="float" office:value="-2.5574" calcext:value-type="float">
            <text:p>-2.5574</text:p>
          </table:table-cell>
          <table:table-cell/>
          <table:table-cell office:value-type="float" office:value="262.6376" calcext:value-type="float">
            <text:p>262.6376</text:p>
          </table:table-cell>
          <table:table-cell office:value-type="float" office:value="377.8747" calcext:value-type="float">
            <text:p>377.874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7.08632740, 497.08632740</text:p>
          </table:table-cell>
          <table:table-cell office:value-type="string" calcext:value-type="string">
            <text:p>22(4,19)-21(4,18)</text:p>
          </table:table-cell>
          <table:table-cell office:value-type="float" office:value="-2.5526" calcext:value-type="float">
            <text:p>-2.5526</text:p>
          </table:table-cell>
          <table:table-cell/>
          <table:table-cell office:value-type="float" office:value="209.0443" calcext:value-type="float">
            <text:p>209.0443</text:p>
          </table:table-cell>
          <table:table-cell office:value-type="float" office:value="300.7664" calcext:value-type="float">
            <text:p>300.766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8.54531270, 498.54531270</text:p>
          </table:table-cell>
          <table:table-cell office:value-type="string" calcext:value-type="string">
            <text:p>22(4,18)-21(4,17)</text:p>
          </table:table-cell>
          <table:table-cell office:value-type="float" office:value="-2.5503" calcext:value-type="float">
            <text:p>-2.5503</text:p>
          </table:table-cell>
          <table:table-cell/>
          <table:table-cell office:value-type="float" office:value="209.1585" calcext:value-type="float">
            <text:p>209.1585</text:p>
          </table:table-cell>
          <table:table-cell office:value-type="float" office:value="300.9307" calcext:value-type="float">
            <text:p>300.930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3.02460650, 473.02460650</text:p>
          </table:table-cell>
          <table:table-cell office:value-type="string" calcext:value-type="string">
            <text:p>21(3,19)-20(3,18)</text:p>
          </table:table-cell>
          <table:table-cell office:value-type="float" office:value="-2.5443" calcext:value-type="float">
            <text:p>-2.5443</text:p>
          </table:table-cell>
          <table:table-cell/>
          <table:table-cell office:value-type="float" office:value="177.723" calcext:value-type="float">
            <text:p>177.723</text:p>
          </table:table-cell>
          <table:table-cell office:value-type="float" office:value="255.7023" calcext:value-type="float">
            <text:p>255.702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4.59552510, 564.59552510</text:p>
          </table:table-cell>
          <table:table-cell office:value-type="string" calcext:value-type="string">
            <text:p>25(5,21)-24(5,20)</text:p>
          </table:table-cell>
          <table:table-cell office:value-type="float" office:value="-2.5411" calcext:value-type="float">
            <text:p>-2.5411</text:p>
          </table:table-cell>
          <table:table-cell/>
          <table:table-cell office:value-type="float" office:value="280.6991" calcext:value-type="float">
            <text:p>280.6991</text:p>
          </table:table-cell>
          <table:table-cell office:value-type="float" office:value="403.8611" calcext:value-type="float">
            <text:p>403.861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4.86565040, 564.86565040</text:p>
          </table:table-cell>
          <table:table-cell office:value-type="string" calcext:value-type="string">
            <text:p>25(5,20)-24(5,19)</text:p>
          </table:table-cell>
          <table:table-cell office:value-type="float" office:value="-2.5407" calcext:value-type="float">
            <text:p>-2.5407</text:p>
          </table:table-cell>
          <table:table-cell/>
          <table:table-cell office:value-type="float" office:value="280.7176" calcext:value-type="float">
            <text:p>280.7176</text:p>
          </table:table-cell>
          <table:table-cell office:value-type="float" office:value="403.8877" calcext:value-type="float">
            <text:p>403.887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51.72942120, 451.72942120</text:p>
          </table:table-cell>
          <table:table-cell office:value-type="string" calcext:value-type="string">
            <text:p>20(1,19)-19(1,18)</text:p>
          </table:table-cell>
          <table:table-cell office:value-type="float" office:value="-2.5364" calcext:value-type="float">
            <text:p>-2.5364</text:p>
          </table:table-cell>
          <table:table-cell/>
          <table:table-cell office:value-type="float" office:value="147.8728" calcext:value-type="float">
            <text:p>147.8728</text:p>
          </table:table-cell>
          <table:table-cell office:value-type="float" office:value="212.7548" calcext:value-type="float">
            <text:p>212.754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7.33775190, 447.33775190</text:p>
          </table:table-cell>
          <table:table-cell office:value-type="string" calcext:value-type="string">
            <text:p>21(1,21)-20(1,20)</text:p>
          </table:table-cell>
          <table:table-cell office:value-type="float" office:value="-2.5318" calcext:value-type="float">
            <text:p>-2.5318</text:p>
          </table:table-cell>
          <table:table-cell/>
          <table:table-cell office:value-type="float" office:value="152.5053" calcext:value-type="float">
            <text:p>152.5053</text:p>
          </table:table-cell>
          <table:table-cell office:value-type="float" office:value="219.4198" calcext:value-type="float">
            <text:p>219.419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1.89701470, 481.89701470</text:p>
          </table:table-cell>
          <table:table-cell office:value-type="string" calcext:value-type="string">
            <text:p>21(3,18)-20(3,17)</text:p>
          </table:table-cell>
          <table:table-cell office:value-type="float" office:value="-2.5303" calcext:value-type="float">
            <text:p>-2.5303</text:p>
          </table:table-cell>
          <table:table-cell/>
          <table:table-cell office:value-type="float" office:value="178.7411" calcext:value-type="float">
            <text:p>178.7411</text:p>
          </table:table-cell>
          <table:table-cell office:value-type="float" office:value="257.1671" calcext:value-type="float">
            <text:p>257.167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48.30760740, 448.30760740</text:p>
          </table:table-cell>
          <table:table-cell office:value-type="string" calcext:value-type="string">
            <text:p>21(0,21)-20(0,20)</text:p>
          </table:table-cell>
          <table:table-cell office:value-type="float" office:value="-2.5295" calcext:value-type="float">
            <text:p>-2.5295</text:p>
          </table:table-cell>
          <table:table-cell/>
          <table:table-cell office:value-type="float" office:value="152.3495" calcext:value-type="float">
            <text:p>152.3495</text:p>
          </table:table-cell>
          <table:table-cell office:value-type="float" office:value="219.1957" calcext:value-type="float">
            <text:p>219.195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3.58873770, 463.58873770</text:p>
          </table:table-cell>
          <table:table-cell office:value-type="string" calcext:value-type="string">
            <text:p>20(2,18)-19(2,17)</text:p>
          </table:table-cell>
          <table:table-cell office:value-type="float" office:value="-2.5294" calcext:value-type="float">
            <text:p>-2.5294</text:p>
          </table:table-cell>
          <table:table-cell/>
          <table:table-cell office:value-type="float" office:value="154.5027" calcext:value-type="float">
            <text:p>154.5027</text:p>
          </table:table-cell>
          <table:table-cell office:value-type="float" office:value="222.2936" calcext:value-type="float">
            <text:p>222.29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4.38287090, 464.38287090</text:p>
          </table:table-cell>
          <table:table-cell office:value-type="string" calcext:value-type="string">
            <text:p>21(2,20)-20(2,19)</text:p>
          </table:table-cell>
          <table:table-cell office:value-type="float" office:value="-2.5291" calcext:value-type="float">
            <text:p>-2.5291</text:p>
          </table:table-cell>
          <table:table-cell/>
          <table:table-cell office:value-type="float" office:value="165.0458" calcext:value-type="float">
            <text:p>165.0458</text:p>
          </table:table-cell>
          <table:table-cell office:value-type="float" office:value="237.4627" calcext:value-type="float">
            <text:p>237.462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9.80928970, 519.80928970</text:p>
          </table:table-cell>
          <table:table-cell office:value-type="string" calcext:value-type="string">
            <text:p>23(4,20)-22(4,19)</text:p>
          </table:table-cell>
          <table:table-cell office:value-type="float" office:value="-2.5285" calcext:value-type="float">
            <text:p>-2.5285</text:p>
          </table:table-cell>
          <table:table-cell/>
          <table:table-cell office:value-type="float" office:value="225.6253" calcext:value-type="float">
            <text:p>225.6253</text:p>
          </table:table-cell>
          <table:table-cell office:value-type="float" office:value="324.6226" calcext:value-type="float">
            <text:p>324.622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37087300, 587.37087300</text:p>
          </table:table-cell>
          <table:table-cell office:value-type="string" calcext:value-type="string">
            <text:p>26(5,22)-25(5,21)</text:p>
          </table:table-cell>
          <table:table-cell office:value-type="float" office:value="-2.5283" calcext:value-type="float">
            <text:p>-2.5283</text:p>
          </table:table-cell>
          <table:table-cell/>
          <table:table-cell office:value-type="float" office:value="299.5319" calcext:value-type="float">
            <text:p>299.5319</text:p>
          </table:table-cell>
          <table:table-cell office:value-type="float" office:value="430.9571" calcext:value-type="float">
            <text:p>430.957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75168060, 587.75168060</text:p>
          </table:table-cell>
          <table:table-cell office:value-type="string" calcext:value-type="string">
            <text:p>26(5,21)-25(5,20)</text:p>
          </table:table-cell>
          <table:table-cell office:value-type="float" office:value="-2.5278" calcext:value-type="float">
            <text:p>-2.5278</text:p>
          </table:table-cell>
          <table:table-cell/>
          <table:table-cell office:value-type="float" office:value="299.5595" calcext:value-type="float">
            <text:p>299.5595</text:p>
          </table:table-cell>
          <table:table-cell office:value-type="float" office:value="430.9968" calcext:value-type="float">
            <text:p>430.99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1.76349800, 521.76349800</text:p>
          </table:table-cell>
          <table:table-cell office:value-type="string" calcext:value-type="string">
            <text:p>23(4,19)-22(4,18)</text:p>
          </table:table-cell>
          <table:table-cell office:value-type="float" office:value="-2.5256" calcext:value-type="float">
            <text:p>-2.5256</text:p>
          </table:table-cell>
          <table:table-cell/>
          <table:table-cell office:value-type="float" office:value="225.7882" calcext:value-type="float">
            <text:p>225.7882</text:p>
          </table:table-cell>
          <table:table-cell office:value-type="float" office:value="324.857" calcext:value-type="float">
            <text:p>324.85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0.15944800, 610.15944800</text:p>
          </table:table-cell>
          <table:table-cell office:value-type="string" calcext:value-type="string">
            <text:p>27(5,23)-26(5,22)</text:p>
          </table:table-cell>
          <table:table-cell office:value-type="float" office:value="-2.5193" calcext:value-type="float">
            <text:p>-2.5193</text:p>
          </table:table-cell>
          <table:table-cell/>
          <table:table-cell office:value-type="float" office:value="319.1245" calcext:value-type="float">
            <text:p>319.1245</text:p>
          </table:table-cell>
          <table:table-cell office:value-type="float" office:value="459.1463" calcext:value-type="float">
            <text:p>459.146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0.68809850, 610.68809850</text:p>
          </table:table-cell>
          <table:table-cell office:value-type="string" calcext:value-type="string">
            <text:p>27(5,22)-26(5,21)</text:p>
          </table:table-cell>
          <table:table-cell office:value-type="float" office:value="-2.5186" calcext:value-type="float">
            <text:p>-2.5186</text:p>
          </table:table-cell>
          <table:table-cell/>
          <table:table-cell office:value-type="float" office:value="319.1648" calcext:value-type="float">
            <text:p>319.1648</text:p>
          </table:table-cell>
          <table:table-cell office:value-type="float" office:value="459.2043" calcext:value-type="float">
            <text:p>459.20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5.31794800, 495.31794800</text:p>
          </table:table-cell>
          <table:table-cell office:value-type="string" calcext:value-type="string">
            <text:p>22(3,20)-21(3,19)</text:p>
          </table:table-cell>
          <table:table-cell office:value-type="float" office:value="-2.517" calcext:value-type="float">
            <text:p>-2.517</text:p>
          </table:table-cell>
          <table:table-cell/>
          <table:table-cell office:value-type="float" office:value="193.5014" calcext:value-type="float">
            <text:p>193.5014</text:p>
          </table:table-cell>
          <table:table-cell office:value-type="float" office:value="278.4038" calcext:value-type="float">
            <text:p>278.403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2.95871360, 632.95871360</text:p>
          </table:table-cell>
          <table:table-cell office:value-type="string" calcext:value-type="string">
            <text:p>28(5,24)-27(5,23)</text:p>
          </table:table-cell>
          <table:table-cell office:value-type="float" office:value="-2.5137" calcext:value-type="float">
            <text:p>-2.5137</text:p>
          </table:table-cell>
          <table:table-cell/>
          <table:table-cell office:value-type="float" office:value="339.4773" calcext:value-type="float">
            <text:p>339.4773</text:p>
          </table:table-cell>
          <table:table-cell office:value-type="float" office:value="488.4293" calcext:value-type="float">
            <text:p>488.429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3.68201670, 633.68201670</text:p>
          </table:table-cell>
          <table:table-cell office:value-type="string" calcext:value-type="string">
            <text:p>28(5,23)-27(5,22)</text:p>
          </table:table-cell>
          <table:table-cell office:value-type="float" office:value="-2.5129" calcext:value-type="float">
            <text:p>-2.5129</text:p>
          </table:table-cell>
          <table:table-cell/>
          <table:table-cell office:value-type="float" office:value="339.5351" calcext:value-type="float">
            <text:p>339.5351</text:p>
          </table:table-cell>
          <table:table-cell office:value-type="float" office:value="488.5125" calcext:value-type="float">
            <text:p>488.512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2.52099730, 542.52099730</text:p>
          </table:table-cell>
          <table:table-cell office:value-type="string" calcext:value-type="string">
            <text:p>24(4,21)-23(4,20)</text:p>
          </table:table-cell>
          <table:table-cell office:value-type="float" office:value="-2.5087" calcext:value-type="float">
            <text:p>-2.5087</text:p>
          </table:table-cell>
          <table:table-cell/>
          <table:table-cell office:value-type="float" office:value="242.9643" calcext:value-type="float">
            <text:p>242.9643</text:p>
          </table:table-cell>
          <table:table-cell office:value-type="float" office:value="349.5694" calcext:value-type="float">
            <text:p>349.56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72.67911050, 472.67911050</text:p>
          </table:table-cell>
          <table:table-cell office:value-type="string" calcext:value-type="string">
            <text:p>21(1,20)-20(1,19)</text:p>
          </table:table-cell>
          <table:table-cell office:value-type="float" office:value="-2.508" calcext:value-type="float">
            <text:p>-2.508</text:p>
          </table:table-cell>
          <table:table-cell/>
          <table:table-cell office:value-type="float" office:value="162.9409" calcext:value-type="float">
            <text:p>162.9409</text:p>
          </table:table-cell>
          <table:table-cell office:value-type="float" office:value="234.4343" calcext:value-type="float">
            <text:p>234.43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5.09426260, 545.09426260</text:p>
          </table:table-cell>
          <table:table-cell office:value-type="string" calcext:value-type="string">
            <text:p>24(4,20)-23(4,19)</text:p>
          </table:table-cell>
          <table:table-cell office:value-type="float" office:value="-2.5051" calcext:value-type="float">
            <text:p>-2.5051</text:p>
          </table:table-cell>
          <table:table-cell/>
          <table:table-cell office:value-type="float" office:value="243.1924" calcext:value-type="float">
            <text:p>243.1924</text:p>
          </table:table-cell>
          <table:table-cell office:value-type="float" office:value="349.8976" calcext:value-type="float">
            <text:p>349.897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8.22027230, 468.22027230</text:p>
          </table:table-cell>
          <table:table-cell office:value-type="string" calcext:value-type="string">
            <text:p>22(1,22)-21(1,21)</text:p>
          </table:table-cell>
          <table:table-cell office:value-type="float" office:value="-2.5037" calcext:value-type="float">
            <text:p>-2.5037</text:p>
          </table:table-cell>
          <table:table-cell/>
          <table:table-cell office:value-type="float" office:value="167.4269" calcext:value-type="float">
            <text:p>167.4269</text:p>
          </table:table-cell>
          <table:table-cell office:value-type="float" office:value="240.8886" calcext:value-type="float">
            <text:p>240.888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5.80918160, 485.80918160</text:p>
          </table:table-cell>
          <table:table-cell office:value-type="string" calcext:value-type="string">
            <text:p>22(2,21)-21(2,20)</text:p>
          </table:table-cell>
          <table:table-cell office:value-type="float" office:value="-2.5024" calcext:value-type="float">
            <text:p>-2.5024</text:p>
          </table:table-cell>
          <table:table-cell/>
          <table:table-cell office:value-type="float" office:value="180.5359" calcext:value-type="float">
            <text:p>180.5359</text:p>
          </table:table-cell>
          <table:table-cell office:value-type="float" office:value="259.7494" calcext:value-type="float">
            <text:p>259.74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69.00113490, 469.00113490</text:p>
          </table:table-cell>
          <table:table-cell office:value-type="string" calcext:value-type="string">
            <text:p>22(0,22)-21(0,21)</text:p>
          </table:table-cell>
          <table:table-cell office:value-type="float" office:value="-2.5019" calcext:value-type="float">
            <text:p>-2.5019</text:p>
          </table:table-cell>
          <table:table-cell/>
          <table:table-cell office:value-type="float" office:value="167.3034" calcext:value-type="float">
            <text:p>167.3034</text:p>
          </table:table-cell>
          <table:table-cell office:value-type="float" office:value="240.7109" calcext:value-type="float">
            <text:p>240.710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5.87324860, 505.87324860</text:p>
          </table:table-cell>
          <table:table-cell office:value-type="string" calcext:value-type="string">
            <text:p>22(3,19)-21(3,18)</text:p>
          </table:table-cell>
          <table:table-cell office:value-type="float" office:value="-2.5014" calcext:value-type="float">
            <text:p>-2.5014</text:p>
          </table:table-cell>
          <table:table-cell/>
          <table:table-cell office:value-type="float" office:value="194.8154" calcext:value-type="float">
            <text:p>194.8154</text:p>
          </table:table-cell>
          <table:table-cell office:value-type="float" office:value="280.2943" calcext:value-type="float">
            <text:p>280.29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6.52928770, 486.52928770</text:p>
          </table:table-cell>
          <table:table-cell office:value-type="string" calcext:value-type="string">
            <text:p>21(2,19)-20(2,18)</text:p>
          </table:table-cell>
          <table:table-cell office:value-type="float" office:value="-2.4989" calcext:value-type="float">
            <text:p>-2.4989</text:p>
          </table:table-cell>
          <table:table-cell/>
          <table:table-cell office:value-type="float" office:value="169.9664" calcext:value-type="float">
            <text:p>169.9664</text:p>
          </table:table-cell>
          <table:table-cell office:value-type="float" office:value="244.5423" calcext:value-type="float">
            <text:p>244.542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7.54373430, 517.54373430</text:p>
          </table:table-cell>
          <table:table-cell office:value-type="string" calcext:value-type="string">
            <text:p>23(3,21)-22(3,20)</text:p>
          </table:table-cell>
          <table:table-cell office:value-type="float" office:value="-2.494" calcext:value-type="float">
            <text:p>-2.494</text:p>
          </table:table-cell>
          <table:table-cell/>
          <table:table-cell office:value-type="float" office:value="210.0234" calcext:value-type="float">
            <text:p>210.0234</text:p>
          </table:table-cell>
          <table:table-cell office:value-type="float" office:value="302.1751" calcext:value-type="float">
            <text:p>302.175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5.21472990, 565.21472990</text:p>
          </table:table-cell>
          <table:table-cell office:value-type="string" calcext:value-type="string">
            <text:p>25(4,22)-24(4,21)</text:p>
          </table:table-cell>
          <table:table-cell office:value-type="float" office:value="-2.4928" calcext:value-type="float">
            <text:p>-2.4928</text:p>
          </table:table-cell>
          <table:table-cell/>
          <table:table-cell office:value-type="float" office:value="261.0608" calcext:value-type="float">
            <text:p>261.0608</text:p>
          </table:table-cell>
          <table:table-cell office:value-type="float" office:value="375.6061" calcext:value-type="float">
            <text:p>375.606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8.54796710, 568.54796710</text:p>
          </table:table-cell>
          <table:table-cell office:value-type="string" calcext:value-type="string">
            <text:p>25(4,21)-24(4,20)</text:p>
          </table:table-cell>
          <table:table-cell office:value-type="float" office:value="-2.4885" calcext:value-type="float">
            <text:p>-2.4885</text:p>
          </table:table-cell>
          <table:table-cell/>
          <table:table-cell office:value-type="float" office:value="261.3747" calcext:value-type="float">
            <text:p>261.3747</text:p>
          </table:table-cell>
          <table:table-cell office:value-type="float" office:value="376.0577" calcext:value-type="float">
            <text:p>376.057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93.46633790, 493.46633790</text:p>
          </table:table-cell>
          <table:table-cell office:value-type="string" calcext:value-type="string">
            <text:p>22(1,21)-21(1,20)</text:p>
          </table:table-cell>
          <table:table-cell office:value-type="float" office:value="-2.484" calcext:value-type="float">
            <text:p>-2.484</text:p>
          </table:table-cell>
          <table:table-cell/>
          <table:table-cell office:value-type="float" office:value="178.7078" calcext:value-type="float">
            <text:p>178.7078</text:p>
          </table:table-cell>
          <table:table-cell office:value-type="float" office:value="257.1192" calcext:value-type="float">
            <text:p>257.119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7.88336580, 587.88336580</text:p>
          </table:table-cell>
          <table:table-cell office:value-type="string" calcext:value-type="string">
            <text:p>26(4,23)-25(4,22)</text:p>
          </table:table-cell>
          <table:table-cell office:value-type="float" office:value="-2.4808" calcext:value-type="float">
            <text:p>-2.4808</text:p>
          </table:table-cell>
          <table:table-cell/>
          <table:table-cell office:value-type="float" office:value="279.9144" calcext:value-type="float">
            <text:p>279.9144</text:p>
          </table:table-cell>
          <table:table-cell office:value-type="float" office:value="402.7321" calcext:value-type="float">
            <text:p>402.732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7.16465150, 507.16465150</text:p>
          </table:table-cell>
          <table:table-cell office:value-type="string" calcext:value-type="string">
            <text:p>23(2,22)-22(2,21)</text:p>
          </table:table-cell>
          <table:table-cell office:value-type="float" office:value="-2.48" calcext:value-type="float">
            <text:p>-2.48</text:p>
          </table:table-cell>
          <table:table-cell/>
          <table:table-cell office:value-type="float" office:value="196.7408" calcext:value-type="float">
            <text:p>196.7408</text:p>
          </table:table-cell>
          <table:table-cell office:value-type="float" office:value="283.0645" calcext:value-type="float">
            <text:p>283.064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9.08314950, 489.08314950</text:p>
          </table:table-cell>
          <table:table-cell office:value-type="string" calcext:value-type="string">
            <text:p>23(1,23)-22(1,22)</text:p>
          </table:table-cell>
          <table:table-cell office:value-type="float" office:value="-2.4797" calcext:value-type="float">
            <text:p>-2.4797</text:p>
          </table:table-cell>
          <table:table-cell/>
          <table:table-cell office:value-type="float" office:value="183.045" calcext:value-type="float">
            <text:p>183.045</text:p>
          </table:table-cell>
          <table:table-cell office:value-type="float" office:value="263.3594" calcext:value-type="float">
            <text:p>263.35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489.70795070, 489.70795070</text:p>
          </table:table-cell>
          <table:table-cell office:value-type="string" calcext:value-type="string">
            <text:p>23(0,23)-22(0,22)</text:p>
          </table:table-cell>
          <table:table-cell office:value-type="float" office:value="-2.4784" calcext:value-type="float">
            <text:p>-2.4784</text:p>
          </table:table-cell>
          <table:table-cell/>
          <table:table-cell office:value-type="float" office:value="182.9476" calcext:value-type="float">
            <text:p>182.9476</text:p>
          </table:table-cell>
          <table:table-cell office:value-type="float" office:value="263.2193" calcext:value-type="float">
            <text:p>263.219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9.87955810, 529.87955810</text:p>
          </table:table-cell>
          <table:table-cell office:value-type="string" calcext:value-type="string">
            <text:p>23(3,20)-22(3,19)</text:p>
          </table:table-cell>
          <table:table-cell office:value-type="float" office:value="-2.477" calcext:value-type="float">
            <text:p>-2.477</text:p>
          </table:table-cell>
          <table:table-cell/>
          <table:table-cell office:value-type="float" office:value="211.6895" calcext:value-type="float">
            <text:p>211.6895</text:p>
          </table:table-cell>
          <table:table-cell office:value-type="float" office:value="304.5722" calcext:value-type="float">
            <text:p>304.572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2.13260540, 592.13260540</text:p>
          </table:table-cell>
          <table:table-cell office:value-type="string" calcext:value-type="string">
            <text:p>26(4,22)-25(4,21)</text:p>
          </table:table-cell>
          <table:table-cell office:value-type="float" office:value="-2.4756" calcext:value-type="float">
            <text:p>-2.4756</text:p>
          </table:table-cell>
          <table:table-cell/>
          <table:table-cell office:value-type="float" office:value="280.3395" calcext:value-type="float">
            <text:p>280.3395</text:p>
          </table:table-cell>
          <table:table-cell office:value-type="float" office:value="403.3437" calcext:value-type="float">
            <text:p>403.343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9.69692470, 539.69692470</text:p>
          </table:table-cell>
          <table:table-cell office:value-type="string" calcext:value-type="string">
            <text:p>24(3,22)-23(3,21)</text:p>
          </table:table-cell>
          <table:table-cell office:value-type="float" office:value="-2.4753" calcext:value-type="float">
            <text:p>-2.4753</text:p>
          </table:table-cell>
          <table:table-cell/>
          <table:table-cell office:value-type="float" office:value="227.2868" calcext:value-type="float">
            <text:p>227.2868</text:p>
          </table:table-cell>
          <table:table-cell office:value-type="float" office:value="327.0131" calcext:value-type="float">
            <text:p>327.013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9.28765940, 509.28765940</text:p>
          </table:table-cell>
          <table:table-cell office:value-type="string" calcext:value-type="string">
            <text:p>22(2,20)-21(2,19)</text:p>
          </table:table-cell>
          <table:table-cell office:value-type="float" office:value="-2.4733" calcext:value-type="float">
            <text:p>-2.4733</text:p>
          </table:table-cell>
          <table:table-cell/>
          <table:table-cell office:value-type="float" office:value="186.1952" calcext:value-type="float">
            <text:p>186.1952</text:p>
          </table:table-cell>
          <table:table-cell office:value-type="float" office:value="267.8918" calcext:value-type="float">
            <text:p>267.891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0.51952560, 610.51952560</text:p>
          </table:table-cell>
          <table:table-cell office:value-type="string" calcext:value-type="string">
            <text:p>27(4,24)-26(4,23)</text:p>
          </table:table-cell>
          <table:table-cell office:value-type="float" office:value="-2.4725" calcext:value-type="float">
            <text:p>-2.4725</text:p>
          </table:table-cell>
          <table:table-cell/>
          <table:table-cell office:value-type="float" office:value="299.524" calcext:value-type="float">
            <text:p>299.524</text:p>
          </table:table-cell>
          <table:table-cell office:value-type="float" office:value="430.9457" calcext:value-type="float">
            <text:p>430.945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3.11572450, 633.11572450</text:p>
          </table:table-cell>
          <table:table-cell office:value-type="string" calcext:value-type="string">
            <text:p>28(4,25)-27(4,24)</text:p>
          </table:table-cell>
          <table:table-cell office:value-type="float" office:value="-2.4677" calcext:value-type="float">
            <text:p>-2.4677</text:p>
          </table:table-cell>
          <table:table-cell/>
          <table:table-cell office:value-type="float" office:value="319.8888" calcext:value-type="float">
            <text:p>319.8888</text:p>
          </table:table-cell>
          <table:table-cell office:value-type="float" office:value="460.246" calcext:value-type="float">
            <text:p>460.24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5.85228900, 615.85228900</text:p>
          </table:table-cell>
          <table:table-cell office:value-type="string" calcext:value-type="string">
            <text:p>27(4,23)-26(4,22)</text:p>
          </table:table-cell>
          <table:table-cell office:value-type="float" office:value="-2.4662" calcext:value-type="float">
            <text:p>-2.4662</text:p>
          </table:table-cell>
          <table:table-cell/>
          <table:table-cell office:value-type="float" office:value="300.0909" calcext:value-type="float">
            <text:p>300.0909</text:p>
          </table:table-cell>
          <table:table-cell office:value-type="float" office:value="431.7614" calcext:value-type="float">
            <text:p>431.761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66452780, 655.66452780</text:p>
          </table:table-cell>
          <table:table-cell office:value-type="string" calcext:value-type="string">
            <text:p>29(4,26)-28(4,25)</text:p>
          </table:table-cell>
          <table:table-cell office:value-type="float" office:value="-2.4662" calcext:value-type="float">
            <text:p>-2.4662</text:p>
          </table:table-cell>
          <table:table-cell/>
          <table:table-cell office:value-type="float" office:value="341.0072" calcext:value-type="float">
            <text:p>341.0072</text:p>
          </table:table-cell>
          <table:table-cell office:value-type="float" office:value="490.6305" calcext:value-type="float">
            <text:p>490.63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4.12157940, 514.12157940</text:p>
          </table:table-cell>
          <table:table-cell office:value-type="string" calcext:value-type="string">
            <text:p>23(1,22)-22(1,21)</text:p>
          </table:table-cell>
          <table:table-cell office:value-type="float" office:value="-2.4641" calcext:value-type="float">
            <text:p>-2.4641</text:p>
          </table:table-cell>
          <table:table-cell/>
          <table:table-cell office:value-type="float" office:value="195.168" calcext:value-type="float">
            <text:p>195.168</text:p>
          </table:table-cell>
          <table:table-cell office:value-type="float" office:value="280.8016" calcext:value-type="float">
            <text:p>280.801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28.45216920, 528.45216920</text:p>
          </table:table-cell>
          <table:table-cell office:value-type="string" calcext:value-type="string">
            <text:p>24(2,23)-23(2,22)</text:p>
          </table:table-cell>
          <table:table-cell office:value-type="float" office:value="-2.4615" calcext:value-type="float">
            <text:p>-2.4615</text:p>
          </table:table-cell>
          <table:table-cell/>
          <table:table-cell office:value-type="float" office:value="213.658" calcext:value-type="float">
            <text:p>213.658</text:p>
          </table:table-cell>
          <table:table-cell office:value-type="float" office:value="307.4044" calcext:value-type="float">
            <text:p>307.40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61.77322490, 561.77322490</text:p>
          </table:table-cell>
          <table:table-cell office:value-type="string" calcext:value-type="string">
            <text:p>25(3,23)-24(3,22)</text:p>
          </table:table-cell>
          <table:table-cell office:value-type="float" office:value="-2.4605" calcext:value-type="float">
            <text:p>-2.4605</text:p>
          </table:table-cell>
          <table:table-cell/>
          <table:table-cell office:value-type="float" office:value="245.2892" calcext:value-type="float">
            <text:p>245.2892</text:p>
          </table:table-cell>
          <table:table-cell office:value-type="float" office:value="352.9144" calcext:value-type="float">
            <text:p>352.914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9.70561670, 639.70561670</text:p>
          </table:table-cell>
          <table:table-cell office:value-type="string" calcext:value-type="string">
            <text:p>28(4,24)-27(4,23)</text:p>
          </table:table-cell>
          <table:table-cell office:value-type="float" office:value="-2.4603" calcext:value-type="float">
            <text:p>-2.4603</text:p>
          </table:table-cell>
          <table:table-cell/>
          <table:table-cell office:value-type="float" office:value="320.6335" calcext:value-type="float">
            <text:p>320.6335</text:p>
          </table:table-cell>
          <table:table-cell office:value-type="float" office:value="461.3174" calcext:value-type="float">
            <text:p>461.317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09.92891740, 509.92891740</text:p>
          </table:table-cell>
          <table:table-cell office:value-type="string" calcext:value-type="string">
            <text:p>24(1,24)-23(1,23)</text:p>
          </table:table-cell>
          <table:table-cell office:value-type="float" office:value="-2.4596" calcext:value-type="float">
            <text:p>-2.4596</text:p>
          </table:table-cell>
          <table:table-cell/>
          <table:table-cell office:value-type="float" office:value="199.3591" calcext:value-type="float">
            <text:p>199.3591</text:p>
          </table:table-cell>
          <table:table-cell office:value-type="float" office:value="286.8316" calcext:value-type="float">
            <text:p>286.831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10.42613870, 510.42613870</text:p>
          </table:table-cell>
          <table:table-cell office:value-type="string" calcext:value-type="string">
            <text:p>24(0,24)-23(0,23)</text:p>
          </table:table-cell>
          <table:table-cell office:value-type="float" office:value="-2.4586" calcext:value-type="float">
            <text:p>-2.4586</text:p>
          </table:table-cell>
          <table:table-cell/>
          <table:table-cell office:value-type="float" office:value="199.2825" calcext:value-type="float">
            <text:p>199.2825</text:p>
          </table:table-cell>
          <table:table-cell office:value-type="float" office:value="286.7214" calcext:value-type="float">
            <text:p>286.721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3.68418190, 663.68418190</text:p>
          </table:table-cell>
          <table:table-cell office:value-type="string" calcext:value-type="string">
            <text:p>29(4,25)-28(4,24)</text:p>
          </table:table-cell>
          <table:table-cell office:value-type="float" office:value="-2.4578" calcext:value-type="float">
            <text:p>-2.4578</text:p>
          </table:table-cell>
          <table:table-cell/>
          <table:table-cell office:value-type="float" office:value="341.9718" calcext:value-type="float">
            <text:p>341.9718</text:p>
          </table:table-cell>
          <table:table-cell office:value-type="float" office:value="492.0183" calcext:value-type="float">
            <text:p>492.018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3.87606190, 553.87606190</text:p>
          </table:table-cell>
          <table:table-cell office:value-type="string" calcext:value-type="string">
            <text:p>24(3,21)-23(3,20)</text:p>
          </table:table-cell>
          <table:table-cell office:value-type="float" office:value="-2.4571" calcext:value-type="float">
            <text:p>-2.4571</text:p>
          </table:table-cell>
          <table:table-cell/>
          <table:table-cell office:value-type="float" office:value="229.3644" calcext:value-type="float">
            <text:p>229.3644</text:p>
          </table:table-cell>
          <table:table-cell office:value-type="float" office:value="330.0023" calcext:value-type="float">
            <text:p>330.002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1.84976650, 531.84976650</text:p>
          </table:table-cell>
          <table:table-cell office:value-type="string" calcext:value-type="string">
            <text:p>23(2,21)-22(2,20)</text:p>
          </table:table-cell>
          <table:table-cell office:value-type="float" office:value="-2.4524" calcext:value-type="float">
            <text:p>-2.4524</text:p>
          </table:table-cell>
          <table:table-cell/>
          <table:table-cell office:value-type="float" office:value="203.1832" calcext:value-type="float">
            <text:p>203.1832</text:p>
          </table:table-cell>
          <table:table-cell office:value-type="float" office:value="292.3336" calcext:value-type="float">
            <text:p>292.333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83.76913840, 583.76913840</text:p>
          </table:table-cell>
          <table:table-cell office:value-type="string" calcext:value-type="string">
            <text:p>26(3,24)-25(3,23)</text:p>
          </table:table-cell>
          <table:table-cell office:value-type="float" office:value="-2.4495" calcext:value-type="float">
            <text:p>-2.4495</text:p>
          </table:table-cell>
          <table:table-cell/>
          <table:table-cell office:value-type="float" office:value="264.0279" calcext:value-type="float">
            <text:p>264.0279</text:p>
          </table:table-cell>
          <table:table-cell office:value-type="float" office:value="379.8751" calcext:value-type="float">
            <text:p>379.875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4.67778770, 534.67778770</text:p>
          </table:table-cell>
          <table:table-cell office:value-type="string" calcext:value-type="string">
            <text:p>24(1,23)-23(1,22)</text:p>
          </table:table-cell>
          <table:table-cell office:value-type="float" office:value="-2.448" calcext:value-type="float">
            <text:p>-2.448</text:p>
          </table:table-cell>
          <table:table-cell/>
          <table:table-cell office:value-type="float" office:value="212.3173" calcext:value-type="float">
            <text:p>212.3173</text:p>
          </table:table-cell>
          <table:table-cell office:value-type="float" office:value="305.4755" calcext:value-type="float">
            <text:p>305.475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49.67519730, 549.67519730</text:p>
          </table:table-cell>
          <table:table-cell office:value-type="string" calcext:value-type="string">
            <text:p>25(2,24)-24(2,23)</text:p>
          </table:table-cell>
          <table:table-cell office:value-type="float" office:value="-2.4469" calcext:value-type="float">
            <text:p>-2.4469</text:p>
          </table:table-cell>
          <table:table-cell/>
          <table:table-cell office:value-type="float" office:value="231.2853" calcext:value-type="float">
            <text:p>231.2853</text:p>
          </table:table-cell>
          <table:table-cell office:value-type="float" office:value="332.766" calcext:value-type="float">
            <text:p>332.76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0.75978020, 530.75978020</text:p>
          </table:table-cell>
          <table:table-cell office:value-type="string" calcext:value-type="string">
            <text:p>25(1,25)-24(1,24)</text:p>
          </table:table-cell>
          <table:table-cell office:value-type="float" office:value="-2.4432" calcext:value-type="float">
            <text:p>-2.4432</text:p>
          </table:table-cell>
          <table:table-cell/>
          <table:table-cell office:value-type="float" office:value="216.3685" calcext:value-type="float">
            <text:p>216.3685</text:p>
          </table:table-cell>
          <table:table-cell office:value-type="float" office:value="311.3042" calcext:value-type="float">
            <text:p>311.304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31.15358690, 531.15358690</text:p>
          </table:table-cell>
          <table:table-cell office:value-type="string" calcext:value-type="string">
            <text:p>25(0,25)-24(0,24)</text:p>
          </table:table-cell>
          <table:table-cell office:value-type="float" office:value="-2.4424" calcext:value-type="float">
            <text:p>-2.4424</text:p>
          </table:table-cell>
          <table:table-cell/>
          <table:table-cell office:value-type="float" office:value="216.3085" calcext:value-type="float">
            <text:p>216.3085</text:p>
          </table:table-cell>
          <table:table-cell office:value-type="float" office:value="311.2179" calcext:value-type="float">
            <text:p>311.21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5.68200450, 605.68200450</text:p>
          </table:table-cell>
          <table:table-cell office:value-type="string" calcext:value-type="string">
            <text:p>27(3,25)-26(3,24)</text:p>
          </table:table-cell>
          <table:table-cell office:value-type="float" office:value="-2.442" calcext:value-type="float">
            <text:p>-2.442</text:p>
          </table:table-cell>
          <table:table-cell/>
          <table:table-cell office:value-type="float" office:value="283.5003" calcext:value-type="float">
            <text:p>283.5003</text:p>
          </table:table-cell>
          <table:table-cell office:value-type="float" office:value="407.8913" calcext:value-type="float">
            <text:p>407.891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7.82291080, 577.82291080</text:p>
          </table:table-cell>
          <table:table-cell office:value-type="string" calcext:value-type="string">
            <text:p>25(3,22)-24(3,21)</text:p>
          </table:table-cell>
          <table:table-cell office:value-type="float" office:value="-2.4413" calcext:value-type="float">
            <text:p>-2.4413</text:p>
          </table:table-cell>
          <table:table-cell/>
          <table:table-cell office:value-type="float" office:value="247.8397" calcext:value-type="float">
            <text:p>247.8397</text:p>
          </table:table-cell>
          <table:table-cell office:value-type="float" office:value="356.584" calcext:value-type="float">
            <text:p>356.58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0.90867460, 670.90867460</text:p>
          </table:table-cell>
          <table:table-cell office:value-type="string" calcext:value-type="string">
            <text:p>30(3,28)-29(3,27)</text:p>
          </table:table-cell>
          <table:table-cell office:value-type="float" office:value="-2.4395" calcext:value-type="float">
            <text:p>-2.4395</text:p>
          </table:table-cell>
          <table:table-cell/>
          <table:table-cell office:value-type="float" office:value="346.2919" calcext:value-type="float">
            <text:p>346.2919</text:p>
          </table:table-cell>
          <table:table-cell office:value-type="float" office:value="498.2339" calcext:value-type="float">
            <text:p>498.233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7.51002320, 627.51002320</text:p>
          </table:table-cell>
          <table:table-cell office:value-type="string" calcext:value-type="string">
            <text:p>28(3,26)-27(3,25)</text:p>
          </table:table-cell>
          <table:table-cell office:value-type="float" office:value="-2.438" calcext:value-type="float">
            <text:p>-2.438</text:p>
          </table:table-cell>
          <table:table-cell/>
          <table:table-cell office:value-type="float" office:value="303.7037" calcext:value-type="float">
            <text:p>303.7037</text:p>
          </table:table-cell>
          <table:table-cell office:value-type="float" office:value="436.9594" calcext:value-type="float">
            <text:p>436.959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25226650, 649.25226650</text:p>
          </table:table-cell>
          <table:table-cell office:value-type="string" calcext:value-type="string">
            <text:p>29(3,27)-28(3,26)</text:p>
          </table:table-cell>
          <table:table-cell office:value-type="float" office:value="-2.4372" calcext:value-type="float">
            <text:p>-2.4372</text:p>
          </table:table-cell>
          <table:table-cell/>
          <table:table-cell office:value-type="float" office:value="324.6352" calcext:value-type="float">
            <text:p>324.6352</text:p>
          </table:table-cell>
          <table:table-cell office:value-type="float" office:value="467.075" calcext:value-type="float">
            <text:p>467.07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0.83766150, 570.83766150</text:p>
          </table:table-cell>
          <table:table-cell office:value-type="string" calcext:value-type="string">
            <text:p>26(2,25)-25(2,24)</text:p>
          </table:table-cell>
          <table:table-cell office:value-type="float" office:value="-2.4358" calcext:value-type="float">
            <text:p>-2.4358</text:p>
          </table:table-cell>
          <table:table-cell/>
          <table:table-cell office:value-type="float" office:value="249.6204" calcext:value-type="float">
            <text:p>249.6204</text:p>
          </table:table-cell>
          <table:table-cell office:value-type="float" office:value="359.146" calcext:value-type="float">
            <text:p>359.14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4.20217360, 554.20217360</text:p>
          </table:table-cell>
          <table:table-cell office:value-type="string" calcext:value-type="string">
            <text:p>24(2,22)-23(2,21)</text:p>
          </table:table-cell>
          <table:table-cell office:value-type="float" office:value="-2.4357" calcext:value-type="float">
            <text:p>-2.4357</text:p>
          </table:table-cell>
          <table:table-cell/>
          <table:table-cell office:value-type="float" office:value="220.9238" calcext:value-type="float">
            <text:p>220.9238</text:p>
          </table:table-cell>
          <table:table-cell office:value-type="float" office:value="317.8582" calcext:value-type="float">
            <text:p>317.858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5.16719180, 555.16719180</text:p>
          </table:table-cell>
          <table:table-cell office:value-type="string" calcext:value-type="string">
            <text:p>25(1,24)-24(1,23)</text:p>
          </table:table-cell>
          <table:table-cell office:value-type="float" office:value="-2.4355" calcext:value-type="float">
            <text:p>-2.4355</text:p>
          </table:table-cell>
          <table:table-cell/>
          <table:table-cell office:value-type="float" office:value="230.1522" calcext:value-type="float">
            <text:p>230.1522</text:p>
          </table:table-cell>
          <table:table-cell office:value-type="float" office:value="331.1358" calcext:value-type="float">
            <text:p>331.13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1.57762190, 551.57762190</text:p>
          </table:table-cell>
          <table:table-cell office:value-type="string" calcext:value-type="string">
            <text:p>26(1,26)-25(1,25)</text:p>
          </table:table-cell>
          <table:table-cell office:value-type="float" office:value="-2.4303" calcext:value-type="float">
            <text:p>-2.4303</text:p>
          </table:table-cell>
          <table:table-cell/>
          <table:table-cell office:value-type="float" office:value="234.0727" calcext:value-type="float">
            <text:p>234.0727</text:p>
          </table:table-cell>
          <table:table-cell office:value-type="float" office:value="336.7765" calcext:value-type="float">
            <text:p>336.776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51.88820760, 551.88820760</text:p>
          </table:table-cell>
          <table:table-cell office:value-type="string" calcext:value-type="string">
            <text:p>26(0,26)-25(0,25)</text:p>
          </table:table-cell>
          <table:table-cell office:value-type="float" office:value="-2.4297" calcext:value-type="float">
            <text:p>-2.4297</text:p>
          </table:table-cell>
          <table:table-cell/>
          <table:table-cell office:value-type="float" office:value="234.0259" calcext:value-type="float">
            <text:p>234.0259</text:p>
          </table:table-cell>
          <table:table-cell office:value-type="float" office:value="336.7091" calcext:value-type="float">
            <text:p>336.709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01.68287850, 601.68287850</text:p>
          </table:table-cell>
          <table:table-cell office:value-type="string" calcext:value-type="string">
            <text:p>26(3,23)-25(3,22)</text:p>
          </table:table-cell>
          <table:table-cell office:value-type="float" office:value="-2.4295" calcext:value-type="float">
            <text:p>-2.4295</text:p>
          </table:table-cell>
          <table:table-cell/>
          <table:table-cell office:value-type="float" office:value="267.1138" calcext:value-type="float">
            <text:p>267.1138</text:p>
          </table:table-cell>
          <table:table-cell office:value-type="float" office:value="384.315" calcext:value-type="float">
            <text:p>384.31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1.94382600, 591.94382600</text:p>
          </table:table-cell>
          <table:table-cell office:value-type="string" calcext:value-type="string">
            <text:p>27(2,26)-26(2,25)</text:p>
          </table:table-cell>
          <table:table-cell office:value-type="float" office:value="-2.4281" calcext:value-type="float">
            <text:p>-2.4281</text:p>
          </table:table-cell>
          <table:table-cell/>
          <table:table-cell office:value-type="float" office:value="268.6615" calcext:value-type="float">
            <text:p>268.6615</text:p>
          </table:table-cell>
          <table:table-cell office:value-type="float" office:value="386.5417" calcext:value-type="float">
            <text:p>386.541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5.61859860, 575.61859860</text:p>
          </table:table-cell>
          <table:table-cell office:value-type="string" calcext:value-type="string">
            <text:p>26(1,25)-25(1,24)</text:p>
          </table:table-cell>
          <table:table-cell office:value-type="float" office:value="-2.4263" calcext:value-type="float">
            <text:p>-2.4263</text:p>
          </table:table-cell>
          <table:table-cell/>
          <table:table-cell office:value-type="float" office:value="248.6706" calcext:value-type="float">
            <text:p>248.6706</text:p>
          </table:table-cell>
          <table:table-cell office:value-type="float" office:value="357.7795" calcext:value-type="float">
            <text:p>357.779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4.96955530, 654.96955530</text:p>
          </table:table-cell>
          <table:table-cell office:value-type="string" calcext:value-type="string">
            <text:p>30(2,29)-29(2,28)</text:p>
          </table:table-cell>
          <table:table-cell office:value-type="float" office:value="-2.424" calcext:value-type="float">
            <text:p>-2.424</text:p>
          </table:table-cell>
          <table:table-cell/>
          <table:table-cell office:value-type="float" office:value="330.0022" calcext:value-type="float">
            <text:p>330.0022</text:p>
          </table:table-cell>
          <table:table-cell office:value-type="float" office:value="474.7968" calcext:value-type="float">
            <text:p>474.796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2.99816450, 612.99816450</text:p>
          </table:table-cell>
          <table:table-cell office:value-type="string" calcext:value-type="string">
            <text:p>28(2,27)-27(2,26)</text:p>
          </table:table-cell>
          <table:table-cell office:value-type="float" office:value="-2.4236" calcext:value-type="float">
            <text:p>-2.4236</text:p>
          </table:table-cell>
          <table:table-cell/>
          <table:table-cell office:value-type="float" office:value="288.4067" calcext:value-type="float">
            <text:p>288.4067</text:p>
          </table:table-cell>
          <table:table-cell office:value-type="float" office:value="414.9505" calcext:value-type="float">
            <text:p>414.950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6.33265950, 576.33265950</text:p>
          </table:table-cell>
          <table:table-cell office:value-type="string" calcext:value-type="string">
            <text:p>25(2,23)-24(2,22)</text:p>
          </table:table-cell>
          <table:table-cell office:value-type="float" office:value="-2.4232" calcext:value-type="float">
            <text:p>-2.4232</text:p>
          </table:table-cell>
          <table:table-cell/>
          <table:table-cell office:value-type="float" office:value="239.41" calcext:value-type="float">
            <text:p>239.41</text:p>
          </table:table-cell>
          <table:table-cell office:value-type="float" office:value="344.4556" calcext:value-type="float">
            <text:p>344.455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00523380, 634.00523380</text:p>
          </table:table-cell>
          <table:table-cell office:value-type="string" calcext:value-type="string">
            <text:p>29(2,28)-28(2,27)</text:p>
          </table:table-cell>
          <table:table-cell office:value-type="float" office:value="-2.4223" calcext:value-type="float">
            <text:p>-2.4223</text:p>
          </table:table-cell>
          <table:table-cell/>
          <table:table-cell office:value-type="float" office:value="308.8541" calcext:value-type="float">
            <text:p>308.8541</text:p>
          </table:table-cell>
          <table:table-cell office:value-type="float" office:value="444.3696" calcext:value-type="float">
            <text:p>444.369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25.42301340, 625.42301340</text:p>
          </table:table-cell>
          <table:table-cell office:value-type="string" calcext:value-type="string">
            <text:p>27(3,24)-26(3,23)</text:p>
          </table:table-cell>
          <table:table-cell office:value-type="float" office:value="-2.4217" calcext:value-type="float">
            <text:p>-2.4217</text:p>
          </table:table-cell>
          <table:table-cell/>
          <table:table-cell office:value-type="float" office:value="287.1838" calcext:value-type="float">
            <text:p>287.1838</text:p>
          </table:table-cell>
          <table:table-cell office:value-type="float" office:value="413.1911" calcext:value-type="float">
            <text:p>413.191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2.38402600, 572.38402600</text:p>
          </table:table-cell>
          <table:table-cell office:value-type="string" calcext:value-type="string">
            <text:p>27(1,27)-26(1,26)</text:p>
          </table:table-cell>
          <table:table-cell office:value-type="float" office:value="-2.4207" calcext:value-type="float">
            <text:p>-2.4207</text:p>
          </table:table-cell>
          <table:table-cell/>
          <table:table-cell office:value-type="float" office:value="252.4714" calcext:value-type="float">
            <text:p>252.4714</text:p>
          </table:table-cell>
          <table:table-cell office:value-type="float" office:value="363.2479" calcext:value-type="float">
            <text:p>363.24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72.62805810, 572.62805810</text:p>
          </table:table-cell>
          <table:table-cell office:value-type="string" calcext:value-type="string">
            <text:p>27(0,27)-26(0,26)</text:p>
          </table:table-cell>
          <table:table-cell office:value-type="float" office:value="-2.4202" calcext:value-type="float">
            <text:p>-2.4202</text:p>
          </table:table-cell>
          <table:table-cell/>
          <table:table-cell office:value-type="float" office:value="252.4349" calcext:value-type="float">
            <text:p>252.4349</text:p>
          </table:table-cell>
          <table:table-cell office:value-type="float" office:value="363.1954" calcext:value-type="float">
            <text:p>363.195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6.05563880, 596.05563880</text:p>
          </table:table-cell>
          <table:table-cell office:value-type="string" calcext:value-type="string">
            <text:p>27(1,26)-26(1,25)</text:p>
          </table:table-cell>
          <table:table-cell office:value-type="float" office:value="-2.4202" calcext:value-type="float">
            <text:p>-2.4202</text:p>
          </table:table-cell>
          <table:table-cell/>
          <table:table-cell office:value-type="float" office:value="267.8712" calcext:value-type="float">
            <text:p>267.8712</text:p>
          </table:table-cell>
          <table:table-cell office:value-type="float" office:value="385.4047" calcext:value-type="float">
            <text:p>385.4047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7.43052030, 657.43052030</text:p>
          </table:table-cell>
          <table:table-cell office:value-type="string" calcext:value-type="string">
            <text:p>30(1,29)-29(1,28)</text:p>
          </table:table-cell>
          <table:table-cell office:value-type="float" office:value="-2.4198" calcext:value-type="float">
            <text:p>-2.4198</text:p>
          </table:table-cell>
          <table:table-cell/>
          <table:table-cell office:value-type="float" office:value="329.564" calcext:value-type="float">
            <text:p>329.564</text:p>
          </table:table-cell>
          <table:table-cell office:value-type="float" office:value="474.1664" calcext:value-type="float">
            <text:p>474.166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9.01525340, 649.01525340</text:p>
          </table:table-cell>
          <table:table-cell office:value-type="string" calcext:value-type="string">
            <text:p>28(3,25)-27(3,24)</text:p>
          </table:table-cell>
          <table:table-cell office:value-type="float" office:value="-2.4176" calcext:value-type="float">
            <text:p>-2.4176</text:p>
          </table:table-cell>
          <table:table-cell/>
          <table:table-cell office:value-type="float" office:value="308.0457" calcext:value-type="float">
            <text:p>308.0457</text:p>
          </table:table-cell>
          <table:table-cell office:value-type="float" office:value="443.2065" calcext:value-type="float">
            <text:p>443.206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6.49606990, 616.49606990</text:p>
          </table:table-cell>
          <table:table-cell office:value-type="string" calcext:value-type="string">
            <text:p>28(1,27)-27(1,26)</text:p>
          </table:table-cell>
          <table:table-cell office:value-type="float" office:value="-2.4172" calcext:value-type="float">
            <text:p>-2.4172</text:p>
          </table:table-cell>
          <table:table-cell/>
          <table:table-cell office:value-type="float" office:value="287.7534" calcext:value-type="float">
            <text:p>287.7534</text:p>
          </table:table-cell>
          <table:table-cell office:value-type="float" office:value="414.0106" calcext:value-type="float">
            <text:p>414.010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6.95197110, 636.95197110</text:p>
          </table:table-cell>
          <table:table-cell office:value-type="string" calcext:value-type="string">
            <text:p>29(1,28)-28(1,27)</text:p>
          </table:table-cell>
          <table:table-cell office:value-type="float" office:value="-2.4171" calcext:value-type="float">
            <text:p>-2.4171</text:p>
          </table:table-cell>
          <table:table-cell/>
          <table:table-cell office:value-type="float" office:value="308.3175" calcext:value-type="float">
            <text:p>308.3175</text:p>
          </table:table-cell>
          <table:table-cell office:value-type="float" office:value="443.5976" calcext:value-type="float">
            <text:p>443.597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72.43618640, 672.43618640</text:p>
          </table:table-cell>
          <table:table-cell office:value-type="string" calcext:value-type="string">
            <text:p>29(3,26)-28(3,25)</text:p>
          </table:table-cell>
          <table:table-cell office:value-type="float" office:value="-2.4171" calcext:value-type="float">
            <text:p>-2.4171</text:p>
          </table:table-cell>
          <table:table-cell/>
          <table:table-cell office:value-type="float" office:value="329.6945" calcext:value-type="float">
            <text:p>329.6945</text:p>
          </table:table-cell>
          <table:table-cell office:value-type="float" office:value="474.3541" calcext:value-type="float">
            <text:p>474.354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83.46292860, 683.46292860</text:p>
          </table:table-cell>
          <table:table-cell office:value-type="string" calcext:value-type="string">
            <text:p>30(2,28)-29(2,27)</text:p>
          </table:table-cell>
          <table:table-cell office:value-type="float" office:value="-2.4149" calcext:value-type="float">
            <text:p>-2.4149</text:p>
          </table:table-cell>
          <table:table-cell/>
          <table:table-cell office:value-type="float" office:value="342.7571" calcext:value-type="float">
            <text:p>342.7571</text:p>
          </table:table-cell>
          <table:table-cell office:value-type="float" office:value="493.1482" calcext:value-type="float">
            <text:p>493.148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8.23122770, 598.23122770</text:p>
          </table:table-cell>
          <table:table-cell office:value-type="string" calcext:value-type="string">
            <text:p>26(2,24)-25(2,23)</text:p>
          </table:table-cell>
          <table:table-cell office:value-type="float" office:value="-2.4145" calcext:value-type="float">
            <text:p>-2.4145</text:p>
          </table:table-cell>
          <table:table-cell/>
          <table:table-cell office:value-type="float" office:value="258.6344" calcext:value-type="float">
            <text:p>258.6344</text:p>
          </table:table-cell>
          <table:table-cell office:value-type="float" office:value="372.1151" calcext:value-type="float">
            <text:p>372.115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3.18030250, 593.18030250</text:p>
          </table:table-cell>
          <table:table-cell office:value-type="string" calcext:value-type="string">
            <text:p>28(1,28)-27(1,27)</text:p>
          </table:table-cell>
          <table:table-cell office:value-type="float" office:value="-2.4143" calcext:value-type="float">
            <text:p>-2.4143</text:p>
          </table:table-cell>
          <table:table-cell/>
          <table:table-cell office:value-type="float" office:value="271.5641" calcext:value-type="float">
            <text:p>271.5641</text:p>
          </table:table-cell>
          <table:table-cell office:value-type="float" office:value="390.7179" calcext:value-type="float">
            <text:p>390.7179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593.37139850, 593.37139850</text:p>
          </table:table-cell>
          <table:table-cell office:value-type="string" calcext:value-type="string">
            <text:p>28(0,28)-27(0,27)</text:p>
          </table:table-cell>
          <table:table-cell office:value-type="float" office:value="-2.414" calcext:value-type="float">
            <text:p>-2.414</text:p>
          </table:table-cell>
          <table:table-cell/>
          <table:table-cell office:value-type="float" office:value="271.5357" calcext:value-type="float">
            <text:p>271.5357</text:p>
          </table:table-cell>
          <table:table-cell office:value-type="float" office:value="390.6771" calcext:value-type="float">
            <text:p>390.677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51799340, 655.51799340</text:p>
          </table:table-cell>
          <table:table-cell office:value-type="string" calcext:value-type="string">
            <text:p>31(1,31)-30(1,30)</text:p>
          </table:table-cell>
          <table:table-cell office:value-type="float" office:value="-2.4133" calcext:value-type="float">
            <text:p>-2.4133</text:p>
          </table:table-cell>
          <table:table-cell/>
          <table:table-cell office:value-type="float" office:value="333.003" calcext:value-type="float">
            <text:p>333.003</text:p>
          </table:table-cell>
          <table:table-cell office:value-type="float" office:value="479.1143" calcext:value-type="float">
            <text:p>479.1143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55.60820690, 655.60820690</text:p>
          </table:table-cell>
          <table:table-cell office:value-type="string" calcext:value-type="string">
            <text:p>31(0,31)-30(0,30)</text:p>
          </table:table-cell>
          <table:table-cell office:value-type="float" office:value="-2.4132" calcext:value-type="float">
            <text:p>-2.4132</text:p>
          </table:table-cell>
          <table:table-cell/>
          <table:table-cell office:value-type="float" office:value="332.9899" calcext:value-type="float">
            <text:p>332.9899</text:p>
          </table:table-cell>
          <table:table-cell office:value-type="float" office:value="479.0954" calcext:value-type="float">
            <text:p>479.095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3.96751760, 613.96751760</text:p>
          </table:table-cell>
          <table:table-cell office:value-type="string" calcext:value-type="string">
            <text:p>29(1,29)-28(1,28)</text:p>
          </table:table-cell>
          <table:table-cell office:value-type="float" office:value="-2.4111" calcext:value-type="float">
            <text:p>-2.4111</text:p>
          </table:table-cell>
          <table:table-cell/>
          <table:table-cell office:value-type="float" office:value="291.3504" calcext:value-type="float">
            <text:p>291.3504</text:p>
          </table:table-cell>
          <table:table-cell office:value-type="float" office:value="419.1858" calcext:value-type="float">
            <text:p>419.1858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4.11670840, 614.11670840</text:p>
          </table:table-cell>
          <table:table-cell office:value-type="string" calcext:value-type="string">
            <text:p>29(0,29)-28(0,28)</text:p>
          </table:table-cell>
          <table:table-cell office:value-type="float" office:value="-2.4108" calcext:value-type="float">
            <text:p>-2.4108</text:p>
          </table:table-cell>
          <table:table-cell/>
          <table:table-cell office:value-type="float" office:value="291.3284" calcext:value-type="float">
            <text:p>291.3284</text:p>
          </table:table-cell>
          <table:table-cell office:value-type="float" office:value="419.1542" calcext:value-type="float">
            <text:p>419.1542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74652450, 634.74652450</text:p>
          </table:table-cell>
          <table:table-cell office:value-type="string" calcext:value-type="string">
            <text:p>30(1,30)-29(1,29)</text:p>
          </table:table-cell>
          <table:table-cell office:value-type="float" office:value="-2.4108" calcext:value-type="float">
            <text:p>-2.4108</text:p>
          </table:table-cell>
          <table:table-cell/>
          <table:table-cell office:value-type="float" office:value="311.8302" calcext:value-type="float">
            <text:p>311.8302</text:p>
          </table:table-cell>
          <table:table-cell office:value-type="float" office:value="448.6515" calcext:value-type="float">
            <text:p>448.6515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34.86268150, 634.86268150</text:p>
          </table:table-cell>
          <table:table-cell office:value-type="string" calcext:value-type="string">
            <text:p>30(0,30)-29(0,29)</text:p>
          </table:table-cell>
          <table:table-cell office:value-type="float" office:value="-2.4106" calcext:value-type="float">
            <text:p>-2.4106</text:p>
          </table:table-cell>
          <table:table-cell/>
          <table:table-cell office:value-type="float" office:value="311.8132" calcext:value-type="float">
            <text:p>311.8132</text:p>
          </table:table-cell>
          <table:table-cell office:value-type="float" office:value="448.6271" calcext:value-type="float">
            <text:p>448.6271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62.49831280, 662.49831280</text:p>
          </table:table-cell>
          <table:table-cell office:value-type="string" calcext:value-type="string">
            <text:p>29(2,27)-28(2,26)</text:p>
          </table:table-cell>
          <table:table-cell office:value-type="float" office:value="-2.4099" calcext:value-type="float">
            <text:p>-2.4099</text:p>
          </table:table-cell>
          <table:table-cell/>
          <table:table-cell office:value-type="float" office:value="320.6585" calcext:value-type="float">
            <text:p>320.6585</text:p>
          </table:table-cell>
          <table:table-cell office:value-type="float" office:value="461.3534" calcext:value-type="float">
            <text:p>461.3534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19.89146630, 619.89146630</text:p>
          </table:table-cell>
          <table:table-cell office:value-type="string" calcext:value-type="string">
            <text:p>27(2,25)-26(2,24)</text:p>
          </table:table-cell>
          <table:table-cell office:value-type="float" office:value="-2.4095" calcext:value-type="float">
            <text:p>-2.4095</text:p>
          </table:table-cell>
          <table:table-cell/>
          <table:table-cell office:value-type="float" office:value="278.5893" calcext:value-type="float">
            <text:p>278.5893</text:p>
          </table:table-cell>
          <table:table-cell office:value-type="float" office:value="400.8256" calcext:value-type="float">
            <text:p>400.8256</text:p>
          </table:table-cell>
          <table:table-cell office:value-type="string" calcext:value-type="string">
            <text:p>CDMS</text:p>
          </table:table-cell>
        </table:table-row>
        <table:table-row table:style-name="ro1">
          <table:table-cell office:value-type="string" calcext:value-type="string">
            <text:p>t-HCOOH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641.31207930, 641.31207930</text:p>
          </table:table-cell>
          <table:table-cell office:value-type="string" calcext:value-type="string">
            <text:p>28(2,26)-27(2,25)</text:p>
          </table:table-cell>
          <table:table-cell office:value-type="float" office:value="-2.4081" calcext:value-type="float">
            <text:p>-2.4081</text:p>
          </table:table-cell>
          <table:table-cell/>
          <table:table-cell office:value-type="float" office:value="299.2666" calcext:value-type="float">
            <text:p>299.2666</text:p>
          </table:table-cell>
          <table:table-cell office:value-type="float" office:value="430.5754" calcext:value-type="float">
            <text:p>430.5754</text:p>
          </table:table-cell>
          <table:table-cell office:value-type="string" calcext:value-type="string">
            <text:p>CDMS</text:p>
          </table:table-cell>
        </table:table-row>
      </table:table>
      <table:named-expressions/>
      <table:database-ranges>
        <table:database-range table:name="__Anonymous_Sheet_DB__1" table:target-range-address="'High Int'.A2:'High Int'.I39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6T14:23:28.047899917</dc:date>
    <meta:editing-duration>PT14M13S</meta:editing-duration>
    <meta:editing-cycles>2</meta:editing-cycles>
    <meta:generator>LibreOffice/5.3.6.1$Linux_X86_64 LibreOffice_project/30$Build-1</meta:generator>
    <meta:document-statistic meta:table-count="2" meta:cell-count="16435" meta:object-count="0"/>
  </office:meta>
</office:document-meta>
</file>